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3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071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554cm"/>
    </style:style>
    <style:style style:name="co7" style:family="table-column">
      <style:table-column-properties fo:break-before="auto" style:column-width="1cm"/>
    </style:style>
    <style:style style:name="co8" style:family="table-column">
      <style:table-column-properties fo:break-before="auto" style:column-width="1.05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0.831cm"/>
    </style:style>
    <style:style style:name="co11" style:family="table-column">
      <style:table-column-properties fo:break-before="auto" style:column-width="1.836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1.392cm"/>
    </style:style>
    <style:style style:name="co14" style:family="table-column">
      <style:table-column-properties fo:break-before="auto" style:column-width="1.586cm"/>
    </style:style>
    <style:style style:name="co15" style:family="table-column">
      <style:table-column-properties fo:break-before="auto" style:column-width="0.42cm"/>
    </style:style>
    <style:style style:name="co16" style:family="table-column">
      <style:table-column-properties fo:break-before="auto" style:column-width="2.364cm"/>
    </style:style>
    <style:style style:name="co17" style:family="table-column">
      <style:table-column-properties fo:break-before="auto" style:column-width="2.219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0.998cm"/>
    </style:style>
    <style:style style:name="co20" style:family="table-column">
      <style:table-column-properties fo:break-before="auto" style:column-width="2.224cm"/>
    </style:style>
    <style:style style:name="co21" style:family="table-column">
      <style:table-column-properties fo:break-before="auto" style:column-width="2.196cm"/>
    </style:style>
    <style:style style:name="co22" style:family="table-column">
      <style:table-column-properties fo:break-before="auto" style:column-width="0.504cm"/>
    </style:style>
    <style:style style:name="co23" style:family="table-column">
      <style:table-column-properties fo:break-before="auto" style:column-width="1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999999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00">
      <style:table-cell-properties fo:background-color="#00ff66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ff3333" style:text-align-source="fix" style:repeat-content="false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00ffff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00">
      <style:table-cell-properties fo:background-color="#999999" style:text-align-source="fix" style:repeat-content="false"/>
      <style:paragraph-properties fo:text-align="center"/>
    </style:style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>
      <style:table-cell-properties fo:background-color="#00ff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</style:style>
    <style:style style:name="ce22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88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Excel_20_Built-in_20_Normal" style:data-style-name="N8000">
      <style:table-cell-properties fo:background-color="#cccccc" style:text-align-source="fix" style:repeat-content="false" fo:border="0.088cm solid #000000" style:vertical-align="automatic"/>
      <style:paragraph-properties fo:text-align="center"/>
    </style:style>
    <style:style style:name="ce27" style:family="table-cell" style:parent-style-name="Excel_20_Built-in_20_Normal" style:data-style-name="N8000">
      <style:table-cell-properties style:text-align-source="fix" style:repeat-content="false" fo:background-color="transparent" fo:border="0.088cm solid #000000" style:vertical-align="automatic"/>
      <style:paragraph-properties fo:text-align="center"/>
    </style:style>
    <style:style style:name="ce28" style:family="table-cell" style:parent-style-name="Excel_20_Built-in_20_Normal" style:data-style-name="N8000">
      <style:table-cell-properties fo:background-color="#66ff99" style:text-align-source="fix" style:repeat-content="false" fo:border="0.088cm solid #000000" style:vertical-align="automatic"/>
      <style:paragraph-properties fo:text-align="center"/>
    </style:style>
    <style:style style:name="ce29" style:family="table-cell" style:parent-style-name="Excel_20_Built-in_20_Normal" style:data-style-name="N8000">
      <style:table-cell-properties fo:background-color="#00cc33" style:text-align-source="fix" style:repeat-content="false" fo:border="0.088cm solid #000000" style:vertical-align="automatic"/>
      <style:paragraph-properties fo:text-align="center"/>
    </style:style>
    <style:style style:name="ce30" style:family="table-cell" style:parent-style-name="Excel_20_Built-in_20_Normal" style:data-style-name="N8000">
      <style:table-cell-properties fo:background-color="#ff99ff" style:text-align-source="fix" style:repeat-content="false" fo:border="0.088cm solid #000000" style:vertical-align="automatic"/>
      <style:paragraph-properties fo:text-align="center"/>
    </style:style>
    <style:style style:name="ce31" style:family="table-cell" style:parent-style-name="Excel_20_Built-in_20_Normal" style:data-style-name="N8000">
      <style:table-cell-properties fo:background-color="#ff00cc" style:text-align-source="fix" style:repeat-content="false" fo:border="0.088cm solid #000000" style:vertical-align="automatic"/>
      <style:paragraph-properties fo:text-align="center"/>
    </style:style>
    <style:style style:name="ce32" style:family="table-cell" style:parent-style-name="Excel_20_Built-in_20_Normal" style:data-style-name="N8000">
      <style:table-cell-properties fo:background-color="#cc00cc" style:text-align-source="fix" style:repeat-content="false" fo:border="0.088cm solid #000000" style:vertical-align="automatic"/>
      <style:paragraph-properties fo:text-align="center"/>
    </style:style>
    <style:style style:name="ce33" style:family="table-cell" style:parent-style-name="Excel_20_Built-in_20_Normal" style:data-style-name="N8000">
      <style:table-cell-properties fo:border-bottom="0.088cm solid #000000" fo:background-color="transparent" fo:border-left="none" fo:border-right="none" fo:border-top="0.088cm solid #000000" style:vertical-align="automatic"/>
      <style:text-properties fo:font-weight="bold" style:font-weight-asian="bold" style:font-weight-complex="bold"/>
    </style:style>
    <style:style style:name="ce3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36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37" style:family="table-cell" style:parent-style-name="Excel_20_Built-in_20_Normal" style:data-style-name="N8000">
      <style:table-cell-properties fo:background-color="#ffff00" style:text-align-source="fix" style:repeat-content="false" fo:border="none" style:vertical-align="automatic"/>
      <style:paragraph-properties fo:text-align="center"/>
    </style:style>
    <style:style style:name="ce38" style:family="table-cell" style:parent-style-name="Excel_20_Built-in_20_Normal" style:data-style-name="N8000">
      <style:table-cell-properties fo:border-bottom="none" fo:background-color="#ffff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39" style:family="table-cell" style:parent-style-name="Excel_20_Built-in_20_Normal" style:data-style-name="N8000">
      <style:table-cell-properties fo:background-color="#ffff00" style:text-align-source="fix" style:repeat-content="false" style:vertical-align="automatic"/>
      <style:paragraph-properties fo:text-align="center"/>
    </style:style>
    <style:style style:name="ce40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none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Excel_20_Built-in_20_Normal" style:data-style-name="N8000">
      <style:table-cell-properties fo:border-bottom="0.088cm solid #000000" fo:background-color="#ffff00" style:text-align-source="fix" style:repeat-content="false" fo:border-left="0.071cm solid #000000" fo:border-right="0.088cm solid #000000" fo:border-top="0.088cm solid #000000" style:vertical-align="automatic"/>
      <style:paragraph-properties fo:text-align="center"/>
    </style:style>
    <style:style style:name="ce42" style:family="table-cell" style:parent-style-name="Excel_20_Built-in_20_Normal" style:data-style-name="N8000">
      <style:table-cell-properties fo:background-color="#ffff00" style:text-align-source="fix" style:repeat-content="false" fo:border="0.088cm solid #000000" style:vertical-align="automatic"/>
      <style:paragraph-properties fo:text-align="center"/>
    </style:style>
    <style:style style:name="ce43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0.071cm solid #000000" fo:border-right="0.071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0.088cm solid #000000" style:vertical-align="automatic"/>
      <style:paragraph-properties fo:text-align="center"/>
    </style:style>
    <style:style style:name="ce46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47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88cm solid #000000" fo:border-right="none" fo:border-top="none" style:vertical-align="automatic"/>
      <style:paragraph-properties fo:text-align="center"/>
    </style:style>
    <style:style style:name="ce48" style:family="table-cell" style:parent-style-name="Excel_20_Built-in_20_Normal" style:data-style-name="N8000">
      <style:table-cell-properties fo:border-bottom="none" fo:background-color="#cccccc" style:text-align-source="fix" style:repeat-content="false" fo:border-left="0.088cm solid #000000" fo:border-right="none" fo:border-top="none" style:vertical-align="automatic"/>
      <style:paragraph-properties fo:text-align="center"/>
    </style:style>
    <style:style style:name="ce49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</style:style>
    <style:style style:name="ce50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none" fo:border-top="0.088cm solid #000000" style:vertical-align="automatic"/>
      <style:paragraph-properties fo:text-align="center"/>
    </style:style>
    <style:style style:name="ce51" style:family="table-cell" style:parent-style-name="Excel_20_Built-in_20_Normal" style:data-style-name="N8000">
      <style:table-cell-properties fo:background-color="#bfbfbf" style:text-align-source="fix" style:repeat-content="false" fo:border="none" style:vertical-align="automatic"/>
      <style:paragraph-properties fo:text-align="center"/>
    </style:style>
    <style:style style:name="ce5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0.088cm solid #000000" style:vertical-align="automatic"/>
      <style:paragraph-properties fo:text-align="center"/>
    </style:style>
    <style:style style:name="ce53" style:family="table-cell" style:parent-style-name="Excel_20_Built-in_20_Normal" style:data-style-name="N8000">
      <style:table-cell-properties fo:border-bottom="none" fo:background-color="#bfbfbf" style:text-align-source="fix" style:repeat-content="false" fo:border-left="none" fo:border-right="0.088cm solid #000000" fo:border-top="none" style:vertical-align="automatic"/>
      <style:paragraph-properties fo:text-align="center"/>
    </style:style>
    <style:style style:name="ce54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none" fo:border-right="0.088cm solid #000000" fo:border-top="none" style:vertical-align="automatic"/>
      <style:paragraph-properties fo:text-align="center"/>
    </style:style>
    <style:style style:name="ce55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56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57" style:family="table-cell" style:parent-style-name="Excel_20_Built-in_20_Normal" style:data-style-name="N8000">
      <style:table-cell-properties fo:border-bottom="none" fo:background-color="#00cc00" style:text-align-source="fix" style:repeat-content="false" fo:border-left="0.035cm solid #000000" fo:border-right="none" fo:border-top="none" style:vertical-align="automatic"/>
      <style:paragraph-properties fo:text-align="center"/>
    </style:style>
    <style:style style:name="ce58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0.088cm solid #000000" style:vertical-align="automatic"/>
      <style:paragraph-properties fo:text-align="center"/>
    </style:style>
    <style:style style:name="ce59" style:family="table-cell" style:parent-style-name="Excel_20_Built-in_20_Normal" style:data-style-name="N8000">
      <style:table-cell-properties fo:border-bottom="none" fo:background-color="#ff3333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0" style:family="table-cell" style:parent-style-name="Excel_20_Built-in_20_Normal" style:data-style-name="N8000">
      <style:table-cell-properties fo:border-bottom="none" fo:background-color="#00ffff" style:text-align-source="fix" style:repeat-content="false" fo:border-left="0.071cm solid #000000" fo:border-right="none" fo:border-top="none" style:vertical-align="automatic"/>
      <style:paragraph-properties fo:text-align="center"/>
    </style:style>
    <style:style style:name="ce61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2" style:family="table-cell" style:parent-style-name="Excel_20_Built-in_20_Normal" style:data-style-name="N8000">
      <style:table-cell-properties fo:background-color="#00cc00" style:text-align-source="fix" style:repeat-content="false" style:vertical-align="automatic"/>
      <style:paragraph-properties fo:text-align="center"/>
    </style:style>
    <style:style style:name="ce63" style:family="table-cell" style:parent-style-name="Excel_20_Built-in_20_Normal" style:data-style-name="N8000">
      <style:table-cell-properties fo:background-color="#00cc00" style:text-align-source="fix" style:repeat-content="false" fo:border="none" style:vertical-align="automatic"/>
      <style:paragraph-properties fo:text-align="center"/>
    </style:style>
    <style:style style:name="ce64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none" fo:border-top="0.088cm solid #000000" style:vertical-align="automatic"/>
      <style:paragraph-properties fo:text-align="center"/>
    </style:style>
    <style:style style:name="ce65" style:family="table-cell" style:parent-style-name="Excel_20_Built-in_20_Normal" style:data-style-name="N8000">
      <style:table-cell-properties fo:background-color="#ff3333" style:text-align-source="fix" style:repeat-content="false" style:vertical-align="automatic"/>
      <style:paragraph-properties fo:text-align="center"/>
    </style:style>
    <style:style style:name="ce66" style:family="table-cell" style:parent-style-name="Excel_20_Built-in_20_Normal" style:data-style-name="N8000">
      <style:table-cell-properties fo:background-color="#00ffff" style:text-align-source="fix" style:repeat-content="false" style:vertical-align="automatic"/>
      <style:paragraph-properties fo:text-align="center"/>
    </style:style>
    <style:style style:name="ce67" style:family="table-cell" style:parent-style-name="Excel_20_Built-in_20_Normal" style:data-style-name="N8000">
      <style:table-cell-properties fo:border-bottom="0.088cm solid #000000" fo:background-color="#b2b2b2" style:text-align-source="fix" style:repeat-content="false" fo:border-left="none" fo:border-right="0.088cm solid #000000" fo:border-top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69" style:family="table-cell" style:parent-style-name="Excel_20_Built-in_20_Normal" style:data-style-name="N8000">
      <style:table-cell-properties fo:border-bottom="none" fo:background-color="#00cc00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0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0.088cm solid #000000" style:vertical-align="automatic"/>
      <style:paragraph-properties fo:text-align="center"/>
    </style:style>
    <style:style style:name="ce71" style:family="table-cell" style:parent-style-name="Excel_20_Built-in_20_Normal" style:data-style-name="N8000">
      <style:table-cell-properties fo:border-bottom="none" fo:background-color="#ff3333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2" style:family="table-cell" style:parent-style-name="Excel_20_Built-in_20_Normal" style:data-style-name="N8000">
      <style:table-cell-properties fo:border-bottom="none" fo:background-color="#00ffff" style:text-align-source="fix" style:repeat-content="false" fo:border-left="none" fo:border-right="0.071cm solid #000000" fo:border-top="none" style:vertical-align="automatic"/>
      <style:paragraph-properties fo:text-align="center"/>
    </style:style>
    <style:style style:name="ce73" style:family="table-cell" style:parent-style-name="Excel_20_Built-in_20_Normal" style:data-style-name="N8000">
      <style:table-cell-properties fo:background-color="#b2b2b2" style:text-align-source="fix" style:repeat-content="false" fo:border="0.088cm solid #000000" style:vertical-align="automatic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Excel_20_Built-in_20_Normal" style:data-style-name="N8000">
      <style:table-cell-properties fo:background-color="#00cc00" style:text-align-source="fix" style:repeat-content="false" fo:border="0.088cm solid #000000" style:vertical-align="automatic"/>
      <style:paragraph-properties fo:text-align="center"/>
    </style:style>
    <style:style style:name="ce75" style:family="table-cell" style:parent-style-name="Excel_20_Built-in_20_Normal" style:data-style-name="N8000">
      <style:table-cell-properties fo:background-color="#ff3333" style:text-align-source="fix" style:repeat-content="false" fo:border="0.088cm solid #000000" style:vertical-align="automatic"/>
      <style:paragraph-properties fo:text-align="center"/>
    </style:style>
    <style:style style:name="ce76" style:family="table-cell" style:parent-style-name="Excel_20_Built-in_20_Normal" style:data-style-name="N8000">
      <style:table-cell-properties fo:background-color="#00ffff" style:text-align-source="fix" style:repeat-content="false" fo:border="0.088cm solid #000000" style:vertical-align="automatic"/>
      <style:paragraph-properties fo:text-align="center"/>
    </style:style>
    <style:style style:name="ce77" style:family="table-cell" style:parent-style-name="Default">
      <style:table-cell-properties style:text-align-source="fix" style:repeat-content="false"/>
      <style:paragraph-properties fo:text-align="center"/>
    </style:style>
    <style:style style:name="ce78" style:family="table-cell" style:parent-style-name="Excel_20_Built-in_20_Normal" style:data-style-name="N800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weight="bold" style:font-weight-asian="bold" style:font-weight-complex="bold"/>
    </style:style>
    <style:style style:name="ce79" style:family="table-cell" style:parent-style-name="Excel_20_Built-in_20_Normal" style:data-style-name="N8000">
      <style:table-cell-properties fo:background-color="#b2b2b2" style:text-align-source="fix" style:repeat-content="false" fo:border="non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Excel_20_Built-in_20_Normal" style:data-style-name="N8000">
      <style:table-cell-properties fo:border-bottom="none" fo:background-color="transparent" fo:border-left="0.071cm solid #000000" fo:border-right="none" fo:border-top="0.071cm solid #000000" style:vertical-align="automatic"/>
      <style:text-properties fo:font-weight="bold" style:font-weight-asian="bold" style:font-weight-complex="bold"/>
    </style:style>
    <style:style style:name="ce81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0.071cm solid #000000" style:vertical-align="automatic"/>
      <style:paragraph-properties fo:text-align="center"/>
    </style:style>
    <style:style style:name="ce82" style:family="table-cell" style:parent-style-name="Excel_20_Built-in_20_Normal" style:data-style-name="N8000">
      <style:table-cell-properties fo:border-bottom="none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3" style:family="table-cell" style:parent-style-name="Excel_20_Built-in_20_Normal" style:data-style-name="N8000">
      <style:table-cell-properties fo:border-bottom="0.071cm solid #000000" style:text-align-source="fix" style:repeat-content="false" fo:background-color="transparent" fo:border-left="0.071cm solid #000000" fo:border-right="0.071cm solid #000000" fo:border-top="none" style:vertical-align="automatic"/>
      <style:paragraph-properties fo:text-align="center"/>
    </style:style>
    <style:style style:name="ce84" style:family="table-cell" style:parent-style-name="Excel_20_Built-in_20_Normal" style:data-style-name="N8000">
      <style:table-cell-properties fo:background-color="transparent" style:vertical-align="automatic"/>
    </style:style>
    <style:style style:name="ce85" style:family="table-cell" style:parent-style-name="Excel_20_Built-in_20_Normal" style:data-style-name="N8000">
      <style:table-cell-properties fo:background-color="#b2b2b2" fo:border="none" style:vertical-align="automatic"/>
    </style:style>
    <style:style style:name="ce86" style:family="table-cell" style:parent-style-name="Excel_20_Built-in_20_Normal" style:data-style-name="N8000">
      <style:table-cell-properties fo:border-bottom="none" fo:background-color="transparent" fo:border-left="none" fo:border-right="0.071cm solid #000000" fo:border-top="0.071cm solid #000000" style:vertical-align="automatic"/>
    </style:style>
    <style:style style:name="ce87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  <style:text-properties fo:font-weight="bold" style:font-weight-asian="bold" style:font-weight-complex="bold"/>
    </style:style>
    <style:style style:name="ce88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0.071cm solid #000000" style:vertical-align="automatic"/>
      <style:paragraph-properties fo:text-align="center"/>
    </style:style>
    <style:style style:name="ce89" style:family="table-cell" style:parent-style-name="Excel_20_Built-in_20_Normal" style:data-style-name="N8000">
      <style:table-cell-properties fo:border-bottom="none" fo:background-color="#bfbfbf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0" style:family="table-cell" style:parent-style-name="Excel_20_Built-in_20_Normal" style:data-style-name="N8000">
      <style:table-cell-properties fo:border-bottom="none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1" style:family="table-cell" style:parent-style-name="Excel_20_Built-in_20_Normal" style:data-style-name="N8000">
      <style:table-cell-properties fo:border-bottom="0.071cm solid #000000" fo:background-color="#ffff00" style:text-align-source="fix" style:repeat-content="false" fo:border-left="0.071cm solid #000000" fo:border-right="0.071cm solid #000000" fo:border-top="none" style:vertical-align="automatic"/>
      <style:paragraph-properties fo:text-align="center"/>
    </style:style>
    <style:style style:name="ce92" style:family="table-cell" style:parent-style-name="Excel_20_Built-in_20_Normal" style:data-style-name="N8000">
      <style:table-cell-properties fo:border-bottom="none" fo:background-color="transparent" fo:border-left="none" fo:border-right="none" fo:border-top="0.071cm solid #000000" style:vertical-align="automatic"/>
    </style:style>
  </office:automatic-styles>
  <office:body>
    <office:spreadsheet>
      <table:table table:name="Charpad Export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column table:style-name="co2" table:default-cell-style-name="ce9"/>
        <table:table-column table:style-name="co3" table:visibility="collapse" table:number-columns-repeated="9" table:default-cell-style-name="Default"/>
        <table:table-column table:style-name="co4" table:default-cell-style-name="Default"/>
        <table:table-column table:style-name="co3" table:number-columns-repeated="997" table:default-cell-style-name="Default"/>
        <table:table-row table:style-name="ro1" table:visibility="collapse">
          <table:table-cell table:style-name="ce1" office:value-type="string">
            <text:p>Char</text:p>
          </table:table-cell>
          <table:table-cell table:style-name="ce1" office:value-type="float" office:value="53">
            <text:p>53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Tile</text:p>
          </table:table-cell>
          <table:table-cell table:style-name="ce1" office:value-type="float" office:value="209">
            <text:p>209</text:p>
          </table:table-cell>
          <table:table-cell table:number-columns-repeated="1022"/>
        </table:table-row>
        <table:table-row table:style-name="ro1" table:visibility="collapse">
          <table:table-cell table:style-name="ce1" office:value-type="string">
            <text:p>Color</text:p>
          </table:table-cell>
          <table:table-cell table:style-name="ce1" office:value-type="float" office:value="236">
            <text:p>236</text:p>
          </table:table-cell>
          <table:table-cell table:number-columns-repeated="1022"/>
        </table:table-row>
        <table:table-row table:style-name="ro1" table:visibility="collapse" table:number-rows-repeated="48">
          <table:table-cell table:number-columns-repeated="1024"/>
        </table:table-row>
        <table:table-row table:style-name="ro1">
          <table:table-cell table:style-name="ce2" office:value-type="string">
            <text:p>CHARSET IMAGE DATA...</text:p>
          </table:table-cell>
          <table:table-cell table:style-name="ce1" table:number-columns-repeated="4"/>
          <table:table-cell table:style-name="ce8" office:value-type="string" table:number-columns-spanned="12" table:number-rows-spanned="1">
            <text:p>SUMME 0-255</text:p>
          </table:table-cell>
          <table:covered-table-cell table:number-columns-repeated="10" table:style-name="ce1"/>
          <table:covered-table-cell table:style-name="ce10"/>
          <table:table-cell table:style-name="ce1"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dc</text:p>
          </table:table-cell>
          <table:table-cell office:value-type="string">
            <text:p>$dc</text:p>
          </table:table-cell>
          <table:table-cell office:value-type="string">
            <text:p>$c0</text:p>
          </table:table-cell>
          <table:table-cell office:value-type="string">
            <text:p>$c4</text:p>
          </table:table-cell>
          <table:table-cell office:value-type="string">
            <text:p>$78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table:number-columns-repeated="3" office:value-type="string">
            <text:p>$c0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c6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ce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5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4"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cc</text:p>
          </table:table-cell>
          <table:table-cell office:value-type="string">
            <text:p>$d8</text:p>
          </table:table-cell>
          <table:table-cell office:value-type="string">
            <text:p>$f0</text:p>
          </table:table-cell>
          <table:table-cell office:value-type="string">
            <text:p>$d8</text:p>
          </table:table-cell>
          <table:table-cell office:value-type="string">
            <text:p>$cc</text:p>
          </table:table-cell>
          <table:table-cell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6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ee</text:p>
          </table:table-cell>
          <table:table-cell office:value-type="string">
            <text:p>$fe</text:p>
          </table:table-cell>
          <table:table-cell office:value-type="string">
            <text:p>$d6</text:p>
          </table:table-cell>
          <table:table-cell table:number-columns-repeated="4" office:value-type="string">
            <text:p>$c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f6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5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0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3" office:value-type="string">
            <text:p>$c6</text:p>
          </table:table-cell>
          <table:table-cell office:value-type="string">
            <text:p>$c2</text:p>
          </table:table-cell>
          <table:table-cell office:value-type="string">
            <text:p>$cc</text:p>
          </table:table-cell>
          <table:table-cell office:value-type="string">
            <text:p>$7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fc</text:p>
          </table:table-cell>
          <table:table-cell table:number-columns-repeated="3" office:value-type="string">
            <text:p>$c6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c</text:p>
          </table:table-cell>
          <table:table-cell table:number-columns-repeated="6" office:value-type="string">
            <text:p>$30</text:p>
          </table:table-cell>
          <table:table-cell office:value-type="string">
            <text:p>$00</text:p>
          </table:table-cell>
          <table:table-cell table:number-columns-repeated="6"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5" office:value-type="string">
            <text:p>$c6</text:p>
          </table:table-cell>
          <table:table-cell office:value-type="string">
            <text:p>$6c</text:p>
          </table:table-cell>
          <table:table-cell office:value-type="string">
            <text:p>$38</text:p>
          </table:table-cell>
          <table:table-cell office:value-type="string">
            <text:p>$00</text:p>
          </table:table-cell>
          <table:table-cell table:number-columns-repeated="4" office:value-type="string">
            <text:p>$c6</text:p>
          </table:table-cell>
          <table:table-cell office:value-type="string">
            <text:p>$d6</text:p>
          </table:table-cell>
          <table:table-cell office:value-type="string">
            <text:p>$fe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00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cc</text:p>
          </table:table-cell>
          <table:table-cell office:value-type="string">
            <text:p>$78</text:p>
          </table:table-cell>
          <table:table-cell table:number-columns-repeated="3"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38</text:p>
          </table:table-cell>
          <table:table-cell office:value-type="string">
            <text:p>$60</text:p>
          </table:table-cell>
          <table:table-cell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30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2</text:p>
          </table:table-cell>
          <table:table-cell office:value-type="string">
            <text:p>$30</text:p>
          </table:table-cell>
          <table:table-cell office:value-type="string">
            <text:p>$7c</text:p>
          </table:table-cell>
          <table:table-cell office:value-type="string">
            <text:p>$30</text:p>
          </table:table-cell>
          <table:table-cell office:value-type="string">
            <text:p>$62</text:p>
          </table:table-cell>
          <table:table-cell office:value-type="string">
            <text:p>$fc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table:number-columns-repeated="5" office:value-type="string">
            <text:p>$0c</text:p>
          </table:table-cell>
          <table:table-cell office:value-type="string">
            <text:p>$3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c</text:p>
          </table:table-cell>
          <table:table-cell office:value-type="string">
            <text:p>$7e</text:p>
          </table:table-cell>
          <table:table-cell table:number-columns-repeated="4"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0</text:p>
          </table:table-cell>
          <table:table-cell office:value-type="string">
            <text:p>$30</text:p>
          </table:table-cell>
          <table:table-cell table:number-columns-repeated="2" office:value-type="string">
            <text:p>$7f</text:p>
          </table:table-cell>
          <table:table-cell office:value-type="string">
            <text:p>$30</text:p>
          </table:table-cell>
          <table:table-cell office:value-type="string">
            <text:p>$10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9" office:value-type="string">
            <text:p>$00</text:p>
          </table:table-cell>
          <table:table-cell table:number-columns-repeated="4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66</text:p>
          </table:table-cell>
          <table:table-cell table:number-columns-repeated="4"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office:value-type="string">
            <text:p>$77</text:p>
          </table:table-cell>
          <table:table-cell office:value-type="string">
            <text:p>$f7</text:p>
          </table:table-cell>
          <table:table-cell office:value-type="string">
            <text:p>$ec</text:p>
          </table:table-cell>
          <table:table-cell office:value-type="string">
            <text:p>$e2</text:p>
          </table:table-cell>
          <table:table-cell office:value-type="string">
            <text:p>$de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office:value-type="string">
            <text:p>$3e</text:p>
          </table:table-cell>
          <table:table-cell office:value-type="string">
            <text:p>$60</text:p>
          </table:table-cell>
          <table:table-cell office:value-type="string">
            <text:p>$3c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62</text:p>
          </table:table-cell>
          <table:table-cell office:value-type="string">
            <text:p>$6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6</text:p>
          </table:table-cell>
          <table:table-cell office:value-type="string">
            <text:p>$4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38</text:p>
          </table:table-cell>
          <table:table-cell office:value-type="string">
            <text:p>$67</text:p>
          </table:table-cell>
          <table:table-cell office:value-type="string">
            <text:p>$66</text:p>
          </table:table-cell>
          <table:table-cell office:value-type="string">
            <text:p>$3f</text:p>
          </table:table-cell>
          <table:table-cell office:value-type="string">
            <text:p>$00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table:number-columns-repeated="3"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table:number-columns-repeated="3"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66</text:p>
          </table:table-cell>
          <table:table-cell office:value-type="string">
            <text:p>$3c</text:p>
          </table:table-cell>
          <table:table-cell office:value-type="string">
            <text:p>$ff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table:number-columns-repeated="3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7e</text:p>
          </table:table-cell>
          <table:table-cell table:number-columns-repeated="2" office:value-type="string">
            <text:p>$1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4" office:value-type="string">
            <text:p>$00</text:p>
          </table:table-cell>
          <table:table-cell office:value-type="string">
            <text:p>$7e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00</text:p>
          </table:table-cell>
          <table:table-cell table:number-columns-repeated="2"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03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e6</text:p>
          </table:table-cell>
          <table:table-cell office:value-type="string">
            <text:p>$d6</text:p>
          </table:table-cell>
          <table:table-cell office:value-type="string">
            <text:p>$ce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30</text:p>
          </table:table-cell>
          <table:table-cell office:value-type="string">
            <text:p>$70</text:p>
          </table:table-cell>
          <table:table-cell table:number-columns-repeated="4" office:value-type="string">
            <text:p>$30</text:p>
          </table:table-cell>
          <table:table-cell office:value-type="string">
            <text:p>$f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table:number-columns-repeated="2" office:value-type="string">
            <text:p>$c0</text:p>
          </table:table-cell>
          <table:table-cell office:value-type="string">
            <text:p>$f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06</text:p>
          </table:table-cell>
          <table:table-cell office:value-type="string">
            <text:p>$7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table:number-columns-repeated="3" office:value-type="string">
            <text:p>$c6</text:p>
          </table:table-cell>
          <table:table-cell office:value-type="string">
            <text:p>$fe</text:p>
          </table:table-cell>
          <table:table-cell table:number-columns-repeated="3" office:value-type="string">
            <text:p>$06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c0</text:p>
          </table:table-cell>
          <table:table-cell office:value-type="string">
            <text:p>$fc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office:value-type="string">
            <text:p>$c6</text:p>
          </table:table-cell>
          <table:table-cell office:value-type="string">
            <text:p>$c0</text:p>
          </table:table-cell>
          <table:table-cell office:value-type="string">
            <text:p>$f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fe</text:p>
          </table:table-cell>
          <table:table-cell table:number-columns-repeated="2" office:value-type="string">
            <text:p>$06</text:p>
          </table:table-cell>
          <table:table-cell office:value-type="string">
            <text:p>$3e</text:p>
          </table:table-cell>
          <table:table-cell table:number-columns-repeated="3" office:value-type="string">
            <text:p>$06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c</text:p>
          </table:table-cell>
          <table:table-cell office:value-type="string">
            <text:p>$00</text:p>
          </table:table-cell>
          <table:table-cell office:value-type="string">
            <text:p>$7c</text:p>
          </table:table-cell>
          <table:table-cell table:number-columns-repeated="2" office:value-type="string">
            <text:p>$c6</text:p>
          </table:table-cell>
          <table:table-cell office:value-type="string">
            <text:p>$7e</text:p>
          </table:table-cell>
          <table:table-cell office:value-type="string">
            <text:p>$06</text:p>
          </table:table-cell>
          <table:table-cell office:value-type="string">
            <text:p>$c6</text:p>
          </table:table-cell>
          <table:table-cell office:value-type="string">
            <text:p>$7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office:value-type="string">
            <text:p>$18</text:p>
          </table:table-cell>
          <table:table-cell table:number-columns-repeated="3" office:value-type="string">
            <text:p>$00</text:p>
          </table:table-cell>
          <table:table-cell office:value-type="string">
            <text:p>$18</text:p>
          </table:table-cell>
          <table:table-cell table:number-columns-repeated="2" office:value-type="string">
            <text:p>$00</text:p>
          </table:table-cell>
          <table:table-cell table:number-columns-repeated="2" office:value-type="string">
            <text:p>$18</text:p>
          </table:table-cell>
          <table:table-cell office:value-type="string">
            <text:p>$3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e</text:p>
          </table:table-cell>
          <table:table-cell office:value-type="string">
            <text:p>$18</text:p>
          </table:table-cell>
          <table:table-cell office:value-type="string">
            <text:p>$30</text:p>
          </table:table-cell>
          <table:table-cell office:value-type="string">
            <text:p>$60</text:p>
          </table:table-cell>
          <table:table-cell office:value-type="string">
            <text:p>$30</text:p>
          </table:table-cell>
          <table:table-cell office:value-type="string">
            <text:p>$18</text:p>
          </table:table-cell>
          <table:table-cell office:value-type="string">
            <text:p>$0e</text:p>
          </table:table-cell>
          <table:table-cell table:number-columns-repeated="3" office:value-type="string">
            <text:p>$00</text:p>
          </table:table-cell>
          <table:table-cell office:value-type="string">
            <text:p>$7e</text:p>
          </table:table-cell>
          <table:table-cell office:value-type="string">
            <text:p>$00</text:p>
          </table:table-cell>
          <table:table-cell office:value-type="string">
            <text:p>$7e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70</text:p>
          </table:table-cell>
          <table:table-cell office:value-type="string">
            <text:p>$18</text:p>
          </table:table-cell>
          <table:table-cell office:value-type="string">
            <text:p>$0c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70</text:p>
          </table:table-cell>
          <table:table-cell office:value-type="string">
            <text:p>$00</text:p>
          </table:table-cell>
          <table:table-cell office:value-type="string">
            <text:p>$3c</text:p>
          </table:table-cell>
          <table:table-cell office:value-type="string">
            <text:p>$66</text:p>
          </table:table-cell>
          <table:table-cell office:value-type="string">
            <text:p>$06</text:p>
          </table:table-cell>
          <table:table-cell office:value-type="string">
            <text:p>$0c</text:p>
          </table:table-cell>
          <table:table-cell office:value-type="string">
            <text:p>$18</text:p>
          </table:table-cell>
          <table:table-cell office:value-type="string">
            <text:p>$00</text:p>
          </table:table-cell>
          <table:table-cell office:value-type="string">
            <text:p>$1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ea</text:p>
          </table:table-cell>
          <table:table-cell table:number-columns-repeated="5"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5" office:value-type="string">
            <text:p>$0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ab</text:p>
          </table:table-cell>
          <table:table-cell table:number-columns-repeated="5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c0</text:p>
          </table:table-cell>
          <table:table-cell table:number-columns-repeated="8"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c0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2a</text:p>
          </table:table-cell>
          <table:table-cell table:number-columns-repeated="5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3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a8</text:p>
          </table:table-cell>
          <table:table-cell table:number-columns-repeated="2" office:value-type="string">
            <text:p>$00</text:p>
          </table:table-cell>
          <table:table-cell office:value-type="string">
            <text:p>$22</text:p>
          </table:table-cell>
          <table:table-cell office:value-type="string">
            <text:p>$30</text:p>
          </table:table-cell>
          <table:table-cell office:value-type="string">
            <text:p>$00</text:p>
          </table:table-cell>
          <table:table-cell office:value-type="string">
            <text:p>$08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c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2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20</text:p>
          </table:table-cell>
          <table:table-cell office:value-type="string">
            <text:p>$82</text:p>
          </table:table-cell>
          <table:table-cell office:value-type="string">
            <text:p>$08</text:p>
          </table:table-cell>
          <table:table-cell office:value-type="string">
            <text:p>$0c</text:p>
          </table:table-cell>
          <table:table-cell office:value-type="string">
            <text:p>$20</text:p>
          </table:table-cell>
          <table:table-cell office:value-type="string">
            <text:p>$00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20</text:p>
          </table:table-cell>
          <table:table-cell office:value-type="string">
            <text:p>$23</text:p>
          </table:table-cell>
          <table:table-cell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2</text:p>
          </table:table-cell>
          <table:table-cell office:value-type="string">
            <text:p>$22</text:p>
          </table:table-cell>
          <table:table-cell office:value-type="string">
            <text:p>$02</text:p>
          </table:table-cell>
          <table:table-cell office:value-type="string">
            <text:p>$20</text:p>
          </table:table-cell>
          <table:table-cell office:value-type="string">
            <text:p>$22</text:p>
          </table:table-cell>
          <table:table-cell table:number-columns-repeated="2" office:value-type="string">
            <text:p>$20</text:p>
          </table:table-cell>
          <table:table-cell table:number-columns-repeated="2" office:value-type="string">
            <text:p>$2a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2</text:p>
          </table:table-cell>
          <table:table-cell office:value-type="string">
            <text:p>$32</text:p>
          </table:table-cell>
          <table:table-cell office:value-type="string">
            <text:p>$02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table:number-columns-repeated="2" office:value-type="string">
            <text:p>$9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9a</text:p>
          </table:table-cell>
          <table:table-cell office:value-type="string">
            <text:p>$99</text:p>
          </table:table-cell>
          <table:table-cell table:number-columns-repeated="4" office:value-type="string">
            <text:p>$9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5</text:p>
          </table:table-cell>
          <table:table-cell office:value-type="string">
            <text:p>$da</text:p>
          </table:table-cell>
          <table:table-cell table:number-columns-repeated="5"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5f</text:p>
          </table:table-cell>
          <table:table-cell office:value-type="string">
            <text:p>$a7</text:p>
          </table:table-cell>
          <table:table-cell office:value-type="string">
            <text:p>$a5</text:p>
          </table:table-cell>
          <table:table-cell table:number-columns-repeated="4" office:value-type="string">
            <text:p>$a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6a</text:p>
          </table:table-cell>
          <table:table-cell office:value-type="string">
            <text:p>$5a</text:p>
          </table:table-cell>
          <table:table-cell office:value-type="string">
            <text:p>$da</text:p>
          </table:table-cell>
          <table:table-cell office:value-type="string">
            <text:p>$b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3" office:value-type="string">
            <text:p>$a9</text:p>
          </table:table-cell>
          <table:table-cell office:value-type="string">
            <text:p>$a5</text:p>
          </table:table-cell>
          <table:table-cell office:value-type="string">
            <text:p>$a6</text:p>
          </table:table-cell>
          <table:table-cell office:value-type="string">
            <text:p>$5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table:number-columns-repeated="4" office:value-type="string">
            <text:p>$99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table:number-columns-repeated="4" office:value-type="string">
            <text:p>$6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ea</text:p>
          </table:table-cell>
          <table:table-cell table:number-columns-repeated="4" office:value-type="string">
            <text:p>$99</text:p>
          </table:table-cell>
          <table:table-cell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table:number-columns-repeated="4"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3</text:p>
          </table:table-cell>
          <table:table-cell office:value-type="string">
            <text:p>$2b</text:p>
          </table:table-cell>
          <table:table-cell office:value-type="string">
            <text:p>$8b</text:p>
          </table:table-cell>
          <table:table-cell office:value-type="string">
            <text:p>$3f</text:p>
          </table:table-cell>
          <table:table-cell office:value-type="string">
            <text:p>$2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office:value-type="string">
            <text:p>$e2</text:p>
          </table:table-cell>
          <table:table-cell office:value-type="string">
            <text:p>$ea</text:p>
          </table:table-cell>
          <table:table-cell office:value-type="string">
            <text:p>$c8</text:p>
          </table:table-cell>
          <table:table-cell office:value-type="string">
            <text:p>$fc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table:number-columns-repeated="3" office:value-type="string">
            <text:p>$38</text:p>
          </table:table-cell>
          <table:table-cell office:value-type="string">
            <text:p>$fb</text:p>
          </table:table-cell>
          <table:table-cell office:value-type="string">
            <text:p>$aa</text:p>
          </table:table-cell>
          <table:table-cell table:number-columns-repeated="3" office:value-type="string">
            <text:p>$3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0a</text:p>
          </table:table-cell>
          <table:table-cell office:value-type="string">
            <text:p>$2a</text:p>
          </table:table-cell>
          <table:table-cell office:value-type="string">
            <text:p>$a5</text:p>
          </table:table-cell>
          <table:table-cell office:value-type="string">
            <text:p>$95</text:p>
          </table:table-cell>
          <table:table-cell office:value-type="string">
            <text:p>$9d</text:p>
          </table:table-cell>
          <table:table-cell office:value-type="string">
            <text:p>$bb</text:p>
          </table:table-cell>
          <table:table-cell table:number-columns-repeated="2" office:value-type="string">
            <text:p>$00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office:value-type="string">
            <text:p>$5a</text:p>
          </table:table-cell>
          <table:table-cell office:value-type="string">
            <text:p>$56</text:p>
          </table:table-cell>
          <table:table-cell office:value-type="string">
            <text:p>$76</text:p>
          </table:table-cell>
          <table:table-cell office:value-type="string">
            <text:p>$e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99</text:p>
          </table:table-cell>
          <table:table-cell table:number-columns-repeated="4" office:value-type="string">
            <text:p>$95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66</text:p>
          </table:table-cell>
          <table:table-cell table:number-columns-repeated="4" office:value-type="string">
            <text:p>$5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f</text:p>
          </table:table-cell>
          <table:table-cell office:value-type="string">
            <text:p>$b7</text:p>
          </table:table-cell>
          <table:table-cell office:value-type="string">
            <text:p>$bd</text:p>
          </table:table-cell>
          <table:table-cell office:value-type="string">
            <text:p>$b7</text:p>
          </table:table-cell>
          <table:table-cell office:value-type="string">
            <text:p>$bf</text:p>
          </table:table-cell>
          <table:table-cell office:value-type="string">
            <text:p>$bb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dd</text:p>
          </table:table-cell>
          <table:table-cell office:value-type="string">
            <text:p>$f7</text:p>
          </table:table-cell>
          <table:table-cell office:value-type="string">
            <text:p>$d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6" office:value-type="string">
            <text:p>$7e</text:p>
          </table:table-cell>
          <table:table-cell office:value-type="string">
            <text:p>$96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55</text:p>
          </table:table-cell>
          <table:table-cell table:number-columns-repeated="4" office:value-type="string">
            <text:p>$00</text:p>
          </table:table-cell>
          <table:table-cell office:value-type="string">
            <text:p>$5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ae</text:p>
          </table:table-cell>
          <table:table-cell office:value-type="string">
            <text:p>$bf</text:p>
          </table:table-cell>
          <table:table-cell office:value-type="string">
            <text:p>$ee</text:p>
          </table:table-cell>
          <table:table-cell office:value-type="string">
            <text:p>$ea</text:p>
          </table:table-cell>
          <table:table-cell office:value-type="string">
            <text:p>$fa</text:p>
          </table:table-cell>
          <table:table-cell office:value-type="string">
            <text:p>$fd</text:p>
          </table:table-cell>
          <table:table-cell office:value-type="string">
            <text:p>$ea</text:p>
          </table:table-cell>
          <table:table-cell office:value-type="string">
            <text:p>$b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7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d</text:p>
          </table:table-cell>
          <table:table-cell office:value-type="string">
            <text:p>$fe</text:p>
          </table:table-cell>
          <table:table-cell office:value-type="string">
            <text:p>$e9</text:p>
          </table:table-cell>
          <table:table-cell office:value-type="string">
            <text:p>$a9</text:p>
          </table:table-cell>
          <table:table-cell office:value-type="string">
            <text:p>$aa</text:p>
          </table:table-cell>
          <table:table-cell office:value-type="string">
            <text:p>$ea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7f</text:p>
          </table:table-cell>
          <table:table-cell office:value-type="string">
            <text:p>$bf</text:p>
          </table:table-cell>
          <table:table-cell office:value-type="string">
            <text:p>$6b</text:p>
          </table:table-cell>
          <table:table-cell office:value-type="string">
            <text:p>$6a</text:p>
          </table:table-cell>
          <table:table-cell office:value-type="string">
            <text:p>$aa</text:p>
          </table:table-cell>
          <table:table-cell office:value-type="string">
            <text:p>$ab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e</text:p>
          </table:table-cell>
          <table:table-cell office:value-type="string">
            <text:p>$b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e</text:p>
          </table:table-cell>
          <table:table-cell office:value-type="string">
            <text:p>$ee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e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ef</text:p>
          </table:table-cell>
          <table:table-cell office:value-type="string">
            <text:p>$fb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ee</text:p>
          </table:table-cell>
          <table:table-cell office:value-type="string">
            <text:p>$fa</text:p>
          </table:table-cell>
          <table:table-cell office:value-type="string">
            <text:p>$ba</text:p>
          </table:table-cell>
          <table:table-cell office:value-type="string">
            <text:p>$f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3"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office:value-type="string">
            <text:p>$66</text:p>
          </table:table-cell>
          <table:table-cell office:value-type="string">
            <text:p>$9a</text:p>
          </table:table-cell>
          <table:table-cell office:value-type="string">
            <text:p>$65</text:p>
          </table:table-cell>
          <table:table-cell office:value-type="string">
            <text:p>$b6</text:p>
          </table:table-cell>
          <table:table-cell office:value-type="string">
            <text:p>$65</text:p>
          </table:table-cell>
          <table:table-cell office:value-type="string">
            <text:p>$55</text:p>
          </table:table-cell>
          <table:table-cell office:value-type="string">
            <text:p>$99</text:p>
          </table:table-cell>
          <table:table-cell office:value-type="string">
            <text:p>$55</text:p>
          </table:table-cell>
          <table:table-cell office:value-type="string">
            <text:p>$6a</text:p>
          </table:table-cell>
          <table:table-cell office:value-type="string">
            <text:p>$99</text:p>
          </table:table-cell>
          <table:table-cell office:value-type="string">
            <text:p>$a5</text:p>
          </table:table-cell>
          <table:table-cell office:value-type="string">
            <text:p>$66</text:p>
          </table:table-cell>
          <table:table-cell office:value-type="string">
            <text:p>$d5</text:p>
          </table:table-cell>
          <table:table-cell office:value-type="string">
            <text:p>$59</text:p>
          </table:table-cell>
          <table:table-cell office:value-type="string">
            <text:p>$69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fb</text:p>
          </table:table-cell>
          <table:table-cell office:value-type="string">
            <text:p>$eb</text:p>
          </table:table-cell>
          <table:table-cell table:number-columns-repeated="2" office:value-type="string">
            <text:p>$b6</text:p>
          </table:table-cell>
          <table:table-cell office:value-type="string">
            <text:p>$eb</text:p>
          </table:table-cell>
          <table:table-cell office:value-type="string">
            <text:p>$af</text:p>
          </table:table-cell>
          <table:table-cell office:value-type="string">
            <text:p>$37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office:value-type="string">
            <text:p>$fd</text:p>
          </table:table-cell>
          <table:table-cell office:value-type="string">
            <text:p>$ff</text:p>
          </table:table-cell>
          <table:table-cell office:value-type="string">
            <text:p>$b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e8</text:p>
          </table:table-cell>
          <table:table-cell office:value-type="string">
            <text:p>$fa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7d</text:p>
          </table:table-cell>
          <table:table-cell office:value-type="string">
            <text:p>$7b</text:p>
          </table:table-cell>
          <table:table-cell office:value-type="string">
            <text:p>$f7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9f</text:p>
          </table:table-cell>
          <table:table-cell office:value-type="string">
            <text:p>$2f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de</text:p>
          </table:table-cell>
          <table:table-cell office:value-type="string">
            <text:p>$fe</text:p>
          </table:table-cell>
          <table:table-cell office:value-type="string">
            <text:p>$7e</text:p>
          </table:table-cell>
          <table:table-cell office:value-type="string">
            <text:p>$fa</text:p>
          </table:table-cell>
          <table:table-cell office:value-type="string">
            <text:p>$fa</text:p>
          </table:table-cell>
          <table:table-cell office:value-type="string">
            <text:p>$ea</text:p>
          </table:table-cell>
          <table:table-cell office:value-type="string">
            <text:p>$aa</text:p>
          </table:table-cell>
          <table:table-cell table:number-columns-repeated="2"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3b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f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c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00</text:p>
          </table:table-cell>
          <table:table-cell office:value-type="string">
            <text:p>$0c</text:p>
          </table:table-cell>
          <table:table-cell table:number-columns-repeated="2" office:value-type="string">
            <text:p>$00</text:p>
          </table:table-cell>
          <table:table-cell office:value-type="string">
            <text:p>$30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2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a</text:p>
          </table:table-cell>
          <table:table-cell table:number-columns-repeated="3" office:value-type="string">
            <text:p>$9a</text:p>
          </table:table-cell>
          <table:table-cell office:value-type="string">
            <text:p>$52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f</text:p>
          </table:table-cell>
          <table:table-cell table:number-columns-repeated="2"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f0</text:p>
          </table:table-cell>
          <table:table-cell office:value-type="string">
            <text:p>$fd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f0</text:p>
          </table:table-cell>
          <table:table-cell office:value-type="string">
            <text:p>$a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95</text:p>
          </table:table-cell>
          <table:table-cell table:number-columns-repeated="3" office:value-type="string">
            <text:p>$99</text:p>
          </table:table-cell>
          <table:table-cell office:value-type="string">
            <text:p>$85</text:p>
          </table:table-cell>
          <table:table-cell office:value-type="string">
            <text:p>$03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15</text:p>
          </table:table-cell>
          <table:table-cell table:number-columns-repeated="3" office:value-type="string">
            <text:p>$19</text:p>
          </table:table-cell>
          <table:table-cell office:value-type="string">
            <text:p>$0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8</text:p>
          </table:table-cell>
          <table:table-cell table:number-columns-repeated="3" office:value-type="string">
            <text:p>$98</text:p>
          </table:table-cell>
          <table:table-cell office:value-type="string">
            <text:p>$5a</text:p>
          </table:table-cell>
          <table:table-cell office:value-type="string">
            <text:p>$ca</text:p>
          </table:table-cell>
          <table:table-cell office:value-type="string">
            <text:p>$0f</text:p>
          </table:table-cell>
          <table:table-cell table:number-columns-repeated="2" office:value-type="string">
            <text:p>$1f</text:p>
          </table:table-cell>
          <table:table-cell office:value-type="string">
            <text:p>$0f</text:p>
          </table:table-cell>
          <table:table-cell table:number-columns-repeated="2" office:value-type="string">
            <text:p>$3f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table:number-columns-repeated="2" office:value-type="string">
            <text:p>$f4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14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05</text:p>
          </table:table-cell>
          <table:table-cell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5c</text:p>
          </table:table-cell>
          <table:table-cell table:number-columns-repeated="3" office:value-type="string">
            <text:p>$9c</text:p>
          </table:table-cell>
          <table:table-cell office:value-type="string">
            <text:p>$5f</text:p>
          </table:table-cell>
          <table:table-cell office:value-type="string">
            <text:p>$80</text:p>
          </table:table-cell>
          <table:table-cell office:value-type="string">
            <text:p>$0a</text:p>
          </table:table-cell>
          <table:table-cell table:number-columns-repeated="2" office:value-type="string">
            <text:p>$1a</text:p>
          </table:table-cell>
          <table:table-cell office:value-type="string">
            <text:p>$0a</text:p>
          </table:table-cell>
          <table:table-cell table:number-columns-repeated="2" office:value-type="string">
            <text:p>$2a</text:p>
          </table:table-cell>
          <table:table-cell table:number-columns-repeated="2" office:value-type="string">
            <text:p>$14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table:number-columns-repeated="2" office:value-type="string">
            <text:p>$a4</text:p>
          </table:table-cell>
          <table:table-cell office:value-type="string">
            <text:p>$a0</text:p>
          </table:table-cell>
          <table:table-cell table:number-columns-repeated="2" office:value-type="string">
            <text:p>$a8</text:p>
          </table:table-cell>
          <table:table-cell table:number-columns-repeated="2" office:value-type="string">
            <text:p>$14</text:p>
          </table:table-cell>
          <table:table-cell office:value-type="string">
            <text:p>$1a</text:p>
          </table:table-cell>
          <table:table-cell office:value-type="string">
            <text:p>$5a</text:p>
          </table:table-cell>
          <table:table-cell office:value-type="string">
            <text:p>$45</text:p>
          </table:table-cell>
          <table:table-cell table:number-columns-repeated="3" office:value-type="string">
            <text:p>$46</text:p>
          </table:table-cell>
          <table:table-cell office:value-type="string">
            <text:p>$41</text:p>
          </table:table-cell>
          <table:table-cell office:value-type="string">
            <text:p>$4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56</text:p>
          </table:table-cell>
          <table:table-cell table:number-columns-repeated="3" office:value-type="string">
            <text:p>$66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6f</text:p>
          </table:table-cell>
          <table:table-cell office:value-type="string">
            <text:p>$43</text:p>
          </table:table-cell>
          <table:table-cell office:value-type="string">
            <text:p>$41</text:p>
          </table:table-cell>
          <table:table-cell table:number-columns-repeated="2" office:value-type="string">
            <text:p>$43</text:p>
          </table:table-cell>
          <table:table-cell office:value-type="string">
            <text:p>$5a</text:p>
          </table:table-cell>
          <table:table-cell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e</text:p>
          </table:table-cell>
          <table:table-cell office:value-type="string">
            <text:p>$fe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fc</text:p>
          </table:table-cell>
          <table:table-cell office:value-type="string">
            <text:p>$0c</text:p>
          </table:table-cell>
          <table:table-cell table:number-columns-repeated="2" office:value-type="string">
            <text:p>$28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85</text:p>
          </table:table-cell>
          <table:table-cell table:number-columns-repeated="3" office:value-type="string">
            <text:p>$86</text:p>
          </table:table-cell>
          <table:table-cell office:value-type="string">
            <text:p>$85</text:p>
          </table:table-cell>
          <table:table-cell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57</text:p>
          </table:table-cell>
          <table:table-cell table:number-columns-repeated="3" office:value-type="string">
            <text:p>$67</text:p>
          </table:table-cell>
          <table:table-cell office:value-type="string">
            <text:p>$54</text:p>
          </table:table-cell>
          <table:table-cell office:value-type="string">
            <text:p>$f0</text:p>
          </table:table-cell>
          <table:table-cell table:number-columns-repeated="2" office:value-type="string">
            <text:p>$83</text:p>
          </table:table-cell>
          <table:table-cell table:number-columns-repeated="2" office:value-type="string">
            <text:p>$9f</text:p>
          </table:table-cell>
          <table:table-cell table:number-columns-repeated="4" office:value-type="string">
            <text:p>$8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5</text:p>
          </table:table-cell>
          <table:table-cell table:number-columns-repeated="3" office:value-type="string">
            <text:p>$f6</text:p>
          </table:table-cell>
          <table:table-cell office:value-type="string">
            <text:p>$c5</text:p>
          </table:table-cell>
          <table:table-cell office:value-type="string">
            <text:p>$03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ff</text:p>
          </table:table-cell>
          <table:table-cell office:value-type="string">
            <text:p>$fc</text:p>
          </table:table-cell>
          <table:table-cell office:value-type="string">
            <text:p>$54</text:p>
          </table:table-cell>
          <table:table-cell office:value-type="string">
            <text:p>$a4</text:p>
          </table:table-cell>
          <table:table-cell table:number-columns-repeated="2" office:value-type="string">
            <text:p>$64</text:p>
          </table:table-cell>
          <table:table-cell office:value-type="string">
            <text:p>$50</text:p>
          </table:table-cell>
          <table:table-cell office:value-type="string">
            <text:p>$c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8" office:value-type="string">
            <text:p>$00</text:p>
          </table:table-cell>
          <table:table-cell office:value-type="string">
            <text:p>$0f</text:p>
          </table:table-cell>
          <table:table-cell office:value-type="string">
            <text:p>$3f</text:p>
          </table:table-cell>
          <table:table-cell office:value-type="string">
            <text:p>$7f</text:p>
          </table:table-cell>
          <table:table-cell table:number-columns-repeated="2" office:value-type="string">
            <text:p>$0f</text:p>
          </table:table-cell>
          <table:table-cell office:value-type="string">
            <text:p>$0c</text:p>
          </table:table-cell>
          <table:table-cell office:value-type="string">
            <text:p>$0f</text:p>
          </table:table-cell>
          <table:table-cell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fd</text:p>
          </table:table-cell>
          <table:table-cell table:number-columns-repeated="2" office:value-type="string">
            <text:p>$f0</text:p>
          </table:table-cell>
          <table:table-cell office:value-type="string">
            <text:p>$30</text:p>
          </table:table-cell>
          <table:table-cell office:value-type="string">
            <text:p>$3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3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e0</text:p>
          </table:table-cell>
          <table:table-cell office:value-type="string">
            <text:p>$fc</text:p>
          </table:table-cell>
          <table:table-cell office:value-type="string">
            <text:p>$f0</text:p>
          </table:table-cell>
          <table:table-cell office:value-type="string">
            <text:p>$3a</text:p>
          </table:table-cell>
          <table:table-cell office:value-type="string">
            <text:p>$02</text:p>
          </table:table-cell>
          <table:table-cell office:value-type="string">
            <text:p>$00</text:p>
          </table:table-cell>
          <table:table-cell office:value-type="string">
            <text:p>$50</text:p>
          </table:table-cell>
          <table:table-cell office:value-type="string">
            <text:p>$0f</text:p>
          </table:table-cell>
          <table:table-cell table:number-columns-repeated="2"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fc</text:p>
          </table:table-cell>
          <table:table-cell table:number-columns-repeated="2" office:value-type="string">
            <text:p>$3f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d4</text:p>
          </table:table-cell>
          <table:table-cell office:value-type="string">
            <text:p>$fd</text:p>
          </table:table-cell>
          <table:table-cell office:value-type="string">
            <text:p>$35</text:p>
          </table:table-cell>
          <table:table-cell office:value-type="string">
            <text:p>$3d</text:p>
          </table:table-cell>
          <table:table-cell office:value-type="string">
            <text:p>$35</text:p>
          </table:table-cell>
          <table:table-cell office:value-type="string">
            <text:p>$d5</text:p>
          </table:table-cell>
          <table:table-cell office:value-type="string">
            <text:p>$f4</text:p>
          </table:table-cell>
          <table:table-cell office:value-type="string">
            <text:p>$54</text:p>
          </table:table-cell>
          <table:table-cell table:number-columns-repeated="3" office:value-type="string">
            <text:p>$a3</text:p>
          </table:table-cell>
          <table:table-cell office:value-type="string">
            <text:p>$8f</text:p>
          </table:table-cell>
          <table:table-cell table:number-columns-repeated="3" office:value-type="string">
            <text:p>$8e</text:p>
          </table:table-cell>
          <table:table-cell office:value-type="string">
            <text:p>$8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c0</text:p>
          </table:table-cell>
          <table:table-cell office:value-type="string">
            <text:p>$f0</text:p>
          </table:table-cell>
          <table:table-cell table:number-columns-repeated="3" office:value-type="string">
            <text:p>$e0</text:p>
          </table:table-cell>
          <table:table-cell office:value-type="string">
            <text:p>$b0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af</text:p>
          </table:table-cell>
          <table:table-cell office:value-type="string">
            <text:p>$2f</text:p>
          </table:table-cell>
          <table:table-cell office:value-type="string">
            <text:p>$0b</text:p>
          </table:table-cell>
          <table:table-cell office:value-type="string">
            <text:p>$2b</text:p>
          </table:table-cell>
          <table:table-cell table:number-columns-repeated="2" office:value-type="string">
            <text:p>$2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fc</text:p>
          </table:table-cell>
          <table:table-cell office:value-type="string">
            <text:p>$fc</text:p>
          </table:table-cell>
          <table:table-cell table:number-columns-repeated="2" office:value-type="string">
            <text:p>$f0</text:p>
          </table:table-cell>
          <table:table-cell office:value-type="string">
            <text:p>$e0</text:p>
          </table:table-cell>
          <table:table-cell office:value-type="string">
            <text:p>$e8</text:p>
          </table:table-cell>
          <table:table-cell table:number-columns-repeated="2" office:value-type="string">
            <text:p>$28</text:p>
          </table:table-cell>
          <table:table-cell office:value-type="string">
            <text:p>$52</text:p>
          </table:table-cell>
          <table:table-cell office:value-type="string">
            <text:p>$5a</text:p>
          </table:table-cell>
          <table:table-cell table:number-columns-repeated="2" office:value-type="string">
            <text:p>$5b</text:p>
          </table:table-cell>
          <table:table-cell office:value-type="string">
            <text:p>$1b</text:p>
          </table:table-cell>
          <table:table-cell table:number-columns-repeated="2" office:value-type="string">
            <text:p>$1a</text:p>
          </table:table-cell>
          <table:table-cell office:value-type="string">
            <text:p>$2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7" office:value-type="string">
            <text:p>$1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4" office:value-type="string">
            <text:p>$a8</text:p>
          </table:table-cell>
          <table:table-cell table:number-columns-repeated="3" office:value-type="string">
            <text:p>$28</text:p>
          </table:table-cell>
          <table:table-cell office:value-type="string">
            <text:p>$c2</text:p>
          </table:table-cell>
          <table:table-cell office:value-type="string">
            <text:p>$ca</text:p>
          </table:table-cell>
          <table:table-cell table:number-columns-repeated="3" office:value-type="string">
            <text:p>$4b</text:p>
          </table:table-cell>
          <table:table-cell table:number-columns-repeated="2" office:value-type="string">
            <text:p>$4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0</text:p>
          </table:table-cell>
          <table:table-cell office:value-type="string">
            <text:p>$a8</text:p>
          </table:table-cell>
          <table:table-cell table:number-columns-repeated="3" office:value-type="string">
            <text:p>$b8</text:p>
          </table:table-cell>
          <table:table-cell table:number-columns-repeated="2" office:value-type="string">
            <text:p>$a8</text:p>
          </table:table-cell>
          <table:table-cell office:value-type="string">
            <text:p>$94</text:p>
          </table:table-cell>
          <table:table-cell office:value-type="string">
            <text:p>$aa</text:p>
          </table:table-cell>
          <table:table-cell table:number-columns-repeated="7" office:value-type="string">
            <text:p>$4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5</text:p>
          </table:table-cell>
          <table:table-cell table:number-columns-repeated="2" office:value-type="string">
            <text:p>$69</text:p>
          </table:table-cell>
          <table:table-cell office:value-type="string">
            <text:p>$55</text:p>
          </table:table-cell>
          <table:table-cell office:value-type="string">
            <text:p>$94</text:p>
          </table:table-cell>
          <table:table-cell table:number-columns-repeated="3" office:value-type="string">
            <text:p>$28</text:p>
          </table:table-cell>
          <table:table-cell table:number-columns-repeated="2" office:value-type="string">
            <text:p>$03</text:p>
          </table:table-cell>
          <table:table-cell office:value-type="string">
            <text:p>$0f</text:p>
          </table:table-cell>
          <table:table-cell table:number-columns-repeated="2" office:value-type="string">
            <text:p>$0e</text:p>
          </table:table-cell>
          <table:table-cell office:value-type="string">
            <text:p>$3e</text:p>
          </table:table-cell>
          <table:table-cell office:value-type="string">
            <text:p>$df</text:p>
          </table:table-cell>
          <table:table-cell office:value-type="string">
            <text:p>$4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0</text:p>
          </table:table-cell>
          <table:table-cell office:value-type="string">
            <text:p>$f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ec</text:p>
          </table:table-cell>
          <table:table-cell office:value-type="string">
            <text:p>$ff</text:p>
          </table:table-cell>
          <table:table-cell office:value-type="string">
            <text:p>$f3</text:p>
          </table:table-cell>
          <table:table-cell office:value-type="string">
            <text:p>$c3</text:p>
          </table:table-cell>
          <table:table-cell office:value-type="string">
            <text:p>$81</text:p>
          </table:table-cell>
          <table:table-cell office:value-type="string">
            <text:p>$83</text:p>
          </table:table-cell>
          <table:table-cell office:value-type="string">
            <text:p>$01</text:p>
          </table:table-cell>
          <table:table-cell office:value-type="string">
            <text:p>$0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43</text:p>
          </table:table-cell>
          <table:table-cell office:value-type="string">
            <text:p>$c2</text:p>
          </table:table-cell>
          <table:table-cell office:value-type="string">
            <text:p>$42</text:p>
          </table:table-cell>
          <table:table-cell office:value-type="string">
            <text:p>$c0</text:p>
          </table:table-cell>
          <table:table-cell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d5</text:p>
          </table:table-cell>
          <table:table-cell table:number-columns-repeated="3" office:value-type="string">
            <text:p>$d9</text:p>
          </table:table-cell>
          <table:table-cell office:value-type="string">
            <text:p>$15</text:p>
          </table:table-cell>
          <table:table-cell office:value-type="string">
            <text:p>$0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f3</text:p>
          </table:table-cell>
          <table:table-cell office:value-type="string">
            <text:p>$52</text:p>
          </table:table-cell>
          <table:table-cell table:number-columns-repeated="3" office:value-type="string">
            <text:p>$92</text:p>
          </table:table-cell>
          <table:table-cell office:value-type="string">
            <text:p>$52</text:p>
          </table:table-cell>
          <table:table-cell office:value-type="string">
            <text:p>$c2</text:p>
          </table:table-cell>
          <table:table-cell table:number-columns-repeated="3" office:value-type="string">
            <text:p>$0f</text:p>
          </table:table-cell>
          <table:table-cell table:number-columns-repeated="2" office:value-type="string">
            <text:p>$3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c2</text:p>
          </table:table-cell>
          <table:table-cell table:number-columns-repeated="2" office:value-type="string">
            <text:p>$f6</text:p>
          </table:table-cell>
          <table:table-cell table:number-columns-repeated="4" office:value-type="string">
            <text:p>$c2</text:p>
          </table:table-cell>
          <table:table-cell table:number-columns-repeated="2" office:value-type="string">
            <text:p>$0a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36</text:p>
          </table:table-cell>
          <table:table-cell office:value-type="string">
            <text:p>$f5</text:p>
          </table:table-cell>
          <table:table-cell office:value-type="string">
            <text:p>$f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a8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7</text:p>
          </table:table-cell>
          <table:table-cell office:value-type="string">
            <text:p>$57</text:p>
          </table:table-cell>
          <table:table-cell office:value-type="string">
            <text:p>$5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office:value-type="string">
            <text:p>$cf</text:p>
          </table:table-cell>
          <table:table-cell table:number-columns-repeated="2" office:value-type="string">
            <text:p>$8f</text:p>
          </table:table-cell>
          <table:table-cell office:value-type="string">
            <text:p>$0c</text:p>
          </table:table-cell>
          <table:table-cell table:number-columns-repeated="2" office:value-type="string">
            <text:p>$0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3" office:value-type="string">
            <text:p>$f3</text:p>
          </table:table-cell>
          <table:table-cell table:number-columns-repeated="2" office:value-type="string">
            <text:p>$f2</text:p>
          </table:table-cell>
          <table:table-cell office:value-type="string">
            <text:p>$30</text:p>
          </table:table-cell>
          <table:table-cell table:number-columns-repeated="2" office:value-type="string">
            <text:p>$28</text:p>
          </table:table-cell>
          <table:table-cell table:number-columns-repeated="3" office:value-type="string">
            <text:p>$01</text:p>
          </table:table-cell>
          <table:table-cell office:value-type="string">
            <text:p>$05</text:p>
          </table:table-cell>
          <table:table-cell table:number-columns-repeated="2" office:value-type="string">
            <text:p>$06</text:p>
          </table:table-cell>
          <table:table-cell office:value-type="string">
            <text:p>$a6</text:p>
          </table:table-cell>
          <table:table-cell office:value-type="string">
            <text:p>$a5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10</text:p>
          </table:table-cell>
          <table:table-cell office:value-type="string">
            <text:p>$50</text:p>
          </table:table-cell>
          <table:table-cell office:value-type="string">
            <text:p>$54</text:p>
          </table:table-cell>
          <table:table-cell table:number-columns-repeated="2" office:value-type="string">
            <text:p>$64</text:p>
          </table:table-cell>
          <table:table-cell office:value-type="string">
            <text:p>$66</text:p>
          </table:table-cell>
          <table:table-cell office:value-type="string">
            <text:p>$56</text:p>
          </table:table-cell>
          <table:table-cell office:value-type="string">
            <text:p>$29</text:p>
          </table:table-cell>
          <table:table-cell office:value-type="string">
            <text:p>$2a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10</text:p>
          </table:table-cell>
          <table:table-cell office:value-type="string">
            <text:p>$11</text:p>
          </table:table-cell>
          <table:table-cell office:value-type="string">
            <text:p>$01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58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office:value-type="string">
            <text:p>$80</text:p>
          </table:table-cell>
          <table:table-cell table:number-columns-repeated="7" office:value-type="string">
            <text:p>$00</text:p>
          </table:table-cell>
          <table:table-cell table:number-columns-repeated="5" office:value-type="string">
            <text:p>$0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8</text:p>
          </table:table-cell>
          <table:table-cell office:value-type="string">
            <text:p>$c8</text:p>
          </table:table-cell>
          <table:table-cell office:value-type="string">
            <text:p>$ff</text:p>
          </table:table-cell>
          <table:table-cell office:value-type="string">
            <text:p>$ef</text:p>
          </table:table-cell>
          <table:table-cell office:value-type="string">
            <text:p>$ef</text:p>
          </table:table-cell>
          <table:table-cell office:value-type="string">
            <text:p>$ff</text:p>
          </table:table-cell>
          <table:table-cell office:value-type="string">
            <text:p>$f0</text:p>
          </table:table-cell>
          <table:table-cell office:value-type="string">
            <text:p>$0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bf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f0</text:p>
          </table:table-cell>
          <table:table-cell office:value-type="string">
            <text:p>$30</text:p>
          </table:table-cell>
          <table:table-cell table:number-columns-repeated="2" office:value-type="string">
            <text:p>$20</text:p>
          </table:table-cell>
          <table:table-cell office:value-type="string">
            <text:p>$1d</text:p>
          </table:table-cell>
          <table:table-cell office:value-type="string">
            <text:p>$3f</text:p>
          </table:table-cell>
          <table:table-cell office:value-type="string">
            <text:p>$1d</text:p>
          </table:table-cell>
          <table:table-cell office:value-type="string">
            <text:p>$00</text:p>
          </table:table-cell>
          <table:table-cell office:value-type="string">
            <text:p>$07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4"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table:number-columns-repeated="2" office:value-type="string">
            <text:p>$0c</text:p>
          </table:table-cell>
          <table:table-cell office:value-type="string">
            <text:p>$3c</text:p>
          </table:table-cell>
          <table:table-cell office:value-type="string">
            <text:p>$1f</text:p>
          </table:table-cell>
          <table:table-cell office:value-type="string">
            <text:p>$0d</text:p>
          </table:table-cell>
          <table:table-cell table:number-columns-repeated="2" office:value-type="string">
            <text:p>$0c</text:p>
          </table:table-cell>
          <table:table-cell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40</text:p>
          </table:table-cell>
          <table:table-cell office:value-type="string">
            <text:p>$c0</text:p>
          </table:table-cell>
          <table:table-cell office:value-type="string">
            <text:p>$40</text:p>
          </table:table-cell>
          <table:table-cell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0e</text:p>
          </table:table-cell>
          <table:table-cell office:value-type="string">
            <text:p>$37</text:p>
          </table:table-cell>
          <table:table-cell office:value-type="string">
            <text:p>$11</text:p>
          </table:table-cell>
          <table:table-cell office:value-type="string">
            <text:p>$37</text:p>
          </table:table-cell>
          <table:table-cell table:number-columns-repeated="4" office:value-type="string">
            <text:p>$0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0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0e</text:p>
          </table:table-cell>
          <table:table-cell table:number-columns-repeated="3" office:value-type="string">
            <text:p>$0c</text:p>
          </table:table-cell>
          <table:table-cell table:number-columns-repeated="2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6</text:p>
          </table:table-cell>
          <table:table-cell office:value-type="string">
            <text:p>$22</text:p>
          </table:table-cell>
          <table:table-cell office:value-type="string">
            <text:p>$0a</text:p>
          </table:table-cell>
          <table:table-cell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2" office:value-type="string">
            <text:p>$00</text:p>
          </table:table-cell>
          <table:table-cell table:number-columns-repeated="3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7" office:value-type="string">
            <text:p>$2c</text:p>
          </table:table-cell>
          <table:table-cell office:value-type="string">
            <text:p>$2e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5" office:value-type="string">
            <text:p>$0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2e</text:p>
          </table:table-cell>
          <table:table-cell office:value-type="string">
            <text:p>$b3</text:p>
          </table:table-cell>
          <table:table-cell office:value-type="string">
            <text:p>$88</text:p>
          </table:table-cell>
          <table:table-cell office:value-type="string">
            <text:p>$b3</text:p>
          </table:table-cell>
          <table:table-cell table:number-columns-repeated="2" office:value-type="string">
            <text:p>$2e</text:p>
          </table:table-cell>
          <table:table-cell table:number-columns-repeated="2" office:value-type="string">
            <text:p>$2c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0c</text:p>
          </table:table-cell>
          <table:table-cell office:value-type="string">
            <text:p>$82</text:p>
          </table:table-cell>
          <table:table-cell office:value-type="string">
            <text:p>$88</text:p>
          </table:table-cell>
          <table:table-cell office:value-type="string">
            <text:p>$82</text:p>
          </table:table-cell>
          <table:table-cell office:value-type="string">
            <text:p>$0a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table:number-columns-repeated="3" office:value-type="string">
            <text:p>$2e</text:p>
          </table:table-cell>
          <table:table-cell table:number-columns-repeated="3" office:value-type="string">
            <text:p>$2c</text:p>
          </table:table-cell>
          <table:table-cell office:value-type="string">
            <text:p>$28</text:p>
          </table:table-cell>
          <table:table-cell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2e</text:p>
          </table:table-cell>
          <table:table-cell office:value-type="string">
            <text:p>$0a</text:p>
          </table:table-cell>
          <table:table-cell table:number-columns-repeated="2" office:value-type="string">
            <text:p>$02</text:p>
          </table:table-cell>
          <table:table-cell office:value-type="string">
            <text:p>$08</text:p>
          </table:table-cell>
          <table:table-cell office:value-type="string">
            <text:p>$23</text:p>
          </table:table-cell>
          <table:table-cell office:value-type="string">
            <text:p>$2c</text:p>
          </table:table-cell>
          <table:table-cell table:number-columns-repeated="4" office:value-type="string">
            <text:p>$2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bf</text:p>
          </table:table-cell>
          <table:table-cell office:value-type="string">
            <text:p>$c0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88</text:p>
          </table:table-cell>
          <table:table-cell office:value-type="string">
            <text:p>$bb</text:p>
          </table:table-cell>
          <table:table-cell office:value-type="string">
            <text:p>$88</text:p>
          </table:table-cell>
          <table:table-cell office:value-type="string">
            <text:p>$aa</text:p>
          </table:table-cell>
          <table:table-cell table:number-columns-repeated="2" office:value-type="string">
            <text:p>$20</text:p>
          </table:table-cell>
          <table:table-cell office:value-type="string">
            <text:p>$28</text:p>
          </table:table-cell>
          <table:table-cell office:value-type="string">
            <text:p>$2e</text:p>
          </table:table-cell>
          <table:table-cell office:value-type="string">
            <text:p>$b0</text:p>
          </table:table-cell>
          <table:table-cell office:value-type="string">
            <text:p>$02</text:p>
          </table:table-cell>
          <table:table-cell office:value-type="string">
            <text:p>$0a</text:p>
          </table:table-cell>
          <table:table-cell office:value-type="string">
            <text:p>$e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08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a8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e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2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c0</text:p>
          </table:table-cell>
          <table:table-cell office:value-type="string">
            <text:p>$00</text:p>
          </table:table-cell>
          <table:table-cell table:number-columns-repeated="5" office:value-type="string">
            <text:p>$8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80</text:p>
          </table:table-cell>
          <table:table-cell office:value-type="string">
            <text:p>$02</text:p>
          </table:table-cell>
          <table:table-cell office:value-type="string">
            <text:p>$e8</text:p>
          </table:table-cell>
          <table:table-cell office:value-type="string">
            <text:p>$00</text:p>
          </table:table-cell>
          <table:table-cell office:value-type="string">
            <text:p>$8e</text:p>
          </table:table-cell>
          <table:table-cell office:value-type="string">
            <text:p>$22</text:p>
          </table:table-cell>
          <table:table-cell office:value-type="string">
            <text:p>$8a</text:p>
          </table:table-cell>
          <table:table-cell office:value-type="string">
            <text:p>$aa</text:p>
          </table:table-cell>
          <table:table-cell office:value-type="string">
            <text:p>$00</text:p>
          </table:table-cell>
          <table:table-cell office:value-type="string">
            <text:p>$a2</text:p>
          </table:table-cell>
          <table:table-cell office:value-type="string">
            <text:p>$2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f</text:p>
          </table:table-cell>
          <table:table-cell office:value-type="string">
            <text:p>$ab</text:p>
          </table:table-cell>
          <table:table-cell office:value-type="string">
            <text:p>$a2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80</text:p>
          </table:table-cell>
          <table:table-cell office:value-type="string">
            <text:p>$2a</text:p>
          </table:table-cell>
          <table:table-cell office:value-type="string">
            <text:p>$8a</text:p>
          </table:table-cell>
          <table:table-cell office:value-type="string">
            <text:p>$28</text:p>
          </table:table-cell>
          <table:table-cell office:value-type="string">
            <text:p>$aa</text:p>
          </table:table-cell>
          <table:table-cell office:value-type="string">
            <text:p>$20</text:p>
          </table:table-cell>
          <table:table-cell office:value-type="string">
            <text:p>$a8</text:p>
          </table:table-cell>
          <table:table-cell office:value-type="string">
            <text:p>$0a</text:p>
          </table:table-cell>
          <table:table-cell office:value-type="string">
            <text:p>$a8</text:p>
          </table:table-cell>
          <table:table-cell office:value-type="string">
            <text:p>$a0</text:p>
          </table:table-cell>
          <table:table-cell table:number-columns-repeated="2" office:value-type="string">
            <text:p>$80</text:p>
          </table:table-cell>
          <table:table-cell table:number-columns-repeated="3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2a</text:p>
          </table:table-cell>
          <table:table-cell office:value-type="string">
            <text:p>$a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a2</text:p>
          </table:table-cell>
          <table:table-cell office:value-type="string">
            <text:p>$88</text:p>
          </table:table-cell>
          <table:table-cell office:value-type="string">
            <text:p>$22</text:p>
          </table:table-cell>
          <table:table-cell office:value-type="string">
            <text:p>$88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table:number-columns-repeated="4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office:value-type="string">
            <text:p>$be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aa</text:p>
          </table:table-cell>
          <table:table-cell office:value-type="string">
            <text:p>$ff</text:p>
          </table:table-cell>
          <table:table-cell office:value-type="string">
            <text:p>$ff</text:p>
          </table:table-cell>
          <table:table-cell office:value-type="string">
            <text:p>$be</text:p>
          </table:table-cell>
          <table:table-cell office:value-type="string">
            <text:p>$00</text:p>
          </table:table-cell>
          <table:table-cell office:value-type="string">
            <text:p>$80</text:p>
          </table:table-cell>
          <table:table-cell office:value-type="string">
            <text:p>$e8</text:p>
          </table:table-cell>
          <table:table-cell office:value-type="string">
            <text:p>$fe</text:p>
          </table:table-cell>
          <table:table-cell office:value-type="string">
            <text:p>$ab</text:p>
          </table:table-cell>
          <table:table-cell office:value-type="string">
            <text:p>$fe</text:p>
          </table:table-cell>
          <table:table-cell office:value-type="string">
            <text:p>$ea</text:p>
          </table:table-cell>
          <table:table-cell office:value-type="string">
            <text:p>$a8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office:value-type="string">
            <text:p>$aa</text:p>
          </table:table-cell>
          <table:table-cell table:number-columns-repeated="15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>
          <table:table-cell office:value-type="string">
            <text:p>.byte</text:p>
          </table:table-cell>
          <table:table-cell table:number-columns-repeated="16" office:value-type="string">
            <text:p>$00</text:p>
          </table:table-cell>
          <table:table-cell table:number-columns-repeated="1007"/>
        </table:table-row>
        <table:table-row table:style-name="ro1" table:visibility="collapse" table:number-rows-repeated="27">
          <table:table-cell table:number-columns-repeated="1024"/>
        </table:table-row>
        <table:table-row table:style-name="ro1">
          <table:table-cell table:style-name="ce2" office:value-type="string">
            <text:p>CHARTILESET DATA...</text:p>
          </table:table-cell>
          <table:table-cell table:style-name="ce1" table:number-columns-repeated="3"/>
          <table:table-cell table:style-name="ce7" office:value-type="string" table:number-columns-spanned="13" table:number-rows-spanned="1">
            <text:p>SUMME 0-39</text:p>
          </table:table-cell>
          <table:covered-table-cell table:number-columns-repeated="11" table:style-name="ce1"/>
          <table:covered-table-cell table:style-name="ce10"/>
          <table:table-cell table:style-name="ce1" table:number-columns-repeated="1007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49</text:p>
          </table:table-cell>
          <table:table-cell table:number-columns-repeated="2"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b</text:p>
          </table:table-cell>
          <table:table-cell table:style-name="ce3" office:value-type="string">
            <text:p>$4c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number-columns-repeated="2" table:style-name="ce3" office:value-type="string">
            <text:p>$4a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d</text:p>
          </table:table-cell>
          <table:table-cell table:style-name="ce3" office:value-type="string">
            <text:p>$4e</text:p>
          </table:table-cell>
          <table:table-cell table:style-name="ce3" office:value-type="string">
            <text:p>$4f</text:p>
          </table:table-cell>
          <table:table-cell table:style-name="ce11" office:value-type="string">
            <text:p>$50</text:p>
          </table:table-cell>
          <table:table-cell table:number-columns-repeated="9"/>
          <table:table-cell table:style-name="ce15" office:value-type="string">
            <text:p>0-3</text:p>
          </table:table-cell>
          <table:table-cell table:style-name="ce20" office:value-type="string" table:number-columns-spanned="1" table:number-rows-spanned="12">
            <text:p>MAP</text:p>
          </table:table-cell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4-7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4" table:style-name="ce3" office:value-type="string">
            <text:p>$51</text:p>
          </table:table-cell>
          <table:table-cell table:style-name="ce3" office:value-type="string">
            <text:p>$52</text:p>
          </table:table-cell>
          <table:table-cell table:style-name="ce3" office:value-type="string">
            <text:p>$53</text:p>
          </table:table-cell>
          <table:table-cell table:style-name="ce3" office:value-type="string">
            <text:p>$54</text:p>
          </table:table-cell>
          <table:table-cell table:style-name="ce3" office:value-type="string">
            <text:p>$55</text:p>
          </table:table-cell>
          <table:table-cell table:style-name="ce3" office:value-type="string">
            <text:p>$56</text:p>
          </table:table-cell>
          <table:table-cell table:style-name="ce3" office:value-type="string">
            <text:p>$57</text:p>
          </table:table-cell>
          <table:table-cell table:style-name="ce3" office:value-type="string">
            <text:p>$58</text:p>
          </table:table-cell>
          <table:table-cell table:style-name="ce3" office:value-type="string">
            <text:p>$59</text:p>
          </table:table-cell>
          <table:table-cell table:style-name="ce3" office:value-type="string">
            <text:p>$5a</text:p>
          </table:table-cell>
          <table:table-cell table:style-name="ce3" office:value-type="string">
            <text:p>$5b</text:p>
          </table:table-cell>
          <table:table-cell table:style-name="ce3" office:value-type="string">
            <text:p>$5c</text:p>
          </table:table-cell>
          <table:table-cell table:style-name="ce11" office:value-type="string">
            <text:p>$5d</text:p>
          </table:table-cell>
          <table:table-cell table:number-columns-repeated="9"/>
          <table:table-cell table:style-name="ce15" office:value-type="string">
            <text:p>8-11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2</text:p>
          </table:table-cell>
          <table:table-cell table:style-name="ce3" office:value-type="string">
            <text:p>$63</text:p>
          </table:table-cell>
          <table:table-cell table:style-name="ce3" office:value-type="string">
            <text:p>$64</text:p>
          </table:table-cell>
          <table:table-cell table:style-name="ce3" office:value-type="string">
            <text:p>$65</text:p>
          </table:table-cell>
          <table:table-cell table:number-columns-repeated="4" table:style-name="ce3" office:value-type="string">
            <text:p>$61</text:p>
          </table:table-cell>
          <table:table-cell table:style-name="ce3" office:value-type="string">
            <text:p>$5e</text:p>
          </table:table-cell>
          <table:table-cell table:style-name="ce3" office:value-type="string">
            <text:p>$5f</text:p>
          </table:table-cell>
          <table:table-cell table:style-name="ce3" office:value-type="string">
            <text:p>$49</text:p>
          </table:table-cell>
          <table:table-cell table:style-name="ce3" office:value-type="string">
            <text:p>$4a</text:p>
          </table:table-cell>
          <table:table-cell table:number-columns-repeated="3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12-15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6</text:p>
          </table:table-cell>
          <table:table-cell table:style-name="ce3" office:value-type="string">
            <text:p>$67</text:p>
          </table:table-cell>
          <table:table-cell table:style-name="ce3" office:value-type="string">
            <text:p>$68</text:p>
          </table:table-cell>
          <table:table-cell table:style-name="ce3" office:value-type="string">
            <text:p>$69</text:p>
          </table:table-cell>
          <table:table-cell table:number-columns-repeated="4" table:style-name="ce3" office:value-type="string">
            <text:p>$6a</text:p>
          </table:table-cell>
          <table:table-cell table:number-columns-repeated="2" table:style-name="ce3" office:value-type="string">
            <text:p>$6b</text:p>
          </table:table-cell>
          <table:table-cell table:number-columns-repeated="2" table:style-name="ce3" office:value-type="string">
            <text:p>$6c</text:p>
          </table:table-cell>
          <table:table-cell table:style-name="ce3" office:value-type="string">
            <text:p>$6b</text:p>
          </table:table-cell>
          <table:table-cell table:style-name="ce3" office:value-type="string">
            <text:p>$6d</text:p>
          </table:table-cell>
          <table:table-cell table:style-name="ce3" office:value-type="string">
            <text:p>$6c</text:p>
          </table:table-cell>
          <table:table-cell table:style-name="ce11" office:value-type="string">
            <text:p>$6c</text:p>
          </table:table-cell>
          <table:table-cell table:number-columns-repeated="9"/>
          <table:table-cell table:style-name="ce15" office:value-type="string">
            <text:p>16-19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d</text:p>
          </table:table-cell>
          <table:table-cell table:style-name="ce3" office:value-type="string">
            <text:p>$6b</text:p>
          </table:table-cell>
          <table:table-cell table:number-columns-repeated="2" table:style-name="ce3" office:value-type="string">
            <text:p>$6c</text:p>
          </table:table-cell>
          <table:table-cell table:number-columns-repeated="11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20-23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e</text:p>
          </table:table-cell>
          <table:table-cell table:number-columns-repeated="2" table:style-name="ce3" office:value-type="string">
            <text:p>$51</text:p>
          </table:table-cell>
          <table:table-cell table:style-name="ce3" office:value-type="string">
            <text:p>$6f</text:p>
          </table:table-cell>
          <table:table-cell table:style-name="ce3" office:value-type="string">
            <text:p>$70</text:p>
          </table:table-cell>
          <table:table-cell table:style-name="ce3" office:value-type="string">
            <text:p>$71</text:p>
          </table:table-cell>
          <table:table-cell table:style-name="ce3" office:value-type="string">
            <text:p>$72</text:p>
          </table:table-cell>
          <table:table-cell table:style-name="ce3" office:value-type="string">
            <text:p>$73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8</text:p>
          </table:table-cell>
          <table:table-cell table:style-name="ce11" office:value-type="string">
            <text:p>$79</text:p>
          </table:table-cell>
          <table:table-cell table:number-columns-repeated="9"/>
          <table:table-cell table:style-name="ce15" office:value-type="string">
            <text:p>24-27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28-31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style-name="ce3" office:value-type="string">
            <text:p>$6e</text:p>
          </table:table-cell>
          <table:table-cell table:number-columns-repeated="2" table:style-name="ce3" office:value-type="string">
            <text:p>$51</text:p>
          </table:table-cell>
          <table:table-cell table:style-name="ce3" office:value-type="string">
            <text:p>$6f</text:p>
          </table:table-cell>
          <table:table-cell table:style-name="ce3" office:value-type="string">
            <text:p>$70</text:p>
          </table:table-cell>
          <table:table-cell table:style-name="ce3" office:value-type="string">
            <text:p>$71</text:p>
          </table:table-cell>
          <table:table-cell table:style-name="ce3" office:value-type="string">
            <text:p>$72</text:p>
          </table:table-cell>
          <table:table-cell table:style-name="ce3" office:value-type="string">
            <text:p>$73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4</text:p>
          </table:table-cell>
          <table:table-cell table:style-name="ce3" office:value-type="string">
            <text:p>$75</text:p>
          </table:table-cell>
          <table:table-cell table:style-name="ce3" office:value-type="string">
            <text:p>$76</text:p>
          </table:table-cell>
          <table:table-cell table:style-name="ce3" office:value-type="string">
            <text:p>$77</text:p>
          </table:table-cell>
          <table:table-cell table:style-name="ce3" office:value-type="string">
            <text:p>$78</text:p>
          </table:table-cell>
          <table:table-cell table:style-name="ce11" office:value-type="string">
            <text:p>$79</text:p>
          </table:table-cell>
          <table:table-cell table:number-columns-repeated="9"/>
          <table:table-cell table:style-name="ce15" office:value-type="string">
            <text:p>32-35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15" table:style-name="ce3" office:value-type="string">
            <text:p>$20</text:p>
          </table:table-cell>
          <table:table-cell table:style-name="ce11" office:value-type="string">
            <text:p>$20</text:p>
          </table:table-cell>
          <table:table-cell table:number-columns-repeated="9"/>
          <table:table-cell table:style-name="ce15" office:value-type="string">
            <text:p>36-39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4" table:style-name="ce3" office:value-type="string">
            <text:p>$51</text:p>
          </table:table-cell>
          <table:table-cell table:style-name="ce3" office:value-type="string">
            <text:p>$7a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a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a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b</text:p>
          </table:table-cell>
          <table:table-cell table:style-name="ce3" office:value-type="string">
            <text:p>$51</text:p>
          </table:table-cell>
          <table:table-cell table:style-name="ce3" office:value-type="string">
            <text:p>$7c</text:p>
          </table:table-cell>
          <table:table-cell table:style-name="ce3" office:value-type="string">
            <text:p>$7d</text:p>
          </table:table-cell>
          <table:table-cell table:style-name="ce3" office:value-type="string">
            <text:p>$7e</text:p>
          </table:table-cell>
          <table:table-cell table:style-name="ce11" office:value-type="string">
            <text:p>$7e</text:p>
          </table:table-cell>
          <table:table-cell table:number-columns-repeated="9"/>
          <table:table-cell table:style-name="ce15" office:value-type="string">
            <text:p>40-43</text:p>
          </table:table-cell>
          <table:covered-table-cell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2" table:style-name="ce3" office:value-type="string">
            <text:p>$7f</text:p>
          </table:table-cell>
          <table:table-cell table:number-columns-repeated="2" table:style-name="ce3" office:value-type="string">
            <text:p>$80</text:p>
          </table:table-cell>
          <table:table-cell table:style-name="ce3" office:value-type="string">
            <text:p>$81</text:p>
          </table:table-cell>
          <table:table-cell table:style-name="ce3" office:value-type="string">
            <text:p>$82</text:p>
          </table:table-cell>
          <table:table-cell table:style-name="ce3" office:value-type="string">
            <text:p>$83</text:p>
          </table:table-cell>
          <table:table-cell table:style-name="ce3" office:value-type="string">
            <text:p>$84</text:p>
          </table:table-cell>
          <table:table-cell table:style-name="ce3" office:value-type="string">
            <text:p>$85</text:p>
          </table:table-cell>
          <table:table-cell table:style-name="ce3" office:value-type="string">
            <text:p>$86</text:p>
          </table:table-cell>
          <table:table-cell table:style-name="ce3" office:value-type="string">
            <text:p>$87</text:p>
          </table:table-cell>
          <table:table-cell table:style-name="ce3" office:value-type="string">
            <text:p>$88</text:p>
          </table:table-cell>
          <table:table-cell table:number-columns-repeated="3" table:style-name="ce3" office:value-type="string">
            <text:p>$89</text:p>
          </table:table-cell>
          <table:table-cell table:style-name="ce11" office:value-type="string">
            <text:p>$89</text:p>
          </table:table-cell>
          <table:table-cell table:number-columns-repeated="9"/>
          <table:table-cell table:style-name="ce15" office:value-type="string">
            <text:p>44-47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8a</text:p>
          </table:table-cell>
          <table:table-cell table:style-name="ce4" office:value-type="string">
            <text:p>$8b</text:p>
          </table:table-cell>
          <table:table-cell table:style-name="ce4" office:value-type="string">
            <text:p>$8c</text:p>
          </table:table-cell>
          <table:table-cell table:style-name="ce4" office:value-type="string">
            <text:p>$8d</text:p>
          </table:table-cell>
          <table:table-cell table:style-name="ce4" office:value-type="string">
            <text:p>$8e</text:p>
          </table:table-cell>
          <table:table-cell table:style-name="ce4" office:value-type="string">
            <text:p>$8b</text:p>
          </table:table-cell>
          <table:table-cell table:style-name="ce4" office:value-type="string">
            <text:p>$8c</text:p>
          </table:table-cell>
          <table:table-cell table:style-name="ce4" office:value-type="string">
            <text:p>$8d</text:p>
          </table:table-cell>
          <table:table-cell table:style-name="ce4" office:value-type="string">
            <text:p>$8f</text:p>
          </table:table-cell>
          <table:table-cell table:style-name="ce4" office:value-type="string">
            <text:p>$90</text:p>
          </table:table-cell>
          <table:table-cell table:style-name="ce4" office:value-type="string">
            <text:p>$91</text:p>
          </table:table-cell>
          <table:table-cell table:style-name="ce4" office:value-type="string">
            <text:p>$92</text:p>
          </table:table-cell>
          <table:table-cell table:style-name="ce4" office:value-type="string">
            <text:p>$93</text:p>
          </table:table-cell>
          <table:table-cell table:style-name="ce4" office:value-type="string">
            <text:p>$94</text:p>
          </table:table-cell>
          <table:table-cell table:style-name="ce4" office:value-type="string">
            <text:p>$95</text:p>
          </table:table-cell>
          <table:table-cell table:style-name="ce12" office:value-type="string">
            <text:p>$96</text:p>
          </table:table-cell>
          <table:table-cell table:number-columns-repeated="9"/>
          <table:table-cell table:style-name="ce16" office:value-type="string">
            <text:p>48-51</text:p>
          </table:table-cell>
          <table:table-cell table:style-name="ce21" office:value-type="string" table:number-columns-spanned="1" table:number-rows-spanned="4">
            <text:p>PLAYER</text:p>
          </table:table-cell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97</text:p>
          </table:table-cell>
          <table:table-cell table:style-name="ce4" office:value-type="string">
            <text:p>$98</text:p>
          </table:table-cell>
          <table:table-cell table:style-name="ce4" office:value-type="string">
            <text:p>$99</text:p>
          </table:table-cell>
          <table:table-cell table:style-name="ce4" office:value-type="string">
            <text:p>$9a</text:p>
          </table:table-cell>
          <table:table-cell table:style-name="ce4" office:value-type="string">
            <text:p>$9b</text:p>
          </table:table-cell>
          <table:table-cell table:style-name="ce4" office:value-type="string">
            <text:p>$9c</text:p>
          </table:table-cell>
          <table:table-cell table:style-name="ce4" office:value-type="string">
            <text:p>$9d</text:p>
          </table:table-cell>
          <table:table-cell table:style-name="ce4" office:value-type="string">
            <text:p>$9e</text:p>
          </table:table-cell>
          <table:table-cell table:number-columns-repeated="7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52-55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56-59</text:p>
          </table:table-cell>
          <table:covered-table-cell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number-columns-repeated="15" table:style-name="ce4" office:value-type="string">
            <text:p>$20</text:p>
          </table:table-cell>
          <table:table-cell table:style-name="ce12" office:value-type="string">
            <text:p>$20</text:p>
          </table:table-cell>
          <table:table-cell table:number-columns-repeated="9"/>
          <table:table-cell table:style-name="ce16" office:value-type="string">
            <text:p>60-63</text:p>
          </table:table-cell>
          <table:covered-table-cell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9f</text:p>
          </table:table-cell>
          <table:table-cell table:style-name="ce5" office:value-type="string">
            <text:p>$a1</text:p>
          </table:table-cell>
          <table:table-cell table:style-name="ce5" office:value-type="string">
            <text:p>$a3</text:p>
          </table:table-cell>
          <table:table-cell table:style-name="ce5" office:value-type="string">
            <text:p>$a4</text:p>
          </table:table-cell>
          <table:table-cell table:style-name="ce5" office:value-type="string">
            <text:p>$a5</text:p>
          </table:table-cell>
          <table:table-cell table:style-name="ce5" office:value-type="string">
            <text:p>$a6</text:p>
          </table:table-cell>
          <table:table-cell table:style-name="ce5" office:value-type="string">
            <text:p>$a7</text:p>
          </table:table-cell>
          <table:table-cell table:style-name="ce5" office:value-type="string">
            <text:p>$a8</text:p>
          </table:table-cell>
          <table:table-cell table:style-name="ce5" office:value-type="string">
            <text:p>$a5</text:p>
          </table:table-cell>
          <table:table-cell table:style-name="ce5" office:value-type="string">
            <text:p>$a6</text:p>
          </table:table-cell>
          <table:table-cell table:style-name="ce5" office:value-type="string">
            <text:p>$a7</text:p>
          </table:table-cell>
          <table:table-cell table:style-name="ce5" office:value-type="string">
            <text:p>$a8</text:p>
          </table:table-cell>
          <table:table-cell table:style-name="ce5" office:value-type="string">
            <text:p>$a9</text:p>
          </table:table-cell>
          <table:table-cell table:style-name="ce5" office:value-type="string">
            <text:p>$aa</text:p>
          </table:table-cell>
          <table:table-cell table:style-name="ce5" office:value-type="string">
            <text:p>$ab</text:p>
          </table:table-cell>
          <table:table-cell table:style-name="ce13" office:value-type="string">
            <text:p>$ac</text:p>
          </table:table-cell>
          <table:table-cell table:style-name="ce5" table:number-columns-repeated="9"/>
          <table:table-cell table:style-name="ce17" office:value-type="string">
            <text:p>64-67</text:p>
          </table:table-cell>
          <table:table-cell table:style-name="ce22" office:value-type="string" table:number-columns-spanned="1" table:number-rows-spanned="4">
            <text:p>NPC</text:p>
          </table:table-cell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ad</text:p>
          </table:table-cell>
          <table:table-cell table:style-name="ce5" office:value-type="string">
            <text:p>$ae</text:p>
          </table:table-cell>
          <table:table-cell table:style-name="ce5" office:value-type="string">
            <text:p>$af</text:p>
          </table:table-cell>
          <table:table-cell table:style-name="ce5" office:value-type="string">
            <text:p>$b0</text:p>
          </table:table-cell>
          <table:table-cell table:style-name="ce5" office:value-type="string">
            <text:p>$b1</text:p>
          </table:table-cell>
          <table:table-cell table:style-name="ce5" office:value-type="string">
            <text:p>$b2</text:p>
          </table:table-cell>
          <table:table-cell table:style-name="ce5" office:value-type="string">
            <text:p>$b3</text:p>
          </table:table-cell>
          <table:table-cell table:style-name="ce5" office:value-type="string">
            <text:p>$b4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5" office:value-type="string">
            <text:p>$b8</text:p>
          </table:table-cell>
          <table:table-cell table:style-name="ce5" office:value-type="string">
            <text:p>$b9</text:p>
          </table:table-cell>
          <table:table-cell table:style-name="ce5" office:value-type="string">
            <text:p>$ba</text:p>
          </table:table-cell>
          <table:table-cell table:style-name="ce5" office:value-type="string">
            <text:p>$bb</text:p>
          </table:table-cell>
          <table:table-cell table:style-name="ce13" office:value-type="string">
            <text:p>$bc</text:p>
          </table:table-cell>
          <table:table-cell table:style-name="ce5" table:number-columns-repeated="9"/>
          <table:table-cell table:style-name="ce17" office:value-type="string">
            <text:p>68-71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bd</text:p>
          </table:table-cell>
          <table:table-cell table:style-name="ce5" office:value-type="string">
            <text:p>$be</text:p>
          </table:table-cell>
          <table:table-cell table:style-name="ce5" office:value-type="string">
            <text:p>$bf</text:p>
          </table:table-cell>
          <table:table-cell table:style-name="ce5" office:value-type="string">
            <text:p>$c0</text:p>
          </table:table-cell>
          <table:table-cell table:style-name="ce5" office:value-type="string">
            <text:p>$b9</text:p>
          </table:table-cell>
          <table:table-cell table:style-name="ce5" office:value-type="string">
            <text:p>$ba</text:p>
          </table:table-cell>
          <table:table-cell table:style-name="ce5" office:value-type="string">
            <text:p>$bb</text:p>
          </table:table-cell>
          <table:table-cell table:style-name="ce5" office:value-type="string">
            <text:p>$bc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5" office:value-type="string">
            <text:p>$b8</text:p>
          </table:table-cell>
          <table:table-cell table:style-name="ce5" office:value-type="string">
            <text:p>$b5</text:p>
          </table:table-cell>
          <table:table-cell table:style-name="ce5" office:value-type="string">
            <text:p>$b6</text:p>
          </table:table-cell>
          <table:table-cell table:style-name="ce5" office:value-type="string">
            <text:p>$b7</text:p>
          </table:table-cell>
          <table:table-cell table:style-name="ce13" office:value-type="string">
            <text:p>$b8</text:p>
          </table:table-cell>
          <table:table-cell table:style-name="ce5" table:number-columns-repeated="9"/>
          <table:table-cell table:style-name="ce17" office:value-type="string">
            <text:p>72-75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c1</text:p>
          </table:table-cell>
          <table:table-cell table:style-name="ce5" office:value-type="string">
            <text:p>$c2</text:p>
          </table:table-cell>
          <table:table-cell table:style-name="ce5" office:value-type="string">
            <text:p>$c3</text:p>
          </table:table-cell>
          <table:table-cell table:style-name="ce5" office:value-type="string">
            <text:p>$c4</text:p>
          </table:table-cell>
          <table:table-cell table:style-name="ce5" office:value-type="string">
            <text:p>$c5</text:p>
          </table:table-cell>
          <table:table-cell table:style-name="ce5" office:value-type="string">
            <text:p>$c6</text:p>
          </table:table-cell>
          <table:table-cell table:style-name="ce5" office:value-type="string">
            <text:p>$c7</text:p>
          </table:table-cell>
          <table:table-cell table:style-name="ce5" office:value-type="string">
            <text:p>$c8</text:p>
          </table:table-cell>
          <table:table-cell table:number-columns-repeated="7" table:style-name="ce5" office:value-type="string">
            <text:p>$20</text:p>
          </table:table-cell>
          <table:table-cell table:style-name="ce13" office:value-type="string">
            <text:p>$20</text:p>
          </table:table-cell>
          <table:table-cell table:style-name="ce5" table:number-columns-repeated="9"/>
          <table:table-cell table:style-name="ce17" office:value-type="string">
            <text:p>76-79</text:p>
          </table:table-cell>
          <table:covered-table-cell table:style-name="ce5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c9</text:p>
          </table:table-cell>
          <table:table-cell table:style-name="ce6" office:value-type="string">
            <text:p>$ca</text:p>
          </table:table-cell>
          <table:table-cell table:style-name="ce6" office:value-type="string">
            <text:p>$cb</text:p>
          </table:table-cell>
          <table:table-cell table:style-name="ce6" office:value-type="string">
            <text:p>$cc</text:p>
          </table:table-cell>
          <table:table-cell table:style-name="ce6" office:value-type="string">
            <text:p>$cd</text:p>
          </table:table-cell>
          <table:table-cell table:style-name="ce6" office:value-type="string">
            <text:p>$ce</text:p>
          </table:table-cell>
          <table:table-cell table:style-name="ce6" office:value-type="string">
            <text:p>$cf</text:p>
          </table:table-cell>
          <table:table-cell table:style-name="ce6" office:value-type="string">
            <text:p>$d0</text:p>
          </table:table-cell>
          <table:table-cell table:style-name="ce6" office:value-type="string">
            <text:p>$d1</text:p>
          </table:table-cell>
          <table:table-cell table:style-name="ce6" office:value-type="string">
            <text:p>$d2</text:p>
          </table:table-cell>
          <table:table-cell table:style-name="ce6" office:value-type="string">
            <text:p>$d3</text:p>
          </table:table-cell>
          <table:table-cell table:style-name="ce6" office:value-type="string">
            <text:p>$d4</text:p>
          </table:table-cell>
          <table:table-cell table:style-name="ce6" office:value-type="string">
            <text:p>$d5</text:p>
          </table:table-cell>
          <table:table-cell table:style-name="ce6" office:value-type="string">
            <text:p>$d6</text:p>
          </table:table-cell>
          <table:table-cell table:style-name="ce6" office:value-type="string">
            <text:p>$d7</text:p>
          </table:table-cell>
          <table:table-cell table:style-name="ce14" office:value-type="string">
            <text:p>$d8</text:p>
          </table:table-cell>
          <table:table-cell table:style-name="ce6" table:number-columns-repeated="9"/>
          <table:table-cell table:style-name="ce18" office:value-type="string">
            <text:p>80-83</text:p>
          </table:table-cell>
          <table:table-cell table:style-name="ce23" office:value-type="string" table:number-columns-spanned="1" table:number-rows-spanned="4">
            <text:p>BIG</text:p>
          </table:table-cell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style-name="ce6" office:value-type="string">
            <text:p>$d9</text:p>
          </table:table-cell>
          <table:table-cell table:style-name="ce6" office:value-type="string">
            <text:p>$da</text:p>
          </table:table-cell>
          <table:table-cell table:style-name="ce6" office:value-type="string">
            <text:p>$db</text:p>
          </table:table-cell>
          <table:table-cell table:style-name="ce6" office:value-type="string">
            <text:p>$dc</text:p>
          </table:table-cell>
          <table:table-cell table:style-name="ce6" office:value-type="string">
            <text:p>$dd</text:p>
          </table:table-cell>
          <table:table-cell table:style-name="ce6" office:value-type="string">
            <text:p>$de</text:p>
          </table:table-cell>
          <table:table-cell table:style-name="ce6" office:value-type="string">
            <text:p>$df</text:p>
          </table:table-cell>
          <table:table-cell table:style-name="ce6" office:value-type="string">
            <text:p>$e0</text:p>
          </table:table-cell>
          <table:table-cell table:style-name="ce6" office:value-type="string">
            <text:p>$e1</text:p>
          </table:table-cell>
          <table:table-cell table:style-name="ce6" office:value-type="string">
            <text:p>$20</text:p>
          </table:table-cell>
          <table:table-cell table:style-name="ce6" office:value-type="string">
            <text:p>$e2</text:p>
          </table:table-cell>
          <table:table-cell table:style-name="ce6" office:value-type="string">
            <text:p>$e3</text:p>
          </table:table-cell>
          <table:table-cell table:style-name="ce6" office:value-type="string">
            <text:p>$e4</text:p>
          </table:table-cell>
          <table:table-cell table:style-name="ce6" office:value-type="string">
            <text:p>$e5</text:p>
          </table:table-cell>
          <table:table-cell table:style-name="ce6" office:value-type="string">
            <text:p>$e6</text:p>
          </table:table-cell>
          <table:table-cell table:style-name="ce14" office:value-type="string">
            <text:p>$e7</text:p>
          </table:table-cell>
          <table:table-cell table:style-name="ce6" table:number-columns-repeated="9"/>
          <table:table-cell table:style-name="ce18" office:value-type="string">
            <text:p>84-87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2" table:style-name="ce6" office:value-type="string">
            <text:p>$20</text:p>
          </table:table-cell>
          <table:table-cell table:style-name="ce6" office:value-type="string">
            <text:p>$e8</text:p>
          </table:table-cell>
          <table:table-cell table:style-name="ce6" office:value-type="string">
            <text:p>$e9</text:p>
          </table:table-cell>
          <table:table-cell table:style-name="ce6" office:value-type="string">
            <text:p>$ea</text:p>
          </table:table-cell>
          <table:table-cell table:number-columns-repeated="10" table:style-name="ce6" office:value-type="string">
            <text:p>$20</text:p>
          </table:table-cell>
          <table:table-cell table:style-name="ce14" office:value-type="string">
            <text:p>$20</text:p>
          </table:table-cell>
          <table:table-cell table:style-name="ce6" table:number-columns-repeated="9"/>
          <table:table-cell table:style-name="ce18" office:value-type="string">
            <text:p>88-91</text:p>
          </table:table-cell>
          <table:covered-table-cell table:style-name="ce6"/>
          <table:table-cell table:number-columns-repeated="996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15" table:style-name="ce6" office:value-type="string">
            <text:p>$20</text:p>
          </table:table-cell>
          <table:table-cell table:style-name="ce14" office:value-type="string">
            <text:p>$20</text:p>
          </table:table-cell>
          <table:table-cell table:style-name="ce6" table:number-columns-repeated="9"/>
          <table:table-cell table:style-name="ce18" office:value-type="string">
            <text:p>92-95</text:p>
          </table:table-cell>
          <table:covered-table-cell table:style-name="ce6"/>
          <table:table-cell table:number-columns-repeated="996"/>
        </table:table-row>
        <table:table-row table:style-name="ro1" table:visibility="collapse" table:number-rows-repeated="2">
          <table:table-cell table:number-columns-repeated="1024"/>
        </table:table-row>
        <table:table-row table:style-name="ro1">
          <table:table-cell table:style-name="ce2" office:value-type="string">
            <text:p>CHARTILESET COLOUR DATA...</text:p>
          </table:table-cell>
          <table:table-cell table:style-name="ce1" table:number-columns-repeated="5"/>
          <table:table-cell table:style-name="ce7" office:value-type="string" table:number-columns-spanned="11" table:number-rows-spanned="1">
            <text:p>SUMME 0-39</text:p>
          </table:table-cell>
          <table:covered-table-cell table:number-columns-repeated="9" table:style-name="ce1"/>
          <table:covered-table-cell table:style-name="ce10"/>
          <table:table-cell table:style-name="ce1" table:number-columns-repeated="1007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8" table:style-name="ce3" office:value-type="string">
            <text:p>$0b</text:p>
          </table:table-cell>
          <table:table-cell table:style-name="ce3" office:value-type="string">
            <text:p>$08</text:p>
          </table:table-cell>
          <table:table-cell table:style-name="ce3" office:value-type="string">
            <text:p>$09</text:p>
          </table:table-cell>
          <table:table-cell table:style-name="ce3" office:value-type="string">
            <text:p>$0a</text:p>
          </table:table-cell>
          <table:table-cell table:number-columns-repeated="2" table:style-name="ce3" office:value-type="string">
            <text:p>$0b</text:p>
          </table:table-cell>
          <table:table-cell table:style-name="ce3" office:value-type="string">
            <text:p>$09</text:p>
          </table:table-cell>
          <table:table-cell table:style-name="ce3" office:value-type="string">
            <text:p>$0b</text:p>
          </table:table-cell>
          <table:table-cell table:style-name="ce11" office:value-type="string">
            <text:p>$0b</text:p>
          </table:table-cell>
          <table:table-cell table:number-columns-repeated="9"/>
          <table:table-cell table:style-name="ce19" office:value-type="string">
            <text:p>0-15</text:p>
          </table:table-cell>
          <table:table-cell table:style-name="ce19"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2" table:style-name="ce3" office:value-type="string">
            <text:p>$0a</text:p>
          </table:table-cell>
          <table:table-cell table:number-columns-repeated="3" table:style-name="ce3" office:value-type="string">
            <text:p>$09</text:p>
          </table:table-cell>
          <table:table-cell table:number-columns-repeated="3" table:style-name="ce3" office:value-type="string">
            <text:p>$0b</text:p>
          </table:table-cell>
          <table:table-cell table:number-columns-repeated="4" table:style-name="ce3" office:value-type="string">
            <text:p>$0d</text:p>
          </table:table-cell>
          <table:table-cell table:number-columns-repeated="3" table:style-name="ce3" office:value-type="string">
            <text:p>$0b</text:p>
          </table:table-cell>
          <table:table-cell table:style-name="ce11" office:value-type="string">
            <text:p>$0b</text:p>
          </table:table-cell>
          <table:table-cell table:number-columns-repeated="9"/>
          <table:table-cell table:style-name="ce19" office:value-type="string">
            <text:p>16-31</text:p>
          </table:table-cell>
          <table:table-cell table:style-name="ce19"/>
          <table:table-cell table:number-columns-repeated="996"/>
        </table:table-row>
        <table:table-row table:style-name="ro1">
          <table:table-cell table:style-name="ce3" office:value-type="string">
            <text:p>.byte</text:p>
          </table:table-cell>
          <table:table-cell table:number-columns-repeated="4" table:style-name="ce3" office:value-type="string">
            <text:p>$09</text:p>
          </table:table-cell>
          <table:table-cell table:number-columns-repeated="9" table:style-name="ce3" office:value-type="string">
            <text:p>$0b</text:p>
          </table:table-cell>
          <table:table-cell table:style-name="ce3" office:value-type="string">
            <text:p>$0c</text:p>
          </table:table-cell>
          <table:table-cell table:style-name="ce3" office:value-type="string">
            <text:p>$0b</text:p>
          </table:table-cell>
          <table:table-cell table:style-name="ce3" office:value-type="string">
            <text:p>$09</text:p>
          </table:table-cell>
          <table:table-cell office:value-type="string">
            <text:p>$09</text:p>
          </table:table-cell>
          <table:table-cell table:number-columns-repeated="3" office:value-type="string">
            <text:p>$0a</text:p>
          </table:table-cell>
          <table:table-cell office:value-type="string">
            <text:p>$0d</text:p>
          </table:table-cell>
          <table:table-cell office:value-type="string">
            <text:p>$09</text:p>
          </table:table-cell>
          <table:table-cell office:value-type="string">
            <text:p>$0b</text:p>
          </table:table-cell>
          <table:table-cell office:value-type="string">
            <text:p>$0c</text:p>
          </table:table-cell>
          <table:table-cell/>
          <table:table-cell table:style-name="ce19" office:value-type="string">
            <text:p>32-47</text:p>
          </table:table-cell>
          <table:table-cell table:style-name="ce19"/>
          <table:table-cell table:number-columns-repeated="996"/>
        </table:table-row>
        <table:table-row table:style-name="ro1">
          <table:table-cell table:style-name="ce4" office:value-type="string">
            <text:p>.byte</text:p>
          </table:table-cell>
          <table:table-cell table:style-name="ce4" office:value-type="string">
            <text:p>$08</text:p>
          </table:table-cell>
          <table:table-cell table:style-name="ce4" office:value-type="string">
            <text:p>$0b</text:p>
          </table:table-cell>
          <table:table-cell table:style-name="ce4" office:value-type="string">
            <text:p>$0d</text:p>
          </table:table-cell>
          <table:table-cell table:style-name="ce4" office:value-type="string">
            <text:p>$0c</text:p>
          </table:table-cell>
          <table:table-cell table:number-columns-repeated="11" table:style-name="ce4" office:value-type="string">
            <text:p>$0b</text:p>
          </table:table-cell>
          <table:table-cell table:style-name="ce12" office:value-type="string">
            <text:p>$0b</text:p>
          </table:table-cell>
          <table:table-cell table:number-columns-repeated="9"/>
          <table:table-cell office:value-type="string">
            <text:p>48-63</text:p>
          </table:table-cell>
          <table:table-cell table:number-columns-repeated="997"/>
        </table:table-row>
        <table:table-row table:style-name="ro1">
          <table:table-cell table:style-name="ce5" office:value-type="string">
            <text:p>.byte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f</text:p>
          </table:table-cell>
          <table:table-cell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number-columns-repeated="5" table:style-name="ce5" office:value-type="string">
            <text:p>$0b</text:p>
          </table:table-cell>
          <table:table-cell table:style-name="ce5" office:value-type="string">
            <text:p>$0d</text:p>
          </table:table-cell>
          <table:table-cell table:style-name="ce5" office:value-type="string">
            <text:p>$0a</text:p>
          </table:table-cell>
          <table:table-cell table:style-name="ce5" office:value-type="string">
            <text:p>$0d</text:p>
          </table:table-cell>
          <table:table-cell table:number-columns-repeated="3" table:style-name="ce5" office:value-type="string">
            <text:p>$0b</text:p>
          </table:table-cell>
          <table:table-cell table:style-name="ce13" office:value-type="string">
            <text:p>$0b</text:p>
          </table:table-cell>
          <table:table-cell table:number-columns-repeated="9"/>
          <table:table-cell office:value-type="string">
            <text:p>64-79</text:p>
          </table:table-cell>
          <table:table-cell table:number-columns-repeated="997"/>
        </table:table-row>
        <table:table-row table:style-name="ro1">
          <table:table-cell table:style-name="ce6" office:value-type="string">
            <text:p>.byte</text:p>
          </table:table-cell>
          <table:table-cell table:number-columns-repeated="2" table:style-name="ce6" office:value-type="string">
            <text:p>$0f</text:p>
          </table:table-cell>
          <table:table-cell table:number-columns-repeated="8" table:style-name="ce6" office:value-type="string">
            <text:p>$0b</text:p>
          </table:table-cell>
          <table:table-cell table:number-columns-repeated="6" table:style-name="ce6" office:value-type="string">
            <text:p>$03</text:p>
          </table:table-cell>
          <table:table-cell table:number-columns-repeated="9"/>
          <table:table-cell office:value-type="string">
            <text:p>80-95</text:p>
          </table:table-cell>
          <table:table-cell table:number-columns-repeated="997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 Char" table:style-name="ta1" table:print="false">
        <table:table-column table:style-name="co5" table:default-cell-style-name="Default"/>
        <table:table-column table:style-name="co2" table:default-cell-style-name="ce1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ce1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column table:style-name="co6" table:default-cell-style-name="ce24"/>
        <table:table-column table:style-name="co2" table:default-cell-style-name="Default"/>
        <table:table-row table:style-name="ro2">
          <table:table-cell office:value-type="string">
            <text:p>data</text:p>
          </table:table-cell>
          <table:table-cell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B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3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D53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F53];2;2))"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G53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3];2;2))"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I53];2;2))" office:value-type="float" office:value="120">
            <text:p>120</text:p>
          </table:table-cell>
          <table:table-cell office:value-type="string">
            <text:p>,</text:p>
          </table:table-cell>
          <table:table-cell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J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3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53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O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3];2;2))" office:value-type="float" office:value="198">
            <text:p>19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B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4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J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4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4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4">
            <text:p>4</text:p>
          </table:table-cell>
          <table:table-cell office:value-type="string">
            <text:p>,</text:p>
          </table:table-cell>
          <table:table-cell table:formula="of:=HEX2DEC(MID(['Charpad Export'.B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5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5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J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55];2;2))" office:value-type="float" office:value="254">
            <text:p>25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B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6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J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6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5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56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O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6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6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B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5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5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7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9">
            <text:p>9</text:p>
          </table:table-cell>
          <table:table-cell office:value-type="string">
            <text:p>,</text:p>
          </table:table-cell>
          <table:table-cell table:formula="of:=HEX2DEC(MID(['Charpad Export'.J5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5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57];2;2))" office:value-type="float" office:value="252">
            <text:p>25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B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5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58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J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N5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58];2;2))"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P58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58];2;2))" office:value-type="float" office:value="198">
            <text:p>19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B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5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59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J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5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5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59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N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5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59];2;2))" office:value-type="float" office:value="198">
            <text:p>19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B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0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E60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6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6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H60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I60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J6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0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B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61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1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J6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P61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Q61];2;2))" office:value-type="float" office:value="118">
            <text:p>11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B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62];2;2))" office:value-type="float" office:value="198">
            <text:p>198</text:p>
          </table:table-cell>
          <table:table-cell office:value-type="string">
            <text:p>,</text:p>
          </table:table-cell>
          <table:table-cell office:value-type="float" office:value="19">
            <text:p>19</text:p>
          </table:table-cell>
          <table:table-cell office:value-type="string">
            <text:p>,</text:p>
          </table:table-cell>
          <table:table-cell table:formula="of:=HEX2DEC(MID(['Charpad Export'.J6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62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6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62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2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B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E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I63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J6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P63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63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2">
            <text:p>22</text:p>
          </table:table-cell>
          <table:table-cell office:value-type="string">
            <text:p>,</text:p>
          </table:table-cell>
          <table:table-cell table:formula="of:=HEX2DEC(MID(['Charpad Export'.B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G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64];2;2))"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I64];2;2))" office:value-type="float" office:value="56">
            <text:p>56</text:p>
          </table:table-cell>
          <table:table-cell office:value-type="string">
            <text:p>,</text:p>
          </table:table-cell>
          <table:table-cell office:value-type="float" office:value="23">
            <text:p>23</text:p>
          </table:table-cell>
          <table:table-cell office:value-type="string">
            <text:p>,</text:p>
          </table:table-cell>
          <table:table-cell table:formula="of:=HEX2DEC(MID(['Charpad Export'.J6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L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64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O64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P6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Q64];2;2))" office:value-type="float" office:value="238">
            <text:p>23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B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D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E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F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G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H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I65];2;2))" office:value-type="float" office:value="204">
            <text:p>204</text:p>
          </table:table-cell>
          <table:table-cell office:value-type="string">
            <text:p>,</text:p>
          </table:table-cell>
          <table:table-cell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J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L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M65];2;2))"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N65];2;2))"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O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5];2;2))" office:value-type="float" office:value="48">
            <text:p>4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B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6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6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E6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66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66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H6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66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J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6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66];2;2))" office:value-type="float" office:value="60">
            <text:p>6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8">
            <text:p>28</text:p>
          </table:table-cell>
          <table:table-cell office:value-type="string">
            <text:p>,</text:p>
          </table:table-cell>
          <table:table-cell table:formula="of:=HEX2DEC(MID(['Charpad Export'.B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67];2;2))" office:value-type="float" office:value="18">
            <text:p>18</text:p>
          </table:table-cell>
          <table:table-cell office:value-type="string">
            <text:p>,</text:p>
          </table:table-cell>
          <table:table-cell table:formula="of:=HEX2DEC(MID(['Charpad Export'.E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6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6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67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I67];2;2))" office:value-type="float" office:value="252">
            <text:p>252</text:p>
          </table:table-cell>
          <table:table-cell office:value-type="string">
            <text:p>,</text:p>
          </table:table-cell>
          <table:table-cell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J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7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67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67];2;2))" office:value-type="float" office:value="60">
            <text:p>6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30">
            <text:p>30</text:p>
          </table:table-cell>
          <table:table-cell office:value-type="string">
            <text:p>,</text:p>
          </table:table-cell>
          <table:table-cell table:formula="of:=HEX2DEC(MID(['Charpad Export'.B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68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E68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G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68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68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J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L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M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N68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O68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68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Q68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B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6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3">
            <text:p>33</text:p>
          </table:table-cell>
          <table:table-cell office:value-type="string">
            <text:p>,</text:p>
          </table:table-cell>
          <table:table-cell table:formula="of:=HEX2DEC(MID(['Charpad Export'.J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L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69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69];2;2))" office:value-type="float" office:value="24">
            <text:p>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B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J70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K70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L70];2;2))"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M70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N70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O7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P70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Q70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36">
            <text:p>36</text:p>
          </table:table-cell>
          <table:table-cell office:value-type="string">
            <text:p>,</text:p>
          </table:table-cell>
          <table:table-cell table:formula="of:=HEX2DEC(MID(['Charpad Export'.B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D71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E71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F71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G7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I71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37">
            <text:p>37</text:p>
          </table:table-cell>
          <table:table-cell office:value-type="string">
            <text:p>,</text:p>
          </table:table-cell>
          <table:table-cell table:formula="of:=HEX2DEC(MID(['Charpad Export'.J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1];2;2))"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L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7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1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O7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1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71];2;2))" office:value-type="float" office:value="70">
            <text:p>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38">
            <text:p>38</text:p>
          </table:table-cell>
          <table:table-cell office:value-type="string">
            <text:p>,</text:p>
          </table:table-cell>
          <table:table-cell table:formula="of:=HEX2DEC(MID(['Charpad Export'.B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D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2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2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G72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72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2];2;2))" office:value-type="float" office:value="63">
            <text:p>63</text:p>
          </table:table-cell>
          <table:table-cell office:value-type="string">
            <text:p>,</text:p>
          </table:table-cell>
          <table:table-cell office:value-type="float" office:value="39">
            <text:p>39</text:p>
          </table:table-cell>
          <table:table-cell office:value-type="string">
            <text:p>,</text:p>
          </table:table-cell>
          <table:table-cell table:formula="of:=HEX2DEC(MID(['Charpad Export'.J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2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L72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7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2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B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D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G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3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J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7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3];2;2))" office:value-type="float" office:value="48">
            <text:p>4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B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E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F7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7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H7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J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N74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74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B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H75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5];2;2))" office:value-type="float" office:value="48">
            <text:p>48</text:p>
          </table:table-cell>
          <table:table-cell office:value-type="string">
            <text:p>,</text:p>
          </table:table-cell>
          <table:table-cell office:value-type="float" office:value="45">
            <text:p>45</text:p>
          </table:table-cell>
          <table:table-cell office:value-type="string">
            <text:p>,</text:p>
          </table:table-cell>
          <table:table-cell table:formula="of:=HEX2DEC(MID(['Charpad Export'.J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75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75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B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76];2;2))" office:value-type="float" office:value="24">
            <text:p>24</text:p>
          </table:table-cell>
          <table:table-cell office:value-type="string">
            <text:p>,</text:p>
          </table:table-cell>
          <table:table-cell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J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7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76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76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76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6];2;2))" office:value-type="float" office:value="96">
            <text:p>96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B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7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7];2;2))"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F77];2;2))"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G77];2;2))"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H77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77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49">
            <text:p>49</text:p>
          </table:table-cell>
          <table:table-cell office:value-type="string">
            <text:p>,</text:p>
          </table:table-cell>
          <table:table-cell table:formula="of:=HEX2DEC(MID(['Charpad Export'.J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L77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M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O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77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Q77];2;2))" office:value-type="float" office:value="252">
            <text:p>25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B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F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7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7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51">
            <text:p>51</text:p>
          </table:table-cell>
          <table:table-cell office:value-type="string">
            <text:p>,</text:p>
          </table:table-cell>
          <table:table-cell table:formula="of:=HEX2DEC(MID(['Charpad Export'.J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78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O78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8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8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52">
            <text:p>52</text:p>
          </table:table-cell>
          <table:table-cell office:value-type="string">
            <text:p>,</text:p>
          </table:table-cell>
          <table:table-cell table:formula="of:=HEX2DEC(MID(['Charpad Export'.B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D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H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I79];2;2))" office:value-type="float" office:value="6">
            <text:p>6</text:p>
          </table:table-cell>
          <table:table-cell office:value-type="string">
            <text:p>,</text:p>
          </table:table-cell>
          <table:table-cell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J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7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79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7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7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79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79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B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0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0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0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0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J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L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M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0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O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0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Q80];2;2))" office:value-type="float" office:value="6">
            <text:p>6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B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D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E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F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G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H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I81];2;2))" office:value-type="float" office:value="124">
            <text:p>124</text:p>
          </table:table-cell>
          <table:table-cell office:value-type="string">
            <text:p>,</text:p>
          </table:table-cell>
          <table:table-cell office:value-type="float" office:value="57">
            <text:p>57</text:p>
          </table:table-cell>
          <table:table-cell office:value-type="string">
            <text:p>,</text:p>
          </table:table-cell>
          <table:table-cell table:formula="of:=HEX2DEC(MID(['Charpad Export'.J8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1];2;2))"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L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M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N81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O81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81];2;2))"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Q81];2;2))" office:value-type="float" office:value="124">
            <text:p>1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B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F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J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M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2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Q82];2;2))" office:value-type="float" office:value="48">
            <text:p>4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B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D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F83];2;2))"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G8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83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3];2;2))" office:value-type="float" office:value="14">
            <text:p>14</text:p>
          </table:table-cell>
          <table:table-cell office:value-type="string">
            <text:p>,</text:p>
          </table:table-cell>
          <table:table-cell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J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N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3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P8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3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B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4];2;2))"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D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E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F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G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I84];2;2))" office:value-type="float" office:value="112">
            <text:p>112</text:p>
          </table:table-cell>
          <table:table-cell office:value-type="string">
            <text:p>,</text:p>
          </table:table-cell>
          <table:table-cell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J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L84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84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8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84];2;2))" office:value-type="float" office:value="24">
            <text:p>24</text:p>
          </table:table-cell>
          <table:table-cell office:value-type="string">
            <text:p>,</text:p>
          </table:table-cell>
          <table:table-cell table:formula="of:=HEX2DEC(MID(['Charpad Export'.P8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4];2;2))" office:value-type="float" office:value="24">
            <text:p>2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B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J8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8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N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O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P8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Q85];2;2))" office:value-type="float" office:value="192">
            <text:p>19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B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8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8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8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J8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K8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8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6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6];2;2))" office:value-type="float" office:value="3">
            <text:p>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68">
            <text:p>68</text:p>
          </table:table-cell>
          <table:table-cell office:value-type="string">
            <text:p>,</text:p>
          </table:table-cell>
          <table:table-cell table:formula="of:=HEX2DEC(MID(['Charpad Export'.B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87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I87];2;2))" office:value-type="float" office:value="192">
            <text:p>192</text:p>
          </table:table-cell>
          <table:table-cell office:value-type="string">
            <text:p>,</text:p>
          </table:table-cell>
          <table:table-cell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J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M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N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O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P87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Q87];2;2))" office:value-type="float" office:value="3">
            <text:p>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B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8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G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88];2;2))" office:value-type="float" office:value="42">
            <text:p>42</text:p>
          </table:table-cell>
          <table:table-cell office:value-type="string">
            <text:p>,</text:p>
          </table:table-cell>
          <table:table-cell office:value-type="float" office:value="71">
            <text:p>71</text:p>
          </table:table-cell>
          <table:table-cell office:value-type="string">
            <text:p>,</text:p>
          </table:table-cell>
          <table:table-cell table:formula="of:=HEX2DEC(MID(['Charpad Export'.J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8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8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88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72">
            <text:p>72</text:p>
          </table:table-cell>
          <table:table-cell office:value-type="string">
            <text:p>,</text:p>
          </table:table-cell>
          <table:table-cell table:formula="of:=HEX2DEC(MID(['Charpad Export'.B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C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D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E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F89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G8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8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8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73">
            <text:p>73</text:p>
          </table:table-cell>
          <table:table-cell office:value-type="string">
            <text:p>,</text:p>
          </table:table-cell>
          <table:table-cell table:formula="of:=HEX2DEC(MID(['Charpad Export'.J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89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8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N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89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P8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89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B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90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F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9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I9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J9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0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9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9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O9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90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90];2;2))" office:value-type="float" office:value="8">
            <text:p>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76">
            <text:p>76</text:p>
          </table:table-cell>
          <table:table-cell office:value-type="string">
            <text:p>,</text:p>
          </table:table-cell>
          <table:table-cell table:formula="of:=HEX2DEC(MID(['Charpad Export'.B9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D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9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G91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H9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I91];2;2))" office:value-type="float" office:value="12">
            <text:p>12</text:p>
          </table:table-cell>
          <table:table-cell office:value-type="string">
            <text:p>,</text:p>
          </table:table-cell>
          <table:table-cell office:value-type="float" office:value="77">
            <text:p>77</text:p>
          </table:table-cell>
          <table:table-cell office:value-type="string">
            <text:p>,</text:p>
          </table:table-cell>
          <table:table-cell table:formula="of:=HEX2DEC(MID(['Charpad Export'.J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M91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N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9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9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Q91];2;2))" office:value-type="float" office:value="32">
            <text:p>3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78">
            <text:p>78</text:p>
          </table:table-cell>
          <table:table-cell office:value-type="string">
            <text:p>,</text:p>
          </table:table-cell>
          <table:table-cell table:formula="of:=HEX2DEC(MID(['Charpad Export'.B92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G9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92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92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79">
            <text:p>79</text:p>
          </table:table-cell>
          <table:table-cell office:value-type="string">
            <text:p>,</text:p>
          </table:table-cell>
          <table:table-cell table:formula="of:=HEX2DEC(MID(['Charpad Export'.J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92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L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M9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N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9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9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92];2;2))" office:value-type="float" office:value="130">
            <text:p>13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B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C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93];2;2))" office:value-type="float" office:value="50">
            <text:p>50</text:p>
          </table:table-cell>
          <table:table-cell office:value-type="string">
            <text:p>,</text:p>
          </table:table-cell>
          <table:table-cell table:formula="of:=HEX2DEC(MID(['Charpad Export'.E93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F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9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9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81">
            <text:p>81</text:p>
          </table:table-cell>
          <table:table-cell office:value-type="string">
            <text:p>,</text:p>
          </table:table-cell>
          <table:table-cell table:formula="of:=HEX2DEC(MID(['Charpad Export'.J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9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93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B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94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H94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I94];2;2))" office:value-type="float" office:value="154">
            <text:p>154</text:p>
          </table:table-cell>
          <table:table-cell office:value-type="string">
            <text:p>,</text:p>
          </table:table-cell>
          <table:table-cell office:value-type="float" office:value="83">
            <text:p>83</text:p>
          </table:table-cell>
          <table:table-cell office:value-type="string">
            <text:p>,</text:p>
          </table:table-cell>
          <table:table-cell table:formula="of:=HEX2DEC(MID(['Charpad Export'.J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4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9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4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B9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C9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D9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F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G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H95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9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J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5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9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5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B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6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D96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E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F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G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H96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I96];2;2))" office:value-type="float" office:value="106">
            <text:p>106</text:p>
          </table:table-cell>
          <table:table-cell office:value-type="string">
            <text:p>,</text:p>
          </table:table-cell>
          <table:table-cell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J9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6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L96];2;2))"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M96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O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P96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Q96];2;2))" office:value-type="float" office:value="169">
            <text:p>169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B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C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D97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E97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F97];2;2))"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G97];2;2))"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H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9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J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K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L97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M97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97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O97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P9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97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B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98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D98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98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I98];2;2))" office:value-type="float" office:value="234">
            <text:p>234</text:p>
          </table:table-cell>
          <table:table-cell office:value-type="string">
            <text:p>,</text:p>
          </table:table-cell>
          <table:table-cell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J98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9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98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98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Q98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B9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9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D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E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99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99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I9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93">
            <text:p>93</text:p>
          </table:table-cell>
          <table:table-cell office:value-type="string">
            <text:p>,</text:p>
          </table:table-cell>
          <table:table-cell table:formula="of:=HEX2DEC(MID(['Charpad Export'.J9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9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M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N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9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P9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Q99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94">
            <text:p>94</text:p>
          </table:table-cell>
          <table:table-cell office:value-type="string">
            <text:p>,</text:p>
          </table:table-cell>
          <table:table-cell table:formula="of:=HEX2DEC(MID(['Charpad Export'.B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0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D100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E100];2;2))"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F100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G10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H10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100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J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0];2;2))"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L10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00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N10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0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0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Q100];2;2))" office:value-type="float" office:value="34">
            <text:p>3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96">
            <text:p>96</text:p>
          </table:table-cell>
          <table:table-cell office:value-type="string">
            <text:p>,</text:p>
          </table:table-cell>
          <table:table-cell table:formula="of:=HEX2DEC(MID(['Charpad Export'.B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0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0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97">
            <text:p>97</text:p>
          </table:table-cell>
          <table:table-cell office:value-type="string">
            <text:p>,</text:p>
          </table:table-cell>
          <table:table-cell table:formula="of:=HEX2DEC(MID(['Charpad Export'.J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K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L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M10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N10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P101];2;2))" office:value-type="float" office:value="56">
            <text:p>56</text:p>
          </table:table-cell>
          <table:table-cell office:value-type="string">
            <text:p>,</text:p>
          </table:table-cell>
          <table:table-cell table:formula="of:=HEX2DEC(MID(['Charpad Export'.Q101];2;2))" office:value-type="float" office:value="56">
            <text:p>56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98">
            <text:p>98</text:p>
          </table:table-cell>
          <table:table-cell office:value-type="string">
            <text:p>,</text:p>
          </table:table-cell>
          <table:table-cell table:formula="of:=HEX2DEC(MID(['Charpad Export'.B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0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E10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102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G102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102];2;2))"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I102];2;2))" office:value-type="float" office:value="187">
            <text:p>187</text:p>
          </table:table-cell>
          <table:table-cell office:value-type="string">
            <text:p>,</text:p>
          </table:table-cell>
          <table:table-cell office:value-type="float" office:value="99">
            <text:p>99</text:p>
          </table:table-cell>
          <table:table-cell office:value-type="string">
            <text:p>,</text:p>
          </table:table-cell>
          <table:table-cell table:formula="of:=HEX2DEC(MID(['Charpad Export'.J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0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0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0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N10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O102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102];2;2))"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Q102];2;2))" office:value-type="float" office:value="238">
            <text:p>23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B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3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D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F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G103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H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J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3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L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M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N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O103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P10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3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B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4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4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4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4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J10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L104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M104];2;2))"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N104];2;2))"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O10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P104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Q104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04">
            <text:p>104</text:p>
          </table:table-cell>
          <table:table-cell office:value-type="string">
            <text:p>,</text:p>
          </table:table-cell>
          <table:table-cell table:formula="of:=HEX2DEC(MID(['Charpad Export'.B105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05];2;2))"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D105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E105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F10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5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J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K105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L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M105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05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05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0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05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B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C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D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E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G106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H106];2;2))"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I10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J10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06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08">
            <text:p>108</text:p>
          </table:table-cell>
          <table:table-cell office:value-type="string">
            <text:p>,</text:p>
          </table:table-cell>
          <table:table-cell table:formula="of:=HEX2DEC(MID(['Charpad Export'.B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07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07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09">
            <text:p>109</text:p>
          </table:table-cell>
          <table:table-cell office:value-type="string">
            <text:p>,</text:p>
          </table:table-cell>
          <table:table-cell table:formula="of:=HEX2DEC(MID(['Charpad Export'.J10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0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7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M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0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07];2;2))" office:value-type="float" office:value="85">
            <text:p>8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10">
            <text:p>110</text:p>
          </table:table-cell>
          <table:table-cell office:value-type="string">
            <text:p>,</text:p>
          </table:table-cell>
          <table:table-cell table:formula="of:=HEX2DEC(MID(['Charpad Export'.B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08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08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J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0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0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08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12">
            <text:p>112</text:p>
          </table:table-cell>
          <table:table-cell office:value-type="string">
            <text:p>,</text:p>
          </table:table-cell>
          <table:table-cell table:formula="of:=HEX2DEC(MID(['Charpad Export'.B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C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D109];2;2))"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E109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09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G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H10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I109];2;2))" office:value-type="float" office:value="253">
            <text:p>253</text:p>
          </table:table-cell>
          <table:table-cell office:value-type="string">
            <text:p>,</text:p>
          </table:table-cell>
          <table:table-cell office:value-type="float" office:value="113">
            <text:p>113</text:p>
          </table:table-cell>
          <table:table-cell office:value-type="string">
            <text:p>,</text:p>
          </table:table-cell>
          <table:table-cell table:formula="of:=HEX2DEC(MID(['Charpad Export'.J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K109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L10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M10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0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0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P109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Q109];2;2))" office:value-type="float" office:value="127">
            <text:p>127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14">
            <text:p>114</text:p>
          </table:table-cell>
          <table:table-cell office:value-type="string">
            <text:p>,</text:p>
          </table:table-cell>
          <table:table-cell table:formula="of:=HEX2DEC(MID(['Charpad Export'.B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10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1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0];2;2))"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F110];2;2))"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G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10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1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15">
            <text:p>115</text:p>
          </table:table-cell>
          <table:table-cell office:value-type="string">
            <text:p>,</text:p>
          </table:table-cell>
          <table:table-cell table:formula="of:=HEX2DEC(MID(['Charpad Export'.J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10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L110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0];2;2))" office:value-type="float" office:value="107">
            <text:p>107</text:p>
          </table:table-cell>
          <table:table-cell office:value-type="string">
            <text:p>,</text:p>
          </table:table-cell>
          <table:table-cell table:formula="of:=HEX2DEC(MID(['Charpad Export'.N110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O11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10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10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16">
            <text:p>116</text:p>
          </table:table-cell>
          <table:table-cell office:value-type="string">
            <text:p>,</text:p>
          </table:table-cell>
          <table:table-cell table:formula="of:=HEX2DEC(MID(['Charpad Export'.B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C111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D11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E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G111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H111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I111];2;2))" office:value-type="float" office:value="175">
            <text:p>175</text:p>
          </table:table-cell>
          <table:table-cell office:value-type="string">
            <text:p>,</text:p>
          </table:table-cell>
          <table:table-cell office:value-type="float" office:value="117">
            <text:p>117</text:p>
          </table:table-cell>
          <table:table-cell office:value-type="string">
            <text:p>,</text:p>
          </table:table-cell>
          <table:table-cell table:formula="of:=HEX2DEC(MID(['Charpad Export'.J111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K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L111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M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N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O111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P111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Q111];2;2))" office:value-type="float" office:value="186">
            <text:p>186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18">
            <text:p>118</text:p>
          </table:table-cell>
          <table:table-cell office:value-type="string">
            <text:p>,</text:p>
          </table:table-cell>
          <table:table-cell table:formula="of:=HEX2DEC(MID(['Charpad Export'.B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1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F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2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19">
            <text:p>119</text:p>
          </table:table-cell>
          <table:table-cell office:value-type="string">
            <text:p>,</text:p>
          </table:table-cell>
          <table:table-cell table:formula="of:=HEX2DEC(MID(['Charpad Export'.J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2];2;2))" office:value-type="float" office:value="191">
            <text:p>191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20">
            <text:p>120</text:p>
          </table:table-cell>
          <table:table-cell office:value-type="string">
            <text:p>,</text:p>
          </table:table-cell>
          <table:table-cell table:formula="of:=HEX2DEC(MID(['Charpad Export'.B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D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E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F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G113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H113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I113];2;2))" office:value-type="float" office:value="191">
            <text:p>191</text:p>
          </table:table-cell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 office:value-type="string">
            <text:p>,</text:p>
          </table:table-cell>
          <table:table-cell table:formula="of:=HEX2DEC(MID(['Charpad Export'.J113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K113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L113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M11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N113];2;2))"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O113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P113];2;2))"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Q113];2;2))" office:value-type="float" office:value="250">
            <text:p>25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22">
            <text:p>122</text:p>
          </table:table-cell>
          <table:table-cell office:value-type="string">
            <text:p>,</text:p>
          </table:table-cell>
          <table:table-cell table:formula="of:=HEX2DEC(MID(['Charpad Export'.B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C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D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E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F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G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H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I114];2;2))" office:value-type="float" office:value="171">
            <text:p>171</text:p>
          </table:table-cell>
          <table:table-cell office:value-type="string">
            <text:p>,</text:p>
          </table:table-cell>
          <table:table-cell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J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K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L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M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N114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14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14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4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24">
            <text:p>124</text:p>
          </table:table-cell>
          <table:table-cell office:value-type="string">
            <text:p>,</text:p>
          </table:table-cell>
          <table:table-cell table:formula="of:=HEX2DEC(MID(['Charpad Export'.B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15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D115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E11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F115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G115];2;2))" office:value-type="float" office:value="101">
            <text:p>101</text:p>
          </table:table-cell>
          <table:table-cell office:value-type="string">
            <text:p>,</text:p>
          </table:table-cell>
          <table:table-cell table:formula="of:=HEX2DEC(MID(['Charpad Export'.H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I115];2;2))" office:value-type="float" office:value="153">
            <text:p>153</text:p>
          </table:table-cell>
          <table:table-cell office:value-type="string">
            <text:p>,</text:p>
          </table:table-cell>
          <table:table-cell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J115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K115];2;2))" office:value-type="float" office:value="106">
            <text:p>106</text:p>
          </table:table-cell>
          <table:table-cell office:value-type="string">
            <text:p>,</text:p>
          </table:table-cell>
          <table:table-cell table:formula="of:=HEX2DEC(MID(['Charpad Export'.L115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M115];2;2))"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N115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O11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P115];2;2))" office:value-type="float" office:value="89">
            <text:p>89</text:p>
          </table:table-cell>
          <table:table-cell office:value-type="string">
            <text:p>,</text:p>
          </table:table-cell>
          <table:table-cell table:formula="of:=HEX2DEC(MID(['Charpad Export'.Q115];2;2))" office:value-type="float" office:value="105">
            <text:p>10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B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16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1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16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J116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K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L116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M116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N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O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P116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Q116];2;2))" office:value-type="float" office:value="251">
            <text:p>251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B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C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D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E117];2;2))"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F117];2;2))"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G117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H117];2;2))"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I117];2;2))" office:value-type="float" office:value="235">
            <text:p>235</text:p>
          </table:table-cell>
          <table:table-cell office:value-type="string">
            <text:p>,</text:p>
          </table:table-cell>
          <table:table-cell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J117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K117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O117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7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Q117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B118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C118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D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F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G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H118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I118];2;2))" office:value-type="float" office:value="254">
            <text:p>254</text:p>
          </table:table-cell>
          <table:table-cell office:value-type="string">
            <text:p>,</text:p>
          </table:table-cell>
          <table:table-cell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J118];2;2))" office:value-type="float" office:value="125">
            <text:p>125</text:p>
          </table:table-cell>
          <table:table-cell office:value-type="string">
            <text:p>,</text:p>
          </table:table-cell>
          <table:table-cell table:formula="of:=HEX2DEC(MID(['Charpad Export'.K118];2;2))" office:value-type="float" office:value="123">
            <text:p>123</text:p>
          </table:table-cell>
          <table:table-cell office:value-type="string">
            <text:p>,</text:p>
          </table:table-cell>
          <table:table-cell table:formula="of:=HEX2DEC(MID(['Charpad Export'.L118];2;2))"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M11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18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18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P11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Q118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32">
            <text:p>132</text:p>
          </table:table-cell>
          <table:table-cell office:value-type="string">
            <text:p>,</text:p>
          </table:table-cell>
          <table:table-cell table:formula="of:=HEX2DEC(MID(['Charpad Export'.B119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C119];2;2))"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D11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E119];2;2))" office:value-type="float" office:value="126">
            <text:p>126</text:p>
          </table:table-cell>
          <table:table-cell office:value-type="string">
            <text:p>,</text:p>
          </table:table-cell>
          <table:table-cell table:formula="of:=HEX2DEC(MID(['Charpad Export'.F11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G119];2;2))"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H11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I119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J11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1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19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M119];2;2))" office:value-type="float" office:value="59">
            <text:p>59</text:p>
          </table:table-cell>
          <table:table-cell office:value-type="string">
            <text:p>,</text:p>
          </table:table-cell>
          <table:table-cell table:formula="of:=HEX2DEC(MID(['Charpad Export'.N11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O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1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19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B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2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20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2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G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20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I120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5">
            <text:p>135</text:p>
          </table:table-cell>
          <table:table-cell office:value-type="string">
            <text:p>,</text:p>
          </table:table-cell>
          <table:table-cell table:formula="of:=HEX2DEC(MID(['Charpad Export'.J12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O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20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20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B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C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21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21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H12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21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37">
            <text:p>137</text:p>
          </table:table-cell>
          <table:table-cell office:value-type="string">
            <text:p>,</text:p>
          </table:table-cell>
          <table:table-cell table:formula="of:=HEX2DEC(MID(['Charpad Export'.J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21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M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21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2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21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B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2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D122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E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F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G122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H122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I122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39">
            <text:p>139</text:p>
          </table:table-cell>
          <table:table-cell office:value-type="string">
            <text:p>,</text:p>
          </table:table-cell>
          <table:table-cell table:formula="of:=HEX2DEC(MID(['Charpad Export'.J12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K12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2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M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N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O122];2;2))"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P122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Q122];2;2))" office:value-type="float" office:value="192">
            <text:p>19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40">
            <text:p>140</text:p>
          </table:table-cell>
          <table:table-cell office:value-type="string">
            <text:p>,</text:p>
          </table:table-cell>
          <table:table-cell table:formula="of:=HEX2DEC(MID(['Charpad Export'.B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C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D123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E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F12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G123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2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2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41">
            <text:p>141</text:p>
          </table:table-cell>
          <table:table-cell office:value-type="string">
            <text:p>,</text:p>
          </table:table-cell>
          <table:table-cell table:formula="of:=HEX2DEC(MID(['Charpad Export'.J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K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L123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M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2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2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Q123];2;2))" office:value-type="float" office:value="160">
            <text:p>16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B12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4];2;2))"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E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F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G124];2;2))"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H124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I124];2;2))" office:value-type="float" office:value="3">
            <text:p>3</text:p>
          </table:table-cell>
          <table:table-cell office:value-type="string">
            <text:p>,</text:p>
          </table:table-cell>
          <table:table-cell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J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2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24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M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N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O124];2;2))" office:value-type="float" office:value="25">
            <text:p>25</text:p>
          </table:table-cell>
          <table:table-cell office:value-type="string">
            <text:p>,</text:p>
          </table:table-cell>
          <table:table-cell table:formula="of:=HEX2DEC(MID(['Charpad Export'.P124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4];2;2))" office:value-type="float" office:value="3">
            <text:p>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44">
            <text:p>144</text:p>
          </table:table-cell>
          <table:table-cell office:value-type="string">
            <text:p>,</text:p>
          </table:table-cell>
          <table:table-cell table:formula="of:=HEX2DEC(MID(['Charpad Export'.B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5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25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E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F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G125];2;2))"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H125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I125];2;2))" office:value-type="float" office:value="202">
            <text:p>202</text:p>
          </table:table-cell>
          <table:table-cell office:value-type="string">
            <text:p>,</text:p>
          </table:table-cell>
          <table:table-cell office:value-type="float" office:value="145">
            <text:p>145</text:p>
          </table:table-cell>
          <table:table-cell office:value-type="string">
            <text:p>,</text:p>
          </table:table-cell>
          <table:table-cell table:formula="of:=HEX2DEC(MID(['Charpad Export'.J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L125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M125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2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25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5];2;2))" office:value-type="float" office:value="20">
            <text:p>2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B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D126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E12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2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H126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6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47">
            <text:p>147</text:p>
          </table:table-cell>
          <table:table-cell office:value-type="string">
            <text:p>,</text:p>
          </table:table-cell>
          <table:table-cell table:formula="of:=HEX2DEC(MID(['Charpad Export'.J12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2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26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26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26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Q126];2;2))" office:value-type="float" office:value="2">
            <text:p>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B127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27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27];2;2))" office:value-type="float" office:value="92">
            <text:p>92</text:p>
          </table:table-cell>
          <table:table-cell office:value-type="string">
            <text:p>,</text:p>
          </table:table-cell>
          <table:table-cell table:formula="of:=HEX2DEC(MID(['Charpad Export'.E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F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G127];2;2))"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H127];2;2))" office:value-type="float" office:value="95">
            <text:p>95</text:p>
          </table:table-cell>
          <table:table-cell office:value-type="string">
            <text:p>,</text:p>
          </table:table-cell>
          <table:table-cell table:formula="of:=HEX2DEC(MID(['Charpad Export'.I127];2;2))" office:value-type="float" office:value="128">
            <text:p>128</text:p>
          </table:table-cell>
          <table:table-cell office:value-type="string">
            <text:p>,</text:p>
          </table:table-cell>
          <table:table-cell office:value-type="float" office:value="149">
            <text:p>149</text:p>
          </table:table-cell>
          <table:table-cell office:value-type="string">
            <text:p>,</text:p>
          </table:table-cell>
          <table:table-cell table:formula="of:=HEX2DEC(MID(['Charpad Export'.J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27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2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N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O12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P127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Q127];2;2))" office:value-type="float" office:value="20">
            <text:p>2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50">
            <text:p>150</text:p>
          </table:table-cell>
          <table:table-cell office:value-type="string">
            <text:p>,</text:p>
          </table:table-cell>
          <table:table-cell table:formula="of:=HEX2DEC(MID(['Charpad Export'.B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D128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E128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F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2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28];2;2))" office:value-type="float" office:value="20">
            <text:p>20</text:p>
          </table:table-cell>
          <table:table-cell office:value-type="string">
            <text:p>,</text:p>
          </table:table-cell>
          <table:table-cell table:formula="of:=HEX2DEC(MID(['Charpad Export'.I128];2;2))" office:value-type="float" office:value="20">
            <text:p>20</text:p>
          </table:table-cell>
          <table:table-cell office:value-type="string">
            <text:p>,</text:p>
          </table:table-cell>
          <table:table-cell office:value-type="float" office:value="151">
            <text:p>151</text:p>
          </table:table-cell>
          <table:table-cell office:value-type="string">
            <text:p>,</text:p>
          </table:table-cell>
          <table:table-cell table:formula="of:=HEX2DEC(MID(['Charpad Export'.J128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K128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28];2;2))" office:value-type="float" office:value="69">
            <text:p>69</text:p>
          </table:table-cell>
          <table:table-cell office:value-type="string">
            <text:p>,</text:p>
          </table:table-cell>
          <table:table-cell table:formula="of:=HEX2DEC(MID(['Charpad Export'.M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N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O128];2;2))" office:value-type="float" office:value="70">
            <text:p>70</text:p>
          </table:table-cell>
          <table:table-cell office:value-type="string">
            <text:p>,</text:p>
          </table:table-cell>
          <table:table-cell table:formula="of:=HEX2DEC(MID(['Charpad Export'.P128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Q128];2;2))" office:value-type="float" office:value="64">
            <text:p>6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52">
            <text:p>152</text:p>
          </table:table-cell>
          <table:table-cell office:value-type="string">
            <text:p>,</text:p>
          </table:table-cell>
          <table:table-cell table:formula="of:=HEX2DEC(MID(['Charpad Export'.B129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2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29];2;2))" office:value-type="float" office:value="86">
            <text:p>86</text:p>
          </table:table-cell>
          <table:table-cell office:value-type="string">
            <text:p>,</text:p>
          </table:table-cell>
          <table:table-cell table:formula="of:=HEX2DEC(MID(['Charpad Export'.E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F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G129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H129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29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3">
            <text:p>153</text:p>
          </table:table-cell>
          <table:table-cell office:value-type="string">
            <text:p>,</text:p>
          </table:table-cell>
          <table:table-cell table:formula="of:=HEX2DEC(MID(['Charpad Export'.J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K129];2;2))" office:value-type="float" office:value="111">
            <text:p>111</text:p>
          </table:table-cell>
          <table:table-cell office:value-type="string">
            <text:p>,</text:p>
          </table:table-cell>
          <table:table-cell table:formula="of:=HEX2DEC(MID(['Charpad Export'.L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M129];2;2))" office:value-type="float" office:value="65">
            <text:p>65</text:p>
          </table:table-cell>
          <table:table-cell office:value-type="string">
            <text:p>,</text:p>
          </table:table-cell>
          <table:table-cell table:formula="of:=HEX2DEC(MID(['Charpad Export'.N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O129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P12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Q129];2;2))" office:value-type="float" office:value="26">
            <text:p>26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54">
            <text:p>154</text:p>
          </table:table-cell>
          <table:table-cell office:value-type="string">
            <text:p>,</text:p>
          </table:table-cell>
          <table:table-cell table:formula="of:=HEX2DEC(MID(['Charpad Export'.B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C130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D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30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H13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0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55">
            <text:p>155</text:p>
          </table:table-cell>
          <table:table-cell office:value-type="string">
            <text:p>,</text:p>
          </table:table-cell>
          <table:table-cell table:formula="of:=HEX2DEC(MID(['Charpad Export'.J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30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M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N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O130];2;2))" office:value-type="float" office:value="134">
            <text:p>134</text:p>
          </table:table-cell>
          <table:table-cell office:value-type="string">
            <text:p>,</text:p>
          </table:table-cell>
          <table:table-cell table:formula="of:=HEX2DEC(MID(['Charpad Export'.P130];2;2))" office:value-type="float" office:value="133">
            <text:p>133</text:p>
          </table:table-cell>
          <table:table-cell office:value-type="string">
            <text:p>,</text:p>
          </table:table-cell>
          <table:table-cell table:formula="of:=HEX2DEC(MID(['Charpad Export'.Q130];2;2))" office:value-type="float" office:value="131">
            <text:p>131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56">
            <text:p>156</text:p>
          </table:table-cell>
          <table:table-cell office:value-type="string">
            <text:p>,</text:p>
          </table:table-cell>
          <table:table-cell table:formula="of:=HEX2DEC(MID(['Charpad Export'.B131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1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D131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E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F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G131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31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I131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57">
            <text:p>157</text:p>
          </table:table-cell>
          <table:table-cell office:value-type="string">
            <text:p>,</text:p>
          </table:table-cell>
          <table:table-cell table:formula="of:=HEX2DEC(MID(['Charpad Export'.J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K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L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M131];2;2))"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N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O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P131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Q131];2;2))" office:value-type="float" office:value="131">
            <text:p>131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58">
            <text:p>158</text:p>
          </table:table-cell>
          <table:table-cell office:value-type="string">
            <text:p>,</text:p>
          </table:table-cell>
          <table:table-cell table:formula="of:=HEX2DEC(MID(['Charpad Export'.B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32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F132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G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32];2;2))" office:value-type="float" office:value="255">
            <text:p>255</text:p>
          </table:table-cell>
          <table:table-cell office:value-type="string">
            <text:p>,</text:p>
          </table:table-cell>
          <table:table-cell office:value-type="float" office:value="159">
            <text:p>159</text:p>
          </table:table-cell>
          <table:table-cell office:value-type="string">
            <text:p>,</text:p>
          </table:table-cell>
          <table:table-cell table:formula="of:=HEX2DEC(MID(['Charpad Export'.J132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3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32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M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N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O132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P132];2;2))"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Q132];2;2))" office:value-type="float" office:value="3">
            <text:p>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B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1">
            <text:p>161</text:p>
          </table:table-cell>
          <table:table-cell office:value-type="string">
            <text:p>,</text:p>
          </table:table-cell>
          <table:table-cell table:formula="of:=HEX2DEC(MID(['Charpad Export'.J133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K133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L133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M133];2;2))"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N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O133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P133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Q133];2;2))" office:value-type="float" office:value="192">
            <text:p>19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B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3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J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4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4];2;2))" office:value-type="float" office:value="127">
            <text:p>127</text:p>
          </table:table-cell>
          <table:table-cell office:value-type="string">
            <text:p>,</text:p>
          </table:table-cell>
          <table:table-cell table:formula="of:=HEX2DEC(MID(['Charpad Export'.M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N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3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3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Q134];2;2))" office:value-type="float" office:value="10">
            <text:p>1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64">
            <text:p>164</text:p>
          </table:table-cell>
          <table:table-cell office:value-type="string">
            <text:p>,</text:p>
          </table:table-cell>
          <table:table-cell table:formula="of:=HEX2DEC(MID(['Charpad Export'.B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5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E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3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35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I13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65">
            <text:p>165</text:p>
          </table:table-cell>
          <table:table-cell office:value-type="string">
            <text:p>,</text:p>
          </table:table-cell>
          <table:table-cell table:formula="of:=HEX2DEC(MID(['Charpad Export'.J13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3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M13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N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O13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P135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Q135];2;2))" office:value-type="float" office:value="63">
            <text:p>6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B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36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D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6];2;2))" office:value-type="float" office:value="58">
            <text:p>58</text:p>
          </table:table-cell>
          <table:table-cell office:value-type="string">
            <text:p>,</text:p>
          </table:table-cell>
          <table:table-cell table:formula="of:=HEX2DEC(MID(['Charpad Export'.G13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3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36];2;2))" office:value-type="float" office:value="80">
            <text:p>80</text:p>
          </table:table-cell>
          <table:table-cell office:value-type="string">
            <text:p>,</text:p>
          </table:table-cell>
          <table:table-cell office:value-type="float" office:value="167">
            <text:p>167</text:p>
          </table:table-cell>
          <table:table-cell office:value-type="string">
            <text:p>,</text:p>
          </table:table-cell>
          <table:table-cell table:formula="of:=HEX2DEC(MID(['Charpad Export'.J13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36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M136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N136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O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P13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Q136];2;2))" office:value-type="float" office:value="15">
            <text:p>1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B137];2;2))"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C137];2;2))"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D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E137];2;2))" office:value-type="float" office:value="61">
            <text:p>61</text:p>
          </table:table-cell>
          <table:table-cell office:value-type="string">
            <text:p>,</text:p>
          </table:table-cell>
          <table:table-cell table:formula="of:=HEX2DEC(MID(['Charpad Export'.F137];2;2))" office:value-type="float" office:value="53">
            <text:p>53</text:p>
          </table:table-cell>
          <table:table-cell office:value-type="string">
            <text:p>,</text:p>
          </table:table-cell>
          <table:table-cell table:formula="of:=HEX2DEC(MID(['Charpad Export'.G137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H137];2;2))"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I137];2;2))" office:value-type="float" office:value="84">
            <text:p>84</text:p>
          </table:table-cell>
          <table:table-cell office:value-type="string">
            <text:p>,</text:p>
          </table:table-cell>
          <table:table-cell office:value-type="float" office:value="169">
            <text:p>169</text:p>
          </table:table-cell>
          <table:table-cell office:value-type="string">
            <text:p>,</text:p>
          </table:table-cell>
          <table:table-cell table:formula="of:=HEX2DEC(MID(['Charpad Export'.J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K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L137];2;2))" office:value-type="float" office:value="163">
            <text:p>163</text:p>
          </table:table-cell>
          <table:table-cell office:value-type="string">
            <text:p>,</text:p>
          </table:table-cell>
          <table:table-cell table:formula="of:=HEX2DEC(MID(['Charpad Export'.M137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O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P137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Q137];2;2))" office:value-type="float" office:value="143">
            <text:p>14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B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C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38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38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H138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I138];2;2))" office:value-type="float" office:value="176">
            <text:p>176</text:p>
          </table:table-cell>
          <table:table-cell office:value-type="string">
            <text:p>,</text:p>
          </table:table-cell>
          <table:table-cell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J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K138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38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M138];2;2))" office:value-type="float" office:value="47">
            <text:p>47</text:p>
          </table:table-cell>
          <table:table-cell office:value-type="string">
            <text:p>,</text:p>
          </table:table-cell>
          <table:table-cell table:formula="of:=HEX2DEC(MID(['Charpad Export'.N138];2;2))" office:value-type="float" office:value="11">
            <text:p>11</text:p>
          </table:table-cell>
          <table:table-cell office:value-type="string">
            <text:p>,</text:p>
          </table:table-cell>
          <table:table-cell table:formula="of:=HEX2DEC(MID(['Charpad Export'.O138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P138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38];2;2))" office:value-type="float" office:value="40">
            <text:p>4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72">
            <text:p>172</text:p>
          </table:table-cell>
          <table:table-cell office:value-type="string">
            <text:p>,</text:p>
          </table:table-cell>
          <table:table-cell table:formula="of:=HEX2DEC(MID(['Charpad Export'.B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C139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D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39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39];2;2))"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G13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H13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3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3">
            <text:p>173</text:p>
          </table:table-cell>
          <table:table-cell office:value-type="string">
            <text:p>,</text:p>
          </table:table-cell>
          <table:table-cell table:formula="of:=HEX2DEC(MID(['Charpad Export'.J139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K139];2;2))" office:value-type="float" office:value="90">
            <text:p>90</text:p>
          </table:table-cell>
          <table:table-cell office:value-type="string">
            <text:p>,</text:p>
          </table:table-cell>
          <table:table-cell table:formula="of:=HEX2DEC(MID(['Charpad Export'.L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M139];2;2))" office:value-type="float" office:value="91">
            <text:p>91</text:p>
          </table:table-cell>
          <table:table-cell office:value-type="string">
            <text:p>,</text:p>
          </table:table-cell>
          <table:table-cell table:formula="of:=HEX2DEC(MID(['Charpad Export'.N139];2;2))" office:value-type="float" office:value="27">
            <text:p>27</text:p>
          </table:table-cell>
          <table:table-cell office:value-type="string">
            <text:p>,</text:p>
          </table:table-cell>
          <table:table-cell table:formula="of:=HEX2DEC(MID(['Charpad Export'.O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39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39];2;2))" office:value-type="float" office:value="42">
            <text:p>4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74">
            <text:p>174</text:p>
          </table:table-cell>
          <table:table-cell office:value-type="string">
            <text:p>,</text:p>
          </table:table-cell>
          <table:table-cell table:formula="of:=HEX2DEC(MID(['Charpad Export'.B140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0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0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J14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L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M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N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O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P140];2;2))" office:value-type="float" office:value="26">
            <text:p>26</text:p>
          </table:table-cell>
          <table:table-cell office:value-type="string">
            <text:p>,</text:p>
          </table:table-cell>
          <table:table-cell table:formula="of:=HEX2DEC(MID(['Charpad Export'.Q140];2;2))" office:value-type="float" office:value="26">
            <text:p>26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B14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E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4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G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1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1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77">
            <text:p>177</text:p>
          </table:table-cell>
          <table:table-cell office:value-type="string">
            <text:p>,</text:p>
          </table:table-cell>
          <table:table-cell table:formula="of:=HEX2DEC(MID(['Charpad Export'.J141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K141];2;2))"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L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M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N141];2;2))" office:value-type="float" office:value="75">
            <text:p>75</text:p>
          </table:table-cell>
          <table:table-cell office:value-type="string">
            <text:p>,</text:p>
          </table:table-cell>
          <table:table-cell table:formula="of:=HEX2DEC(MID(['Charpad Export'.O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1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1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78">
            <text:p>178</text:p>
          </table:table-cell>
          <table:table-cell office:value-type="string">
            <text:p>,</text:p>
          </table:table-cell>
          <table:table-cell table:formula="of:=HEX2DEC(MID(['Charpad Export'.B142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C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E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F142];2;2))"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G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42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I142];2;2))" office:value-type="float" office:value="148">
            <text:p>148</text:p>
          </table:table-cell>
          <table:table-cell office:value-type="string">
            <text:p>,</text:p>
          </table:table-cell>
          <table:table-cell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J14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L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M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N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O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P142];2;2))" office:value-type="float" office:value="74">
            <text:p>74</text:p>
          </table:table-cell>
          <table:table-cell office:value-type="string">
            <text:p>,</text:p>
          </table:table-cell>
          <table:table-cell table:formula="of:=HEX2DEC(MID(['Charpad Export'.Q142];2;2))" office:value-type="float" office:value="74">
            <text:p>7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80">
            <text:p>180</text:p>
          </table:table-cell>
          <table:table-cell office:value-type="string">
            <text:p>,</text:p>
          </table:table-cell>
          <table:table-cell table:formula="of:=HEX2DEC(MID(['Charpad Export'.B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C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D143];2;2))" office:value-type="float" office:value="105">
            <text:p>105</text:p>
          </table:table-cell>
          <table:table-cell office:value-type="string">
            <text:p>,</text:p>
          </table:table-cell>
          <table:table-cell table:formula="of:=HEX2DEC(MID(['Charpad Export'.E143];2;2))" office:value-type="float" office:value="85">
            <text:p>85</text:p>
          </table:table-cell>
          <table:table-cell office:value-type="string">
            <text:p>,</text:p>
          </table:table-cell>
          <table:table-cell table:formula="of:=HEX2DEC(MID(['Charpad Export'.F143];2;2))" office:value-type="float" office:value="148">
            <text:p>148</text:p>
          </table:table-cell>
          <table:table-cell office:value-type="string">
            <text:p>,</text:p>
          </table:table-cell>
          <table:table-cell table:formula="of:=HEX2DEC(MID(['Charpad Export'.G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H143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3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1">
            <text:p>181</text:p>
          </table:table-cell>
          <table:table-cell office:value-type="string">
            <text:p>,</text:p>
          </table:table-cell>
          <table:table-cell table:formula="of:=HEX2DEC(MID(['Charpad Export'.J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K143];2;2))" office:value-type="float" office:value="3">
            <text:p>3</text:p>
          </table:table-cell>
          <table:table-cell office:value-type="string">
            <text:p>,</text:p>
          </table:table-cell>
          <table:table-cell table:formula="of:=HEX2DEC(MID(['Charpad Export'.L143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N143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43];2;2))" office:value-type="float" office:value="62">
            <text:p>62</text:p>
          </table:table-cell>
          <table:table-cell office:value-type="string">
            <text:p>,</text:p>
          </table:table-cell>
          <table:table-cell table:formula="of:=HEX2DEC(MID(['Charpad Export'.P143];2;2))"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Q143];2;2))" office:value-type="float" office:value="79">
            <text:p>79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82">
            <text:p>182</text:p>
          </table:table-cell>
          <table:table-cell office:value-type="string">
            <text:p>,</text:p>
          </table:table-cell>
          <table:table-cell table:formula="of:=HEX2DEC(MID(['Charpad Export'.B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44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44];2;2))"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E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F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G144];2;2))"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H144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44];2;2))" office:value-type="float" office:value="243">
            <text:p>243</text:p>
          </table:table-cell>
          <table:table-cell office:value-type="string">
            <text:p>,</text:p>
          </table:table-cell>
          <table:table-cell office:value-type="float" office:value="183">
            <text:p>183</text:p>
          </table:table-cell>
          <table:table-cell office:value-type="string">
            <text:p>,</text:p>
          </table:table-cell>
          <table:table-cell table:formula="of:=HEX2DEC(MID(['Charpad Export'.J144];2;2))"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K144];2;2))" office:value-type="float" office:value="129">
            <text:p>129</text:p>
          </table:table-cell>
          <table:table-cell office:value-type="string">
            <text:p>,</text:p>
          </table:table-cell>
          <table:table-cell table:formula="of:=HEX2DEC(MID(['Charpad Export'.L144];2;2))" office:value-type="float" office:value="131">
            <text:p>131</text:p>
          </table:table-cell>
          <table:table-cell office:value-type="string">
            <text:p>,</text:p>
          </table:table-cell>
          <table:table-cell table:formula="of:=HEX2DEC(MID(['Charpad Export'.M144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N144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O14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4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4];2;2))" office:value-type="float" office:value="10">
            <text:p>1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84">
            <text:p>184</text:p>
          </table:table-cell>
          <table:table-cell office:value-type="string">
            <text:p>,</text:p>
          </table:table-cell>
          <table:table-cell table:formula="of:=HEX2DEC(MID(['Charpad Export'.B145];2;2))" office:value-type="float" office:value="67">
            <text:p>67</text:p>
          </table:table-cell>
          <table:table-cell office:value-type="string">
            <text:p>,</text:p>
          </table:table-cell>
          <table:table-cell table:formula="of:=HEX2DEC(MID(['Charpad Export'.C145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5];2;2))" office:value-type="float" office:value="66">
            <text:p>66</text:p>
          </table:table-cell>
          <table:table-cell office:value-type="string">
            <text:p>,</text:p>
          </table:table-cell>
          <table:table-cell table:formula="of:=HEX2DEC(MID(['Charpad Export'.E14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F145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45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5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5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85">
            <text:p>185</text:p>
          </table:table-cell>
          <table:table-cell office:value-type="string">
            <text:p>,</text:p>
          </table:table-cell>
          <table:table-cell table:formula="of:=HEX2DEC(MID(['Charpad Export'.J145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K145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L145];2;2))"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M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N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O145];2;2))"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P145];2;2))" office:value-type="float" office:value="21">
            <text:p>21</text:p>
          </table:table-cell>
          <table:table-cell office:value-type="string">
            <text:p>,</text:p>
          </table:table-cell>
          <table:table-cell table:formula="of:=HEX2DEC(MID(['Charpad Export'.Q145];2;2))" office:value-type="float" office:value="15">
            <text:p>1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86">
            <text:p>186</text:p>
          </table:table-cell>
          <table:table-cell office:value-type="string">
            <text:p>,</text:p>
          </table:table-cell>
          <table:table-cell table:formula="of:=HEX2DEC(MID(['Charpad Export'.B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6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E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F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G146];2;2))" office:value-type="float" office:value="146">
            <text:p>146</text:p>
          </table:table-cell>
          <table:table-cell office:value-type="string">
            <text:p>,</text:p>
          </table:table-cell>
          <table:table-cell table:formula="of:=HEX2DEC(MID(['Charpad Export'.H146];2;2))" office:value-type="float" office:value="82">
            <text:p>82</text:p>
          </table:table-cell>
          <table:table-cell office:value-type="string">
            <text:p>,</text:p>
          </table:table-cell>
          <table:table-cell table:formula="of:=HEX2DEC(MID(['Charpad Export'.I146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J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L146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M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N146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O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P146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Q146];2;2))" office:value-type="float" office:value="255">
            <text:p>25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88">
            <text:p>188</text:p>
          </table:table-cell>
          <table:table-cell office:value-type="string">
            <text:p>,</text:p>
          </table:table-cell>
          <table:table-cell table:formula="of:=HEX2DEC(MID(['Charpad Export'.B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C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D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E147];2;2))"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F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G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H147];2;2))"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I147];2;2))" office:value-type="float" office:value="194">
            <text:p>194</text:p>
          </table:table-cell>
          <table:table-cell office:value-type="string">
            <text:p>,</text:p>
          </table:table-cell>
          <table:table-cell office:value-type="float" office:value="189">
            <text:p>189</text:p>
          </table:table-cell>
          <table:table-cell office:value-type="string">
            <text:p>,</text:p>
          </table:table-cell>
          <table:table-cell table:formula="of:=HEX2DEC(MID(['Charpad Export'.J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4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L147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M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N147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7];2;2))" office:value-type="float" office:value="54">
            <text:p>54</text:p>
          </table:table-cell>
          <table:table-cell office:value-type="string">
            <text:p>,</text:p>
          </table:table-cell>
          <table:table-cell table:formula="of:=HEX2DEC(MID(['Charpad Export'.P147];2;2))"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Q147];2;2))" office:value-type="float" office:value="253">
            <text:p>25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B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C14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48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E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F148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48];2;2))" office:value-type="float" office:value="103">
            <text:p>103</text:p>
          </table:table-cell>
          <table:table-cell office:value-type="string">
            <text:p>,</text:p>
          </table:table-cell>
          <table:table-cell table:formula="of:=HEX2DEC(MID(['Charpad Export'.H148];2;2))" office:value-type="float" office:value="87">
            <text:p>87</text:p>
          </table:table-cell>
          <table:table-cell office:value-type="string">
            <text:p>,</text:p>
          </table:table-cell>
          <table:table-cell table:formula="of:=HEX2DEC(MID(['Charpad Export'.I148];2;2))" office:value-type="float" office:value="95">
            <text:p>95</text:p>
          </table:table-cell>
          <table:table-cell office:value-type="string">
            <text:p>,</text:p>
          </table:table-cell>
          <table:table-cell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J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K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L148];2;2))"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M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N148];2;2))" office:value-type="float" office:value="143">
            <text:p>143</text:p>
          </table:table-cell>
          <table:table-cell office:value-type="string">
            <text:p>,</text:p>
          </table:table-cell>
          <table:table-cell table:formula="of:=HEX2DEC(MID(['Charpad Export'.O148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48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48];2;2))" office:value-type="float" office:value="10">
            <text:p>1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B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C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D149];2;2))"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E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F149];2;2))"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G149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49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I149];2;2))" office:value-type="float" office:value="40">
            <text:p>40</text:p>
          </table:table-cell>
          <table:table-cell office:value-type="string">
            <text:p>,</text:p>
          </table:table-cell>
          <table:table-cell office:value-type="float" office:value="193">
            <text:p>193</text:p>
          </table:table-cell>
          <table:table-cell office:value-type="string">
            <text:p>,</text:p>
          </table:table-cell>
          <table:table-cell table:formula="of:=HEX2DEC(MID(['Charpad Export'.J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K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L149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M149];2;2))" office:value-type="float" office:value="5">
            <text:p>5</text:p>
          </table:table-cell>
          <table:table-cell office:value-type="string">
            <text:p>,</text:p>
          </table:table-cell>
          <table:table-cell table:formula="of:=HEX2DEC(MID(['Charpad Export'.N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O149];2;2))" office:value-type="float" office:value="6">
            <text:p>6</text:p>
          </table:table-cell>
          <table:table-cell office:value-type="string">
            <text:p>,</text:p>
          </table:table-cell>
          <table:table-cell table:formula="of:=HEX2DEC(MID(['Charpad Export'.P149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Q149];2;2))" office:value-type="float" office:value="165">
            <text:p>165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94">
            <text:p>194</text:p>
          </table:table-cell>
          <table:table-cell office:value-type="string">
            <text:p>,</text:p>
          </table:table-cell>
          <table:table-cell table:formula="of:=HEX2DEC(MID(['Charpad Export'.B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C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D150];2;2))" office:value-type="float" office:value="80">
            <text:p>80</text:p>
          </table:table-cell>
          <table:table-cell office:value-type="string">
            <text:p>,</text:p>
          </table:table-cell>
          <table:table-cell table:formula="of:=HEX2DEC(MID(['Charpad Export'.E150];2;2))" office:value-type="float" office:value="84">
            <text:p>84</text:p>
          </table:table-cell>
          <table:table-cell office:value-type="string">
            <text:p>,</text:p>
          </table:table-cell>
          <table:table-cell table:formula="of:=HEX2DEC(MID(['Charpad Export'.F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G150];2;2))" office:value-type="float" office:value="100">
            <text:p>100</text:p>
          </table:table-cell>
          <table:table-cell office:value-type="string">
            <text:p>,</text:p>
          </table:table-cell>
          <table:table-cell table:formula="of:=HEX2DEC(MID(['Charpad Export'.H150];2;2))" office:value-type="float" office:value="102">
            <text:p>102</text:p>
          </table:table-cell>
          <table:table-cell office:value-type="string">
            <text:p>,</text:p>
          </table:table-cell>
          <table:table-cell table:formula="of:=HEX2DEC(MID(['Charpad Export'.I150];2;2))" office:value-type="float" office:value="86">
            <text:p>86</text:p>
          </table:table-cell>
          <table:table-cell office:value-type="string">
            <text:p>,</text:p>
          </table:table-cell>
          <table:table-cell office:value-type="float" office:value="195">
            <text:p>195</text:p>
          </table:table-cell>
          <table:table-cell office:value-type="string">
            <text:p>,</text:p>
          </table:table-cell>
          <table:table-cell table:formula="of:=HEX2DEC(MID(['Charpad Export'.J150];2;2))" office:value-type="float" office:value="41">
            <text:p>41</text:p>
          </table:table-cell>
          <table:table-cell office:value-type="string">
            <text:p>,</text:p>
          </table:table-cell>
          <table:table-cell table:formula="of:=HEX2DEC(MID(['Charpad Export'.K150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5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M150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0];2;2))" office:value-type="float" office:value="16">
            <text:p>16</text:p>
          </table:table-cell>
          <table:table-cell office:value-type="string">
            <text:p>,</text:p>
          </table:table-cell>
          <table:table-cell table:formula="of:=HEX2DEC(MID(['Charpad Export'.O150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P150];2;2))" office:value-type="float" office:value="1">
            <text:p>1</text:p>
          </table:table-cell>
          <table:table-cell office:value-type="string">
            <text:p>,</text:p>
          </table:table-cell>
          <table:table-cell table:formula="of:=HEX2DEC(MID(['Charpad Export'.Q150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96">
            <text:p>196</text:p>
          </table:table-cell>
          <table:table-cell office:value-type="string">
            <text:p>,</text:p>
          </table:table-cell>
          <table:table-cell table:formula="of:=HEX2DEC(MID(['Charpad Export'.B151];2;2))" office:value-type="float" office:value="88">
            <text:p>88</text:p>
          </table:table-cell>
          <table:table-cell office:value-type="string">
            <text:p>,</text:p>
          </table:table-cell>
          <table:table-cell table:formula="of:=HEX2DEC(MID(['Charpad Export'.C15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1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E151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197">
            <text:p>197</text:p>
          </table:table-cell>
          <table:table-cell office:value-type="string">
            <text:p>,</text:p>
          </table:table-cell>
          <table:table-cell table:formula="of:=HEX2DEC(MID(['Charpad Export'.J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5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N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O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5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Q151];2;2))" office:value-type="float" office:value="2">
            <text:p>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198">
            <text:p>198</text:p>
          </table:table-cell>
          <table:table-cell office:value-type="string">
            <text:p>,</text:p>
          </table:table-cell>
          <table:table-cell table:formula="of:=HEX2DEC(MID(['Charpad Export'.B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C152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D152];2;2))"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E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G152];2;2))"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H152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52];2;2))" office:value-type="float" office:value="240">
            <text:p>240</text:p>
          </table:table-cell>
          <table:table-cell office:value-type="string">
            <text:p>,</text:p>
          </table:table-cell>
          <table:table-cell office:value-type="float" office:value="199">
            <text:p>199</text:p>
          </table:table-cell>
          <table:table-cell office:value-type="string">
            <text:p>,</text:p>
          </table:table-cell>
          <table:table-cell table:formula="of:=HEX2DEC(MID(['Charpad Export'.J152];2;2))" office:value-type="float" office:value="15">
            <text:p>15</text:p>
          </table:table-cell>
          <table:table-cell office:value-type="string">
            <text:p>,</text:p>
          </table:table-cell>
          <table:table-cell table:formula="of:=HEX2DEC(MID(['Charpad Export'.K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L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M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N15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O152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P15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52];2;2))" office:value-type="float" office:value="32">
            <text:p>3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00">
            <text:p>200</text:p>
          </table:table-cell>
          <table:table-cell office:value-type="string">
            <text:p>,</text:p>
          </table:table-cell>
          <table:table-cell table:formula="of:=HEX2DEC(MID(['Charpad Export'.B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C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D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E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F153];2;2))"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G153];2;2))" office:value-type="float" office:value="48">
            <text:p>48</text:p>
          </table:table-cell>
          <table:table-cell office:value-type="string">
            <text:p>,</text:p>
          </table:table-cell>
          <table:table-cell table:formula="of:=HEX2DEC(MID(['Charpad Export'.H153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53];2;2))" office:value-type="float" office:value="32">
            <text:p>32</text:p>
          </table:table-cell>
          <table:table-cell office:value-type="string">
            <text:p>,</text:p>
          </table:table-cell>
          <table:table-cell office:value-type="float" office:value="201">
            <text:p>201</text:p>
          </table:table-cell>
          <table:table-cell office:value-type="string">
            <text:p>,</text:p>
          </table:table-cell>
          <table:table-cell table:formula="of:=HEX2DEC(MID(['Charpad Export'.J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K153];2;2))" office:value-type="float" office:value="63">
            <text:p>63</text:p>
          </table:table-cell>
          <table:table-cell office:value-type="string">
            <text:p>,</text:p>
          </table:table-cell>
          <table:table-cell table:formula="of:=HEX2DEC(MID(['Charpad Export'.L153];2;2))" office:value-type="float" office:value="29">
            <text:p>29</text:p>
          </table:table-cell>
          <table:table-cell office:value-type="string">
            <text:p>,</text:p>
          </table:table-cell>
          <table:table-cell table:formula="of:=HEX2DEC(MID(['Charpad Export'.M15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53];2;2))" office:value-type="float" office:value="7">
            <text:p>7</text:p>
          </table:table-cell>
          <table:table-cell office:value-type="string">
            <text:p>,</text:p>
          </table:table-cell>
          <table:table-cell table:formula="of:=HEX2DEC(MID(['Charpad Export'.O153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P153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Q153];2;2))" office:value-type="float" office:value="13">
            <text:p>13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02">
            <text:p>202</text:p>
          </table:table-cell>
          <table:table-cell office:value-type="string">
            <text:p>,</text:p>
          </table:table-cell>
          <table:table-cell table:formula="of:=HEX2DEC(MID(['Charpad Export'.B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G154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H154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I15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03">
            <text:p>203</text:p>
          </table:table-cell>
          <table:table-cell office:value-type="string">
            <text:p>,</text:p>
          </table:table-cell>
          <table:table-cell table:formula="of:=HEX2DEC(MID(['Charpad Export'.J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K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L154];2;2))" office:value-type="float" office:value="60">
            <text:p>60</text:p>
          </table:table-cell>
          <table:table-cell office:value-type="string">
            <text:p>,</text:p>
          </table:table-cell>
          <table:table-cell table:formula="of:=HEX2DEC(MID(['Charpad Export'.M154];2;2))" office:value-type="float" office:value="31">
            <text:p>31</text:p>
          </table:table-cell>
          <table:table-cell office:value-type="string">
            <text:p>,</text:p>
          </table:table-cell>
          <table:table-cell table:formula="of:=HEX2DEC(MID(['Charpad Export'.N154];2;2))" office:value-type="float" office:value="13">
            <text:p>13</text:p>
          </table:table-cell>
          <table:table-cell office:value-type="string">
            <text:p>,</text:p>
          </table:table-cell>
          <table:table-cell table:formula="of:=HEX2DEC(MID(['Charpad Export'.O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4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Q154];2;2))" office:value-type="float" office:value="14">
            <text:p>1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04">
            <text:p>204</text:p>
          </table:table-cell>
          <table:table-cell office:value-type="string">
            <text:p>,</text:p>
          </table:table-cell>
          <table:table-cell table:formula="of:=HEX2DEC(MID(['Charpad Export'.B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D15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E155];2;2))" office:value-type="float" office:value="64">
            <text:p>64</text:p>
          </table:table-cell>
          <table:table-cell office:value-type="string">
            <text:p>,</text:p>
          </table:table-cell>
          <table:table-cell table:formula="of:=HEX2DEC(MID(['Charpad Export'.F15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5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5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5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05">
            <text:p>205</text:p>
          </table:table-cell>
          <table:table-cell office:value-type="string">
            <text:p>,</text:p>
          </table:table-cell>
          <table:table-cell table:formula="of:=HEX2DEC(MID(['Charpad Export'.J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L155];2;2))" office:value-type="float" office:value="17">
            <text:p>17</text:p>
          </table:table-cell>
          <table:table-cell office:value-type="string">
            <text:p>,</text:p>
          </table:table-cell>
          <table:table-cell table:formula="of:=HEX2DEC(MID(['Charpad Export'.M155];2;2))" office:value-type="float" office:value="55">
            <text:p>55</text:p>
          </table:table-cell>
          <table:table-cell office:value-type="string">
            <text:p>,</text:p>
          </table:table-cell>
          <table:table-cell table:formula="of:=HEX2DEC(MID(['Charpad Export'.N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O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P155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Q155];2;2))" office:value-type="float" office:value="14">
            <text:p>1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06">
            <text:p>206</text:p>
          </table:table-cell>
          <table:table-cell office:value-type="string">
            <text:p>,</text:p>
          </table:table-cell>
          <table:table-cell table:formula="of:=HEX2DEC(MID(['Charpad Export'.B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56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56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56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5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5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07">
            <text:p>207</text:p>
          </table:table-cell>
          <table:table-cell office:value-type="string">
            <text:p>,</text:p>
          </table:table-cell>
          <table:table-cell table:formula="of:=HEX2DEC(MID(['Charpad Export'.J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K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L156];2;2))" office:value-type="float" office:value="14">
            <text:p>14</text:p>
          </table:table-cell>
          <table:table-cell office:value-type="string">
            <text:p>,</text:p>
          </table:table-cell>
          <table:table-cell table:formula="of:=HEX2DEC(MID(['Charpad Export'.M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N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O156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P15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56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08">
            <text:p>208</text:p>
          </table:table-cell>
          <table:table-cell office:value-type="string">
            <text:p>,</text:p>
          </table:table-cell>
          <table:table-cell table:formula="of:=HEX2DEC(MID(['Charpad Export'.B15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57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5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57];2;2))" office:value-type="float" office:value="166">
            <text:p>166</text:p>
          </table:table-cell>
          <table:table-cell office:value-type="string">
            <text:p>,</text:p>
          </table:table-cell>
          <table:table-cell table:formula="of:=HEX2DEC(MID(['Charpad Export'.G157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5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7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09">
            <text:p>209</text:p>
          </table:table-cell>
          <table:table-cell office:value-type="string">
            <text:p>,</text:p>
          </table:table-cell>
          <table:table-cell table:formula="of:=HEX2DEC(MID(['Charpad Export'.J157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K157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M157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57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O157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57];2;2))" office:value-type="float" office:value="44">
            <text:p>4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10">
            <text:p>210</text:p>
          </table:table-cell>
          <table:table-cell office:value-type="string">
            <text:p>,</text:p>
          </table:table-cell>
          <table:table-cell table:formula="of:=HEX2DEC(MID(['Charpad Export'.B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E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F15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G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5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5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11">
            <text:p>211</text:p>
          </table:table-cell>
          <table:table-cell office:value-type="string">
            <text:p>,</text:p>
          </table:table-cell>
          <table:table-cell table:formula="of:=HEX2DEC(MID(['Charpad Export'.J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K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L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M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58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8];2;2))" office:value-type="float" office:value="46">
            <text:p>46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12">
            <text:p>212</text:p>
          </table:table-cell>
          <table:table-cell office:value-type="string">
            <text:p>,</text:p>
          </table:table-cell>
          <table:table-cell table:formula="of:=HEX2DEC(MID(['Charpad Export'.B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5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59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H159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59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13">
            <text:p>213</text:p>
          </table:table-cell>
          <table:table-cell office:value-type="string">
            <text:p>,</text:p>
          </table:table-cell>
          <table:table-cell table:formula="of:=HEX2DEC(MID(['Charpad Export'.J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L159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M159];2;2))" office:value-type="float" office:value="179">
            <text:p>179</text:p>
          </table:table-cell>
          <table:table-cell office:value-type="string">
            <text:p>,</text:p>
          </table:table-cell>
          <table:table-cell table:formula="of:=HEX2DEC(MID(['Charpad Export'.N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O159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P159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Q159];2;2))" office:value-type="float" office:value="44">
            <text:p>4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14">
            <text:p>214</text:p>
          </table:table-cell>
          <table:table-cell office:value-type="string">
            <text:p>,</text:p>
          </table:table-cell>
          <table:table-cell table:formula="of:=HEX2DEC(MID(['Charpad Export'.B160];2;2))" office:value-type="float" office:value="12">
            <text:p>12</text:p>
          </table:table-cell>
          <table:table-cell office:value-type="string">
            <text:p>,</text:p>
          </table:table-cell>
          <table:table-cell table:formula="of:=HEX2DEC(MID(['Charpad Export'.C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D160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E160];2;2))" office:value-type="float" office:value="130">
            <text:p>130</text:p>
          </table:table-cell>
          <table:table-cell office:value-type="string">
            <text:p>,</text:p>
          </table:table-cell>
          <table:table-cell table:formula="of:=HEX2DEC(MID(['Charpad Export'.F160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G160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0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0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5">
            <text:p>215</text:p>
          </table:table-cell>
          <table:table-cell office:value-type="string">
            <text:p>,</text:p>
          </table:table-cell>
          <table:table-cell table:formula="of:=HEX2DEC(MID(['Charpad Export'.J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K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L160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M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O160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P160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Q160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16">
            <text:p>216</text:p>
          </table:table-cell>
          <table:table-cell office:value-type="string">
            <text:p>,</text:p>
          </table:table-cell>
          <table:table-cell table:formula="of:=HEX2DEC(MID(['Charpad Export'.B161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1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1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1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H161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I161];2;2))" office:value-type="float" office:value="2">
            <text:p>2</text:p>
          </table:table-cell>
          <table:table-cell office:value-type="string">
            <text:p>,</text:p>
          </table:table-cell>
          <table:table-cell office:value-type="float" office:value="217">
            <text:p>217</text:p>
          </table:table-cell>
          <table:table-cell office:value-type="string">
            <text:p>,</text:p>
          </table:table-cell>
          <table:table-cell table:formula="of:=HEX2DEC(MID(['Charpad Export'.J161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K161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L161];2;2))" office:value-type="float" office:value="35">
            <text:p>35</text:p>
          </table:table-cell>
          <table:table-cell office:value-type="string">
            <text:p>,</text:p>
          </table:table-cell>
          <table:table-cell table:formula="of:=HEX2DEC(MID(['Charpad Export'.M161];2;2))" office:value-type="float" office:value="44">
            <text:p>44</text:p>
          </table:table-cell>
          <table:table-cell office:value-type="string">
            <text:p>,</text:p>
          </table:table-cell>
          <table:table-cell table:formula="of:=HEX2DEC(MID(['Charpad Export'.N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O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P161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Q161];2;2))" office:value-type="float" office:value="32">
            <text:p>3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18">
            <text:p>218</text:p>
          </table:table-cell>
          <table:table-cell office:value-type="string">
            <text:p>,</text:p>
          </table:table-cell>
          <table:table-cell table:formula="of:=HEX2DEC(MID(['Charpad Export'.B162];2;2))" office:value-type="float" office:value="191">
            <text:p>191</text:p>
          </table:table-cell>
          <table:table-cell office:value-type="string">
            <text:p>,</text:p>
          </table:table-cell>
          <table:table-cell table:formula="of:=HEX2DEC(MID(['Charpad Export'.C162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D162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2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F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G162];2;2))" office:value-type="float" office:value="187">
            <text:p>187</text:p>
          </table:table-cell>
          <table:table-cell office:value-type="string">
            <text:p>,</text:p>
          </table:table-cell>
          <table:table-cell table:formula="of:=HEX2DEC(MID(['Charpad Export'.H162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I162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19">
            <text:p>219</text:p>
          </table:table-cell>
          <table:table-cell office:value-type="string">
            <text:p>,</text:p>
          </table:table-cell>
          <table:table-cell table:formula="of:=HEX2DEC(MID(['Charpad Export'.J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K162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L162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M162];2;2))" office:value-type="float" office:value="46">
            <text:p>46</text:p>
          </table:table-cell>
          <table:table-cell office:value-type="string">
            <text:p>,</text:p>
          </table:table-cell>
          <table:table-cell table:formula="of:=HEX2DEC(MID(['Charpad Export'.N162];2;2))" office:value-type="float" office:value="176">
            <text:p>176</text:p>
          </table:table-cell>
          <table:table-cell office:value-type="string">
            <text:p>,</text:p>
          </table:table-cell>
          <table:table-cell table:formula="of:=HEX2DEC(MID(['Charpad Export'.O162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P162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Q162];2;2))" office:value-type="float" office:value="234">
            <text:p>234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20">
            <text:p>220</text:p>
          </table:table-cell>
          <table:table-cell office:value-type="string">
            <text:p>,</text:p>
          </table:table-cell>
          <table:table-cell table:formula="of:=HEX2DEC(MID(['Charpad Export'.B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3];2;2))" office:value-type="float" office:value="8">
            <text:p>8</text:p>
          </table:table-cell>
          <table:table-cell office:value-type="string">
            <text:p>,</text:p>
          </table:table-cell>
          <table:table-cell table:formula="of:=HEX2DEC(MID(['Charpad Export'.E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F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3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1">
            <text:p>221</text:p>
          </table:table-cell>
          <table:table-cell office:value-type="string">
            <text:p>,</text:p>
          </table:table-cell>
          <table:table-cell table:formula="of:=HEX2DEC(MID(['Charpad Export'.J163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K163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L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M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N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O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P163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Q163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22">
            <text:p>222</text:p>
          </table:table-cell>
          <table:table-cell office:value-type="string">
            <text:p>,</text:p>
          </table:table-cell>
          <table:table-cell table:formula="of:=HEX2DEC(MID(['Charpad Export'.B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D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E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F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4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H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I164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3">
            <text:p>223</text:p>
          </table:table-cell>
          <table:table-cell office:value-type="string">
            <text:p>,</text:p>
          </table:table-cell>
          <table:table-cell table:formula="of:=HEX2DEC(MID(['Charpad Export'.J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K164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L164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M164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N164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O164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P164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Q164];2;2))" office:value-type="float" office:value="170">
            <text:p>17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24">
            <text:p>224</text:p>
          </table:table-cell>
          <table:table-cell office:value-type="string">
            <text:p>,</text:p>
          </table:table-cell>
          <table:table-cell table:formula="of:=HEX2DEC(MID(['Charpad Export'.B165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C165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D165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E165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5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G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5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I165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5">
            <text:p>225</text:p>
          </table:table-cell>
          <table:table-cell office:value-type="string">
            <text:p>,</text:p>
          </table:table-cell>
          <table:table-cell table:formula="of:=HEX2DEC(MID(['Charpad Export'.J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K165];2;2))" office:value-type="float" office:value="192">
            <text:p>192</text:p>
          </table:table-cell>
          <table:table-cell office:value-type="string">
            <text:p>,</text:p>
          </table:table-cell>
          <table:table-cell table:formula="of:=HEX2DEC(MID(['Charpad Export'.L16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P165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Q165];2;2))" office:value-type="float" office:value="128">
            <text:p>12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26">
            <text:p>226</text:p>
          </table:table-cell>
          <table:table-cell office:value-type="string">
            <text:p>,</text:p>
          </table:table-cell>
          <table:table-cell table:formula="of:=HEX2DEC(MID(['Charpad Export'.B166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C166];2;2))" office:value-type="float" office:value="2">
            <text:p>2</text:p>
          </table:table-cell>
          <table:table-cell office:value-type="string">
            <text:p>,</text:p>
          </table:table-cell>
          <table:table-cell table:formula="of:=HEX2DEC(MID(['Charpad Export'.D166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E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66];2;2))" office:value-type="float" office:value="142">
            <text:p>142</text:p>
          </table:table-cell>
          <table:table-cell office:value-type="string">
            <text:p>,</text:p>
          </table:table-cell>
          <table:table-cell table:formula="of:=HEX2DEC(MID(['Charpad Export'.G166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H166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I166];2;2))" office:value-type="float" office:value="170">
            <text:p>170</text:p>
          </table:table-cell>
          <table:table-cell office:value-type="string">
            <text:p>,</text:p>
          </table:table-cell>
          <table:table-cell office:value-type="float" office:value="227">
            <text:p>227</text:p>
          </table:table-cell>
          <table:table-cell office:value-type="string">
            <text:p>,</text:p>
          </table:table-cell>
          <table:table-cell table:formula="of:=HEX2DEC(MID(['Charpad Export'.J16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6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L166];2;2))" office:value-type="float" office:value="43">
            <text:p>43</text:p>
          </table:table-cell>
          <table:table-cell office:value-type="string">
            <text:p>,</text:p>
          </table:table-cell>
          <table:table-cell table:formula="of:=HEX2DEC(MID(['Charpad Export'.M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N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6];2;2))" office:value-type="float" office:value="175">
            <text:p>175</text:p>
          </table:table-cell>
          <table:table-cell office:value-type="string">
            <text:p>,</text:p>
          </table:table-cell>
          <table:table-cell table:formula="of:=HEX2DEC(MID(['Charpad Export'.P166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Q166];2;2))" office:value-type="float" office:value="162">
            <text:p>162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28">
            <text:p>228</text:p>
          </table:table-cell>
          <table:table-cell office:value-type="string">
            <text:p>,</text:p>
          </table:table-cell>
          <table:table-cell table:formula="of:=HEX2DEC(MID(['Charpad Export'.B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D167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E167];2;2))" office:value-type="float" office:value="138">
            <text:p>138</text:p>
          </table:table-cell>
          <table:table-cell office:value-type="string">
            <text:p>,</text:p>
          </table:table-cell>
          <table:table-cell table:formula="of:=HEX2DEC(MID(['Charpad Export'.F167];2;2))" office:value-type="float" office:value="40">
            <text:p>40</text:p>
          </table:table-cell>
          <table:table-cell office:value-type="string">
            <text:p>,</text:p>
          </table:table-cell>
          <table:table-cell table:formula="of:=HEX2DEC(MID(['Charpad Export'.G167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H167];2;2))" office:value-type="float" office:value="32">
            <text:p>32</text:p>
          </table:table-cell>
          <table:table-cell office:value-type="string">
            <text:p>,</text:p>
          </table:table-cell>
          <table:table-cell table:formula="of:=HEX2DEC(MID(['Charpad Export'.I167];2;2))" office:value-type="float" office:value="168">
            <text:p>168</text:p>
          </table:table-cell>
          <table:table-cell office:value-type="string">
            <text:p>,</text:p>
          </table:table-cell>
          <table:table-cell office:value-type="float" office:value="229">
            <text:p>229</text:p>
          </table:table-cell>
          <table:table-cell office:value-type="string">
            <text:p>,</text:p>
          </table:table-cell>
          <table:table-cell table:formula="of:=HEX2DEC(MID(['Charpad Export'.J167];2;2))" office:value-type="float" office:value="10">
            <text:p>10</text:p>
          </table:table-cell>
          <table:table-cell office:value-type="string">
            <text:p>,</text:p>
          </table:table-cell>
          <table:table-cell table:formula="of:=HEX2DEC(MID(['Charpad Export'.K167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L167];2;2))" office:value-type="float" office:value="160">
            <text:p>160</text:p>
          </table:table-cell>
          <table:table-cell office:value-type="string">
            <text:p>,</text:p>
          </table:table-cell>
          <table:table-cell table:formula="of:=HEX2DEC(MID(['Charpad Export'.M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7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O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7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30">
            <text:p>230</text:p>
          </table:table-cell>
          <table:table-cell office:value-type="string">
            <text:p>,</text:p>
          </table:table-cell>
          <table:table-cell table:formula="of:=HEX2DEC(MID(['Charpad Export'.B168];2;2))" office:value-type="float" office:value="42">
            <text:p>42</text:p>
          </table:table-cell>
          <table:table-cell office:value-type="string">
            <text:p>,</text:p>
          </table:table-cell>
          <table:table-cell table:formula="of:=HEX2DEC(MID(['Charpad Export'.C168];2;2))" office:value-type="float" office:value="168">
            <text:p>168</text:p>
          </table:table-cell>
          <table:table-cell office:value-type="string">
            <text:p>,</text:p>
          </table:table-cell>
          <table:table-cell table:formula="of:=HEX2DEC(MID(['Charpad Export'.D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E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F168];2;2))" office:value-type="float" office:value="162">
            <text:p>162</text:p>
          </table:table-cell>
          <table:table-cell office:value-type="string">
            <text:p>,</text:p>
          </table:table-cell>
          <table:table-cell table:formula="of:=HEX2DEC(MID(['Charpad Export'.G168];2;2))" office:value-type="float" office:value="136">
            <text:p>136</text:p>
          </table:table-cell>
          <table:table-cell office:value-type="string">
            <text:p>,</text:p>
          </table:table-cell>
          <table:table-cell table:formula="of:=HEX2DEC(MID(['Charpad Export'.H168];2;2))" office:value-type="float" office:value="34">
            <text:p>34</text:p>
          </table:table-cell>
          <table:table-cell office:value-type="string">
            <text:p>,</text:p>
          </table:table-cell>
          <table:table-cell table:formula="of:=HEX2DEC(MID(['Charpad Export'.I168];2;2))" office:value-type="float" office:value="136">
            <text:p>136</text:p>
          </table:table-cell>
          <table:table-cell office:value-type="string">
            <text:p>,</text:p>
          </table:table-cell>
          <table:table-cell office:value-type="float" office:value="231">
            <text:p>231</text:p>
          </table:table-cell>
          <table:table-cell office:value-type="string">
            <text:p>,</text:p>
          </table:table-cell>
          <table:table-cell table:formula="of:=HEX2DEC(MID(['Charpad Export'.J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68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N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6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68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B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69];2;2))" office:value-type="float" office:value="190">
            <text:p>190</text:p>
          </table:table-cell>
          <table:table-cell office:value-type="string">
            <text:p>,</text:p>
          </table:table-cell>
          <table:table-cell table:formula="of:=HEX2DEC(MID(['Charpad Export'.D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E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F169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G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H169];2;2))"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I169];2;2))" office:value-type="float" office:value="190">
            <text:p>190</text:p>
          </table:table-cell>
          <table:table-cell office:value-type="string">
            <text:p>,</text:p>
          </table:table-cell>
          <table:table-cell office:value-type="float" office:value="233">
            <text:p>233</text:p>
          </table:table-cell>
          <table:table-cell office:value-type="string">
            <text:p>,</text:p>
          </table:table-cell>
          <table:table-cell table:formula="of:=HEX2DEC(MID(['Charpad Export'.J16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69];2;2))" office:value-type="float" office:value="128">
            <text:p>128</text:p>
          </table:table-cell>
          <table:table-cell office:value-type="string">
            <text:p>,</text:p>
          </table:table-cell>
          <table:table-cell table:formula="of:=HEX2DEC(MID(['Charpad Export'.L169];2;2))" office:value-type="float" office:value="232">
            <text:p>232</text:p>
          </table:table-cell>
          <table:table-cell office:value-type="string">
            <text:p>,</text:p>
          </table:table-cell>
          <table:table-cell table:formula="of:=HEX2DEC(MID(['Charpad Export'.M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N169];2;2))" office:value-type="float" office:value="171">
            <text:p>171</text:p>
          </table:table-cell>
          <table:table-cell office:value-type="string">
            <text:p>,</text:p>
          </table:table-cell>
          <table:table-cell table:formula="of:=HEX2DEC(MID(['Charpad Export'.O169];2;2))"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P169];2;2))"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Q169];2;2))" office:value-type="float" office:value="168">
            <text:p>168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34">
            <text:p>234</text:p>
          </table:table-cell>
          <table:table-cell office:value-type="string">
            <text:p>,</text:p>
          </table:table-cell>
          <table:table-cell table:formula="of:=HEX2DEC(MID(['Charpad Export'.B170];2;2))" office:value-type="float" office:value="170">
            <text:p>170</text:p>
          </table:table-cell>
          <table:table-cell office:value-type="string">
            <text:p>,</text:p>
          </table:table-cell>
          <table:table-cell table:formula="of:=HEX2DEC(MID(['Charpad Export'.C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5">
            <text:p>235</text:p>
          </table:table-cell>
          <table:table-cell office:value-type="string">
            <text:p>,</text:p>
          </table:table-cell>
          <table:table-cell table:formula="of:=HEX2DEC(MID(['Charpad Export'.J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0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36">
            <text:p>236</text:p>
          </table:table-cell>
          <table:table-cell office:value-type="string">
            <text:p>,</text:p>
          </table:table-cell>
          <table:table-cell table:formula="of:=HEX2DEC(MID(['Charpad Export'.B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1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7">
            <text:p>237</text:p>
          </table:table-cell>
          <table:table-cell office:value-type="string">
            <text:p>,</text:p>
          </table:table-cell>
          <table:table-cell table:formula="of:=HEX2DEC(MID(['Charpad Export'.J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1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1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38">
            <text:p>238</text:p>
          </table:table-cell>
          <table:table-cell office:value-type="string">
            <text:p>,</text:p>
          </table:table-cell>
          <table:table-cell table:formula="of:=HEX2DEC(MID(['Charpad Export'.B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2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39">
            <text:p>239</text:p>
          </table:table-cell>
          <table:table-cell office:value-type="string">
            <text:p>,</text:p>
          </table:table-cell>
          <table:table-cell table:formula="of:=HEX2DEC(MID(['Charpad Export'.J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2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2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40">
            <text:p>240</text:p>
          </table:table-cell>
          <table:table-cell office:value-type="string">
            <text:p>,</text:p>
          </table:table-cell>
          <table:table-cell table:formula="of:=HEX2DEC(MID(['Charpad Export'.B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3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1">
            <text:p>241</text:p>
          </table:table-cell>
          <table:table-cell office:value-type="string">
            <text:p>,</text:p>
          </table:table-cell>
          <table:table-cell table:formula="of:=HEX2DEC(MID(['Charpad Export'.J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3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3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42">
            <text:p>242</text:p>
          </table:table-cell>
          <table:table-cell office:value-type="string">
            <text:p>,</text:p>
          </table:table-cell>
          <table:table-cell table:formula="of:=HEX2DEC(MID(['Charpad Export'.B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4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3">
            <text:p>243</text:p>
          </table:table-cell>
          <table:table-cell office:value-type="string">
            <text:p>,</text:p>
          </table:table-cell>
          <table:table-cell table:formula="of:=HEX2DEC(MID(['Charpad Export'.J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4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4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44">
            <text:p>244</text:p>
          </table:table-cell>
          <table:table-cell office:value-type="string">
            <text:p>,</text:p>
          </table:table-cell>
          <table:table-cell table:formula="of:=HEX2DEC(MID(['Charpad Export'.B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5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5">
            <text:p>245</text:p>
          </table:table-cell>
          <table:table-cell office:value-type="string">
            <text:p>,</text:p>
          </table:table-cell>
          <table:table-cell table:formula="of:=HEX2DEC(MID(['Charpad Export'.J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5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5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46">
            <text:p>246</text:p>
          </table:table-cell>
          <table:table-cell office:value-type="string">
            <text:p>,</text:p>
          </table:table-cell>
          <table:table-cell table:formula="of:=HEX2DEC(MID(['Charpad Export'.B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6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7">
            <text:p>247</text:p>
          </table:table-cell>
          <table:table-cell office:value-type="string">
            <text:p>,</text:p>
          </table:table-cell>
          <table:table-cell table:formula="of:=HEX2DEC(MID(['Charpad Export'.J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6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6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48">
            <text:p>248</text:p>
          </table:table-cell>
          <table:table-cell office:value-type="string">
            <text:p>,</text:p>
          </table:table-cell>
          <table:table-cell table:formula="of:=HEX2DEC(MID(['Charpad Export'.B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7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49">
            <text:p>249</text:p>
          </table:table-cell>
          <table:table-cell office:value-type="string">
            <text:p>,</text:p>
          </table:table-cell>
          <table:table-cell table:formula="of:=HEX2DEC(MID(['Charpad Export'.J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7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7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50">
            <text:p>250</text:p>
          </table:table-cell>
          <table:table-cell office:value-type="string">
            <text:p>,</text:p>
          </table:table-cell>
          <table:table-cell table:formula="of:=HEX2DEC(MID(['Charpad Export'.B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8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1">
            <text:p>251</text:p>
          </table:table-cell>
          <table:table-cell office:value-type="string">
            <text:p>,</text:p>
          </table:table-cell>
          <table:table-cell table:formula="of:=HEX2DEC(MID(['Charpad Export'.J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8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8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52">
            <text:p>252</text:p>
          </table:table-cell>
          <table:table-cell office:value-type="string">
            <text:p>,</text:p>
          </table:table-cell>
          <table:table-cell table:formula="of:=HEX2DEC(MID(['Charpad Export'.B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79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3">
            <text:p>253</text:p>
          </table:table-cell>
          <table:table-cell office:value-type="string">
            <text:p>,</text:p>
          </table:table-cell>
          <table:table-cell table:formula="of:=HEX2DEC(MID(['Charpad Export'.J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79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79];2;2))" office:value-type="float" office:value="0">
            <text:p>0</text:p>
          </table:table-cell>
        </table:table-row>
        <table:table-row table:style-name="ro2">
          <table:table-cell office:value-type="string">
            <text:p>data</text:p>
          </table:table-cell>
          <table:table-cell office:value-type="float" office:value="254">
            <text:p>254</text:p>
          </table:table-cell>
          <table:table-cell office:value-type="string">
            <text:p>,</text:p>
          </table:table-cell>
          <table:table-cell table:formula="of:=HEX2DEC(MID(['Charpad Export'.B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C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D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E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F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G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H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I180];2;2))" office:value-type="float" office:value="0">
            <text:p>0</text:p>
          </table:table-cell>
          <table:table-cell office:value-type="string">
            <text:p>,</text:p>
          </table:table-cell>
          <table:table-cell office:value-type="float" office:value="255">
            <text:p>255</text:p>
          </table:table-cell>
          <table:table-cell office:value-type="string">
            <text:p>,</text:p>
          </table:table-cell>
          <table:table-cell table:formula="of:=HEX2DEC(MID(['Charpad Export'.J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K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L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M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N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O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P180];2;2))" office:value-type="float" office:value="0">
            <text:p>0</text:p>
          </table:table-cell>
          <table:table-cell office:value-type="string">
            <text:p>,</text:p>
          </table:table-cell>
          <table:table-cell table:formula="of:=HEX2DEC(MID(['Charpad Export'.Q180];2;2))" office:value-type="float" office:value="0">
            <text:p>0</text:p>
          </table:table-cell>
        </table:table-row>
        <table:table-row table:style-name="ro2" table:number-rows-repeated="1048447">
          <table:table-cell table:number-columns-repeated="36"/>
        </table:table-row>
        <table:table-row table:style-name="ro2">
          <table:table-cell table:number-columns-repeated="36"/>
        </table:table-row>
      </table:table>
      <table:table table:name="Data Tile" table:style-name="ta1" table:print="false">
        <table:table-column table:style-name="co7" table:number-columns-repeated="4" table:default-cell-style-name="Default"/>
        <table:table-column table:style-name="co5" table:number-columns-repeated="4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ce77"/>
        <table:table-column table:style-name="co19" table:default-cell-style-name="ce77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25" office:value-type="string" table:number-columns-spanned="4" table:number-rows-spanned="1">
            <text:p>HEX CHAR INDEX</text:p>
          </table:table-cell>
          <table:covered-table-cell table:number-columns-repeated="3" table:style-name="ce33"/>
          <table:table-cell table:number-columns-repeated="4" table:style-name="ce34" office:value-type="string">
            <text:p>DEZ</text:p>
          </table:table-cell>
          <table:table-cell table:style-name="ce40" office:value-type="string">
            <text:p>ADD</text:p>
          </table:table-cell>
          <table:table-cell table:number-columns-repeated="2" table:style-name="ce34" office:value-type="string">
            <text:p>ADD</text:p>
          </table:table-cell>
          <table:table-cell table:style-name="ce43" office:value-type="string">
            <text:p>ADD</text:p>
          </table:table-cell>
          <table:table-cell table:style-name="ce44" office:value-type="string" table:number-columns-spanned="10" table:number-rows-spanned="1">
            <text:p>COLOR</text:p>
          </table:table-cell>
          <table:covered-table-cell table:number-columns-repeated="9" table:style-name="ce33"/>
          <table:table-cell table:style-name="ce34" table:number-columns-repeated="2"/>
          <table:table-cell table:style-name="ce40"/>
          <table:table-cell table:style-name="ce34" table:number-columns-repeated="3"/>
          <table:table-cell table:style-name="ce34" office:value-type="string">
            <text:p>IST</text:p>
          </table:table-cell>
          <table:table-cell table:style-name="ce34" table:number-columns-repeated="4"/>
          <table:table-cell table:style-name="ce34" office:value-type="string">
            <text:p>IST</text:p>
          </table:table-cell>
          <table:table-cell table:style-name="ce34" table:number-columns-repeated="5"/>
          <table:table-cell table:style-name="ce34" office:value-type="string">
            <text:p>IST</text:p>
          </table:table-cell>
          <table:table-cell table:style-name="ce34" table:number-columns-repeated="4"/>
          <table:table-cell table:style-name="ce34" office:value-type="string">
            <text:p>IST</text:p>
          </table:table-cell>
          <table:table-cell table:style-name="ce34"/>
          <table:table-cell table:style-name="ce67"/>
          <table:table-cell table:style-name="ce73" office:value-type="string">
            <text:p>CHAR</text:p>
          </table:table-cell>
          <table:table-cell table:style-name="ce78"/>
          <table:table-cell table:style-name="ce79" office:value-type="string" table:number-columns-spanned="5" table:number-rows-spanned="1">
            <text:p>COLOR NUMMER</text:p>
          </table:table-cell>
          <table:covered-table-cell table:number-columns-repeated="4" table:style-name="ce85"/>
        </table:table-row>
        <table:table-row table:style-name="ro2">
          <table:table-cell table:style-name="ce26" table:formula="of:=MID(['Charpad Export'.B209];2;2)" office:value-type="string" office:string-value="49">
            <text:p>49</text:p>
          </table:table-cell>
          <table:table-cell table:style-name="ce26" table:formula="of:=MID(['Charpad Export'.C209];2;2)" office:value-type="string" office:string-value="4a">
            <text:p>4a</text:p>
          </table:table-cell>
          <table:table-cell table:style-name="ce26" table:formula="of:=MID(['Charpad Export'.D209];2;2)" office:value-type="string" office:string-value="4a">
            <text:p>4a</text:p>
          </table:table-cell>
          <table:table-cell table:style-name="ce26" table:formula="of:=MID(['Charpad Export'.E209];2;2)" office:value-type="string" office:string-value="49">
            <text:p>49</text:p>
          </table:table-cell>
          <table:table-cell table:style-name="ce35" table:formula="of:=HEX2DEC([.A2])" office:value-type="float" office:value="73">
            <text:p>73</text:p>
          </table:table-cell>
          <table:table-cell table:style-name="ce38" table:formula="of:=HEX2DEC([.B2])" office:value-type="float" office:value="74">
            <text:p>74</text:p>
          </table:table-cell>
          <table:table-cell table:style-name="ce38" table:formula="of:=HEX2DEC([.C2])" office:value-type="float" office:value="74">
            <text:p>74</text:p>
          </table:table-cell>
          <table:table-cell table:style-name="ce38" table:formula="of:=HEX2DEC([.D2])" office:value-type="float" office:value="73">
            <text:p>73</text:p>
          </table:table-cell>
          <table:table-cell table:style-name="ce41" table:formula="of:=IF(AND([.E2]&gt;=0;[.E2]&lt;=31);&quot;+64&quot;;IF(AND([.E2]&gt;=32;[.E2]&lt;=63);&quot;0&quot;;IF(AND([.E2]&gt;=64;[.E2]&lt;=95);&quot;+128&quot;;IF(AND([.E2]&gt;=96;[.E2]&lt;=127);&quot;+64&quot;;IF(AND([.E2]&gt;=128;[.E2]&lt;=159);&quot;-64&quot;;IF(AND([.E2]&gt;=160;[.E2]&lt;=191);&quot;-128&quot;;IF(AND([.E2]&gt;=192;[.E2]&lt;=254);&quot;0&quot;;IF(AND([.E2]=255);&quot;-64&quot;;&quot;&quot;))))))))" office:value-type="string" office:string-value="+128">
            <text:p>+128</text:p>
          </table:table-cell>
          <table:table-cell table:style-name="ce42" table:formula="of:=IF(AND([.F2]&gt;=0;[.F2]&lt;=31);&quot;+64&quot;;IF(AND([.F2]&gt;=32;[.F2]&lt;=63);&quot;0&quot;;IF(AND([.F2]&gt;=64;[.F2]&lt;=95);&quot;+128&quot;;IF(AND([.F2]&gt;=96;[.F2]&lt;=127);&quot;+64&quot;;IF(AND([.F2]&gt;=128;[.F2]&lt;=159);&quot;-64&quot;;IF(AND([.F2]&gt;=160;[.F2]&lt;=191);&quot;-128&quot;;IF(AND([.F2]&gt;=192;[.F2]&lt;=254);&quot;0&quot;;IF(AND([.F2]=255);&quot;-64&quot;;&quot;&quot;))))))))" office:value-type="string" office:string-value="+128">
            <text:p>+128</text:p>
          </table:table-cell>
          <table:table-cell table:style-name="ce42" table:formula="of:=IF(AND([.G2]&gt;=0;[.G2]&lt;=31);&quot;+64&quot;;IF(AND([.G2]&gt;=32;[.G2]&lt;=63);&quot;0&quot;;IF(AND([.G2]&gt;=64;[.G2]&lt;=95);&quot;+128&quot;;IF(AND([.G2]&gt;=96;[.G2]&lt;=127);&quot;+64&quot;;IF(AND([.G2]&gt;=128;[.G2]&lt;=159);&quot;-64&quot;;IF(AND([.G2]&gt;=160;[.G2]&lt;=191);&quot;-128&quot;;IF(AND([.G2]&gt;=192;[.G2]&lt;=254);&quot;0&quot;;IF(AND([.G2]=255);&quot;-64&quot;;&quot;&quot;))))))))" office:value-type="string" office:string-value="+128">
            <text:p>+128</text:p>
          </table:table-cell>
          <table:table-cell table:style-name="ce42" table:formula="of:=IF(AND([.H2]&gt;=0;[.H2]&lt;=31);&quot;+64&quot;;IF(AND([.H2]&gt;=32;[.H2]&lt;=63);&quot;0&quot;;IF(AND([.H2]&gt;=64;[.H2]&lt;=95);&quot;+128&quot;;IF(AND([.H2]&gt;=96;[.H2]&lt;=127);&quot;+64&quot;;IF(AND([.H2]&gt;=128;[.H2]&lt;=159);&quot;-64&quot;;IF(AND([.H2]&gt;=160;[.H2]&lt;=191);&quot;-128&quot;;IF(AND([.H2]&gt;=192;[.H2]&lt;=254);&quot;0&quot;;IF(AND([.H2]=255);&quot;-64&quot;;&quot;&quot;))))))))" office:value-type="string" office:string-value="+128">
            <text:p>+128</text:p>
          </table:table-cell>
          <table:table-cell table:style-name="ce45" table:formula="of:=MID(['Charpad Export'.B236];2;2)" office:value-type="string" office:string-value="0b">
            <text:p>0b</text:p>
          </table:table-cell>
          <table:table-cell table:style-name="ce38" table:formula="of:=HEX2DEC([.M2])" office:value-type="float" office:value="11">
            <text:p>11</text:p>
          </table:table-cell>
          <table:table-cell table:style-name="ce38" table:formula="of:=IF([.N2]=0;&quot;{black}&quot;;IF([.N2]=1;&quot;{white}&quot;;IF([.N2]=2;&quot;{red}&quot;;IF([.N2]=3;&quot;{cyan}&quot;;IF([.N2]=4;&quot;{purple}&quot;;IF([.N2]=5;&quot;{green}&quot;;IF([.N2]=6;&quot;{blue}&quot;;IF([.N2]=7;&quot;{yellow}&quot;;IF([.N2]=8;&quot;{orange}&quot;;IF([.N2]=9;&quot;{brown}&quot;;IF([.N2]=10;&quot;{lt. red}&quot;;IF([.N2]=11;&quot;{gray1}&quot;;IF([.N2]=12;&quot;{gray2}&quot;;IF([.N2]=13;&quot;{lt. green}&quot;;IF([.N2]=14;&quot;{lt. blue}&quot;;IF([.N2]=15;&quot;{gray3}&quot;))))))))))))))))" office:value-type="string" office:string-value="{gray1}">
            <text:p>{gray1}</text:p>
          </table:table-cell>
          <table:table-cell table:style-name="ce50" table:formula="of:=[.M2]" office:value-type="string" office:string-value="0b">
            <text:p>0b</text:p>
          </table:table-cell>
          <table:table-cell table:style-name="ce38" table:formula="of:=HEX2DEC([.P2])" office:value-type="float" office:value="11">
            <text:p>11</text:p>
          </table:table-cell>
          <table:table-cell table:style-name="ce38" table:formula="of:=IF([.Q2]=0;&quot;{black}&quot;;IF([.Q2]=1;&quot;{white}&quot;;IF([.Q2]=2;&quot;{red}&quot;;IF([.Q2]=3;&quot;{cyan}&quot;;IF([.Q2]=4;&quot;{purple}&quot;;IF([.Q2]=5;&quot;{green}&quot;;IF([.Q2]=6;&quot;{blue}&quot;;IF([.Q2]=7;&quot;{yellow}&quot;;IF([.Q2]=8;&quot;{orange}&quot;;IF([.Q2]=9;&quot;{brown}&quot;;IF([.Q2]=10;&quot;{lt. red}&quot;;IF([.Q2]=11;&quot;{gray1}&quot;;IF([.Q2]=12;&quot;{gray2}&quot;;IF([.Q2]=13;&quot;{lt. green}&quot;;IF([.Q2]=14;&quot;{lt. blue}&quot;;IF([.Q2]=15;&quot;{gray3}&quot;))))))))))))))))" office:value-type="string" office:string-value="{gray1}">
            <text:p>{gray1}</text:p>
          </table:table-cell>
          <table:table-cell table:style-name="ce50" table:formula="of:=[.M2]" office:value-type="string" office:string-value="0b">
            <text:p>0b</text:p>
          </table:table-cell>
          <table:table-cell table:style-name="ce38" table:formula="of:=HEX2DEC([.S2])" office:value-type="float" office:value="11">
            <text:p>11</text:p>
          </table:table-cell>
          <table:table-cell table:style-name="ce38" table:formula="of:=IF([.T2]=0;&quot;{black}&quot;;IF([.T2]=1;&quot;{white}&quot;;IF([.T2]=2;&quot;{red}&quot;;IF([.T2]=3;&quot;{cyan}&quot;;IF([.T2]=4;&quot;{purple}&quot;;IF([.T2]=5;&quot;{green}&quot;;IF([.T2]=6;&quot;{blue}&quot;;IF([.T2]=7;&quot;{yellow}&quot;;IF([.T2]=8;&quot;{orange}&quot;;IF([.T2]=9;&quot;{brown}&quot;;IF([.T2]=10;&quot;{lt. red}&quot;;IF([.T2]=11;&quot;{gray1}&quot;;IF([.T2]=12;&quot;{gray2}&quot;;IF([.T2]=13;&quot;{lt. green}&quot;;IF([.T2]=14;&quot;{lt. blue}&quot;;IF([.T2]=15;&quot;{gray3}&quot;))))))))))))))))" office:value-type="string" office:string-value="{gray1}">
            <text:p>{gray1}</text:p>
          </table:table-cell>
          <table:table-cell table:style-name="ce52" table:formula="of:=[.M2]" office:value-type="string" office:string-value="0b">
            <text:p>0b</text:p>
          </table:table-cell>
          <table:table-cell table:style-name="ce38" table:formula="of:=HEX2DEC([.V2])" office:value-type="float" office:value="11">
            <text:p>11</text:p>
          </table:table-cell>
          <table:table-cell table:style-name="ce38" table:formula="of:=IF([.W2]=0;&quot;{black}&quot;;IF([.W2]=1;&quot;{white}&quot;;IF([.W2]=2;&quot;{red}&quot;;IF([.W2]=3;&quot;{cyan}&quot;;IF([.W2]=4;&quot;{purple}&quot;;IF([.W2]=5;&quot;{green}&quot;;IF([.W2]=6;&quot;{blue}&quot;;IF([.W2]=7;&quot;{yellow}&quot;;IF([.W2]=8;&quot;{orange}&quot;;IF([.W2]=9;&quot;{brown}&quot;;IF([.W2]=10;&quot;{lt. red}&quot;;IF([.W2]=11;&quot;{gray1}&quot;;IF([.W2]=12;&quot;{gray2}&quot;;IF([.W2]=13;&quot;{lt. green}&quot;;IF([.W2]=14;&quot;{lt. blue}&quot;;IF([.W2]=15;&quot;{gray3}&quot;))))))))))))))))" office:value-type="string" office:string-value="{gray1}">
            <text:p>{gray1}</text:p>
          </table:table-cell>
          <table:table-cell table:style-name="ce55" office:value-type="string">
            <text:p>data"</text:p>
          </table:table-cell>
          <table:table-cell table:style-name="ce61" table:formula="of:=[.O2]" office:value-type="string" office:string-value="{gray1}">
            <text:p>{gray1}</text:p>
          </table:table-cell>
          <table:table-cell table:style-name="ce61" table:formula="of:=IF(AND([.E2]&gt;=128;[.E2]&lt;=255);&quot;{rvrs on}&quot;;&quot;{rvrs off}&quot;)" office:value-type="string" office:string-value="{rvrs off}">
            <text:p>{rvrs off}</text:p>
          </table:table-cell>
          <table:table-cell table:style-name="ce61" office:value-type="string">
            <text:p>{</text:p>
          </table:table-cell>
          <table:table-cell table:style-name="ce61" table:formula="of:=[.E2]+[.I2]" office:value-type="float" office:value="201">
            <text:p>201</text:p>
          </table:table-cell>
          <table:table-cell table:style-name="ce61" office:value-type="string">
            <text:p>}</text:p>
          </table:table-cell>
          <table:table-cell table:style-name="ce61" table:formula="of:=IF(AND([.F2]&gt;=128;[.F2]&lt;=255);&quot;{rvrs on}&quot;;&quot;{rvrs off}&quot;)" office:value-type="string" office:string-value="{rvrs off}">
            <text:p>{rvrs off}</text:p>
          </table:table-cell>
          <table:table-cell table:style-name="ce61" table:formula="of:=[.R2]" office:value-type="string" office:string-value="{gray1}">
            <text:p>{gray1}</text:p>
          </table:table-cell>
          <table:table-cell table:style-name="ce61" office:value-type="string">
            <text:p>{</text:p>
          </table:table-cell>
          <table:table-cell table:style-name="ce61" table:formula="of:=[.F2]+[.J2]" office:value-type="float" office:value="202">
            <text:p>202</text:p>
          </table:table-cell>
          <table:table-cell table:style-name="ce61" office:value-type="string">
            <text:p>}</text:p>
          </table:table-cell>
          <table:table-cell table:style-name="ce61" office:value-type="string">
            <text:p>{down}{left:2}</text:p>
          </table:table-cell>
          <table:table-cell table:style-name="ce61" table:formula="of:=IF(AND([.G2]&gt;=128;[.G2]&lt;=255);&quot;{rvrs on}&quot;;&quot;{rvrs off}&quot;)" office:value-type="string" office:string-value="{rvrs off}">
            <text:p>{rvrs off}</text:p>
          </table:table-cell>
          <table:table-cell table:style-name="ce61" table:formula="of:=[.U2]" office:value-type="string" office:string-value="{gray1}">
            <text:p>{gray1}</text:p>
          </table:table-cell>
          <table:table-cell table:style-name="ce61" office:value-type="string">
            <text:p>{</text:p>
          </table:table-cell>
          <table:table-cell table:style-name="ce61" table:formula="of:=[.G2]+[.K2]" office:value-type="float" office:value="202">
            <text:p>202</text:p>
          </table:table-cell>
          <table:table-cell table:style-name="ce61" office:value-type="string">
            <text:p>}</text:p>
          </table:table-cell>
          <table:table-cell table:style-name="ce61" table:formula="of:=IF(AND([.H2]&gt;=128;[.H2]&lt;=255);&quot;{rvrs on}&quot;;&quot;{rvrs off}&quot;)" office:value-type="string" office:string-value="{rvrs off}">
            <text:p>{rvrs off}</text:p>
          </table:table-cell>
          <table:table-cell table:style-name="ce61" table:formula="of:=[.X2]" office:value-type="string" office:string-value="{gray1}">
            <text:p>{gray1}</text:p>
          </table:table-cell>
          <table:table-cell table:style-name="ce61" office:value-type="string">
            <text:p>{</text:p>
          </table:table-cell>
          <table:table-cell table:style-name="ce61" table:formula="of:=[.H2]+[.L2]" office:value-type="float" office:value="201">
            <text:p>201</text:p>
          </table:table-cell>
          <table:table-cell table:style-name="ce61" office:value-type="string">
            <text:p>}</text:p>
          </table:table-cell>
          <table:table-cell table:style-name="ce68" office:value-type="string">
            <text:p>{rvrs off}"</text:p>
          </table:table-cell>
          <table:table-cell table:style-name="ce74" office:value-type="float" office:value="0">
            <text:p>0</text:p>
          </table:table-cell>
          <table:table-cell table:style-name="ce49"/>
          <table:table-cell table:style-name="ce80" office:value-type="string">
            <text:p>Multi Color</text:p>
          </table:table-cell>
          <table:table-cell table:style-name="ce86"/>
          <table:table-cell table:style-name="ce87" office:value-type="string">
            <text:p>Char Color</text:p>
          </table:table-cell>
          <table:table-cell table:style-name="ce92"/>
          <table:table-cell table:style-name="ce86"/>
        </table:table-row>
        <table:table-row table:style-name="ro2">
          <table:table-cell table:style-name="ce26" table:formula="of:=MID(['Charpad Export'.F209];2;2)" office:value-type="string" office:string-value="4b">
            <text:p>4b</text:p>
          </table:table-cell>
          <table:table-cell table:style-name="ce26" table:formula="of:=MID(['Charpad Export'.G209];2;2)" office:value-type="string" office:string-value="4c">
            <text:p>4c</text:p>
          </table:table-cell>
          <table:table-cell table:style-name="ce26" table:formula="of:=MID(['Charpad Export'.H209];2;2)" office:value-type="string" office:string-value="49">
            <text:p>49</text:p>
          </table:table-cell>
          <table:table-cell table:style-name="ce26" table:formula="of:=MID(['Charpad Export'.I209];2;2)" office:value-type="string" office:string-value="4a">
            <text:p>4a</text:p>
          </table:table-cell>
          <table:table-cell table:style-name="ce36" table:formula="of:=HEX2DEC([.A3])" office:value-type="float" office:value="75">
            <text:p>75</text:p>
          </table:table-cell>
          <table:table-cell table:style-name="ce39" table:formula="of:=HEX2DEC([.B3])" office:value-type="float" office:value="76">
            <text:p>76</text:p>
          </table:table-cell>
          <table:table-cell table:style-name="ce39" table:formula="of:=HEX2DEC([.C3])" office:value-type="float" office:value="73">
            <text:p>73</text:p>
          </table:table-cell>
          <table:table-cell table:style-name="ce39" table:formula="of:=HEX2DEC([.D3])" office:value-type="float" office:value="74">
            <text:p>74</text:p>
          </table:table-cell>
          <table:table-cell table:style-name="ce41" table:formula="of:=IF(AND([.E3]&gt;=0;[.E3]&lt;=31);&quot;+64&quot;;IF(AND([.E3]&gt;=32;[.E3]&lt;=63);&quot;0&quot;;IF(AND([.E3]&gt;=64;[.E3]&lt;=95);&quot;+128&quot;;IF(AND([.E3]&gt;=96;[.E3]&lt;=127);&quot;+64&quot;;IF(AND([.E3]&gt;=128;[.E3]&lt;=159);&quot;-64&quot;;IF(AND([.E3]&gt;=160;[.E3]&lt;=191);&quot;-128&quot;;IF(AND([.E3]&gt;=192;[.E3]&lt;=254);&quot;0&quot;;IF(AND([.E3]=255);&quot;-64&quot;;&quot;&quot;))))))))" office:value-type="string" office:string-value="+128">
            <text:p>+128</text:p>
          </table:table-cell>
          <table:table-cell table:style-name="ce42" table:formula="of:=IF(AND([.F3]&gt;=0;[.F3]&lt;=31);&quot;+64&quot;;IF(AND([.F3]&gt;=32;[.F3]&lt;=63);&quot;0&quot;;IF(AND([.F3]&gt;=64;[.F3]&lt;=95);&quot;+128&quot;;IF(AND([.F3]&gt;=96;[.F3]&lt;=127);&quot;+64&quot;;IF(AND([.F3]&gt;=128;[.F3]&lt;=159);&quot;-64&quot;;IF(AND([.F3]&gt;=160;[.F3]&lt;=191);&quot;-128&quot;;IF(AND([.F3]&gt;=192;[.F3]&lt;=254);&quot;0&quot;;IF(AND([.F3]=255);&quot;-64&quot;;&quot;&quot;))))))))" office:value-type="string" office:string-value="+128">
            <text:p>+128</text:p>
          </table:table-cell>
          <table:table-cell table:style-name="ce42" table:formula="of:=IF(AND([.G3]&gt;=0;[.G3]&lt;=31);&quot;+64&quot;;IF(AND([.G3]&gt;=32;[.G3]&lt;=63);&quot;0&quot;;IF(AND([.G3]&gt;=64;[.G3]&lt;=95);&quot;+128&quot;;IF(AND([.G3]&gt;=96;[.G3]&lt;=127);&quot;+64&quot;;IF(AND([.G3]&gt;=128;[.G3]&lt;=159);&quot;-64&quot;;IF(AND([.G3]&gt;=160;[.G3]&lt;=191);&quot;-128&quot;;IF(AND([.G3]&gt;=192;[.G3]&lt;=254);&quot;0&quot;;IF(AND([.G3]=255);&quot;-64&quot;;&quot;&quot;))))))))" office:value-type="string" office:string-value="+128">
            <text:p>+128</text:p>
          </table:table-cell>
          <table:table-cell table:style-name="ce42" table:formula="of:=IF(AND([.H3]&gt;=0;[.H3]&lt;=31);&quot;+64&quot;;IF(AND([.H3]&gt;=32;[.H3]&lt;=63);&quot;0&quot;;IF(AND([.H3]&gt;=64;[.H3]&lt;=95);&quot;+128&quot;;IF(AND([.H3]&gt;=96;[.H3]&lt;=127);&quot;+64&quot;;IF(AND([.H3]&gt;=128;[.H3]&lt;=159);&quot;-64&quot;;IF(AND([.H3]&gt;=160;[.H3]&lt;=191);&quot;-128&quot;;IF(AND([.H3]&gt;=192;[.H3]&lt;=254);&quot;0&quot;;IF(AND([.H3]=255);&quot;-64&quot;;&quot;&quot;))))))))" office:value-type="string" office:string-value="+128">
            <text:p>+128</text:p>
          </table:table-cell>
          <table:table-cell table:style-name="ce46" table:formula="of:=MID(['Charpad Export'.C236];2;2)" office:value-type="string" office:string-value="0b">
            <text:p>0b</text:p>
          </table:table-cell>
          <table:table-cell table:style-name="ce39" table:formula="of:=HEX2DEC([.M3])" office:value-type="float" office:value="11">
            <text:p>11</text:p>
          </table:table-cell>
          <table:table-cell table:style-name="ce39" table:formula="of:=IF([.N3]=0;&quot;{black}&quot;;IF([.N3]=1;&quot;{white}&quot;;IF([.N3]=2;&quot;{red}&quot;;IF([.N3]=3;&quot;{cyan}&quot;;IF([.N3]=4;&quot;{purple}&quot;;IF([.N3]=5;&quot;{green}&quot;;IF([.N3]=6;&quot;{blue}&quot;;IF([.N3]=7;&quot;{yellow}&quot;;IF([.N3]=8;&quot;{orange}&quot;;IF([.N3]=9;&quot;{brown}&quot;;IF([.N3]=10;&quot;{lt. red}&quot;;IF([.N3]=11;&quot;{gray1}&quot;;IF([.N3]=12;&quot;{gray2}&quot;;IF([.N3]=13;&quot;{lt. green}&quot;;IF([.N3]=14;&quot;{lt. blue}&quot;;IF([.N3]=15;&quot;{gray3}&quot;))))))))))))))))" office:value-type="string" office:string-value="{gray1}">
            <text:p>{gray1}</text:p>
          </table:table-cell>
          <table:table-cell table:style-name="ce51" table:formula="of:=[.M3]" office:value-type="string" office:string-value="0b">
            <text:p>0b</text:p>
          </table:table-cell>
          <table:table-cell table:style-name="ce39" table:formula="of:=HEX2DEC([.P3])" office:value-type="float" office:value="11">
            <text:p>11</text:p>
          </table:table-cell>
          <table:table-cell table:style-name="ce39" table:formula="of:=IF([.Q3]=0;&quot;{black}&quot;;IF([.Q3]=1;&quot;{white}&quot;;IF([.Q3]=2;&quot;{red}&quot;;IF([.Q3]=3;&quot;{cyan}&quot;;IF([.Q3]=4;&quot;{purple}&quot;;IF([.Q3]=5;&quot;{green}&quot;;IF([.Q3]=6;&quot;{blue}&quot;;IF([.Q3]=7;&quot;{yellow}&quot;;IF([.Q3]=8;&quot;{orange}&quot;;IF([.Q3]=9;&quot;{brown}&quot;;IF([.Q3]=10;&quot;{lt. red}&quot;;IF([.Q3]=11;&quot;{gray1}&quot;;IF([.Q3]=12;&quot;{gray2}&quot;;IF([.Q3]=13;&quot;{lt. green}&quot;;IF([.Q3]=14;&quot;{lt. blue}&quot;;IF([.Q3]=15;&quot;{gray3}&quot;))))))))))))))))" office:value-type="string" office:string-value="{gray1}">
            <text:p>{gray1}</text:p>
          </table:table-cell>
          <table:table-cell table:style-name="ce51" table:formula="of:=[.M3]" office:value-type="string" office:string-value="0b">
            <text:p>0b</text:p>
          </table:table-cell>
          <table:table-cell table:style-name="ce39" table:formula="of:=HEX2DEC([.S3])" office:value-type="float" office:value="11">
            <text:p>11</text:p>
          </table:table-cell>
          <table:table-cell table:style-name="ce39" table:formula="of:=IF([.T3]=0;&quot;{black}&quot;;IF([.T3]=1;&quot;{white}&quot;;IF([.T3]=2;&quot;{red}&quot;;IF([.T3]=3;&quot;{cyan}&quot;;IF([.T3]=4;&quot;{purple}&quot;;IF([.T3]=5;&quot;{green}&quot;;IF([.T3]=6;&quot;{blue}&quot;;IF([.T3]=7;&quot;{yellow}&quot;;IF([.T3]=8;&quot;{orange}&quot;;IF([.T3]=9;&quot;{brown}&quot;;IF([.T3]=10;&quot;{lt. red}&quot;;IF([.T3]=11;&quot;{gray1}&quot;;IF([.T3]=12;&quot;{gray2}&quot;;IF([.T3]=13;&quot;{lt. green}&quot;;IF([.T3]=14;&quot;{lt. blue}&quot;;IF([.T3]=15;&quot;{gray3}&quot;))))))))))))))))" office:value-type="string" office:string-value="{gray1}">
            <text:p>{gray1}</text:p>
          </table:table-cell>
          <table:table-cell table:style-name="ce53" table:formula="of:=[.M3]" office:value-type="string" office:string-value="0b">
            <text:p>0b</text:p>
          </table:table-cell>
          <table:table-cell table:style-name="ce39" table:formula="of:=HEX2DEC([.V3])" office:value-type="float" office:value="11">
            <text:p>11</text:p>
          </table:table-cell>
          <table:table-cell table:style-name="ce39" table:formula="of:=IF([.W3]=0;&quot;{black}&quot;;IF([.W3]=1;&quot;{white}&quot;;IF([.W3]=2;&quot;{red}&quot;;IF([.W3]=3;&quot;{cyan}&quot;;IF([.W3]=4;&quot;{purple}&quot;;IF([.W3]=5;&quot;{green}&quot;;IF([.W3]=6;&quot;{blue}&quot;;IF([.W3]=7;&quot;{yellow}&quot;;IF([.W3]=8;&quot;{orange}&quot;;IF([.W3]=9;&quot;{brown}&quot;;IF([.W3]=10;&quot;{lt. red}&quot;;IF([.W3]=11;&quot;{gray1}&quot;;IF([.W3]=12;&quot;{gray2}&quot;;IF([.W3]=13;&quot;{lt. green}&quot;;IF([.W3]=14;&quot;{lt. blue}&quot;;IF([.W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]" office:value-type="string" office:string-value="{gray1}">
            <text:p>{gray1}</text:p>
          </table:table-cell>
          <table:table-cell table:style-name="ce62" table:formula="of:=IF(AND([.E3]&gt;=128;[.E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]+[.I3]" office:value-type="float" office:value="203">
            <text:p>203</text:p>
          </table:table-cell>
          <table:table-cell table:style-name="ce62" office:value-type="string">
            <text:p>}</text:p>
          </table:table-cell>
          <table:table-cell table:style-name="ce62" table:formula="of:=IF(AND([.F3]&gt;=128;[.F3]&lt;=255);&quot;{rvrs on}&quot;;&quot;{rvrs off}&quot;)" office:value-type="string" office:string-value="{rvrs off}">
            <text:p>{rvrs off}</text:p>
          </table:table-cell>
          <table:table-cell table:style-name="ce62" table:formula="of:=[.R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]+[.J3]" office:value-type="float" office:value="204">
            <text:p>204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]&gt;=128;[.G3]&lt;=255);&quot;{rvrs on}&quot;;&quot;{rvrs off}&quot;)" office:value-type="string" office:string-value="{rvrs off}">
            <text:p>{rvrs off}</text:p>
          </table:table-cell>
          <table:table-cell table:style-name="ce62" table:formula="of:=[.U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]+[.K3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table:formula="of:=IF(AND([.H3]&gt;=128;[.H3]&lt;=255);&quot;{rvrs on}&quot;;&quot;{rvrs off}&quot;)" office:value-type="string" office:string-value="{rvrs off}">
            <text:p>{rvrs off}</text:p>
          </table:table-cell>
          <table:table-cell table:style-name="ce62" table:formula="of:=[.X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]+[.L3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">
            <text:p>1</text:p>
          </table:table-cell>
          <table:table-cell table:style-name="ce49"/>
          <table:table-cell table:style-name="ce81" office:value-type="string">
            <text:p>sw</text:p>
          </table:table-cell>
          <table:table-cell table:style-name="ce81" office:value-type="float" office:value="0">
            <text:p>0</text:p>
          </table:table-cell>
          <table:table-cell table:style-name="ce88" office:value-type="string">
            <text:p>sw</text:p>
          </table:table-cell>
          <table:table-cell table:style-name="ce88" office:value-type="float" office:value="0">
            <text:p>0</text:p>
          </table:table-cell>
          <table:table-cell table:style-name="ce88" office:value-type="string">
            <text:p>hires</text:p>
          </table:table-cell>
        </table:table-row>
        <table:table-row table:style-name="ro2">
          <table:table-cell table:style-name="ce26" table:formula="of:=MID(['Charpad Export'.J209];2;2)" office:value-type="string" office:string-value="49">
            <text:p>49</text:p>
          </table:table-cell>
          <table:table-cell table:style-name="ce26" table:formula="of:=MID(['Charpad Export'.K209];2;2)" office:value-type="string" office:string-value="4a">
            <text:p>4a</text:p>
          </table:table-cell>
          <table:table-cell table:style-name="ce26" table:formula="of:=MID(['Charpad Export'.L209];2;2)" office:value-type="string" office:string-value="4a">
            <text:p>4a</text:p>
          </table:table-cell>
          <table:table-cell table:style-name="ce26" table:formula="of:=MID(['Charpad Export'.M209];2;2)" office:value-type="string" office:string-value="49">
            <text:p>49</text:p>
          </table:table-cell>
          <table:table-cell table:style-name="ce36" table:formula="of:=HEX2DEC([.A4])" office:value-type="float" office:value="73">
            <text:p>73</text:p>
          </table:table-cell>
          <table:table-cell table:style-name="ce39" table:formula="of:=HEX2DEC([.B4])" office:value-type="float" office:value="74">
            <text:p>74</text:p>
          </table:table-cell>
          <table:table-cell table:style-name="ce39" table:formula="of:=HEX2DEC([.C4])" office:value-type="float" office:value="74">
            <text:p>74</text:p>
          </table:table-cell>
          <table:table-cell table:style-name="ce39" table:formula="of:=HEX2DEC([.D4])" office:value-type="float" office:value="73">
            <text:p>73</text:p>
          </table:table-cell>
          <table:table-cell table:style-name="ce41" table:formula="of:=IF(AND([.E4]&gt;=0;[.E4]&lt;=31);&quot;+64&quot;;IF(AND([.E4]&gt;=32;[.E4]&lt;=63);&quot;0&quot;;IF(AND([.E4]&gt;=64;[.E4]&lt;=95);&quot;+128&quot;;IF(AND([.E4]&gt;=96;[.E4]&lt;=127);&quot;+64&quot;;IF(AND([.E4]&gt;=128;[.E4]&lt;=159);&quot;-64&quot;;IF(AND([.E4]&gt;=160;[.E4]&lt;=191);&quot;-128&quot;;IF(AND([.E4]&gt;=192;[.E4]&lt;=254);&quot;0&quot;;IF(AND([.E4]=255);&quot;-64&quot;;&quot;&quot;))))))))" office:value-type="string" office:string-value="+128">
            <text:p>+128</text:p>
          </table:table-cell>
          <table:table-cell table:style-name="ce42" table:formula="of:=IF(AND([.F4]&gt;=0;[.F4]&lt;=31);&quot;+64&quot;;IF(AND([.F4]&gt;=32;[.F4]&lt;=63);&quot;0&quot;;IF(AND([.F4]&gt;=64;[.F4]&lt;=95);&quot;+128&quot;;IF(AND([.F4]&gt;=96;[.F4]&lt;=127);&quot;+64&quot;;IF(AND([.F4]&gt;=128;[.F4]&lt;=159);&quot;-64&quot;;IF(AND([.F4]&gt;=160;[.F4]&lt;=191);&quot;-128&quot;;IF(AND([.F4]&gt;=192;[.F4]&lt;=254);&quot;0&quot;;IF(AND([.F4]=255);&quot;-64&quot;;&quot;&quot;))))))))" office:value-type="string" office:string-value="+128">
            <text:p>+128</text:p>
          </table:table-cell>
          <table:table-cell table:style-name="ce42" table:formula="of:=IF(AND([.G4]&gt;=0;[.G4]&lt;=31);&quot;+64&quot;;IF(AND([.G4]&gt;=32;[.G4]&lt;=63);&quot;0&quot;;IF(AND([.G4]&gt;=64;[.G4]&lt;=95);&quot;+128&quot;;IF(AND([.G4]&gt;=96;[.G4]&lt;=127);&quot;+64&quot;;IF(AND([.G4]&gt;=128;[.G4]&lt;=159);&quot;-64&quot;;IF(AND([.G4]&gt;=160;[.G4]&lt;=191);&quot;-128&quot;;IF(AND([.G4]&gt;=192;[.G4]&lt;=254);&quot;0&quot;;IF(AND([.G4]=255);&quot;-64&quot;;&quot;&quot;))))))))" office:value-type="string" office:string-value="+128">
            <text:p>+128</text:p>
          </table:table-cell>
          <table:table-cell table:style-name="ce42" table:formula="of:=IF(AND([.H4]&gt;=0;[.H4]&lt;=31);&quot;+64&quot;;IF(AND([.H4]&gt;=32;[.H4]&lt;=63);&quot;0&quot;;IF(AND([.H4]&gt;=64;[.H4]&lt;=95);&quot;+128&quot;;IF(AND([.H4]&gt;=96;[.H4]&lt;=127);&quot;+64&quot;;IF(AND([.H4]&gt;=128;[.H4]&lt;=159);&quot;-64&quot;;IF(AND([.H4]&gt;=160;[.H4]&lt;=191);&quot;-128&quot;;IF(AND([.H4]&gt;=192;[.H4]&lt;=254);&quot;0&quot;;IF(AND([.H4]=255);&quot;-64&quot;;&quot;&quot;))))))))" office:value-type="string" office:string-value="+128">
            <text:p>+128</text:p>
          </table:table-cell>
          <table:table-cell table:style-name="ce47" table:formula="of:=MID(['Charpad Export'.D236];2;2)" office:value-type="string" office:string-value="0b">
            <text:p>0b</text:p>
          </table:table-cell>
          <table:table-cell table:style-name="ce39" table:formula="of:=HEX2DEC([.M4])" office:value-type="float" office:value="11">
            <text:p>11</text:p>
          </table:table-cell>
          <table:table-cell table:style-name="ce39" table:formula="of:=IF([.N4]=0;&quot;{black}&quot;;IF([.N4]=1;&quot;{white}&quot;;IF([.N4]=2;&quot;{red}&quot;;IF([.N4]=3;&quot;{cyan}&quot;;IF([.N4]=4;&quot;{purple}&quot;;IF([.N4]=5;&quot;{green}&quot;;IF([.N4]=6;&quot;{blue}&quot;;IF([.N4]=7;&quot;{yellow}&quot;;IF([.N4]=8;&quot;{orange}&quot;;IF([.N4]=9;&quot;{brown}&quot;;IF([.N4]=10;&quot;{lt. red}&quot;;IF([.N4]=11;&quot;{gray1}&quot;;IF([.N4]=12;&quot;{gray2}&quot;;IF([.N4]=13;&quot;{lt. green}&quot;;IF([.N4]=14;&quot;{lt. blue}&quot;;IF([.N4]=15;&quot;{gray3}&quot;))))))))))))))))" office:value-type="string" office:string-value="{gray1}">
            <text:p>{gray1}</text:p>
          </table:table-cell>
          <table:table-cell table:style-name="ce49" table:formula="of:=[.M4]" office:value-type="string" office:string-value="0b">
            <text:p>0b</text:p>
          </table:table-cell>
          <table:table-cell table:style-name="ce39" table:formula="of:=HEX2DEC([.P4])" office:value-type="float" office:value="11">
            <text:p>11</text:p>
          </table:table-cell>
          <table:table-cell table:style-name="ce39" table:formula="of:=IF([.Q4]=0;&quot;{black}&quot;;IF([.Q4]=1;&quot;{white}&quot;;IF([.Q4]=2;&quot;{red}&quot;;IF([.Q4]=3;&quot;{cyan}&quot;;IF([.Q4]=4;&quot;{purple}&quot;;IF([.Q4]=5;&quot;{green}&quot;;IF([.Q4]=6;&quot;{blue}&quot;;IF([.Q4]=7;&quot;{yellow}&quot;;IF([.Q4]=8;&quot;{orange}&quot;;IF([.Q4]=9;&quot;{brown}&quot;;IF([.Q4]=10;&quot;{lt. red}&quot;;IF([.Q4]=11;&quot;{gray1}&quot;;IF([.Q4]=12;&quot;{gray2}&quot;;IF([.Q4]=13;&quot;{lt. green}&quot;;IF([.Q4]=14;&quot;{lt. blue}&quot;;IF([.Q4]=15;&quot;{gray3}&quot;))))))))))))))))" office:value-type="string" office:string-value="{gray1}">
            <text:p>{gray1}</text:p>
          </table:table-cell>
          <table:table-cell table:style-name="ce49" table:formula="of:=[.M4]" office:value-type="string" office:string-value="0b">
            <text:p>0b</text:p>
          </table:table-cell>
          <table:table-cell table:style-name="ce39" table:formula="of:=HEX2DEC([.S4])" office:value-type="float" office:value="11">
            <text:p>11</text:p>
          </table:table-cell>
          <table:table-cell table:style-name="ce39" table:formula="of:=IF([.T4]=0;&quot;{black}&quot;;IF([.T4]=1;&quot;{white}&quot;;IF([.T4]=2;&quot;{red}&quot;;IF([.T4]=3;&quot;{cyan}&quot;;IF([.T4]=4;&quot;{purple}&quot;;IF([.T4]=5;&quot;{green}&quot;;IF([.T4]=6;&quot;{blue}&quot;;IF([.T4]=7;&quot;{yellow}&quot;;IF([.T4]=8;&quot;{orange}&quot;;IF([.T4]=9;&quot;{brown}&quot;;IF([.T4]=10;&quot;{lt. red}&quot;;IF([.T4]=11;&quot;{gray1}&quot;;IF([.T4]=12;&quot;{gray2}&quot;;IF([.T4]=13;&quot;{lt. green}&quot;;IF([.T4]=14;&quot;{lt. blue}&quot;;IF([.T4]=15;&quot;{gray3}&quot;))))))))))))))))" office:value-type="string" office:string-value="{gray1}">
            <text:p>{gray1}</text:p>
          </table:table-cell>
          <table:table-cell table:style-name="ce54" table:formula="of:=[.M4]" office:value-type="string" office:string-value="0b">
            <text:p>0b</text:p>
          </table:table-cell>
          <table:table-cell table:style-name="ce39" table:formula="of:=HEX2DEC([.V4])" office:value-type="float" office:value="11">
            <text:p>11</text:p>
          </table:table-cell>
          <table:table-cell table:style-name="ce39" table:formula="of:=IF([.W4]=0;&quot;{black}&quot;;IF([.W4]=1;&quot;{white}&quot;;IF([.W4]=2;&quot;{red}&quot;;IF([.W4]=3;&quot;{cyan}&quot;;IF([.W4]=4;&quot;{purple}&quot;;IF([.W4]=5;&quot;{green}&quot;;IF([.W4]=6;&quot;{blue}&quot;;IF([.W4]=7;&quot;{yellow}&quot;;IF([.W4]=8;&quot;{orange}&quot;;IF([.W4]=9;&quot;{brown}&quot;;IF([.W4]=10;&quot;{lt. red}&quot;;IF([.W4]=11;&quot;{gray1}&quot;;IF([.W4]=12;&quot;{gray2}&quot;;IF([.W4]=13;&quot;{lt. green}&quot;;IF([.W4]=14;&quot;{lt. blue}&quot;;IF([.W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]" office:value-type="string" office:string-value="{gray1}">
            <text:p>{gray1}</text:p>
          </table:table-cell>
          <table:table-cell table:style-name="ce62" table:formula="of:=IF(AND([.E4]&gt;=128;[.E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]+[.I4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table:formula="of:=IF(AND([.F4]&gt;=128;[.F4]&lt;=255);&quot;{rvrs on}&quot;;&quot;{rvrs off}&quot;)" office:value-type="string" office:string-value="{rvrs off}">
            <text:p>{rvrs off}</text:p>
          </table:table-cell>
          <table:table-cell table:style-name="ce62" table:formula="of:=[.R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]+[.J4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]&gt;=128;[.G4]&lt;=255);&quot;{rvrs on}&quot;;&quot;{rvrs off}&quot;)" office:value-type="string" office:string-value="{rvrs off}">
            <text:p>{rvrs off}</text:p>
          </table:table-cell>
          <table:table-cell table:style-name="ce62" table:formula="of:=[.U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]+[.K4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2" table:formula="of:=IF(AND([.H4]&gt;=128;[.H4]&lt;=255);&quot;{rvrs on}&quot;;&quot;{rvrs off}&quot;)" office:value-type="string" office:string-value="{rvrs off}">
            <text:p>{rvrs off}</text:p>
          </table:table-cell>
          <table:table-cell table:style-name="ce62" table:formula="of:=[.X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]+[.L4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">
            <text:p>2</text:p>
          </table:table-cell>
          <table:table-cell table:style-name="ce49"/>
          <table:table-cell table:style-name="ce82" office:value-type="string">
            <text:p>ws</text:p>
          </table:table-cell>
          <table:table-cell table:style-name="ce82" office:value-type="float" office:value="1">
            <text:p>1</text:p>
          </table:table-cell>
          <table:table-cell table:style-name="ce89" office:value-type="string">
            <text:p>ws</text:p>
          </table:table-cell>
          <table:table-cell table:style-name="ce89" office:value-type="float" office:value="1">
            <text:p>1</text:p>
          </table:table-cell>
          <table:table-cell table:style-name="ce89" office:value-type="string">
            <text:p>hires</text:p>
          </table:table-cell>
        </table:table-row>
        <table:table-row table:style-name="ro2">
          <table:table-cell table:style-name="ce26" table:formula="of:=MID(['Charpad Export'.N209];2;2)" office:value-type="string" office:string-value="4d">
            <text:p>4d</text:p>
          </table:table-cell>
          <table:table-cell table:style-name="ce26" table:formula="of:=MID(['Charpad Export'.O209];2;2)" office:value-type="string" office:string-value="4e">
            <text:p>4e</text:p>
          </table:table-cell>
          <table:table-cell table:style-name="ce26" table:formula="of:=MID(['Charpad Export'.P209];2;2)" office:value-type="string" office:string-value="4f">
            <text:p>4f</text:p>
          </table:table-cell>
          <table:table-cell table:style-name="ce26" table:formula="of:=MID(['Charpad Export'.Q209];2;2)" office:value-type="string" office:string-value="50">
            <text:p>50</text:p>
          </table:table-cell>
          <table:table-cell table:style-name="ce36" table:formula="of:=HEX2DEC([.A5])" office:value-type="float" office:value="77">
            <text:p>77</text:p>
          </table:table-cell>
          <table:table-cell table:style-name="ce39" table:formula="of:=HEX2DEC([.B5])" office:value-type="float" office:value="78">
            <text:p>78</text:p>
          </table:table-cell>
          <table:table-cell table:style-name="ce39" table:formula="of:=HEX2DEC([.C5])" office:value-type="float" office:value="79">
            <text:p>79</text:p>
          </table:table-cell>
          <table:table-cell table:style-name="ce39" table:formula="of:=HEX2DEC([.D5])" office:value-type="float" office:value="80">
            <text:p>80</text:p>
          </table:table-cell>
          <table:table-cell table:style-name="ce41" table:formula="of:=IF(AND([.E5]&gt;=0;[.E5]&lt;=31);&quot;+64&quot;;IF(AND([.E5]&gt;=32;[.E5]&lt;=63);&quot;0&quot;;IF(AND([.E5]&gt;=64;[.E5]&lt;=95);&quot;+128&quot;;IF(AND([.E5]&gt;=96;[.E5]&lt;=127);&quot;+64&quot;;IF(AND([.E5]&gt;=128;[.E5]&lt;=159);&quot;-64&quot;;IF(AND([.E5]&gt;=160;[.E5]&lt;=191);&quot;-128&quot;;IF(AND([.E5]&gt;=192;[.E5]&lt;=254);&quot;0&quot;;IF(AND([.E5]=255);&quot;-64&quot;;&quot;&quot;))))))))" office:value-type="string" office:string-value="+128">
            <text:p>+128</text:p>
          </table:table-cell>
          <table:table-cell table:style-name="ce42" table:formula="of:=IF(AND([.F5]&gt;=0;[.F5]&lt;=31);&quot;+64&quot;;IF(AND([.F5]&gt;=32;[.F5]&lt;=63);&quot;0&quot;;IF(AND([.F5]&gt;=64;[.F5]&lt;=95);&quot;+128&quot;;IF(AND([.F5]&gt;=96;[.F5]&lt;=127);&quot;+64&quot;;IF(AND([.F5]&gt;=128;[.F5]&lt;=159);&quot;-64&quot;;IF(AND([.F5]&gt;=160;[.F5]&lt;=191);&quot;-128&quot;;IF(AND([.F5]&gt;=192;[.F5]&lt;=254);&quot;0&quot;;IF(AND([.F5]=255);&quot;-64&quot;;&quot;&quot;))))))))" office:value-type="string" office:string-value="+128">
            <text:p>+128</text:p>
          </table:table-cell>
          <table:table-cell table:style-name="ce42" table:formula="of:=IF(AND([.G5]&gt;=0;[.G5]&lt;=31);&quot;+64&quot;;IF(AND([.G5]&gt;=32;[.G5]&lt;=63);&quot;0&quot;;IF(AND([.G5]&gt;=64;[.G5]&lt;=95);&quot;+128&quot;;IF(AND([.G5]&gt;=96;[.G5]&lt;=127);&quot;+64&quot;;IF(AND([.G5]&gt;=128;[.G5]&lt;=159);&quot;-64&quot;;IF(AND([.G5]&gt;=160;[.G5]&lt;=191);&quot;-128&quot;;IF(AND([.G5]&gt;=192;[.G5]&lt;=254);&quot;0&quot;;IF(AND([.G5]=255);&quot;-64&quot;;&quot;&quot;))))))))" office:value-type="string" office:string-value="+128">
            <text:p>+128</text:p>
          </table:table-cell>
          <table:table-cell table:style-name="ce42" table:formula="of:=IF(AND([.H5]&gt;=0;[.H5]&lt;=31);&quot;+64&quot;;IF(AND([.H5]&gt;=32;[.H5]&lt;=63);&quot;0&quot;;IF(AND([.H5]&gt;=64;[.H5]&lt;=95);&quot;+128&quot;;IF(AND([.H5]&gt;=96;[.H5]&lt;=127);&quot;+64&quot;;IF(AND([.H5]&gt;=128;[.H5]&lt;=159);&quot;-64&quot;;IF(AND([.H5]&gt;=160;[.H5]&lt;=191);&quot;-128&quot;;IF(AND([.H5]&gt;=192;[.H5]&lt;=254);&quot;0&quot;;IF(AND([.H5]=255);&quot;-64&quot;;&quot;&quot;))))))))" office:value-type="string" office:string-value="+128">
            <text:p>+128</text:p>
          </table:table-cell>
          <table:table-cell table:style-name="ce46" table:formula="of:=MID(['Charpad Export'.E236];2;2)" office:value-type="string" office:string-value="0b">
            <text:p>0b</text:p>
          </table:table-cell>
          <table:table-cell table:style-name="ce39" table:formula="of:=HEX2DEC([.M5])" office:value-type="float" office:value="11">
            <text:p>11</text:p>
          </table:table-cell>
          <table:table-cell table:style-name="ce39" table:formula="of:=IF([.N5]=0;&quot;{black}&quot;;IF([.N5]=1;&quot;{white}&quot;;IF([.N5]=2;&quot;{red}&quot;;IF([.N5]=3;&quot;{cyan}&quot;;IF([.N5]=4;&quot;{purple}&quot;;IF([.N5]=5;&quot;{green}&quot;;IF([.N5]=6;&quot;{blue}&quot;;IF([.N5]=7;&quot;{yellow}&quot;;IF([.N5]=8;&quot;{orange}&quot;;IF([.N5]=9;&quot;{brown}&quot;;IF([.N5]=10;&quot;{lt. red}&quot;;IF([.N5]=11;&quot;{gray1}&quot;;IF([.N5]=12;&quot;{gray2}&quot;;IF([.N5]=13;&quot;{lt. green}&quot;;IF([.N5]=14;&quot;{lt. blue}&quot;;IF([.N5]=15;&quot;{gray3}&quot;))))))))))))))))" office:value-type="string" office:string-value="{gray1}">
            <text:p>{gray1}</text:p>
          </table:table-cell>
          <table:table-cell table:style-name="ce51" table:formula="of:=[.M5]" office:value-type="string" office:string-value="0b">
            <text:p>0b</text:p>
          </table:table-cell>
          <table:table-cell table:style-name="ce39" table:formula="of:=HEX2DEC([.P5])" office:value-type="float" office:value="11">
            <text:p>11</text:p>
          </table:table-cell>
          <table:table-cell table:style-name="ce39" table:formula="of:=IF([.Q5]=0;&quot;{black}&quot;;IF([.Q5]=1;&quot;{white}&quot;;IF([.Q5]=2;&quot;{red}&quot;;IF([.Q5]=3;&quot;{cyan}&quot;;IF([.Q5]=4;&quot;{purple}&quot;;IF([.Q5]=5;&quot;{green}&quot;;IF([.Q5]=6;&quot;{blue}&quot;;IF([.Q5]=7;&quot;{yellow}&quot;;IF([.Q5]=8;&quot;{orange}&quot;;IF([.Q5]=9;&quot;{brown}&quot;;IF([.Q5]=10;&quot;{lt. red}&quot;;IF([.Q5]=11;&quot;{gray1}&quot;;IF([.Q5]=12;&quot;{gray2}&quot;;IF([.Q5]=13;&quot;{lt. green}&quot;;IF([.Q5]=14;&quot;{lt. blue}&quot;;IF([.Q5]=15;&quot;{gray3}&quot;))))))))))))))))" office:value-type="string" office:string-value="{gray1}">
            <text:p>{gray1}</text:p>
          </table:table-cell>
          <table:table-cell table:style-name="ce51" table:formula="of:=[.M5]" office:value-type="string" office:string-value="0b">
            <text:p>0b</text:p>
          </table:table-cell>
          <table:table-cell table:style-name="ce39" table:formula="of:=HEX2DEC([.S5])" office:value-type="float" office:value="11">
            <text:p>11</text:p>
          </table:table-cell>
          <table:table-cell table:style-name="ce39" table:formula="of:=IF([.T5]=0;&quot;{black}&quot;;IF([.T5]=1;&quot;{white}&quot;;IF([.T5]=2;&quot;{red}&quot;;IF([.T5]=3;&quot;{cyan}&quot;;IF([.T5]=4;&quot;{purple}&quot;;IF([.T5]=5;&quot;{green}&quot;;IF([.T5]=6;&quot;{blue}&quot;;IF([.T5]=7;&quot;{yellow}&quot;;IF([.T5]=8;&quot;{orange}&quot;;IF([.T5]=9;&quot;{brown}&quot;;IF([.T5]=10;&quot;{lt. red}&quot;;IF([.T5]=11;&quot;{gray1}&quot;;IF([.T5]=12;&quot;{gray2}&quot;;IF([.T5]=13;&quot;{lt. green}&quot;;IF([.T5]=14;&quot;{lt. blue}&quot;;IF([.T5]=15;&quot;{gray3}&quot;))))))))))))))))" office:value-type="string" office:string-value="{gray1}">
            <text:p>{gray1}</text:p>
          </table:table-cell>
          <table:table-cell table:style-name="ce53" table:formula="of:=[.M5]" office:value-type="string" office:string-value="0b">
            <text:p>0b</text:p>
          </table:table-cell>
          <table:table-cell table:style-name="ce39" table:formula="of:=HEX2DEC([.V5])" office:value-type="float" office:value="11">
            <text:p>11</text:p>
          </table:table-cell>
          <table:table-cell table:style-name="ce39" table:formula="of:=IF([.W5]=0;&quot;{black}&quot;;IF([.W5]=1;&quot;{white}&quot;;IF([.W5]=2;&quot;{red}&quot;;IF([.W5]=3;&quot;{cyan}&quot;;IF([.W5]=4;&quot;{purple}&quot;;IF([.W5]=5;&quot;{green}&quot;;IF([.W5]=6;&quot;{blue}&quot;;IF([.W5]=7;&quot;{yellow}&quot;;IF([.W5]=8;&quot;{orange}&quot;;IF([.W5]=9;&quot;{brown}&quot;;IF([.W5]=10;&quot;{lt. red}&quot;;IF([.W5]=11;&quot;{gray1}&quot;;IF([.W5]=12;&quot;{gray2}&quot;;IF([.W5]=13;&quot;{lt. green}&quot;;IF([.W5]=14;&quot;{lt. blue}&quot;;IF([.W5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5]" office:value-type="string" office:string-value="{gray1}">
            <text:p>{gray1}</text:p>
          </table:table-cell>
          <table:table-cell table:style-name="ce62" table:formula="of:=IF(AND([.E5]&gt;=128;[.E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5]+[.I5]" office:value-type="float" office:value="205">
            <text:p>205</text:p>
          </table:table-cell>
          <table:table-cell table:style-name="ce62" office:value-type="string">
            <text:p>}</text:p>
          </table:table-cell>
          <table:table-cell table:style-name="ce62" table:formula="of:=IF(AND([.F5]&gt;=128;[.F5]&lt;=255);&quot;{rvrs on}&quot;;&quot;{rvrs off}&quot;)" office:value-type="string" office:string-value="{rvrs off}">
            <text:p>{rvrs off}</text:p>
          </table:table-cell>
          <table:table-cell table:style-name="ce62" table:formula="of:=[.R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5]+[.J5]" office:value-type="float" office:value="206">
            <text:p>206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5]&gt;=128;[.G5]&lt;=255);&quot;{rvrs on}&quot;;&quot;{rvrs off}&quot;)" office:value-type="string" office:string-value="{rvrs off}">
            <text:p>{rvrs off}</text:p>
          </table:table-cell>
          <table:table-cell table:style-name="ce62" table:formula="of:=[.U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5]+[.K5]" office:value-type="float" office:value="207">
            <text:p>207</text:p>
          </table:table-cell>
          <table:table-cell table:style-name="ce62" office:value-type="string">
            <text:p>}</text:p>
          </table:table-cell>
          <table:table-cell table:style-name="ce62" table:formula="of:=IF(AND([.H5]&gt;=128;[.H5]&lt;=255);&quot;{rvrs on}&quot;;&quot;{rvrs off}&quot;)" office:value-type="string" office:string-value="{rvrs off}">
            <text:p>{rvrs off}</text:p>
          </table:table-cell>
          <table:table-cell table:style-name="ce62" table:formula="of:=[.X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5]+[.L5]" office:value-type="float" office:value="208">
            <text:p>208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">
            <text:p>3</text:p>
          </table:table-cell>
          <table:table-cell table:style-name="ce49"/>
          <table:table-cell table:style-name="ce82" office:value-type="string">
            <text:p>rd</text:p>
          </table:table-cell>
          <table:table-cell table:style-name="ce82" office:value-type="float" office:value="2">
            <text:p>2</text:p>
          </table:table-cell>
          <table:table-cell table:style-name="ce89" office:value-type="string">
            <text:p>rd</text:p>
          </table:table-cell>
          <table:table-cell table:style-name="ce89" office:value-type="float" office:value="2">
            <text:p>2</text:p>
          </table:table-cell>
          <table:table-cell table:style-name="ce89" office:value-type="string">
            <text:p>hires</text:p>
          </table:table-cell>
        </table:table-row>
        <table:table-row table:style-name="ro2">
          <table:table-cell table:style-name="ce27" table:formula="of:=MID(['Charpad Export'.B210];2;2)" office:value-type="string" office:string-value="20">
            <text:p>20</text:p>
          </table:table-cell>
          <table:table-cell table:style-name="ce27" table:formula="of:=MID(['Charpad Export'.C210];2;2)" office:value-type="string" office:string-value="20">
            <text:p>20</text:p>
          </table:table-cell>
          <table:table-cell table:style-name="ce27" table:formula="of:=MID(['Charpad Export'.D210];2;2)" office:value-type="string" office:string-value="20">
            <text:p>20</text:p>
          </table:table-cell>
          <table:table-cell table:style-name="ce27" table:formula="of:=MID(['Charpad Export'.E210];2;2)" office:value-type="string" office:string-value="20">
            <text:p>20</text:p>
          </table:table-cell>
          <table:table-cell table:style-name="ce36" table:formula="of:=HEX2DEC([.A6])" office:value-type="float" office:value="32">
            <text:p>32</text:p>
          </table:table-cell>
          <table:table-cell table:style-name="ce39" table:formula="of:=HEX2DEC([.B6])" office:value-type="float" office:value="32">
            <text:p>32</text:p>
          </table:table-cell>
          <table:table-cell table:style-name="ce39" table:formula="of:=HEX2DEC([.C6])" office:value-type="float" office:value="32">
            <text:p>32</text:p>
          </table:table-cell>
          <table:table-cell table:style-name="ce39" table:formula="of:=HEX2DEC([.D6])" office:value-type="float" office:value="32">
            <text:p>32</text:p>
          </table:table-cell>
          <table:table-cell table:style-name="ce41" table:formula="of:=IF(AND([.E6]&gt;=0;[.E6]&lt;=31);&quot;+64&quot;;IF(AND([.E6]&gt;=32;[.E6]&lt;=63);&quot;0&quot;;IF(AND([.E6]&gt;=64;[.E6]&lt;=95);&quot;+128&quot;;IF(AND([.E6]&gt;=96;[.E6]&lt;=127);&quot;+64&quot;;IF(AND([.E6]&gt;=128;[.E6]&lt;=159);&quot;-64&quot;;IF(AND([.E6]&gt;=160;[.E6]&lt;=191);&quot;-128&quot;;IF(AND([.E6]&gt;=192;[.E6]&lt;=254);&quot;0&quot;;IF(AND([.E6]=255);&quot;-64&quot;;&quot;&quot;))))))))" office:value-type="string" office:string-value="0">
            <text:p>0</text:p>
          </table:table-cell>
          <table:table-cell table:style-name="ce42" table:formula="of:=IF(AND([.F6]&gt;=0;[.F6]&lt;=31);&quot;+64&quot;;IF(AND([.F6]&gt;=32;[.F6]&lt;=63);&quot;0&quot;;IF(AND([.F6]&gt;=64;[.F6]&lt;=95);&quot;+128&quot;;IF(AND([.F6]&gt;=96;[.F6]&lt;=127);&quot;+64&quot;;IF(AND([.F6]&gt;=128;[.F6]&lt;=159);&quot;-64&quot;;IF(AND([.F6]&gt;=160;[.F6]&lt;=191);&quot;-128&quot;;IF(AND([.F6]&gt;=192;[.F6]&lt;=254);&quot;0&quot;;IF(AND([.F6]=255);&quot;-64&quot;;&quot;&quot;))))))))" office:value-type="string" office:string-value="0">
            <text:p>0</text:p>
          </table:table-cell>
          <table:table-cell table:style-name="ce42" table:formula="of:=IF(AND([.G6]&gt;=0;[.G6]&lt;=31);&quot;+64&quot;;IF(AND([.G6]&gt;=32;[.G6]&lt;=63);&quot;0&quot;;IF(AND([.G6]&gt;=64;[.G6]&lt;=95);&quot;+128&quot;;IF(AND([.G6]&gt;=96;[.G6]&lt;=127);&quot;+64&quot;;IF(AND([.G6]&gt;=128;[.G6]&lt;=159);&quot;-64&quot;;IF(AND([.G6]&gt;=160;[.G6]&lt;=191);&quot;-128&quot;;IF(AND([.G6]&gt;=192;[.G6]&lt;=254);&quot;0&quot;;IF(AND([.G6]=255);&quot;-64&quot;;&quot;&quot;))))))))" office:value-type="string" office:string-value="0">
            <text:p>0</text:p>
          </table:table-cell>
          <table:table-cell table:style-name="ce42" table:formula="of:=IF(AND([.H6]&gt;=0;[.H6]&lt;=31);&quot;+64&quot;;IF(AND([.H6]&gt;=32;[.H6]&lt;=63);&quot;0&quot;;IF(AND([.H6]&gt;=64;[.H6]&lt;=95);&quot;+128&quot;;IF(AND([.H6]&gt;=96;[.H6]&lt;=127);&quot;+64&quot;;IF(AND([.H6]&gt;=128;[.H6]&lt;=159);&quot;-64&quot;;IF(AND([.H6]&gt;=160;[.H6]&lt;=191);&quot;-128&quot;;IF(AND([.H6]&gt;=192;[.H6]&lt;=254);&quot;0&quot;;IF(AND([.H6]=255);&quot;-64&quot;;&quot;&quot;))))))))" office:value-type="string" office:string-value="0">
            <text:p>0</text:p>
          </table:table-cell>
          <table:table-cell table:style-name="ce47" table:formula="of:=MID(['Charpad Export'.F236];2;2)" office:value-type="string" office:string-value="0b">
            <text:p>0b</text:p>
          </table:table-cell>
          <table:table-cell table:style-name="ce39" table:formula="of:=HEX2DEC([.M6])" office:value-type="float" office:value="11">
            <text:p>11</text:p>
          </table:table-cell>
          <table:table-cell table:style-name="ce39" table:formula="of:=IF([.N6]=0;&quot;{black}&quot;;IF([.N6]=1;&quot;{white}&quot;;IF([.N6]=2;&quot;{red}&quot;;IF([.N6]=3;&quot;{cyan}&quot;;IF([.N6]=4;&quot;{purple}&quot;;IF([.N6]=5;&quot;{green}&quot;;IF([.N6]=6;&quot;{blue}&quot;;IF([.N6]=7;&quot;{yellow}&quot;;IF([.N6]=8;&quot;{orange}&quot;;IF([.N6]=9;&quot;{brown}&quot;;IF([.N6]=10;&quot;{lt. red}&quot;;IF([.N6]=11;&quot;{gray1}&quot;;IF([.N6]=12;&quot;{gray2}&quot;;IF([.N6]=13;&quot;{lt. green}&quot;;IF([.N6]=14;&quot;{lt. blue}&quot;;IF([.N6]=15;&quot;{gray3}&quot;))))))))))))))))" office:value-type="string" office:string-value="{gray1}">
            <text:p>{gray1}</text:p>
          </table:table-cell>
          <table:table-cell table:style-name="ce49" table:formula="of:=[.M6]" office:value-type="string" office:string-value="0b">
            <text:p>0b</text:p>
          </table:table-cell>
          <table:table-cell table:style-name="ce39" table:formula="of:=HEX2DEC([.P6])" office:value-type="float" office:value="11">
            <text:p>11</text:p>
          </table:table-cell>
          <table:table-cell table:style-name="ce39" table:formula="of:=IF([.Q6]=0;&quot;{black}&quot;;IF([.Q6]=1;&quot;{white}&quot;;IF([.Q6]=2;&quot;{red}&quot;;IF([.Q6]=3;&quot;{cyan}&quot;;IF([.Q6]=4;&quot;{purple}&quot;;IF([.Q6]=5;&quot;{green}&quot;;IF([.Q6]=6;&quot;{blue}&quot;;IF([.Q6]=7;&quot;{yellow}&quot;;IF([.Q6]=8;&quot;{orange}&quot;;IF([.Q6]=9;&quot;{brown}&quot;;IF([.Q6]=10;&quot;{lt. red}&quot;;IF([.Q6]=11;&quot;{gray1}&quot;;IF([.Q6]=12;&quot;{gray2}&quot;;IF([.Q6]=13;&quot;{lt. green}&quot;;IF([.Q6]=14;&quot;{lt. blue}&quot;;IF([.Q6]=15;&quot;{gray3}&quot;))))))))))))))))" office:value-type="string" office:string-value="{gray1}">
            <text:p>{gray1}</text:p>
          </table:table-cell>
          <table:table-cell table:style-name="ce49" table:formula="of:=[.M6]" office:value-type="string" office:string-value="0b">
            <text:p>0b</text:p>
          </table:table-cell>
          <table:table-cell table:style-name="ce39" table:formula="of:=HEX2DEC([.S6])" office:value-type="float" office:value="11">
            <text:p>11</text:p>
          </table:table-cell>
          <table:table-cell table:style-name="ce39" table:formula="of:=IF([.T6]=0;&quot;{black}&quot;;IF([.T6]=1;&quot;{white}&quot;;IF([.T6]=2;&quot;{red}&quot;;IF([.T6]=3;&quot;{cyan}&quot;;IF([.T6]=4;&quot;{purple}&quot;;IF([.T6]=5;&quot;{green}&quot;;IF([.T6]=6;&quot;{blue}&quot;;IF([.T6]=7;&quot;{yellow}&quot;;IF([.T6]=8;&quot;{orange}&quot;;IF([.T6]=9;&quot;{brown}&quot;;IF([.T6]=10;&quot;{lt. red}&quot;;IF([.T6]=11;&quot;{gray1}&quot;;IF([.T6]=12;&quot;{gray2}&quot;;IF([.T6]=13;&quot;{lt. green}&quot;;IF([.T6]=14;&quot;{lt. blue}&quot;;IF([.T6]=15;&quot;{gray3}&quot;))))))))))))))))" office:value-type="string" office:string-value="{gray1}">
            <text:p>{gray1}</text:p>
          </table:table-cell>
          <table:table-cell table:style-name="ce54" table:formula="of:=[.M6]" office:value-type="string" office:string-value="0b">
            <text:p>0b</text:p>
          </table:table-cell>
          <table:table-cell table:style-name="ce39" table:formula="of:=HEX2DEC([.V6])" office:value-type="float" office:value="11">
            <text:p>11</text:p>
          </table:table-cell>
          <table:table-cell table:style-name="ce39" table:formula="of:=IF([.W6]=0;&quot;{black}&quot;;IF([.W6]=1;&quot;{white}&quot;;IF([.W6]=2;&quot;{red}&quot;;IF([.W6]=3;&quot;{cyan}&quot;;IF([.W6]=4;&quot;{purple}&quot;;IF([.W6]=5;&quot;{green}&quot;;IF([.W6]=6;&quot;{blue}&quot;;IF([.W6]=7;&quot;{yellow}&quot;;IF([.W6]=8;&quot;{orange}&quot;;IF([.W6]=9;&quot;{brown}&quot;;IF([.W6]=10;&quot;{lt. red}&quot;;IF([.W6]=11;&quot;{gray1}&quot;;IF([.W6]=12;&quot;{gray2}&quot;;IF([.W6]=13;&quot;{lt. green}&quot;;IF([.W6]=14;&quot;{lt. blue}&quot;;IF([.W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6]" office:value-type="string" office:string-value="{gray1}">
            <text:p>{gray1}</text:p>
          </table:table-cell>
          <table:table-cell table:style-name="ce62" table:formula="of:=IF(AND([.E6]&gt;=128;[.E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6]+[.I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6]&gt;=128;[.F6]&lt;=255);&quot;{rvrs on}&quot;;&quot;{rvrs off}&quot;)" office:value-type="string" office:string-value="{rvrs off}">
            <text:p>{rvrs off}</text:p>
          </table:table-cell>
          <table:table-cell table:style-name="ce62" table:formula="of:=[.R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6]+[.J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6]&gt;=128;[.G6]&lt;=255);&quot;{rvrs on}&quot;;&quot;{rvrs off}&quot;)" office:value-type="string" office:string-value="{rvrs off}">
            <text:p>{rvrs off}</text:p>
          </table:table-cell>
          <table:table-cell table:style-name="ce62" table:formula="of:=[.U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6]+[.K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6]&gt;=128;[.H6]&lt;=255);&quot;{rvrs on}&quot;;&quot;{rvrs off}&quot;)" office:value-type="string" office:string-value="{rvrs off}">
            <text:p>{rvrs off}</text:p>
          </table:table-cell>
          <table:table-cell table:style-name="ce62" table:formula="of:=[.X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6]+[.L6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">
            <text:p>4</text:p>
          </table:table-cell>
          <table:table-cell table:style-name="ce49"/>
          <table:table-cell table:style-name="ce82" office:value-type="string">
            <text:p>tk</text:p>
          </table:table-cell>
          <table:table-cell table:style-name="ce82" office:value-type="float" office:value="3">
            <text:p>3</text:p>
          </table:table-cell>
          <table:table-cell table:style-name="ce89" office:value-type="string">
            <text:p>rd</text:p>
          </table:table-cell>
          <table:table-cell table:style-name="ce89" office:value-type="float" office:value="3">
            <text:p>3</text:p>
          </table:table-cell>
          <table:table-cell table:style-name="ce89" office:value-type="string">
            <text:p>hires</text:p>
          </table:table-cell>
        </table:table-row>
        <table:table-row table:style-name="ro2">
          <table:table-cell table:style-name="ce27" table:formula="of:=MID(['Charpad Export'.F210];2;2)" office:value-type="string" office:string-value="20">
            <text:p>20</text:p>
          </table:table-cell>
          <table:table-cell table:style-name="ce27" table:formula="of:=MID(['Charpad Export'.G210];2;2)" office:value-type="string" office:string-value="20">
            <text:p>20</text:p>
          </table:table-cell>
          <table:table-cell table:style-name="ce27" table:formula="of:=MID(['Charpad Export'.H210];2;2)" office:value-type="string" office:string-value="20">
            <text:p>20</text:p>
          </table:table-cell>
          <table:table-cell table:style-name="ce27" table:formula="of:=MID(['Charpad Export'.I210];2;2)" office:value-type="string" office:string-value="20">
            <text:p>20</text:p>
          </table:table-cell>
          <table:table-cell table:style-name="ce36" table:formula="of:=HEX2DEC([.A7])" office:value-type="float" office:value="32">
            <text:p>32</text:p>
          </table:table-cell>
          <table:table-cell table:style-name="ce39" table:formula="of:=HEX2DEC([.B7])" office:value-type="float" office:value="32">
            <text:p>32</text:p>
          </table:table-cell>
          <table:table-cell table:style-name="ce39" table:formula="of:=HEX2DEC([.C7])" office:value-type="float" office:value="32">
            <text:p>32</text:p>
          </table:table-cell>
          <table:table-cell table:style-name="ce39" table:formula="of:=HEX2DEC([.D7])" office:value-type="float" office:value="32">
            <text:p>32</text:p>
          </table:table-cell>
          <table:table-cell table:style-name="ce41" table:formula="of:=IF(AND([.E7]&gt;=0;[.E7]&lt;=31);&quot;+64&quot;;IF(AND([.E7]&gt;=32;[.E7]&lt;=63);&quot;0&quot;;IF(AND([.E7]&gt;=64;[.E7]&lt;=95);&quot;+128&quot;;IF(AND([.E7]&gt;=96;[.E7]&lt;=127);&quot;+64&quot;;IF(AND([.E7]&gt;=128;[.E7]&lt;=159);&quot;-64&quot;;IF(AND([.E7]&gt;=160;[.E7]&lt;=191);&quot;-128&quot;;IF(AND([.E7]&gt;=192;[.E7]&lt;=254);&quot;0&quot;;IF(AND([.E7]=255);&quot;-64&quot;;&quot;&quot;))))))))" office:value-type="string" office:string-value="0">
            <text:p>0</text:p>
          </table:table-cell>
          <table:table-cell table:style-name="ce42" table:formula="of:=IF(AND([.F7]&gt;=0;[.F7]&lt;=31);&quot;+64&quot;;IF(AND([.F7]&gt;=32;[.F7]&lt;=63);&quot;0&quot;;IF(AND([.F7]&gt;=64;[.F7]&lt;=95);&quot;+128&quot;;IF(AND([.F7]&gt;=96;[.F7]&lt;=127);&quot;+64&quot;;IF(AND([.F7]&gt;=128;[.F7]&lt;=159);&quot;-64&quot;;IF(AND([.F7]&gt;=160;[.F7]&lt;=191);&quot;-128&quot;;IF(AND([.F7]&gt;=192;[.F7]&lt;=254);&quot;0&quot;;IF(AND([.F7]=255);&quot;-64&quot;;&quot;&quot;))))))))" office:value-type="string" office:string-value="0">
            <text:p>0</text:p>
          </table:table-cell>
          <table:table-cell table:style-name="ce42" table:formula="of:=IF(AND([.G7]&gt;=0;[.G7]&lt;=31);&quot;+64&quot;;IF(AND([.G7]&gt;=32;[.G7]&lt;=63);&quot;0&quot;;IF(AND([.G7]&gt;=64;[.G7]&lt;=95);&quot;+128&quot;;IF(AND([.G7]&gt;=96;[.G7]&lt;=127);&quot;+64&quot;;IF(AND([.G7]&gt;=128;[.G7]&lt;=159);&quot;-64&quot;;IF(AND([.G7]&gt;=160;[.G7]&lt;=191);&quot;-128&quot;;IF(AND([.G7]&gt;=192;[.G7]&lt;=254);&quot;0&quot;;IF(AND([.G7]=255);&quot;-64&quot;;&quot;&quot;))))))))" office:value-type="string" office:string-value="0">
            <text:p>0</text:p>
          </table:table-cell>
          <table:table-cell table:style-name="ce42" table:formula="of:=IF(AND([.H7]&gt;=0;[.H7]&lt;=31);&quot;+64&quot;;IF(AND([.H7]&gt;=32;[.H7]&lt;=63);&quot;0&quot;;IF(AND([.H7]&gt;=64;[.H7]&lt;=95);&quot;+128&quot;;IF(AND([.H7]&gt;=96;[.H7]&lt;=127);&quot;+64&quot;;IF(AND([.H7]&gt;=128;[.H7]&lt;=159);&quot;-64&quot;;IF(AND([.H7]&gt;=160;[.H7]&lt;=191);&quot;-128&quot;;IF(AND([.H7]&gt;=192;[.H7]&lt;=254);&quot;0&quot;;IF(AND([.H7]=255);&quot;-64&quot;;&quot;&quot;))))))))" office:value-type="string" office:string-value="0">
            <text:p>0</text:p>
          </table:table-cell>
          <table:table-cell table:style-name="ce46" table:formula="of:=MID(['Charpad Export'.G236];2;2)" office:value-type="string" office:string-value="0b">
            <text:p>0b</text:p>
          </table:table-cell>
          <table:table-cell table:style-name="ce39" table:formula="of:=HEX2DEC([.M7])" office:value-type="float" office:value="11">
            <text:p>11</text:p>
          </table:table-cell>
          <table:table-cell table:style-name="ce39" table:formula="of:=IF([.N7]=0;&quot;{black}&quot;;IF([.N7]=1;&quot;{white}&quot;;IF([.N7]=2;&quot;{red}&quot;;IF([.N7]=3;&quot;{cyan}&quot;;IF([.N7]=4;&quot;{purple}&quot;;IF([.N7]=5;&quot;{green}&quot;;IF([.N7]=6;&quot;{blue}&quot;;IF([.N7]=7;&quot;{yellow}&quot;;IF([.N7]=8;&quot;{orange}&quot;;IF([.N7]=9;&quot;{brown}&quot;;IF([.N7]=10;&quot;{lt. red}&quot;;IF([.N7]=11;&quot;{gray1}&quot;;IF([.N7]=12;&quot;{gray2}&quot;;IF([.N7]=13;&quot;{lt. green}&quot;;IF([.N7]=14;&quot;{lt. blue}&quot;;IF([.N7]=15;&quot;{gray3}&quot;))))))))))))))))" office:value-type="string" office:string-value="{gray1}">
            <text:p>{gray1}</text:p>
          </table:table-cell>
          <table:table-cell table:style-name="ce51" table:formula="of:=[.M7]" office:value-type="string" office:string-value="0b">
            <text:p>0b</text:p>
          </table:table-cell>
          <table:table-cell table:style-name="ce39" table:formula="of:=HEX2DEC([.P7])" office:value-type="float" office:value="11">
            <text:p>11</text:p>
          </table:table-cell>
          <table:table-cell table:style-name="ce39" table:formula="of:=IF([.Q7]=0;&quot;{black}&quot;;IF([.Q7]=1;&quot;{white}&quot;;IF([.Q7]=2;&quot;{red}&quot;;IF([.Q7]=3;&quot;{cyan}&quot;;IF([.Q7]=4;&quot;{purple}&quot;;IF([.Q7]=5;&quot;{green}&quot;;IF([.Q7]=6;&quot;{blue}&quot;;IF([.Q7]=7;&quot;{yellow}&quot;;IF([.Q7]=8;&quot;{orange}&quot;;IF([.Q7]=9;&quot;{brown}&quot;;IF([.Q7]=10;&quot;{lt. red}&quot;;IF([.Q7]=11;&quot;{gray1}&quot;;IF([.Q7]=12;&quot;{gray2}&quot;;IF([.Q7]=13;&quot;{lt. green}&quot;;IF([.Q7]=14;&quot;{lt. blue}&quot;;IF([.Q7]=15;&quot;{gray3}&quot;))))))))))))))))" office:value-type="string" office:string-value="{gray1}">
            <text:p>{gray1}</text:p>
          </table:table-cell>
          <table:table-cell table:style-name="ce51" table:formula="of:=[.M7]" office:value-type="string" office:string-value="0b">
            <text:p>0b</text:p>
          </table:table-cell>
          <table:table-cell table:style-name="ce39" table:formula="of:=HEX2DEC([.S7])" office:value-type="float" office:value="11">
            <text:p>11</text:p>
          </table:table-cell>
          <table:table-cell table:style-name="ce39" table:formula="of:=IF([.T7]=0;&quot;{black}&quot;;IF([.T7]=1;&quot;{white}&quot;;IF([.T7]=2;&quot;{red}&quot;;IF([.T7]=3;&quot;{cyan}&quot;;IF([.T7]=4;&quot;{purple}&quot;;IF([.T7]=5;&quot;{green}&quot;;IF([.T7]=6;&quot;{blue}&quot;;IF([.T7]=7;&quot;{yellow}&quot;;IF([.T7]=8;&quot;{orange}&quot;;IF([.T7]=9;&quot;{brown}&quot;;IF([.T7]=10;&quot;{lt. red}&quot;;IF([.T7]=11;&quot;{gray1}&quot;;IF([.T7]=12;&quot;{gray2}&quot;;IF([.T7]=13;&quot;{lt. green}&quot;;IF([.T7]=14;&quot;{lt. blue}&quot;;IF([.T7]=15;&quot;{gray3}&quot;))))))))))))))))" office:value-type="string" office:string-value="{gray1}">
            <text:p>{gray1}</text:p>
          </table:table-cell>
          <table:table-cell table:style-name="ce53" table:formula="of:=[.M7]" office:value-type="string" office:string-value="0b">
            <text:p>0b</text:p>
          </table:table-cell>
          <table:table-cell table:style-name="ce39" table:formula="of:=HEX2DEC([.V7])" office:value-type="float" office:value="11">
            <text:p>11</text:p>
          </table:table-cell>
          <table:table-cell table:style-name="ce39" table:formula="of:=IF([.W7]=0;&quot;{black}&quot;;IF([.W7]=1;&quot;{white}&quot;;IF([.W7]=2;&quot;{red}&quot;;IF([.W7]=3;&quot;{cyan}&quot;;IF([.W7]=4;&quot;{purple}&quot;;IF([.W7]=5;&quot;{green}&quot;;IF([.W7]=6;&quot;{blue}&quot;;IF([.W7]=7;&quot;{yellow}&quot;;IF([.W7]=8;&quot;{orange}&quot;;IF([.W7]=9;&quot;{brown}&quot;;IF([.W7]=10;&quot;{lt. red}&quot;;IF([.W7]=11;&quot;{gray1}&quot;;IF([.W7]=12;&quot;{gray2}&quot;;IF([.W7]=13;&quot;{lt. green}&quot;;IF([.W7]=14;&quot;{lt. blue}&quot;;IF([.W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7]" office:value-type="string" office:string-value="{gray1}">
            <text:p>{gray1}</text:p>
          </table:table-cell>
          <table:table-cell table:style-name="ce62" table:formula="of:=IF(AND([.E7]&gt;=128;[.E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7]+[.I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7]&gt;=128;[.F7]&lt;=255);&quot;{rvrs on}&quot;;&quot;{rvrs off}&quot;)" office:value-type="string" office:string-value="{rvrs off}">
            <text:p>{rvrs off}</text:p>
          </table:table-cell>
          <table:table-cell table:style-name="ce62" table:formula="of:=[.R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7]+[.J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7]&gt;=128;[.G7]&lt;=255);&quot;{rvrs on}&quot;;&quot;{rvrs off}&quot;)" office:value-type="string" office:string-value="{rvrs off}">
            <text:p>{rvrs off}</text:p>
          </table:table-cell>
          <table:table-cell table:style-name="ce62" table:formula="of:=[.U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7]+[.K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7]&gt;=128;[.H7]&lt;=255);&quot;{rvrs on}&quot;;&quot;{rvrs off}&quot;)" office:value-type="string" office:string-value="{rvrs off}">
            <text:p>{rvrs off}</text:p>
          </table:table-cell>
          <table:table-cell table:style-name="ce62" table:formula="of:=[.X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7]+[.L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5">
            <text:p>5</text:p>
          </table:table-cell>
          <table:table-cell table:style-name="ce49"/>
          <table:table-cell table:style-name="ce82" office:value-type="string">
            <text:p>vi</text:p>
          </table:table-cell>
          <table:table-cell table:style-name="ce82" office:value-type="float" office:value="4">
            <text:p>4</text:p>
          </table:table-cell>
          <table:table-cell table:style-name="ce89" office:value-type="string">
            <text:p>vi</text:p>
          </table:table-cell>
          <table:table-cell table:style-name="ce89" office:value-type="float" office:value="4">
            <text:p>4</text:p>
          </table:table-cell>
          <table:table-cell table:style-name="ce89" office:value-type="string">
            <text:p>hires</text:p>
          </table:table-cell>
        </table:table-row>
        <table:table-row table:style-name="ro2">
          <table:table-cell table:style-name="ce27" table:formula="of:=MID(['Charpad Export'.J210];2;2)" office:value-type="string" office:string-value="20">
            <text:p>20</text:p>
          </table:table-cell>
          <table:table-cell table:style-name="ce27" table:formula="of:=MID(['Charpad Export'.K210];2;2)" office:value-type="string" office:string-value="20">
            <text:p>20</text:p>
          </table:table-cell>
          <table:table-cell table:style-name="ce27" table:formula="of:=MID(['Charpad Export'.L210];2;2)" office:value-type="string" office:string-value="20">
            <text:p>20</text:p>
          </table:table-cell>
          <table:table-cell table:style-name="ce27" table:formula="of:=MID(['Charpad Export'.M210];2;2)" office:value-type="string" office:string-value="20">
            <text:p>20</text:p>
          </table:table-cell>
          <table:table-cell table:style-name="ce36" table:formula="of:=HEX2DEC([.A8])" office:value-type="float" office:value="32">
            <text:p>32</text:p>
          </table:table-cell>
          <table:table-cell table:style-name="ce39" table:formula="of:=HEX2DEC([.B8])" office:value-type="float" office:value="32">
            <text:p>32</text:p>
          </table:table-cell>
          <table:table-cell table:style-name="ce39" table:formula="of:=HEX2DEC([.C8])" office:value-type="float" office:value="32">
            <text:p>32</text:p>
          </table:table-cell>
          <table:table-cell table:style-name="ce39" table:formula="of:=HEX2DEC([.D8])" office:value-type="float" office:value="32">
            <text:p>32</text:p>
          </table:table-cell>
          <table:table-cell table:style-name="ce41" table:formula="of:=IF(AND([.E8]&gt;=0;[.E8]&lt;=31);&quot;+64&quot;;IF(AND([.E8]&gt;=32;[.E8]&lt;=63);&quot;0&quot;;IF(AND([.E8]&gt;=64;[.E8]&lt;=95);&quot;+128&quot;;IF(AND([.E8]&gt;=96;[.E8]&lt;=127);&quot;+64&quot;;IF(AND([.E8]&gt;=128;[.E8]&lt;=159);&quot;-64&quot;;IF(AND([.E8]&gt;=160;[.E8]&lt;=191);&quot;-128&quot;;IF(AND([.E8]&gt;=192;[.E8]&lt;=254);&quot;0&quot;;IF(AND([.E8]=255);&quot;-64&quot;;&quot;&quot;))))))))" office:value-type="string" office:string-value="0">
            <text:p>0</text:p>
          </table:table-cell>
          <table:table-cell table:style-name="ce42" table:formula="of:=IF(AND([.F8]&gt;=0;[.F8]&lt;=31);&quot;+64&quot;;IF(AND([.F8]&gt;=32;[.F8]&lt;=63);&quot;0&quot;;IF(AND([.F8]&gt;=64;[.F8]&lt;=95);&quot;+128&quot;;IF(AND([.F8]&gt;=96;[.F8]&lt;=127);&quot;+64&quot;;IF(AND([.F8]&gt;=128;[.F8]&lt;=159);&quot;-64&quot;;IF(AND([.F8]&gt;=160;[.F8]&lt;=191);&quot;-128&quot;;IF(AND([.F8]&gt;=192;[.F8]&lt;=254);&quot;0&quot;;IF(AND([.F8]=255);&quot;-64&quot;;&quot;&quot;))))))))" office:value-type="string" office:string-value="0">
            <text:p>0</text:p>
          </table:table-cell>
          <table:table-cell table:style-name="ce42" table:formula="of:=IF(AND([.G8]&gt;=0;[.G8]&lt;=31);&quot;+64&quot;;IF(AND([.G8]&gt;=32;[.G8]&lt;=63);&quot;0&quot;;IF(AND([.G8]&gt;=64;[.G8]&lt;=95);&quot;+128&quot;;IF(AND([.G8]&gt;=96;[.G8]&lt;=127);&quot;+64&quot;;IF(AND([.G8]&gt;=128;[.G8]&lt;=159);&quot;-64&quot;;IF(AND([.G8]&gt;=160;[.G8]&lt;=191);&quot;-128&quot;;IF(AND([.G8]&gt;=192;[.G8]&lt;=254);&quot;0&quot;;IF(AND([.G8]=255);&quot;-64&quot;;&quot;&quot;))))))))" office:value-type="string" office:string-value="0">
            <text:p>0</text:p>
          </table:table-cell>
          <table:table-cell table:style-name="ce42" table:formula="of:=IF(AND([.H8]&gt;=0;[.H8]&lt;=31);&quot;+64&quot;;IF(AND([.H8]&gt;=32;[.H8]&lt;=63);&quot;0&quot;;IF(AND([.H8]&gt;=64;[.H8]&lt;=95);&quot;+128&quot;;IF(AND([.H8]&gt;=96;[.H8]&lt;=127);&quot;+64&quot;;IF(AND([.H8]&gt;=128;[.H8]&lt;=159);&quot;-64&quot;;IF(AND([.H8]&gt;=160;[.H8]&lt;=191);&quot;-128&quot;;IF(AND([.H8]&gt;=192;[.H8]&lt;=254);&quot;0&quot;;IF(AND([.H8]=255);&quot;-64&quot;;&quot;&quot;))))))))" office:value-type="string" office:string-value="0">
            <text:p>0</text:p>
          </table:table-cell>
          <table:table-cell table:style-name="ce47" table:formula="of:=MID(['Charpad Export'.H236];2;2)" office:value-type="string" office:string-value="0b">
            <text:p>0b</text:p>
          </table:table-cell>
          <table:table-cell table:style-name="ce39" table:formula="of:=HEX2DEC([.M8])" office:value-type="float" office:value="11">
            <text:p>11</text:p>
          </table:table-cell>
          <table:table-cell table:style-name="ce39" table:formula="of:=IF([.N8]=0;&quot;{black}&quot;;IF([.N8]=1;&quot;{white}&quot;;IF([.N8]=2;&quot;{red}&quot;;IF([.N8]=3;&quot;{cyan}&quot;;IF([.N8]=4;&quot;{purple}&quot;;IF([.N8]=5;&quot;{green}&quot;;IF([.N8]=6;&quot;{blue}&quot;;IF([.N8]=7;&quot;{yellow}&quot;;IF([.N8]=8;&quot;{orange}&quot;;IF([.N8]=9;&quot;{brown}&quot;;IF([.N8]=10;&quot;{lt. red}&quot;;IF([.N8]=11;&quot;{gray1}&quot;;IF([.N8]=12;&quot;{gray2}&quot;;IF([.N8]=13;&quot;{lt. green}&quot;;IF([.N8]=14;&quot;{lt. blue}&quot;;IF([.N8]=15;&quot;{gray3}&quot;))))))))))))))))" office:value-type="string" office:string-value="{gray1}">
            <text:p>{gray1}</text:p>
          </table:table-cell>
          <table:table-cell table:style-name="ce49" table:formula="of:=[.M8]" office:value-type="string" office:string-value="0b">
            <text:p>0b</text:p>
          </table:table-cell>
          <table:table-cell table:style-name="ce39" table:formula="of:=HEX2DEC([.P8])" office:value-type="float" office:value="11">
            <text:p>11</text:p>
          </table:table-cell>
          <table:table-cell table:style-name="ce39" table:formula="of:=IF([.Q8]=0;&quot;{black}&quot;;IF([.Q8]=1;&quot;{white}&quot;;IF([.Q8]=2;&quot;{red}&quot;;IF([.Q8]=3;&quot;{cyan}&quot;;IF([.Q8]=4;&quot;{purple}&quot;;IF([.Q8]=5;&quot;{green}&quot;;IF([.Q8]=6;&quot;{blue}&quot;;IF([.Q8]=7;&quot;{yellow}&quot;;IF([.Q8]=8;&quot;{orange}&quot;;IF([.Q8]=9;&quot;{brown}&quot;;IF([.Q8]=10;&quot;{lt. red}&quot;;IF([.Q8]=11;&quot;{gray1}&quot;;IF([.Q8]=12;&quot;{gray2}&quot;;IF([.Q8]=13;&quot;{lt. green}&quot;;IF([.Q8]=14;&quot;{lt. blue}&quot;;IF([.Q8]=15;&quot;{gray3}&quot;))))))))))))))))" office:value-type="string" office:string-value="{gray1}">
            <text:p>{gray1}</text:p>
          </table:table-cell>
          <table:table-cell table:style-name="ce49" table:formula="of:=[.M8]" office:value-type="string" office:string-value="0b">
            <text:p>0b</text:p>
          </table:table-cell>
          <table:table-cell table:style-name="ce39" table:formula="of:=HEX2DEC([.S8])" office:value-type="float" office:value="11">
            <text:p>11</text:p>
          </table:table-cell>
          <table:table-cell table:style-name="ce39" table:formula="of:=IF([.T8]=0;&quot;{black}&quot;;IF([.T8]=1;&quot;{white}&quot;;IF([.T8]=2;&quot;{red}&quot;;IF([.T8]=3;&quot;{cyan}&quot;;IF([.T8]=4;&quot;{purple}&quot;;IF([.T8]=5;&quot;{green}&quot;;IF([.T8]=6;&quot;{blue}&quot;;IF([.T8]=7;&quot;{yellow}&quot;;IF([.T8]=8;&quot;{orange}&quot;;IF([.T8]=9;&quot;{brown}&quot;;IF([.T8]=10;&quot;{lt. red}&quot;;IF([.T8]=11;&quot;{gray1}&quot;;IF([.T8]=12;&quot;{gray2}&quot;;IF([.T8]=13;&quot;{lt. green}&quot;;IF([.T8]=14;&quot;{lt. blue}&quot;;IF([.T8]=15;&quot;{gray3}&quot;))))))))))))))))" office:value-type="string" office:string-value="{gray1}">
            <text:p>{gray1}</text:p>
          </table:table-cell>
          <table:table-cell table:style-name="ce54" table:formula="of:=[.M8]" office:value-type="string" office:string-value="0b">
            <text:p>0b</text:p>
          </table:table-cell>
          <table:table-cell table:style-name="ce39" table:formula="of:=HEX2DEC([.V8])" office:value-type="float" office:value="11">
            <text:p>11</text:p>
          </table:table-cell>
          <table:table-cell table:style-name="ce39" table:formula="of:=IF([.W8]=0;&quot;{black}&quot;;IF([.W8]=1;&quot;{white}&quot;;IF([.W8]=2;&quot;{red}&quot;;IF([.W8]=3;&quot;{cyan}&quot;;IF([.W8]=4;&quot;{purple}&quot;;IF([.W8]=5;&quot;{green}&quot;;IF([.W8]=6;&quot;{blue}&quot;;IF([.W8]=7;&quot;{yellow}&quot;;IF([.W8]=8;&quot;{orange}&quot;;IF([.W8]=9;&quot;{brown}&quot;;IF([.W8]=10;&quot;{lt. red}&quot;;IF([.W8]=11;&quot;{gray1}&quot;;IF([.W8]=12;&quot;{gray2}&quot;;IF([.W8]=13;&quot;{lt. green}&quot;;IF([.W8]=14;&quot;{lt. blue}&quot;;IF([.W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8]" office:value-type="string" office:string-value="{gray1}">
            <text:p>{gray1}</text:p>
          </table:table-cell>
          <table:table-cell table:style-name="ce62" table:formula="of:=IF(AND([.E8]&gt;=128;[.E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8]+[.I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8]&gt;=128;[.F8]&lt;=255);&quot;{rvrs on}&quot;;&quot;{rvrs off}&quot;)" office:value-type="string" office:string-value="{rvrs off}">
            <text:p>{rvrs off}</text:p>
          </table:table-cell>
          <table:table-cell table:style-name="ce62" table:formula="of:=[.R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8]+[.J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8]&gt;=128;[.G8]&lt;=255);&quot;{rvrs on}&quot;;&quot;{rvrs off}&quot;)" office:value-type="string" office:string-value="{rvrs off}">
            <text:p>{rvrs off}</text:p>
          </table:table-cell>
          <table:table-cell table:style-name="ce62" table:formula="of:=[.U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8]+[.K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8]&gt;=128;[.H8]&lt;=255);&quot;{rvrs on}&quot;;&quot;{rvrs off}&quot;)" office:value-type="string" office:string-value="{rvrs off}">
            <text:p>{rvrs off}</text:p>
          </table:table-cell>
          <table:table-cell table:style-name="ce62" table:formula="of:=[.X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8]+[.L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6">
            <text:p>6</text:p>
          </table:table-cell>
          <table:table-cell table:style-name="ce49"/>
          <table:table-cell table:style-name="ce82" office:value-type="string">
            <text:p>gn</text:p>
          </table:table-cell>
          <table:table-cell table:style-name="ce82" office:value-type="float" office:value="5">
            <text:p>5</text:p>
          </table:table-cell>
          <table:table-cell table:style-name="ce89" office:value-type="string">
            <text:p>gn</text:p>
          </table:table-cell>
          <table:table-cell table:style-name="ce89" office:value-type="float" office:value="5">
            <text:p>5</text:p>
          </table:table-cell>
          <table:table-cell table:style-name="ce89" office:value-type="string">
            <text:p>hires</text:p>
          </table:table-cell>
        </table:table-row>
        <table:table-row table:style-name="ro2">
          <table:table-cell table:style-name="ce27" table:formula="of:=MID(['Charpad Export'.N210];2;2)" office:value-type="string" office:string-value="20">
            <text:p>20</text:p>
          </table:table-cell>
          <table:table-cell table:style-name="ce27" table:formula="of:=MID(['Charpad Export'.O210];2;2)" office:value-type="string" office:string-value="20">
            <text:p>20</text:p>
          </table:table-cell>
          <table:table-cell table:style-name="ce27" table:formula="of:=MID(['Charpad Export'.P210];2;2)" office:value-type="string" office:string-value="20">
            <text:p>20</text:p>
          </table:table-cell>
          <table:table-cell table:style-name="ce27" table:formula="of:=MID(['Charpad Export'.Q210];2;2)" office:value-type="string" office:string-value="20">
            <text:p>20</text:p>
          </table:table-cell>
          <table:table-cell table:style-name="ce36" table:formula="of:=HEX2DEC([.A9])" office:value-type="float" office:value="32">
            <text:p>32</text:p>
          </table:table-cell>
          <table:table-cell table:style-name="ce39" table:formula="of:=HEX2DEC([.B9])" office:value-type="float" office:value="32">
            <text:p>32</text:p>
          </table:table-cell>
          <table:table-cell table:style-name="ce39" table:formula="of:=HEX2DEC([.C9])" office:value-type="float" office:value="32">
            <text:p>32</text:p>
          </table:table-cell>
          <table:table-cell table:style-name="ce39" table:formula="of:=HEX2DEC([.D9])" office:value-type="float" office:value="32">
            <text:p>32</text:p>
          </table:table-cell>
          <table:table-cell table:style-name="ce41" table:formula="of:=IF(AND([.E9]&gt;=0;[.E9]&lt;=31);&quot;+64&quot;;IF(AND([.E9]&gt;=32;[.E9]&lt;=63);&quot;0&quot;;IF(AND([.E9]&gt;=64;[.E9]&lt;=95);&quot;+128&quot;;IF(AND([.E9]&gt;=96;[.E9]&lt;=127);&quot;+64&quot;;IF(AND([.E9]&gt;=128;[.E9]&lt;=159);&quot;-64&quot;;IF(AND([.E9]&gt;=160;[.E9]&lt;=191);&quot;-128&quot;;IF(AND([.E9]&gt;=192;[.E9]&lt;=254);&quot;0&quot;;IF(AND([.E9]=255);&quot;-64&quot;;&quot;&quot;))))))))" office:value-type="string" office:string-value="0">
            <text:p>0</text:p>
          </table:table-cell>
          <table:table-cell table:style-name="ce42" table:formula="of:=IF(AND([.F9]&gt;=0;[.F9]&lt;=31);&quot;+64&quot;;IF(AND([.F9]&gt;=32;[.F9]&lt;=63);&quot;0&quot;;IF(AND([.F9]&gt;=64;[.F9]&lt;=95);&quot;+128&quot;;IF(AND([.F9]&gt;=96;[.F9]&lt;=127);&quot;+64&quot;;IF(AND([.F9]&gt;=128;[.F9]&lt;=159);&quot;-64&quot;;IF(AND([.F9]&gt;=160;[.F9]&lt;=191);&quot;-128&quot;;IF(AND([.F9]&gt;=192;[.F9]&lt;=254);&quot;0&quot;;IF(AND([.F9]=255);&quot;-64&quot;;&quot;&quot;))))))))" office:value-type="string" office:string-value="0">
            <text:p>0</text:p>
          </table:table-cell>
          <table:table-cell table:style-name="ce42" table:formula="of:=IF(AND([.G9]&gt;=0;[.G9]&lt;=31);&quot;+64&quot;;IF(AND([.G9]&gt;=32;[.G9]&lt;=63);&quot;0&quot;;IF(AND([.G9]&gt;=64;[.G9]&lt;=95);&quot;+128&quot;;IF(AND([.G9]&gt;=96;[.G9]&lt;=127);&quot;+64&quot;;IF(AND([.G9]&gt;=128;[.G9]&lt;=159);&quot;-64&quot;;IF(AND([.G9]&gt;=160;[.G9]&lt;=191);&quot;-128&quot;;IF(AND([.G9]&gt;=192;[.G9]&lt;=254);&quot;0&quot;;IF(AND([.G9]=255);&quot;-64&quot;;&quot;&quot;))))))))" office:value-type="string" office:string-value="0">
            <text:p>0</text:p>
          </table:table-cell>
          <table:table-cell table:style-name="ce42" table:formula="of:=IF(AND([.H9]&gt;=0;[.H9]&lt;=31);&quot;+64&quot;;IF(AND([.H9]&gt;=32;[.H9]&lt;=63);&quot;0&quot;;IF(AND([.H9]&gt;=64;[.H9]&lt;=95);&quot;+128&quot;;IF(AND([.H9]&gt;=96;[.H9]&lt;=127);&quot;+64&quot;;IF(AND([.H9]&gt;=128;[.H9]&lt;=159);&quot;-64&quot;;IF(AND([.H9]&gt;=160;[.H9]&lt;=191);&quot;-128&quot;;IF(AND([.H9]&gt;=192;[.H9]&lt;=254);&quot;0&quot;;IF(AND([.H9]=255);&quot;-64&quot;;&quot;&quot;))))))))" office:value-type="string" office:string-value="0">
            <text:p>0</text:p>
          </table:table-cell>
          <table:table-cell table:style-name="ce46" table:formula="of:=MID(['Charpad Export'.I236];2;2)" office:value-type="string" office:string-value="0b">
            <text:p>0b</text:p>
          </table:table-cell>
          <table:table-cell table:style-name="ce39" table:formula="of:=HEX2DEC([.M9])" office:value-type="float" office:value="11">
            <text:p>11</text:p>
          </table:table-cell>
          <table:table-cell table:style-name="ce39" table:formula="of:=IF([.N9]=0;&quot;{black}&quot;;IF([.N9]=1;&quot;{white}&quot;;IF([.N9]=2;&quot;{red}&quot;;IF([.N9]=3;&quot;{cyan}&quot;;IF([.N9]=4;&quot;{purple}&quot;;IF([.N9]=5;&quot;{green}&quot;;IF([.N9]=6;&quot;{blue}&quot;;IF([.N9]=7;&quot;{yellow}&quot;;IF([.N9]=8;&quot;{orange}&quot;;IF([.N9]=9;&quot;{brown}&quot;;IF([.N9]=10;&quot;{lt. red}&quot;;IF([.N9]=11;&quot;{gray1}&quot;;IF([.N9]=12;&quot;{gray2}&quot;;IF([.N9]=13;&quot;{lt. green}&quot;;IF([.N9]=14;&quot;{lt. blue}&quot;;IF([.N9]=15;&quot;{gray3}&quot;))))))))))))))))" office:value-type="string" office:string-value="{gray1}">
            <text:p>{gray1}</text:p>
          </table:table-cell>
          <table:table-cell table:style-name="ce51" table:formula="of:=[.M9]" office:value-type="string" office:string-value="0b">
            <text:p>0b</text:p>
          </table:table-cell>
          <table:table-cell table:style-name="ce39" table:formula="of:=HEX2DEC([.P9])" office:value-type="float" office:value="11">
            <text:p>11</text:p>
          </table:table-cell>
          <table:table-cell table:style-name="ce39" table:formula="of:=IF([.Q9]=0;&quot;{black}&quot;;IF([.Q9]=1;&quot;{white}&quot;;IF([.Q9]=2;&quot;{red}&quot;;IF([.Q9]=3;&quot;{cyan}&quot;;IF([.Q9]=4;&quot;{purple}&quot;;IF([.Q9]=5;&quot;{green}&quot;;IF([.Q9]=6;&quot;{blue}&quot;;IF([.Q9]=7;&quot;{yellow}&quot;;IF([.Q9]=8;&quot;{orange}&quot;;IF([.Q9]=9;&quot;{brown}&quot;;IF([.Q9]=10;&quot;{lt. red}&quot;;IF([.Q9]=11;&quot;{gray1}&quot;;IF([.Q9]=12;&quot;{gray2}&quot;;IF([.Q9]=13;&quot;{lt. green}&quot;;IF([.Q9]=14;&quot;{lt. blue}&quot;;IF([.Q9]=15;&quot;{gray3}&quot;))))))))))))))))" office:value-type="string" office:string-value="{gray1}">
            <text:p>{gray1}</text:p>
          </table:table-cell>
          <table:table-cell table:style-name="ce51" table:formula="of:=[.M9]" office:value-type="string" office:string-value="0b">
            <text:p>0b</text:p>
          </table:table-cell>
          <table:table-cell table:style-name="ce39" table:formula="of:=HEX2DEC([.S9])" office:value-type="float" office:value="11">
            <text:p>11</text:p>
          </table:table-cell>
          <table:table-cell table:style-name="ce39" table:formula="of:=IF([.T9]=0;&quot;{black}&quot;;IF([.T9]=1;&quot;{white}&quot;;IF([.T9]=2;&quot;{red}&quot;;IF([.T9]=3;&quot;{cyan}&quot;;IF([.T9]=4;&quot;{purple}&quot;;IF([.T9]=5;&quot;{green}&quot;;IF([.T9]=6;&quot;{blue}&quot;;IF([.T9]=7;&quot;{yellow}&quot;;IF([.T9]=8;&quot;{orange}&quot;;IF([.T9]=9;&quot;{brown}&quot;;IF([.T9]=10;&quot;{lt. red}&quot;;IF([.T9]=11;&quot;{gray1}&quot;;IF([.T9]=12;&quot;{gray2}&quot;;IF([.T9]=13;&quot;{lt. green}&quot;;IF([.T9]=14;&quot;{lt. blue}&quot;;IF([.T9]=15;&quot;{gray3}&quot;))))))))))))))))" office:value-type="string" office:string-value="{gray1}">
            <text:p>{gray1}</text:p>
          </table:table-cell>
          <table:table-cell table:style-name="ce53" table:formula="of:=[.M9]" office:value-type="string" office:string-value="0b">
            <text:p>0b</text:p>
          </table:table-cell>
          <table:table-cell table:style-name="ce39" table:formula="of:=HEX2DEC([.V9])" office:value-type="float" office:value="11">
            <text:p>11</text:p>
          </table:table-cell>
          <table:table-cell table:style-name="ce39" table:formula="of:=IF([.W9]=0;&quot;{black}&quot;;IF([.W9]=1;&quot;{white}&quot;;IF([.W9]=2;&quot;{red}&quot;;IF([.W9]=3;&quot;{cyan}&quot;;IF([.W9]=4;&quot;{purple}&quot;;IF([.W9]=5;&quot;{green}&quot;;IF([.W9]=6;&quot;{blue}&quot;;IF([.W9]=7;&quot;{yellow}&quot;;IF([.W9]=8;&quot;{orange}&quot;;IF([.W9]=9;&quot;{brown}&quot;;IF([.W9]=10;&quot;{lt. red}&quot;;IF([.W9]=11;&quot;{gray1}&quot;;IF([.W9]=12;&quot;{gray2}&quot;;IF([.W9]=13;&quot;{lt. green}&quot;;IF([.W9]=14;&quot;{lt. blue}&quot;;IF([.W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9]" office:value-type="string" office:string-value="{gray1}">
            <text:p>{gray1}</text:p>
          </table:table-cell>
          <table:table-cell table:style-name="ce62" table:formula="of:=IF(AND([.E9]&gt;=128;[.E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9]+[.I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9]&gt;=128;[.F9]&lt;=255);&quot;{rvrs on}&quot;;&quot;{rvrs off}&quot;)" office:value-type="string" office:string-value="{rvrs off}">
            <text:p>{rvrs off}</text:p>
          </table:table-cell>
          <table:table-cell table:style-name="ce62" table:formula="of:=[.R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9]+[.J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9]&gt;=128;[.G9]&lt;=255);&quot;{rvrs on}&quot;;&quot;{rvrs off}&quot;)" office:value-type="string" office:string-value="{rvrs off}">
            <text:p>{rvrs off}</text:p>
          </table:table-cell>
          <table:table-cell table:style-name="ce62" table:formula="of:=[.U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9]+[.K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9]&gt;=128;[.H9]&lt;=255);&quot;{rvrs on}&quot;;&quot;{rvrs off}&quot;)" office:value-type="string" office:string-value="{rvrs off}">
            <text:p>{rvrs off}</text:p>
          </table:table-cell>
          <table:table-cell table:style-name="ce62" table:formula="of:=[.X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9]+[.L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7">
            <text:p>7</text:p>
          </table:table-cell>
          <table:table-cell table:style-name="ce49"/>
          <table:table-cell table:style-name="ce82" office:value-type="string">
            <text:p>bl</text:p>
          </table:table-cell>
          <table:table-cell table:style-name="ce82" office:value-type="float" office:value="6">
            <text:p>6</text:p>
          </table:table-cell>
          <table:table-cell table:style-name="ce89" office:value-type="string">
            <text:p>bl</text:p>
          </table:table-cell>
          <table:table-cell table:style-name="ce89" office:value-type="float" office:value="6">
            <text:p>6</text:p>
          </table:table-cell>
          <table:table-cell table:style-name="ce89" office:value-type="string">
            <text:p>hires</text:p>
          </table:table-cell>
        </table:table-row>
        <table:table-row table:style-name="ro2">
          <table:table-cell table:style-name="ce26" table:formula="of:=MID(['Charpad Export'.B211];2;2)" office:value-type="string" office:string-value="51">
            <text:p>51</text:p>
          </table:table-cell>
          <table:table-cell table:style-name="ce26" table:formula="of:=MID(['Charpad Export'.C211];2;2)" office:value-type="string" office:string-value="51">
            <text:p>51</text:p>
          </table:table-cell>
          <table:table-cell table:style-name="ce26" table:formula="of:=MID(['Charpad Export'.D211];2;2)" office:value-type="string" office:string-value="51">
            <text:p>51</text:p>
          </table:table-cell>
          <table:table-cell table:style-name="ce26" table:formula="of:=MID(['Charpad Export'.E211];2;2)" office:value-type="string" office:string-value="51">
            <text:p>51</text:p>
          </table:table-cell>
          <table:table-cell table:style-name="ce36" table:formula="of:=HEX2DEC([.A10])" office:value-type="float" office:value="81">
            <text:p>81</text:p>
          </table:table-cell>
          <table:table-cell table:style-name="ce39" table:formula="of:=HEX2DEC([.B10])" office:value-type="float" office:value="81">
            <text:p>81</text:p>
          </table:table-cell>
          <table:table-cell table:style-name="ce39" table:formula="of:=HEX2DEC([.C10])" office:value-type="float" office:value="81">
            <text:p>81</text:p>
          </table:table-cell>
          <table:table-cell table:style-name="ce39" table:formula="of:=HEX2DEC([.D10])" office:value-type="float" office:value="81">
            <text:p>81</text:p>
          </table:table-cell>
          <table:table-cell table:style-name="ce41" table:formula="of:=IF(AND([.E10]&gt;=0;[.E10]&lt;=31);&quot;+64&quot;;IF(AND([.E10]&gt;=32;[.E10]&lt;=63);&quot;0&quot;;IF(AND([.E10]&gt;=64;[.E10]&lt;=95);&quot;+128&quot;;IF(AND([.E10]&gt;=96;[.E10]&lt;=127);&quot;+64&quot;;IF(AND([.E10]&gt;=128;[.E10]&lt;=159);&quot;-64&quot;;IF(AND([.E10]&gt;=160;[.E10]&lt;=191);&quot;-128&quot;;IF(AND([.E10]&gt;=192;[.E10]&lt;=254);&quot;0&quot;;IF(AND([.E10]=255);&quot;-64&quot;;&quot;&quot;))))))))" office:value-type="string" office:string-value="+128">
            <text:p>+128</text:p>
          </table:table-cell>
          <table:table-cell table:style-name="ce42" table:formula="of:=IF(AND([.F10]&gt;=0;[.F10]&lt;=31);&quot;+64&quot;;IF(AND([.F10]&gt;=32;[.F10]&lt;=63);&quot;0&quot;;IF(AND([.F10]&gt;=64;[.F10]&lt;=95);&quot;+128&quot;;IF(AND([.F10]&gt;=96;[.F10]&lt;=127);&quot;+64&quot;;IF(AND([.F10]&gt;=128;[.F10]&lt;=159);&quot;-64&quot;;IF(AND([.F10]&gt;=160;[.F10]&lt;=191);&quot;-128&quot;;IF(AND([.F10]&gt;=192;[.F10]&lt;=254);&quot;0&quot;;IF(AND([.F10]=255);&quot;-64&quot;;&quot;&quot;))))))))" office:value-type="string" office:string-value="+128">
            <text:p>+128</text:p>
          </table:table-cell>
          <table:table-cell table:style-name="ce42" table:formula="of:=IF(AND([.G10]&gt;=0;[.G10]&lt;=31);&quot;+64&quot;;IF(AND([.G10]&gt;=32;[.G10]&lt;=63);&quot;0&quot;;IF(AND([.G10]&gt;=64;[.G10]&lt;=95);&quot;+128&quot;;IF(AND([.G10]&gt;=96;[.G10]&lt;=127);&quot;+64&quot;;IF(AND([.G10]&gt;=128;[.G10]&lt;=159);&quot;-64&quot;;IF(AND([.G10]&gt;=160;[.G10]&lt;=191);&quot;-128&quot;;IF(AND([.G10]&gt;=192;[.G10]&lt;=254);&quot;0&quot;;IF(AND([.G10]=255);&quot;-64&quot;;&quot;&quot;))))))))" office:value-type="string" office:string-value="+128">
            <text:p>+128</text:p>
          </table:table-cell>
          <table:table-cell table:style-name="ce42" table:formula="of:=IF(AND([.H10]&gt;=0;[.H10]&lt;=31);&quot;+64&quot;;IF(AND([.H10]&gt;=32;[.H10]&lt;=63);&quot;0&quot;;IF(AND([.H10]&gt;=64;[.H10]&lt;=95);&quot;+128&quot;;IF(AND([.H10]&gt;=96;[.H10]&lt;=127);&quot;+64&quot;;IF(AND([.H10]&gt;=128;[.H10]&lt;=159);&quot;-64&quot;;IF(AND([.H10]&gt;=160;[.H10]&lt;=191);&quot;-128&quot;;IF(AND([.H10]&gt;=192;[.H10]&lt;=254);&quot;0&quot;;IF(AND([.H10]=255);&quot;-64&quot;;&quot;&quot;))))))))" office:value-type="string" office:string-value="+128">
            <text:p>+128</text:p>
          </table:table-cell>
          <table:table-cell table:style-name="ce47" table:formula="of:=MID(['Charpad Export'.J236];2;2)" office:value-type="string" office:string-value="08">
            <text:p>08</text:p>
          </table:table-cell>
          <table:table-cell table:style-name="ce39" table:formula="of:=HEX2DEC([.M10])" office:value-type="float" office:value="8">
            <text:p>8</text:p>
          </table:table-cell>
          <table:table-cell table:style-name="ce39" table:formula="of:=IF([.N10]=0;&quot;{black}&quot;;IF([.N10]=1;&quot;{white}&quot;;IF([.N10]=2;&quot;{red}&quot;;IF([.N10]=3;&quot;{cyan}&quot;;IF([.N10]=4;&quot;{purple}&quot;;IF([.N10]=5;&quot;{green}&quot;;IF([.N10]=6;&quot;{blue}&quot;;IF([.N10]=7;&quot;{yellow}&quot;;IF([.N10]=8;&quot;{orange}&quot;;IF([.N10]=9;&quot;{brown}&quot;;IF([.N10]=10;&quot;{lt. red}&quot;;IF([.N10]=11;&quot;{gray1}&quot;;IF([.N10]=12;&quot;{gray2}&quot;;IF([.N10]=13;&quot;{lt. green}&quot;;IF([.N10]=14;&quot;{lt. blue}&quot;;IF([.N10]=15;&quot;{gray3}&quot;))))))))))))))))" office:value-type="string" office:string-value="{orange}">
            <text:p>{orange}</text:p>
          </table:table-cell>
          <table:table-cell table:style-name="ce49" table:formula="of:=[.M10]" office:value-type="string" office:string-value="08">
            <text:p>08</text:p>
          </table:table-cell>
          <table:table-cell table:style-name="ce39" table:formula="of:=HEX2DEC([.P10])" office:value-type="float" office:value="8">
            <text:p>8</text:p>
          </table:table-cell>
          <table:table-cell table:style-name="ce39" table:formula="of:=IF([.Q10]=0;&quot;{black}&quot;;IF([.Q10]=1;&quot;{white}&quot;;IF([.Q10]=2;&quot;{red}&quot;;IF([.Q10]=3;&quot;{cyan}&quot;;IF([.Q10]=4;&quot;{purple}&quot;;IF([.Q10]=5;&quot;{green}&quot;;IF([.Q10]=6;&quot;{blue}&quot;;IF([.Q10]=7;&quot;{yellow}&quot;;IF([.Q10]=8;&quot;{orange}&quot;;IF([.Q10]=9;&quot;{brown}&quot;;IF([.Q10]=10;&quot;{lt. red}&quot;;IF([.Q10]=11;&quot;{gray1}&quot;;IF([.Q10]=12;&quot;{gray2}&quot;;IF([.Q10]=13;&quot;{lt. green}&quot;;IF([.Q10]=14;&quot;{lt. blue}&quot;;IF([.Q10]=15;&quot;{gray3}&quot;))))))))))))))))" office:value-type="string" office:string-value="{orange}">
            <text:p>{orange}</text:p>
          </table:table-cell>
          <table:table-cell table:style-name="ce49" table:formula="of:=[.M10]" office:value-type="string" office:string-value="08">
            <text:p>08</text:p>
          </table:table-cell>
          <table:table-cell table:style-name="ce39" table:formula="of:=HEX2DEC([.S10])" office:value-type="float" office:value="8">
            <text:p>8</text:p>
          </table:table-cell>
          <table:table-cell table:style-name="ce39" table:formula="of:=IF([.T10]=0;&quot;{black}&quot;;IF([.T10]=1;&quot;{white}&quot;;IF([.T10]=2;&quot;{red}&quot;;IF([.T10]=3;&quot;{cyan}&quot;;IF([.T10]=4;&quot;{purple}&quot;;IF([.T10]=5;&quot;{green}&quot;;IF([.T10]=6;&quot;{blue}&quot;;IF([.T10]=7;&quot;{yellow}&quot;;IF([.T10]=8;&quot;{orange}&quot;;IF([.T10]=9;&quot;{brown}&quot;;IF([.T10]=10;&quot;{lt. red}&quot;;IF([.T10]=11;&quot;{gray1}&quot;;IF([.T10]=12;&quot;{gray2}&quot;;IF([.T10]=13;&quot;{lt. green}&quot;;IF([.T10]=14;&quot;{lt. blue}&quot;;IF([.T10]=15;&quot;{gray3}&quot;))))))))))))))))" office:value-type="string" office:string-value="{orange}">
            <text:p>{orange}</text:p>
          </table:table-cell>
          <table:table-cell table:style-name="ce54" table:formula="of:=[.M10]" office:value-type="string" office:string-value="08">
            <text:p>08</text:p>
          </table:table-cell>
          <table:table-cell table:style-name="ce39" table:formula="of:=HEX2DEC([.V10])" office:value-type="float" office:value="8">
            <text:p>8</text:p>
          </table:table-cell>
          <table:table-cell table:style-name="ce39" table:formula="of:=IF([.W10]=0;&quot;{black}&quot;;IF([.W10]=1;&quot;{white}&quot;;IF([.W10]=2;&quot;{red}&quot;;IF([.W10]=3;&quot;{cyan}&quot;;IF([.W10]=4;&quot;{purple}&quot;;IF([.W10]=5;&quot;{green}&quot;;IF([.W10]=6;&quot;{blue}&quot;;IF([.W10]=7;&quot;{yellow}&quot;;IF([.W10]=8;&quot;{orange}&quot;;IF([.W10]=9;&quot;{brown}&quot;;IF([.W10]=10;&quot;{lt. red}&quot;;IF([.W10]=11;&quot;{gray1}&quot;;IF([.W10]=12;&quot;{gray2}&quot;;IF([.W10]=13;&quot;{lt. green}&quot;;IF([.W10]=14;&quot;{lt. blue}&quot;;IF([.W10]=15;&quot;{gray3}&quot;))))))))))))))))" office:value-type="string" office:string-value="{orange}">
            <text:p>{orange}</text:p>
          </table:table-cell>
          <table:table-cell table:style-name="ce56" office:value-type="string">
            <text:p>data"</text:p>
          </table:table-cell>
          <table:table-cell table:style-name="ce62" table:formula="of:=[.O10]" office:value-type="string" office:string-value="{orange}">
            <text:p>{orange}</text:p>
          </table:table-cell>
          <table:table-cell table:style-name="ce62" table:formula="of:=IF(AND([.E10]&gt;=128;[.E1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0]+[.I10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table:formula="of:=IF(AND([.F10]&gt;=128;[.F10]&lt;=255);&quot;{rvrs on}&quot;;&quot;{rvrs off}&quot;)" office:value-type="string" office:string-value="{rvrs off}">
            <text:p>{rvrs off}</text:p>
          </table:table-cell>
          <table:table-cell table:style-name="ce62" table:formula="of:=[.R10]" office:value-type="string" office:string-value="{orange}">
            <text:p>{orange}</text:p>
          </table:table-cell>
          <table:table-cell table:style-name="ce62" office:value-type="string">
            <text:p>{</text:p>
          </table:table-cell>
          <table:table-cell table:style-name="ce62" table:formula="of:=[.F10]+[.J10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0]&gt;=128;[.G10]&lt;=255);&quot;{rvrs on}&quot;;&quot;{rvrs off}&quot;)" office:value-type="string" office:string-value="{rvrs off}">
            <text:p>{rvrs off}</text:p>
          </table:table-cell>
          <table:table-cell table:style-name="ce62" table:formula="of:=[.U10]" office:value-type="string" office:string-value="{orange}">
            <text:p>{orange}</text:p>
          </table:table-cell>
          <table:table-cell table:style-name="ce62" office:value-type="string">
            <text:p>{</text:p>
          </table:table-cell>
          <table:table-cell table:style-name="ce62" table:formula="of:=[.G10]+[.K10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table:formula="of:=IF(AND([.H10]&gt;=128;[.H10]&lt;=255);&quot;{rvrs on}&quot;;&quot;{rvrs off}&quot;)" office:value-type="string" office:string-value="{rvrs off}">
            <text:p>{rvrs off}</text:p>
          </table:table-cell>
          <table:table-cell table:style-name="ce62" table:formula="of:=[.X10]" office:value-type="string" office:string-value="{orange}">
            <text:p>{orange}</text:p>
          </table:table-cell>
          <table:table-cell table:style-name="ce62" office:value-type="string">
            <text:p>{</text:p>
          </table:table-cell>
          <table:table-cell table:style-name="ce62" table:formula="of:=[.H10]+[.L10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8">
            <text:p>8</text:p>
          </table:table-cell>
          <table:table-cell table:style-name="ce49"/>
          <table:table-cell table:style-name="ce82" office:value-type="string">
            <text:p>ge</text:p>
          </table:table-cell>
          <table:table-cell table:style-name="ce82" office:value-type="float" office:value="7">
            <text:p>7</text:p>
          </table:table-cell>
          <table:table-cell table:style-name="ce89" office:value-type="string">
            <text:p>ge</text:p>
          </table:table-cell>
          <table:table-cell table:style-name="ce89" office:value-type="float" office:value="7">
            <text:p>7</text:p>
          </table:table-cell>
          <table:table-cell table:style-name="ce89" office:value-type="string">
            <text:p>hires</text:p>
          </table:table-cell>
        </table:table-row>
        <table:table-row table:style-name="ro2">
          <table:table-cell table:style-name="ce26" table:formula="of:=MID(['Charpad Export'.F211];2;2)" office:value-type="string" office:string-value="52">
            <text:p>52</text:p>
          </table:table-cell>
          <table:table-cell table:style-name="ce26" table:formula="of:=MID(['Charpad Export'.G211];2;2)" office:value-type="string" office:string-value="53">
            <text:p>53</text:p>
          </table:table-cell>
          <table:table-cell table:style-name="ce26" table:formula="of:=MID(['Charpad Export'.H211];2;2)" office:value-type="string" office:string-value="54">
            <text:p>54</text:p>
          </table:table-cell>
          <table:table-cell table:style-name="ce26" table:formula="of:=MID(['Charpad Export'.I211];2;2)" office:value-type="string" office:string-value="55">
            <text:p>55</text:p>
          </table:table-cell>
          <table:table-cell table:style-name="ce36" table:formula="of:=HEX2DEC([.A11])" office:value-type="float" office:value="82">
            <text:p>82</text:p>
          </table:table-cell>
          <table:table-cell table:style-name="ce39" table:formula="of:=HEX2DEC([.B11])" office:value-type="float" office:value="83">
            <text:p>83</text:p>
          </table:table-cell>
          <table:table-cell table:style-name="ce39" table:formula="of:=HEX2DEC([.C11])" office:value-type="float" office:value="84">
            <text:p>84</text:p>
          </table:table-cell>
          <table:table-cell table:style-name="ce39" table:formula="of:=HEX2DEC([.D11])" office:value-type="float" office:value="85">
            <text:p>85</text:p>
          </table:table-cell>
          <table:table-cell table:style-name="ce41" table:formula="of:=IF(AND([.E11]&gt;=0;[.E11]&lt;=31);&quot;+64&quot;;IF(AND([.E11]&gt;=32;[.E11]&lt;=63);&quot;0&quot;;IF(AND([.E11]&gt;=64;[.E11]&lt;=95);&quot;+128&quot;;IF(AND([.E11]&gt;=96;[.E11]&lt;=127);&quot;+64&quot;;IF(AND([.E11]&gt;=128;[.E11]&lt;=159);&quot;-64&quot;;IF(AND([.E11]&gt;=160;[.E11]&lt;=191);&quot;-128&quot;;IF(AND([.E11]&gt;=192;[.E11]&lt;=254);&quot;0&quot;;IF(AND([.E11]=255);&quot;-64&quot;;&quot;&quot;))))))))" office:value-type="string" office:string-value="+128">
            <text:p>+128</text:p>
          </table:table-cell>
          <table:table-cell table:style-name="ce42" table:formula="of:=IF(AND([.F11]&gt;=0;[.F11]&lt;=31);&quot;+64&quot;;IF(AND([.F11]&gt;=32;[.F11]&lt;=63);&quot;0&quot;;IF(AND([.F11]&gt;=64;[.F11]&lt;=95);&quot;+128&quot;;IF(AND([.F11]&gt;=96;[.F11]&lt;=127);&quot;+64&quot;;IF(AND([.F11]&gt;=128;[.F11]&lt;=159);&quot;-64&quot;;IF(AND([.F11]&gt;=160;[.F11]&lt;=191);&quot;-128&quot;;IF(AND([.F11]&gt;=192;[.F11]&lt;=254);&quot;0&quot;;IF(AND([.F11]=255);&quot;-64&quot;;&quot;&quot;))))))))" office:value-type="string" office:string-value="+128">
            <text:p>+128</text:p>
          </table:table-cell>
          <table:table-cell table:style-name="ce42" table:formula="of:=IF(AND([.G11]&gt;=0;[.G11]&lt;=31);&quot;+64&quot;;IF(AND([.G11]&gt;=32;[.G11]&lt;=63);&quot;0&quot;;IF(AND([.G11]&gt;=64;[.G11]&lt;=95);&quot;+128&quot;;IF(AND([.G11]&gt;=96;[.G11]&lt;=127);&quot;+64&quot;;IF(AND([.G11]&gt;=128;[.G11]&lt;=159);&quot;-64&quot;;IF(AND([.G11]&gt;=160;[.G11]&lt;=191);&quot;-128&quot;;IF(AND([.G11]&gt;=192;[.G11]&lt;=254);&quot;0&quot;;IF(AND([.G11]=255);&quot;-64&quot;;&quot;&quot;))))))))" office:value-type="string" office:string-value="+128">
            <text:p>+128</text:p>
          </table:table-cell>
          <table:table-cell table:style-name="ce42" table:formula="of:=IF(AND([.H11]&gt;=0;[.H11]&lt;=31);&quot;+64&quot;;IF(AND([.H11]&gt;=32;[.H11]&lt;=63);&quot;0&quot;;IF(AND([.H11]&gt;=64;[.H11]&lt;=95);&quot;+128&quot;;IF(AND([.H11]&gt;=96;[.H11]&lt;=127);&quot;+64&quot;;IF(AND([.H11]&gt;=128;[.H11]&lt;=159);&quot;-64&quot;;IF(AND([.H11]&gt;=160;[.H11]&lt;=191);&quot;-128&quot;;IF(AND([.H11]&gt;=192;[.H11]&lt;=254);&quot;0&quot;;IF(AND([.H11]=255);&quot;-64&quot;;&quot;&quot;))))))))" office:value-type="string" office:string-value="+128">
            <text:p>+128</text:p>
          </table:table-cell>
          <table:table-cell table:style-name="ce46" table:formula="of:=MID(['Charpad Export'.K236];2;2)" office:value-type="string" office:string-value="09">
            <text:p>09</text:p>
          </table:table-cell>
          <table:table-cell table:style-name="ce39" table:formula="of:=HEX2DEC([.M11])" office:value-type="float" office:value="9">
            <text:p>9</text:p>
          </table:table-cell>
          <table:table-cell table:style-name="ce39" table:formula="of:=IF([.N11]=0;&quot;{black}&quot;;IF([.N11]=1;&quot;{white}&quot;;IF([.N11]=2;&quot;{red}&quot;;IF([.N11]=3;&quot;{cyan}&quot;;IF([.N11]=4;&quot;{purple}&quot;;IF([.N11]=5;&quot;{green}&quot;;IF([.N11]=6;&quot;{blue}&quot;;IF([.N11]=7;&quot;{yellow}&quot;;IF([.N11]=8;&quot;{orange}&quot;;IF([.N11]=9;&quot;{brown}&quot;;IF([.N11]=10;&quot;{lt. red}&quot;;IF([.N11]=11;&quot;{gray1}&quot;;IF([.N11]=12;&quot;{gray2}&quot;;IF([.N11]=13;&quot;{lt. green}&quot;;IF([.N11]=14;&quot;{lt. blue}&quot;;IF([.N11]=15;&quot;{gray3}&quot;))))))))))))))))" office:value-type="string" office:string-value="{brown}">
            <text:p>{brown}</text:p>
          </table:table-cell>
          <table:table-cell table:style-name="ce51" table:formula="of:=[.M11]" office:value-type="string" office:string-value="09">
            <text:p>09</text:p>
          </table:table-cell>
          <table:table-cell table:style-name="ce39" table:formula="of:=HEX2DEC([.P11])" office:value-type="float" office:value="9">
            <text:p>9</text:p>
          </table:table-cell>
          <table:table-cell table:style-name="ce39" table:formula="of:=IF([.Q11]=0;&quot;{black}&quot;;IF([.Q11]=1;&quot;{white}&quot;;IF([.Q11]=2;&quot;{red}&quot;;IF([.Q11]=3;&quot;{cyan}&quot;;IF([.Q11]=4;&quot;{purple}&quot;;IF([.Q11]=5;&quot;{green}&quot;;IF([.Q11]=6;&quot;{blue}&quot;;IF([.Q11]=7;&quot;{yellow}&quot;;IF([.Q11]=8;&quot;{orange}&quot;;IF([.Q11]=9;&quot;{brown}&quot;;IF([.Q11]=10;&quot;{lt. red}&quot;;IF([.Q11]=11;&quot;{gray1}&quot;;IF([.Q11]=12;&quot;{gray2}&quot;;IF([.Q11]=13;&quot;{lt. green}&quot;;IF([.Q11]=14;&quot;{lt. blue}&quot;;IF([.Q11]=15;&quot;{gray3}&quot;))))))))))))))))" office:value-type="string" office:string-value="{brown}">
            <text:p>{brown}</text:p>
          </table:table-cell>
          <table:table-cell table:style-name="ce51" table:formula="of:=[.M11]" office:value-type="string" office:string-value="09">
            <text:p>09</text:p>
          </table:table-cell>
          <table:table-cell table:style-name="ce39" table:formula="of:=HEX2DEC([.S11])" office:value-type="float" office:value="9">
            <text:p>9</text:p>
          </table:table-cell>
          <table:table-cell table:style-name="ce39" table:formula="of:=IF([.T11]=0;&quot;{black}&quot;;IF([.T11]=1;&quot;{white}&quot;;IF([.T11]=2;&quot;{red}&quot;;IF([.T11]=3;&quot;{cyan}&quot;;IF([.T11]=4;&quot;{purple}&quot;;IF([.T11]=5;&quot;{green}&quot;;IF([.T11]=6;&quot;{blue}&quot;;IF([.T11]=7;&quot;{yellow}&quot;;IF([.T11]=8;&quot;{orange}&quot;;IF([.T11]=9;&quot;{brown}&quot;;IF([.T11]=10;&quot;{lt. red}&quot;;IF([.T11]=11;&quot;{gray1}&quot;;IF([.T11]=12;&quot;{gray2}&quot;;IF([.T11]=13;&quot;{lt. green}&quot;;IF([.T11]=14;&quot;{lt. blue}&quot;;IF([.T11]=15;&quot;{gray3}&quot;))))))))))))))))" office:value-type="string" office:string-value="{brown}">
            <text:p>{brown}</text:p>
          </table:table-cell>
          <table:table-cell table:style-name="ce53" table:formula="of:=[.M11]" office:value-type="string" office:string-value="09">
            <text:p>09</text:p>
          </table:table-cell>
          <table:table-cell table:style-name="ce39" table:formula="of:=HEX2DEC([.V11])" office:value-type="float" office:value="9">
            <text:p>9</text:p>
          </table:table-cell>
          <table:table-cell table:style-name="ce39" table:formula="of:=IF([.W11]=0;&quot;{black}&quot;;IF([.W11]=1;&quot;{white}&quot;;IF([.W11]=2;&quot;{red}&quot;;IF([.W11]=3;&quot;{cyan}&quot;;IF([.W11]=4;&quot;{purple}&quot;;IF([.W11]=5;&quot;{green}&quot;;IF([.W11]=6;&quot;{blue}&quot;;IF([.W11]=7;&quot;{yellow}&quot;;IF([.W11]=8;&quot;{orange}&quot;;IF([.W11]=9;&quot;{brown}&quot;;IF([.W11]=10;&quot;{lt. red}&quot;;IF([.W11]=11;&quot;{gray1}&quot;;IF([.W11]=12;&quot;{gray2}&quot;;IF([.W11]=13;&quot;{lt. green}&quot;;IF([.W11]=14;&quot;{lt. blue}&quot;;IF([.W11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11]" office:value-type="string" office:string-value="{brown}">
            <text:p>{brown}</text:p>
          </table:table-cell>
          <table:table-cell table:style-name="ce62" table:formula="of:=IF(AND([.E11]&gt;=128;[.E11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1]+[.I11]" office:value-type="float" office:value="210">
            <text:p>210</text:p>
          </table:table-cell>
          <table:table-cell table:style-name="ce62" office:value-type="string">
            <text:p>}</text:p>
          </table:table-cell>
          <table:table-cell table:style-name="ce62" table:formula="of:=IF(AND([.F11]&gt;=128;[.F11]&lt;=255);&quot;{rvrs on}&quot;;&quot;{rvrs off}&quot;)" office:value-type="string" office:string-value="{rvrs off}">
            <text:p>{rvrs off}</text:p>
          </table:table-cell>
          <table:table-cell table:style-name="ce62" table:formula="of:=[.R11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11]+[.J11]" office:value-type="float" office:value="211">
            <text:p>21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1]&gt;=128;[.G11]&lt;=255);&quot;{rvrs on}&quot;;&quot;{rvrs off}&quot;)" office:value-type="string" office:string-value="{rvrs off}">
            <text:p>{rvrs off}</text:p>
          </table:table-cell>
          <table:table-cell table:style-name="ce62" table:formula="of:=[.U11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11]+[.K11]" office:value-type="float" office:value="212">
            <text:p>212</text:p>
          </table:table-cell>
          <table:table-cell table:style-name="ce62" office:value-type="string">
            <text:p>}</text:p>
          </table:table-cell>
          <table:table-cell table:style-name="ce62" table:formula="of:=IF(AND([.H11]&gt;=128;[.H11]&lt;=255);&quot;{rvrs on}&quot;;&quot;{rvrs off}&quot;)" office:value-type="string" office:string-value="{rvrs off}">
            <text:p>{rvrs off}</text:p>
          </table:table-cell>
          <table:table-cell table:style-name="ce62" table:formula="of:=[.X11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11]+[.L11]" office:value-type="float" office:value="213">
            <text:p>21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9">
            <text:p>9</text:p>
          </table:table-cell>
          <table:table-cell table:style-name="ce49"/>
          <table:table-cell table:style-name="ce82" office:value-type="string">
            <text:p>or</text:p>
          </table:table-cell>
          <table:table-cell table:style-name="ce82" office:value-type="float" office:value="8">
            <text:p>8</text:p>
          </table:table-cell>
          <table:table-cell table:style-name="ce90" office:value-type="string">
            <text:p>sw</text:p>
          </table:table-cell>
          <table:table-cell table:style-name="ce90" office:value-type="float" office:value="8">
            <text:p>8</text:p>
          </table:table-cell>
          <table:table-cell table:style-name="ce90" office:value-type="string">
            <text:p>multi</text:p>
          </table:table-cell>
        </table:table-row>
        <table:table-row table:style-name="ro2">
          <table:table-cell table:style-name="ce26" table:formula="of:=MID(['Charpad Export'.J211];2;2)" office:value-type="string" office:string-value="56">
            <text:p>56</text:p>
          </table:table-cell>
          <table:table-cell table:style-name="ce26" table:formula="of:=MID(['Charpad Export'.K211];2;2)" office:value-type="string" office:string-value="57">
            <text:p>57</text:p>
          </table:table-cell>
          <table:table-cell table:style-name="ce26" table:formula="of:=MID(['Charpad Export'.L211];2;2)" office:value-type="string" office:string-value="58">
            <text:p>58</text:p>
          </table:table-cell>
          <table:table-cell table:style-name="ce26" table:formula="of:=MID(['Charpad Export'.M211];2;2)" office:value-type="string" office:string-value="59">
            <text:p>59</text:p>
          </table:table-cell>
          <table:table-cell table:style-name="ce36" table:formula="of:=HEX2DEC([.A12])" office:value-type="float" office:value="86">
            <text:p>86</text:p>
          </table:table-cell>
          <table:table-cell table:style-name="ce39" table:formula="of:=HEX2DEC([.B12])" office:value-type="float" office:value="87">
            <text:p>87</text:p>
          </table:table-cell>
          <table:table-cell table:style-name="ce39" table:formula="of:=HEX2DEC([.C12])" office:value-type="float" office:value="88">
            <text:p>88</text:p>
          </table:table-cell>
          <table:table-cell table:style-name="ce39" table:formula="of:=HEX2DEC([.D12])" office:value-type="float" office:value="89">
            <text:p>89</text:p>
          </table:table-cell>
          <table:table-cell table:style-name="ce41" table:formula="of:=IF(AND([.E12]&gt;=0;[.E12]&lt;=31);&quot;+64&quot;;IF(AND([.E12]&gt;=32;[.E12]&lt;=63);&quot;0&quot;;IF(AND([.E12]&gt;=64;[.E12]&lt;=95);&quot;+128&quot;;IF(AND([.E12]&gt;=96;[.E12]&lt;=127);&quot;+64&quot;;IF(AND([.E12]&gt;=128;[.E12]&lt;=159);&quot;-64&quot;;IF(AND([.E12]&gt;=160;[.E12]&lt;=191);&quot;-128&quot;;IF(AND([.E12]&gt;=192;[.E12]&lt;=254);&quot;0&quot;;IF(AND([.E12]=255);&quot;-64&quot;;&quot;&quot;))))))))" office:value-type="string" office:string-value="+128">
            <text:p>+128</text:p>
          </table:table-cell>
          <table:table-cell table:style-name="ce42" table:formula="of:=IF(AND([.F12]&gt;=0;[.F12]&lt;=31);&quot;+64&quot;;IF(AND([.F12]&gt;=32;[.F12]&lt;=63);&quot;0&quot;;IF(AND([.F12]&gt;=64;[.F12]&lt;=95);&quot;+128&quot;;IF(AND([.F12]&gt;=96;[.F12]&lt;=127);&quot;+64&quot;;IF(AND([.F12]&gt;=128;[.F12]&lt;=159);&quot;-64&quot;;IF(AND([.F12]&gt;=160;[.F12]&lt;=191);&quot;-128&quot;;IF(AND([.F12]&gt;=192;[.F12]&lt;=254);&quot;0&quot;;IF(AND([.F12]=255);&quot;-64&quot;;&quot;&quot;))))))))" office:value-type="string" office:string-value="+128">
            <text:p>+128</text:p>
          </table:table-cell>
          <table:table-cell table:style-name="ce42" table:formula="of:=IF(AND([.G12]&gt;=0;[.G12]&lt;=31);&quot;+64&quot;;IF(AND([.G12]&gt;=32;[.G12]&lt;=63);&quot;0&quot;;IF(AND([.G12]&gt;=64;[.G12]&lt;=95);&quot;+128&quot;;IF(AND([.G12]&gt;=96;[.G12]&lt;=127);&quot;+64&quot;;IF(AND([.G12]&gt;=128;[.G12]&lt;=159);&quot;-64&quot;;IF(AND([.G12]&gt;=160;[.G12]&lt;=191);&quot;-128&quot;;IF(AND([.G12]&gt;=192;[.G12]&lt;=254);&quot;0&quot;;IF(AND([.G12]=255);&quot;-64&quot;;&quot;&quot;))))))))" office:value-type="string" office:string-value="+128">
            <text:p>+128</text:p>
          </table:table-cell>
          <table:table-cell table:style-name="ce42" table:formula="of:=IF(AND([.H12]&gt;=0;[.H12]&lt;=31);&quot;+64&quot;;IF(AND([.H12]&gt;=32;[.H12]&lt;=63);&quot;0&quot;;IF(AND([.H12]&gt;=64;[.H12]&lt;=95);&quot;+128&quot;;IF(AND([.H12]&gt;=96;[.H12]&lt;=127);&quot;+64&quot;;IF(AND([.H12]&gt;=128;[.H12]&lt;=159);&quot;-64&quot;;IF(AND([.H12]&gt;=160;[.H12]&lt;=191);&quot;-128&quot;;IF(AND([.H12]&gt;=192;[.H12]&lt;=254);&quot;0&quot;;IF(AND([.H12]=255);&quot;-64&quot;;&quot;&quot;))))))))" office:value-type="string" office:string-value="+128">
            <text:p>+128</text:p>
          </table:table-cell>
          <table:table-cell table:style-name="ce47" table:formula="of:=MID(['Charpad Export'.L236];2;2)" office:value-type="string" office:string-value="0a">
            <text:p>0a</text:p>
          </table:table-cell>
          <table:table-cell table:style-name="ce39" table:formula="of:=HEX2DEC([.M12])" office:value-type="float" office:value="10">
            <text:p>10</text:p>
          </table:table-cell>
          <table:table-cell table:style-name="ce39" table:formula="of:=IF([.N12]=0;&quot;{black}&quot;;IF([.N12]=1;&quot;{white}&quot;;IF([.N12]=2;&quot;{red}&quot;;IF([.N12]=3;&quot;{cyan}&quot;;IF([.N12]=4;&quot;{purple}&quot;;IF([.N12]=5;&quot;{green}&quot;;IF([.N12]=6;&quot;{blue}&quot;;IF([.N12]=7;&quot;{yellow}&quot;;IF([.N12]=8;&quot;{orange}&quot;;IF([.N12]=9;&quot;{brown}&quot;;IF([.N12]=10;&quot;{lt. red}&quot;;IF([.N12]=11;&quot;{gray1}&quot;;IF([.N12]=12;&quot;{gray2}&quot;;IF([.N12]=13;&quot;{lt. green}&quot;;IF([.N12]=14;&quot;{lt. blue}&quot;;IF([.N12]=15;&quot;{gray3}&quot;))))))))))))))))" office:value-type="string" office:string-value="{lt. red}">
            <text:p>{lt. red}</text:p>
          </table:table-cell>
          <table:table-cell table:style-name="ce49" table:formula="of:=[.M12]" office:value-type="string" office:string-value="0a">
            <text:p>0a</text:p>
          </table:table-cell>
          <table:table-cell table:style-name="ce39" table:formula="of:=HEX2DEC([.P12])" office:value-type="float" office:value="10">
            <text:p>10</text:p>
          </table:table-cell>
          <table:table-cell table:style-name="ce39" table:formula="of:=IF([.Q12]=0;&quot;{black}&quot;;IF([.Q12]=1;&quot;{white}&quot;;IF([.Q12]=2;&quot;{red}&quot;;IF([.Q12]=3;&quot;{cyan}&quot;;IF([.Q12]=4;&quot;{purple}&quot;;IF([.Q12]=5;&quot;{green}&quot;;IF([.Q12]=6;&quot;{blue}&quot;;IF([.Q12]=7;&quot;{yellow}&quot;;IF([.Q12]=8;&quot;{orange}&quot;;IF([.Q12]=9;&quot;{brown}&quot;;IF([.Q12]=10;&quot;{lt. red}&quot;;IF([.Q12]=11;&quot;{gray1}&quot;;IF([.Q12]=12;&quot;{gray2}&quot;;IF([.Q12]=13;&quot;{lt. green}&quot;;IF([.Q12]=14;&quot;{lt. blue}&quot;;IF([.Q12]=15;&quot;{gray3}&quot;))))))))))))))))" office:value-type="string" office:string-value="{lt. red}">
            <text:p>{lt. red}</text:p>
          </table:table-cell>
          <table:table-cell table:style-name="ce49" table:formula="of:=[.M12]" office:value-type="string" office:string-value="0a">
            <text:p>0a</text:p>
          </table:table-cell>
          <table:table-cell table:style-name="ce39" table:formula="of:=HEX2DEC([.S12])" office:value-type="float" office:value="10">
            <text:p>10</text:p>
          </table:table-cell>
          <table:table-cell table:style-name="ce39" table:formula="of:=IF([.T12]=0;&quot;{black}&quot;;IF([.T12]=1;&quot;{white}&quot;;IF([.T12]=2;&quot;{red}&quot;;IF([.T12]=3;&quot;{cyan}&quot;;IF([.T12]=4;&quot;{purple}&quot;;IF([.T12]=5;&quot;{green}&quot;;IF([.T12]=6;&quot;{blue}&quot;;IF([.T12]=7;&quot;{yellow}&quot;;IF([.T12]=8;&quot;{orange}&quot;;IF([.T12]=9;&quot;{brown}&quot;;IF([.T12]=10;&quot;{lt. red}&quot;;IF([.T12]=11;&quot;{gray1}&quot;;IF([.T12]=12;&quot;{gray2}&quot;;IF([.T12]=13;&quot;{lt. green}&quot;;IF([.T12]=14;&quot;{lt. blue}&quot;;IF([.T12]=15;&quot;{gray3}&quot;))))))))))))))))" office:value-type="string" office:string-value="{lt. red}">
            <text:p>{lt. red}</text:p>
          </table:table-cell>
          <table:table-cell table:style-name="ce54" table:formula="of:=[.M12]" office:value-type="string" office:string-value="0a">
            <text:p>0a</text:p>
          </table:table-cell>
          <table:table-cell table:style-name="ce39" table:formula="of:=HEX2DEC([.V12])" office:value-type="float" office:value="10">
            <text:p>10</text:p>
          </table:table-cell>
          <table:table-cell table:style-name="ce39" table:formula="of:=IF([.W12]=0;&quot;{black}&quot;;IF([.W12]=1;&quot;{white}&quot;;IF([.W12]=2;&quot;{red}&quot;;IF([.W12]=3;&quot;{cyan}&quot;;IF([.W12]=4;&quot;{purple}&quot;;IF([.W12]=5;&quot;{green}&quot;;IF([.W12]=6;&quot;{blue}&quot;;IF([.W12]=7;&quot;{yellow}&quot;;IF([.W12]=8;&quot;{orange}&quot;;IF([.W12]=9;&quot;{brown}&quot;;IF([.W12]=10;&quot;{lt. red}&quot;;IF([.W12]=11;&quot;{gray1}&quot;;IF([.W12]=12;&quot;{gray2}&quot;;IF([.W12]=13;&quot;{lt. green}&quot;;IF([.W12]=14;&quot;{lt. blue}&quot;;IF([.W12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62" table:formula="of:=[.O12]" office:value-type="string" office:string-value="{lt. red}">
            <text:p>{lt. red}</text:p>
          </table:table-cell>
          <table:table-cell table:style-name="ce62" table:formula="of:=IF(AND([.E12]&gt;=128;[.E12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2]+[.I12]" office:value-type="float" office:value="214">
            <text:p>214</text:p>
          </table:table-cell>
          <table:table-cell table:style-name="ce62" office:value-type="string">
            <text:p>}</text:p>
          </table:table-cell>
          <table:table-cell table:style-name="ce62" table:formula="of:=IF(AND([.F12]&gt;=128;[.F12]&lt;=255);&quot;{rvrs on}&quot;;&quot;{rvrs off}&quot;)" office:value-type="string" office:string-value="{rvrs off}">
            <text:p>{rvrs off}</text:p>
          </table:table-cell>
          <table:table-cell table:style-name="ce62" table:formula="of:=[.R12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F12]+[.J12]" office:value-type="float" office:value="215">
            <text:p>215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2]&gt;=128;[.G12]&lt;=255);&quot;{rvrs on}&quot;;&quot;{rvrs off}&quot;)" office:value-type="string" office:string-value="{rvrs off}">
            <text:p>{rvrs off}</text:p>
          </table:table-cell>
          <table:table-cell table:style-name="ce62" table:formula="of:=[.U12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G12]+[.K12]" office:value-type="float" office:value="216">
            <text:p>216</text:p>
          </table:table-cell>
          <table:table-cell table:style-name="ce62" office:value-type="string">
            <text:p>}</text:p>
          </table:table-cell>
          <table:table-cell table:style-name="ce62" table:formula="of:=IF(AND([.H12]&gt;=128;[.H12]&lt;=255);&quot;{rvrs on}&quot;;&quot;{rvrs off}&quot;)" office:value-type="string" office:string-value="{rvrs off}">
            <text:p>{rvrs off}</text:p>
          </table:table-cell>
          <table:table-cell table:style-name="ce62" table:formula="of:=[.X12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H12]+[.L12]" office:value-type="float" office:value="217">
            <text:p>217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0">
            <text:p>10</text:p>
          </table:table-cell>
          <table:table-cell table:style-name="ce49"/>
          <table:table-cell table:style-name="ce82" office:value-type="string">
            <text:p>br</text:p>
          </table:table-cell>
          <table:table-cell table:style-name="ce82" office:value-type="float" office:value="9">
            <text:p>9</text:p>
          </table:table-cell>
          <table:table-cell table:style-name="ce90" office:value-type="string">
            <text:p>ws</text:p>
          </table:table-cell>
          <table:table-cell table:style-name="ce90" office:value-type="float" office:value="9">
            <text:p>9</text:p>
          </table:table-cell>
          <table:table-cell table:style-name="ce90" office:value-type="string">
            <text:p>multi</text:p>
          </table:table-cell>
        </table:table-row>
        <table:table-row table:style-name="ro2">
          <table:table-cell table:style-name="ce26" table:formula="of:=MID(['Charpad Export'.N211];2;2)" office:value-type="string" office:string-value="5a">
            <text:p>5a</text:p>
          </table:table-cell>
          <table:table-cell table:style-name="ce26" table:formula="of:=MID(['Charpad Export'.O211];2;2)" office:value-type="string" office:string-value="5b">
            <text:p>5b</text:p>
          </table:table-cell>
          <table:table-cell table:style-name="ce26" table:formula="of:=MID(['Charpad Export'.P211];2;2)" office:value-type="string" office:string-value="5c">
            <text:p>5c</text:p>
          </table:table-cell>
          <table:table-cell table:style-name="ce26" table:formula="of:=MID(['Charpad Export'.Q211];2;2)" office:value-type="string" office:string-value="5d">
            <text:p>5d</text:p>
          </table:table-cell>
          <table:table-cell table:style-name="ce36" table:formula="of:=HEX2DEC([.A13])" office:value-type="float" office:value="90">
            <text:p>90</text:p>
          </table:table-cell>
          <table:table-cell table:style-name="ce39" table:formula="of:=HEX2DEC([.B13])" office:value-type="float" office:value="91">
            <text:p>91</text:p>
          </table:table-cell>
          <table:table-cell table:style-name="ce39" table:formula="of:=HEX2DEC([.C13])" office:value-type="float" office:value="92">
            <text:p>92</text:p>
          </table:table-cell>
          <table:table-cell table:style-name="ce39" table:formula="of:=HEX2DEC([.D13])" office:value-type="float" office:value="93">
            <text:p>93</text:p>
          </table:table-cell>
          <table:table-cell table:style-name="ce41" table:formula="of:=IF(AND([.E13]&gt;=0;[.E13]&lt;=31);&quot;+64&quot;;IF(AND([.E13]&gt;=32;[.E13]&lt;=63);&quot;0&quot;;IF(AND([.E13]&gt;=64;[.E13]&lt;=95);&quot;+128&quot;;IF(AND([.E13]&gt;=96;[.E13]&lt;=127);&quot;+64&quot;;IF(AND([.E13]&gt;=128;[.E13]&lt;=159);&quot;-64&quot;;IF(AND([.E13]&gt;=160;[.E13]&lt;=191);&quot;-128&quot;;IF(AND([.E13]&gt;=192;[.E13]&lt;=254);&quot;0&quot;;IF(AND([.E13]=255);&quot;-64&quot;;&quot;&quot;))))))))" office:value-type="string" office:string-value="+128">
            <text:p>+128</text:p>
          </table:table-cell>
          <table:table-cell table:style-name="ce42" table:formula="of:=IF(AND([.F13]&gt;=0;[.F13]&lt;=31);&quot;+64&quot;;IF(AND([.F13]&gt;=32;[.F13]&lt;=63);&quot;0&quot;;IF(AND([.F13]&gt;=64;[.F13]&lt;=95);&quot;+128&quot;;IF(AND([.F13]&gt;=96;[.F13]&lt;=127);&quot;+64&quot;;IF(AND([.F13]&gt;=128;[.F13]&lt;=159);&quot;-64&quot;;IF(AND([.F13]&gt;=160;[.F13]&lt;=191);&quot;-128&quot;;IF(AND([.F13]&gt;=192;[.F13]&lt;=254);&quot;0&quot;;IF(AND([.F13]=255);&quot;-64&quot;;&quot;&quot;))))))))" office:value-type="string" office:string-value="+128">
            <text:p>+128</text:p>
          </table:table-cell>
          <table:table-cell table:style-name="ce42" table:formula="of:=IF(AND([.G13]&gt;=0;[.G13]&lt;=31);&quot;+64&quot;;IF(AND([.G13]&gt;=32;[.G13]&lt;=63);&quot;0&quot;;IF(AND([.G13]&gt;=64;[.G13]&lt;=95);&quot;+128&quot;;IF(AND([.G13]&gt;=96;[.G13]&lt;=127);&quot;+64&quot;;IF(AND([.G13]&gt;=128;[.G13]&lt;=159);&quot;-64&quot;;IF(AND([.G13]&gt;=160;[.G13]&lt;=191);&quot;-128&quot;;IF(AND([.G13]&gt;=192;[.G13]&lt;=254);&quot;0&quot;;IF(AND([.G13]=255);&quot;-64&quot;;&quot;&quot;))))))))" office:value-type="string" office:string-value="+128">
            <text:p>+128</text:p>
          </table:table-cell>
          <table:table-cell table:style-name="ce42" table:formula="of:=IF(AND([.H13]&gt;=0;[.H13]&lt;=31);&quot;+64&quot;;IF(AND([.H13]&gt;=32;[.H13]&lt;=63);&quot;0&quot;;IF(AND([.H13]&gt;=64;[.H13]&lt;=95);&quot;+128&quot;;IF(AND([.H13]&gt;=96;[.H13]&lt;=127);&quot;+64&quot;;IF(AND([.H13]&gt;=128;[.H13]&lt;=159);&quot;-64&quot;;IF(AND([.H13]&gt;=160;[.H13]&lt;=191);&quot;-128&quot;;IF(AND([.H13]&gt;=192;[.H13]&lt;=254);&quot;0&quot;;IF(AND([.H13]=255);&quot;-64&quot;;&quot;&quot;))))))))" office:value-type="string" office:string-value="+128">
            <text:p>+128</text:p>
          </table:table-cell>
          <table:table-cell table:style-name="ce46" table:formula="of:=MID(['Charpad Export'.M236];2;2)" office:value-type="string" office:string-value="0b">
            <text:p>0b</text:p>
          </table:table-cell>
          <table:table-cell table:style-name="ce39" table:formula="of:=HEX2DEC([.M13])" office:value-type="float" office:value="11">
            <text:p>11</text:p>
          </table:table-cell>
          <table:table-cell table:style-name="ce39" table:formula="of:=IF([.N13]=0;&quot;{black}&quot;;IF([.N13]=1;&quot;{white}&quot;;IF([.N13]=2;&quot;{red}&quot;;IF([.N13]=3;&quot;{cyan}&quot;;IF([.N13]=4;&quot;{purple}&quot;;IF([.N13]=5;&quot;{green}&quot;;IF([.N13]=6;&quot;{blue}&quot;;IF([.N13]=7;&quot;{yellow}&quot;;IF([.N13]=8;&quot;{orange}&quot;;IF([.N13]=9;&quot;{brown}&quot;;IF([.N13]=10;&quot;{lt. red}&quot;;IF([.N13]=11;&quot;{gray1}&quot;;IF([.N13]=12;&quot;{gray2}&quot;;IF([.N13]=13;&quot;{lt. green}&quot;;IF([.N13]=14;&quot;{lt. blue}&quot;;IF([.N13]=15;&quot;{gray3}&quot;))))))))))))))))" office:value-type="string" office:string-value="{gray1}">
            <text:p>{gray1}</text:p>
          </table:table-cell>
          <table:table-cell table:style-name="ce51" table:formula="of:=[.M13]" office:value-type="string" office:string-value="0b">
            <text:p>0b</text:p>
          </table:table-cell>
          <table:table-cell table:style-name="ce39" table:formula="of:=HEX2DEC([.P13])" office:value-type="float" office:value="11">
            <text:p>11</text:p>
          </table:table-cell>
          <table:table-cell table:style-name="ce39" table:formula="of:=IF([.Q13]=0;&quot;{black}&quot;;IF([.Q13]=1;&quot;{white}&quot;;IF([.Q13]=2;&quot;{red}&quot;;IF([.Q13]=3;&quot;{cyan}&quot;;IF([.Q13]=4;&quot;{purple}&quot;;IF([.Q13]=5;&quot;{green}&quot;;IF([.Q13]=6;&quot;{blue}&quot;;IF([.Q13]=7;&quot;{yellow}&quot;;IF([.Q13]=8;&quot;{orange}&quot;;IF([.Q13]=9;&quot;{brown}&quot;;IF([.Q13]=10;&quot;{lt. red}&quot;;IF([.Q13]=11;&quot;{gray1}&quot;;IF([.Q13]=12;&quot;{gray2}&quot;;IF([.Q13]=13;&quot;{lt. green}&quot;;IF([.Q13]=14;&quot;{lt. blue}&quot;;IF([.Q13]=15;&quot;{gray3}&quot;))))))))))))))))" office:value-type="string" office:string-value="{gray1}">
            <text:p>{gray1}</text:p>
          </table:table-cell>
          <table:table-cell table:style-name="ce51" table:formula="of:=[.M13]" office:value-type="string" office:string-value="0b">
            <text:p>0b</text:p>
          </table:table-cell>
          <table:table-cell table:style-name="ce39" table:formula="of:=HEX2DEC([.S13])" office:value-type="float" office:value="11">
            <text:p>11</text:p>
          </table:table-cell>
          <table:table-cell table:style-name="ce39" table:formula="of:=IF([.T13]=0;&quot;{black}&quot;;IF([.T13]=1;&quot;{white}&quot;;IF([.T13]=2;&quot;{red}&quot;;IF([.T13]=3;&quot;{cyan}&quot;;IF([.T13]=4;&quot;{purple}&quot;;IF([.T13]=5;&quot;{green}&quot;;IF([.T13]=6;&quot;{blue}&quot;;IF([.T13]=7;&quot;{yellow}&quot;;IF([.T13]=8;&quot;{orange}&quot;;IF([.T13]=9;&quot;{brown}&quot;;IF([.T13]=10;&quot;{lt. red}&quot;;IF([.T13]=11;&quot;{gray1}&quot;;IF([.T13]=12;&quot;{gray2}&quot;;IF([.T13]=13;&quot;{lt. green}&quot;;IF([.T13]=14;&quot;{lt. blue}&quot;;IF([.T13]=15;&quot;{gray3}&quot;))))))))))))))))" office:value-type="string" office:string-value="{gray1}">
            <text:p>{gray1}</text:p>
          </table:table-cell>
          <table:table-cell table:style-name="ce53" table:formula="of:=[.M13]" office:value-type="string" office:string-value="0b">
            <text:p>0b</text:p>
          </table:table-cell>
          <table:table-cell table:style-name="ce39" table:formula="of:=HEX2DEC([.V13])" office:value-type="float" office:value="11">
            <text:p>11</text:p>
          </table:table-cell>
          <table:table-cell table:style-name="ce39" table:formula="of:=IF([.W13]=0;&quot;{black}&quot;;IF([.W13]=1;&quot;{white}&quot;;IF([.W13]=2;&quot;{red}&quot;;IF([.W13]=3;&quot;{cyan}&quot;;IF([.W13]=4;&quot;{purple}&quot;;IF([.W13]=5;&quot;{green}&quot;;IF([.W13]=6;&quot;{blue}&quot;;IF([.W13]=7;&quot;{yellow}&quot;;IF([.W13]=8;&quot;{orange}&quot;;IF([.W13]=9;&quot;{brown}&quot;;IF([.W13]=10;&quot;{lt. red}&quot;;IF([.W13]=11;&quot;{gray1}&quot;;IF([.W13]=12;&quot;{gray2}&quot;;IF([.W13]=13;&quot;{lt. green}&quot;;IF([.W13]=14;&quot;{lt. blue}&quot;;IF([.W1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13]" office:value-type="string" office:string-value="{gray1}">
            <text:p>{gray1}</text:p>
          </table:table-cell>
          <table:table-cell table:style-name="ce62" table:formula="of:=IF(AND([.E13]&gt;=128;[.E1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3]+[.I13]" office:value-type="float" office:value="218">
            <text:p>218</text:p>
          </table:table-cell>
          <table:table-cell table:style-name="ce62" office:value-type="string">
            <text:p>}</text:p>
          </table:table-cell>
          <table:table-cell table:style-name="ce62" table:formula="of:=IF(AND([.F13]&gt;=128;[.F13]&lt;=255);&quot;{rvrs on}&quot;;&quot;{rvrs off}&quot;)" office:value-type="string" office:string-value="{rvrs off}">
            <text:p>{rvrs off}</text:p>
          </table:table-cell>
          <table:table-cell table:style-name="ce62" table:formula="of:=[.R1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13]+[.J13]" office:value-type="float" office:value="219">
            <text:p>21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3]&gt;=128;[.G13]&lt;=255);&quot;{rvrs on}&quot;;&quot;{rvrs off}&quot;)" office:value-type="string" office:string-value="{rvrs off}">
            <text:p>{rvrs off}</text:p>
          </table:table-cell>
          <table:table-cell table:style-name="ce62" table:formula="of:=[.U1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13]+[.K13]" office:value-type="float" office:value="220">
            <text:p>220</text:p>
          </table:table-cell>
          <table:table-cell table:style-name="ce62" office:value-type="string">
            <text:p>}</text:p>
          </table:table-cell>
          <table:table-cell table:style-name="ce62" table:formula="of:=IF(AND([.H13]&gt;=128;[.H13]&lt;=255);&quot;{rvrs on}&quot;;&quot;{rvrs off}&quot;)" office:value-type="string" office:string-value="{rvrs off}">
            <text:p>{rvrs off}</text:p>
          </table:table-cell>
          <table:table-cell table:style-name="ce62" table:formula="of:=[.X1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13]+[.L13]" office:value-type="float" office:value="221">
            <text:p>22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1">
            <text:p>11</text:p>
          </table:table-cell>
          <table:table-cell table:style-name="ce49"/>
          <table:table-cell table:style-name="ce82" office:value-type="string">
            <text:p>lrd</text:p>
          </table:table-cell>
          <table:table-cell table:style-name="ce82" office:value-type="float" office:value="10">
            <text:p>10</text:p>
          </table:table-cell>
          <table:table-cell table:style-name="ce90" office:value-type="string">
            <text:p>rd</text:p>
          </table:table-cell>
          <table:table-cell table:style-name="ce90" office:value-type="string">
            <text:p>a</text:p>
          </table:table-cell>
          <table:table-cell table:style-name="ce90" office:value-type="string">
            <text:p>multi</text:p>
          </table:table-cell>
        </table:table-row>
        <table:table-row table:style-name="ro2">
          <table:table-cell table:style-name="ce27" table:formula="of:=MID(['Charpad Export'.B212];2;2)" office:value-type="string" office:string-value="62">
            <text:p>62</text:p>
          </table:table-cell>
          <table:table-cell table:style-name="ce27" table:formula="of:=MID(['Charpad Export'.C212];2;2)" office:value-type="string" office:string-value="63">
            <text:p>63</text:p>
          </table:table-cell>
          <table:table-cell table:style-name="ce27" table:formula="of:=MID(['Charpad Export'.D212];2;2)" office:value-type="string" office:string-value="64">
            <text:p>64</text:p>
          </table:table-cell>
          <table:table-cell table:style-name="ce27" table:formula="of:=MID(['Charpad Export'.E212];2;2)" office:value-type="string" office:string-value="65">
            <text:p>65</text:p>
          </table:table-cell>
          <table:table-cell table:style-name="ce36" table:formula="of:=HEX2DEC([.A14])" office:value-type="float" office:value="98">
            <text:p>98</text:p>
          </table:table-cell>
          <table:table-cell table:style-name="ce39" table:formula="of:=HEX2DEC([.B14])" office:value-type="float" office:value="99">
            <text:p>99</text:p>
          </table:table-cell>
          <table:table-cell table:style-name="ce39" table:formula="of:=HEX2DEC([.C14])" office:value-type="float" office:value="100">
            <text:p>100</text:p>
          </table:table-cell>
          <table:table-cell table:style-name="ce39" table:formula="of:=HEX2DEC([.D14])" office:value-type="float" office:value="101">
            <text:p>101</text:p>
          </table:table-cell>
          <table:table-cell table:style-name="ce41" table:formula="of:=IF(AND([.E14]&gt;=0;[.E14]&lt;=31);&quot;+64&quot;;IF(AND([.E14]&gt;=32;[.E14]&lt;=63);&quot;0&quot;;IF(AND([.E14]&gt;=64;[.E14]&lt;=95);&quot;+128&quot;;IF(AND([.E14]&gt;=96;[.E14]&lt;=127);&quot;+64&quot;;IF(AND([.E14]&gt;=128;[.E14]&lt;=159);&quot;-64&quot;;IF(AND([.E14]&gt;=160;[.E14]&lt;=191);&quot;-128&quot;;IF(AND([.E14]&gt;=192;[.E14]&lt;=254);&quot;0&quot;;IF(AND([.E14]=255);&quot;-64&quot;;&quot;&quot;))))))))" office:value-type="string" office:string-value="+64">
            <text:p>+64</text:p>
          </table:table-cell>
          <table:table-cell table:style-name="ce42" table:formula="of:=IF(AND([.F14]&gt;=0;[.F14]&lt;=31);&quot;+64&quot;;IF(AND([.F14]&gt;=32;[.F14]&lt;=63);&quot;0&quot;;IF(AND([.F14]&gt;=64;[.F14]&lt;=95);&quot;+128&quot;;IF(AND([.F14]&gt;=96;[.F14]&lt;=127);&quot;+64&quot;;IF(AND([.F14]&gt;=128;[.F14]&lt;=159);&quot;-64&quot;;IF(AND([.F14]&gt;=160;[.F14]&lt;=191);&quot;-128&quot;;IF(AND([.F14]&gt;=192;[.F14]&lt;=254);&quot;0&quot;;IF(AND([.F14]=255);&quot;-64&quot;;&quot;&quot;))))))))" office:value-type="string" office:string-value="+64">
            <text:p>+64</text:p>
          </table:table-cell>
          <table:table-cell table:style-name="ce42" table:formula="of:=IF(AND([.G14]&gt;=0;[.G14]&lt;=31);&quot;+64&quot;;IF(AND([.G14]&gt;=32;[.G14]&lt;=63);&quot;0&quot;;IF(AND([.G14]&gt;=64;[.G14]&lt;=95);&quot;+128&quot;;IF(AND([.G14]&gt;=96;[.G14]&lt;=127);&quot;+64&quot;;IF(AND([.G14]&gt;=128;[.G14]&lt;=159);&quot;-64&quot;;IF(AND([.G14]&gt;=160;[.G14]&lt;=191);&quot;-128&quot;;IF(AND([.G14]&gt;=192;[.G14]&lt;=254);&quot;0&quot;;IF(AND([.G14]=255);&quot;-64&quot;;&quot;&quot;))))))))" office:value-type="string" office:string-value="+64">
            <text:p>+64</text:p>
          </table:table-cell>
          <table:table-cell table:style-name="ce42" table:formula="of:=IF(AND([.H14]&gt;=0;[.H14]&lt;=31);&quot;+64&quot;;IF(AND([.H14]&gt;=32;[.H14]&lt;=63);&quot;0&quot;;IF(AND([.H14]&gt;=64;[.H14]&lt;=95);&quot;+128&quot;;IF(AND([.H14]&gt;=96;[.H14]&lt;=127);&quot;+64&quot;;IF(AND([.H14]&gt;=128;[.H14]&lt;=159);&quot;-64&quot;;IF(AND([.H14]&gt;=160;[.H14]&lt;=191);&quot;-128&quot;;IF(AND([.H14]&gt;=192;[.H14]&lt;=254);&quot;0&quot;;IF(AND([.H14]=255);&quot;-64&quot;;&quot;&quot;))))))))" office:value-type="string" office:string-value="+64">
            <text:p>+64</text:p>
          </table:table-cell>
          <table:table-cell table:style-name="ce47" table:formula="of:=MID(['Charpad Export'.N236];2;2)" office:value-type="string" office:string-value="0b">
            <text:p>0b</text:p>
          </table:table-cell>
          <table:table-cell table:style-name="ce39" table:formula="of:=HEX2DEC([.M14])" office:value-type="float" office:value="11">
            <text:p>11</text:p>
          </table:table-cell>
          <table:table-cell table:style-name="ce39" table:formula="of:=IF([.N14]=0;&quot;{black}&quot;;IF([.N14]=1;&quot;{white}&quot;;IF([.N14]=2;&quot;{red}&quot;;IF([.N14]=3;&quot;{cyan}&quot;;IF([.N14]=4;&quot;{purple}&quot;;IF([.N14]=5;&quot;{green}&quot;;IF([.N14]=6;&quot;{blue}&quot;;IF([.N14]=7;&quot;{yellow}&quot;;IF([.N14]=8;&quot;{orange}&quot;;IF([.N14]=9;&quot;{brown}&quot;;IF([.N14]=10;&quot;{lt. red}&quot;;IF([.N14]=11;&quot;{gray1}&quot;;IF([.N14]=12;&quot;{gray2}&quot;;IF([.N14]=13;&quot;{lt. green}&quot;;IF([.N14]=14;&quot;{lt. blue}&quot;;IF([.N14]=15;&quot;{gray3}&quot;))))))))))))))))" office:value-type="string" office:string-value="{gray1}">
            <text:p>{gray1}</text:p>
          </table:table-cell>
          <table:table-cell table:style-name="ce49" table:formula="of:=[.M14]" office:value-type="string" office:string-value="0b">
            <text:p>0b</text:p>
          </table:table-cell>
          <table:table-cell table:style-name="ce39" table:formula="of:=HEX2DEC([.P14])" office:value-type="float" office:value="11">
            <text:p>11</text:p>
          </table:table-cell>
          <table:table-cell table:style-name="ce39" table:formula="of:=IF([.Q14]=0;&quot;{black}&quot;;IF([.Q14]=1;&quot;{white}&quot;;IF([.Q14]=2;&quot;{red}&quot;;IF([.Q14]=3;&quot;{cyan}&quot;;IF([.Q14]=4;&quot;{purple}&quot;;IF([.Q14]=5;&quot;{green}&quot;;IF([.Q14]=6;&quot;{blue}&quot;;IF([.Q14]=7;&quot;{yellow}&quot;;IF([.Q14]=8;&quot;{orange}&quot;;IF([.Q14]=9;&quot;{brown}&quot;;IF([.Q14]=10;&quot;{lt. red}&quot;;IF([.Q14]=11;&quot;{gray1}&quot;;IF([.Q14]=12;&quot;{gray2}&quot;;IF([.Q14]=13;&quot;{lt. green}&quot;;IF([.Q14]=14;&quot;{lt. blue}&quot;;IF([.Q14]=15;&quot;{gray3}&quot;))))))))))))))))" office:value-type="string" office:string-value="{gray1}">
            <text:p>{gray1}</text:p>
          </table:table-cell>
          <table:table-cell table:style-name="ce49" table:formula="of:=[.M14]" office:value-type="string" office:string-value="0b">
            <text:p>0b</text:p>
          </table:table-cell>
          <table:table-cell table:style-name="ce39" table:formula="of:=HEX2DEC([.S14])" office:value-type="float" office:value="11">
            <text:p>11</text:p>
          </table:table-cell>
          <table:table-cell table:style-name="ce39" table:formula="of:=IF([.T14]=0;&quot;{black}&quot;;IF([.T14]=1;&quot;{white}&quot;;IF([.T14]=2;&quot;{red}&quot;;IF([.T14]=3;&quot;{cyan}&quot;;IF([.T14]=4;&quot;{purple}&quot;;IF([.T14]=5;&quot;{green}&quot;;IF([.T14]=6;&quot;{blue}&quot;;IF([.T14]=7;&quot;{yellow}&quot;;IF([.T14]=8;&quot;{orange}&quot;;IF([.T14]=9;&quot;{brown}&quot;;IF([.T14]=10;&quot;{lt. red}&quot;;IF([.T14]=11;&quot;{gray1}&quot;;IF([.T14]=12;&quot;{gray2}&quot;;IF([.T14]=13;&quot;{lt. green}&quot;;IF([.T14]=14;&quot;{lt. blue}&quot;;IF([.T14]=15;&quot;{gray3}&quot;))))))))))))))))" office:value-type="string" office:string-value="{gray1}">
            <text:p>{gray1}</text:p>
          </table:table-cell>
          <table:table-cell table:style-name="ce54" table:formula="of:=[.M14]" office:value-type="string" office:string-value="0b">
            <text:p>0b</text:p>
          </table:table-cell>
          <table:table-cell table:style-name="ce39" table:formula="of:=HEX2DEC([.V14])" office:value-type="float" office:value="11">
            <text:p>11</text:p>
          </table:table-cell>
          <table:table-cell table:style-name="ce39" table:formula="of:=IF([.W14]=0;&quot;{black}&quot;;IF([.W14]=1;&quot;{white}&quot;;IF([.W14]=2;&quot;{red}&quot;;IF([.W14]=3;&quot;{cyan}&quot;;IF([.W14]=4;&quot;{purple}&quot;;IF([.W14]=5;&quot;{green}&quot;;IF([.W14]=6;&quot;{blue}&quot;;IF([.W14]=7;&quot;{yellow}&quot;;IF([.W14]=8;&quot;{orange}&quot;;IF([.W14]=9;&quot;{brown}&quot;;IF([.W14]=10;&quot;{lt. red}&quot;;IF([.W14]=11;&quot;{gray1}&quot;;IF([.W14]=12;&quot;{gray2}&quot;;IF([.W14]=13;&quot;{lt. green}&quot;;IF([.W14]=14;&quot;{lt. blue}&quot;;IF([.W1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14]" office:value-type="string" office:string-value="{gray1}">
            <text:p>{gray1}</text:p>
          </table:table-cell>
          <table:table-cell table:style-name="ce62" table:formula="of:=IF(AND([.E14]&gt;=128;[.E1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4]+[.I14]" office:value-type="float" office:value="162">
            <text:p>162</text:p>
          </table:table-cell>
          <table:table-cell table:style-name="ce62" office:value-type="string">
            <text:p>}</text:p>
          </table:table-cell>
          <table:table-cell table:style-name="ce62" table:formula="of:=IF(AND([.F14]&gt;=128;[.F14]&lt;=255);&quot;{rvrs on}&quot;;&quot;{rvrs off}&quot;)" office:value-type="string" office:string-value="{rvrs off}">
            <text:p>{rvrs off}</text:p>
          </table:table-cell>
          <table:table-cell table:style-name="ce62" table:formula="of:=[.R1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14]+[.J14]" office:value-type="float" office:value="163">
            <text:p>16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4]&gt;=128;[.G14]&lt;=255);&quot;{rvrs on}&quot;;&quot;{rvrs off}&quot;)" office:value-type="string" office:string-value="{rvrs off}">
            <text:p>{rvrs off}</text:p>
          </table:table-cell>
          <table:table-cell table:style-name="ce62" table:formula="of:=[.U1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14]+[.K14]" office:value-type="float" office:value="164">
            <text:p>164</text:p>
          </table:table-cell>
          <table:table-cell table:style-name="ce62" office:value-type="string">
            <text:p>}</text:p>
          </table:table-cell>
          <table:table-cell table:style-name="ce62" table:formula="of:=IF(AND([.H14]&gt;=128;[.H14]&lt;=255);&quot;{rvrs on}&quot;;&quot;{rvrs off}&quot;)" office:value-type="string" office:string-value="{rvrs off}">
            <text:p>{rvrs off}</text:p>
          </table:table-cell>
          <table:table-cell table:style-name="ce62" table:formula="of:=[.X1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14]+[.L14]" office:value-type="float" office:value="165">
            <text:p>165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2">
            <text:p>12</text:p>
          </table:table-cell>
          <table:table-cell table:style-name="ce49"/>
          <table:table-cell table:style-name="ce82" office:value-type="string">
            <text:p>dgr</text:p>
          </table:table-cell>
          <table:table-cell table:style-name="ce82" office:value-type="string">
            <text:p>a</text:p>
          </table:table-cell>
          <table:table-cell table:style-name="ce90" office:value-type="string">
            <text:p>rd</text:p>
          </table:table-cell>
          <table:table-cell table:style-name="ce90" office:value-type="string">
            <text:p>b</text:p>
          </table:table-cell>
          <table:table-cell table:style-name="ce90" office:value-type="string">
            <text:p>multi</text:p>
          </table:table-cell>
        </table:table-row>
        <table:table-row table:style-name="ro2">
          <table:table-cell table:style-name="ce27" table:formula="of:=MID(['Charpad Export'.F212];2;2)" office:value-type="string" office:string-value="61">
            <text:p>61</text:p>
          </table:table-cell>
          <table:table-cell table:style-name="ce27" table:formula="of:=MID(['Charpad Export'.G212];2;2)" office:value-type="string" office:string-value="61">
            <text:p>61</text:p>
          </table:table-cell>
          <table:table-cell table:style-name="ce27" table:formula="of:=MID(['Charpad Export'.H212];2;2)" office:value-type="string" office:string-value="61">
            <text:p>61</text:p>
          </table:table-cell>
          <table:table-cell table:style-name="ce27" table:formula="of:=MID(['Charpad Export'.I212];2;2)" office:value-type="string" office:string-value="61">
            <text:p>61</text:p>
          </table:table-cell>
          <table:table-cell table:style-name="ce36" table:formula="of:=HEX2DEC([.A15])" office:value-type="float" office:value="97">
            <text:p>97</text:p>
          </table:table-cell>
          <table:table-cell table:style-name="ce39" table:formula="of:=HEX2DEC([.B15])" office:value-type="float" office:value="97">
            <text:p>97</text:p>
          </table:table-cell>
          <table:table-cell table:style-name="ce39" table:formula="of:=HEX2DEC([.C15])" office:value-type="float" office:value="97">
            <text:p>97</text:p>
          </table:table-cell>
          <table:table-cell table:style-name="ce39" table:formula="of:=HEX2DEC([.D15])" office:value-type="float" office:value="97">
            <text:p>97</text:p>
          </table:table-cell>
          <table:table-cell table:style-name="ce41" table:formula="of:=IF(AND([.E15]&gt;=0;[.E15]&lt;=31);&quot;+64&quot;;IF(AND([.E15]&gt;=32;[.E15]&lt;=63);&quot;0&quot;;IF(AND([.E15]&gt;=64;[.E15]&lt;=95);&quot;+128&quot;;IF(AND([.E15]&gt;=96;[.E15]&lt;=127);&quot;+64&quot;;IF(AND([.E15]&gt;=128;[.E15]&lt;=159);&quot;-64&quot;;IF(AND([.E15]&gt;=160;[.E15]&lt;=191);&quot;-128&quot;;IF(AND([.E15]&gt;=192;[.E15]&lt;=254);&quot;0&quot;;IF(AND([.E15]=255);&quot;-64&quot;;&quot;&quot;))))))))" office:value-type="string" office:string-value="+64">
            <text:p>+64</text:p>
          </table:table-cell>
          <table:table-cell table:style-name="ce42" table:formula="of:=IF(AND([.F15]&gt;=0;[.F15]&lt;=31);&quot;+64&quot;;IF(AND([.F15]&gt;=32;[.F15]&lt;=63);&quot;0&quot;;IF(AND([.F15]&gt;=64;[.F15]&lt;=95);&quot;+128&quot;;IF(AND([.F15]&gt;=96;[.F15]&lt;=127);&quot;+64&quot;;IF(AND([.F15]&gt;=128;[.F15]&lt;=159);&quot;-64&quot;;IF(AND([.F15]&gt;=160;[.F15]&lt;=191);&quot;-128&quot;;IF(AND([.F15]&gt;=192;[.F15]&lt;=254);&quot;0&quot;;IF(AND([.F15]=255);&quot;-64&quot;;&quot;&quot;))))))))" office:value-type="string" office:string-value="+64">
            <text:p>+64</text:p>
          </table:table-cell>
          <table:table-cell table:style-name="ce42" table:formula="of:=IF(AND([.G15]&gt;=0;[.G15]&lt;=31);&quot;+64&quot;;IF(AND([.G15]&gt;=32;[.G15]&lt;=63);&quot;0&quot;;IF(AND([.G15]&gt;=64;[.G15]&lt;=95);&quot;+128&quot;;IF(AND([.G15]&gt;=96;[.G15]&lt;=127);&quot;+64&quot;;IF(AND([.G15]&gt;=128;[.G15]&lt;=159);&quot;-64&quot;;IF(AND([.G15]&gt;=160;[.G15]&lt;=191);&quot;-128&quot;;IF(AND([.G15]&gt;=192;[.G15]&lt;=254);&quot;0&quot;;IF(AND([.G15]=255);&quot;-64&quot;;&quot;&quot;))))))))" office:value-type="string" office:string-value="+64">
            <text:p>+64</text:p>
          </table:table-cell>
          <table:table-cell table:style-name="ce42" table:formula="of:=IF(AND([.H15]&gt;=0;[.H15]&lt;=31);&quot;+64&quot;;IF(AND([.H15]&gt;=32;[.H15]&lt;=63);&quot;0&quot;;IF(AND([.H15]&gt;=64;[.H15]&lt;=95);&quot;+128&quot;;IF(AND([.H15]&gt;=96;[.H15]&lt;=127);&quot;+64&quot;;IF(AND([.H15]&gt;=128;[.H15]&lt;=159);&quot;-64&quot;;IF(AND([.H15]&gt;=160;[.H15]&lt;=191);&quot;-128&quot;;IF(AND([.H15]&gt;=192;[.H15]&lt;=254);&quot;0&quot;;IF(AND([.H15]=255);&quot;-64&quot;;&quot;&quot;))))))))" office:value-type="string" office:string-value="+64">
            <text:p>+64</text:p>
          </table:table-cell>
          <table:table-cell table:style-name="ce46" table:formula="of:=MID(['Charpad Export'.O236];2;2)" office:value-type="string" office:string-value="09">
            <text:p>09</text:p>
          </table:table-cell>
          <table:table-cell table:style-name="ce39" table:formula="of:=HEX2DEC([.M15])" office:value-type="float" office:value="9">
            <text:p>9</text:p>
          </table:table-cell>
          <table:table-cell table:style-name="ce39" table:formula="of:=IF([.N15]=0;&quot;{black}&quot;;IF([.N15]=1;&quot;{white}&quot;;IF([.N15]=2;&quot;{red}&quot;;IF([.N15]=3;&quot;{cyan}&quot;;IF([.N15]=4;&quot;{purple}&quot;;IF([.N15]=5;&quot;{green}&quot;;IF([.N15]=6;&quot;{blue}&quot;;IF([.N15]=7;&quot;{yellow}&quot;;IF([.N15]=8;&quot;{orange}&quot;;IF([.N15]=9;&quot;{brown}&quot;;IF([.N15]=10;&quot;{lt. red}&quot;;IF([.N15]=11;&quot;{gray1}&quot;;IF([.N15]=12;&quot;{gray2}&quot;;IF([.N15]=13;&quot;{lt. green}&quot;;IF([.N15]=14;&quot;{lt. blue}&quot;;IF([.N15]=15;&quot;{gray3}&quot;))))))))))))))))" office:value-type="string" office:string-value="{brown}">
            <text:p>{brown}</text:p>
          </table:table-cell>
          <table:table-cell table:style-name="ce51" table:formula="of:=[.M15]" office:value-type="string" office:string-value="09">
            <text:p>09</text:p>
          </table:table-cell>
          <table:table-cell table:style-name="ce39" table:formula="of:=HEX2DEC([.P15])" office:value-type="float" office:value="9">
            <text:p>9</text:p>
          </table:table-cell>
          <table:table-cell table:style-name="ce39" table:formula="of:=IF([.Q15]=0;&quot;{black}&quot;;IF([.Q15]=1;&quot;{white}&quot;;IF([.Q15]=2;&quot;{red}&quot;;IF([.Q15]=3;&quot;{cyan}&quot;;IF([.Q15]=4;&quot;{purple}&quot;;IF([.Q15]=5;&quot;{green}&quot;;IF([.Q15]=6;&quot;{blue}&quot;;IF([.Q15]=7;&quot;{yellow}&quot;;IF([.Q15]=8;&quot;{orange}&quot;;IF([.Q15]=9;&quot;{brown}&quot;;IF([.Q15]=10;&quot;{lt. red}&quot;;IF([.Q15]=11;&quot;{gray1}&quot;;IF([.Q15]=12;&quot;{gray2}&quot;;IF([.Q15]=13;&quot;{lt. green}&quot;;IF([.Q15]=14;&quot;{lt. blue}&quot;;IF([.Q15]=15;&quot;{gray3}&quot;))))))))))))))))" office:value-type="string" office:string-value="{brown}">
            <text:p>{brown}</text:p>
          </table:table-cell>
          <table:table-cell table:style-name="ce51" table:formula="of:=[.M15]" office:value-type="string" office:string-value="09">
            <text:p>09</text:p>
          </table:table-cell>
          <table:table-cell table:style-name="ce39" table:formula="of:=HEX2DEC([.S15])" office:value-type="float" office:value="9">
            <text:p>9</text:p>
          </table:table-cell>
          <table:table-cell table:style-name="ce39" table:formula="of:=IF([.T15]=0;&quot;{black}&quot;;IF([.T15]=1;&quot;{white}&quot;;IF([.T15]=2;&quot;{red}&quot;;IF([.T15]=3;&quot;{cyan}&quot;;IF([.T15]=4;&quot;{purple}&quot;;IF([.T15]=5;&quot;{green}&quot;;IF([.T15]=6;&quot;{blue}&quot;;IF([.T15]=7;&quot;{yellow}&quot;;IF([.T15]=8;&quot;{orange}&quot;;IF([.T15]=9;&quot;{brown}&quot;;IF([.T15]=10;&quot;{lt. red}&quot;;IF([.T15]=11;&quot;{gray1}&quot;;IF([.T15]=12;&quot;{gray2}&quot;;IF([.T15]=13;&quot;{lt. green}&quot;;IF([.T15]=14;&quot;{lt. blue}&quot;;IF([.T15]=15;&quot;{gray3}&quot;))))))))))))))))" office:value-type="string" office:string-value="{brown}">
            <text:p>{brown}</text:p>
          </table:table-cell>
          <table:table-cell table:style-name="ce53" table:formula="of:=[.M15]" office:value-type="string" office:string-value="09">
            <text:p>09</text:p>
          </table:table-cell>
          <table:table-cell table:style-name="ce39" table:formula="of:=HEX2DEC([.V15])" office:value-type="float" office:value="9">
            <text:p>9</text:p>
          </table:table-cell>
          <table:table-cell table:style-name="ce39" table:formula="of:=IF([.W15]=0;&quot;{black}&quot;;IF([.W15]=1;&quot;{white}&quot;;IF([.W15]=2;&quot;{red}&quot;;IF([.W15]=3;&quot;{cyan}&quot;;IF([.W15]=4;&quot;{purple}&quot;;IF([.W15]=5;&quot;{green}&quot;;IF([.W15]=6;&quot;{blue}&quot;;IF([.W15]=7;&quot;{yellow}&quot;;IF([.W15]=8;&quot;{orange}&quot;;IF([.W15]=9;&quot;{brown}&quot;;IF([.W15]=10;&quot;{lt. red}&quot;;IF([.W15]=11;&quot;{gray1}&quot;;IF([.W15]=12;&quot;{gray2}&quot;;IF([.W15]=13;&quot;{lt. green}&quot;;IF([.W15]=14;&quot;{lt. blue}&quot;;IF([.W15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15]" office:value-type="string" office:string-value="{brown}">
            <text:p>{brown}</text:p>
          </table:table-cell>
          <table:table-cell table:style-name="ce62" table:formula="of:=IF(AND([.E15]&gt;=128;[.E1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5]+[.I15]" office:value-type="float" office:value="161">
            <text:p>161</text:p>
          </table:table-cell>
          <table:table-cell table:style-name="ce62" office:value-type="string">
            <text:p>}</text:p>
          </table:table-cell>
          <table:table-cell table:style-name="ce62" table:formula="of:=IF(AND([.F15]&gt;=128;[.F15]&lt;=255);&quot;{rvrs on}&quot;;&quot;{rvrs off}&quot;)" office:value-type="string" office:string-value="{rvrs off}">
            <text:p>{rvrs off}</text:p>
          </table:table-cell>
          <table:table-cell table:style-name="ce62" table:formula="of:=[.R1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15]+[.J15]" office:value-type="float" office:value="161">
            <text:p>16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5]&gt;=128;[.G15]&lt;=255);&quot;{rvrs on}&quot;;&quot;{rvrs off}&quot;)" office:value-type="string" office:string-value="{rvrs off}">
            <text:p>{rvrs off}</text:p>
          </table:table-cell>
          <table:table-cell table:style-name="ce62" table:formula="of:=[.U1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15]+[.K15]" office:value-type="float" office:value="161">
            <text:p>161</text:p>
          </table:table-cell>
          <table:table-cell table:style-name="ce62" office:value-type="string">
            <text:p>}</text:p>
          </table:table-cell>
          <table:table-cell table:style-name="ce62" table:formula="of:=IF(AND([.H15]&gt;=128;[.H15]&lt;=255);&quot;{rvrs on}&quot;;&quot;{rvrs off}&quot;)" office:value-type="string" office:string-value="{rvrs off}">
            <text:p>{rvrs off}</text:p>
          </table:table-cell>
          <table:table-cell table:style-name="ce62" table:formula="of:=[.X1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15]+[.L15]" office:value-type="float" office:value="161">
            <text:p>16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3">
            <text:p>13</text:p>
          </table:table-cell>
          <table:table-cell table:style-name="ce49"/>
          <table:table-cell table:style-name="ce82" office:value-type="string">
            <text:p>mgr</text:p>
          </table:table-cell>
          <table:table-cell table:style-name="ce82" office:value-type="string">
            <text:p>b</text:p>
          </table:table-cell>
          <table:table-cell table:style-name="ce90" office:value-type="string">
            <text:p>vi</text:p>
          </table:table-cell>
          <table:table-cell table:style-name="ce90" office:value-type="string">
            <text:p>c</text:p>
          </table:table-cell>
          <table:table-cell table:style-name="ce90" office:value-type="string">
            <text:p>multi</text:p>
          </table:table-cell>
        </table:table-row>
        <table:table-row table:style-name="ro2">
          <table:table-cell table:style-name="ce27" table:formula="of:=MID(['Charpad Export'.J212];2;2)" office:value-type="string" office:string-value="5e">
            <text:p>5e</text:p>
          </table:table-cell>
          <table:table-cell table:style-name="ce27" table:formula="of:=MID(['Charpad Export'.K212];2;2)" office:value-type="string" office:string-value="5f">
            <text:p>5f</text:p>
          </table:table-cell>
          <table:table-cell table:style-name="ce27" table:formula="of:=MID(['Charpad Export'.L212];2;2)" office:value-type="string" office:string-value="49">
            <text:p>49</text:p>
          </table:table-cell>
          <table:table-cell table:style-name="ce27" table:formula="of:=MID(['Charpad Export'.M212];2;2)" office:value-type="string" office:string-value="4a">
            <text:p>4a</text:p>
          </table:table-cell>
          <table:table-cell table:style-name="ce36" table:formula="of:=HEX2DEC([.A16])" office:value-type="float" office:value="94">
            <text:p>94</text:p>
          </table:table-cell>
          <table:table-cell table:style-name="ce39" table:formula="of:=HEX2DEC([.B16])" office:value-type="float" office:value="95">
            <text:p>95</text:p>
          </table:table-cell>
          <table:table-cell table:style-name="ce39" table:formula="of:=HEX2DEC([.C16])" office:value-type="float" office:value="73">
            <text:p>73</text:p>
          </table:table-cell>
          <table:table-cell table:style-name="ce39" table:formula="of:=HEX2DEC([.D16])" office:value-type="float" office:value="74">
            <text:p>74</text:p>
          </table:table-cell>
          <table:table-cell table:style-name="ce41" table:formula="of:=IF(AND([.E16]&gt;=0;[.E16]&lt;=31);&quot;+64&quot;;IF(AND([.E16]&gt;=32;[.E16]&lt;=63);&quot;0&quot;;IF(AND([.E16]&gt;=64;[.E16]&lt;=95);&quot;+128&quot;;IF(AND([.E16]&gt;=96;[.E16]&lt;=127);&quot;+64&quot;;IF(AND([.E16]&gt;=128;[.E16]&lt;=159);&quot;-64&quot;;IF(AND([.E16]&gt;=160;[.E16]&lt;=191);&quot;-128&quot;;IF(AND([.E16]&gt;=192;[.E16]&lt;=254);&quot;0&quot;;IF(AND([.E16]=255);&quot;-64&quot;;&quot;&quot;))))))))" office:value-type="string" office:string-value="+128">
            <text:p>+128</text:p>
          </table:table-cell>
          <table:table-cell table:style-name="ce42" table:formula="of:=IF(AND([.F16]&gt;=0;[.F16]&lt;=31);&quot;+64&quot;;IF(AND([.F16]&gt;=32;[.F16]&lt;=63);&quot;0&quot;;IF(AND([.F16]&gt;=64;[.F16]&lt;=95);&quot;+128&quot;;IF(AND([.F16]&gt;=96;[.F16]&lt;=127);&quot;+64&quot;;IF(AND([.F16]&gt;=128;[.F16]&lt;=159);&quot;-64&quot;;IF(AND([.F16]&gt;=160;[.F16]&lt;=191);&quot;-128&quot;;IF(AND([.F16]&gt;=192;[.F16]&lt;=254);&quot;0&quot;;IF(AND([.F16]=255);&quot;-64&quot;;&quot;&quot;))))))))" office:value-type="string" office:string-value="+128">
            <text:p>+128</text:p>
          </table:table-cell>
          <table:table-cell table:style-name="ce42" table:formula="of:=IF(AND([.G16]&gt;=0;[.G16]&lt;=31);&quot;+64&quot;;IF(AND([.G16]&gt;=32;[.G16]&lt;=63);&quot;0&quot;;IF(AND([.G16]&gt;=64;[.G16]&lt;=95);&quot;+128&quot;;IF(AND([.G16]&gt;=96;[.G16]&lt;=127);&quot;+64&quot;;IF(AND([.G16]&gt;=128;[.G16]&lt;=159);&quot;-64&quot;;IF(AND([.G16]&gt;=160;[.G16]&lt;=191);&quot;-128&quot;;IF(AND([.G16]&gt;=192;[.G16]&lt;=254);&quot;0&quot;;IF(AND([.G16]=255);&quot;-64&quot;;&quot;&quot;))))))))" office:value-type="string" office:string-value="+128">
            <text:p>+128</text:p>
          </table:table-cell>
          <table:table-cell table:style-name="ce42" table:formula="of:=IF(AND([.H16]&gt;=0;[.H16]&lt;=31);&quot;+64&quot;;IF(AND([.H16]&gt;=32;[.H16]&lt;=63);&quot;0&quot;;IF(AND([.H16]&gt;=64;[.H16]&lt;=95);&quot;+128&quot;;IF(AND([.H16]&gt;=96;[.H16]&lt;=127);&quot;+64&quot;;IF(AND([.H16]&gt;=128;[.H16]&lt;=159);&quot;-64&quot;;IF(AND([.H16]&gt;=160;[.H16]&lt;=191);&quot;-128&quot;;IF(AND([.H16]&gt;=192;[.H16]&lt;=254);&quot;0&quot;;IF(AND([.H16]=255);&quot;-64&quot;;&quot;&quot;))))))))" office:value-type="string" office:string-value="+128">
            <text:p>+128</text:p>
          </table:table-cell>
          <table:table-cell table:style-name="ce47" table:formula="of:=MID(['Charpad Export'.P236];2;2)" office:value-type="string" office:string-value="0b">
            <text:p>0b</text:p>
          </table:table-cell>
          <table:table-cell table:style-name="ce39" table:formula="of:=HEX2DEC([.M16])" office:value-type="float" office:value="11">
            <text:p>11</text:p>
          </table:table-cell>
          <table:table-cell table:style-name="ce39" table:formula="of:=IF([.N16]=0;&quot;{black}&quot;;IF([.N16]=1;&quot;{white}&quot;;IF([.N16]=2;&quot;{red}&quot;;IF([.N16]=3;&quot;{cyan}&quot;;IF([.N16]=4;&quot;{purple}&quot;;IF([.N16]=5;&quot;{green}&quot;;IF([.N16]=6;&quot;{blue}&quot;;IF([.N16]=7;&quot;{yellow}&quot;;IF([.N16]=8;&quot;{orange}&quot;;IF([.N16]=9;&quot;{brown}&quot;;IF([.N16]=10;&quot;{lt. red}&quot;;IF([.N16]=11;&quot;{gray1}&quot;;IF([.N16]=12;&quot;{gray2}&quot;;IF([.N16]=13;&quot;{lt. green}&quot;;IF([.N16]=14;&quot;{lt. blue}&quot;;IF([.N16]=15;&quot;{gray3}&quot;))))))))))))))))" office:value-type="string" office:string-value="{gray1}">
            <text:p>{gray1}</text:p>
          </table:table-cell>
          <table:table-cell table:style-name="ce49" table:formula="of:=[.M16]" office:value-type="string" office:string-value="0b">
            <text:p>0b</text:p>
          </table:table-cell>
          <table:table-cell table:style-name="ce39" table:formula="of:=HEX2DEC([.P16])" office:value-type="float" office:value="11">
            <text:p>11</text:p>
          </table:table-cell>
          <table:table-cell table:style-name="ce39" table:formula="of:=IF([.Q16]=0;&quot;{black}&quot;;IF([.Q16]=1;&quot;{white}&quot;;IF([.Q16]=2;&quot;{red}&quot;;IF([.Q16]=3;&quot;{cyan}&quot;;IF([.Q16]=4;&quot;{purple}&quot;;IF([.Q16]=5;&quot;{green}&quot;;IF([.Q16]=6;&quot;{blue}&quot;;IF([.Q16]=7;&quot;{yellow}&quot;;IF([.Q16]=8;&quot;{orange}&quot;;IF([.Q16]=9;&quot;{brown}&quot;;IF([.Q16]=10;&quot;{lt. red}&quot;;IF([.Q16]=11;&quot;{gray1}&quot;;IF([.Q16]=12;&quot;{gray2}&quot;;IF([.Q16]=13;&quot;{lt. green}&quot;;IF([.Q16]=14;&quot;{lt. blue}&quot;;IF([.Q16]=15;&quot;{gray3}&quot;))))))))))))))))" office:value-type="string" office:string-value="{gray1}">
            <text:p>{gray1}</text:p>
          </table:table-cell>
          <table:table-cell table:style-name="ce49" table:formula="of:=[.M16]" office:value-type="string" office:string-value="0b">
            <text:p>0b</text:p>
          </table:table-cell>
          <table:table-cell table:style-name="ce39" table:formula="of:=HEX2DEC([.S16])" office:value-type="float" office:value="11">
            <text:p>11</text:p>
          </table:table-cell>
          <table:table-cell table:style-name="ce39" table:formula="of:=IF([.T16]=0;&quot;{black}&quot;;IF([.T16]=1;&quot;{white}&quot;;IF([.T16]=2;&quot;{red}&quot;;IF([.T16]=3;&quot;{cyan}&quot;;IF([.T16]=4;&quot;{purple}&quot;;IF([.T16]=5;&quot;{green}&quot;;IF([.T16]=6;&quot;{blue}&quot;;IF([.T16]=7;&quot;{yellow}&quot;;IF([.T16]=8;&quot;{orange}&quot;;IF([.T16]=9;&quot;{brown}&quot;;IF([.T16]=10;&quot;{lt. red}&quot;;IF([.T16]=11;&quot;{gray1}&quot;;IF([.T16]=12;&quot;{gray2}&quot;;IF([.T16]=13;&quot;{lt. green}&quot;;IF([.T16]=14;&quot;{lt. blue}&quot;;IF([.T16]=15;&quot;{gray3}&quot;))))))))))))))))" office:value-type="string" office:string-value="{gray1}">
            <text:p>{gray1}</text:p>
          </table:table-cell>
          <table:table-cell table:style-name="ce54" table:formula="of:=[.M16]" office:value-type="string" office:string-value="0b">
            <text:p>0b</text:p>
          </table:table-cell>
          <table:table-cell table:style-name="ce39" table:formula="of:=HEX2DEC([.V16])" office:value-type="float" office:value="11">
            <text:p>11</text:p>
          </table:table-cell>
          <table:table-cell table:style-name="ce39" table:formula="of:=IF([.W16]=0;&quot;{black}&quot;;IF([.W16]=1;&quot;{white}&quot;;IF([.W16]=2;&quot;{red}&quot;;IF([.W16]=3;&quot;{cyan}&quot;;IF([.W16]=4;&quot;{purple}&quot;;IF([.W16]=5;&quot;{green}&quot;;IF([.W16]=6;&quot;{blue}&quot;;IF([.W16]=7;&quot;{yellow}&quot;;IF([.W16]=8;&quot;{orange}&quot;;IF([.W16]=9;&quot;{brown}&quot;;IF([.W16]=10;&quot;{lt. red}&quot;;IF([.W16]=11;&quot;{gray1}&quot;;IF([.W16]=12;&quot;{gray2}&quot;;IF([.W16]=13;&quot;{lt. green}&quot;;IF([.W16]=14;&quot;{lt. blue}&quot;;IF([.W1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16]" office:value-type="string" office:string-value="{gray1}">
            <text:p>{gray1}</text:p>
          </table:table-cell>
          <table:table-cell table:style-name="ce62" table:formula="of:=IF(AND([.E16]&gt;=128;[.E1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6]+[.I16]" office:value-type="float" office:value="222">
            <text:p>222</text:p>
          </table:table-cell>
          <table:table-cell table:style-name="ce62" office:value-type="string">
            <text:p>}</text:p>
          </table:table-cell>
          <table:table-cell table:style-name="ce62" table:formula="of:=IF(AND([.F16]&gt;=128;[.F16]&lt;=255);&quot;{rvrs on}&quot;;&quot;{rvrs off}&quot;)" office:value-type="string" office:string-value="{rvrs off}">
            <text:p>{rvrs off}</text:p>
          </table:table-cell>
          <table:table-cell table:style-name="ce62" table:formula="of:=[.R1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16]+[.J16]" office:value-type="float" office:value="223">
            <text:p>22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6]&gt;=128;[.G16]&lt;=255);&quot;{rvrs on}&quot;;&quot;{rvrs off}&quot;)" office:value-type="string" office:string-value="{rvrs off}">
            <text:p>{rvrs off}</text:p>
          </table:table-cell>
          <table:table-cell table:style-name="ce62" table:formula="of:=[.U1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16]+[.K16]" office:value-type="float" office:value="201">
            <text:p>201</text:p>
          </table:table-cell>
          <table:table-cell table:style-name="ce62" office:value-type="string">
            <text:p>}</text:p>
          </table:table-cell>
          <table:table-cell table:style-name="ce62" table:formula="of:=IF(AND([.H16]&gt;=128;[.H16]&lt;=255);&quot;{rvrs on}&quot;;&quot;{rvrs off}&quot;)" office:value-type="string" office:string-value="{rvrs off}">
            <text:p>{rvrs off}</text:p>
          </table:table-cell>
          <table:table-cell table:style-name="ce62" table:formula="of:=[.X1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16]+[.L16]" office:value-type="float" office:value="202">
            <text:p>20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4">
            <text:p>14</text:p>
          </table:table-cell>
          <table:table-cell table:style-name="ce49"/>
          <table:table-cell table:style-name="ce82" office:value-type="string">
            <text:p>lgn</text:p>
          </table:table-cell>
          <table:table-cell table:style-name="ce82" office:value-type="string">
            <text:p>c</text:p>
          </table:table-cell>
          <table:table-cell table:style-name="ce90" office:value-type="string">
            <text:p>gn</text:p>
          </table:table-cell>
          <table:table-cell table:style-name="ce90" office:value-type="string">
            <text:p>d</text:p>
          </table:table-cell>
          <table:table-cell table:style-name="ce90" office:value-type="string">
            <text:p>multi</text:p>
          </table:table-cell>
        </table:table-row>
        <table:table-row table:style-name="ro2">
          <table:table-cell table:style-name="ce27" table:formula="of:=MID(['Charpad Export'.N212];2;2)" office:value-type="string" office:string-value="20">
            <text:p>20</text:p>
          </table:table-cell>
          <table:table-cell table:style-name="ce27" table:formula="of:=MID(['Charpad Export'.O212];2;2)" office:value-type="string" office:string-value="20">
            <text:p>20</text:p>
          </table:table-cell>
          <table:table-cell table:style-name="ce27" table:formula="of:=MID(['Charpad Export'.P212];2;2)" office:value-type="string" office:string-value="20">
            <text:p>20</text:p>
          </table:table-cell>
          <table:table-cell table:style-name="ce27" table:formula="of:=MID(['Charpad Export'.Q212];2;2)" office:value-type="string" office:string-value="20">
            <text:p>20</text:p>
          </table:table-cell>
          <table:table-cell table:style-name="ce36" table:formula="of:=HEX2DEC([.A17])" office:value-type="float" office:value="32">
            <text:p>32</text:p>
          </table:table-cell>
          <table:table-cell table:style-name="ce39" table:formula="of:=HEX2DEC([.B17])" office:value-type="float" office:value="32">
            <text:p>32</text:p>
          </table:table-cell>
          <table:table-cell table:style-name="ce39" table:formula="of:=HEX2DEC([.C17])" office:value-type="float" office:value="32">
            <text:p>32</text:p>
          </table:table-cell>
          <table:table-cell table:style-name="ce39" table:formula="of:=HEX2DEC([.D17])" office:value-type="float" office:value="32">
            <text:p>32</text:p>
          </table:table-cell>
          <table:table-cell table:style-name="ce41" table:formula="of:=IF(AND([.E17]&gt;=0;[.E17]&lt;=31);&quot;+64&quot;;IF(AND([.E17]&gt;=32;[.E17]&lt;=63);&quot;0&quot;;IF(AND([.E17]&gt;=64;[.E17]&lt;=95);&quot;+128&quot;;IF(AND([.E17]&gt;=96;[.E17]&lt;=127);&quot;+64&quot;;IF(AND([.E17]&gt;=128;[.E17]&lt;=159);&quot;-64&quot;;IF(AND([.E17]&gt;=160;[.E17]&lt;=191);&quot;-128&quot;;IF(AND([.E17]&gt;=192;[.E17]&lt;=254);&quot;0&quot;;IF(AND([.E17]=255);&quot;-64&quot;;&quot;&quot;))))))))" office:value-type="string" office:string-value="0">
            <text:p>0</text:p>
          </table:table-cell>
          <table:table-cell table:style-name="ce42" table:formula="of:=IF(AND([.F17]&gt;=0;[.F17]&lt;=31);&quot;+64&quot;;IF(AND([.F17]&gt;=32;[.F17]&lt;=63);&quot;0&quot;;IF(AND([.F17]&gt;=64;[.F17]&lt;=95);&quot;+128&quot;;IF(AND([.F17]&gt;=96;[.F17]&lt;=127);&quot;+64&quot;;IF(AND([.F17]&gt;=128;[.F17]&lt;=159);&quot;-64&quot;;IF(AND([.F17]&gt;=160;[.F17]&lt;=191);&quot;-128&quot;;IF(AND([.F17]&gt;=192;[.F17]&lt;=254);&quot;0&quot;;IF(AND([.F17]=255);&quot;-64&quot;;&quot;&quot;))))))))" office:value-type="string" office:string-value="0">
            <text:p>0</text:p>
          </table:table-cell>
          <table:table-cell table:style-name="ce42" table:formula="of:=IF(AND([.G17]&gt;=0;[.G17]&lt;=31);&quot;+64&quot;;IF(AND([.G17]&gt;=32;[.G17]&lt;=63);&quot;0&quot;;IF(AND([.G17]&gt;=64;[.G17]&lt;=95);&quot;+128&quot;;IF(AND([.G17]&gt;=96;[.G17]&lt;=127);&quot;+64&quot;;IF(AND([.G17]&gt;=128;[.G17]&lt;=159);&quot;-64&quot;;IF(AND([.G17]&gt;=160;[.G17]&lt;=191);&quot;-128&quot;;IF(AND([.G17]&gt;=192;[.G17]&lt;=254);&quot;0&quot;;IF(AND([.G17]=255);&quot;-64&quot;;&quot;&quot;))))))))" office:value-type="string" office:string-value="0">
            <text:p>0</text:p>
          </table:table-cell>
          <table:table-cell table:style-name="ce42" table:formula="of:=IF(AND([.H17]&gt;=0;[.H17]&lt;=31);&quot;+64&quot;;IF(AND([.H17]&gt;=32;[.H17]&lt;=63);&quot;0&quot;;IF(AND([.H17]&gt;=64;[.H17]&lt;=95);&quot;+128&quot;;IF(AND([.H17]&gt;=96;[.H17]&lt;=127);&quot;+64&quot;;IF(AND([.H17]&gt;=128;[.H17]&lt;=159);&quot;-64&quot;;IF(AND([.H17]&gt;=160;[.H17]&lt;=191);&quot;-128&quot;;IF(AND([.H17]&gt;=192;[.H17]&lt;=254);&quot;0&quot;;IF(AND([.H17]=255);&quot;-64&quot;;&quot;&quot;))))))))" office:value-type="string" office:string-value="0">
            <text:p>0</text:p>
          </table:table-cell>
          <table:table-cell table:style-name="ce46" table:formula="of:=MID(['Charpad Export'.Q236];2;2)" office:value-type="string" office:string-value="0b">
            <text:p>0b</text:p>
          </table:table-cell>
          <table:table-cell table:style-name="ce39" table:formula="of:=HEX2DEC([.M17])" office:value-type="float" office:value="11">
            <text:p>11</text:p>
          </table:table-cell>
          <table:table-cell table:style-name="ce39" table:formula="of:=IF([.N17]=0;&quot;{black}&quot;;IF([.N17]=1;&quot;{white}&quot;;IF([.N17]=2;&quot;{red}&quot;;IF([.N17]=3;&quot;{cyan}&quot;;IF([.N17]=4;&quot;{purple}&quot;;IF([.N17]=5;&quot;{green}&quot;;IF([.N17]=6;&quot;{blue}&quot;;IF([.N17]=7;&quot;{yellow}&quot;;IF([.N17]=8;&quot;{orange}&quot;;IF([.N17]=9;&quot;{brown}&quot;;IF([.N17]=10;&quot;{lt. red}&quot;;IF([.N17]=11;&quot;{gray1}&quot;;IF([.N17]=12;&quot;{gray2}&quot;;IF([.N17]=13;&quot;{lt. green}&quot;;IF([.N17]=14;&quot;{lt. blue}&quot;;IF([.N17]=15;&quot;{gray3}&quot;))))))))))))))))" office:value-type="string" office:string-value="{gray1}">
            <text:p>{gray1}</text:p>
          </table:table-cell>
          <table:table-cell table:style-name="ce51" table:formula="of:=[.M17]" office:value-type="string" office:string-value="0b">
            <text:p>0b</text:p>
          </table:table-cell>
          <table:table-cell table:style-name="ce39" table:formula="of:=HEX2DEC([.P17])" office:value-type="float" office:value="11">
            <text:p>11</text:p>
          </table:table-cell>
          <table:table-cell table:style-name="ce39" table:formula="of:=IF([.Q17]=0;&quot;{black}&quot;;IF([.Q17]=1;&quot;{white}&quot;;IF([.Q17]=2;&quot;{red}&quot;;IF([.Q17]=3;&quot;{cyan}&quot;;IF([.Q17]=4;&quot;{purple}&quot;;IF([.Q17]=5;&quot;{green}&quot;;IF([.Q17]=6;&quot;{blue}&quot;;IF([.Q17]=7;&quot;{yellow}&quot;;IF([.Q17]=8;&quot;{orange}&quot;;IF([.Q17]=9;&quot;{brown}&quot;;IF([.Q17]=10;&quot;{lt. red}&quot;;IF([.Q17]=11;&quot;{gray1}&quot;;IF([.Q17]=12;&quot;{gray2}&quot;;IF([.Q17]=13;&quot;{lt. green}&quot;;IF([.Q17]=14;&quot;{lt. blue}&quot;;IF([.Q17]=15;&quot;{gray3}&quot;))))))))))))))))" office:value-type="string" office:string-value="{gray1}">
            <text:p>{gray1}</text:p>
          </table:table-cell>
          <table:table-cell table:style-name="ce51" table:formula="of:=[.M17]" office:value-type="string" office:string-value="0b">
            <text:p>0b</text:p>
          </table:table-cell>
          <table:table-cell table:style-name="ce39" table:formula="of:=HEX2DEC([.S17])" office:value-type="float" office:value="11">
            <text:p>11</text:p>
          </table:table-cell>
          <table:table-cell table:style-name="ce39" table:formula="of:=IF([.T17]=0;&quot;{black}&quot;;IF([.T17]=1;&quot;{white}&quot;;IF([.T17]=2;&quot;{red}&quot;;IF([.T17]=3;&quot;{cyan}&quot;;IF([.T17]=4;&quot;{purple}&quot;;IF([.T17]=5;&quot;{green}&quot;;IF([.T17]=6;&quot;{blue}&quot;;IF([.T17]=7;&quot;{yellow}&quot;;IF([.T17]=8;&quot;{orange}&quot;;IF([.T17]=9;&quot;{brown}&quot;;IF([.T17]=10;&quot;{lt. red}&quot;;IF([.T17]=11;&quot;{gray1}&quot;;IF([.T17]=12;&quot;{gray2}&quot;;IF([.T17]=13;&quot;{lt. green}&quot;;IF([.T17]=14;&quot;{lt. blue}&quot;;IF([.T17]=15;&quot;{gray3}&quot;))))))))))))))))" office:value-type="string" office:string-value="{gray1}">
            <text:p>{gray1}</text:p>
          </table:table-cell>
          <table:table-cell table:style-name="ce53" table:formula="of:=[.M17]" office:value-type="string" office:string-value="0b">
            <text:p>0b</text:p>
          </table:table-cell>
          <table:table-cell table:style-name="ce39" table:formula="of:=HEX2DEC([.V17])" office:value-type="float" office:value="11">
            <text:p>11</text:p>
          </table:table-cell>
          <table:table-cell table:style-name="ce39" table:formula="of:=IF([.W17]=0;&quot;{black}&quot;;IF([.W17]=1;&quot;{white}&quot;;IF([.W17]=2;&quot;{red}&quot;;IF([.W17]=3;&quot;{cyan}&quot;;IF([.W17]=4;&quot;{purple}&quot;;IF([.W17]=5;&quot;{green}&quot;;IF([.W17]=6;&quot;{blue}&quot;;IF([.W17]=7;&quot;{yellow}&quot;;IF([.W17]=8;&quot;{orange}&quot;;IF([.W17]=9;&quot;{brown}&quot;;IF([.W17]=10;&quot;{lt. red}&quot;;IF([.W17]=11;&quot;{gray1}&quot;;IF([.W17]=12;&quot;{gray2}&quot;;IF([.W17]=13;&quot;{lt. green}&quot;;IF([.W17]=14;&quot;{lt. blue}&quot;;IF([.W1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17]" office:value-type="string" office:string-value="{gray1}">
            <text:p>{gray1}</text:p>
          </table:table-cell>
          <table:table-cell table:style-name="ce62" table:formula="of:=IF(AND([.E17]&gt;=128;[.E1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7]+[.I1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17]&gt;=128;[.F17]&lt;=255);&quot;{rvrs on}&quot;;&quot;{rvrs off}&quot;)" office:value-type="string" office:string-value="{rvrs off}">
            <text:p>{rvrs off}</text:p>
          </table:table-cell>
          <table:table-cell table:style-name="ce62" table:formula="of:=[.R1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17]+[.J1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7]&gt;=128;[.G17]&lt;=255);&quot;{rvrs on}&quot;;&quot;{rvrs off}&quot;)" office:value-type="string" office:string-value="{rvrs off}">
            <text:p>{rvrs off}</text:p>
          </table:table-cell>
          <table:table-cell table:style-name="ce62" table:formula="of:=[.U1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17]+[.K1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17]&gt;=128;[.H17]&lt;=255);&quot;{rvrs on}&quot;;&quot;{rvrs off}&quot;)" office:value-type="string" office:string-value="{rvrs off}">
            <text:p>{rvrs off}</text:p>
          </table:table-cell>
          <table:table-cell table:style-name="ce62" table:formula="of:=[.X1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17]+[.L17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5">
            <text:p>15</text:p>
          </table:table-cell>
          <table:table-cell table:style-name="ce49"/>
          <table:table-cell table:style-name="ce82" office:value-type="string">
            <text:p>lbl</text:p>
          </table:table-cell>
          <table:table-cell table:style-name="ce82" office:value-type="string">
            <text:p>d</text:p>
          </table:table-cell>
          <table:table-cell table:style-name="ce90" office:value-type="string">
            <text:p>bl</text:p>
          </table:table-cell>
          <table:table-cell table:style-name="ce90" office:value-type="string">
            <text:p>e</text:p>
          </table:table-cell>
          <table:table-cell table:style-name="ce90" office:value-type="string">
            <text:p>multi</text:p>
          </table:table-cell>
        </table:table-row>
        <table:table-row table:style-name="ro2">
          <table:table-cell table:style-name="ce26" table:formula="of:=MID(['Charpad Export'.B213];2;2)" office:value-type="string" office:string-value="66">
            <text:p>66</text:p>
          </table:table-cell>
          <table:table-cell table:style-name="ce26" table:formula="of:=MID(['Charpad Export'.C213];2;2)" office:value-type="string" office:string-value="67">
            <text:p>67</text:p>
          </table:table-cell>
          <table:table-cell table:style-name="ce26" table:formula="of:=MID(['Charpad Export'.D213];2;2)" office:value-type="string" office:string-value="68">
            <text:p>68</text:p>
          </table:table-cell>
          <table:table-cell table:style-name="ce26" table:formula="of:=MID(['Charpad Export'.E213];2;2)" office:value-type="string" office:string-value="69">
            <text:p>69</text:p>
          </table:table-cell>
          <table:table-cell table:style-name="ce36" table:formula="of:=HEX2DEC([.A18])" office:value-type="float" office:value="102">
            <text:p>102</text:p>
          </table:table-cell>
          <table:table-cell table:style-name="ce39" table:formula="of:=HEX2DEC([.B18])" office:value-type="float" office:value="103">
            <text:p>103</text:p>
          </table:table-cell>
          <table:table-cell table:style-name="ce39" table:formula="of:=HEX2DEC([.C18])" office:value-type="float" office:value="104">
            <text:p>104</text:p>
          </table:table-cell>
          <table:table-cell table:style-name="ce39" table:formula="of:=HEX2DEC([.D18])" office:value-type="float" office:value="105">
            <text:p>105</text:p>
          </table:table-cell>
          <table:table-cell table:style-name="ce41" table:formula="of:=IF(AND([.E18]&gt;=0;[.E18]&lt;=31);&quot;+64&quot;;IF(AND([.E18]&gt;=32;[.E18]&lt;=63);&quot;0&quot;;IF(AND([.E18]&gt;=64;[.E18]&lt;=95);&quot;+128&quot;;IF(AND([.E18]&gt;=96;[.E18]&lt;=127);&quot;+64&quot;;IF(AND([.E18]&gt;=128;[.E18]&lt;=159);&quot;-64&quot;;IF(AND([.E18]&gt;=160;[.E18]&lt;=191);&quot;-128&quot;;IF(AND([.E18]&gt;=192;[.E18]&lt;=254);&quot;0&quot;;IF(AND([.E18]=255);&quot;-64&quot;;&quot;&quot;))))))))" office:value-type="string" office:string-value="+64">
            <text:p>+64</text:p>
          </table:table-cell>
          <table:table-cell table:style-name="ce42" table:formula="of:=IF(AND([.F18]&gt;=0;[.F18]&lt;=31);&quot;+64&quot;;IF(AND([.F18]&gt;=32;[.F18]&lt;=63);&quot;0&quot;;IF(AND([.F18]&gt;=64;[.F18]&lt;=95);&quot;+128&quot;;IF(AND([.F18]&gt;=96;[.F18]&lt;=127);&quot;+64&quot;;IF(AND([.F18]&gt;=128;[.F18]&lt;=159);&quot;-64&quot;;IF(AND([.F18]&gt;=160;[.F18]&lt;=191);&quot;-128&quot;;IF(AND([.F18]&gt;=192;[.F18]&lt;=254);&quot;0&quot;;IF(AND([.F18]=255);&quot;-64&quot;;&quot;&quot;))))))))" office:value-type="string" office:string-value="+64">
            <text:p>+64</text:p>
          </table:table-cell>
          <table:table-cell table:style-name="ce42" table:formula="of:=IF(AND([.G18]&gt;=0;[.G18]&lt;=31);&quot;+64&quot;;IF(AND([.G18]&gt;=32;[.G18]&lt;=63);&quot;0&quot;;IF(AND([.G18]&gt;=64;[.G18]&lt;=95);&quot;+128&quot;;IF(AND([.G18]&gt;=96;[.G18]&lt;=127);&quot;+64&quot;;IF(AND([.G18]&gt;=128;[.G18]&lt;=159);&quot;-64&quot;;IF(AND([.G18]&gt;=160;[.G18]&lt;=191);&quot;-128&quot;;IF(AND([.G18]&gt;=192;[.G18]&lt;=254);&quot;0&quot;;IF(AND([.G18]=255);&quot;-64&quot;;&quot;&quot;))))))))" office:value-type="string" office:string-value="+64">
            <text:p>+64</text:p>
          </table:table-cell>
          <table:table-cell table:style-name="ce42" table:formula="of:=IF(AND([.H18]&gt;=0;[.H18]&lt;=31);&quot;+64&quot;;IF(AND([.H18]&gt;=32;[.H18]&lt;=63);&quot;0&quot;;IF(AND([.H18]&gt;=64;[.H18]&lt;=95);&quot;+128&quot;;IF(AND([.H18]&gt;=96;[.H18]&lt;=127);&quot;+64&quot;;IF(AND([.H18]&gt;=128;[.H18]&lt;=159);&quot;-64&quot;;IF(AND([.H18]&gt;=160;[.H18]&lt;=191);&quot;-128&quot;;IF(AND([.H18]&gt;=192;[.H18]&lt;=254);&quot;0&quot;;IF(AND([.H18]=255);&quot;-64&quot;;&quot;&quot;))))))))" office:value-type="string" office:string-value="+64">
            <text:p>+64</text:p>
          </table:table-cell>
          <table:table-cell table:style-name="ce47" table:formula="of:=MID(['Charpad Export'.B237];2;2)" office:value-type="string" office:string-value="0a">
            <text:p>0a</text:p>
          </table:table-cell>
          <table:table-cell table:style-name="ce39" table:formula="of:=HEX2DEC([.M18])" office:value-type="float" office:value="10">
            <text:p>10</text:p>
          </table:table-cell>
          <table:table-cell table:style-name="ce39" table:formula="of:=IF([.N18]=0;&quot;{black}&quot;;IF([.N18]=1;&quot;{white}&quot;;IF([.N18]=2;&quot;{red}&quot;;IF([.N18]=3;&quot;{cyan}&quot;;IF([.N18]=4;&quot;{purple}&quot;;IF([.N18]=5;&quot;{green}&quot;;IF([.N18]=6;&quot;{blue}&quot;;IF([.N18]=7;&quot;{yellow}&quot;;IF([.N18]=8;&quot;{orange}&quot;;IF([.N18]=9;&quot;{brown}&quot;;IF([.N18]=10;&quot;{lt. red}&quot;;IF([.N18]=11;&quot;{gray1}&quot;;IF([.N18]=12;&quot;{gray2}&quot;;IF([.N18]=13;&quot;{lt. green}&quot;;IF([.N18]=14;&quot;{lt. blue}&quot;;IF([.N18]=15;&quot;{gray3}&quot;))))))))))))))))" office:value-type="string" office:string-value="{lt. red}">
            <text:p>{lt. red}</text:p>
          </table:table-cell>
          <table:table-cell table:style-name="ce49" table:formula="of:=[.M18]" office:value-type="string" office:string-value="0a">
            <text:p>0a</text:p>
          </table:table-cell>
          <table:table-cell table:style-name="ce39" table:formula="of:=HEX2DEC([.P18])" office:value-type="float" office:value="10">
            <text:p>10</text:p>
          </table:table-cell>
          <table:table-cell table:style-name="ce39" table:formula="of:=IF([.Q18]=0;&quot;{black}&quot;;IF([.Q18]=1;&quot;{white}&quot;;IF([.Q18]=2;&quot;{red}&quot;;IF([.Q18]=3;&quot;{cyan}&quot;;IF([.Q18]=4;&quot;{purple}&quot;;IF([.Q18]=5;&quot;{green}&quot;;IF([.Q18]=6;&quot;{blue}&quot;;IF([.Q18]=7;&quot;{yellow}&quot;;IF([.Q18]=8;&quot;{orange}&quot;;IF([.Q18]=9;&quot;{brown}&quot;;IF([.Q18]=10;&quot;{lt. red}&quot;;IF([.Q18]=11;&quot;{gray1}&quot;;IF([.Q18]=12;&quot;{gray2}&quot;;IF([.Q18]=13;&quot;{lt. green}&quot;;IF([.Q18]=14;&quot;{lt. blue}&quot;;IF([.Q18]=15;&quot;{gray3}&quot;))))))))))))))))" office:value-type="string" office:string-value="{lt. red}">
            <text:p>{lt. red}</text:p>
          </table:table-cell>
          <table:table-cell table:style-name="ce49" table:formula="of:=[.M18]" office:value-type="string" office:string-value="0a">
            <text:p>0a</text:p>
          </table:table-cell>
          <table:table-cell table:style-name="ce39" table:formula="of:=HEX2DEC([.S18])" office:value-type="float" office:value="10">
            <text:p>10</text:p>
          </table:table-cell>
          <table:table-cell table:style-name="ce39" table:formula="of:=IF([.T18]=0;&quot;{black}&quot;;IF([.T18]=1;&quot;{white}&quot;;IF([.T18]=2;&quot;{red}&quot;;IF([.T18]=3;&quot;{cyan}&quot;;IF([.T18]=4;&quot;{purple}&quot;;IF([.T18]=5;&quot;{green}&quot;;IF([.T18]=6;&quot;{blue}&quot;;IF([.T18]=7;&quot;{yellow}&quot;;IF([.T18]=8;&quot;{orange}&quot;;IF([.T18]=9;&quot;{brown}&quot;;IF([.T18]=10;&quot;{lt. red}&quot;;IF([.T18]=11;&quot;{gray1}&quot;;IF([.T18]=12;&quot;{gray2}&quot;;IF([.T18]=13;&quot;{lt. green}&quot;;IF([.T18]=14;&quot;{lt. blue}&quot;;IF([.T18]=15;&quot;{gray3}&quot;))))))))))))))))" office:value-type="string" office:string-value="{lt. red}">
            <text:p>{lt. red}</text:p>
          </table:table-cell>
          <table:table-cell table:style-name="ce54" table:formula="of:=[.M18]" office:value-type="string" office:string-value="0a">
            <text:p>0a</text:p>
          </table:table-cell>
          <table:table-cell table:style-name="ce39" table:formula="of:=HEX2DEC([.V18])" office:value-type="float" office:value="10">
            <text:p>10</text:p>
          </table:table-cell>
          <table:table-cell table:style-name="ce39" table:formula="of:=IF([.W18]=0;&quot;{black}&quot;;IF([.W18]=1;&quot;{white}&quot;;IF([.W18]=2;&quot;{red}&quot;;IF([.W18]=3;&quot;{cyan}&quot;;IF([.W18]=4;&quot;{purple}&quot;;IF([.W18]=5;&quot;{green}&quot;;IF([.W18]=6;&quot;{blue}&quot;;IF([.W18]=7;&quot;{yellow}&quot;;IF([.W18]=8;&quot;{orange}&quot;;IF([.W18]=9;&quot;{brown}&quot;;IF([.W18]=10;&quot;{lt. red}&quot;;IF([.W18]=11;&quot;{gray1}&quot;;IF([.W18]=12;&quot;{gray2}&quot;;IF([.W18]=13;&quot;{lt. green}&quot;;IF([.W18]=14;&quot;{lt. blue}&quot;;IF([.W18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62" table:formula="of:=[.O18]" office:value-type="string" office:string-value="{lt. red}">
            <text:p>{lt. red}</text:p>
          </table:table-cell>
          <table:table-cell table:style-name="ce62" table:formula="of:=IF(AND([.E18]&gt;=128;[.E1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8]+[.I18]" office:value-type="float" office:value="166">
            <text:p>166</text:p>
          </table:table-cell>
          <table:table-cell table:style-name="ce62" office:value-type="string">
            <text:p>}</text:p>
          </table:table-cell>
          <table:table-cell table:style-name="ce62" table:formula="of:=IF(AND([.F18]&gt;=128;[.F18]&lt;=255);&quot;{rvrs on}&quot;;&quot;{rvrs off}&quot;)" office:value-type="string" office:string-value="{rvrs off}">
            <text:p>{rvrs off}</text:p>
          </table:table-cell>
          <table:table-cell table:style-name="ce62" table:formula="of:=[.R18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F18]+[.J18]" office:value-type="float" office:value="167">
            <text:p>16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8]&gt;=128;[.G18]&lt;=255);&quot;{rvrs on}&quot;;&quot;{rvrs off}&quot;)" office:value-type="string" office:string-value="{rvrs off}">
            <text:p>{rvrs off}</text:p>
          </table:table-cell>
          <table:table-cell table:style-name="ce62" table:formula="of:=[.U18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G18]+[.K18]" office:value-type="float" office:value="168">
            <text:p>168</text:p>
          </table:table-cell>
          <table:table-cell table:style-name="ce62" office:value-type="string">
            <text:p>}</text:p>
          </table:table-cell>
          <table:table-cell table:style-name="ce62" table:formula="of:=IF(AND([.H18]&gt;=128;[.H18]&lt;=255);&quot;{rvrs on}&quot;;&quot;{rvrs off}&quot;)" office:value-type="string" office:string-value="{rvrs off}">
            <text:p>{rvrs off}</text:p>
          </table:table-cell>
          <table:table-cell table:style-name="ce62" table:formula="of:=[.X18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H18]+[.L18]" office:value-type="float" office:value="169">
            <text:p>16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6">
            <text:p>16</text:p>
          </table:table-cell>
          <table:table-cell table:style-name="ce49"/>
          <table:table-cell table:style-name="ce83" office:value-type="string">
            <text:p>lgr</text:p>
          </table:table-cell>
          <table:table-cell table:style-name="ce83" office:value-type="string">
            <text:p>e</text:p>
          </table:table-cell>
          <table:table-cell table:style-name="ce91" office:value-type="string">
            <text:p>ge</text:p>
          </table:table-cell>
          <table:table-cell table:style-name="ce91" office:value-type="string">
            <text:p>f</text:p>
          </table:table-cell>
          <table:table-cell table:style-name="ce91" office:value-type="string">
            <text:p>multi</text:p>
          </table:table-cell>
        </table:table-row>
        <table:table-row table:style-name="ro2">
          <table:table-cell table:style-name="ce26" table:formula="of:=MID(['Charpad Export'.F213];2;2)" office:value-type="string" office:string-value="6a">
            <text:p>6a</text:p>
          </table:table-cell>
          <table:table-cell table:style-name="ce26" table:formula="of:=MID(['Charpad Export'.G213];2;2)" office:value-type="string" office:string-value="6a">
            <text:p>6a</text:p>
          </table:table-cell>
          <table:table-cell table:style-name="ce26" table:formula="of:=MID(['Charpad Export'.H213];2;2)" office:value-type="string" office:string-value="6a">
            <text:p>6a</text:p>
          </table:table-cell>
          <table:table-cell table:style-name="ce26" table:formula="of:=MID(['Charpad Export'.I213];2;2)" office:value-type="string" office:string-value="6a">
            <text:p>6a</text:p>
          </table:table-cell>
          <table:table-cell table:style-name="ce36" table:formula="of:=HEX2DEC([.A19])" office:value-type="float" office:value="106">
            <text:p>106</text:p>
          </table:table-cell>
          <table:table-cell table:style-name="ce39" table:formula="of:=HEX2DEC([.B19])" office:value-type="float" office:value="106">
            <text:p>106</text:p>
          </table:table-cell>
          <table:table-cell table:style-name="ce39" table:formula="of:=HEX2DEC([.C19])" office:value-type="float" office:value="106">
            <text:p>106</text:p>
          </table:table-cell>
          <table:table-cell table:style-name="ce39" table:formula="of:=HEX2DEC([.D19])" office:value-type="float" office:value="106">
            <text:p>106</text:p>
          </table:table-cell>
          <table:table-cell table:style-name="ce41" table:formula="of:=IF(AND([.E19]&gt;=0;[.E19]&lt;=31);&quot;+64&quot;;IF(AND([.E19]&gt;=32;[.E19]&lt;=63);&quot;0&quot;;IF(AND([.E19]&gt;=64;[.E19]&lt;=95);&quot;+128&quot;;IF(AND([.E19]&gt;=96;[.E19]&lt;=127);&quot;+64&quot;;IF(AND([.E19]&gt;=128;[.E19]&lt;=159);&quot;-64&quot;;IF(AND([.E19]&gt;=160;[.E19]&lt;=191);&quot;-128&quot;;IF(AND([.E19]&gt;=192;[.E19]&lt;=254);&quot;0&quot;;IF(AND([.E19]=255);&quot;-64&quot;;&quot;&quot;))))))))" office:value-type="string" office:string-value="+64">
            <text:p>+64</text:p>
          </table:table-cell>
          <table:table-cell table:style-name="ce42" table:formula="of:=IF(AND([.F19]&gt;=0;[.F19]&lt;=31);&quot;+64&quot;;IF(AND([.F19]&gt;=32;[.F19]&lt;=63);&quot;0&quot;;IF(AND([.F19]&gt;=64;[.F19]&lt;=95);&quot;+128&quot;;IF(AND([.F19]&gt;=96;[.F19]&lt;=127);&quot;+64&quot;;IF(AND([.F19]&gt;=128;[.F19]&lt;=159);&quot;-64&quot;;IF(AND([.F19]&gt;=160;[.F19]&lt;=191);&quot;-128&quot;;IF(AND([.F19]&gt;=192;[.F19]&lt;=254);&quot;0&quot;;IF(AND([.F19]=255);&quot;-64&quot;;&quot;&quot;))))))))" office:value-type="string" office:string-value="+64">
            <text:p>+64</text:p>
          </table:table-cell>
          <table:table-cell table:style-name="ce42" table:formula="of:=IF(AND([.G19]&gt;=0;[.G19]&lt;=31);&quot;+64&quot;;IF(AND([.G19]&gt;=32;[.G19]&lt;=63);&quot;0&quot;;IF(AND([.G19]&gt;=64;[.G19]&lt;=95);&quot;+128&quot;;IF(AND([.G19]&gt;=96;[.G19]&lt;=127);&quot;+64&quot;;IF(AND([.G19]&gt;=128;[.G19]&lt;=159);&quot;-64&quot;;IF(AND([.G19]&gt;=160;[.G19]&lt;=191);&quot;-128&quot;;IF(AND([.G19]&gt;=192;[.G19]&lt;=254);&quot;0&quot;;IF(AND([.G19]=255);&quot;-64&quot;;&quot;&quot;))))))))" office:value-type="string" office:string-value="+64">
            <text:p>+64</text:p>
          </table:table-cell>
          <table:table-cell table:style-name="ce42" table:formula="of:=IF(AND([.H19]&gt;=0;[.H19]&lt;=31);&quot;+64&quot;;IF(AND([.H19]&gt;=32;[.H19]&lt;=63);&quot;0&quot;;IF(AND([.H19]&gt;=64;[.H19]&lt;=95);&quot;+128&quot;;IF(AND([.H19]&gt;=96;[.H19]&lt;=127);&quot;+64&quot;;IF(AND([.H19]&gt;=128;[.H19]&lt;=159);&quot;-64&quot;;IF(AND([.H19]&gt;=160;[.H19]&lt;=191);&quot;-128&quot;;IF(AND([.H19]&gt;=192;[.H19]&lt;=254);&quot;0&quot;;IF(AND([.H19]=255);&quot;-64&quot;;&quot;&quot;))))))))" office:value-type="string" office:string-value="+64">
            <text:p>+64</text:p>
          </table:table-cell>
          <table:table-cell table:style-name="ce46" table:formula="of:=MID(['Charpad Export'.C237];2;2)" office:value-type="string" office:string-value="0a">
            <text:p>0a</text:p>
          </table:table-cell>
          <table:table-cell table:style-name="ce39" table:formula="of:=HEX2DEC([.M19])" office:value-type="float" office:value="10">
            <text:p>10</text:p>
          </table:table-cell>
          <table:table-cell table:style-name="ce39" table:formula="of:=IF([.N19]=0;&quot;{black}&quot;;IF([.N19]=1;&quot;{white}&quot;;IF([.N19]=2;&quot;{red}&quot;;IF([.N19]=3;&quot;{cyan}&quot;;IF([.N19]=4;&quot;{purple}&quot;;IF([.N19]=5;&quot;{green}&quot;;IF([.N19]=6;&quot;{blue}&quot;;IF([.N19]=7;&quot;{yellow}&quot;;IF([.N19]=8;&quot;{orange}&quot;;IF([.N19]=9;&quot;{brown}&quot;;IF([.N19]=10;&quot;{lt. red}&quot;;IF([.N19]=11;&quot;{gray1}&quot;;IF([.N19]=12;&quot;{gray2}&quot;;IF([.N19]=13;&quot;{lt. green}&quot;;IF([.N19]=14;&quot;{lt. blue}&quot;;IF([.N19]=15;&quot;{gray3}&quot;))))))))))))))))" office:value-type="string" office:string-value="{lt. red}">
            <text:p>{lt. red}</text:p>
          </table:table-cell>
          <table:table-cell table:style-name="ce51" table:formula="of:=[.M19]" office:value-type="string" office:string-value="0a">
            <text:p>0a</text:p>
          </table:table-cell>
          <table:table-cell table:style-name="ce39" table:formula="of:=HEX2DEC([.P19])" office:value-type="float" office:value="10">
            <text:p>10</text:p>
          </table:table-cell>
          <table:table-cell table:style-name="ce39" table:formula="of:=IF([.Q19]=0;&quot;{black}&quot;;IF([.Q19]=1;&quot;{white}&quot;;IF([.Q19]=2;&quot;{red}&quot;;IF([.Q19]=3;&quot;{cyan}&quot;;IF([.Q19]=4;&quot;{purple}&quot;;IF([.Q19]=5;&quot;{green}&quot;;IF([.Q19]=6;&quot;{blue}&quot;;IF([.Q19]=7;&quot;{yellow}&quot;;IF([.Q19]=8;&quot;{orange}&quot;;IF([.Q19]=9;&quot;{brown}&quot;;IF([.Q19]=10;&quot;{lt. red}&quot;;IF([.Q19]=11;&quot;{gray1}&quot;;IF([.Q19]=12;&quot;{gray2}&quot;;IF([.Q19]=13;&quot;{lt. green}&quot;;IF([.Q19]=14;&quot;{lt. blue}&quot;;IF([.Q19]=15;&quot;{gray3}&quot;))))))))))))))))" office:value-type="string" office:string-value="{lt. red}">
            <text:p>{lt. red}</text:p>
          </table:table-cell>
          <table:table-cell table:style-name="ce51" table:formula="of:=[.M19]" office:value-type="string" office:string-value="0a">
            <text:p>0a</text:p>
          </table:table-cell>
          <table:table-cell table:style-name="ce39" table:formula="of:=HEX2DEC([.S19])" office:value-type="float" office:value="10">
            <text:p>10</text:p>
          </table:table-cell>
          <table:table-cell table:style-name="ce39" table:formula="of:=IF([.T19]=0;&quot;{black}&quot;;IF([.T19]=1;&quot;{white}&quot;;IF([.T19]=2;&quot;{red}&quot;;IF([.T19]=3;&quot;{cyan}&quot;;IF([.T19]=4;&quot;{purple}&quot;;IF([.T19]=5;&quot;{green}&quot;;IF([.T19]=6;&quot;{blue}&quot;;IF([.T19]=7;&quot;{yellow}&quot;;IF([.T19]=8;&quot;{orange}&quot;;IF([.T19]=9;&quot;{brown}&quot;;IF([.T19]=10;&quot;{lt. red}&quot;;IF([.T19]=11;&quot;{gray1}&quot;;IF([.T19]=12;&quot;{gray2}&quot;;IF([.T19]=13;&quot;{lt. green}&quot;;IF([.T19]=14;&quot;{lt. blue}&quot;;IF([.T19]=15;&quot;{gray3}&quot;))))))))))))))))" office:value-type="string" office:string-value="{lt. red}">
            <text:p>{lt. red}</text:p>
          </table:table-cell>
          <table:table-cell table:style-name="ce53" table:formula="of:=[.M19]" office:value-type="string" office:string-value="0a">
            <text:p>0a</text:p>
          </table:table-cell>
          <table:table-cell table:style-name="ce39" table:formula="of:=HEX2DEC([.V19])" office:value-type="float" office:value="10">
            <text:p>10</text:p>
          </table:table-cell>
          <table:table-cell table:style-name="ce39" table:formula="of:=IF([.W19]=0;&quot;{black}&quot;;IF([.W19]=1;&quot;{white}&quot;;IF([.W19]=2;&quot;{red}&quot;;IF([.W19]=3;&quot;{cyan}&quot;;IF([.W19]=4;&quot;{purple}&quot;;IF([.W19]=5;&quot;{green}&quot;;IF([.W19]=6;&quot;{blue}&quot;;IF([.W19]=7;&quot;{yellow}&quot;;IF([.W19]=8;&quot;{orange}&quot;;IF([.W19]=9;&quot;{brown}&quot;;IF([.W19]=10;&quot;{lt. red}&quot;;IF([.W19]=11;&quot;{gray1}&quot;;IF([.W19]=12;&quot;{gray2}&quot;;IF([.W19]=13;&quot;{lt. green}&quot;;IF([.W19]=14;&quot;{lt. blue}&quot;;IF([.W19]=15;&quot;{gray3}&quot;))))))))))))))))" office:value-type="string" office:string-value="{lt. red}">
            <text:p>{lt. red}</text:p>
          </table:table-cell>
          <table:table-cell table:style-name="ce56" office:value-type="string">
            <text:p>data"</text:p>
          </table:table-cell>
          <table:table-cell table:style-name="ce62" table:formula="of:=[.O19]" office:value-type="string" office:string-value="{lt. red}">
            <text:p>{lt. red}</text:p>
          </table:table-cell>
          <table:table-cell table:style-name="ce62" table:formula="of:=IF(AND([.E19]&gt;=128;[.E1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19]+[.I19]" office:value-type="float" office:value="170">
            <text:p>170</text:p>
          </table:table-cell>
          <table:table-cell table:style-name="ce62" office:value-type="string">
            <text:p>}</text:p>
          </table:table-cell>
          <table:table-cell table:style-name="ce62" table:formula="of:=IF(AND([.F19]&gt;=128;[.F19]&lt;=255);&quot;{rvrs on}&quot;;&quot;{rvrs off}&quot;)" office:value-type="string" office:string-value="{rvrs off}">
            <text:p>{rvrs off}</text:p>
          </table:table-cell>
          <table:table-cell table:style-name="ce62" table:formula="of:=[.R19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F19]+[.J19]" office:value-type="float" office:value="170">
            <text:p>170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19]&gt;=128;[.G19]&lt;=255);&quot;{rvrs on}&quot;;&quot;{rvrs off}&quot;)" office:value-type="string" office:string-value="{rvrs off}">
            <text:p>{rvrs off}</text:p>
          </table:table-cell>
          <table:table-cell table:style-name="ce62" table:formula="of:=[.U19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G19]+[.K19]" office:value-type="float" office:value="170">
            <text:p>170</text:p>
          </table:table-cell>
          <table:table-cell table:style-name="ce62" office:value-type="string">
            <text:p>}</text:p>
          </table:table-cell>
          <table:table-cell table:style-name="ce62" table:formula="of:=IF(AND([.H19]&gt;=128;[.H19]&lt;=255);&quot;{rvrs on}&quot;;&quot;{rvrs off}&quot;)" office:value-type="string" office:string-value="{rvrs off}">
            <text:p>{rvrs off}</text:p>
          </table:table-cell>
          <table:table-cell table:style-name="ce62" table:formula="of:=[.X19]" office:value-type="string" office:string-value="{lt. red}">
            <text:p>{lt. red}</text:p>
          </table:table-cell>
          <table:table-cell table:style-name="ce62" office:value-type="string">
            <text:p>{</text:p>
          </table:table-cell>
          <table:table-cell table:style-name="ce62" table:formula="of:=[.H19]+[.L19]" office:value-type="float" office:value="170">
            <text:p>170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7">
            <text:p>17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6" table:formula="of:=MID(['Charpad Export'.J213];2;2)" office:value-type="string" office:string-value="6b">
            <text:p>6b</text:p>
          </table:table-cell>
          <table:table-cell table:style-name="ce26" table:formula="of:=MID(['Charpad Export'.K213];2;2)" office:value-type="string" office:string-value="6b">
            <text:p>6b</text:p>
          </table:table-cell>
          <table:table-cell table:style-name="ce26" table:formula="of:=MID(['Charpad Export'.L213];2;2)" office:value-type="string" office:string-value="6c">
            <text:p>6c</text:p>
          </table:table-cell>
          <table:table-cell table:style-name="ce26" table:formula="of:=MID(['Charpad Export'.M213];2;2)" office:value-type="string" office:string-value="6c">
            <text:p>6c</text:p>
          </table:table-cell>
          <table:table-cell table:style-name="ce36" table:formula="of:=HEX2DEC([.A20])" office:value-type="float" office:value="107">
            <text:p>107</text:p>
          </table:table-cell>
          <table:table-cell table:style-name="ce39" table:formula="of:=HEX2DEC([.B20])" office:value-type="float" office:value="107">
            <text:p>107</text:p>
          </table:table-cell>
          <table:table-cell table:style-name="ce39" table:formula="of:=HEX2DEC([.C20])" office:value-type="float" office:value="108">
            <text:p>108</text:p>
          </table:table-cell>
          <table:table-cell table:style-name="ce39" table:formula="of:=HEX2DEC([.D20])" office:value-type="float" office:value="108">
            <text:p>108</text:p>
          </table:table-cell>
          <table:table-cell table:style-name="ce41" table:formula="of:=IF(AND([.E20]&gt;=0;[.E20]&lt;=31);&quot;+64&quot;;IF(AND([.E20]&gt;=32;[.E20]&lt;=63);&quot;0&quot;;IF(AND([.E20]&gt;=64;[.E20]&lt;=95);&quot;+128&quot;;IF(AND([.E20]&gt;=96;[.E20]&lt;=127);&quot;+64&quot;;IF(AND([.E20]&gt;=128;[.E20]&lt;=159);&quot;-64&quot;;IF(AND([.E20]&gt;=160;[.E20]&lt;=191);&quot;-128&quot;;IF(AND([.E20]&gt;=192;[.E20]&lt;=254);&quot;0&quot;;IF(AND([.E20]=255);&quot;-64&quot;;&quot;&quot;))))))))" office:value-type="string" office:string-value="+64">
            <text:p>+64</text:p>
          </table:table-cell>
          <table:table-cell table:style-name="ce42" table:formula="of:=IF(AND([.F20]&gt;=0;[.F20]&lt;=31);&quot;+64&quot;;IF(AND([.F20]&gt;=32;[.F20]&lt;=63);&quot;0&quot;;IF(AND([.F20]&gt;=64;[.F20]&lt;=95);&quot;+128&quot;;IF(AND([.F20]&gt;=96;[.F20]&lt;=127);&quot;+64&quot;;IF(AND([.F20]&gt;=128;[.F20]&lt;=159);&quot;-64&quot;;IF(AND([.F20]&gt;=160;[.F20]&lt;=191);&quot;-128&quot;;IF(AND([.F20]&gt;=192;[.F20]&lt;=254);&quot;0&quot;;IF(AND([.F20]=255);&quot;-64&quot;;&quot;&quot;))))))))" office:value-type="string" office:string-value="+64">
            <text:p>+64</text:p>
          </table:table-cell>
          <table:table-cell table:style-name="ce42" table:formula="of:=IF(AND([.G20]&gt;=0;[.G20]&lt;=31);&quot;+64&quot;;IF(AND([.G20]&gt;=32;[.G20]&lt;=63);&quot;0&quot;;IF(AND([.G20]&gt;=64;[.G20]&lt;=95);&quot;+128&quot;;IF(AND([.G20]&gt;=96;[.G20]&lt;=127);&quot;+64&quot;;IF(AND([.G20]&gt;=128;[.G20]&lt;=159);&quot;-64&quot;;IF(AND([.G20]&gt;=160;[.G20]&lt;=191);&quot;-128&quot;;IF(AND([.G20]&gt;=192;[.G20]&lt;=254);&quot;0&quot;;IF(AND([.G20]=255);&quot;-64&quot;;&quot;&quot;))))))))" office:value-type="string" office:string-value="+64">
            <text:p>+64</text:p>
          </table:table-cell>
          <table:table-cell table:style-name="ce42" table:formula="of:=IF(AND([.H20]&gt;=0;[.H20]&lt;=31);&quot;+64&quot;;IF(AND([.H20]&gt;=32;[.H20]&lt;=63);&quot;0&quot;;IF(AND([.H20]&gt;=64;[.H20]&lt;=95);&quot;+128&quot;;IF(AND([.H20]&gt;=96;[.H20]&lt;=127);&quot;+64&quot;;IF(AND([.H20]&gt;=128;[.H20]&lt;=159);&quot;-64&quot;;IF(AND([.H20]&gt;=160;[.H20]&lt;=191);&quot;-128&quot;;IF(AND([.H20]&gt;=192;[.H20]&lt;=254);&quot;0&quot;;IF(AND([.H20]=255);&quot;-64&quot;;&quot;&quot;))))))))" office:value-type="string" office:string-value="+64">
            <text:p>+64</text:p>
          </table:table-cell>
          <table:table-cell table:style-name="ce47" table:formula="of:=MID(['Charpad Export'.D237];2;2)" office:value-type="string" office:string-value="09">
            <text:p>09</text:p>
          </table:table-cell>
          <table:table-cell table:style-name="ce39" table:formula="of:=HEX2DEC([.M20])" office:value-type="float" office:value="9">
            <text:p>9</text:p>
          </table:table-cell>
          <table:table-cell table:style-name="ce39" table:formula="of:=IF([.N20]=0;&quot;{black}&quot;;IF([.N20]=1;&quot;{white}&quot;;IF([.N20]=2;&quot;{red}&quot;;IF([.N20]=3;&quot;{cyan}&quot;;IF([.N20]=4;&quot;{purple}&quot;;IF([.N20]=5;&quot;{green}&quot;;IF([.N20]=6;&quot;{blue}&quot;;IF([.N20]=7;&quot;{yellow}&quot;;IF([.N20]=8;&quot;{orange}&quot;;IF([.N20]=9;&quot;{brown}&quot;;IF([.N20]=10;&quot;{lt. red}&quot;;IF([.N20]=11;&quot;{gray1}&quot;;IF([.N20]=12;&quot;{gray2}&quot;;IF([.N20]=13;&quot;{lt. green}&quot;;IF([.N20]=14;&quot;{lt. blue}&quot;;IF([.N20]=15;&quot;{gray3}&quot;))))))))))))))))" office:value-type="string" office:string-value="{brown}">
            <text:p>{brown}</text:p>
          </table:table-cell>
          <table:table-cell table:style-name="ce49" table:formula="of:=[.M20]" office:value-type="string" office:string-value="09">
            <text:p>09</text:p>
          </table:table-cell>
          <table:table-cell table:style-name="ce39" table:formula="of:=HEX2DEC([.P20])" office:value-type="float" office:value="9">
            <text:p>9</text:p>
          </table:table-cell>
          <table:table-cell table:style-name="ce39" table:formula="of:=IF([.Q20]=0;&quot;{black}&quot;;IF([.Q20]=1;&quot;{white}&quot;;IF([.Q20]=2;&quot;{red}&quot;;IF([.Q20]=3;&quot;{cyan}&quot;;IF([.Q20]=4;&quot;{purple}&quot;;IF([.Q20]=5;&quot;{green}&quot;;IF([.Q20]=6;&quot;{blue}&quot;;IF([.Q20]=7;&quot;{yellow}&quot;;IF([.Q20]=8;&quot;{orange}&quot;;IF([.Q20]=9;&quot;{brown}&quot;;IF([.Q20]=10;&quot;{lt. red}&quot;;IF([.Q20]=11;&quot;{gray1}&quot;;IF([.Q20]=12;&quot;{gray2}&quot;;IF([.Q20]=13;&quot;{lt. green}&quot;;IF([.Q20]=14;&quot;{lt. blue}&quot;;IF([.Q20]=15;&quot;{gray3}&quot;))))))))))))))))" office:value-type="string" office:string-value="{brown}">
            <text:p>{brown}</text:p>
          </table:table-cell>
          <table:table-cell table:style-name="ce49" table:formula="of:=[.M20]" office:value-type="string" office:string-value="09">
            <text:p>09</text:p>
          </table:table-cell>
          <table:table-cell table:style-name="ce39" table:formula="of:=HEX2DEC([.S20])" office:value-type="float" office:value="9">
            <text:p>9</text:p>
          </table:table-cell>
          <table:table-cell table:style-name="ce39" table:formula="of:=IF([.T20]=0;&quot;{black}&quot;;IF([.T20]=1;&quot;{white}&quot;;IF([.T20]=2;&quot;{red}&quot;;IF([.T20]=3;&quot;{cyan}&quot;;IF([.T20]=4;&quot;{purple}&quot;;IF([.T20]=5;&quot;{green}&quot;;IF([.T20]=6;&quot;{blue}&quot;;IF([.T20]=7;&quot;{yellow}&quot;;IF([.T20]=8;&quot;{orange}&quot;;IF([.T20]=9;&quot;{brown}&quot;;IF([.T20]=10;&quot;{lt. red}&quot;;IF([.T20]=11;&quot;{gray1}&quot;;IF([.T20]=12;&quot;{gray2}&quot;;IF([.T20]=13;&quot;{lt. green}&quot;;IF([.T20]=14;&quot;{lt. blue}&quot;;IF([.T20]=15;&quot;{gray3}&quot;))))))))))))))))" office:value-type="string" office:string-value="{brown}">
            <text:p>{brown}</text:p>
          </table:table-cell>
          <table:table-cell table:style-name="ce54" table:formula="of:=[.M20]" office:value-type="string" office:string-value="09">
            <text:p>09</text:p>
          </table:table-cell>
          <table:table-cell table:style-name="ce39" table:formula="of:=HEX2DEC([.V20])" office:value-type="float" office:value="9">
            <text:p>9</text:p>
          </table:table-cell>
          <table:table-cell table:style-name="ce39" table:formula="of:=IF([.W20]=0;&quot;{black}&quot;;IF([.W20]=1;&quot;{white}&quot;;IF([.W20]=2;&quot;{red}&quot;;IF([.W20]=3;&quot;{cyan}&quot;;IF([.W20]=4;&quot;{purple}&quot;;IF([.W20]=5;&quot;{green}&quot;;IF([.W20]=6;&quot;{blue}&quot;;IF([.W20]=7;&quot;{yellow}&quot;;IF([.W20]=8;&quot;{orange}&quot;;IF([.W20]=9;&quot;{brown}&quot;;IF([.W20]=10;&quot;{lt. red}&quot;;IF([.W20]=11;&quot;{gray1}&quot;;IF([.W20]=12;&quot;{gray2}&quot;;IF([.W20]=13;&quot;{lt. green}&quot;;IF([.W20]=14;&quot;{lt. blue}&quot;;IF([.W20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0]" office:value-type="string" office:string-value="{brown}">
            <text:p>{brown}</text:p>
          </table:table-cell>
          <table:table-cell table:style-name="ce62" table:formula="of:=IF(AND([.E20]&gt;=128;[.E2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0]+[.I20]" office:value-type="float" office:value="171">
            <text:p>171</text:p>
          </table:table-cell>
          <table:table-cell table:style-name="ce62" office:value-type="string">
            <text:p>}</text:p>
          </table:table-cell>
          <table:table-cell table:style-name="ce62" table:formula="of:=IF(AND([.F20]&gt;=128;[.F20]&lt;=255);&quot;{rvrs on}&quot;;&quot;{rvrs off}&quot;)" office:value-type="string" office:string-value="{rvrs off}">
            <text:p>{rvrs off}</text:p>
          </table:table-cell>
          <table:table-cell table:style-name="ce62" table:formula="of:=[.R20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0]+[.J20]" office:value-type="float" office:value="171">
            <text:p>17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0]&gt;=128;[.G20]&lt;=255);&quot;{rvrs on}&quot;;&quot;{rvrs off}&quot;)" office:value-type="string" office:string-value="{rvrs off}">
            <text:p>{rvrs off}</text:p>
          </table:table-cell>
          <table:table-cell table:style-name="ce62" table:formula="of:=[.U20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0]+[.K20]" office:value-type="float" office:value="172">
            <text:p>172</text:p>
          </table:table-cell>
          <table:table-cell table:style-name="ce62" office:value-type="string">
            <text:p>}</text:p>
          </table:table-cell>
          <table:table-cell table:style-name="ce62" table:formula="of:=IF(AND([.H20]&gt;=128;[.H20]&lt;=255);&quot;{rvrs on}&quot;;&quot;{rvrs off}&quot;)" office:value-type="string" office:string-value="{rvrs off}">
            <text:p>{rvrs off}</text:p>
          </table:table-cell>
          <table:table-cell table:style-name="ce62" table:formula="of:=[.X20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0]+[.L20]" office:value-type="float" office:value="172">
            <text:p>17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8">
            <text:p>18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6" table:formula="of:=MID(['Charpad Export'.N213];2;2)" office:value-type="string" office:string-value="6b">
            <text:p>6b</text:p>
          </table:table-cell>
          <table:table-cell table:style-name="ce26" table:formula="of:=MID(['Charpad Export'.O213];2;2)" office:value-type="string" office:string-value="6d">
            <text:p>6d</text:p>
          </table:table-cell>
          <table:table-cell table:style-name="ce26" table:formula="of:=MID(['Charpad Export'.P213];2;2)" office:value-type="string" office:string-value="6c">
            <text:p>6c</text:p>
          </table:table-cell>
          <table:table-cell table:style-name="ce26" table:formula="of:=MID(['Charpad Export'.Q213];2;2)" office:value-type="string" office:string-value="6c">
            <text:p>6c</text:p>
          </table:table-cell>
          <table:table-cell table:style-name="ce36" table:formula="of:=HEX2DEC([.A21])" office:value-type="float" office:value="107">
            <text:p>107</text:p>
          </table:table-cell>
          <table:table-cell table:style-name="ce39" table:formula="of:=HEX2DEC([.B21])" office:value-type="float" office:value="109">
            <text:p>109</text:p>
          </table:table-cell>
          <table:table-cell table:style-name="ce39" table:formula="of:=HEX2DEC([.C21])" office:value-type="float" office:value="108">
            <text:p>108</text:p>
          </table:table-cell>
          <table:table-cell table:style-name="ce39" table:formula="of:=HEX2DEC([.D21])" office:value-type="float" office:value="108">
            <text:p>108</text:p>
          </table:table-cell>
          <table:table-cell table:style-name="ce41" table:formula="of:=IF(AND([.E21]&gt;=0;[.E21]&lt;=31);&quot;+64&quot;;IF(AND([.E21]&gt;=32;[.E21]&lt;=63);&quot;0&quot;;IF(AND([.E21]&gt;=64;[.E21]&lt;=95);&quot;+128&quot;;IF(AND([.E21]&gt;=96;[.E21]&lt;=127);&quot;+64&quot;;IF(AND([.E21]&gt;=128;[.E21]&lt;=159);&quot;-64&quot;;IF(AND([.E21]&gt;=160;[.E21]&lt;=191);&quot;-128&quot;;IF(AND([.E21]&gt;=192;[.E21]&lt;=254);&quot;0&quot;;IF(AND([.E21]=255);&quot;-64&quot;;&quot;&quot;))))))))" office:value-type="string" office:string-value="+64">
            <text:p>+64</text:p>
          </table:table-cell>
          <table:table-cell table:style-name="ce42" table:formula="of:=IF(AND([.F21]&gt;=0;[.F21]&lt;=31);&quot;+64&quot;;IF(AND([.F21]&gt;=32;[.F21]&lt;=63);&quot;0&quot;;IF(AND([.F21]&gt;=64;[.F21]&lt;=95);&quot;+128&quot;;IF(AND([.F21]&gt;=96;[.F21]&lt;=127);&quot;+64&quot;;IF(AND([.F21]&gt;=128;[.F21]&lt;=159);&quot;-64&quot;;IF(AND([.F21]&gt;=160;[.F21]&lt;=191);&quot;-128&quot;;IF(AND([.F21]&gt;=192;[.F21]&lt;=254);&quot;0&quot;;IF(AND([.F21]=255);&quot;-64&quot;;&quot;&quot;))))))))" office:value-type="string" office:string-value="+64">
            <text:p>+64</text:p>
          </table:table-cell>
          <table:table-cell table:style-name="ce42" table:formula="of:=IF(AND([.G21]&gt;=0;[.G21]&lt;=31);&quot;+64&quot;;IF(AND([.G21]&gt;=32;[.G21]&lt;=63);&quot;0&quot;;IF(AND([.G21]&gt;=64;[.G21]&lt;=95);&quot;+128&quot;;IF(AND([.G21]&gt;=96;[.G21]&lt;=127);&quot;+64&quot;;IF(AND([.G21]&gt;=128;[.G21]&lt;=159);&quot;-64&quot;;IF(AND([.G21]&gt;=160;[.G21]&lt;=191);&quot;-128&quot;;IF(AND([.G21]&gt;=192;[.G21]&lt;=254);&quot;0&quot;;IF(AND([.G21]=255);&quot;-64&quot;;&quot;&quot;))))))))" office:value-type="string" office:string-value="+64">
            <text:p>+64</text:p>
          </table:table-cell>
          <table:table-cell table:style-name="ce42" table:formula="of:=IF(AND([.H21]&gt;=0;[.H21]&lt;=31);&quot;+64&quot;;IF(AND([.H21]&gt;=32;[.H21]&lt;=63);&quot;0&quot;;IF(AND([.H21]&gt;=64;[.H21]&lt;=95);&quot;+128&quot;;IF(AND([.H21]&gt;=96;[.H21]&lt;=127);&quot;+64&quot;;IF(AND([.H21]&gt;=128;[.H21]&lt;=159);&quot;-64&quot;;IF(AND([.H21]&gt;=160;[.H21]&lt;=191);&quot;-128&quot;;IF(AND([.H21]&gt;=192;[.H21]&lt;=254);&quot;0&quot;;IF(AND([.H21]=255);&quot;-64&quot;;&quot;&quot;))))))))" office:value-type="string" office:string-value="+64">
            <text:p>+64</text:p>
          </table:table-cell>
          <table:table-cell table:style-name="ce46" table:formula="of:=MID(['Charpad Export'.E237];2;2)" office:value-type="string" office:string-value="09">
            <text:p>09</text:p>
          </table:table-cell>
          <table:table-cell table:style-name="ce39" table:formula="of:=HEX2DEC([.M21])" office:value-type="float" office:value="9">
            <text:p>9</text:p>
          </table:table-cell>
          <table:table-cell table:style-name="ce39" table:formula="of:=IF([.N21]=0;&quot;{black}&quot;;IF([.N21]=1;&quot;{white}&quot;;IF([.N21]=2;&quot;{red}&quot;;IF([.N21]=3;&quot;{cyan}&quot;;IF([.N21]=4;&quot;{purple}&quot;;IF([.N21]=5;&quot;{green}&quot;;IF([.N21]=6;&quot;{blue}&quot;;IF([.N21]=7;&quot;{yellow}&quot;;IF([.N21]=8;&quot;{orange}&quot;;IF([.N21]=9;&quot;{brown}&quot;;IF([.N21]=10;&quot;{lt. red}&quot;;IF([.N21]=11;&quot;{gray1}&quot;;IF([.N21]=12;&quot;{gray2}&quot;;IF([.N21]=13;&quot;{lt. green}&quot;;IF([.N21]=14;&quot;{lt. blue}&quot;;IF([.N21]=15;&quot;{gray3}&quot;))))))))))))))))" office:value-type="string" office:string-value="{brown}">
            <text:p>{brown}</text:p>
          </table:table-cell>
          <table:table-cell table:style-name="ce51" table:formula="of:=[.M21]" office:value-type="string" office:string-value="09">
            <text:p>09</text:p>
          </table:table-cell>
          <table:table-cell table:style-name="ce39" table:formula="of:=HEX2DEC([.P21])" office:value-type="float" office:value="9">
            <text:p>9</text:p>
          </table:table-cell>
          <table:table-cell table:style-name="ce39" table:formula="of:=IF([.Q21]=0;&quot;{black}&quot;;IF([.Q21]=1;&quot;{white}&quot;;IF([.Q21]=2;&quot;{red}&quot;;IF([.Q21]=3;&quot;{cyan}&quot;;IF([.Q21]=4;&quot;{purple}&quot;;IF([.Q21]=5;&quot;{green}&quot;;IF([.Q21]=6;&quot;{blue}&quot;;IF([.Q21]=7;&quot;{yellow}&quot;;IF([.Q21]=8;&quot;{orange}&quot;;IF([.Q21]=9;&quot;{brown}&quot;;IF([.Q21]=10;&quot;{lt. red}&quot;;IF([.Q21]=11;&quot;{gray1}&quot;;IF([.Q21]=12;&quot;{gray2}&quot;;IF([.Q21]=13;&quot;{lt. green}&quot;;IF([.Q21]=14;&quot;{lt. blue}&quot;;IF([.Q21]=15;&quot;{gray3}&quot;))))))))))))))))" office:value-type="string" office:string-value="{brown}">
            <text:p>{brown}</text:p>
          </table:table-cell>
          <table:table-cell table:style-name="ce51" table:formula="of:=[.M21]" office:value-type="string" office:string-value="09">
            <text:p>09</text:p>
          </table:table-cell>
          <table:table-cell table:style-name="ce39" table:formula="of:=HEX2DEC([.S21])" office:value-type="float" office:value="9">
            <text:p>9</text:p>
          </table:table-cell>
          <table:table-cell table:style-name="ce39" table:formula="of:=IF([.T21]=0;&quot;{black}&quot;;IF([.T21]=1;&quot;{white}&quot;;IF([.T21]=2;&quot;{red}&quot;;IF([.T21]=3;&quot;{cyan}&quot;;IF([.T21]=4;&quot;{purple}&quot;;IF([.T21]=5;&quot;{green}&quot;;IF([.T21]=6;&quot;{blue}&quot;;IF([.T21]=7;&quot;{yellow}&quot;;IF([.T21]=8;&quot;{orange}&quot;;IF([.T21]=9;&quot;{brown}&quot;;IF([.T21]=10;&quot;{lt. red}&quot;;IF([.T21]=11;&quot;{gray1}&quot;;IF([.T21]=12;&quot;{gray2}&quot;;IF([.T21]=13;&quot;{lt. green}&quot;;IF([.T21]=14;&quot;{lt. blue}&quot;;IF([.T21]=15;&quot;{gray3}&quot;))))))))))))))))" office:value-type="string" office:string-value="{brown}">
            <text:p>{brown}</text:p>
          </table:table-cell>
          <table:table-cell table:style-name="ce53" table:formula="of:=[.M21]" office:value-type="string" office:string-value="09">
            <text:p>09</text:p>
          </table:table-cell>
          <table:table-cell table:style-name="ce39" table:formula="of:=HEX2DEC([.V21])" office:value-type="float" office:value="9">
            <text:p>9</text:p>
          </table:table-cell>
          <table:table-cell table:style-name="ce39" table:formula="of:=IF([.W21]=0;&quot;{black}&quot;;IF([.W21]=1;&quot;{white}&quot;;IF([.W21]=2;&quot;{red}&quot;;IF([.W21]=3;&quot;{cyan}&quot;;IF([.W21]=4;&quot;{purple}&quot;;IF([.W21]=5;&quot;{green}&quot;;IF([.W21]=6;&quot;{blue}&quot;;IF([.W21]=7;&quot;{yellow}&quot;;IF([.W21]=8;&quot;{orange}&quot;;IF([.W21]=9;&quot;{brown}&quot;;IF([.W21]=10;&quot;{lt. red}&quot;;IF([.W21]=11;&quot;{gray1}&quot;;IF([.W21]=12;&quot;{gray2}&quot;;IF([.W21]=13;&quot;{lt. green}&quot;;IF([.W21]=14;&quot;{lt. blue}&quot;;IF([.W21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1]" office:value-type="string" office:string-value="{brown}">
            <text:p>{brown}</text:p>
          </table:table-cell>
          <table:table-cell table:style-name="ce62" table:formula="of:=IF(AND([.E21]&gt;=128;[.E21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1]+[.I21]" office:value-type="float" office:value="171">
            <text:p>171</text:p>
          </table:table-cell>
          <table:table-cell table:style-name="ce62" office:value-type="string">
            <text:p>}</text:p>
          </table:table-cell>
          <table:table-cell table:style-name="ce62" table:formula="of:=IF(AND([.F21]&gt;=128;[.F21]&lt;=255);&quot;{rvrs on}&quot;;&quot;{rvrs off}&quot;)" office:value-type="string" office:string-value="{rvrs off}">
            <text:p>{rvrs off}</text:p>
          </table:table-cell>
          <table:table-cell table:style-name="ce62" table:formula="of:=[.R21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1]+[.J21]" office:value-type="float" office:value="173">
            <text:p>17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1]&gt;=128;[.G21]&lt;=255);&quot;{rvrs on}&quot;;&quot;{rvrs off}&quot;)" office:value-type="string" office:string-value="{rvrs off}">
            <text:p>{rvrs off}</text:p>
          </table:table-cell>
          <table:table-cell table:style-name="ce62" table:formula="of:=[.U21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1]+[.K21]" office:value-type="float" office:value="172">
            <text:p>172</text:p>
          </table:table-cell>
          <table:table-cell table:style-name="ce62" office:value-type="string">
            <text:p>}</text:p>
          </table:table-cell>
          <table:table-cell table:style-name="ce62" table:formula="of:=IF(AND([.H21]&gt;=128;[.H21]&lt;=255);&quot;{rvrs on}&quot;;&quot;{rvrs off}&quot;)" office:value-type="string" office:string-value="{rvrs off}">
            <text:p>{rvrs off}</text:p>
          </table:table-cell>
          <table:table-cell table:style-name="ce62" table:formula="of:=[.X21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1]+[.L21]" office:value-type="float" office:value="172">
            <text:p>17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19">
            <text:p>19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B214];2;2)" office:value-type="string" office:string-value="6d">
            <text:p>6d</text:p>
          </table:table-cell>
          <table:table-cell table:style-name="ce27" table:formula="of:=MID(['Charpad Export'.C214];2;2)" office:value-type="string" office:string-value="6b">
            <text:p>6b</text:p>
          </table:table-cell>
          <table:table-cell table:style-name="ce27" table:formula="of:=MID(['Charpad Export'.D214];2;2)" office:value-type="string" office:string-value="6c">
            <text:p>6c</text:p>
          </table:table-cell>
          <table:table-cell table:style-name="ce27" table:formula="of:=MID(['Charpad Export'.E214];2;2)" office:value-type="string" office:string-value="6c">
            <text:p>6c</text:p>
          </table:table-cell>
          <table:table-cell table:style-name="ce36" table:formula="of:=HEX2DEC([.A22])" office:value-type="float" office:value="109">
            <text:p>109</text:p>
          </table:table-cell>
          <table:table-cell table:style-name="ce39" table:formula="of:=HEX2DEC([.B22])" office:value-type="float" office:value="107">
            <text:p>107</text:p>
          </table:table-cell>
          <table:table-cell table:style-name="ce39" table:formula="of:=HEX2DEC([.C22])" office:value-type="float" office:value="108">
            <text:p>108</text:p>
          </table:table-cell>
          <table:table-cell table:style-name="ce39" table:formula="of:=HEX2DEC([.D22])" office:value-type="float" office:value="108">
            <text:p>108</text:p>
          </table:table-cell>
          <table:table-cell table:style-name="ce41" table:formula="of:=IF(AND([.E22]&gt;=0;[.E22]&lt;=31);&quot;+64&quot;;IF(AND([.E22]&gt;=32;[.E22]&lt;=63);&quot;0&quot;;IF(AND([.E22]&gt;=64;[.E22]&lt;=95);&quot;+128&quot;;IF(AND([.E22]&gt;=96;[.E22]&lt;=127);&quot;+64&quot;;IF(AND([.E22]&gt;=128;[.E22]&lt;=159);&quot;-64&quot;;IF(AND([.E22]&gt;=160;[.E22]&lt;=191);&quot;-128&quot;;IF(AND([.E22]&gt;=192;[.E22]&lt;=254);&quot;0&quot;;IF(AND([.E22]=255);&quot;-64&quot;;&quot;&quot;))))))))" office:value-type="string" office:string-value="+64">
            <text:p>+64</text:p>
          </table:table-cell>
          <table:table-cell table:style-name="ce42" table:formula="of:=IF(AND([.F22]&gt;=0;[.F22]&lt;=31);&quot;+64&quot;;IF(AND([.F22]&gt;=32;[.F22]&lt;=63);&quot;0&quot;;IF(AND([.F22]&gt;=64;[.F22]&lt;=95);&quot;+128&quot;;IF(AND([.F22]&gt;=96;[.F22]&lt;=127);&quot;+64&quot;;IF(AND([.F22]&gt;=128;[.F22]&lt;=159);&quot;-64&quot;;IF(AND([.F22]&gt;=160;[.F22]&lt;=191);&quot;-128&quot;;IF(AND([.F22]&gt;=192;[.F22]&lt;=254);&quot;0&quot;;IF(AND([.F22]=255);&quot;-64&quot;;&quot;&quot;))))))))" office:value-type="string" office:string-value="+64">
            <text:p>+64</text:p>
          </table:table-cell>
          <table:table-cell table:style-name="ce42" table:formula="of:=IF(AND([.G22]&gt;=0;[.G22]&lt;=31);&quot;+64&quot;;IF(AND([.G22]&gt;=32;[.G22]&lt;=63);&quot;0&quot;;IF(AND([.G22]&gt;=64;[.G22]&lt;=95);&quot;+128&quot;;IF(AND([.G22]&gt;=96;[.G22]&lt;=127);&quot;+64&quot;;IF(AND([.G22]&gt;=128;[.G22]&lt;=159);&quot;-64&quot;;IF(AND([.G22]&gt;=160;[.G22]&lt;=191);&quot;-128&quot;;IF(AND([.G22]&gt;=192;[.G22]&lt;=254);&quot;0&quot;;IF(AND([.G22]=255);&quot;-64&quot;;&quot;&quot;))))))))" office:value-type="string" office:string-value="+64">
            <text:p>+64</text:p>
          </table:table-cell>
          <table:table-cell table:style-name="ce42" table:formula="of:=IF(AND([.H22]&gt;=0;[.H22]&lt;=31);&quot;+64&quot;;IF(AND([.H22]&gt;=32;[.H22]&lt;=63);&quot;0&quot;;IF(AND([.H22]&gt;=64;[.H22]&lt;=95);&quot;+128&quot;;IF(AND([.H22]&gt;=96;[.H22]&lt;=127);&quot;+64&quot;;IF(AND([.H22]&gt;=128;[.H22]&lt;=159);&quot;-64&quot;;IF(AND([.H22]&gt;=160;[.H22]&lt;=191);&quot;-128&quot;;IF(AND([.H22]&gt;=192;[.H22]&lt;=254);&quot;0&quot;;IF(AND([.H22]=255);&quot;-64&quot;;&quot;&quot;))))))))" office:value-type="string" office:string-value="+64">
            <text:p>+64</text:p>
          </table:table-cell>
          <table:table-cell table:style-name="ce47" table:formula="of:=MID(['Charpad Export'.F237];2;2)" office:value-type="string" office:string-value="09">
            <text:p>09</text:p>
          </table:table-cell>
          <table:table-cell table:style-name="ce39" table:formula="of:=HEX2DEC([.M22])" office:value-type="float" office:value="9">
            <text:p>9</text:p>
          </table:table-cell>
          <table:table-cell table:style-name="ce39" table:formula="of:=IF([.N22]=0;&quot;{black}&quot;;IF([.N22]=1;&quot;{white}&quot;;IF([.N22]=2;&quot;{red}&quot;;IF([.N22]=3;&quot;{cyan}&quot;;IF([.N22]=4;&quot;{purple}&quot;;IF([.N22]=5;&quot;{green}&quot;;IF([.N22]=6;&quot;{blue}&quot;;IF([.N22]=7;&quot;{yellow}&quot;;IF([.N22]=8;&quot;{orange}&quot;;IF([.N22]=9;&quot;{brown}&quot;;IF([.N22]=10;&quot;{lt. red}&quot;;IF([.N22]=11;&quot;{gray1}&quot;;IF([.N22]=12;&quot;{gray2}&quot;;IF([.N22]=13;&quot;{lt. green}&quot;;IF([.N22]=14;&quot;{lt. blue}&quot;;IF([.N22]=15;&quot;{gray3}&quot;))))))))))))))))" office:value-type="string" office:string-value="{brown}">
            <text:p>{brown}</text:p>
          </table:table-cell>
          <table:table-cell table:style-name="ce49" table:formula="of:=[.M22]" office:value-type="string" office:string-value="09">
            <text:p>09</text:p>
          </table:table-cell>
          <table:table-cell table:style-name="ce39" table:formula="of:=HEX2DEC([.P22])" office:value-type="float" office:value="9">
            <text:p>9</text:p>
          </table:table-cell>
          <table:table-cell table:style-name="ce39" table:formula="of:=IF([.Q22]=0;&quot;{black}&quot;;IF([.Q22]=1;&quot;{white}&quot;;IF([.Q22]=2;&quot;{red}&quot;;IF([.Q22]=3;&quot;{cyan}&quot;;IF([.Q22]=4;&quot;{purple}&quot;;IF([.Q22]=5;&quot;{green}&quot;;IF([.Q22]=6;&quot;{blue}&quot;;IF([.Q22]=7;&quot;{yellow}&quot;;IF([.Q22]=8;&quot;{orange}&quot;;IF([.Q22]=9;&quot;{brown}&quot;;IF([.Q22]=10;&quot;{lt. red}&quot;;IF([.Q22]=11;&quot;{gray1}&quot;;IF([.Q22]=12;&quot;{gray2}&quot;;IF([.Q22]=13;&quot;{lt. green}&quot;;IF([.Q22]=14;&quot;{lt. blue}&quot;;IF([.Q22]=15;&quot;{gray3}&quot;))))))))))))))))" office:value-type="string" office:string-value="{brown}">
            <text:p>{brown}</text:p>
          </table:table-cell>
          <table:table-cell table:style-name="ce49" table:formula="of:=[.M22]" office:value-type="string" office:string-value="09">
            <text:p>09</text:p>
          </table:table-cell>
          <table:table-cell table:style-name="ce39" table:formula="of:=HEX2DEC([.S22])" office:value-type="float" office:value="9">
            <text:p>9</text:p>
          </table:table-cell>
          <table:table-cell table:style-name="ce39" table:formula="of:=IF([.T22]=0;&quot;{black}&quot;;IF([.T22]=1;&quot;{white}&quot;;IF([.T22]=2;&quot;{red}&quot;;IF([.T22]=3;&quot;{cyan}&quot;;IF([.T22]=4;&quot;{purple}&quot;;IF([.T22]=5;&quot;{green}&quot;;IF([.T22]=6;&quot;{blue}&quot;;IF([.T22]=7;&quot;{yellow}&quot;;IF([.T22]=8;&quot;{orange}&quot;;IF([.T22]=9;&quot;{brown}&quot;;IF([.T22]=10;&quot;{lt. red}&quot;;IF([.T22]=11;&quot;{gray1}&quot;;IF([.T22]=12;&quot;{gray2}&quot;;IF([.T22]=13;&quot;{lt. green}&quot;;IF([.T22]=14;&quot;{lt. blue}&quot;;IF([.T22]=15;&quot;{gray3}&quot;))))))))))))))))" office:value-type="string" office:string-value="{brown}">
            <text:p>{brown}</text:p>
          </table:table-cell>
          <table:table-cell table:style-name="ce54" table:formula="of:=[.M22]" office:value-type="string" office:string-value="09">
            <text:p>09</text:p>
          </table:table-cell>
          <table:table-cell table:style-name="ce39" table:formula="of:=HEX2DEC([.V22])" office:value-type="float" office:value="9">
            <text:p>9</text:p>
          </table:table-cell>
          <table:table-cell table:style-name="ce39" table:formula="of:=IF([.W22]=0;&quot;{black}&quot;;IF([.W22]=1;&quot;{white}&quot;;IF([.W22]=2;&quot;{red}&quot;;IF([.W22]=3;&quot;{cyan}&quot;;IF([.W22]=4;&quot;{purple}&quot;;IF([.W22]=5;&quot;{green}&quot;;IF([.W22]=6;&quot;{blue}&quot;;IF([.W22]=7;&quot;{yellow}&quot;;IF([.W22]=8;&quot;{orange}&quot;;IF([.W22]=9;&quot;{brown}&quot;;IF([.W22]=10;&quot;{lt. red}&quot;;IF([.W22]=11;&quot;{gray1}&quot;;IF([.W22]=12;&quot;{gray2}&quot;;IF([.W22]=13;&quot;{lt. green}&quot;;IF([.W22]=14;&quot;{lt. blue}&quot;;IF([.W22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22]" office:value-type="string" office:string-value="{brown}">
            <text:p>{brown}</text:p>
          </table:table-cell>
          <table:table-cell table:style-name="ce62" table:formula="of:=IF(AND([.E22]&gt;=128;[.E22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2]+[.I22]" office:value-type="float" office:value="173">
            <text:p>173</text:p>
          </table:table-cell>
          <table:table-cell table:style-name="ce62" office:value-type="string">
            <text:p>}</text:p>
          </table:table-cell>
          <table:table-cell table:style-name="ce62" table:formula="of:=IF(AND([.F22]&gt;=128;[.F22]&lt;=255);&quot;{rvrs on}&quot;;&quot;{rvrs off}&quot;)" office:value-type="string" office:string-value="{rvrs off}">
            <text:p>{rvrs off}</text:p>
          </table:table-cell>
          <table:table-cell table:style-name="ce62" table:formula="of:=[.R22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22]+[.J22]" office:value-type="float" office:value="171">
            <text:p>17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2]&gt;=128;[.G22]&lt;=255);&quot;{rvrs on}&quot;;&quot;{rvrs off}&quot;)" office:value-type="string" office:string-value="{rvrs off}">
            <text:p>{rvrs off}</text:p>
          </table:table-cell>
          <table:table-cell table:style-name="ce62" table:formula="of:=[.U22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22]+[.K22]" office:value-type="float" office:value="172">
            <text:p>172</text:p>
          </table:table-cell>
          <table:table-cell table:style-name="ce62" office:value-type="string">
            <text:p>}</text:p>
          </table:table-cell>
          <table:table-cell table:style-name="ce62" table:formula="of:=IF(AND([.H22]&gt;=128;[.H22]&lt;=255);&quot;{rvrs on}&quot;;&quot;{rvrs off}&quot;)" office:value-type="string" office:string-value="{rvrs off}">
            <text:p>{rvrs off}</text:p>
          </table:table-cell>
          <table:table-cell table:style-name="ce62" table:formula="of:=[.X22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22]+[.L22]" office:value-type="float" office:value="172">
            <text:p>17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0">
            <text:p>20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F214];2;2)" office:value-type="string" office:string-value="20">
            <text:p>20</text:p>
          </table:table-cell>
          <table:table-cell table:style-name="ce27" table:formula="of:=MID(['Charpad Export'.G214];2;2)" office:value-type="string" office:string-value="20">
            <text:p>20</text:p>
          </table:table-cell>
          <table:table-cell table:style-name="ce27" table:formula="of:=MID(['Charpad Export'.H214];2;2)" office:value-type="string" office:string-value="20">
            <text:p>20</text:p>
          </table:table-cell>
          <table:table-cell table:style-name="ce27" table:formula="of:=MID(['Charpad Export'.I214];2;2)" office:value-type="string" office:string-value="20">
            <text:p>20</text:p>
          </table:table-cell>
          <table:table-cell table:style-name="ce36" table:formula="of:=HEX2DEC([.A23])" office:value-type="float" office:value="32">
            <text:p>32</text:p>
          </table:table-cell>
          <table:table-cell table:style-name="ce39" table:formula="of:=HEX2DEC([.B23])" office:value-type="float" office:value="32">
            <text:p>32</text:p>
          </table:table-cell>
          <table:table-cell table:style-name="ce39" table:formula="of:=HEX2DEC([.C23])" office:value-type="float" office:value="32">
            <text:p>32</text:p>
          </table:table-cell>
          <table:table-cell table:style-name="ce39" table:formula="of:=HEX2DEC([.D23])" office:value-type="float" office:value="32">
            <text:p>32</text:p>
          </table:table-cell>
          <table:table-cell table:style-name="ce41" table:formula="of:=IF(AND([.E23]&gt;=0;[.E23]&lt;=31);&quot;+64&quot;;IF(AND([.E23]&gt;=32;[.E23]&lt;=63);&quot;0&quot;;IF(AND([.E23]&gt;=64;[.E23]&lt;=95);&quot;+128&quot;;IF(AND([.E23]&gt;=96;[.E23]&lt;=127);&quot;+64&quot;;IF(AND([.E23]&gt;=128;[.E23]&lt;=159);&quot;-64&quot;;IF(AND([.E23]&gt;=160;[.E23]&lt;=191);&quot;-128&quot;;IF(AND([.E23]&gt;=192;[.E23]&lt;=254);&quot;0&quot;;IF(AND([.E23]=255);&quot;-64&quot;;&quot;&quot;))))))))" office:value-type="string" office:string-value="0">
            <text:p>0</text:p>
          </table:table-cell>
          <table:table-cell table:style-name="ce42" table:formula="of:=IF(AND([.F23]&gt;=0;[.F23]&lt;=31);&quot;+64&quot;;IF(AND([.F23]&gt;=32;[.F23]&lt;=63);&quot;0&quot;;IF(AND([.F23]&gt;=64;[.F23]&lt;=95);&quot;+128&quot;;IF(AND([.F23]&gt;=96;[.F23]&lt;=127);&quot;+64&quot;;IF(AND([.F23]&gt;=128;[.F23]&lt;=159);&quot;-64&quot;;IF(AND([.F23]&gt;=160;[.F23]&lt;=191);&quot;-128&quot;;IF(AND([.F23]&gt;=192;[.F23]&lt;=254);&quot;0&quot;;IF(AND([.F23]=255);&quot;-64&quot;;&quot;&quot;))))))))" office:value-type="string" office:string-value="0">
            <text:p>0</text:p>
          </table:table-cell>
          <table:table-cell table:style-name="ce42" table:formula="of:=IF(AND([.G23]&gt;=0;[.G23]&lt;=31);&quot;+64&quot;;IF(AND([.G23]&gt;=32;[.G23]&lt;=63);&quot;0&quot;;IF(AND([.G23]&gt;=64;[.G23]&lt;=95);&quot;+128&quot;;IF(AND([.G23]&gt;=96;[.G23]&lt;=127);&quot;+64&quot;;IF(AND([.G23]&gt;=128;[.G23]&lt;=159);&quot;-64&quot;;IF(AND([.G23]&gt;=160;[.G23]&lt;=191);&quot;-128&quot;;IF(AND([.G23]&gt;=192;[.G23]&lt;=254);&quot;0&quot;;IF(AND([.G23]=255);&quot;-64&quot;;&quot;&quot;))))))))" office:value-type="string" office:string-value="0">
            <text:p>0</text:p>
          </table:table-cell>
          <table:table-cell table:style-name="ce42" table:formula="of:=IF(AND([.H23]&gt;=0;[.H23]&lt;=31);&quot;+64&quot;;IF(AND([.H23]&gt;=32;[.H23]&lt;=63);&quot;0&quot;;IF(AND([.H23]&gt;=64;[.H23]&lt;=95);&quot;+128&quot;;IF(AND([.H23]&gt;=96;[.H23]&lt;=127);&quot;+64&quot;;IF(AND([.H23]&gt;=128;[.H23]&lt;=159);&quot;-64&quot;;IF(AND([.H23]&gt;=160;[.H23]&lt;=191);&quot;-128&quot;;IF(AND([.H23]&gt;=192;[.H23]&lt;=254);&quot;0&quot;;IF(AND([.H23]=255);&quot;-64&quot;;&quot;&quot;))))))))" office:value-type="string" office:string-value="0">
            <text:p>0</text:p>
          </table:table-cell>
          <table:table-cell table:style-name="ce46" table:formula="of:=MID(['Charpad Export'.G237];2;2)" office:value-type="string" office:string-value="0b">
            <text:p>0b</text:p>
          </table:table-cell>
          <table:table-cell table:style-name="ce39" table:formula="of:=HEX2DEC([.M23])" office:value-type="float" office:value="11">
            <text:p>11</text:p>
          </table:table-cell>
          <table:table-cell table:style-name="ce39" table:formula="of:=IF([.N23]=0;&quot;{black}&quot;;IF([.N23]=1;&quot;{white}&quot;;IF([.N23]=2;&quot;{red}&quot;;IF([.N23]=3;&quot;{cyan}&quot;;IF([.N23]=4;&quot;{purple}&quot;;IF([.N23]=5;&quot;{green}&quot;;IF([.N23]=6;&quot;{blue}&quot;;IF([.N23]=7;&quot;{yellow}&quot;;IF([.N23]=8;&quot;{orange}&quot;;IF([.N23]=9;&quot;{brown}&quot;;IF([.N23]=10;&quot;{lt. red}&quot;;IF([.N23]=11;&quot;{gray1}&quot;;IF([.N23]=12;&quot;{gray2}&quot;;IF([.N23]=13;&quot;{lt. green}&quot;;IF([.N23]=14;&quot;{lt. blue}&quot;;IF([.N23]=15;&quot;{gray3}&quot;))))))))))))))))" office:value-type="string" office:string-value="{gray1}">
            <text:p>{gray1}</text:p>
          </table:table-cell>
          <table:table-cell table:style-name="ce51" table:formula="of:=[.M23]" office:value-type="string" office:string-value="0b">
            <text:p>0b</text:p>
          </table:table-cell>
          <table:table-cell table:style-name="ce39" table:formula="of:=HEX2DEC([.P23])" office:value-type="float" office:value="11">
            <text:p>11</text:p>
          </table:table-cell>
          <table:table-cell table:style-name="ce39" table:formula="of:=IF([.Q23]=0;&quot;{black}&quot;;IF([.Q23]=1;&quot;{white}&quot;;IF([.Q23]=2;&quot;{red}&quot;;IF([.Q23]=3;&quot;{cyan}&quot;;IF([.Q23]=4;&quot;{purple}&quot;;IF([.Q23]=5;&quot;{green}&quot;;IF([.Q23]=6;&quot;{blue}&quot;;IF([.Q23]=7;&quot;{yellow}&quot;;IF([.Q23]=8;&quot;{orange}&quot;;IF([.Q23]=9;&quot;{brown}&quot;;IF([.Q23]=10;&quot;{lt. red}&quot;;IF([.Q23]=11;&quot;{gray1}&quot;;IF([.Q23]=12;&quot;{gray2}&quot;;IF([.Q23]=13;&quot;{lt. green}&quot;;IF([.Q23]=14;&quot;{lt. blue}&quot;;IF([.Q23]=15;&quot;{gray3}&quot;))))))))))))))))" office:value-type="string" office:string-value="{gray1}">
            <text:p>{gray1}</text:p>
          </table:table-cell>
          <table:table-cell table:style-name="ce51" table:formula="of:=[.M23]" office:value-type="string" office:string-value="0b">
            <text:p>0b</text:p>
          </table:table-cell>
          <table:table-cell table:style-name="ce39" table:formula="of:=HEX2DEC([.S23])" office:value-type="float" office:value="11">
            <text:p>11</text:p>
          </table:table-cell>
          <table:table-cell table:style-name="ce39" table:formula="of:=IF([.T23]=0;&quot;{black}&quot;;IF([.T23]=1;&quot;{white}&quot;;IF([.T23]=2;&quot;{red}&quot;;IF([.T23]=3;&quot;{cyan}&quot;;IF([.T23]=4;&quot;{purple}&quot;;IF([.T23]=5;&quot;{green}&quot;;IF([.T23]=6;&quot;{blue}&quot;;IF([.T23]=7;&quot;{yellow}&quot;;IF([.T23]=8;&quot;{orange}&quot;;IF([.T23]=9;&quot;{brown}&quot;;IF([.T23]=10;&quot;{lt. red}&quot;;IF([.T23]=11;&quot;{gray1}&quot;;IF([.T23]=12;&quot;{gray2}&quot;;IF([.T23]=13;&quot;{lt. green}&quot;;IF([.T23]=14;&quot;{lt. blue}&quot;;IF([.T23]=15;&quot;{gray3}&quot;))))))))))))))))" office:value-type="string" office:string-value="{gray1}">
            <text:p>{gray1}</text:p>
          </table:table-cell>
          <table:table-cell table:style-name="ce53" table:formula="of:=[.M23]" office:value-type="string" office:string-value="0b">
            <text:p>0b</text:p>
          </table:table-cell>
          <table:table-cell table:style-name="ce39" table:formula="of:=HEX2DEC([.V23])" office:value-type="float" office:value="11">
            <text:p>11</text:p>
          </table:table-cell>
          <table:table-cell table:style-name="ce39" table:formula="of:=IF([.W23]=0;&quot;{black}&quot;;IF([.W23]=1;&quot;{white}&quot;;IF([.W23]=2;&quot;{red}&quot;;IF([.W23]=3;&quot;{cyan}&quot;;IF([.W23]=4;&quot;{purple}&quot;;IF([.W23]=5;&quot;{green}&quot;;IF([.W23]=6;&quot;{blue}&quot;;IF([.W23]=7;&quot;{yellow}&quot;;IF([.W23]=8;&quot;{orange}&quot;;IF([.W23]=9;&quot;{brown}&quot;;IF([.W23]=10;&quot;{lt. red}&quot;;IF([.W23]=11;&quot;{gray1}&quot;;IF([.W23]=12;&quot;{gray2}&quot;;IF([.W23]=13;&quot;{lt. green}&quot;;IF([.W23]=14;&quot;{lt. blue}&quot;;IF([.W2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23]" office:value-type="string" office:string-value="{gray1}">
            <text:p>{gray1}</text:p>
          </table:table-cell>
          <table:table-cell table:style-name="ce62" table:formula="of:=IF(AND([.E23]&gt;=128;[.E2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3]+[.I2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23]&gt;=128;[.F23]&lt;=255);&quot;{rvrs on}&quot;;&quot;{rvrs off}&quot;)" office:value-type="string" office:string-value="{rvrs off}">
            <text:p>{rvrs off}</text:p>
          </table:table-cell>
          <table:table-cell table:style-name="ce62" table:formula="of:=[.R2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23]+[.J2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3]&gt;=128;[.G23]&lt;=255);&quot;{rvrs on}&quot;;&quot;{rvrs off}&quot;)" office:value-type="string" office:string-value="{rvrs off}">
            <text:p>{rvrs off}</text:p>
          </table:table-cell>
          <table:table-cell table:style-name="ce62" table:formula="of:=[.U2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23]+[.K2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23]&gt;=128;[.H23]&lt;=255);&quot;{rvrs on}&quot;;&quot;{rvrs off}&quot;)" office:value-type="string" office:string-value="{rvrs off}">
            <text:p>{rvrs off}</text:p>
          </table:table-cell>
          <table:table-cell table:style-name="ce62" table:formula="of:=[.X2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23]+[.L2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1">
            <text:p>21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J214];2;2)" office:value-type="string" office:string-value="20">
            <text:p>20</text:p>
          </table:table-cell>
          <table:table-cell table:style-name="ce27" table:formula="of:=MID(['Charpad Export'.K214];2;2)" office:value-type="string" office:string-value="20">
            <text:p>20</text:p>
          </table:table-cell>
          <table:table-cell table:style-name="ce27" table:formula="of:=MID(['Charpad Export'.L214];2;2)" office:value-type="string" office:string-value="20">
            <text:p>20</text:p>
          </table:table-cell>
          <table:table-cell table:style-name="ce27" table:formula="of:=MID(['Charpad Export'.M214];2;2)" office:value-type="string" office:string-value="20">
            <text:p>20</text:p>
          </table:table-cell>
          <table:table-cell table:style-name="ce36" table:formula="of:=HEX2DEC([.A24])" office:value-type="float" office:value="32">
            <text:p>32</text:p>
          </table:table-cell>
          <table:table-cell table:style-name="ce39" table:formula="of:=HEX2DEC([.B24])" office:value-type="float" office:value="32">
            <text:p>32</text:p>
          </table:table-cell>
          <table:table-cell table:style-name="ce39" table:formula="of:=HEX2DEC([.C24])" office:value-type="float" office:value="32">
            <text:p>32</text:p>
          </table:table-cell>
          <table:table-cell table:style-name="ce39" table:formula="of:=HEX2DEC([.D24])" office:value-type="float" office:value="32">
            <text:p>32</text:p>
          </table:table-cell>
          <table:table-cell table:style-name="ce41" table:formula="of:=IF(AND([.E24]&gt;=0;[.E24]&lt;=31);&quot;+64&quot;;IF(AND([.E24]&gt;=32;[.E24]&lt;=63);&quot;0&quot;;IF(AND([.E24]&gt;=64;[.E24]&lt;=95);&quot;+128&quot;;IF(AND([.E24]&gt;=96;[.E24]&lt;=127);&quot;+64&quot;;IF(AND([.E24]&gt;=128;[.E24]&lt;=159);&quot;-64&quot;;IF(AND([.E24]&gt;=160;[.E24]&lt;=191);&quot;-128&quot;;IF(AND([.E24]&gt;=192;[.E24]&lt;=254);&quot;0&quot;;IF(AND([.E24]=255);&quot;-64&quot;;&quot;&quot;))))))))" office:value-type="string" office:string-value="0">
            <text:p>0</text:p>
          </table:table-cell>
          <table:table-cell table:style-name="ce42" table:formula="of:=IF(AND([.F24]&gt;=0;[.F24]&lt;=31);&quot;+64&quot;;IF(AND([.F24]&gt;=32;[.F24]&lt;=63);&quot;0&quot;;IF(AND([.F24]&gt;=64;[.F24]&lt;=95);&quot;+128&quot;;IF(AND([.F24]&gt;=96;[.F24]&lt;=127);&quot;+64&quot;;IF(AND([.F24]&gt;=128;[.F24]&lt;=159);&quot;-64&quot;;IF(AND([.F24]&gt;=160;[.F24]&lt;=191);&quot;-128&quot;;IF(AND([.F24]&gt;=192;[.F24]&lt;=254);&quot;0&quot;;IF(AND([.F24]=255);&quot;-64&quot;;&quot;&quot;))))))))" office:value-type="string" office:string-value="0">
            <text:p>0</text:p>
          </table:table-cell>
          <table:table-cell table:style-name="ce42" table:formula="of:=IF(AND([.G24]&gt;=0;[.G24]&lt;=31);&quot;+64&quot;;IF(AND([.G24]&gt;=32;[.G24]&lt;=63);&quot;0&quot;;IF(AND([.G24]&gt;=64;[.G24]&lt;=95);&quot;+128&quot;;IF(AND([.G24]&gt;=96;[.G24]&lt;=127);&quot;+64&quot;;IF(AND([.G24]&gt;=128;[.G24]&lt;=159);&quot;-64&quot;;IF(AND([.G24]&gt;=160;[.G24]&lt;=191);&quot;-128&quot;;IF(AND([.G24]&gt;=192;[.G24]&lt;=254);&quot;0&quot;;IF(AND([.G24]=255);&quot;-64&quot;;&quot;&quot;))))))))" office:value-type="string" office:string-value="0">
            <text:p>0</text:p>
          </table:table-cell>
          <table:table-cell table:style-name="ce42" table:formula="of:=IF(AND([.H24]&gt;=0;[.H24]&lt;=31);&quot;+64&quot;;IF(AND([.H24]&gt;=32;[.H24]&lt;=63);&quot;0&quot;;IF(AND([.H24]&gt;=64;[.H24]&lt;=95);&quot;+128&quot;;IF(AND([.H24]&gt;=96;[.H24]&lt;=127);&quot;+64&quot;;IF(AND([.H24]&gt;=128;[.H24]&lt;=159);&quot;-64&quot;;IF(AND([.H24]&gt;=160;[.H24]&lt;=191);&quot;-128&quot;;IF(AND([.H24]&gt;=192;[.H24]&lt;=254);&quot;0&quot;;IF(AND([.H24]=255);&quot;-64&quot;;&quot;&quot;))))))))" office:value-type="string" office:string-value="0">
            <text:p>0</text:p>
          </table:table-cell>
          <table:table-cell table:style-name="ce47" table:formula="of:=MID(['Charpad Export'.H237];2;2)" office:value-type="string" office:string-value="0b">
            <text:p>0b</text:p>
          </table:table-cell>
          <table:table-cell table:style-name="ce39" table:formula="of:=HEX2DEC([.M24])" office:value-type="float" office:value="11">
            <text:p>11</text:p>
          </table:table-cell>
          <table:table-cell table:style-name="ce39" table:formula="of:=IF([.N24]=0;&quot;{black}&quot;;IF([.N24]=1;&quot;{white}&quot;;IF([.N24]=2;&quot;{red}&quot;;IF([.N24]=3;&quot;{cyan}&quot;;IF([.N24]=4;&quot;{purple}&quot;;IF([.N24]=5;&quot;{green}&quot;;IF([.N24]=6;&quot;{blue}&quot;;IF([.N24]=7;&quot;{yellow}&quot;;IF([.N24]=8;&quot;{orange}&quot;;IF([.N24]=9;&quot;{brown}&quot;;IF([.N24]=10;&quot;{lt. red}&quot;;IF([.N24]=11;&quot;{gray1}&quot;;IF([.N24]=12;&quot;{gray2}&quot;;IF([.N24]=13;&quot;{lt. green}&quot;;IF([.N24]=14;&quot;{lt. blue}&quot;;IF([.N24]=15;&quot;{gray3}&quot;))))))))))))))))" office:value-type="string" office:string-value="{gray1}">
            <text:p>{gray1}</text:p>
          </table:table-cell>
          <table:table-cell table:style-name="ce49" table:formula="of:=[.M24]" office:value-type="string" office:string-value="0b">
            <text:p>0b</text:p>
          </table:table-cell>
          <table:table-cell table:style-name="ce39" table:formula="of:=HEX2DEC([.P24])" office:value-type="float" office:value="11">
            <text:p>11</text:p>
          </table:table-cell>
          <table:table-cell table:style-name="ce39" table:formula="of:=IF([.Q24]=0;&quot;{black}&quot;;IF([.Q24]=1;&quot;{white}&quot;;IF([.Q24]=2;&quot;{red}&quot;;IF([.Q24]=3;&quot;{cyan}&quot;;IF([.Q24]=4;&quot;{purple}&quot;;IF([.Q24]=5;&quot;{green}&quot;;IF([.Q24]=6;&quot;{blue}&quot;;IF([.Q24]=7;&quot;{yellow}&quot;;IF([.Q24]=8;&quot;{orange}&quot;;IF([.Q24]=9;&quot;{brown}&quot;;IF([.Q24]=10;&quot;{lt. red}&quot;;IF([.Q24]=11;&quot;{gray1}&quot;;IF([.Q24]=12;&quot;{gray2}&quot;;IF([.Q24]=13;&quot;{lt. green}&quot;;IF([.Q24]=14;&quot;{lt. blue}&quot;;IF([.Q24]=15;&quot;{gray3}&quot;))))))))))))))))" office:value-type="string" office:string-value="{gray1}">
            <text:p>{gray1}</text:p>
          </table:table-cell>
          <table:table-cell table:style-name="ce49" table:formula="of:=[.M24]" office:value-type="string" office:string-value="0b">
            <text:p>0b</text:p>
          </table:table-cell>
          <table:table-cell table:style-name="ce39" table:formula="of:=HEX2DEC([.S24])" office:value-type="float" office:value="11">
            <text:p>11</text:p>
          </table:table-cell>
          <table:table-cell table:style-name="ce39" table:formula="of:=IF([.T24]=0;&quot;{black}&quot;;IF([.T24]=1;&quot;{white}&quot;;IF([.T24]=2;&quot;{red}&quot;;IF([.T24]=3;&quot;{cyan}&quot;;IF([.T24]=4;&quot;{purple}&quot;;IF([.T24]=5;&quot;{green}&quot;;IF([.T24]=6;&quot;{blue}&quot;;IF([.T24]=7;&quot;{yellow}&quot;;IF([.T24]=8;&quot;{orange}&quot;;IF([.T24]=9;&quot;{brown}&quot;;IF([.T24]=10;&quot;{lt. red}&quot;;IF([.T24]=11;&quot;{gray1}&quot;;IF([.T24]=12;&quot;{gray2}&quot;;IF([.T24]=13;&quot;{lt. green}&quot;;IF([.T24]=14;&quot;{lt. blue}&quot;;IF([.T24]=15;&quot;{gray3}&quot;))))))))))))))))" office:value-type="string" office:string-value="{gray1}">
            <text:p>{gray1}</text:p>
          </table:table-cell>
          <table:table-cell table:style-name="ce54" table:formula="of:=[.M24]" office:value-type="string" office:string-value="0b">
            <text:p>0b</text:p>
          </table:table-cell>
          <table:table-cell table:style-name="ce39" table:formula="of:=HEX2DEC([.V24])" office:value-type="float" office:value="11">
            <text:p>11</text:p>
          </table:table-cell>
          <table:table-cell table:style-name="ce39" table:formula="of:=IF([.W24]=0;&quot;{black}&quot;;IF([.W24]=1;&quot;{white}&quot;;IF([.W24]=2;&quot;{red}&quot;;IF([.W24]=3;&quot;{cyan}&quot;;IF([.W24]=4;&quot;{purple}&quot;;IF([.W24]=5;&quot;{green}&quot;;IF([.W24]=6;&quot;{blue}&quot;;IF([.W24]=7;&quot;{yellow}&quot;;IF([.W24]=8;&quot;{orange}&quot;;IF([.W24]=9;&quot;{brown}&quot;;IF([.W24]=10;&quot;{lt. red}&quot;;IF([.W24]=11;&quot;{gray1}&quot;;IF([.W24]=12;&quot;{gray2}&quot;;IF([.W24]=13;&quot;{lt. green}&quot;;IF([.W24]=14;&quot;{lt. blue}&quot;;IF([.W24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24]" office:value-type="string" office:string-value="{gray1}">
            <text:p>{gray1}</text:p>
          </table:table-cell>
          <table:table-cell table:style-name="ce62" table:formula="of:=IF(AND([.E24]&gt;=128;[.E2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4]+[.I2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24]&gt;=128;[.F24]&lt;=255);&quot;{rvrs on}&quot;;&quot;{rvrs off}&quot;)" office:value-type="string" office:string-value="{rvrs off}">
            <text:p>{rvrs off}</text:p>
          </table:table-cell>
          <table:table-cell table:style-name="ce62" table:formula="of:=[.R2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24]+[.J2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4]&gt;=128;[.G24]&lt;=255);&quot;{rvrs on}&quot;;&quot;{rvrs off}&quot;)" office:value-type="string" office:string-value="{rvrs off}">
            <text:p>{rvrs off}</text:p>
          </table:table-cell>
          <table:table-cell table:style-name="ce62" table:formula="of:=[.U2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24]+[.K2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24]&gt;=128;[.H24]&lt;=255);&quot;{rvrs on}&quot;;&quot;{rvrs off}&quot;)" office:value-type="string" office:string-value="{rvrs off}">
            <text:p>{rvrs off}</text:p>
          </table:table-cell>
          <table:table-cell table:style-name="ce62" table:formula="of:=[.X24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24]+[.L24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2">
            <text:p>22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N214];2;2)" office:value-type="string" office:string-value="20">
            <text:p>20</text:p>
          </table:table-cell>
          <table:table-cell table:style-name="ce27" table:formula="of:=MID(['Charpad Export'.O214];2;2)" office:value-type="string" office:string-value="20">
            <text:p>20</text:p>
          </table:table-cell>
          <table:table-cell table:style-name="ce27" table:formula="of:=MID(['Charpad Export'.P214];2;2)" office:value-type="string" office:string-value="20">
            <text:p>20</text:p>
          </table:table-cell>
          <table:table-cell table:style-name="ce27" table:formula="of:=MID(['Charpad Export'.Q214];2;2)" office:value-type="string" office:string-value="20">
            <text:p>20</text:p>
          </table:table-cell>
          <table:table-cell table:style-name="ce36" table:formula="of:=HEX2DEC([.A25])" office:value-type="float" office:value="32">
            <text:p>32</text:p>
          </table:table-cell>
          <table:table-cell table:style-name="ce39" table:formula="of:=HEX2DEC([.B25])" office:value-type="float" office:value="32">
            <text:p>32</text:p>
          </table:table-cell>
          <table:table-cell table:style-name="ce39" table:formula="of:=HEX2DEC([.C25])" office:value-type="float" office:value="32">
            <text:p>32</text:p>
          </table:table-cell>
          <table:table-cell table:style-name="ce39" table:formula="of:=HEX2DEC([.D25])" office:value-type="float" office:value="32">
            <text:p>32</text:p>
          </table:table-cell>
          <table:table-cell table:style-name="ce41" table:formula="of:=IF(AND([.E25]&gt;=0;[.E25]&lt;=31);&quot;+64&quot;;IF(AND([.E25]&gt;=32;[.E25]&lt;=63);&quot;0&quot;;IF(AND([.E25]&gt;=64;[.E25]&lt;=95);&quot;+128&quot;;IF(AND([.E25]&gt;=96;[.E25]&lt;=127);&quot;+64&quot;;IF(AND([.E25]&gt;=128;[.E25]&lt;=159);&quot;-64&quot;;IF(AND([.E25]&gt;=160;[.E25]&lt;=191);&quot;-128&quot;;IF(AND([.E25]&gt;=192;[.E25]&lt;=254);&quot;0&quot;;IF(AND([.E25]=255);&quot;-64&quot;;&quot;&quot;))))))))" office:value-type="string" office:string-value="0">
            <text:p>0</text:p>
          </table:table-cell>
          <table:table-cell table:style-name="ce42" table:formula="of:=IF(AND([.F25]&gt;=0;[.F25]&lt;=31);&quot;+64&quot;;IF(AND([.F25]&gt;=32;[.F25]&lt;=63);&quot;0&quot;;IF(AND([.F25]&gt;=64;[.F25]&lt;=95);&quot;+128&quot;;IF(AND([.F25]&gt;=96;[.F25]&lt;=127);&quot;+64&quot;;IF(AND([.F25]&gt;=128;[.F25]&lt;=159);&quot;-64&quot;;IF(AND([.F25]&gt;=160;[.F25]&lt;=191);&quot;-128&quot;;IF(AND([.F25]&gt;=192;[.F25]&lt;=254);&quot;0&quot;;IF(AND([.F25]=255);&quot;-64&quot;;&quot;&quot;))))))))" office:value-type="string" office:string-value="0">
            <text:p>0</text:p>
          </table:table-cell>
          <table:table-cell table:style-name="ce42" table:formula="of:=IF(AND([.G25]&gt;=0;[.G25]&lt;=31);&quot;+64&quot;;IF(AND([.G25]&gt;=32;[.G25]&lt;=63);&quot;0&quot;;IF(AND([.G25]&gt;=64;[.G25]&lt;=95);&quot;+128&quot;;IF(AND([.G25]&gt;=96;[.G25]&lt;=127);&quot;+64&quot;;IF(AND([.G25]&gt;=128;[.G25]&lt;=159);&quot;-64&quot;;IF(AND([.G25]&gt;=160;[.G25]&lt;=191);&quot;-128&quot;;IF(AND([.G25]&gt;=192;[.G25]&lt;=254);&quot;0&quot;;IF(AND([.G25]=255);&quot;-64&quot;;&quot;&quot;))))))))" office:value-type="string" office:string-value="0">
            <text:p>0</text:p>
          </table:table-cell>
          <table:table-cell table:style-name="ce42" table:formula="of:=IF(AND([.H25]&gt;=0;[.H25]&lt;=31);&quot;+64&quot;;IF(AND([.H25]&gt;=32;[.H25]&lt;=63);&quot;0&quot;;IF(AND([.H25]&gt;=64;[.H25]&lt;=95);&quot;+128&quot;;IF(AND([.H25]&gt;=96;[.H25]&lt;=127);&quot;+64&quot;;IF(AND([.H25]&gt;=128;[.H25]&lt;=159);&quot;-64&quot;;IF(AND([.H25]&gt;=160;[.H25]&lt;=191);&quot;-128&quot;;IF(AND([.H25]&gt;=192;[.H25]&lt;=254);&quot;0&quot;;IF(AND([.H25]=255);&quot;-64&quot;;&quot;&quot;))))))))" office:value-type="string" office:string-value="0">
            <text:p>0</text:p>
          </table:table-cell>
          <table:table-cell table:style-name="ce46" table:formula="of:=MID(['Charpad Export'.I237];2;2)" office:value-type="string" office:string-value="0b">
            <text:p>0b</text:p>
          </table:table-cell>
          <table:table-cell table:style-name="ce39" table:formula="of:=HEX2DEC([.M25])" office:value-type="float" office:value="11">
            <text:p>11</text:p>
          </table:table-cell>
          <table:table-cell table:style-name="ce39" table:formula="of:=IF([.N25]=0;&quot;{black}&quot;;IF([.N25]=1;&quot;{white}&quot;;IF([.N25]=2;&quot;{red}&quot;;IF([.N25]=3;&quot;{cyan}&quot;;IF([.N25]=4;&quot;{purple}&quot;;IF([.N25]=5;&quot;{green}&quot;;IF([.N25]=6;&quot;{blue}&quot;;IF([.N25]=7;&quot;{yellow}&quot;;IF([.N25]=8;&quot;{orange}&quot;;IF([.N25]=9;&quot;{brown}&quot;;IF([.N25]=10;&quot;{lt. red}&quot;;IF([.N25]=11;&quot;{gray1}&quot;;IF([.N25]=12;&quot;{gray2}&quot;;IF([.N25]=13;&quot;{lt. green}&quot;;IF([.N25]=14;&quot;{lt. blue}&quot;;IF([.N25]=15;&quot;{gray3}&quot;))))))))))))))))" office:value-type="string" office:string-value="{gray1}">
            <text:p>{gray1}</text:p>
          </table:table-cell>
          <table:table-cell table:style-name="ce51" table:formula="of:=[.M25]" office:value-type="string" office:string-value="0b">
            <text:p>0b</text:p>
          </table:table-cell>
          <table:table-cell table:style-name="ce39" table:formula="of:=HEX2DEC([.P25])" office:value-type="float" office:value="11">
            <text:p>11</text:p>
          </table:table-cell>
          <table:table-cell table:style-name="ce39" table:formula="of:=IF([.Q25]=0;&quot;{black}&quot;;IF([.Q25]=1;&quot;{white}&quot;;IF([.Q25]=2;&quot;{red}&quot;;IF([.Q25]=3;&quot;{cyan}&quot;;IF([.Q25]=4;&quot;{purple}&quot;;IF([.Q25]=5;&quot;{green}&quot;;IF([.Q25]=6;&quot;{blue}&quot;;IF([.Q25]=7;&quot;{yellow}&quot;;IF([.Q25]=8;&quot;{orange}&quot;;IF([.Q25]=9;&quot;{brown}&quot;;IF([.Q25]=10;&quot;{lt. red}&quot;;IF([.Q25]=11;&quot;{gray1}&quot;;IF([.Q25]=12;&quot;{gray2}&quot;;IF([.Q25]=13;&quot;{lt. green}&quot;;IF([.Q25]=14;&quot;{lt. blue}&quot;;IF([.Q25]=15;&quot;{gray3}&quot;))))))))))))))))" office:value-type="string" office:string-value="{gray1}">
            <text:p>{gray1}</text:p>
          </table:table-cell>
          <table:table-cell table:style-name="ce51" table:formula="of:=[.M25]" office:value-type="string" office:string-value="0b">
            <text:p>0b</text:p>
          </table:table-cell>
          <table:table-cell table:style-name="ce39" table:formula="of:=HEX2DEC([.S25])" office:value-type="float" office:value="11">
            <text:p>11</text:p>
          </table:table-cell>
          <table:table-cell table:style-name="ce39" table:formula="of:=IF([.T25]=0;&quot;{black}&quot;;IF([.T25]=1;&quot;{white}&quot;;IF([.T25]=2;&quot;{red}&quot;;IF([.T25]=3;&quot;{cyan}&quot;;IF([.T25]=4;&quot;{purple}&quot;;IF([.T25]=5;&quot;{green}&quot;;IF([.T25]=6;&quot;{blue}&quot;;IF([.T25]=7;&quot;{yellow}&quot;;IF([.T25]=8;&quot;{orange}&quot;;IF([.T25]=9;&quot;{brown}&quot;;IF([.T25]=10;&quot;{lt. red}&quot;;IF([.T25]=11;&quot;{gray1}&quot;;IF([.T25]=12;&quot;{gray2}&quot;;IF([.T25]=13;&quot;{lt. green}&quot;;IF([.T25]=14;&quot;{lt. blue}&quot;;IF([.T25]=15;&quot;{gray3}&quot;))))))))))))))))" office:value-type="string" office:string-value="{gray1}">
            <text:p>{gray1}</text:p>
          </table:table-cell>
          <table:table-cell table:style-name="ce53" table:formula="of:=[.M25]" office:value-type="string" office:string-value="0b">
            <text:p>0b</text:p>
          </table:table-cell>
          <table:table-cell table:style-name="ce39" table:formula="of:=HEX2DEC([.V25])" office:value-type="float" office:value="11">
            <text:p>11</text:p>
          </table:table-cell>
          <table:table-cell table:style-name="ce39" table:formula="of:=IF([.W25]=0;&quot;{black}&quot;;IF([.W25]=1;&quot;{white}&quot;;IF([.W25]=2;&quot;{red}&quot;;IF([.W25]=3;&quot;{cyan}&quot;;IF([.W25]=4;&quot;{purple}&quot;;IF([.W25]=5;&quot;{green}&quot;;IF([.W25]=6;&quot;{blue}&quot;;IF([.W25]=7;&quot;{yellow}&quot;;IF([.W25]=8;&quot;{orange}&quot;;IF([.W25]=9;&quot;{brown}&quot;;IF([.W25]=10;&quot;{lt. red}&quot;;IF([.W25]=11;&quot;{gray1}&quot;;IF([.W25]=12;&quot;{gray2}&quot;;IF([.W25]=13;&quot;{lt. green}&quot;;IF([.W25]=14;&quot;{lt. blue}&quot;;IF([.W25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25]" office:value-type="string" office:string-value="{gray1}">
            <text:p>{gray1}</text:p>
          </table:table-cell>
          <table:table-cell table:style-name="ce62" table:formula="of:=IF(AND([.E25]&gt;=128;[.E2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5]+[.I2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25]&gt;=128;[.F25]&lt;=255);&quot;{rvrs on}&quot;;&quot;{rvrs off}&quot;)" office:value-type="string" office:string-value="{rvrs off}">
            <text:p>{rvrs off}</text:p>
          </table:table-cell>
          <table:table-cell table:style-name="ce62" table:formula="of:=[.R2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25]+[.J2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5]&gt;=128;[.G25]&lt;=255);&quot;{rvrs on}&quot;;&quot;{rvrs off}&quot;)" office:value-type="string" office:string-value="{rvrs off}">
            <text:p>{rvrs off}</text:p>
          </table:table-cell>
          <table:table-cell table:style-name="ce62" table:formula="of:=[.U2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25]+[.K2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25]&gt;=128;[.H25]&lt;=255);&quot;{rvrs on}&quot;;&quot;{rvrs off}&quot;)" office:value-type="string" office:string-value="{rvrs off}">
            <text:p>{rvrs off}</text:p>
          </table:table-cell>
          <table:table-cell table:style-name="ce62" table:formula="of:=[.X25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25]+[.L25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3">
            <text:p>23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6" table:formula="of:=MID(['Charpad Export'.B215];2;2)" office:value-type="string" office:string-value="6e">
            <text:p>6e</text:p>
          </table:table-cell>
          <table:table-cell table:style-name="ce26" table:formula="of:=MID(['Charpad Export'.C215];2;2)" office:value-type="string" office:string-value="51">
            <text:p>51</text:p>
          </table:table-cell>
          <table:table-cell table:style-name="ce26" table:formula="of:=MID(['Charpad Export'.D215];2;2)" office:value-type="string" office:string-value="51">
            <text:p>51</text:p>
          </table:table-cell>
          <table:table-cell table:style-name="ce26" table:formula="of:=MID(['Charpad Export'.E215];2;2)" office:value-type="string" office:string-value="6f">
            <text:p>6f</text:p>
          </table:table-cell>
          <table:table-cell table:style-name="ce36" table:formula="of:=HEX2DEC([.A26])" office:value-type="float" office:value="110">
            <text:p>110</text:p>
          </table:table-cell>
          <table:table-cell table:style-name="ce39" table:formula="of:=HEX2DEC([.B26])" office:value-type="float" office:value="81">
            <text:p>81</text:p>
          </table:table-cell>
          <table:table-cell table:style-name="ce39" table:formula="of:=HEX2DEC([.C26])" office:value-type="float" office:value="81">
            <text:p>81</text:p>
          </table:table-cell>
          <table:table-cell table:style-name="ce39" table:formula="of:=HEX2DEC([.D26])" office:value-type="float" office:value="111">
            <text:p>111</text:p>
          </table:table-cell>
          <table:table-cell table:style-name="ce41" table:formula="of:=IF(AND([.E26]&gt;=0;[.E26]&lt;=31);&quot;+64&quot;;IF(AND([.E26]&gt;=32;[.E26]&lt;=63);&quot;0&quot;;IF(AND([.E26]&gt;=64;[.E26]&lt;=95);&quot;+128&quot;;IF(AND([.E26]&gt;=96;[.E26]&lt;=127);&quot;+64&quot;;IF(AND([.E26]&gt;=128;[.E26]&lt;=159);&quot;-64&quot;;IF(AND([.E26]&gt;=160;[.E26]&lt;=191);&quot;-128&quot;;IF(AND([.E26]&gt;=192;[.E26]&lt;=254);&quot;0&quot;;IF(AND([.E26]=255);&quot;-64&quot;;&quot;&quot;))))))))" office:value-type="string" office:string-value="+64">
            <text:p>+64</text:p>
          </table:table-cell>
          <table:table-cell table:style-name="ce42" table:formula="of:=IF(AND([.F26]&gt;=0;[.F26]&lt;=31);&quot;+64&quot;;IF(AND([.F26]&gt;=32;[.F26]&lt;=63);&quot;0&quot;;IF(AND([.F26]&gt;=64;[.F26]&lt;=95);&quot;+128&quot;;IF(AND([.F26]&gt;=96;[.F26]&lt;=127);&quot;+64&quot;;IF(AND([.F26]&gt;=128;[.F26]&lt;=159);&quot;-64&quot;;IF(AND([.F26]&gt;=160;[.F26]&lt;=191);&quot;-128&quot;;IF(AND([.F26]&gt;=192;[.F26]&lt;=254);&quot;0&quot;;IF(AND([.F26]=255);&quot;-64&quot;;&quot;&quot;))))))))" office:value-type="string" office:string-value="+128">
            <text:p>+128</text:p>
          </table:table-cell>
          <table:table-cell table:style-name="ce42" table:formula="of:=IF(AND([.G26]&gt;=0;[.G26]&lt;=31);&quot;+64&quot;;IF(AND([.G26]&gt;=32;[.G26]&lt;=63);&quot;0&quot;;IF(AND([.G26]&gt;=64;[.G26]&lt;=95);&quot;+128&quot;;IF(AND([.G26]&gt;=96;[.G26]&lt;=127);&quot;+64&quot;;IF(AND([.G26]&gt;=128;[.G26]&lt;=159);&quot;-64&quot;;IF(AND([.G26]&gt;=160;[.G26]&lt;=191);&quot;-128&quot;;IF(AND([.G26]&gt;=192;[.G26]&lt;=254);&quot;0&quot;;IF(AND([.G26]=255);&quot;-64&quot;;&quot;&quot;))))))))" office:value-type="string" office:string-value="+128">
            <text:p>+128</text:p>
          </table:table-cell>
          <table:table-cell table:style-name="ce42" table:formula="of:=IF(AND([.H26]&gt;=0;[.H26]&lt;=31);&quot;+64&quot;;IF(AND([.H26]&gt;=32;[.H26]&lt;=63);&quot;0&quot;;IF(AND([.H26]&gt;=64;[.H26]&lt;=95);&quot;+128&quot;;IF(AND([.H26]&gt;=96;[.H26]&lt;=127);&quot;+64&quot;;IF(AND([.H26]&gt;=128;[.H26]&lt;=159);&quot;-64&quot;;IF(AND([.H26]&gt;=160;[.H26]&lt;=191);&quot;-128&quot;;IF(AND([.H26]&gt;=192;[.H26]&lt;=254);&quot;0&quot;;IF(AND([.H26]=255);&quot;-64&quot;;&quot;&quot;))))))))" office:value-type="string" office:string-value="+64">
            <text:p>+64</text:p>
          </table:table-cell>
          <table:table-cell table:style-name="ce47" table:formula="of:=MID(['Charpad Export'.J237];2;2)" office:value-type="string" office:string-value="0d">
            <text:p>0d</text:p>
          </table:table-cell>
          <table:table-cell table:style-name="ce39" table:formula="of:=HEX2DEC([.M26])" office:value-type="float" office:value="13">
            <text:p>13</text:p>
          </table:table-cell>
          <table:table-cell table:style-name="ce39" table:formula="of:=IF([.N26]=0;&quot;{black}&quot;;IF([.N26]=1;&quot;{white}&quot;;IF([.N26]=2;&quot;{red}&quot;;IF([.N26]=3;&quot;{cyan}&quot;;IF([.N26]=4;&quot;{purple}&quot;;IF([.N26]=5;&quot;{green}&quot;;IF([.N26]=6;&quot;{blue}&quot;;IF([.N26]=7;&quot;{yellow}&quot;;IF([.N26]=8;&quot;{orange}&quot;;IF([.N26]=9;&quot;{brown}&quot;;IF([.N26]=10;&quot;{lt. red}&quot;;IF([.N26]=11;&quot;{gray1}&quot;;IF([.N26]=12;&quot;{gray2}&quot;;IF([.N26]=13;&quot;{lt. green}&quot;;IF([.N26]=14;&quot;{lt. blue}&quot;;IF([.N26]=15;&quot;{gray3}&quot;))))))))))))))))" office:value-type="string" office:string-value="{lt. green}">
            <text:p>{lt. green}</text:p>
          </table:table-cell>
          <table:table-cell table:style-name="ce49" table:formula="of:=[.M26]" office:value-type="string" office:string-value="0d">
            <text:p>0d</text:p>
          </table:table-cell>
          <table:table-cell table:style-name="ce39" table:formula="of:=HEX2DEC([.P26])" office:value-type="float" office:value="13">
            <text:p>13</text:p>
          </table:table-cell>
          <table:table-cell table:style-name="ce39" table:formula="of:=IF([.Q26]=0;&quot;{black}&quot;;IF([.Q26]=1;&quot;{white}&quot;;IF([.Q26]=2;&quot;{red}&quot;;IF([.Q26]=3;&quot;{cyan}&quot;;IF([.Q26]=4;&quot;{purple}&quot;;IF([.Q26]=5;&quot;{green}&quot;;IF([.Q26]=6;&quot;{blue}&quot;;IF([.Q26]=7;&quot;{yellow}&quot;;IF([.Q26]=8;&quot;{orange}&quot;;IF([.Q26]=9;&quot;{brown}&quot;;IF([.Q26]=10;&quot;{lt. red}&quot;;IF([.Q26]=11;&quot;{gray1}&quot;;IF([.Q26]=12;&quot;{gray2}&quot;;IF([.Q26]=13;&quot;{lt. green}&quot;;IF([.Q26]=14;&quot;{lt. blue}&quot;;IF([.Q26]=15;&quot;{gray3}&quot;))))))))))))))))" office:value-type="string" office:string-value="{lt. green}">
            <text:p>{lt. green}</text:p>
          </table:table-cell>
          <table:table-cell table:style-name="ce49" table:formula="of:=[.M26]" office:value-type="string" office:string-value="0d">
            <text:p>0d</text:p>
          </table:table-cell>
          <table:table-cell table:style-name="ce39" table:formula="of:=HEX2DEC([.S26])" office:value-type="float" office:value="13">
            <text:p>13</text:p>
          </table:table-cell>
          <table:table-cell table:style-name="ce39" table:formula="of:=IF([.T26]=0;&quot;{black}&quot;;IF([.T26]=1;&quot;{white}&quot;;IF([.T26]=2;&quot;{red}&quot;;IF([.T26]=3;&quot;{cyan}&quot;;IF([.T26]=4;&quot;{purple}&quot;;IF([.T26]=5;&quot;{green}&quot;;IF([.T26]=6;&quot;{blue}&quot;;IF([.T26]=7;&quot;{yellow}&quot;;IF([.T26]=8;&quot;{orange}&quot;;IF([.T26]=9;&quot;{brown}&quot;;IF([.T26]=10;&quot;{lt. red}&quot;;IF([.T26]=11;&quot;{gray1}&quot;;IF([.T26]=12;&quot;{gray2}&quot;;IF([.T26]=13;&quot;{lt. green}&quot;;IF([.T26]=14;&quot;{lt. blue}&quot;;IF([.T26]=15;&quot;{gray3}&quot;))))))))))))))))" office:value-type="string" office:string-value="{lt. green}">
            <text:p>{lt. green}</text:p>
          </table:table-cell>
          <table:table-cell table:style-name="ce54" table:formula="of:=[.M26]" office:value-type="string" office:string-value="0d">
            <text:p>0d</text:p>
          </table:table-cell>
          <table:table-cell table:style-name="ce39" table:formula="of:=HEX2DEC([.V26])" office:value-type="float" office:value="13">
            <text:p>13</text:p>
          </table:table-cell>
          <table:table-cell table:style-name="ce39" table:formula="of:=IF([.W26]=0;&quot;{black}&quot;;IF([.W26]=1;&quot;{white}&quot;;IF([.W26]=2;&quot;{red}&quot;;IF([.W26]=3;&quot;{cyan}&quot;;IF([.W26]=4;&quot;{purple}&quot;;IF([.W26]=5;&quot;{green}&quot;;IF([.W26]=6;&quot;{blue}&quot;;IF([.W26]=7;&quot;{yellow}&quot;;IF([.W26]=8;&quot;{orange}&quot;;IF([.W26]=9;&quot;{brown}&quot;;IF([.W26]=10;&quot;{lt. red}&quot;;IF([.W26]=11;&quot;{gray1}&quot;;IF([.W26]=12;&quot;{gray2}&quot;;IF([.W26]=13;&quot;{lt. green}&quot;;IF([.W26]=14;&quot;{lt. blue}&quot;;IF([.W26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26]" office:value-type="string" office:string-value="{lt. green}">
            <text:p>{lt. green}</text:p>
          </table:table-cell>
          <table:table-cell table:style-name="ce62" table:formula="of:=IF(AND([.E26]&gt;=128;[.E2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6]+[.I26]" office:value-type="float" office:value="174">
            <text:p>174</text:p>
          </table:table-cell>
          <table:table-cell table:style-name="ce62" office:value-type="string">
            <text:p>}</text:p>
          </table:table-cell>
          <table:table-cell table:style-name="ce62" table:formula="of:=IF(AND([.F26]&gt;=128;[.F26]&lt;=255);&quot;{rvrs on}&quot;;&quot;{rvrs off}&quot;)" office:value-type="string" office:string-value="{rvrs off}">
            <text:p>{rvrs off}</text:p>
          </table:table-cell>
          <table:table-cell table:style-name="ce62" table:formula="of:=[.R26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26]+[.J26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6]&gt;=128;[.G26]&lt;=255);&quot;{rvrs on}&quot;;&quot;{rvrs off}&quot;)" office:value-type="string" office:string-value="{rvrs off}">
            <text:p>{rvrs off}</text:p>
          </table:table-cell>
          <table:table-cell table:style-name="ce62" table:formula="of:=[.U26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26]+[.K26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table:formula="of:=IF(AND([.H26]&gt;=128;[.H26]&lt;=255);&quot;{rvrs on}&quot;;&quot;{rvrs off}&quot;)" office:value-type="string" office:string-value="{rvrs off}">
            <text:p>{rvrs off}</text:p>
          </table:table-cell>
          <table:table-cell table:style-name="ce62" table:formula="of:=[.X26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26]+[.L26]" office:value-type="float" office:value="175">
            <text:p>175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4">
            <text:p>24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6" table:formula="of:=MID(['Charpad Export'.F215];2;2)" office:value-type="string" office:string-value="70">
            <text:p>70</text:p>
          </table:table-cell>
          <table:table-cell table:style-name="ce26" table:formula="of:=MID(['Charpad Export'.G215];2;2)" office:value-type="string" office:string-value="71">
            <text:p>71</text:p>
          </table:table-cell>
          <table:table-cell table:style-name="ce26" table:formula="of:=MID(['Charpad Export'.H215];2;2)" office:value-type="string" office:string-value="72">
            <text:p>72</text:p>
          </table:table-cell>
          <table:table-cell table:style-name="ce26" table:formula="of:=MID(['Charpad Export'.I215];2;2)" office:value-type="string" office:string-value="73">
            <text:p>73</text:p>
          </table:table-cell>
          <table:table-cell table:style-name="ce36" table:formula="of:=HEX2DEC([.A27])" office:value-type="float" office:value="112">
            <text:p>112</text:p>
          </table:table-cell>
          <table:table-cell table:style-name="ce39" table:formula="of:=HEX2DEC([.B27])" office:value-type="float" office:value="113">
            <text:p>113</text:p>
          </table:table-cell>
          <table:table-cell table:style-name="ce39" table:formula="of:=HEX2DEC([.C27])" office:value-type="float" office:value="114">
            <text:p>114</text:p>
          </table:table-cell>
          <table:table-cell table:style-name="ce39" table:formula="of:=HEX2DEC([.D27])" office:value-type="float" office:value="115">
            <text:p>115</text:p>
          </table:table-cell>
          <table:table-cell table:style-name="ce41" table:formula="of:=IF(AND([.E27]&gt;=0;[.E27]&lt;=31);&quot;+64&quot;;IF(AND([.E27]&gt;=32;[.E27]&lt;=63);&quot;0&quot;;IF(AND([.E27]&gt;=64;[.E27]&lt;=95);&quot;+128&quot;;IF(AND([.E27]&gt;=96;[.E27]&lt;=127);&quot;+64&quot;;IF(AND([.E27]&gt;=128;[.E27]&lt;=159);&quot;-64&quot;;IF(AND([.E27]&gt;=160;[.E27]&lt;=191);&quot;-128&quot;;IF(AND([.E27]&gt;=192;[.E27]&lt;=254);&quot;0&quot;;IF(AND([.E27]=255);&quot;-64&quot;;&quot;&quot;))))))))" office:value-type="string" office:string-value="+64">
            <text:p>+64</text:p>
          </table:table-cell>
          <table:table-cell table:style-name="ce42" table:formula="of:=IF(AND([.F27]&gt;=0;[.F27]&lt;=31);&quot;+64&quot;;IF(AND([.F27]&gt;=32;[.F27]&lt;=63);&quot;0&quot;;IF(AND([.F27]&gt;=64;[.F27]&lt;=95);&quot;+128&quot;;IF(AND([.F27]&gt;=96;[.F27]&lt;=127);&quot;+64&quot;;IF(AND([.F27]&gt;=128;[.F27]&lt;=159);&quot;-64&quot;;IF(AND([.F27]&gt;=160;[.F27]&lt;=191);&quot;-128&quot;;IF(AND([.F27]&gt;=192;[.F27]&lt;=254);&quot;0&quot;;IF(AND([.F27]=255);&quot;-64&quot;;&quot;&quot;))))))))" office:value-type="string" office:string-value="+64">
            <text:p>+64</text:p>
          </table:table-cell>
          <table:table-cell table:style-name="ce42" table:formula="of:=IF(AND([.G27]&gt;=0;[.G27]&lt;=31);&quot;+64&quot;;IF(AND([.G27]&gt;=32;[.G27]&lt;=63);&quot;0&quot;;IF(AND([.G27]&gt;=64;[.G27]&lt;=95);&quot;+128&quot;;IF(AND([.G27]&gt;=96;[.G27]&lt;=127);&quot;+64&quot;;IF(AND([.G27]&gt;=128;[.G27]&lt;=159);&quot;-64&quot;;IF(AND([.G27]&gt;=160;[.G27]&lt;=191);&quot;-128&quot;;IF(AND([.G27]&gt;=192;[.G27]&lt;=254);&quot;0&quot;;IF(AND([.G27]=255);&quot;-64&quot;;&quot;&quot;))))))))" office:value-type="string" office:string-value="+64">
            <text:p>+64</text:p>
          </table:table-cell>
          <table:table-cell table:style-name="ce42" table:formula="of:=IF(AND([.H27]&gt;=0;[.H27]&lt;=31);&quot;+64&quot;;IF(AND([.H27]&gt;=32;[.H27]&lt;=63);&quot;0&quot;;IF(AND([.H27]&gt;=64;[.H27]&lt;=95);&quot;+128&quot;;IF(AND([.H27]&gt;=96;[.H27]&lt;=127);&quot;+64&quot;;IF(AND([.H27]&gt;=128;[.H27]&lt;=159);&quot;-64&quot;;IF(AND([.H27]&gt;=160;[.H27]&lt;=191);&quot;-128&quot;;IF(AND([.H27]&gt;=192;[.H27]&lt;=254);&quot;0&quot;;IF(AND([.H27]=255);&quot;-64&quot;;&quot;&quot;))))))))" office:value-type="string" office:string-value="+64">
            <text:p>+64</text:p>
          </table:table-cell>
          <table:table-cell table:style-name="ce46" table:formula="of:=MID(['Charpad Export'.K237];2;2)" office:value-type="string" office:string-value="0d">
            <text:p>0d</text:p>
          </table:table-cell>
          <table:table-cell table:style-name="ce39" table:formula="of:=HEX2DEC([.M27])" office:value-type="float" office:value="13">
            <text:p>13</text:p>
          </table:table-cell>
          <table:table-cell table:style-name="ce39" table:formula="of:=IF([.N27]=0;&quot;{black}&quot;;IF([.N27]=1;&quot;{white}&quot;;IF([.N27]=2;&quot;{red}&quot;;IF([.N27]=3;&quot;{cyan}&quot;;IF([.N27]=4;&quot;{purple}&quot;;IF([.N27]=5;&quot;{green}&quot;;IF([.N27]=6;&quot;{blue}&quot;;IF([.N27]=7;&quot;{yellow}&quot;;IF([.N27]=8;&quot;{orange}&quot;;IF([.N27]=9;&quot;{brown}&quot;;IF([.N27]=10;&quot;{lt. red}&quot;;IF([.N27]=11;&quot;{gray1}&quot;;IF([.N27]=12;&quot;{gray2}&quot;;IF([.N27]=13;&quot;{lt. green}&quot;;IF([.N27]=14;&quot;{lt. blue}&quot;;IF([.N27]=15;&quot;{gray3}&quot;))))))))))))))))" office:value-type="string" office:string-value="{lt. green}">
            <text:p>{lt. green}</text:p>
          </table:table-cell>
          <table:table-cell table:style-name="ce51" table:formula="of:=[.M27]" office:value-type="string" office:string-value="0d">
            <text:p>0d</text:p>
          </table:table-cell>
          <table:table-cell table:style-name="ce39" table:formula="of:=HEX2DEC([.P27])" office:value-type="float" office:value="13">
            <text:p>13</text:p>
          </table:table-cell>
          <table:table-cell table:style-name="ce39" table:formula="of:=IF([.Q27]=0;&quot;{black}&quot;;IF([.Q27]=1;&quot;{white}&quot;;IF([.Q27]=2;&quot;{red}&quot;;IF([.Q27]=3;&quot;{cyan}&quot;;IF([.Q27]=4;&quot;{purple}&quot;;IF([.Q27]=5;&quot;{green}&quot;;IF([.Q27]=6;&quot;{blue}&quot;;IF([.Q27]=7;&quot;{yellow}&quot;;IF([.Q27]=8;&quot;{orange}&quot;;IF([.Q27]=9;&quot;{brown}&quot;;IF([.Q27]=10;&quot;{lt. red}&quot;;IF([.Q27]=11;&quot;{gray1}&quot;;IF([.Q27]=12;&quot;{gray2}&quot;;IF([.Q27]=13;&quot;{lt. green}&quot;;IF([.Q27]=14;&quot;{lt. blue}&quot;;IF([.Q27]=15;&quot;{gray3}&quot;))))))))))))))))" office:value-type="string" office:string-value="{lt. green}">
            <text:p>{lt. green}</text:p>
          </table:table-cell>
          <table:table-cell table:style-name="ce51" table:formula="of:=[.M27]" office:value-type="string" office:string-value="0d">
            <text:p>0d</text:p>
          </table:table-cell>
          <table:table-cell table:style-name="ce39" table:formula="of:=HEX2DEC([.S27])" office:value-type="float" office:value="13">
            <text:p>13</text:p>
          </table:table-cell>
          <table:table-cell table:style-name="ce39" table:formula="of:=IF([.T27]=0;&quot;{black}&quot;;IF([.T27]=1;&quot;{white}&quot;;IF([.T27]=2;&quot;{red}&quot;;IF([.T27]=3;&quot;{cyan}&quot;;IF([.T27]=4;&quot;{purple}&quot;;IF([.T27]=5;&quot;{green}&quot;;IF([.T27]=6;&quot;{blue}&quot;;IF([.T27]=7;&quot;{yellow}&quot;;IF([.T27]=8;&quot;{orange}&quot;;IF([.T27]=9;&quot;{brown}&quot;;IF([.T27]=10;&quot;{lt. red}&quot;;IF([.T27]=11;&quot;{gray1}&quot;;IF([.T27]=12;&quot;{gray2}&quot;;IF([.T27]=13;&quot;{lt. green}&quot;;IF([.T27]=14;&quot;{lt. blue}&quot;;IF([.T27]=15;&quot;{gray3}&quot;))))))))))))))))" office:value-type="string" office:string-value="{lt. green}">
            <text:p>{lt. green}</text:p>
          </table:table-cell>
          <table:table-cell table:style-name="ce53" table:formula="of:=[.M27]" office:value-type="string" office:string-value="0d">
            <text:p>0d</text:p>
          </table:table-cell>
          <table:table-cell table:style-name="ce39" table:formula="of:=HEX2DEC([.V27])" office:value-type="float" office:value="13">
            <text:p>13</text:p>
          </table:table-cell>
          <table:table-cell table:style-name="ce39" table:formula="of:=IF([.W27]=0;&quot;{black}&quot;;IF([.W27]=1;&quot;{white}&quot;;IF([.W27]=2;&quot;{red}&quot;;IF([.W27]=3;&quot;{cyan}&quot;;IF([.W27]=4;&quot;{purple}&quot;;IF([.W27]=5;&quot;{green}&quot;;IF([.W27]=6;&quot;{blue}&quot;;IF([.W27]=7;&quot;{yellow}&quot;;IF([.W27]=8;&quot;{orange}&quot;;IF([.W27]=9;&quot;{brown}&quot;;IF([.W27]=10;&quot;{lt. red}&quot;;IF([.W27]=11;&quot;{gray1}&quot;;IF([.W27]=12;&quot;{gray2}&quot;;IF([.W27]=13;&quot;{lt. green}&quot;;IF([.W27]=14;&quot;{lt. blue}&quot;;IF([.W27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27]" office:value-type="string" office:string-value="{lt. green}">
            <text:p>{lt. green}</text:p>
          </table:table-cell>
          <table:table-cell table:style-name="ce62" table:formula="of:=IF(AND([.E27]&gt;=128;[.E2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7]+[.I27]" office:value-type="float" office:value="176">
            <text:p>176</text:p>
          </table:table-cell>
          <table:table-cell table:style-name="ce62" office:value-type="string">
            <text:p>}</text:p>
          </table:table-cell>
          <table:table-cell table:style-name="ce62" table:formula="of:=IF(AND([.F27]&gt;=128;[.F27]&lt;=255);&quot;{rvrs on}&quot;;&quot;{rvrs off}&quot;)" office:value-type="string" office:string-value="{rvrs off}">
            <text:p>{rvrs off}</text:p>
          </table:table-cell>
          <table:table-cell table:style-name="ce62" table:formula="of:=[.R27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27]+[.J27]" office:value-type="float" office:value="177">
            <text:p>17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7]&gt;=128;[.G27]&lt;=255);&quot;{rvrs on}&quot;;&quot;{rvrs off}&quot;)" office:value-type="string" office:string-value="{rvrs off}">
            <text:p>{rvrs off}</text:p>
          </table:table-cell>
          <table:table-cell table:style-name="ce62" table:formula="of:=[.U27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27]+[.K27]" office:value-type="float" office:value="178">
            <text:p>178</text:p>
          </table:table-cell>
          <table:table-cell table:style-name="ce62" office:value-type="string">
            <text:p>}</text:p>
          </table:table-cell>
          <table:table-cell table:style-name="ce62" table:formula="of:=IF(AND([.H27]&gt;=128;[.H27]&lt;=255);&quot;{rvrs on}&quot;;&quot;{rvrs off}&quot;)" office:value-type="string" office:string-value="{rvrs off}">
            <text:p>{rvrs off}</text:p>
          </table:table-cell>
          <table:table-cell table:style-name="ce62" table:formula="of:=[.X27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27]+[.L27]" office:value-type="float" office:value="179">
            <text:p>17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5">
            <text:p>25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6" table:formula="of:=MID(['Charpad Export'.J215];2;2)" office:value-type="string" office:string-value="74">
            <text:p>74</text:p>
          </table:table-cell>
          <table:table-cell table:style-name="ce26" table:formula="of:=MID(['Charpad Export'.K215];2;2)" office:value-type="string" office:string-value="75">
            <text:p>75</text:p>
          </table:table-cell>
          <table:table-cell table:style-name="ce26" table:formula="of:=MID(['Charpad Export'.L215];2;2)" office:value-type="string" office:string-value="74">
            <text:p>74</text:p>
          </table:table-cell>
          <table:table-cell table:style-name="ce26" table:formula="of:=MID(['Charpad Export'.M215];2;2)" office:value-type="string" office:string-value="75">
            <text:p>75</text:p>
          </table:table-cell>
          <table:table-cell table:style-name="ce36" table:formula="of:=HEX2DEC([.A28])" office:value-type="float" office:value="116">
            <text:p>116</text:p>
          </table:table-cell>
          <table:table-cell table:style-name="ce39" table:formula="of:=HEX2DEC([.B28])" office:value-type="float" office:value="117">
            <text:p>117</text:p>
          </table:table-cell>
          <table:table-cell table:style-name="ce39" table:formula="of:=HEX2DEC([.C28])" office:value-type="float" office:value="116">
            <text:p>116</text:p>
          </table:table-cell>
          <table:table-cell table:style-name="ce39" table:formula="of:=HEX2DEC([.D28])" office:value-type="float" office:value="117">
            <text:p>117</text:p>
          </table:table-cell>
          <table:table-cell table:style-name="ce41" table:formula="of:=IF(AND([.E28]&gt;=0;[.E28]&lt;=31);&quot;+64&quot;;IF(AND([.E28]&gt;=32;[.E28]&lt;=63);&quot;0&quot;;IF(AND([.E28]&gt;=64;[.E28]&lt;=95);&quot;+128&quot;;IF(AND([.E28]&gt;=96;[.E28]&lt;=127);&quot;+64&quot;;IF(AND([.E28]&gt;=128;[.E28]&lt;=159);&quot;-64&quot;;IF(AND([.E28]&gt;=160;[.E28]&lt;=191);&quot;-128&quot;;IF(AND([.E28]&gt;=192;[.E28]&lt;=254);&quot;0&quot;;IF(AND([.E28]=255);&quot;-64&quot;;&quot;&quot;))))))))" office:value-type="string" office:string-value="+64">
            <text:p>+64</text:p>
          </table:table-cell>
          <table:table-cell table:style-name="ce42" table:formula="of:=IF(AND([.F28]&gt;=0;[.F28]&lt;=31);&quot;+64&quot;;IF(AND([.F28]&gt;=32;[.F28]&lt;=63);&quot;0&quot;;IF(AND([.F28]&gt;=64;[.F28]&lt;=95);&quot;+128&quot;;IF(AND([.F28]&gt;=96;[.F28]&lt;=127);&quot;+64&quot;;IF(AND([.F28]&gt;=128;[.F28]&lt;=159);&quot;-64&quot;;IF(AND([.F28]&gt;=160;[.F28]&lt;=191);&quot;-128&quot;;IF(AND([.F28]&gt;=192;[.F28]&lt;=254);&quot;0&quot;;IF(AND([.F28]=255);&quot;-64&quot;;&quot;&quot;))))))))" office:value-type="string" office:string-value="+64">
            <text:p>+64</text:p>
          </table:table-cell>
          <table:table-cell table:style-name="ce42" table:formula="of:=IF(AND([.G28]&gt;=0;[.G28]&lt;=31);&quot;+64&quot;;IF(AND([.G28]&gt;=32;[.G28]&lt;=63);&quot;0&quot;;IF(AND([.G28]&gt;=64;[.G28]&lt;=95);&quot;+128&quot;;IF(AND([.G28]&gt;=96;[.G28]&lt;=127);&quot;+64&quot;;IF(AND([.G28]&gt;=128;[.G28]&lt;=159);&quot;-64&quot;;IF(AND([.G28]&gt;=160;[.G28]&lt;=191);&quot;-128&quot;;IF(AND([.G28]&gt;=192;[.G28]&lt;=254);&quot;0&quot;;IF(AND([.G28]=255);&quot;-64&quot;;&quot;&quot;))))))))" office:value-type="string" office:string-value="+64">
            <text:p>+64</text:p>
          </table:table-cell>
          <table:table-cell table:style-name="ce42" table:formula="of:=IF(AND([.H28]&gt;=0;[.H28]&lt;=31);&quot;+64&quot;;IF(AND([.H28]&gt;=32;[.H28]&lt;=63);&quot;0&quot;;IF(AND([.H28]&gt;=64;[.H28]&lt;=95);&quot;+128&quot;;IF(AND([.H28]&gt;=96;[.H28]&lt;=127);&quot;+64&quot;;IF(AND([.H28]&gt;=128;[.H28]&lt;=159);&quot;-64&quot;;IF(AND([.H28]&gt;=160;[.H28]&lt;=191);&quot;-128&quot;;IF(AND([.H28]&gt;=192;[.H28]&lt;=254);&quot;0&quot;;IF(AND([.H28]=255);&quot;-64&quot;;&quot;&quot;))))))))" office:value-type="string" office:string-value="+64">
            <text:p>+64</text:p>
          </table:table-cell>
          <table:table-cell table:style-name="ce47" table:formula="of:=MID(['Charpad Export'.L237];2;2)" office:value-type="string" office:string-value="0d">
            <text:p>0d</text:p>
          </table:table-cell>
          <table:table-cell table:style-name="ce39" table:formula="of:=HEX2DEC([.M28])" office:value-type="float" office:value="13">
            <text:p>13</text:p>
          </table:table-cell>
          <table:table-cell table:style-name="ce39" table:formula="of:=IF([.N28]=0;&quot;{black}&quot;;IF([.N28]=1;&quot;{white}&quot;;IF([.N28]=2;&quot;{red}&quot;;IF([.N28]=3;&quot;{cyan}&quot;;IF([.N28]=4;&quot;{purple}&quot;;IF([.N28]=5;&quot;{green}&quot;;IF([.N28]=6;&quot;{blue}&quot;;IF([.N28]=7;&quot;{yellow}&quot;;IF([.N28]=8;&quot;{orange}&quot;;IF([.N28]=9;&quot;{brown}&quot;;IF([.N28]=10;&quot;{lt. red}&quot;;IF([.N28]=11;&quot;{gray1}&quot;;IF([.N28]=12;&quot;{gray2}&quot;;IF([.N28]=13;&quot;{lt. green}&quot;;IF([.N28]=14;&quot;{lt. blue}&quot;;IF([.N28]=15;&quot;{gray3}&quot;))))))))))))))))" office:value-type="string" office:string-value="{lt. green}">
            <text:p>{lt. green}</text:p>
          </table:table-cell>
          <table:table-cell table:style-name="ce49" table:formula="of:=[.M28]" office:value-type="string" office:string-value="0d">
            <text:p>0d</text:p>
          </table:table-cell>
          <table:table-cell table:style-name="ce39" table:formula="of:=HEX2DEC([.P28])" office:value-type="float" office:value="13">
            <text:p>13</text:p>
          </table:table-cell>
          <table:table-cell table:style-name="ce39" table:formula="of:=IF([.Q28]=0;&quot;{black}&quot;;IF([.Q28]=1;&quot;{white}&quot;;IF([.Q28]=2;&quot;{red}&quot;;IF([.Q28]=3;&quot;{cyan}&quot;;IF([.Q28]=4;&quot;{purple}&quot;;IF([.Q28]=5;&quot;{green}&quot;;IF([.Q28]=6;&quot;{blue}&quot;;IF([.Q28]=7;&quot;{yellow}&quot;;IF([.Q28]=8;&quot;{orange}&quot;;IF([.Q28]=9;&quot;{brown}&quot;;IF([.Q28]=10;&quot;{lt. red}&quot;;IF([.Q28]=11;&quot;{gray1}&quot;;IF([.Q28]=12;&quot;{gray2}&quot;;IF([.Q28]=13;&quot;{lt. green}&quot;;IF([.Q28]=14;&quot;{lt. blue}&quot;;IF([.Q28]=15;&quot;{gray3}&quot;))))))))))))))))" office:value-type="string" office:string-value="{lt. green}">
            <text:p>{lt. green}</text:p>
          </table:table-cell>
          <table:table-cell table:style-name="ce49" table:formula="of:=[.M28]" office:value-type="string" office:string-value="0d">
            <text:p>0d</text:p>
          </table:table-cell>
          <table:table-cell table:style-name="ce39" table:formula="of:=HEX2DEC([.S28])" office:value-type="float" office:value="13">
            <text:p>13</text:p>
          </table:table-cell>
          <table:table-cell table:style-name="ce39" table:formula="of:=IF([.T28]=0;&quot;{black}&quot;;IF([.T28]=1;&quot;{white}&quot;;IF([.T28]=2;&quot;{red}&quot;;IF([.T28]=3;&quot;{cyan}&quot;;IF([.T28]=4;&quot;{purple}&quot;;IF([.T28]=5;&quot;{green}&quot;;IF([.T28]=6;&quot;{blue}&quot;;IF([.T28]=7;&quot;{yellow}&quot;;IF([.T28]=8;&quot;{orange}&quot;;IF([.T28]=9;&quot;{brown}&quot;;IF([.T28]=10;&quot;{lt. red}&quot;;IF([.T28]=11;&quot;{gray1}&quot;;IF([.T28]=12;&quot;{gray2}&quot;;IF([.T28]=13;&quot;{lt. green}&quot;;IF([.T28]=14;&quot;{lt. blue}&quot;;IF([.T28]=15;&quot;{gray3}&quot;))))))))))))))))" office:value-type="string" office:string-value="{lt. green}">
            <text:p>{lt. green}</text:p>
          </table:table-cell>
          <table:table-cell table:style-name="ce54" table:formula="of:=[.M28]" office:value-type="string" office:string-value="0d">
            <text:p>0d</text:p>
          </table:table-cell>
          <table:table-cell table:style-name="ce39" table:formula="of:=HEX2DEC([.V28])" office:value-type="float" office:value="13">
            <text:p>13</text:p>
          </table:table-cell>
          <table:table-cell table:style-name="ce39" table:formula="of:=IF([.W28]=0;&quot;{black}&quot;;IF([.W28]=1;&quot;{white}&quot;;IF([.W28]=2;&quot;{red}&quot;;IF([.W28]=3;&quot;{cyan}&quot;;IF([.W28]=4;&quot;{purple}&quot;;IF([.W28]=5;&quot;{green}&quot;;IF([.W28]=6;&quot;{blue}&quot;;IF([.W28]=7;&quot;{yellow}&quot;;IF([.W28]=8;&quot;{orange}&quot;;IF([.W28]=9;&quot;{brown}&quot;;IF([.W28]=10;&quot;{lt. red}&quot;;IF([.W28]=11;&quot;{gray1}&quot;;IF([.W28]=12;&quot;{gray2}&quot;;IF([.W28]=13;&quot;{lt. green}&quot;;IF([.W28]=14;&quot;{lt. blue}&quot;;IF([.W28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28]" office:value-type="string" office:string-value="{lt. green}">
            <text:p>{lt. green}</text:p>
          </table:table-cell>
          <table:table-cell table:style-name="ce62" table:formula="of:=IF(AND([.E28]&gt;=128;[.E2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8]+[.I28]" office:value-type="float" office:value="180">
            <text:p>180</text:p>
          </table:table-cell>
          <table:table-cell table:style-name="ce62" office:value-type="string">
            <text:p>}</text:p>
          </table:table-cell>
          <table:table-cell table:style-name="ce62" table:formula="of:=IF(AND([.F28]&gt;=128;[.F28]&lt;=255);&quot;{rvrs on}&quot;;&quot;{rvrs off}&quot;)" office:value-type="string" office:string-value="{rvrs off}">
            <text:p>{rvrs off}</text:p>
          </table:table-cell>
          <table:table-cell table:style-name="ce62" table:formula="of:=[.R28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28]+[.J28]" office:value-type="float" office:value="181">
            <text:p>18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8]&gt;=128;[.G28]&lt;=255);&quot;{rvrs on}&quot;;&quot;{rvrs off}&quot;)" office:value-type="string" office:string-value="{rvrs off}">
            <text:p>{rvrs off}</text:p>
          </table:table-cell>
          <table:table-cell table:style-name="ce62" table:formula="of:=[.U28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28]+[.K28]" office:value-type="float" office:value="180">
            <text:p>180</text:p>
          </table:table-cell>
          <table:table-cell table:style-name="ce62" office:value-type="string">
            <text:p>}</text:p>
          </table:table-cell>
          <table:table-cell table:style-name="ce62" table:formula="of:=IF(AND([.H28]&gt;=128;[.H28]&lt;=255);&quot;{rvrs on}&quot;;&quot;{rvrs off}&quot;)" office:value-type="string" office:string-value="{rvrs off}">
            <text:p>{rvrs off}</text:p>
          </table:table-cell>
          <table:table-cell table:style-name="ce62" table:formula="of:=[.X28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28]+[.L28]" office:value-type="float" office:value="181">
            <text:p>18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6">
            <text:p>26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6" table:formula="of:=MID(['Charpad Export'.N215];2;2)" office:value-type="string" office:string-value="76">
            <text:p>76</text:p>
          </table:table-cell>
          <table:table-cell table:style-name="ce26" table:formula="of:=MID(['Charpad Export'.O215];2;2)" office:value-type="string" office:string-value="77">
            <text:p>77</text:p>
          </table:table-cell>
          <table:table-cell table:style-name="ce26" table:formula="of:=MID(['Charpad Export'.P215];2;2)" office:value-type="string" office:string-value="78">
            <text:p>78</text:p>
          </table:table-cell>
          <table:table-cell table:style-name="ce26" table:formula="of:=MID(['Charpad Export'.Q215];2;2)" office:value-type="string" office:string-value="79">
            <text:p>79</text:p>
          </table:table-cell>
          <table:table-cell table:style-name="ce36" table:formula="of:=HEX2DEC([.A29])" office:value-type="float" office:value="118">
            <text:p>118</text:p>
          </table:table-cell>
          <table:table-cell table:style-name="ce39" table:formula="of:=HEX2DEC([.B29])" office:value-type="float" office:value="119">
            <text:p>119</text:p>
          </table:table-cell>
          <table:table-cell table:style-name="ce39" table:formula="of:=HEX2DEC([.C29])" office:value-type="float" office:value="120">
            <text:p>120</text:p>
          </table:table-cell>
          <table:table-cell table:style-name="ce39" table:formula="of:=HEX2DEC([.D29])" office:value-type="float" office:value="121">
            <text:p>121</text:p>
          </table:table-cell>
          <table:table-cell table:style-name="ce41" table:formula="of:=IF(AND([.E29]&gt;=0;[.E29]&lt;=31);&quot;+64&quot;;IF(AND([.E29]&gt;=32;[.E29]&lt;=63);&quot;0&quot;;IF(AND([.E29]&gt;=64;[.E29]&lt;=95);&quot;+128&quot;;IF(AND([.E29]&gt;=96;[.E29]&lt;=127);&quot;+64&quot;;IF(AND([.E29]&gt;=128;[.E29]&lt;=159);&quot;-64&quot;;IF(AND([.E29]&gt;=160;[.E29]&lt;=191);&quot;-128&quot;;IF(AND([.E29]&gt;=192;[.E29]&lt;=254);&quot;0&quot;;IF(AND([.E29]=255);&quot;-64&quot;;&quot;&quot;))))))))" office:value-type="string" office:string-value="+64">
            <text:p>+64</text:p>
          </table:table-cell>
          <table:table-cell table:style-name="ce42" table:formula="of:=IF(AND([.F29]&gt;=0;[.F29]&lt;=31);&quot;+64&quot;;IF(AND([.F29]&gt;=32;[.F29]&lt;=63);&quot;0&quot;;IF(AND([.F29]&gt;=64;[.F29]&lt;=95);&quot;+128&quot;;IF(AND([.F29]&gt;=96;[.F29]&lt;=127);&quot;+64&quot;;IF(AND([.F29]&gt;=128;[.F29]&lt;=159);&quot;-64&quot;;IF(AND([.F29]&gt;=160;[.F29]&lt;=191);&quot;-128&quot;;IF(AND([.F29]&gt;=192;[.F29]&lt;=254);&quot;0&quot;;IF(AND([.F29]=255);&quot;-64&quot;;&quot;&quot;))))))))" office:value-type="string" office:string-value="+64">
            <text:p>+64</text:p>
          </table:table-cell>
          <table:table-cell table:style-name="ce42" table:formula="of:=IF(AND([.G29]&gt;=0;[.G29]&lt;=31);&quot;+64&quot;;IF(AND([.G29]&gt;=32;[.G29]&lt;=63);&quot;0&quot;;IF(AND([.G29]&gt;=64;[.G29]&lt;=95);&quot;+128&quot;;IF(AND([.G29]&gt;=96;[.G29]&lt;=127);&quot;+64&quot;;IF(AND([.G29]&gt;=128;[.G29]&lt;=159);&quot;-64&quot;;IF(AND([.G29]&gt;=160;[.G29]&lt;=191);&quot;-128&quot;;IF(AND([.G29]&gt;=192;[.G29]&lt;=254);&quot;0&quot;;IF(AND([.G29]=255);&quot;-64&quot;;&quot;&quot;))))))))" office:value-type="string" office:string-value="+64">
            <text:p>+64</text:p>
          </table:table-cell>
          <table:table-cell table:style-name="ce42" table:formula="of:=IF(AND([.H29]&gt;=0;[.H29]&lt;=31);&quot;+64&quot;;IF(AND([.H29]&gt;=32;[.H29]&lt;=63);&quot;0&quot;;IF(AND([.H29]&gt;=64;[.H29]&lt;=95);&quot;+128&quot;;IF(AND([.H29]&gt;=96;[.H29]&lt;=127);&quot;+64&quot;;IF(AND([.H29]&gt;=128;[.H29]&lt;=159);&quot;-64&quot;;IF(AND([.H29]&gt;=160;[.H29]&lt;=191);&quot;-128&quot;;IF(AND([.H29]&gt;=192;[.H29]&lt;=254);&quot;0&quot;;IF(AND([.H29]=255);&quot;-64&quot;;&quot;&quot;))))))))" office:value-type="string" office:string-value="+64">
            <text:p>+64</text:p>
          </table:table-cell>
          <table:table-cell table:style-name="ce46" table:formula="of:=MID(['Charpad Export'.M237];2;2)" office:value-type="string" office:string-value="0d">
            <text:p>0d</text:p>
          </table:table-cell>
          <table:table-cell table:style-name="ce39" table:formula="of:=HEX2DEC([.M29])" office:value-type="float" office:value="13">
            <text:p>13</text:p>
          </table:table-cell>
          <table:table-cell table:style-name="ce39" table:formula="of:=IF([.N29]=0;&quot;{black}&quot;;IF([.N29]=1;&quot;{white}&quot;;IF([.N29]=2;&quot;{red}&quot;;IF([.N29]=3;&quot;{cyan}&quot;;IF([.N29]=4;&quot;{purple}&quot;;IF([.N29]=5;&quot;{green}&quot;;IF([.N29]=6;&quot;{blue}&quot;;IF([.N29]=7;&quot;{yellow}&quot;;IF([.N29]=8;&quot;{orange}&quot;;IF([.N29]=9;&quot;{brown}&quot;;IF([.N29]=10;&quot;{lt. red}&quot;;IF([.N29]=11;&quot;{gray1}&quot;;IF([.N29]=12;&quot;{gray2}&quot;;IF([.N29]=13;&quot;{lt. green}&quot;;IF([.N29]=14;&quot;{lt. blue}&quot;;IF([.N29]=15;&quot;{gray3}&quot;))))))))))))))))" office:value-type="string" office:string-value="{lt. green}">
            <text:p>{lt. green}</text:p>
          </table:table-cell>
          <table:table-cell table:style-name="ce51" table:formula="of:=[.M29]" office:value-type="string" office:string-value="0d">
            <text:p>0d</text:p>
          </table:table-cell>
          <table:table-cell table:style-name="ce39" table:formula="of:=HEX2DEC([.P29])" office:value-type="float" office:value="13">
            <text:p>13</text:p>
          </table:table-cell>
          <table:table-cell table:style-name="ce39" table:formula="of:=IF([.Q29]=0;&quot;{black}&quot;;IF([.Q29]=1;&quot;{white}&quot;;IF([.Q29]=2;&quot;{red}&quot;;IF([.Q29]=3;&quot;{cyan}&quot;;IF([.Q29]=4;&quot;{purple}&quot;;IF([.Q29]=5;&quot;{green}&quot;;IF([.Q29]=6;&quot;{blue}&quot;;IF([.Q29]=7;&quot;{yellow}&quot;;IF([.Q29]=8;&quot;{orange}&quot;;IF([.Q29]=9;&quot;{brown}&quot;;IF([.Q29]=10;&quot;{lt. red}&quot;;IF([.Q29]=11;&quot;{gray1}&quot;;IF([.Q29]=12;&quot;{gray2}&quot;;IF([.Q29]=13;&quot;{lt. green}&quot;;IF([.Q29]=14;&quot;{lt. blue}&quot;;IF([.Q29]=15;&quot;{gray3}&quot;))))))))))))))))" office:value-type="string" office:string-value="{lt. green}">
            <text:p>{lt. green}</text:p>
          </table:table-cell>
          <table:table-cell table:style-name="ce51" table:formula="of:=[.M29]" office:value-type="string" office:string-value="0d">
            <text:p>0d</text:p>
          </table:table-cell>
          <table:table-cell table:style-name="ce39" table:formula="of:=HEX2DEC([.S29])" office:value-type="float" office:value="13">
            <text:p>13</text:p>
          </table:table-cell>
          <table:table-cell table:style-name="ce39" table:formula="of:=IF([.T29]=0;&quot;{black}&quot;;IF([.T29]=1;&quot;{white}&quot;;IF([.T29]=2;&quot;{red}&quot;;IF([.T29]=3;&quot;{cyan}&quot;;IF([.T29]=4;&quot;{purple}&quot;;IF([.T29]=5;&quot;{green}&quot;;IF([.T29]=6;&quot;{blue}&quot;;IF([.T29]=7;&quot;{yellow}&quot;;IF([.T29]=8;&quot;{orange}&quot;;IF([.T29]=9;&quot;{brown}&quot;;IF([.T29]=10;&quot;{lt. red}&quot;;IF([.T29]=11;&quot;{gray1}&quot;;IF([.T29]=12;&quot;{gray2}&quot;;IF([.T29]=13;&quot;{lt. green}&quot;;IF([.T29]=14;&quot;{lt. blue}&quot;;IF([.T29]=15;&quot;{gray3}&quot;))))))))))))))))" office:value-type="string" office:string-value="{lt. green}">
            <text:p>{lt. green}</text:p>
          </table:table-cell>
          <table:table-cell table:style-name="ce53" table:formula="of:=[.M29]" office:value-type="string" office:string-value="0d">
            <text:p>0d</text:p>
          </table:table-cell>
          <table:table-cell table:style-name="ce39" table:formula="of:=HEX2DEC([.V29])" office:value-type="float" office:value="13">
            <text:p>13</text:p>
          </table:table-cell>
          <table:table-cell table:style-name="ce39" table:formula="of:=IF([.W29]=0;&quot;{black}&quot;;IF([.W29]=1;&quot;{white}&quot;;IF([.W29]=2;&quot;{red}&quot;;IF([.W29]=3;&quot;{cyan}&quot;;IF([.W29]=4;&quot;{purple}&quot;;IF([.W29]=5;&quot;{green}&quot;;IF([.W29]=6;&quot;{blue}&quot;;IF([.W29]=7;&quot;{yellow}&quot;;IF([.W29]=8;&quot;{orange}&quot;;IF([.W29]=9;&quot;{brown}&quot;;IF([.W29]=10;&quot;{lt. red}&quot;;IF([.W29]=11;&quot;{gray1}&quot;;IF([.W29]=12;&quot;{gray2}&quot;;IF([.W29]=13;&quot;{lt. green}&quot;;IF([.W29]=14;&quot;{lt. blue}&quot;;IF([.W29]=15;&quot;{gray3}&quot;))))))))))))))))" office:value-type="string" office:string-value="{lt. green}">
            <text:p>{lt. green}</text:p>
          </table:table-cell>
          <table:table-cell table:style-name="ce56" office:value-type="string">
            <text:p>data"</text:p>
          </table:table-cell>
          <table:table-cell table:style-name="ce62" table:formula="of:=[.O29]" office:value-type="string" office:string-value="{lt. green}">
            <text:p>{lt. green}</text:p>
          </table:table-cell>
          <table:table-cell table:style-name="ce62" table:formula="of:=IF(AND([.E29]&gt;=128;[.E2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29]+[.I29]" office:value-type="float" office:value="182">
            <text:p>182</text:p>
          </table:table-cell>
          <table:table-cell table:style-name="ce62" office:value-type="string">
            <text:p>}</text:p>
          </table:table-cell>
          <table:table-cell table:style-name="ce62" table:formula="of:=IF(AND([.F29]&gt;=128;[.F29]&lt;=255);&quot;{rvrs on}&quot;;&quot;{rvrs off}&quot;)" office:value-type="string" office:string-value="{rvrs off}">
            <text:p>{rvrs off}</text:p>
          </table:table-cell>
          <table:table-cell table:style-name="ce62" table:formula="of:=[.R29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F29]+[.J29]" office:value-type="float" office:value="183">
            <text:p>18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29]&gt;=128;[.G29]&lt;=255);&quot;{rvrs on}&quot;;&quot;{rvrs off}&quot;)" office:value-type="string" office:string-value="{rvrs off}">
            <text:p>{rvrs off}</text:p>
          </table:table-cell>
          <table:table-cell table:style-name="ce62" table:formula="of:=[.U29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G29]+[.K29]" office:value-type="float" office:value="184">
            <text:p>184</text:p>
          </table:table-cell>
          <table:table-cell table:style-name="ce62" office:value-type="string">
            <text:p>}</text:p>
          </table:table-cell>
          <table:table-cell table:style-name="ce62" table:formula="of:=IF(AND([.H29]&gt;=128;[.H29]&lt;=255);&quot;{rvrs on}&quot;;&quot;{rvrs off}&quot;)" office:value-type="string" office:string-value="{rvrs off}">
            <text:p>{rvrs off}</text:p>
          </table:table-cell>
          <table:table-cell table:style-name="ce62" table:formula="of:=[.X29]" office:value-type="string" office:string-value="{lt. green}">
            <text:p>{lt. green}</text:p>
          </table:table-cell>
          <table:table-cell table:style-name="ce62" office:value-type="string">
            <text:p>{</text:p>
          </table:table-cell>
          <table:table-cell table:style-name="ce62" table:formula="of:=[.H29]+[.L29]" office:value-type="float" office:value="185">
            <text:p>185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7">
            <text:p>27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B216];2;2)" office:value-type="string" office:string-value="20">
            <text:p>20</text:p>
          </table:table-cell>
          <table:table-cell table:style-name="ce27" table:formula="of:=MID(['Charpad Export'.C216];2;2)" office:value-type="string" office:string-value="20">
            <text:p>20</text:p>
          </table:table-cell>
          <table:table-cell table:style-name="ce27" table:formula="of:=MID(['Charpad Export'.D216];2;2)" office:value-type="string" office:string-value="20">
            <text:p>20</text:p>
          </table:table-cell>
          <table:table-cell table:style-name="ce27" table:formula="of:=MID(['Charpad Export'.E216];2;2)" office:value-type="string" office:string-value="20">
            <text:p>20</text:p>
          </table:table-cell>
          <table:table-cell table:style-name="ce36" table:formula="of:=HEX2DEC([.A30])" office:value-type="float" office:value="32">
            <text:p>32</text:p>
          </table:table-cell>
          <table:table-cell table:style-name="ce39" table:formula="of:=HEX2DEC([.B30])" office:value-type="float" office:value="32">
            <text:p>32</text:p>
          </table:table-cell>
          <table:table-cell table:style-name="ce39" table:formula="of:=HEX2DEC([.C30])" office:value-type="float" office:value="32">
            <text:p>32</text:p>
          </table:table-cell>
          <table:table-cell table:style-name="ce39" table:formula="of:=HEX2DEC([.D30])" office:value-type="float" office:value="32">
            <text:p>32</text:p>
          </table:table-cell>
          <table:table-cell table:style-name="ce41" table:formula="of:=IF(AND([.E30]&gt;=0;[.E30]&lt;=31);&quot;+64&quot;;IF(AND([.E30]&gt;=32;[.E30]&lt;=63);&quot;0&quot;;IF(AND([.E30]&gt;=64;[.E30]&lt;=95);&quot;+128&quot;;IF(AND([.E30]&gt;=96;[.E30]&lt;=127);&quot;+64&quot;;IF(AND([.E30]&gt;=128;[.E30]&lt;=159);&quot;-64&quot;;IF(AND([.E30]&gt;=160;[.E30]&lt;=191);&quot;-128&quot;;IF(AND([.E30]&gt;=192;[.E30]&lt;=254);&quot;0&quot;;IF(AND([.E30]=255);&quot;-64&quot;;&quot;&quot;))))))))" office:value-type="string" office:string-value="0">
            <text:p>0</text:p>
          </table:table-cell>
          <table:table-cell table:style-name="ce42" table:formula="of:=IF(AND([.F30]&gt;=0;[.F30]&lt;=31);&quot;+64&quot;;IF(AND([.F30]&gt;=32;[.F30]&lt;=63);&quot;0&quot;;IF(AND([.F30]&gt;=64;[.F30]&lt;=95);&quot;+128&quot;;IF(AND([.F30]&gt;=96;[.F30]&lt;=127);&quot;+64&quot;;IF(AND([.F30]&gt;=128;[.F30]&lt;=159);&quot;-64&quot;;IF(AND([.F30]&gt;=160;[.F30]&lt;=191);&quot;-128&quot;;IF(AND([.F30]&gt;=192;[.F30]&lt;=254);&quot;0&quot;;IF(AND([.F30]=255);&quot;-64&quot;;&quot;&quot;))))))))" office:value-type="string" office:string-value="0">
            <text:p>0</text:p>
          </table:table-cell>
          <table:table-cell table:style-name="ce42" table:formula="of:=IF(AND([.G30]&gt;=0;[.G30]&lt;=31);&quot;+64&quot;;IF(AND([.G30]&gt;=32;[.G30]&lt;=63);&quot;0&quot;;IF(AND([.G30]&gt;=64;[.G30]&lt;=95);&quot;+128&quot;;IF(AND([.G30]&gt;=96;[.G30]&lt;=127);&quot;+64&quot;;IF(AND([.G30]&gt;=128;[.G30]&lt;=159);&quot;-64&quot;;IF(AND([.G30]&gt;=160;[.G30]&lt;=191);&quot;-128&quot;;IF(AND([.G30]&gt;=192;[.G30]&lt;=254);&quot;0&quot;;IF(AND([.G30]=255);&quot;-64&quot;;&quot;&quot;))))))))" office:value-type="string" office:string-value="0">
            <text:p>0</text:p>
          </table:table-cell>
          <table:table-cell table:style-name="ce42" table:formula="of:=IF(AND([.H30]&gt;=0;[.H30]&lt;=31);&quot;+64&quot;;IF(AND([.H30]&gt;=32;[.H30]&lt;=63);&quot;0&quot;;IF(AND([.H30]&gt;=64;[.H30]&lt;=95);&quot;+128&quot;;IF(AND([.H30]&gt;=96;[.H30]&lt;=127);&quot;+64&quot;;IF(AND([.H30]&gt;=128;[.H30]&lt;=159);&quot;-64&quot;;IF(AND([.H30]&gt;=160;[.H30]&lt;=191);&quot;-128&quot;;IF(AND([.H30]&gt;=192;[.H30]&lt;=254);&quot;0&quot;;IF(AND([.H30]=255);&quot;-64&quot;;&quot;&quot;))))))))" office:value-type="string" office:string-value="0">
            <text:p>0</text:p>
          </table:table-cell>
          <table:table-cell table:style-name="ce47" table:formula="of:=MID(['Charpad Export'.N237];2;2)" office:value-type="string" office:string-value="0b">
            <text:p>0b</text:p>
          </table:table-cell>
          <table:table-cell table:style-name="ce39" table:formula="of:=HEX2DEC([.M30])" office:value-type="float" office:value="11">
            <text:p>11</text:p>
          </table:table-cell>
          <table:table-cell table:style-name="ce39" table:formula="of:=IF([.N30]=0;&quot;{black}&quot;;IF([.N30]=1;&quot;{white}&quot;;IF([.N30]=2;&quot;{red}&quot;;IF([.N30]=3;&quot;{cyan}&quot;;IF([.N30]=4;&quot;{purple}&quot;;IF([.N30]=5;&quot;{green}&quot;;IF([.N30]=6;&quot;{blue}&quot;;IF([.N30]=7;&quot;{yellow}&quot;;IF([.N30]=8;&quot;{orange}&quot;;IF([.N30]=9;&quot;{brown}&quot;;IF([.N30]=10;&quot;{lt. red}&quot;;IF([.N30]=11;&quot;{gray1}&quot;;IF([.N30]=12;&quot;{gray2}&quot;;IF([.N30]=13;&quot;{lt. green}&quot;;IF([.N30]=14;&quot;{lt. blue}&quot;;IF([.N30]=15;&quot;{gray3}&quot;))))))))))))))))" office:value-type="string" office:string-value="{gray1}">
            <text:p>{gray1}</text:p>
          </table:table-cell>
          <table:table-cell table:style-name="ce49" table:formula="of:=[.M30]" office:value-type="string" office:string-value="0b">
            <text:p>0b</text:p>
          </table:table-cell>
          <table:table-cell table:style-name="ce39" table:formula="of:=HEX2DEC([.P30])" office:value-type="float" office:value="11">
            <text:p>11</text:p>
          </table:table-cell>
          <table:table-cell table:style-name="ce39" table:formula="of:=IF([.Q30]=0;&quot;{black}&quot;;IF([.Q30]=1;&quot;{white}&quot;;IF([.Q30]=2;&quot;{red}&quot;;IF([.Q30]=3;&quot;{cyan}&quot;;IF([.Q30]=4;&quot;{purple}&quot;;IF([.Q30]=5;&quot;{green}&quot;;IF([.Q30]=6;&quot;{blue}&quot;;IF([.Q30]=7;&quot;{yellow}&quot;;IF([.Q30]=8;&quot;{orange}&quot;;IF([.Q30]=9;&quot;{brown}&quot;;IF([.Q30]=10;&quot;{lt. red}&quot;;IF([.Q30]=11;&quot;{gray1}&quot;;IF([.Q30]=12;&quot;{gray2}&quot;;IF([.Q30]=13;&quot;{lt. green}&quot;;IF([.Q30]=14;&quot;{lt. blue}&quot;;IF([.Q30]=15;&quot;{gray3}&quot;))))))))))))))))" office:value-type="string" office:string-value="{gray1}">
            <text:p>{gray1}</text:p>
          </table:table-cell>
          <table:table-cell table:style-name="ce49" table:formula="of:=[.M30]" office:value-type="string" office:string-value="0b">
            <text:p>0b</text:p>
          </table:table-cell>
          <table:table-cell table:style-name="ce39" table:formula="of:=HEX2DEC([.S30])" office:value-type="float" office:value="11">
            <text:p>11</text:p>
          </table:table-cell>
          <table:table-cell table:style-name="ce39" table:formula="of:=IF([.T30]=0;&quot;{black}&quot;;IF([.T30]=1;&quot;{white}&quot;;IF([.T30]=2;&quot;{red}&quot;;IF([.T30]=3;&quot;{cyan}&quot;;IF([.T30]=4;&quot;{purple}&quot;;IF([.T30]=5;&quot;{green}&quot;;IF([.T30]=6;&quot;{blue}&quot;;IF([.T30]=7;&quot;{yellow}&quot;;IF([.T30]=8;&quot;{orange}&quot;;IF([.T30]=9;&quot;{brown}&quot;;IF([.T30]=10;&quot;{lt. red}&quot;;IF([.T30]=11;&quot;{gray1}&quot;;IF([.T30]=12;&quot;{gray2}&quot;;IF([.T30]=13;&quot;{lt. green}&quot;;IF([.T30]=14;&quot;{lt. blue}&quot;;IF([.T30]=15;&quot;{gray3}&quot;))))))))))))))))" office:value-type="string" office:string-value="{gray1}">
            <text:p>{gray1}</text:p>
          </table:table-cell>
          <table:table-cell table:style-name="ce54" table:formula="of:=[.M30]" office:value-type="string" office:string-value="0b">
            <text:p>0b</text:p>
          </table:table-cell>
          <table:table-cell table:style-name="ce39" table:formula="of:=HEX2DEC([.V30])" office:value-type="float" office:value="11">
            <text:p>11</text:p>
          </table:table-cell>
          <table:table-cell table:style-name="ce39" table:formula="of:=IF([.W30]=0;&quot;{black}&quot;;IF([.W30]=1;&quot;{white}&quot;;IF([.W30]=2;&quot;{red}&quot;;IF([.W30]=3;&quot;{cyan}&quot;;IF([.W30]=4;&quot;{purple}&quot;;IF([.W30]=5;&quot;{green}&quot;;IF([.W30]=6;&quot;{blue}&quot;;IF([.W30]=7;&quot;{yellow}&quot;;IF([.W30]=8;&quot;{orange}&quot;;IF([.W30]=9;&quot;{brown}&quot;;IF([.W30]=10;&quot;{lt. red}&quot;;IF([.W30]=11;&quot;{gray1}&quot;;IF([.W30]=12;&quot;{gray2}&quot;;IF([.W30]=13;&quot;{lt. green}&quot;;IF([.W30]=14;&quot;{lt. blue}&quot;;IF([.W30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0]" office:value-type="string" office:string-value="{gray1}">
            <text:p>{gray1}</text:p>
          </table:table-cell>
          <table:table-cell table:style-name="ce62" table:formula="of:=IF(AND([.E30]&gt;=128;[.E3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0]+[.I3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0]&gt;=128;[.F30]&lt;=255);&quot;{rvrs on}&quot;;&quot;{rvrs off}&quot;)" office:value-type="string" office:string-value="{rvrs off}">
            <text:p>{rvrs off}</text:p>
          </table:table-cell>
          <table:table-cell table:style-name="ce62" table:formula="of:=[.R3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0]+[.J3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0]&gt;=128;[.G30]&lt;=255);&quot;{rvrs on}&quot;;&quot;{rvrs off}&quot;)" office:value-type="string" office:string-value="{rvrs off}">
            <text:p>{rvrs off}</text:p>
          </table:table-cell>
          <table:table-cell table:style-name="ce62" table:formula="of:=[.U3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0]+[.K3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0]&gt;=128;[.H30]&lt;=255);&quot;{rvrs on}&quot;;&quot;{rvrs off}&quot;)" office:value-type="string" office:string-value="{rvrs off}">
            <text:p>{rvrs off}</text:p>
          </table:table-cell>
          <table:table-cell table:style-name="ce62" table:formula="of:=[.X3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0]+[.L3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8">
            <text:p>28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F216];2;2)" office:value-type="string" office:string-value="20">
            <text:p>20</text:p>
          </table:table-cell>
          <table:table-cell table:style-name="ce27" table:formula="of:=MID(['Charpad Export'.G216];2;2)" office:value-type="string" office:string-value="20">
            <text:p>20</text:p>
          </table:table-cell>
          <table:table-cell table:style-name="ce27" table:formula="of:=MID(['Charpad Export'.H216];2;2)" office:value-type="string" office:string-value="20">
            <text:p>20</text:p>
          </table:table-cell>
          <table:table-cell table:style-name="ce27" table:formula="of:=MID(['Charpad Export'.I216];2;2)" office:value-type="string" office:string-value="20">
            <text:p>20</text:p>
          </table:table-cell>
          <table:table-cell table:style-name="ce36" table:formula="of:=HEX2DEC([.A31])" office:value-type="float" office:value="32">
            <text:p>32</text:p>
          </table:table-cell>
          <table:table-cell table:style-name="ce39" table:formula="of:=HEX2DEC([.B31])" office:value-type="float" office:value="32">
            <text:p>32</text:p>
          </table:table-cell>
          <table:table-cell table:style-name="ce39" table:formula="of:=HEX2DEC([.C31])" office:value-type="float" office:value="32">
            <text:p>32</text:p>
          </table:table-cell>
          <table:table-cell table:style-name="ce39" table:formula="of:=HEX2DEC([.D31])" office:value-type="float" office:value="32">
            <text:p>32</text:p>
          </table:table-cell>
          <table:table-cell table:style-name="ce41" table:formula="of:=IF(AND([.E31]&gt;=0;[.E31]&lt;=31);&quot;+64&quot;;IF(AND([.E31]&gt;=32;[.E31]&lt;=63);&quot;0&quot;;IF(AND([.E31]&gt;=64;[.E31]&lt;=95);&quot;+128&quot;;IF(AND([.E31]&gt;=96;[.E31]&lt;=127);&quot;+64&quot;;IF(AND([.E31]&gt;=128;[.E31]&lt;=159);&quot;-64&quot;;IF(AND([.E31]&gt;=160;[.E31]&lt;=191);&quot;-128&quot;;IF(AND([.E31]&gt;=192;[.E31]&lt;=254);&quot;0&quot;;IF(AND([.E31]=255);&quot;-64&quot;;&quot;&quot;))))))))" office:value-type="string" office:string-value="0">
            <text:p>0</text:p>
          </table:table-cell>
          <table:table-cell table:style-name="ce42" table:formula="of:=IF(AND([.F31]&gt;=0;[.F31]&lt;=31);&quot;+64&quot;;IF(AND([.F31]&gt;=32;[.F31]&lt;=63);&quot;0&quot;;IF(AND([.F31]&gt;=64;[.F31]&lt;=95);&quot;+128&quot;;IF(AND([.F31]&gt;=96;[.F31]&lt;=127);&quot;+64&quot;;IF(AND([.F31]&gt;=128;[.F31]&lt;=159);&quot;-64&quot;;IF(AND([.F31]&gt;=160;[.F31]&lt;=191);&quot;-128&quot;;IF(AND([.F31]&gt;=192;[.F31]&lt;=254);&quot;0&quot;;IF(AND([.F31]=255);&quot;-64&quot;;&quot;&quot;))))))))" office:value-type="string" office:string-value="0">
            <text:p>0</text:p>
          </table:table-cell>
          <table:table-cell table:style-name="ce42" table:formula="of:=IF(AND([.G31]&gt;=0;[.G31]&lt;=31);&quot;+64&quot;;IF(AND([.G31]&gt;=32;[.G31]&lt;=63);&quot;0&quot;;IF(AND([.G31]&gt;=64;[.G31]&lt;=95);&quot;+128&quot;;IF(AND([.G31]&gt;=96;[.G31]&lt;=127);&quot;+64&quot;;IF(AND([.G31]&gt;=128;[.G31]&lt;=159);&quot;-64&quot;;IF(AND([.G31]&gt;=160;[.G31]&lt;=191);&quot;-128&quot;;IF(AND([.G31]&gt;=192;[.G31]&lt;=254);&quot;0&quot;;IF(AND([.G31]=255);&quot;-64&quot;;&quot;&quot;))))))))" office:value-type="string" office:string-value="0">
            <text:p>0</text:p>
          </table:table-cell>
          <table:table-cell table:style-name="ce42" table:formula="of:=IF(AND([.H31]&gt;=0;[.H31]&lt;=31);&quot;+64&quot;;IF(AND([.H31]&gt;=32;[.H31]&lt;=63);&quot;0&quot;;IF(AND([.H31]&gt;=64;[.H31]&lt;=95);&quot;+128&quot;;IF(AND([.H31]&gt;=96;[.H31]&lt;=127);&quot;+64&quot;;IF(AND([.H31]&gt;=128;[.H31]&lt;=159);&quot;-64&quot;;IF(AND([.H31]&gt;=160;[.H31]&lt;=191);&quot;-128&quot;;IF(AND([.H31]&gt;=192;[.H31]&lt;=254);&quot;0&quot;;IF(AND([.H31]=255);&quot;-64&quot;;&quot;&quot;))))))))" office:value-type="string" office:string-value="0">
            <text:p>0</text:p>
          </table:table-cell>
          <table:table-cell table:style-name="ce46" table:formula="of:=MID(['Charpad Export'.O237];2;2)" office:value-type="string" office:string-value="0b">
            <text:p>0b</text:p>
          </table:table-cell>
          <table:table-cell table:style-name="ce39" table:formula="of:=HEX2DEC([.M31])" office:value-type="float" office:value="11">
            <text:p>11</text:p>
          </table:table-cell>
          <table:table-cell table:style-name="ce39" table:formula="of:=IF([.N31]=0;&quot;{black}&quot;;IF([.N31]=1;&quot;{white}&quot;;IF([.N31]=2;&quot;{red}&quot;;IF([.N31]=3;&quot;{cyan}&quot;;IF([.N31]=4;&quot;{purple}&quot;;IF([.N31]=5;&quot;{green}&quot;;IF([.N31]=6;&quot;{blue}&quot;;IF([.N31]=7;&quot;{yellow}&quot;;IF([.N31]=8;&quot;{orange}&quot;;IF([.N31]=9;&quot;{brown}&quot;;IF([.N31]=10;&quot;{lt. red}&quot;;IF([.N31]=11;&quot;{gray1}&quot;;IF([.N31]=12;&quot;{gray2}&quot;;IF([.N31]=13;&quot;{lt. green}&quot;;IF([.N31]=14;&quot;{lt. blue}&quot;;IF([.N31]=15;&quot;{gray3}&quot;))))))))))))))))" office:value-type="string" office:string-value="{gray1}">
            <text:p>{gray1}</text:p>
          </table:table-cell>
          <table:table-cell table:style-name="ce51" table:formula="of:=[.M31]" office:value-type="string" office:string-value="0b">
            <text:p>0b</text:p>
          </table:table-cell>
          <table:table-cell table:style-name="ce39" table:formula="of:=HEX2DEC([.P31])" office:value-type="float" office:value="11">
            <text:p>11</text:p>
          </table:table-cell>
          <table:table-cell table:style-name="ce39" table:formula="of:=IF([.Q31]=0;&quot;{black}&quot;;IF([.Q31]=1;&quot;{white}&quot;;IF([.Q31]=2;&quot;{red}&quot;;IF([.Q31]=3;&quot;{cyan}&quot;;IF([.Q31]=4;&quot;{purple}&quot;;IF([.Q31]=5;&quot;{green}&quot;;IF([.Q31]=6;&quot;{blue}&quot;;IF([.Q31]=7;&quot;{yellow}&quot;;IF([.Q31]=8;&quot;{orange}&quot;;IF([.Q31]=9;&quot;{brown}&quot;;IF([.Q31]=10;&quot;{lt. red}&quot;;IF([.Q31]=11;&quot;{gray1}&quot;;IF([.Q31]=12;&quot;{gray2}&quot;;IF([.Q31]=13;&quot;{lt. green}&quot;;IF([.Q31]=14;&quot;{lt. blue}&quot;;IF([.Q31]=15;&quot;{gray3}&quot;))))))))))))))))" office:value-type="string" office:string-value="{gray1}">
            <text:p>{gray1}</text:p>
          </table:table-cell>
          <table:table-cell table:style-name="ce51" table:formula="of:=[.M31]" office:value-type="string" office:string-value="0b">
            <text:p>0b</text:p>
          </table:table-cell>
          <table:table-cell table:style-name="ce39" table:formula="of:=HEX2DEC([.S31])" office:value-type="float" office:value="11">
            <text:p>11</text:p>
          </table:table-cell>
          <table:table-cell table:style-name="ce39" table:formula="of:=IF([.T31]=0;&quot;{black}&quot;;IF([.T31]=1;&quot;{white}&quot;;IF([.T31]=2;&quot;{red}&quot;;IF([.T31]=3;&quot;{cyan}&quot;;IF([.T31]=4;&quot;{purple}&quot;;IF([.T31]=5;&quot;{green}&quot;;IF([.T31]=6;&quot;{blue}&quot;;IF([.T31]=7;&quot;{yellow}&quot;;IF([.T31]=8;&quot;{orange}&quot;;IF([.T31]=9;&quot;{brown}&quot;;IF([.T31]=10;&quot;{lt. red}&quot;;IF([.T31]=11;&quot;{gray1}&quot;;IF([.T31]=12;&quot;{gray2}&quot;;IF([.T31]=13;&quot;{lt. green}&quot;;IF([.T31]=14;&quot;{lt. blue}&quot;;IF([.T31]=15;&quot;{gray3}&quot;))))))))))))))))" office:value-type="string" office:string-value="{gray1}">
            <text:p>{gray1}</text:p>
          </table:table-cell>
          <table:table-cell table:style-name="ce53" table:formula="of:=[.M31]" office:value-type="string" office:string-value="0b">
            <text:p>0b</text:p>
          </table:table-cell>
          <table:table-cell table:style-name="ce39" table:formula="of:=HEX2DEC([.V31])" office:value-type="float" office:value="11">
            <text:p>11</text:p>
          </table:table-cell>
          <table:table-cell table:style-name="ce39" table:formula="of:=IF([.W31]=0;&quot;{black}&quot;;IF([.W31]=1;&quot;{white}&quot;;IF([.W31]=2;&quot;{red}&quot;;IF([.W31]=3;&quot;{cyan}&quot;;IF([.W31]=4;&quot;{purple}&quot;;IF([.W31]=5;&quot;{green}&quot;;IF([.W31]=6;&quot;{blue}&quot;;IF([.W31]=7;&quot;{yellow}&quot;;IF([.W31]=8;&quot;{orange}&quot;;IF([.W31]=9;&quot;{brown}&quot;;IF([.W31]=10;&quot;{lt. red}&quot;;IF([.W31]=11;&quot;{gray1}&quot;;IF([.W31]=12;&quot;{gray2}&quot;;IF([.W31]=13;&quot;{lt. green}&quot;;IF([.W31]=14;&quot;{lt. blue}&quot;;IF([.W31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1]" office:value-type="string" office:string-value="{gray1}">
            <text:p>{gray1}</text:p>
          </table:table-cell>
          <table:table-cell table:style-name="ce62" table:formula="of:=IF(AND([.E31]&gt;=128;[.E31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1]+[.I31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1]&gt;=128;[.F31]&lt;=255);&quot;{rvrs on}&quot;;&quot;{rvrs off}&quot;)" office:value-type="string" office:string-value="{rvrs off}">
            <text:p>{rvrs off}</text:p>
          </table:table-cell>
          <table:table-cell table:style-name="ce62" table:formula="of:=[.R31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1]+[.J31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1]&gt;=128;[.G31]&lt;=255);&quot;{rvrs on}&quot;;&quot;{rvrs off}&quot;)" office:value-type="string" office:string-value="{rvrs off}">
            <text:p>{rvrs off}</text:p>
          </table:table-cell>
          <table:table-cell table:style-name="ce62" table:formula="of:=[.U31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1]+[.K31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1]&gt;=128;[.H31]&lt;=255);&quot;{rvrs on}&quot;;&quot;{rvrs off}&quot;)" office:value-type="string" office:string-value="{rvrs off}">
            <text:p>{rvrs off}</text:p>
          </table:table-cell>
          <table:table-cell table:style-name="ce62" table:formula="of:=[.X31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1]+[.L31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29">
            <text:p>29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J216];2;2)" office:value-type="string" office:string-value="20">
            <text:p>20</text:p>
          </table:table-cell>
          <table:table-cell table:style-name="ce27" table:formula="of:=MID(['Charpad Export'.K216];2;2)" office:value-type="string" office:string-value="20">
            <text:p>20</text:p>
          </table:table-cell>
          <table:table-cell table:style-name="ce27" table:formula="of:=MID(['Charpad Export'.L216];2;2)" office:value-type="string" office:string-value="20">
            <text:p>20</text:p>
          </table:table-cell>
          <table:table-cell table:style-name="ce27" table:formula="of:=MID(['Charpad Export'.M216];2;2)" office:value-type="string" office:string-value="20">
            <text:p>20</text:p>
          </table:table-cell>
          <table:table-cell table:style-name="ce36" table:formula="of:=HEX2DEC([.A32])" office:value-type="float" office:value="32">
            <text:p>32</text:p>
          </table:table-cell>
          <table:table-cell table:style-name="ce39" table:formula="of:=HEX2DEC([.B32])" office:value-type="float" office:value="32">
            <text:p>32</text:p>
          </table:table-cell>
          <table:table-cell table:style-name="ce39" table:formula="of:=HEX2DEC([.C32])" office:value-type="float" office:value="32">
            <text:p>32</text:p>
          </table:table-cell>
          <table:table-cell table:style-name="ce39" table:formula="of:=HEX2DEC([.D32])" office:value-type="float" office:value="32">
            <text:p>32</text:p>
          </table:table-cell>
          <table:table-cell table:style-name="ce41" table:formula="of:=IF(AND([.E32]&gt;=0;[.E32]&lt;=31);&quot;+64&quot;;IF(AND([.E32]&gt;=32;[.E32]&lt;=63);&quot;0&quot;;IF(AND([.E32]&gt;=64;[.E32]&lt;=95);&quot;+128&quot;;IF(AND([.E32]&gt;=96;[.E32]&lt;=127);&quot;+64&quot;;IF(AND([.E32]&gt;=128;[.E32]&lt;=159);&quot;-64&quot;;IF(AND([.E32]&gt;=160;[.E32]&lt;=191);&quot;-128&quot;;IF(AND([.E32]&gt;=192;[.E32]&lt;=254);&quot;0&quot;;IF(AND([.E32]=255);&quot;-64&quot;;&quot;&quot;))))))))" office:value-type="string" office:string-value="0">
            <text:p>0</text:p>
          </table:table-cell>
          <table:table-cell table:style-name="ce42" table:formula="of:=IF(AND([.F32]&gt;=0;[.F32]&lt;=31);&quot;+64&quot;;IF(AND([.F32]&gt;=32;[.F32]&lt;=63);&quot;0&quot;;IF(AND([.F32]&gt;=64;[.F32]&lt;=95);&quot;+128&quot;;IF(AND([.F32]&gt;=96;[.F32]&lt;=127);&quot;+64&quot;;IF(AND([.F32]&gt;=128;[.F32]&lt;=159);&quot;-64&quot;;IF(AND([.F32]&gt;=160;[.F32]&lt;=191);&quot;-128&quot;;IF(AND([.F32]&gt;=192;[.F32]&lt;=254);&quot;0&quot;;IF(AND([.F32]=255);&quot;-64&quot;;&quot;&quot;))))))))" office:value-type="string" office:string-value="0">
            <text:p>0</text:p>
          </table:table-cell>
          <table:table-cell table:style-name="ce42" table:formula="of:=IF(AND([.G32]&gt;=0;[.G32]&lt;=31);&quot;+64&quot;;IF(AND([.G32]&gt;=32;[.G32]&lt;=63);&quot;0&quot;;IF(AND([.G32]&gt;=64;[.G32]&lt;=95);&quot;+128&quot;;IF(AND([.G32]&gt;=96;[.G32]&lt;=127);&quot;+64&quot;;IF(AND([.G32]&gt;=128;[.G32]&lt;=159);&quot;-64&quot;;IF(AND([.G32]&gt;=160;[.G32]&lt;=191);&quot;-128&quot;;IF(AND([.G32]&gt;=192;[.G32]&lt;=254);&quot;0&quot;;IF(AND([.G32]=255);&quot;-64&quot;;&quot;&quot;))))))))" office:value-type="string" office:string-value="0">
            <text:p>0</text:p>
          </table:table-cell>
          <table:table-cell table:style-name="ce42" table:formula="of:=IF(AND([.H32]&gt;=0;[.H32]&lt;=31);&quot;+64&quot;;IF(AND([.H32]&gt;=32;[.H32]&lt;=63);&quot;0&quot;;IF(AND([.H32]&gt;=64;[.H32]&lt;=95);&quot;+128&quot;;IF(AND([.H32]&gt;=96;[.H32]&lt;=127);&quot;+64&quot;;IF(AND([.H32]&gt;=128;[.H32]&lt;=159);&quot;-64&quot;;IF(AND([.H32]&gt;=160;[.H32]&lt;=191);&quot;-128&quot;;IF(AND([.H32]&gt;=192;[.H32]&lt;=254);&quot;0&quot;;IF(AND([.H32]=255);&quot;-64&quot;;&quot;&quot;))))))))" office:value-type="string" office:string-value="0">
            <text:p>0</text:p>
          </table:table-cell>
          <table:table-cell table:style-name="ce47" table:formula="of:=MID(['Charpad Export'.P237];2;2)" office:value-type="string" office:string-value="0b">
            <text:p>0b</text:p>
          </table:table-cell>
          <table:table-cell table:style-name="ce39" table:formula="of:=HEX2DEC([.M32])" office:value-type="float" office:value="11">
            <text:p>11</text:p>
          </table:table-cell>
          <table:table-cell table:style-name="ce39" table:formula="of:=IF([.N32]=0;&quot;{black}&quot;;IF([.N32]=1;&quot;{white}&quot;;IF([.N32]=2;&quot;{red}&quot;;IF([.N32]=3;&quot;{cyan}&quot;;IF([.N32]=4;&quot;{purple}&quot;;IF([.N32]=5;&quot;{green}&quot;;IF([.N32]=6;&quot;{blue}&quot;;IF([.N32]=7;&quot;{yellow}&quot;;IF([.N32]=8;&quot;{orange}&quot;;IF([.N32]=9;&quot;{brown}&quot;;IF([.N32]=10;&quot;{lt. red}&quot;;IF([.N32]=11;&quot;{gray1}&quot;;IF([.N32]=12;&quot;{gray2}&quot;;IF([.N32]=13;&quot;{lt. green}&quot;;IF([.N32]=14;&quot;{lt. blue}&quot;;IF([.N32]=15;&quot;{gray3}&quot;))))))))))))))))" office:value-type="string" office:string-value="{gray1}">
            <text:p>{gray1}</text:p>
          </table:table-cell>
          <table:table-cell table:style-name="ce49" table:formula="of:=[.M32]" office:value-type="string" office:string-value="0b">
            <text:p>0b</text:p>
          </table:table-cell>
          <table:table-cell table:style-name="ce39" table:formula="of:=HEX2DEC([.P32])" office:value-type="float" office:value="11">
            <text:p>11</text:p>
          </table:table-cell>
          <table:table-cell table:style-name="ce39" table:formula="of:=IF([.Q32]=0;&quot;{black}&quot;;IF([.Q32]=1;&quot;{white}&quot;;IF([.Q32]=2;&quot;{red}&quot;;IF([.Q32]=3;&quot;{cyan}&quot;;IF([.Q32]=4;&quot;{purple}&quot;;IF([.Q32]=5;&quot;{green}&quot;;IF([.Q32]=6;&quot;{blue}&quot;;IF([.Q32]=7;&quot;{yellow}&quot;;IF([.Q32]=8;&quot;{orange}&quot;;IF([.Q32]=9;&quot;{brown}&quot;;IF([.Q32]=10;&quot;{lt. red}&quot;;IF([.Q32]=11;&quot;{gray1}&quot;;IF([.Q32]=12;&quot;{gray2}&quot;;IF([.Q32]=13;&quot;{lt. green}&quot;;IF([.Q32]=14;&quot;{lt. blue}&quot;;IF([.Q32]=15;&quot;{gray3}&quot;))))))))))))))))" office:value-type="string" office:string-value="{gray1}">
            <text:p>{gray1}</text:p>
          </table:table-cell>
          <table:table-cell table:style-name="ce49" table:formula="of:=[.M32]" office:value-type="string" office:string-value="0b">
            <text:p>0b</text:p>
          </table:table-cell>
          <table:table-cell table:style-name="ce39" table:formula="of:=HEX2DEC([.S32])" office:value-type="float" office:value="11">
            <text:p>11</text:p>
          </table:table-cell>
          <table:table-cell table:style-name="ce39" table:formula="of:=IF([.T32]=0;&quot;{black}&quot;;IF([.T32]=1;&quot;{white}&quot;;IF([.T32]=2;&quot;{red}&quot;;IF([.T32]=3;&quot;{cyan}&quot;;IF([.T32]=4;&quot;{purple}&quot;;IF([.T32]=5;&quot;{green}&quot;;IF([.T32]=6;&quot;{blue}&quot;;IF([.T32]=7;&quot;{yellow}&quot;;IF([.T32]=8;&quot;{orange}&quot;;IF([.T32]=9;&quot;{brown}&quot;;IF([.T32]=10;&quot;{lt. red}&quot;;IF([.T32]=11;&quot;{gray1}&quot;;IF([.T32]=12;&quot;{gray2}&quot;;IF([.T32]=13;&quot;{lt. green}&quot;;IF([.T32]=14;&quot;{lt. blue}&quot;;IF([.T32]=15;&quot;{gray3}&quot;))))))))))))))))" office:value-type="string" office:string-value="{gray1}">
            <text:p>{gray1}</text:p>
          </table:table-cell>
          <table:table-cell table:style-name="ce54" table:formula="of:=[.M32]" office:value-type="string" office:string-value="0b">
            <text:p>0b</text:p>
          </table:table-cell>
          <table:table-cell table:style-name="ce39" table:formula="of:=HEX2DEC([.V32])" office:value-type="float" office:value="11">
            <text:p>11</text:p>
          </table:table-cell>
          <table:table-cell table:style-name="ce39" table:formula="of:=IF([.W32]=0;&quot;{black}&quot;;IF([.W32]=1;&quot;{white}&quot;;IF([.W32]=2;&quot;{red}&quot;;IF([.W32]=3;&quot;{cyan}&quot;;IF([.W32]=4;&quot;{purple}&quot;;IF([.W32]=5;&quot;{green}&quot;;IF([.W32]=6;&quot;{blue}&quot;;IF([.W32]=7;&quot;{yellow}&quot;;IF([.W32]=8;&quot;{orange}&quot;;IF([.W32]=9;&quot;{brown}&quot;;IF([.W32]=10;&quot;{lt. red}&quot;;IF([.W32]=11;&quot;{gray1}&quot;;IF([.W32]=12;&quot;{gray2}&quot;;IF([.W32]=13;&quot;{lt. green}&quot;;IF([.W32]=14;&quot;{lt. blue}&quot;;IF([.W32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2]" office:value-type="string" office:string-value="{gray1}">
            <text:p>{gray1}</text:p>
          </table:table-cell>
          <table:table-cell table:style-name="ce62" table:formula="of:=IF(AND([.E32]&gt;=128;[.E32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2]+[.I32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2]&gt;=128;[.F32]&lt;=255);&quot;{rvrs on}&quot;;&quot;{rvrs off}&quot;)" office:value-type="string" office:string-value="{rvrs off}">
            <text:p>{rvrs off}</text:p>
          </table:table-cell>
          <table:table-cell table:style-name="ce62" table:formula="of:=[.R3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2]+[.J32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2]&gt;=128;[.G32]&lt;=255);&quot;{rvrs on}&quot;;&quot;{rvrs off}&quot;)" office:value-type="string" office:string-value="{rvrs off}">
            <text:p>{rvrs off}</text:p>
          </table:table-cell>
          <table:table-cell table:style-name="ce62" table:formula="of:=[.U3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2]+[.K32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2]&gt;=128;[.H32]&lt;=255);&quot;{rvrs on}&quot;;&quot;{rvrs off}&quot;)" office:value-type="string" office:string-value="{rvrs off}">
            <text:p>{rvrs off}</text:p>
          </table:table-cell>
          <table:table-cell table:style-name="ce62" table:formula="of:=[.X32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2]+[.L32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0">
            <text:p>30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7" table:formula="of:=MID(['Charpad Export'.N216];2;2)" office:value-type="string" office:string-value="20">
            <text:p>20</text:p>
          </table:table-cell>
          <table:table-cell table:style-name="ce27" table:formula="of:=MID(['Charpad Export'.O216];2;2)" office:value-type="string" office:string-value="20">
            <text:p>20</text:p>
          </table:table-cell>
          <table:table-cell table:style-name="ce27" table:formula="of:=MID(['Charpad Export'.P216];2;2)" office:value-type="string" office:string-value="20">
            <text:p>20</text:p>
          </table:table-cell>
          <table:table-cell table:style-name="ce27" table:formula="of:=MID(['Charpad Export'.Q216];2;2)" office:value-type="string" office:string-value="20">
            <text:p>20</text:p>
          </table:table-cell>
          <table:table-cell table:style-name="ce36" table:formula="of:=HEX2DEC([.A33])" office:value-type="float" office:value="32">
            <text:p>32</text:p>
          </table:table-cell>
          <table:table-cell table:style-name="ce39" table:formula="of:=HEX2DEC([.B33])" office:value-type="float" office:value="32">
            <text:p>32</text:p>
          </table:table-cell>
          <table:table-cell table:style-name="ce39" table:formula="of:=HEX2DEC([.C33])" office:value-type="float" office:value="32">
            <text:p>32</text:p>
          </table:table-cell>
          <table:table-cell table:style-name="ce39" table:formula="of:=HEX2DEC([.D33])" office:value-type="float" office:value="32">
            <text:p>32</text:p>
          </table:table-cell>
          <table:table-cell table:style-name="ce41" table:formula="of:=IF(AND([.E33]&gt;=0;[.E33]&lt;=31);&quot;+64&quot;;IF(AND([.E33]&gt;=32;[.E33]&lt;=63);&quot;0&quot;;IF(AND([.E33]&gt;=64;[.E33]&lt;=95);&quot;+128&quot;;IF(AND([.E33]&gt;=96;[.E33]&lt;=127);&quot;+64&quot;;IF(AND([.E33]&gt;=128;[.E33]&lt;=159);&quot;-64&quot;;IF(AND([.E33]&gt;=160;[.E33]&lt;=191);&quot;-128&quot;;IF(AND([.E33]&gt;=192;[.E33]&lt;=254);&quot;0&quot;;IF(AND([.E33]=255);&quot;-64&quot;;&quot;&quot;))))))))" office:value-type="string" office:string-value="0">
            <text:p>0</text:p>
          </table:table-cell>
          <table:table-cell table:style-name="ce42" table:formula="of:=IF(AND([.F33]&gt;=0;[.F33]&lt;=31);&quot;+64&quot;;IF(AND([.F33]&gt;=32;[.F33]&lt;=63);&quot;0&quot;;IF(AND([.F33]&gt;=64;[.F33]&lt;=95);&quot;+128&quot;;IF(AND([.F33]&gt;=96;[.F33]&lt;=127);&quot;+64&quot;;IF(AND([.F33]&gt;=128;[.F33]&lt;=159);&quot;-64&quot;;IF(AND([.F33]&gt;=160;[.F33]&lt;=191);&quot;-128&quot;;IF(AND([.F33]&gt;=192;[.F33]&lt;=254);&quot;0&quot;;IF(AND([.F33]=255);&quot;-64&quot;;&quot;&quot;))))))))" office:value-type="string" office:string-value="0">
            <text:p>0</text:p>
          </table:table-cell>
          <table:table-cell table:style-name="ce42" table:formula="of:=IF(AND([.G33]&gt;=0;[.G33]&lt;=31);&quot;+64&quot;;IF(AND([.G33]&gt;=32;[.G33]&lt;=63);&quot;0&quot;;IF(AND([.G33]&gt;=64;[.G33]&lt;=95);&quot;+128&quot;;IF(AND([.G33]&gt;=96;[.G33]&lt;=127);&quot;+64&quot;;IF(AND([.G33]&gt;=128;[.G33]&lt;=159);&quot;-64&quot;;IF(AND([.G33]&gt;=160;[.G33]&lt;=191);&quot;-128&quot;;IF(AND([.G33]&gt;=192;[.G33]&lt;=254);&quot;0&quot;;IF(AND([.G33]=255);&quot;-64&quot;;&quot;&quot;))))))))" office:value-type="string" office:string-value="0">
            <text:p>0</text:p>
          </table:table-cell>
          <table:table-cell table:style-name="ce42" table:formula="of:=IF(AND([.H33]&gt;=0;[.H33]&lt;=31);&quot;+64&quot;;IF(AND([.H33]&gt;=32;[.H33]&lt;=63);&quot;0&quot;;IF(AND([.H33]&gt;=64;[.H33]&lt;=95);&quot;+128&quot;;IF(AND([.H33]&gt;=96;[.H33]&lt;=127);&quot;+64&quot;;IF(AND([.H33]&gt;=128;[.H33]&lt;=159);&quot;-64&quot;;IF(AND([.H33]&gt;=160;[.H33]&lt;=191);&quot;-128&quot;;IF(AND([.H33]&gt;=192;[.H33]&lt;=254);&quot;0&quot;;IF(AND([.H33]=255);&quot;-64&quot;;&quot;&quot;))))))))" office:value-type="string" office:string-value="0">
            <text:p>0</text:p>
          </table:table-cell>
          <table:table-cell table:style-name="ce46" table:formula="of:=MID(['Charpad Export'.Q237];2;2)" office:value-type="string" office:string-value="0b">
            <text:p>0b</text:p>
          </table:table-cell>
          <table:table-cell table:style-name="ce39" table:formula="of:=HEX2DEC([.M33])" office:value-type="float" office:value="11">
            <text:p>11</text:p>
          </table:table-cell>
          <table:table-cell table:style-name="ce39" table:formula="of:=IF([.N33]=0;&quot;{black}&quot;;IF([.N33]=1;&quot;{white}&quot;;IF([.N33]=2;&quot;{red}&quot;;IF([.N33]=3;&quot;{cyan}&quot;;IF([.N33]=4;&quot;{purple}&quot;;IF([.N33]=5;&quot;{green}&quot;;IF([.N33]=6;&quot;{blue}&quot;;IF([.N33]=7;&quot;{yellow}&quot;;IF([.N33]=8;&quot;{orange}&quot;;IF([.N33]=9;&quot;{brown}&quot;;IF([.N33]=10;&quot;{lt. red}&quot;;IF([.N33]=11;&quot;{gray1}&quot;;IF([.N33]=12;&quot;{gray2}&quot;;IF([.N33]=13;&quot;{lt. green}&quot;;IF([.N33]=14;&quot;{lt. blue}&quot;;IF([.N33]=15;&quot;{gray3}&quot;))))))))))))))))" office:value-type="string" office:string-value="{gray1}">
            <text:p>{gray1}</text:p>
          </table:table-cell>
          <table:table-cell table:style-name="ce51" table:formula="of:=[.M33]" office:value-type="string" office:string-value="0b">
            <text:p>0b</text:p>
          </table:table-cell>
          <table:table-cell table:style-name="ce39" table:formula="of:=HEX2DEC([.P33])" office:value-type="float" office:value="11">
            <text:p>11</text:p>
          </table:table-cell>
          <table:table-cell table:style-name="ce39" table:formula="of:=IF([.Q33]=0;&quot;{black}&quot;;IF([.Q33]=1;&quot;{white}&quot;;IF([.Q33]=2;&quot;{red}&quot;;IF([.Q33]=3;&quot;{cyan}&quot;;IF([.Q33]=4;&quot;{purple}&quot;;IF([.Q33]=5;&quot;{green}&quot;;IF([.Q33]=6;&quot;{blue}&quot;;IF([.Q33]=7;&quot;{yellow}&quot;;IF([.Q33]=8;&quot;{orange}&quot;;IF([.Q33]=9;&quot;{brown}&quot;;IF([.Q33]=10;&quot;{lt. red}&quot;;IF([.Q33]=11;&quot;{gray1}&quot;;IF([.Q33]=12;&quot;{gray2}&quot;;IF([.Q33]=13;&quot;{lt. green}&quot;;IF([.Q33]=14;&quot;{lt. blue}&quot;;IF([.Q33]=15;&quot;{gray3}&quot;))))))))))))))))" office:value-type="string" office:string-value="{gray1}">
            <text:p>{gray1}</text:p>
          </table:table-cell>
          <table:table-cell table:style-name="ce51" table:formula="of:=[.M33]" office:value-type="string" office:string-value="0b">
            <text:p>0b</text:p>
          </table:table-cell>
          <table:table-cell table:style-name="ce39" table:formula="of:=HEX2DEC([.S33])" office:value-type="float" office:value="11">
            <text:p>11</text:p>
          </table:table-cell>
          <table:table-cell table:style-name="ce39" table:formula="of:=IF([.T33]=0;&quot;{black}&quot;;IF([.T33]=1;&quot;{white}&quot;;IF([.T33]=2;&quot;{red}&quot;;IF([.T33]=3;&quot;{cyan}&quot;;IF([.T33]=4;&quot;{purple}&quot;;IF([.T33]=5;&quot;{green}&quot;;IF([.T33]=6;&quot;{blue}&quot;;IF([.T33]=7;&quot;{yellow}&quot;;IF([.T33]=8;&quot;{orange}&quot;;IF([.T33]=9;&quot;{brown}&quot;;IF([.T33]=10;&quot;{lt. red}&quot;;IF([.T33]=11;&quot;{gray1}&quot;;IF([.T33]=12;&quot;{gray2}&quot;;IF([.T33]=13;&quot;{lt. green}&quot;;IF([.T33]=14;&quot;{lt. blue}&quot;;IF([.T33]=15;&quot;{gray3}&quot;))))))))))))))))" office:value-type="string" office:string-value="{gray1}">
            <text:p>{gray1}</text:p>
          </table:table-cell>
          <table:table-cell table:style-name="ce53" table:formula="of:=[.M33]" office:value-type="string" office:string-value="0b">
            <text:p>0b</text:p>
          </table:table-cell>
          <table:table-cell table:style-name="ce39" table:formula="of:=HEX2DEC([.V33])" office:value-type="float" office:value="11">
            <text:p>11</text:p>
          </table:table-cell>
          <table:table-cell table:style-name="ce39" table:formula="of:=IF([.W33]=0;&quot;{black}&quot;;IF([.W33]=1;&quot;{white}&quot;;IF([.W33]=2;&quot;{red}&quot;;IF([.W33]=3;&quot;{cyan}&quot;;IF([.W33]=4;&quot;{purple}&quot;;IF([.W33]=5;&quot;{green}&quot;;IF([.W33]=6;&quot;{blue}&quot;;IF([.W33]=7;&quot;{yellow}&quot;;IF([.W33]=8;&quot;{orange}&quot;;IF([.W33]=9;&quot;{brown}&quot;;IF([.W33]=10;&quot;{lt. red}&quot;;IF([.W33]=11;&quot;{gray1}&quot;;IF([.W33]=12;&quot;{gray2}&quot;;IF([.W33]=13;&quot;{lt. green}&quot;;IF([.W33]=14;&quot;{lt. blue}&quot;;IF([.W33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3]" office:value-type="string" office:string-value="{gray1}">
            <text:p>{gray1}</text:p>
          </table:table-cell>
          <table:table-cell table:style-name="ce62" table:formula="of:=IF(AND([.E33]&gt;=128;[.E3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3]+[.I3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3]&gt;=128;[.F33]&lt;=255);&quot;{rvrs on}&quot;;&quot;{rvrs off}&quot;)" office:value-type="string" office:string-value="{rvrs off}">
            <text:p>{rvrs off}</text:p>
          </table:table-cell>
          <table:table-cell table:style-name="ce62" table:formula="of:=[.R3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3]+[.J3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3]&gt;=128;[.G33]&lt;=255);&quot;{rvrs on}&quot;;&quot;{rvrs off}&quot;)" office:value-type="string" office:string-value="{rvrs off}">
            <text:p>{rvrs off}</text:p>
          </table:table-cell>
          <table:table-cell table:style-name="ce62" table:formula="of:=[.U3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3]+[.K3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3]&gt;=128;[.H33]&lt;=255);&quot;{rvrs on}&quot;;&quot;{rvrs off}&quot;)" office:value-type="string" office:string-value="{rvrs off}">
            <text:p>{rvrs off}</text:p>
          </table:table-cell>
          <table:table-cell table:style-name="ce62" table:formula="of:=[.X33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3]+[.L33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1">
            <text:p>31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8" table:formula="of:=MID(['Charpad Export'.B217];2;2)" office:value-type="string" office:string-value="6e">
            <text:p>6e</text:p>
          </table:table-cell>
          <table:table-cell table:style-name="ce28" table:formula="of:=MID(['Charpad Export'.C217];2;2)" office:value-type="string" office:string-value="51">
            <text:p>51</text:p>
          </table:table-cell>
          <table:table-cell table:style-name="ce28" table:formula="of:=MID(['Charpad Export'.D217];2;2)" office:value-type="string" office:string-value="51">
            <text:p>51</text:p>
          </table:table-cell>
          <table:table-cell table:style-name="ce28" table:formula="of:=MID(['Charpad Export'.E217];2;2)" office:value-type="string" office:string-value="6f">
            <text:p>6f</text:p>
          </table:table-cell>
          <table:table-cell table:style-name="ce36" table:formula="of:=HEX2DEC([.A34])" office:value-type="float" office:value="110">
            <text:p>110</text:p>
          </table:table-cell>
          <table:table-cell table:style-name="ce39" table:formula="of:=HEX2DEC([.B34])" office:value-type="float" office:value="81">
            <text:p>81</text:p>
          </table:table-cell>
          <table:table-cell table:style-name="ce39" table:formula="of:=HEX2DEC([.C34])" office:value-type="float" office:value="81">
            <text:p>81</text:p>
          </table:table-cell>
          <table:table-cell table:style-name="ce39" table:formula="of:=HEX2DEC([.D34])" office:value-type="float" office:value="111">
            <text:p>111</text:p>
          </table:table-cell>
          <table:table-cell table:style-name="ce41" table:formula="of:=IF(AND([.E34]&gt;=0;[.E34]&lt;=31);&quot;+64&quot;;IF(AND([.E34]&gt;=32;[.E34]&lt;=63);&quot;0&quot;;IF(AND([.E34]&gt;=64;[.E34]&lt;=95);&quot;+128&quot;;IF(AND([.E34]&gt;=96;[.E34]&lt;=127);&quot;+64&quot;;IF(AND([.E34]&gt;=128;[.E34]&lt;=159);&quot;-64&quot;;IF(AND([.E34]&gt;=160;[.E34]&lt;=191);&quot;-128&quot;;IF(AND([.E34]&gt;=192;[.E34]&lt;=254);&quot;0&quot;;IF(AND([.E34]=255);&quot;-64&quot;;&quot;&quot;))))))))" office:value-type="string" office:string-value="+64">
            <text:p>+64</text:p>
          </table:table-cell>
          <table:table-cell table:style-name="ce42" table:formula="of:=IF(AND([.F34]&gt;=0;[.F34]&lt;=31);&quot;+64&quot;;IF(AND([.F34]&gt;=32;[.F34]&lt;=63);&quot;0&quot;;IF(AND([.F34]&gt;=64;[.F34]&lt;=95);&quot;+128&quot;;IF(AND([.F34]&gt;=96;[.F34]&lt;=127);&quot;+64&quot;;IF(AND([.F34]&gt;=128;[.F34]&lt;=159);&quot;-64&quot;;IF(AND([.F34]&gt;=160;[.F34]&lt;=191);&quot;-128&quot;;IF(AND([.F34]&gt;=192;[.F34]&lt;=254);&quot;0&quot;;IF(AND([.F34]=255);&quot;-64&quot;;&quot;&quot;))))))))" office:value-type="string" office:string-value="+128">
            <text:p>+128</text:p>
          </table:table-cell>
          <table:table-cell table:style-name="ce42" table:formula="of:=IF(AND([.G34]&gt;=0;[.G34]&lt;=31);&quot;+64&quot;;IF(AND([.G34]&gt;=32;[.G34]&lt;=63);&quot;0&quot;;IF(AND([.G34]&gt;=64;[.G34]&lt;=95);&quot;+128&quot;;IF(AND([.G34]&gt;=96;[.G34]&lt;=127);&quot;+64&quot;;IF(AND([.G34]&gt;=128;[.G34]&lt;=159);&quot;-64&quot;;IF(AND([.G34]&gt;=160;[.G34]&lt;=191);&quot;-128&quot;;IF(AND([.G34]&gt;=192;[.G34]&lt;=254);&quot;0&quot;;IF(AND([.G34]=255);&quot;-64&quot;;&quot;&quot;))))))))" office:value-type="string" office:string-value="+128">
            <text:p>+128</text:p>
          </table:table-cell>
          <table:table-cell table:style-name="ce42" table:formula="of:=IF(AND([.H34]&gt;=0;[.H34]&lt;=31);&quot;+64&quot;;IF(AND([.H34]&gt;=32;[.H34]&lt;=63);&quot;0&quot;;IF(AND([.H34]&gt;=64;[.H34]&lt;=95);&quot;+128&quot;;IF(AND([.H34]&gt;=96;[.H34]&lt;=127);&quot;+64&quot;;IF(AND([.H34]&gt;=128;[.H34]&lt;=159);&quot;-64&quot;;IF(AND([.H34]&gt;=160;[.H34]&lt;=191);&quot;-128&quot;;IF(AND([.H34]&gt;=192;[.H34]&lt;=254);&quot;0&quot;;IF(AND([.H34]=255);&quot;-64&quot;;&quot;&quot;))))))))" office:value-type="string" office:string-value="+64">
            <text:p>+64</text:p>
          </table:table-cell>
          <table:table-cell table:style-name="ce47" table:formula="of:=MID(['Charpad Export'.B238];2;2)" office:value-type="string" office:string-value="09">
            <text:p>09</text:p>
          </table:table-cell>
          <table:table-cell table:style-name="ce39" table:formula="of:=HEX2DEC([.M34])" office:value-type="float" office:value="9">
            <text:p>9</text:p>
          </table:table-cell>
          <table:table-cell table:style-name="ce39" table:formula="of:=IF([.N34]=0;&quot;{black}&quot;;IF([.N34]=1;&quot;{white}&quot;;IF([.N34]=2;&quot;{red}&quot;;IF([.N34]=3;&quot;{cyan}&quot;;IF([.N34]=4;&quot;{purple}&quot;;IF([.N34]=5;&quot;{green}&quot;;IF([.N34]=6;&quot;{blue}&quot;;IF([.N34]=7;&quot;{yellow}&quot;;IF([.N34]=8;&quot;{orange}&quot;;IF([.N34]=9;&quot;{brown}&quot;;IF([.N34]=10;&quot;{lt. red}&quot;;IF([.N34]=11;&quot;{gray1}&quot;;IF([.N34]=12;&quot;{gray2}&quot;;IF([.N34]=13;&quot;{lt. green}&quot;;IF([.N34]=14;&quot;{lt. blue}&quot;;IF([.N34]=15;&quot;{gray3}&quot;))))))))))))))))" office:value-type="string" office:string-value="{brown}">
            <text:p>{brown}</text:p>
          </table:table-cell>
          <table:table-cell table:style-name="ce49" table:formula="of:=[.M34]" office:value-type="string" office:string-value="09">
            <text:p>09</text:p>
          </table:table-cell>
          <table:table-cell table:style-name="ce39" table:formula="of:=HEX2DEC([.P34])" office:value-type="float" office:value="9">
            <text:p>9</text:p>
          </table:table-cell>
          <table:table-cell table:style-name="ce39" table:formula="of:=IF([.Q34]=0;&quot;{black}&quot;;IF([.Q34]=1;&quot;{white}&quot;;IF([.Q34]=2;&quot;{red}&quot;;IF([.Q34]=3;&quot;{cyan}&quot;;IF([.Q34]=4;&quot;{purple}&quot;;IF([.Q34]=5;&quot;{green}&quot;;IF([.Q34]=6;&quot;{blue}&quot;;IF([.Q34]=7;&quot;{yellow}&quot;;IF([.Q34]=8;&quot;{orange}&quot;;IF([.Q34]=9;&quot;{brown}&quot;;IF([.Q34]=10;&quot;{lt. red}&quot;;IF([.Q34]=11;&quot;{gray1}&quot;;IF([.Q34]=12;&quot;{gray2}&quot;;IF([.Q34]=13;&quot;{lt. green}&quot;;IF([.Q34]=14;&quot;{lt. blue}&quot;;IF([.Q34]=15;&quot;{gray3}&quot;))))))))))))))))" office:value-type="string" office:string-value="{brown}">
            <text:p>{brown}</text:p>
          </table:table-cell>
          <table:table-cell table:style-name="ce49" table:formula="of:=[.M34]" office:value-type="string" office:string-value="09">
            <text:p>09</text:p>
          </table:table-cell>
          <table:table-cell table:style-name="ce39" table:formula="of:=HEX2DEC([.S34])" office:value-type="float" office:value="9">
            <text:p>9</text:p>
          </table:table-cell>
          <table:table-cell table:style-name="ce39" table:formula="of:=IF([.T34]=0;&quot;{black}&quot;;IF([.T34]=1;&quot;{white}&quot;;IF([.T34]=2;&quot;{red}&quot;;IF([.T34]=3;&quot;{cyan}&quot;;IF([.T34]=4;&quot;{purple}&quot;;IF([.T34]=5;&quot;{green}&quot;;IF([.T34]=6;&quot;{blue}&quot;;IF([.T34]=7;&quot;{yellow}&quot;;IF([.T34]=8;&quot;{orange}&quot;;IF([.T34]=9;&quot;{brown}&quot;;IF([.T34]=10;&quot;{lt. red}&quot;;IF([.T34]=11;&quot;{gray1}&quot;;IF([.T34]=12;&quot;{gray2}&quot;;IF([.T34]=13;&quot;{lt. green}&quot;;IF([.T34]=14;&quot;{lt. blue}&quot;;IF([.T34]=15;&quot;{gray3}&quot;))))))))))))))))" office:value-type="string" office:string-value="{brown}">
            <text:p>{brown}</text:p>
          </table:table-cell>
          <table:table-cell table:style-name="ce54" table:formula="of:=[.M34]" office:value-type="string" office:string-value="09">
            <text:p>09</text:p>
          </table:table-cell>
          <table:table-cell table:style-name="ce39" table:formula="of:=HEX2DEC([.V34])" office:value-type="float" office:value="9">
            <text:p>9</text:p>
          </table:table-cell>
          <table:table-cell table:style-name="ce39" table:formula="of:=IF([.W34]=0;&quot;{black}&quot;;IF([.W34]=1;&quot;{white}&quot;;IF([.W34]=2;&quot;{red}&quot;;IF([.W34]=3;&quot;{cyan}&quot;;IF([.W34]=4;&quot;{purple}&quot;;IF([.W34]=5;&quot;{green}&quot;;IF([.W34]=6;&quot;{blue}&quot;;IF([.W34]=7;&quot;{yellow}&quot;;IF([.W34]=8;&quot;{orange}&quot;;IF([.W34]=9;&quot;{brown}&quot;;IF([.W34]=10;&quot;{lt. red}&quot;;IF([.W34]=11;&quot;{gray1}&quot;;IF([.W34]=12;&quot;{gray2}&quot;;IF([.W34]=13;&quot;{lt. green}&quot;;IF([.W34]=14;&quot;{lt. blue}&quot;;IF([.W34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34]" office:value-type="string" office:string-value="{brown}">
            <text:p>{brown}</text:p>
          </table:table-cell>
          <table:table-cell table:style-name="ce62" table:formula="of:=IF(AND([.E34]&gt;=128;[.E3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4]+[.I34]" office:value-type="float" office:value="174">
            <text:p>174</text:p>
          </table:table-cell>
          <table:table-cell table:style-name="ce62" office:value-type="string">
            <text:p>}</text:p>
          </table:table-cell>
          <table:table-cell table:style-name="ce62" table:formula="of:=IF(AND([.F34]&gt;=128;[.F34]&lt;=255);&quot;{rvrs on}&quot;;&quot;{rvrs off}&quot;)" office:value-type="string" office:string-value="{rvrs off}">
            <text:p>{rvrs off}</text:p>
          </table:table-cell>
          <table:table-cell table:style-name="ce62" table:formula="of:=[.R3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34]+[.J34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4]&gt;=128;[.G34]&lt;=255);&quot;{rvrs on}&quot;;&quot;{rvrs off}&quot;)" office:value-type="string" office:string-value="{rvrs off}">
            <text:p>{rvrs off}</text:p>
          </table:table-cell>
          <table:table-cell table:style-name="ce62" table:formula="of:=[.U3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34]+[.K34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table:formula="of:=IF(AND([.H34]&gt;=128;[.H34]&lt;=255);&quot;{rvrs on}&quot;;&quot;{rvrs off}&quot;)" office:value-type="string" office:string-value="{rvrs off}">
            <text:p>{rvrs off}</text:p>
          </table:table-cell>
          <table:table-cell table:style-name="ce62" table:formula="of:=[.X3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34]+[.L34]" office:value-type="float" office:value="175">
            <text:p>175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2">
            <text:p>32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8" table:formula="of:=MID(['Charpad Export'.F217];2;2)" office:value-type="string" office:string-value="70">
            <text:p>70</text:p>
          </table:table-cell>
          <table:table-cell table:style-name="ce28" table:formula="of:=MID(['Charpad Export'.G217];2;2)" office:value-type="string" office:string-value="71">
            <text:p>71</text:p>
          </table:table-cell>
          <table:table-cell table:style-name="ce28" table:formula="of:=MID(['Charpad Export'.H217];2;2)" office:value-type="string" office:string-value="72">
            <text:p>72</text:p>
          </table:table-cell>
          <table:table-cell table:style-name="ce28" table:formula="of:=MID(['Charpad Export'.I217];2;2)" office:value-type="string" office:string-value="73">
            <text:p>73</text:p>
          </table:table-cell>
          <table:table-cell table:style-name="ce36" table:formula="of:=HEX2DEC([.A35])" office:value-type="float" office:value="112">
            <text:p>112</text:p>
          </table:table-cell>
          <table:table-cell table:style-name="ce39" table:formula="of:=HEX2DEC([.B35])" office:value-type="float" office:value="113">
            <text:p>113</text:p>
          </table:table-cell>
          <table:table-cell table:style-name="ce39" table:formula="of:=HEX2DEC([.C35])" office:value-type="float" office:value="114">
            <text:p>114</text:p>
          </table:table-cell>
          <table:table-cell table:style-name="ce39" table:formula="of:=HEX2DEC([.D35])" office:value-type="float" office:value="115">
            <text:p>115</text:p>
          </table:table-cell>
          <table:table-cell table:style-name="ce41" table:formula="of:=IF(AND([.E35]&gt;=0;[.E35]&lt;=31);&quot;+64&quot;;IF(AND([.E35]&gt;=32;[.E35]&lt;=63);&quot;0&quot;;IF(AND([.E35]&gt;=64;[.E35]&lt;=95);&quot;+128&quot;;IF(AND([.E35]&gt;=96;[.E35]&lt;=127);&quot;+64&quot;;IF(AND([.E35]&gt;=128;[.E35]&lt;=159);&quot;-64&quot;;IF(AND([.E35]&gt;=160;[.E35]&lt;=191);&quot;-128&quot;;IF(AND([.E35]&gt;=192;[.E35]&lt;=254);&quot;0&quot;;IF(AND([.E35]=255);&quot;-64&quot;;&quot;&quot;))))))))" office:value-type="string" office:string-value="+64">
            <text:p>+64</text:p>
          </table:table-cell>
          <table:table-cell table:style-name="ce42" table:formula="of:=IF(AND([.F35]&gt;=0;[.F35]&lt;=31);&quot;+64&quot;;IF(AND([.F35]&gt;=32;[.F35]&lt;=63);&quot;0&quot;;IF(AND([.F35]&gt;=64;[.F35]&lt;=95);&quot;+128&quot;;IF(AND([.F35]&gt;=96;[.F35]&lt;=127);&quot;+64&quot;;IF(AND([.F35]&gt;=128;[.F35]&lt;=159);&quot;-64&quot;;IF(AND([.F35]&gt;=160;[.F35]&lt;=191);&quot;-128&quot;;IF(AND([.F35]&gt;=192;[.F35]&lt;=254);&quot;0&quot;;IF(AND([.F35]=255);&quot;-64&quot;;&quot;&quot;))))))))" office:value-type="string" office:string-value="+64">
            <text:p>+64</text:p>
          </table:table-cell>
          <table:table-cell table:style-name="ce42" table:formula="of:=IF(AND([.G35]&gt;=0;[.G35]&lt;=31);&quot;+64&quot;;IF(AND([.G35]&gt;=32;[.G35]&lt;=63);&quot;0&quot;;IF(AND([.G35]&gt;=64;[.G35]&lt;=95);&quot;+128&quot;;IF(AND([.G35]&gt;=96;[.G35]&lt;=127);&quot;+64&quot;;IF(AND([.G35]&gt;=128;[.G35]&lt;=159);&quot;-64&quot;;IF(AND([.G35]&gt;=160;[.G35]&lt;=191);&quot;-128&quot;;IF(AND([.G35]&gt;=192;[.G35]&lt;=254);&quot;0&quot;;IF(AND([.G35]=255);&quot;-64&quot;;&quot;&quot;))))))))" office:value-type="string" office:string-value="+64">
            <text:p>+64</text:p>
          </table:table-cell>
          <table:table-cell table:style-name="ce42" table:formula="of:=IF(AND([.H35]&gt;=0;[.H35]&lt;=31);&quot;+64&quot;;IF(AND([.H35]&gt;=32;[.H35]&lt;=63);&quot;0&quot;;IF(AND([.H35]&gt;=64;[.H35]&lt;=95);&quot;+128&quot;;IF(AND([.H35]&gt;=96;[.H35]&lt;=127);&quot;+64&quot;;IF(AND([.H35]&gt;=128;[.H35]&lt;=159);&quot;-64&quot;;IF(AND([.H35]&gt;=160;[.H35]&lt;=191);&quot;-128&quot;;IF(AND([.H35]&gt;=192;[.H35]&lt;=254);&quot;0&quot;;IF(AND([.H35]=255);&quot;-64&quot;;&quot;&quot;))))))))" office:value-type="string" office:string-value="+64">
            <text:p>+64</text:p>
          </table:table-cell>
          <table:table-cell table:style-name="ce48" table:formula="of:=MID(['Charpad Export'.C238];2;2)" office:value-type="string" office:string-value="09">
            <text:p>09</text:p>
          </table:table-cell>
          <table:table-cell table:style-name="ce39" table:formula="of:=HEX2DEC([.M35])" office:value-type="float" office:value="9">
            <text:p>9</text:p>
          </table:table-cell>
          <table:table-cell table:style-name="ce39" table:formula="of:=IF([.N35]=0;&quot;{black}&quot;;IF([.N35]=1;&quot;{white}&quot;;IF([.N35]=2;&quot;{red}&quot;;IF([.N35]=3;&quot;{cyan}&quot;;IF([.N35]=4;&quot;{purple}&quot;;IF([.N35]=5;&quot;{green}&quot;;IF([.N35]=6;&quot;{blue}&quot;;IF([.N35]=7;&quot;{yellow}&quot;;IF([.N35]=8;&quot;{orange}&quot;;IF([.N35]=9;&quot;{brown}&quot;;IF([.N35]=10;&quot;{lt. red}&quot;;IF([.N35]=11;&quot;{gray1}&quot;;IF([.N35]=12;&quot;{gray2}&quot;;IF([.N35]=13;&quot;{lt. green}&quot;;IF([.N35]=14;&quot;{lt. blue}&quot;;IF([.N35]=15;&quot;{gray3}&quot;))))))))))))))))" office:value-type="string" office:string-value="{brown}">
            <text:p>{brown}</text:p>
          </table:table-cell>
          <table:table-cell table:style-name="ce51" table:formula="of:=[.M35]" office:value-type="string" office:string-value="09">
            <text:p>09</text:p>
          </table:table-cell>
          <table:table-cell table:style-name="ce39" table:formula="of:=HEX2DEC([.P35])" office:value-type="float" office:value="9">
            <text:p>9</text:p>
          </table:table-cell>
          <table:table-cell table:style-name="ce39" table:formula="of:=IF([.Q35]=0;&quot;{black}&quot;;IF([.Q35]=1;&quot;{white}&quot;;IF([.Q35]=2;&quot;{red}&quot;;IF([.Q35]=3;&quot;{cyan}&quot;;IF([.Q35]=4;&quot;{purple}&quot;;IF([.Q35]=5;&quot;{green}&quot;;IF([.Q35]=6;&quot;{blue}&quot;;IF([.Q35]=7;&quot;{yellow}&quot;;IF([.Q35]=8;&quot;{orange}&quot;;IF([.Q35]=9;&quot;{brown}&quot;;IF([.Q35]=10;&quot;{lt. red}&quot;;IF([.Q35]=11;&quot;{gray1}&quot;;IF([.Q35]=12;&quot;{gray2}&quot;;IF([.Q35]=13;&quot;{lt. green}&quot;;IF([.Q35]=14;&quot;{lt. blue}&quot;;IF([.Q35]=15;&quot;{gray3}&quot;))))))))))))))))" office:value-type="string" office:string-value="{brown}">
            <text:p>{brown}</text:p>
          </table:table-cell>
          <table:table-cell table:style-name="ce51" table:formula="of:=[.M35]" office:value-type="string" office:string-value="09">
            <text:p>09</text:p>
          </table:table-cell>
          <table:table-cell table:style-name="ce39" table:formula="of:=HEX2DEC([.S35])" office:value-type="float" office:value="9">
            <text:p>9</text:p>
          </table:table-cell>
          <table:table-cell table:style-name="ce39" table:formula="of:=IF([.T35]=0;&quot;{black}&quot;;IF([.T35]=1;&quot;{white}&quot;;IF([.T35]=2;&quot;{red}&quot;;IF([.T35]=3;&quot;{cyan}&quot;;IF([.T35]=4;&quot;{purple}&quot;;IF([.T35]=5;&quot;{green}&quot;;IF([.T35]=6;&quot;{blue}&quot;;IF([.T35]=7;&quot;{yellow}&quot;;IF([.T35]=8;&quot;{orange}&quot;;IF([.T35]=9;&quot;{brown}&quot;;IF([.T35]=10;&quot;{lt. red}&quot;;IF([.T35]=11;&quot;{gray1}&quot;;IF([.T35]=12;&quot;{gray2}&quot;;IF([.T35]=13;&quot;{lt. green}&quot;;IF([.T35]=14;&quot;{lt. blue}&quot;;IF([.T35]=15;&quot;{gray3}&quot;))))))))))))))))" office:value-type="string" office:string-value="{brown}">
            <text:p>{brown}</text:p>
          </table:table-cell>
          <table:table-cell table:style-name="ce53" table:formula="of:=[.M35]" office:value-type="string" office:string-value="09">
            <text:p>09</text:p>
          </table:table-cell>
          <table:table-cell table:style-name="ce39" table:formula="of:=HEX2DEC([.V35])" office:value-type="float" office:value="9">
            <text:p>9</text:p>
          </table:table-cell>
          <table:table-cell table:style-name="ce39" table:formula="of:=IF([.W35]=0;&quot;{black}&quot;;IF([.W35]=1;&quot;{white}&quot;;IF([.W35]=2;&quot;{red}&quot;;IF([.W35]=3;&quot;{cyan}&quot;;IF([.W35]=4;&quot;{purple}&quot;;IF([.W35]=5;&quot;{green}&quot;;IF([.W35]=6;&quot;{blue}&quot;;IF([.W35]=7;&quot;{yellow}&quot;;IF([.W35]=8;&quot;{orange}&quot;;IF([.W35]=9;&quot;{brown}&quot;;IF([.W35]=10;&quot;{lt. red}&quot;;IF([.W35]=11;&quot;{gray1}&quot;;IF([.W35]=12;&quot;{gray2}&quot;;IF([.W35]=13;&quot;{lt. green}&quot;;IF([.W35]=14;&quot;{lt. blue}&quot;;IF([.W35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35]" office:value-type="string" office:string-value="{brown}">
            <text:p>{brown}</text:p>
          </table:table-cell>
          <table:table-cell table:style-name="ce62" table:formula="of:=IF(AND([.E35]&gt;=128;[.E3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5]+[.I35]" office:value-type="float" office:value="176">
            <text:p>176</text:p>
          </table:table-cell>
          <table:table-cell table:style-name="ce62" office:value-type="string">
            <text:p>}</text:p>
          </table:table-cell>
          <table:table-cell table:style-name="ce62" table:formula="of:=IF(AND([.F35]&gt;=128;[.F35]&lt;=255);&quot;{rvrs on}&quot;;&quot;{rvrs off}&quot;)" office:value-type="string" office:string-value="{rvrs off}">
            <text:p>{rvrs off}</text:p>
          </table:table-cell>
          <table:table-cell table:style-name="ce62" table:formula="of:=[.R3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35]+[.J35]" office:value-type="float" office:value="177">
            <text:p>177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5]&gt;=128;[.G35]&lt;=255);&quot;{rvrs on}&quot;;&quot;{rvrs off}&quot;)" office:value-type="string" office:string-value="{rvrs off}">
            <text:p>{rvrs off}</text:p>
          </table:table-cell>
          <table:table-cell table:style-name="ce62" table:formula="of:=[.U3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35]+[.K35]" office:value-type="float" office:value="178">
            <text:p>178</text:p>
          </table:table-cell>
          <table:table-cell table:style-name="ce62" office:value-type="string">
            <text:p>}</text:p>
          </table:table-cell>
          <table:table-cell table:style-name="ce62" table:formula="of:=IF(AND([.H35]&gt;=128;[.H35]&lt;=255);&quot;{rvrs on}&quot;;&quot;{rvrs off}&quot;)" office:value-type="string" office:string-value="{rvrs off}">
            <text:p>{rvrs off}</text:p>
          </table:table-cell>
          <table:table-cell table:style-name="ce62" table:formula="of:=[.X3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35]+[.L35]" office:value-type="float" office:value="179">
            <text:p>17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3">
            <text:p>33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8" table:formula="of:=MID(['Charpad Export'.J217];2;2)" office:value-type="string" office:string-value="74">
            <text:p>74</text:p>
          </table:table-cell>
          <table:table-cell table:style-name="ce28" table:formula="of:=MID(['Charpad Export'.K217];2;2)" office:value-type="string" office:string-value="75">
            <text:p>75</text:p>
          </table:table-cell>
          <table:table-cell table:style-name="ce28" table:formula="of:=MID(['Charpad Export'.L217];2;2)" office:value-type="string" office:string-value="74">
            <text:p>74</text:p>
          </table:table-cell>
          <table:table-cell table:style-name="ce28" table:formula="of:=MID(['Charpad Export'.M217];2;2)" office:value-type="string" office:string-value="75">
            <text:p>75</text:p>
          </table:table-cell>
          <table:table-cell table:style-name="ce36" table:formula="of:=HEX2DEC([.A36])" office:value-type="float" office:value="116">
            <text:p>116</text:p>
          </table:table-cell>
          <table:table-cell table:style-name="ce39" table:formula="of:=HEX2DEC([.B36])" office:value-type="float" office:value="117">
            <text:p>117</text:p>
          </table:table-cell>
          <table:table-cell table:style-name="ce39" table:formula="of:=HEX2DEC([.C36])" office:value-type="float" office:value="116">
            <text:p>116</text:p>
          </table:table-cell>
          <table:table-cell table:style-name="ce39" table:formula="of:=HEX2DEC([.D36])" office:value-type="float" office:value="117">
            <text:p>117</text:p>
          </table:table-cell>
          <table:table-cell table:style-name="ce41" table:formula="of:=IF(AND([.E36]&gt;=0;[.E36]&lt;=31);&quot;+64&quot;;IF(AND([.E36]&gt;=32;[.E36]&lt;=63);&quot;0&quot;;IF(AND([.E36]&gt;=64;[.E36]&lt;=95);&quot;+128&quot;;IF(AND([.E36]&gt;=96;[.E36]&lt;=127);&quot;+64&quot;;IF(AND([.E36]&gt;=128;[.E36]&lt;=159);&quot;-64&quot;;IF(AND([.E36]&gt;=160;[.E36]&lt;=191);&quot;-128&quot;;IF(AND([.E36]&gt;=192;[.E36]&lt;=254);&quot;0&quot;;IF(AND([.E36]=255);&quot;-64&quot;;&quot;&quot;))))))))" office:value-type="string" office:string-value="+64">
            <text:p>+64</text:p>
          </table:table-cell>
          <table:table-cell table:style-name="ce42" table:formula="of:=IF(AND([.F36]&gt;=0;[.F36]&lt;=31);&quot;+64&quot;;IF(AND([.F36]&gt;=32;[.F36]&lt;=63);&quot;0&quot;;IF(AND([.F36]&gt;=64;[.F36]&lt;=95);&quot;+128&quot;;IF(AND([.F36]&gt;=96;[.F36]&lt;=127);&quot;+64&quot;;IF(AND([.F36]&gt;=128;[.F36]&lt;=159);&quot;-64&quot;;IF(AND([.F36]&gt;=160;[.F36]&lt;=191);&quot;-128&quot;;IF(AND([.F36]&gt;=192;[.F36]&lt;=254);&quot;0&quot;;IF(AND([.F36]=255);&quot;-64&quot;;&quot;&quot;))))))))" office:value-type="string" office:string-value="+64">
            <text:p>+64</text:p>
          </table:table-cell>
          <table:table-cell table:style-name="ce42" table:formula="of:=IF(AND([.G36]&gt;=0;[.G36]&lt;=31);&quot;+64&quot;;IF(AND([.G36]&gt;=32;[.G36]&lt;=63);&quot;0&quot;;IF(AND([.G36]&gt;=64;[.G36]&lt;=95);&quot;+128&quot;;IF(AND([.G36]&gt;=96;[.G36]&lt;=127);&quot;+64&quot;;IF(AND([.G36]&gt;=128;[.G36]&lt;=159);&quot;-64&quot;;IF(AND([.G36]&gt;=160;[.G36]&lt;=191);&quot;-128&quot;;IF(AND([.G36]&gt;=192;[.G36]&lt;=254);&quot;0&quot;;IF(AND([.G36]=255);&quot;-64&quot;;&quot;&quot;))))))))" office:value-type="string" office:string-value="+64">
            <text:p>+64</text:p>
          </table:table-cell>
          <table:table-cell table:style-name="ce42" table:formula="of:=IF(AND([.H36]&gt;=0;[.H36]&lt;=31);&quot;+64&quot;;IF(AND([.H36]&gt;=32;[.H36]&lt;=63);&quot;0&quot;;IF(AND([.H36]&gt;=64;[.H36]&lt;=95);&quot;+128&quot;;IF(AND([.H36]&gt;=96;[.H36]&lt;=127);&quot;+64&quot;;IF(AND([.H36]&gt;=128;[.H36]&lt;=159);&quot;-64&quot;;IF(AND([.H36]&gt;=160;[.H36]&lt;=191);&quot;-128&quot;;IF(AND([.H36]&gt;=192;[.H36]&lt;=254);&quot;0&quot;;IF(AND([.H36]=255);&quot;-64&quot;;&quot;&quot;))))))))" office:value-type="string" office:string-value="+64">
            <text:p>+64</text:p>
          </table:table-cell>
          <table:table-cell table:style-name="ce47" table:formula="of:=MID(['Charpad Export'.D238];2;2)" office:value-type="string" office:string-value="09">
            <text:p>09</text:p>
          </table:table-cell>
          <table:table-cell table:style-name="ce39" table:formula="of:=HEX2DEC([.M36])" office:value-type="float" office:value="9">
            <text:p>9</text:p>
          </table:table-cell>
          <table:table-cell table:style-name="ce39" table:formula="of:=IF([.N36]=0;&quot;{black}&quot;;IF([.N36]=1;&quot;{white}&quot;;IF([.N36]=2;&quot;{red}&quot;;IF([.N36]=3;&quot;{cyan}&quot;;IF([.N36]=4;&quot;{purple}&quot;;IF([.N36]=5;&quot;{green}&quot;;IF([.N36]=6;&quot;{blue}&quot;;IF([.N36]=7;&quot;{yellow}&quot;;IF([.N36]=8;&quot;{orange}&quot;;IF([.N36]=9;&quot;{brown}&quot;;IF([.N36]=10;&quot;{lt. red}&quot;;IF([.N36]=11;&quot;{gray1}&quot;;IF([.N36]=12;&quot;{gray2}&quot;;IF([.N36]=13;&quot;{lt. green}&quot;;IF([.N36]=14;&quot;{lt. blue}&quot;;IF([.N36]=15;&quot;{gray3}&quot;))))))))))))))))" office:value-type="string" office:string-value="{brown}">
            <text:p>{brown}</text:p>
          </table:table-cell>
          <table:table-cell table:style-name="ce49" table:formula="of:=[.M36]" office:value-type="string" office:string-value="09">
            <text:p>09</text:p>
          </table:table-cell>
          <table:table-cell table:style-name="ce39" table:formula="of:=HEX2DEC([.P36])" office:value-type="float" office:value="9">
            <text:p>9</text:p>
          </table:table-cell>
          <table:table-cell table:style-name="ce39" table:formula="of:=IF([.Q36]=0;&quot;{black}&quot;;IF([.Q36]=1;&quot;{white}&quot;;IF([.Q36]=2;&quot;{red}&quot;;IF([.Q36]=3;&quot;{cyan}&quot;;IF([.Q36]=4;&quot;{purple}&quot;;IF([.Q36]=5;&quot;{green}&quot;;IF([.Q36]=6;&quot;{blue}&quot;;IF([.Q36]=7;&quot;{yellow}&quot;;IF([.Q36]=8;&quot;{orange}&quot;;IF([.Q36]=9;&quot;{brown}&quot;;IF([.Q36]=10;&quot;{lt. red}&quot;;IF([.Q36]=11;&quot;{gray1}&quot;;IF([.Q36]=12;&quot;{gray2}&quot;;IF([.Q36]=13;&quot;{lt. green}&quot;;IF([.Q36]=14;&quot;{lt. blue}&quot;;IF([.Q36]=15;&quot;{gray3}&quot;))))))))))))))))" office:value-type="string" office:string-value="{brown}">
            <text:p>{brown}</text:p>
          </table:table-cell>
          <table:table-cell table:style-name="ce49" table:formula="of:=[.M36]" office:value-type="string" office:string-value="09">
            <text:p>09</text:p>
          </table:table-cell>
          <table:table-cell table:style-name="ce39" table:formula="of:=HEX2DEC([.S36])" office:value-type="float" office:value="9">
            <text:p>9</text:p>
          </table:table-cell>
          <table:table-cell table:style-name="ce39" table:formula="of:=IF([.T36]=0;&quot;{black}&quot;;IF([.T36]=1;&quot;{white}&quot;;IF([.T36]=2;&quot;{red}&quot;;IF([.T36]=3;&quot;{cyan}&quot;;IF([.T36]=4;&quot;{purple}&quot;;IF([.T36]=5;&quot;{green}&quot;;IF([.T36]=6;&quot;{blue}&quot;;IF([.T36]=7;&quot;{yellow}&quot;;IF([.T36]=8;&quot;{orange}&quot;;IF([.T36]=9;&quot;{brown}&quot;;IF([.T36]=10;&quot;{lt. red}&quot;;IF([.T36]=11;&quot;{gray1}&quot;;IF([.T36]=12;&quot;{gray2}&quot;;IF([.T36]=13;&quot;{lt. green}&quot;;IF([.T36]=14;&quot;{lt. blue}&quot;;IF([.T36]=15;&quot;{gray3}&quot;))))))))))))))))" office:value-type="string" office:string-value="{brown}">
            <text:p>{brown}</text:p>
          </table:table-cell>
          <table:table-cell table:style-name="ce54" table:formula="of:=[.M36]" office:value-type="string" office:string-value="09">
            <text:p>09</text:p>
          </table:table-cell>
          <table:table-cell table:style-name="ce39" table:formula="of:=HEX2DEC([.V36])" office:value-type="float" office:value="9">
            <text:p>9</text:p>
          </table:table-cell>
          <table:table-cell table:style-name="ce39" table:formula="of:=IF([.W36]=0;&quot;{black}&quot;;IF([.W36]=1;&quot;{white}&quot;;IF([.W36]=2;&quot;{red}&quot;;IF([.W36]=3;&quot;{cyan}&quot;;IF([.W36]=4;&quot;{purple}&quot;;IF([.W36]=5;&quot;{green}&quot;;IF([.W36]=6;&quot;{blue}&quot;;IF([.W36]=7;&quot;{yellow}&quot;;IF([.W36]=8;&quot;{orange}&quot;;IF([.W36]=9;&quot;{brown}&quot;;IF([.W36]=10;&quot;{lt. red}&quot;;IF([.W36]=11;&quot;{gray1}&quot;;IF([.W36]=12;&quot;{gray2}&quot;;IF([.W36]=13;&quot;{lt. green}&quot;;IF([.W36]=14;&quot;{lt. blue}&quot;;IF([.W36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36]" office:value-type="string" office:string-value="{brown}">
            <text:p>{brown}</text:p>
          </table:table-cell>
          <table:table-cell table:style-name="ce62" table:formula="of:=IF(AND([.E36]&gt;=128;[.E3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6]+[.I36]" office:value-type="float" office:value="180">
            <text:p>180</text:p>
          </table:table-cell>
          <table:table-cell table:style-name="ce62" office:value-type="string">
            <text:p>}</text:p>
          </table:table-cell>
          <table:table-cell table:style-name="ce62" table:formula="of:=IF(AND([.F36]&gt;=128;[.F36]&lt;=255);&quot;{rvrs on}&quot;;&quot;{rvrs off}&quot;)" office:value-type="string" office:string-value="{rvrs off}">
            <text:p>{rvrs off}</text:p>
          </table:table-cell>
          <table:table-cell table:style-name="ce62" table:formula="of:=[.R3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36]+[.J36]" office:value-type="float" office:value="181">
            <text:p>18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6]&gt;=128;[.G36]&lt;=255);&quot;{rvrs on}&quot;;&quot;{rvrs off}&quot;)" office:value-type="string" office:string-value="{rvrs off}">
            <text:p>{rvrs off}</text:p>
          </table:table-cell>
          <table:table-cell table:style-name="ce62" table:formula="of:=[.U3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36]+[.K36]" office:value-type="float" office:value="180">
            <text:p>180</text:p>
          </table:table-cell>
          <table:table-cell table:style-name="ce62" office:value-type="string">
            <text:p>}</text:p>
          </table:table-cell>
          <table:table-cell table:style-name="ce62" table:formula="of:=IF(AND([.H36]&gt;=128;[.H36]&lt;=255);&quot;{rvrs on}&quot;;&quot;{rvrs off}&quot;)" office:value-type="string" office:string-value="{rvrs off}">
            <text:p>{rvrs off}</text:p>
          </table:table-cell>
          <table:table-cell table:style-name="ce62" table:formula="of:=[.X36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36]+[.L36]" office:value-type="float" office:value="181">
            <text:p>181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4">
            <text:p>34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8" table:formula="of:=MID(['Charpad Export'.N217];2;2)" office:value-type="string" office:string-value="76">
            <text:p>76</text:p>
          </table:table-cell>
          <table:table-cell table:style-name="ce28" table:formula="of:=MID(['Charpad Export'.O217];2;2)" office:value-type="string" office:string-value="77">
            <text:p>77</text:p>
          </table:table-cell>
          <table:table-cell table:style-name="ce28" table:formula="of:=MID(['Charpad Export'.P217];2;2)" office:value-type="string" office:string-value="78">
            <text:p>78</text:p>
          </table:table-cell>
          <table:table-cell table:style-name="ce28" table:formula="of:=MID(['Charpad Export'.Q217];2;2)" office:value-type="string" office:string-value="79">
            <text:p>79</text:p>
          </table:table-cell>
          <table:table-cell table:style-name="ce36" table:formula="of:=HEX2DEC([.A37])" office:value-type="float" office:value="118">
            <text:p>118</text:p>
          </table:table-cell>
          <table:table-cell table:style-name="ce39" table:formula="of:=HEX2DEC([.B37])" office:value-type="float" office:value="119">
            <text:p>119</text:p>
          </table:table-cell>
          <table:table-cell table:style-name="ce39" table:formula="of:=HEX2DEC([.C37])" office:value-type="float" office:value="120">
            <text:p>120</text:p>
          </table:table-cell>
          <table:table-cell table:style-name="ce39" table:formula="of:=HEX2DEC([.D37])" office:value-type="float" office:value="121">
            <text:p>121</text:p>
          </table:table-cell>
          <table:table-cell table:style-name="ce41" table:formula="of:=IF(AND([.E37]&gt;=0;[.E37]&lt;=31);&quot;+64&quot;;IF(AND([.E37]&gt;=32;[.E37]&lt;=63);&quot;0&quot;;IF(AND([.E37]&gt;=64;[.E37]&lt;=95);&quot;+128&quot;;IF(AND([.E37]&gt;=96;[.E37]&lt;=127);&quot;+64&quot;;IF(AND([.E37]&gt;=128;[.E37]&lt;=159);&quot;-64&quot;;IF(AND([.E37]&gt;=160;[.E37]&lt;=191);&quot;-128&quot;;IF(AND([.E37]&gt;=192;[.E37]&lt;=254);&quot;0&quot;;IF(AND([.E37]=255);&quot;-64&quot;;&quot;&quot;))))))))" office:value-type="string" office:string-value="+64">
            <text:p>+64</text:p>
          </table:table-cell>
          <table:table-cell table:style-name="ce42" table:formula="of:=IF(AND([.F37]&gt;=0;[.F37]&lt;=31);&quot;+64&quot;;IF(AND([.F37]&gt;=32;[.F37]&lt;=63);&quot;0&quot;;IF(AND([.F37]&gt;=64;[.F37]&lt;=95);&quot;+128&quot;;IF(AND([.F37]&gt;=96;[.F37]&lt;=127);&quot;+64&quot;;IF(AND([.F37]&gt;=128;[.F37]&lt;=159);&quot;-64&quot;;IF(AND([.F37]&gt;=160;[.F37]&lt;=191);&quot;-128&quot;;IF(AND([.F37]&gt;=192;[.F37]&lt;=254);&quot;0&quot;;IF(AND([.F37]=255);&quot;-64&quot;;&quot;&quot;))))))))" office:value-type="string" office:string-value="+64">
            <text:p>+64</text:p>
          </table:table-cell>
          <table:table-cell table:style-name="ce42" table:formula="of:=IF(AND([.G37]&gt;=0;[.G37]&lt;=31);&quot;+64&quot;;IF(AND([.G37]&gt;=32;[.G37]&lt;=63);&quot;0&quot;;IF(AND([.G37]&gt;=64;[.G37]&lt;=95);&quot;+128&quot;;IF(AND([.G37]&gt;=96;[.G37]&lt;=127);&quot;+64&quot;;IF(AND([.G37]&gt;=128;[.G37]&lt;=159);&quot;-64&quot;;IF(AND([.G37]&gt;=160;[.G37]&lt;=191);&quot;-128&quot;;IF(AND([.G37]&gt;=192;[.G37]&lt;=254);&quot;0&quot;;IF(AND([.G37]=255);&quot;-64&quot;;&quot;&quot;))))))))" office:value-type="string" office:string-value="+64">
            <text:p>+64</text:p>
          </table:table-cell>
          <table:table-cell table:style-name="ce42" table:formula="of:=IF(AND([.H37]&gt;=0;[.H37]&lt;=31);&quot;+64&quot;;IF(AND([.H37]&gt;=32;[.H37]&lt;=63);&quot;0&quot;;IF(AND([.H37]&gt;=64;[.H37]&lt;=95);&quot;+128&quot;;IF(AND([.H37]&gt;=96;[.H37]&lt;=127);&quot;+64&quot;;IF(AND([.H37]&gt;=128;[.H37]&lt;=159);&quot;-64&quot;;IF(AND([.H37]&gt;=160;[.H37]&lt;=191);&quot;-128&quot;;IF(AND([.H37]&gt;=192;[.H37]&lt;=254);&quot;0&quot;;IF(AND([.H37]=255);&quot;-64&quot;;&quot;&quot;))))))))" office:value-type="string" office:string-value="+64">
            <text:p>+64</text:p>
          </table:table-cell>
          <table:table-cell table:style-name="ce48" table:formula="of:=MID(['Charpad Export'.E238];2;2)" office:value-type="string" office:string-value="09">
            <text:p>09</text:p>
          </table:table-cell>
          <table:table-cell table:style-name="ce39" table:formula="of:=HEX2DEC([.M37])" office:value-type="float" office:value="9">
            <text:p>9</text:p>
          </table:table-cell>
          <table:table-cell table:style-name="ce39" table:formula="of:=IF([.N37]=0;&quot;{black}&quot;;IF([.N37]=1;&quot;{white}&quot;;IF([.N37]=2;&quot;{red}&quot;;IF([.N37]=3;&quot;{cyan}&quot;;IF([.N37]=4;&quot;{purple}&quot;;IF([.N37]=5;&quot;{green}&quot;;IF([.N37]=6;&quot;{blue}&quot;;IF([.N37]=7;&quot;{yellow}&quot;;IF([.N37]=8;&quot;{orange}&quot;;IF([.N37]=9;&quot;{brown}&quot;;IF([.N37]=10;&quot;{lt. red}&quot;;IF([.N37]=11;&quot;{gray1}&quot;;IF([.N37]=12;&quot;{gray2}&quot;;IF([.N37]=13;&quot;{lt. green}&quot;;IF([.N37]=14;&quot;{lt. blue}&quot;;IF([.N37]=15;&quot;{gray3}&quot;))))))))))))))))" office:value-type="string" office:string-value="{brown}">
            <text:p>{brown}</text:p>
          </table:table-cell>
          <table:table-cell table:style-name="ce51" table:formula="of:=[.M37]" office:value-type="string" office:string-value="09">
            <text:p>09</text:p>
          </table:table-cell>
          <table:table-cell table:style-name="ce39" table:formula="of:=HEX2DEC([.P37])" office:value-type="float" office:value="9">
            <text:p>9</text:p>
          </table:table-cell>
          <table:table-cell table:style-name="ce39" table:formula="of:=IF([.Q37]=0;&quot;{black}&quot;;IF([.Q37]=1;&quot;{white}&quot;;IF([.Q37]=2;&quot;{red}&quot;;IF([.Q37]=3;&quot;{cyan}&quot;;IF([.Q37]=4;&quot;{purple}&quot;;IF([.Q37]=5;&quot;{green}&quot;;IF([.Q37]=6;&quot;{blue}&quot;;IF([.Q37]=7;&quot;{yellow}&quot;;IF([.Q37]=8;&quot;{orange}&quot;;IF([.Q37]=9;&quot;{brown}&quot;;IF([.Q37]=10;&quot;{lt. red}&quot;;IF([.Q37]=11;&quot;{gray1}&quot;;IF([.Q37]=12;&quot;{gray2}&quot;;IF([.Q37]=13;&quot;{lt. green}&quot;;IF([.Q37]=14;&quot;{lt. blue}&quot;;IF([.Q37]=15;&quot;{gray3}&quot;))))))))))))))))" office:value-type="string" office:string-value="{brown}">
            <text:p>{brown}</text:p>
          </table:table-cell>
          <table:table-cell table:style-name="ce51" table:formula="of:=[.M37]" office:value-type="string" office:string-value="09">
            <text:p>09</text:p>
          </table:table-cell>
          <table:table-cell table:style-name="ce39" table:formula="of:=HEX2DEC([.S37])" office:value-type="float" office:value="9">
            <text:p>9</text:p>
          </table:table-cell>
          <table:table-cell table:style-name="ce39" table:formula="of:=IF([.T37]=0;&quot;{black}&quot;;IF([.T37]=1;&quot;{white}&quot;;IF([.T37]=2;&quot;{red}&quot;;IF([.T37]=3;&quot;{cyan}&quot;;IF([.T37]=4;&quot;{purple}&quot;;IF([.T37]=5;&quot;{green}&quot;;IF([.T37]=6;&quot;{blue}&quot;;IF([.T37]=7;&quot;{yellow}&quot;;IF([.T37]=8;&quot;{orange}&quot;;IF([.T37]=9;&quot;{brown}&quot;;IF([.T37]=10;&quot;{lt. red}&quot;;IF([.T37]=11;&quot;{gray1}&quot;;IF([.T37]=12;&quot;{gray2}&quot;;IF([.T37]=13;&quot;{lt. green}&quot;;IF([.T37]=14;&quot;{lt. blue}&quot;;IF([.T37]=15;&quot;{gray3}&quot;))))))))))))))))" office:value-type="string" office:string-value="{brown}">
            <text:p>{brown}</text:p>
          </table:table-cell>
          <table:table-cell table:style-name="ce53" table:formula="of:=[.M37]" office:value-type="string" office:string-value="09">
            <text:p>09</text:p>
          </table:table-cell>
          <table:table-cell table:style-name="ce39" table:formula="of:=HEX2DEC([.V37])" office:value-type="float" office:value="9">
            <text:p>9</text:p>
          </table:table-cell>
          <table:table-cell table:style-name="ce39" table:formula="of:=IF([.W37]=0;&quot;{black}&quot;;IF([.W37]=1;&quot;{white}&quot;;IF([.W37]=2;&quot;{red}&quot;;IF([.W37]=3;&quot;{cyan}&quot;;IF([.W37]=4;&quot;{purple}&quot;;IF([.W37]=5;&quot;{green}&quot;;IF([.W37]=6;&quot;{blue}&quot;;IF([.W37]=7;&quot;{yellow}&quot;;IF([.W37]=8;&quot;{orange}&quot;;IF([.W37]=9;&quot;{brown}&quot;;IF([.W37]=10;&quot;{lt. red}&quot;;IF([.W37]=11;&quot;{gray1}&quot;;IF([.W37]=12;&quot;{gray2}&quot;;IF([.W37]=13;&quot;{lt. green}&quot;;IF([.W37]=14;&quot;{lt. blue}&quot;;IF([.W37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37]" office:value-type="string" office:string-value="{brown}">
            <text:p>{brown}</text:p>
          </table:table-cell>
          <table:table-cell table:style-name="ce62" table:formula="of:=IF(AND([.E37]&gt;=128;[.E37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7]+[.I37]" office:value-type="float" office:value="182">
            <text:p>182</text:p>
          </table:table-cell>
          <table:table-cell table:style-name="ce62" office:value-type="string">
            <text:p>}</text:p>
          </table:table-cell>
          <table:table-cell table:style-name="ce62" table:formula="of:=IF(AND([.F37]&gt;=128;[.F37]&lt;=255);&quot;{rvrs on}&quot;;&quot;{rvrs off}&quot;)" office:value-type="string" office:string-value="{rvrs off}">
            <text:p>{rvrs off}</text:p>
          </table:table-cell>
          <table:table-cell table:style-name="ce62" table:formula="of:=[.R37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37]+[.J37]" office:value-type="float" office:value="183">
            <text:p>18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7]&gt;=128;[.G37]&lt;=255);&quot;{rvrs on}&quot;;&quot;{rvrs off}&quot;)" office:value-type="string" office:string-value="{rvrs off}">
            <text:p>{rvrs off}</text:p>
          </table:table-cell>
          <table:table-cell table:style-name="ce62" table:formula="of:=[.U37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37]+[.K37]" office:value-type="float" office:value="184">
            <text:p>184</text:p>
          </table:table-cell>
          <table:table-cell table:style-name="ce62" office:value-type="string">
            <text:p>}</text:p>
          </table:table-cell>
          <table:table-cell table:style-name="ce62" table:formula="of:=IF(AND([.H37]&gt;=128;[.H37]&lt;=255);&quot;{rvrs on}&quot;;&quot;{rvrs off}&quot;)" office:value-type="string" office:string-value="{rvrs off}">
            <text:p>{rvrs off}</text:p>
          </table:table-cell>
          <table:table-cell table:style-name="ce62" table:formula="of:=[.X37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37]+[.L37]" office:value-type="float" office:value="185">
            <text:p>185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5">
            <text:p>35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9" table:formula="of:=MID(['Charpad Export'.B218];2;2)" office:value-type="string" office:string-value="20">
            <text:p>20</text:p>
          </table:table-cell>
          <table:table-cell table:style-name="ce29" table:formula="of:=MID(['Charpad Export'.C218];2;2)" office:value-type="string" office:string-value="20">
            <text:p>20</text:p>
          </table:table-cell>
          <table:table-cell table:style-name="ce29" table:formula="of:=MID(['Charpad Export'.D218];2;2)" office:value-type="string" office:string-value="20">
            <text:p>20</text:p>
          </table:table-cell>
          <table:table-cell table:style-name="ce29" table:formula="of:=MID(['Charpad Export'.E218];2;2)" office:value-type="string" office:string-value="20">
            <text:p>20</text:p>
          </table:table-cell>
          <table:table-cell table:style-name="ce36" table:formula="of:=HEX2DEC([.A38])" office:value-type="float" office:value="32">
            <text:p>32</text:p>
          </table:table-cell>
          <table:table-cell table:style-name="ce39" table:formula="of:=HEX2DEC([.B38])" office:value-type="float" office:value="32">
            <text:p>32</text:p>
          </table:table-cell>
          <table:table-cell table:style-name="ce39" table:formula="of:=HEX2DEC([.C38])" office:value-type="float" office:value="32">
            <text:p>32</text:p>
          </table:table-cell>
          <table:table-cell table:style-name="ce39" table:formula="of:=HEX2DEC([.D38])" office:value-type="float" office:value="32">
            <text:p>32</text:p>
          </table:table-cell>
          <table:table-cell table:style-name="ce41" table:formula="of:=IF(AND([.E38]&gt;=0;[.E38]&lt;=31);&quot;+64&quot;;IF(AND([.E38]&gt;=32;[.E38]&lt;=63);&quot;0&quot;;IF(AND([.E38]&gt;=64;[.E38]&lt;=95);&quot;+128&quot;;IF(AND([.E38]&gt;=96;[.E38]&lt;=127);&quot;+64&quot;;IF(AND([.E38]&gt;=128;[.E38]&lt;=159);&quot;-64&quot;;IF(AND([.E38]&gt;=160;[.E38]&lt;=191);&quot;-128&quot;;IF(AND([.E38]&gt;=192;[.E38]&lt;=254);&quot;0&quot;;IF(AND([.E38]=255);&quot;-64&quot;;&quot;&quot;))))))))" office:value-type="string" office:string-value="0">
            <text:p>0</text:p>
          </table:table-cell>
          <table:table-cell table:style-name="ce42" table:formula="of:=IF(AND([.F38]&gt;=0;[.F38]&lt;=31);&quot;+64&quot;;IF(AND([.F38]&gt;=32;[.F38]&lt;=63);&quot;0&quot;;IF(AND([.F38]&gt;=64;[.F38]&lt;=95);&quot;+128&quot;;IF(AND([.F38]&gt;=96;[.F38]&lt;=127);&quot;+64&quot;;IF(AND([.F38]&gt;=128;[.F38]&lt;=159);&quot;-64&quot;;IF(AND([.F38]&gt;=160;[.F38]&lt;=191);&quot;-128&quot;;IF(AND([.F38]&gt;=192;[.F38]&lt;=254);&quot;0&quot;;IF(AND([.F38]=255);&quot;-64&quot;;&quot;&quot;))))))))" office:value-type="string" office:string-value="0">
            <text:p>0</text:p>
          </table:table-cell>
          <table:table-cell table:style-name="ce42" table:formula="of:=IF(AND([.G38]&gt;=0;[.G38]&lt;=31);&quot;+64&quot;;IF(AND([.G38]&gt;=32;[.G38]&lt;=63);&quot;0&quot;;IF(AND([.G38]&gt;=64;[.G38]&lt;=95);&quot;+128&quot;;IF(AND([.G38]&gt;=96;[.G38]&lt;=127);&quot;+64&quot;;IF(AND([.G38]&gt;=128;[.G38]&lt;=159);&quot;-64&quot;;IF(AND([.G38]&gt;=160;[.G38]&lt;=191);&quot;-128&quot;;IF(AND([.G38]&gt;=192;[.G38]&lt;=254);&quot;0&quot;;IF(AND([.G38]=255);&quot;-64&quot;;&quot;&quot;))))))))" office:value-type="string" office:string-value="0">
            <text:p>0</text:p>
          </table:table-cell>
          <table:table-cell table:style-name="ce42" table:formula="of:=IF(AND([.H38]&gt;=0;[.H38]&lt;=31);&quot;+64&quot;;IF(AND([.H38]&gt;=32;[.H38]&lt;=63);&quot;0&quot;;IF(AND([.H38]&gt;=64;[.H38]&lt;=95);&quot;+128&quot;;IF(AND([.H38]&gt;=96;[.H38]&lt;=127);&quot;+64&quot;;IF(AND([.H38]&gt;=128;[.H38]&lt;=159);&quot;-64&quot;;IF(AND([.H38]&gt;=160;[.H38]&lt;=191);&quot;-128&quot;;IF(AND([.H38]&gt;=192;[.H38]&lt;=254);&quot;0&quot;;IF(AND([.H38]=255);&quot;-64&quot;;&quot;&quot;))))))))" office:value-type="string" office:string-value="0">
            <text:p>0</text:p>
          </table:table-cell>
          <table:table-cell table:style-name="ce47" table:formula="of:=MID(['Charpad Export'.F238];2;2)" office:value-type="string" office:string-value="0b">
            <text:p>0b</text:p>
          </table:table-cell>
          <table:table-cell table:style-name="ce39" table:formula="of:=HEX2DEC([.M38])" office:value-type="float" office:value="11">
            <text:p>11</text:p>
          </table:table-cell>
          <table:table-cell table:style-name="ce39" table:formula="of:=IF([.N38]=0;&quot;{black}&quot;;IF([.N38]=1;&quot;{white}&quot;;IF([.N38]=2;&quot;{red}&quot;;IF([.N38]=3;&quot;{cyan}&quot;;IF([.N38]=4;&quot;{purple}&quot;;IF([.N38]=5;&quot;{green}&quot;;IF([.N38]=6;&quot;{blue}&quot;;IF([.N38]=7;&quot;{yellow}&quot;;IF([.N38]=8;&quot;{orange}&quot;;IF([.N38]=9;&quot;{brown}&quot;;IF([.N38]=10;&quot;{lt. red}&quot;;IF([.N38]=11;&quot;{gray1}&quot;;IF([.N38]=12;&quot;{gray2}&quot;;IF([.N38]=13;&quot;{lt. green}&quot;;IF([.N38]=14;&quot;{lt. blue}&quot;;IF([.N38]=15;&quot;{gray3}&quot;))))))))))))))))" office:value-type="string" office:string-value="{gray1}">
            <text:p>{gray1}</text:p>
          </table:table-cell>
          <table:table-cell table:style-name="ce49" table:formula="of:=[.M38]" office:value-type="string" office:string-value="0b">
            <text:p>0b</text:p>
          </table:table-cell>
          <table:table-cell table:style-name="ce39" table:formula="of:=HEX2DEC([.P38])" office:value-type="float" office:value="11">
            <text:p>11</text:p>
          </table:table-cell>
          <table:table-cell table:style-name="ce39" table:formula="of:=IF([.Q38]=0;&quot;{black}&quot;;IF([.Q38]=1;&quot;{white}&quot;;IF([.Q38]=2;&quot;{red}&quot;;IF([.Q38]=3;&quot;{cyan}&quot;;IF([.Q38]=4;&quot;{purple}&quot;;IF([.Q38]=5;&quot;{green}&quot;;IF([.Q38]=6;&quot;{blue}&quot;;IF([.Q38]=7;&quot;{yellow}&quot;;IF([.Q38]=8;&quot;{orange}&quot;;IF([.Q38]=9;&quot;{brown}&quot;;IF([.Q38]=10;&quot;{lt. red}&quot;;IF([.Q38]=11;&quot;{gray1}&quot;;IF([.Q38]=12;&quot;{gray2}&quot;;IF([.Q38]=13;&quot;{lt. green}&quot;;IF([.Q38]=14;&quot;{lt. blue}&quot;;IF([.Q38]=15;&quot;{gray3}&quot;))))))))))))))))" office:value-type="string" office:string-value="{gray1}">
            <text:p>{gray1}</text:p>
          </table:table-cell>
          <table:table-cell table:style-name="ce49" table:formula="of:=[.M38]" office:value-type="string" office:string-value="0b">
            <text:p>0b</text:p>
          </table:table-cell>
          <table:table-cell table:style-name="ce39" table:formula="of:=HEX2DEC([.S38])" office:value-type="float" office:value="11">
            <text:p>11</text:p>
          </table:table-cell>
          <table:table-cell table:style-name="ce39" table:formula="of:=IF([.T38]=0;&quot;{black}&quot;;IF([.T38]=1;&quot;{white}&quot;;IF([.T38]=2;&quot;{red}&quot;;IF([.T38]=3;&quot;{cyan}&quot;;IF([.T38]=4;&quot;{purple}&quot;;IF([.T38]=5;&quot;{green}&quot;;IF([.T38]=6;&quot;{blue}&quot;;IF([.T38]=7;&quot;{yellow}&quot;;IF([.T38]=8;&quot;{orange}&quot;;IF([.T38]=9;&quot;{brown}&quot;;IF([.T38]=10;&quot;{lt. red}&quot;;IF([.T38]=11;&quot;{gray1}&quot;;IF([.T38]=12;&quot;{gray2}&quot;;IF([.T38]=13;&quot;{lt. green}&quot;;IF([.T38]=14;&quot;{lt. blue}&quot;;IF([.T38]=15;&quot;{gray3}&quot;))))))))))))))))" office:value-type="string" office:string-value="{gray1}">
            <text:p>{gray1}</text:p>
          </table:table-cell>
          <table:table-cell table:style-name="ce54" table:formula="of:=[.M38]" office:value-type="string" office:string-value="0b">
            <text:p>0b</text:p>
          </table:table-cell>
          <table:table-cell table:style-name="ce39" table:formula="of:=HEX2DEC([.V38])" office:value-type="float" office:value="11">
            <text:p>11</text:p>
          </table:table-cell>
          <table:table-cell table:style-name="ce39" table:formula="of:=IF([.W38]=0;&quot;{black}&quot;;IF([.W38]=1;&quot;{white}&quot;;IF([.W38]=2;&quot;{red}&quot;;IF([.W38]=3;&quot;{cyan}&quot;;IF([.W38]=4;&quot;{purple}&quot;;IF([.W38]=5;&quot;{green}&quot;;IF([.W38]=6;&quot;{blue}&quot;;IF([.W38]=7;&quot;{yellow}&quot;;IF([.W38]=8;&quot;{orange}&quot;;IF([.W38]=9;&quot;{brown}&quot;;IF([.W38]=10;&quot;{lt. red}&quot;;IF([.W38]=11;&quot;{gray1}&quot;;IF([.W38]=12;&quot;{gray2}&quot;;IF([.W38]=13;&quot;{lt. green}&quot;;IF([.W38]=14;&quot;{lt. blue}&quot;;IF([.W3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8]" office:value-type="string" office:string-value="{gray1}">
            <text:p>{gray1}</text:p>
          </table:table-cell>
          <table:table-cell table:style-name="ce62" table:formula="of:=IF(AND([.E38]&gt;=128;[.E38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8]+[.I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8]&gt;=128;[.F38]&lt;=255);&quot;{rvrs on}&quot;;&quot;{rvrs off}&quot;)" office:value-type="string" office:string-value="{rvrs off}">
            <text:p>{rvrs off}</text:p>
          </table:table-cell>
          <table:table-cell table:style-name="ce62" table:formula="of:=[.R3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8]+[.J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8]&gt;=128;[.G38]&lt;=255);&quot;{rvrs on}&quot;;&quot;{rvrs off}&quot;)" office:value-type="string" office:string-value="{rvrs off}">
            <text:p>{rvrs off}</text:p>
          </table:table-cell>
          <table:table-cell table:style-name="ce62" table:formula="of:=[.U3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8]+[.K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8]&gt;=128;[.H38]&lt;=255);&quot;{rvrs on}&quot;;&quot;{rvrs off}&quot;)" office:value-type="string" office:string-value="{rvrs off}">
            <text:p>{rvrs off}</text:p>
          </table:table-cell>
          <table:table-cell table:style-name="ce62" table:formula="of:=[.X3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8]+[.L38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6">
            <text:p>36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9" table:formula="of:=MID(['Charpad Export'.F218];2;2)" office:value-type="string" office:string-value="20">
            <text:p>20</text:p>
          </table:table-cell>
          <table:table-cell table:style-name="ce29" table:formula="of:=MID(['Charpad Export'.G218];2;2)" office:value-type="string" office:string-value="20">
            <text:p>20</text:p>
          </table:table-cell>
          <table:table-cell table:style-name="ce29" table:formula="of:=MID(['Charpad Export'.H218];2;2)" office:value-type="string" office:string-value="20">
            <text:p>20</text:p>
          </table:table-cell>
          <table:table-cell table:style-name="ce29" table:formula="of:=MID(['Charpad Export'.I218];2;2)" office:value-type="string" office:string-value="20">
            <text:p>20</text:p>
          </table:table-cell>
          <table:table-cell table:style-name="ce36" table:formula="of:=HEX2DEC([.A39])" office:value-type="float" office:value="32">
            <text:p>32</text:p>
          </table:table-cell>
          <table:table-cell table:style-name="ce39" table:formula="of:=HEX2DEC([.B39])" office:value-type="float" office:value="32">
            <text:p>32</text:p>
          </table:table-cell>
          <table:table-cell table:style-name="ce39" table:formula="of:=HEX2DEC([.C39])" office:value-type="float" office:value="32">
            <text:p>32</text:p>
          </table:table-cell>
          <table:table-cell table:style-name="ce39" table:formula="of:=HEX2DEC([.D39])" office:value-type="float" office:value="32">
            <text:p>32</text:p>
          </table:table-cell>
          <table:table-cell table:style-name="ce41" table:formula="of:=IF(AND([.E39]&gt;=0;[.E39]&lt;=31);&quot;+64&quot;;IF(AND([.E39]&gt;=32;[.E39]&lt;=63);&quot;0&quot;;IF(AND([.E39]&gt;=64;[.E39]&lt;=95);&quot;+128&quot;;IF(AND([.E39]&gt;=96;[.E39]&lt;=127);&quot;+64&quot;;IF(AND([.E39]&gt;=128;[.E39]&lt;=159);&quot;-64&quot;;IF(AND([.E39]&gt;=160;[.E39]&lt;=191);&quot;-128&quot;;IF(AND([.E39]&gt;=192;[.E39]&lt;=254);&quot;0&quot;;IF(AND([.E39]=255);&quot;-64&quot;;&quot;&quot;))))))))" office:value-type="string" office:string-value="0">
            <text:p>0</text:p>
          </table:table-cell>
          <table:table-cell table:style-name="ce42" table:formula="of:=IF(AND([.F39]&gt;=0;[.F39]&lt;=31);&quot;+64&quot;;IF(AND([.F39]&gt;=32;[.F39]&lt;=63);&quot;0&quot;;IF(AND([.F39]&gt;=64;[.F39]&lt;=95);&quot;+128&quot;;IF(AND([.F39]&gt;=96;[.F39]&lt;=127);&quot;+64&quot;;IF(AND([.F39]&gt;=128;[.F39]&lt;=159);&quot;-64&quot;;IF(AND([.F39]&gt;=160;[.F39]&lt;=191);&quot;-128&quot;;IF(AND([.F39]&gt;=192;[.F39]&lt;=254);&quot;0&quot;;IF(AND([.F39]=255);&quot;-64&quot;;&quot;&quot;))))))))" office:value-type="string" office:string-value="0">
            <text:p>0</text:p>
          </table:table-cell>
          <table:table-cell table:style-name="ce42" table:formula="of:=IF(AND([.G39]&gt;=0;[.G39]&lt;=31);&quot;+64&quot;;IF(AND([.G39]&gt;=32;[.G39]&lt;=63);&quot;0&quot;;IF(AND([.G39]&gt;=64;[.G39]&lt;=95);&quot;+128&quot;;IF(AND([.G39]&gt;=96;[.G39]&lt;=127);&quot;+64&quot;;IF(AND([.G39]&gt;=128;[.G39]&lt;=159);&quot;-64&quot;;IF(AND([.G39]&gt;=160;[.G39]&lt;=191);&quot;-128&quot;;IF(AND([.G39]&gt;=192;[.G39]&lt;=254);&quot;0&quot;;IF(AND([.G39]=255);&quot;-64&quot;;&quot;&quot;))))))))" office:value-type="string" office:string-value="0">
            <text:p>0</text:p>
          </table:table-cell>
          <table:table-cell table:style-name="ce42" table:formula="of:=IF(AND([.H39]&gt;=0;[.H39]&lt;=31);&quot;+64&quot;;IF(AND([.H39]&gt;=32;[.H39]&lt;=63);&quot;0&quot;;IF(AND([.H39]&gt;=64;[.H39]&lt;=95);&quot;+128&quot;;IF(AND([.H39]&gt;=96;[.H39]&lt;=127);&quot;+64&quot;;IF(AND([.H39]&gt;=128;[.H39]&lt;=159);&quot;-64&quot;;IF(AND([.H39]&gt;=160;[.H39]&lt;=191);&quot;-128&quot;;IF(AND([.H39]&gt;=192;[.H39]&lt;=254);&quot;0&quot;;IF(AND([.H39]=255);&quot;-64&quot;;&quot;&quot;))))))))" office:value-type="string" office:string-value="0">
            <text:p>0</text:p>
          </table:table-cell>
          <table:table-cell table:style-name="ce48" table:formula="of:=MID(['Charpad Export'.G238];2;2)" office:value-type="string" office:string-value="0b">
            <text:p>0b</text:p>
          </table:table-cell>
          <table:table-cell table:style-name="ce39" table:formula="of:=HEX2DEC([.M39])" office:value-type="float" office:value="11">
            <text:p>11</text:p>
          </table:table-cell>
          <table:table-cell table:style-name="ce39" table:formula="of:=IF([.N39]=0;&quot;{black}&quot;;IF([.N39]=1;&quot;{white}&quot;;IF([.N39]=2;&quot;{red}&quot;;IF([.N39]=3;&quot;{cyan}&quot;;IF([.N39]=4;&quot;{purple}&quot;;IF([.N39]=5;&quot;{green}&quot;;IF([.N39]=6;&quot;{blue}&quot;;IF([.N39]=7;&quot;{yellow}&quot;;IF([.N39]=8;&quot;{orange}&quot;;IF([.N39]=9;&quot;{brown}&quot;;IF([.N39]=10;&quot;{lt. red}&quot;;IF([.N39]=11;&quot;{gray1}&quot;;IF([.N39]=12;&quot;{gray2}&quot;;IF([.N39]=13;&quot;{lt. green}&quot;;IF([.N39]=14;&quot;{lt. blue}&quot;;IF([.N39]=15;&quot;{gray3}&quot;))))))))))))))))" office:value-type="string" office:string-value="{gray1}">
            <text:p>{gray1}</text:p>
          </table:table-cell>
          <table:table-cell table:style-name="ce51" table:formula="of:=[.M39]" office:value-type="string" office:string-value="0b">
            <text:p>0b</text:p>
          </table:table-cell>
          <table:table-cell table:style-name="ce39" table:formula="of:=HEX2DEC([.P39])" office:value-type="float" office:value="11">
            <text:p>11</text:p>
          </table:table-cell>
          <table:table-cell table:style-name="ce39" table:formula="of:=IF([.Q39]=0;&quot;{black}&quot;;IF([.Q39]=1;&quot;{white}&quot;;IF([.Q39]=2;&quot;{red}&quot;;IF([.Q39]=3;&quot;{cyan}&quot;;IF([.Q39]=4;&quot;{purple}&quot;;IF([.Q39]=5;&quot;{green}&quot;;IF([.Q39]=6;&quot;{blue}&quot;;IF([.Q39]=7;&quot;{yellow}&quot;;IF([.Q39]=8;&quot;{orange}&quot;;IF([.Q39]=9;&quot;{brown}&quot;;IF([.Q39]=10;&quot;{lt. red}&quot;;IF([.Q39]=11;&quot;{gray1}&quot;;IF([.Q39]=12;&quot;{gray2}&quot;;IF([.Q39]=13;&quot;{lt. green}&quot;;IF([.Q39]=14;&quot;{lt. blue}&quot;;IF([.Q39]=15;&quot;{gray3}&quot;))))))))))))))))" office:value-type="string" office:string-value="{gray1}">
            <text:p>{gray1}</text:p>
          </table:table-cell>
          <table:table-cell table:style-name="ce51" table:formula="of:=[.M39]" office:value-type="string" office:string-value="0b">
            <text:p>0b</text:p>
          </table:table-cell>
          <table:table-cell table:style-name="ce39" table:formula="of:=HEX2DEC([.S39])" office:value-type="float" office:value="11">
            <text:p>11</text:p>
          </table:table-cell>
          <table:table-cell table:style-name="ce39" table:formula="of:=IF([.T39]=0;&quot;{black}&quot;;IF([.T39]=1;&quot;{white}&quot;;IF([.T39]=2;&quot;{red}&quot;;IF([.T39]=3;&quot;{cyan}&quot;;IF([.T39]=4;&quot;{purple}&quot;;IF([.T39]=5;&quot;{green}&quot;;IF([.T39]=6;&quot;{blue}&quot;;IF([.T39]=7;&quot;{yellow}&quot;;IF([.T39]=8;&quot;{orange}&quot;;IF([.T39]=9;&quot;{brown}&quot;;IF([.T39]=10;&quot;{lt. red}&quot;;IF([.T39]=11;&quot;{gray1}&quot;;IF([.T39]=12;&quot;{gray2}&quot;;IF([.T39]=13;&quot;{lt. green}&quot;;IF([.T39]=14;&quot;{lt. blue}&quot;;IF([.T39]=15;&quot;{gray3}&quot;))))))))))))))))" office:value-type="string" office:string-value="{gray1}">
            <text:p>{gray1}</text:p>
          </table:table-cell>
          <table:table-cell table:style-name="ce53" table:formula="of:=[.M39]" office:value-type="string" office:string-value="0b">
            <text:p>0b</text:p>
          </table:table-cell>
          <table:table-cell table:style-name="ce39" table:formula="of:=HEX2DEC([.V39])" office:value-type="float" office:value="11">
            <text:p>11</text:p>
          </table:table-cell>
          <table:table-cell table:style-name="ce39" table:formula="of:=IF([.W39]=0;&quot;{black}&quot;;IF([.W39]=1;&quot;{white}&quot;;IF([.W39]=2;&quot;{red}&quot;;IF([.W39]=3;&quot;{cyan}&quot;;IF([.W39]=4;&quot;{purple}&quot;;IF([.W39]=5;&quot;{green}&quot;;IF([.W39]=6;&quot;{blue}&quot;;IF([.W39]=7;&quot;{yellow}&quot;;IF([.W39]=8;&quot;{orange}&quot;;IF([.W39]=9;&quot;{brown}&quot;;IF([.W39]=10;&quot;{lt. red}&quot;;IF([.W39]=11;&quot;{gray1}&quot;;IF([.W39]=12;&quot;{gray2}&quot;;IF([.W39]=13;&quot;{lt. green}&quot;;IF([.W39]=14;&quot;{lt. blue}&quot;;IF([.W3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39]" office:value-type="string" office:string-value="{gray1}">
            <text:p>{gray1}</text:p>
          </table:table-cell>
          <table:table-cell table:style-name="ce62" table:formula="of:=IF(AND([.E39]&gt;=128;[.E39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39]+[.I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39]&gt;=128;[.F39]&lt;=255);&quot;{rvrs on}&quot;;&quot;{rvrs off}&quot;)" office:value-type="string" office:string-value="{rvrs off}">
            <text:p>{rvrs off}</text:p>
          </table:table-cell>
          <table:table-cell table:style-name="ce62" table:formula="of:=[.R3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39]+[.J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39]&gt;=128;[.G39]&lt;=255);&quot;{rvrs on}&quot;;&quot;{rvrs off}&quot;)" office:value-type="string" office:string-value="{rvrs off}">
            <text:p>{rvrs off}</text:p>
          </table:table-cell>
          <table:table-cell table:style-name="ce62" table:formula="of:=[.U3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39]+[.K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39]&gt;=128;[.H39]&lt;=255);&quot;{rvrs on}&quot;;&quot;{rvrs off}&quot;)" office:value-type="string" office:string-value="{rvrs off}">
            <text:p>{rvrs off}</text:p>
          </table:table-cell>
          <table:table-cell table:style-name="ce62" table:formula="of:=[.X3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39]+[.L39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7">
            <text:p>37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9" table:formula="of:=MID(['Charpad Export'.J218];2;2)" office:value-type="string" office:string-value="20">
            <text:p>20</text:p>
          </table:table-cell>
          <table:table-cell table:style-name="ce29" table:formula="of:=MID(['Charpad Export'.K218];2;2)" office:value-type="string" office:string-value="20">
            <text:p>20</text:p>
          </table:table-cell>
          <table:table-cell table:style-name="ce29" table:formula="of:=MID(['Charpad Export'.L218];2;2)" office:value-type="string" office:string-value="20">
            <text:p>20</text:p>
          </table:table-cell>
          <table:table-cell table:style-name="ce29" table:formula="of:=MID(['Charpad Export'.M218];2;2)" office:value-type="string" office:string-value="20">
            <text:p>20</text:p>
          </table:table-cell>
          <table:table-cell table:style-name="ce36" table:formula="of:=HEX2DEC([.A40])" office:value-type="float" office:value="32">
            <text:p>32</text:p>
          </table:table-cell>
          <table:table-cell table:style-name="ce39" table:formula="of:=HEX2DEC([.B40])" office:value-type="float" office:value="32">
            <text:p>32</text:p>
          </table:table-cell>
          <table:table-cell table:style-name="ce39" table:formula="of:=HEX2DEC([.C40])" office:value-type="float" office:value="32">
            <text:p>32</text:p>
          </table:table-cell>
          <table:table-cell table:style-name="ce39" table:formula="of:=HEX2DEC([.D40])" office:value-type="float" office:value="32">
            <text:p>32</text:p>
          </table:table-cell>
          <table:table-cell table:style-name="ce41" table:formula="of:=IF(AND([.E40]&gt;=0;[.E40]&lt;=31);&quot;+64&quot;;IF(AND([.E40]&gt;=32;[.E40]&lt;=63);&quot;0&quot;;IF(AND([.E40]&gt;=64;[.E40]&lt;=95);&quot;+128&quot;;IF(AND([.E40]&gt;=96;[.E40]&lt;=127);&quot;+64&quot;;IF(AND([.E40]&gt;=128;[.E40]&lt;=159);&quot;-64&quot;;IF(AND([.E40]&gt;=160;[.E40]&lt;=191);&quot;-128&quot;;IF(AND([.E40]&gt;=192;[.E40]&lt;=254);&quot;0&quot;;IF(AND([.E40]=255);&quot;-64&quot;;&quot;&quot;))))))))" office:value-type="string" office:string-value="0">
            <text:p>0</text:p>
          </table:table-cell>
          <table:table-cell table:style-name="ce42" table:formula="of:=IF(AND([.F40]&gt;=0;[.F40]&lt;=31);&quot;+64&quot;;IF(AND([.F40]&gt;=32;[.F40]&lt;=63);&quot;0&quot;;IF(AND([.F40]&gt;=64;[.F40]&lt;=95);&quot;+128&quot;;IF(AND([.F40]&gt;=96;[.F40]&lt;=127);&quot;+64&quot;;IF(AND([.F40]&gt;=128;[.F40]&lt;=159);&quot;-64&quot;;IF(AND([.F40]&gt;=160;[.F40]&lt;=191);&quot;-128&quot;;IF(AND([.F40]&gt;=192;[.F40]&lt;=254);&quot;0&quot;;IF(AND([.F40]=255);&quot;-64&quot;;&quot;&quot;))))))))" office:value-type="string" office:string-value="0">
            <text:p>0</text:p>
          </table:table-cell>
          <table:table-cell table:style-name="ce42" table:formula="of:=IF(AND([.G40]&gt;=0;[.G40]&lt;=31);&quot;+64&quot;;IF(AND([.G40]&gt;=32;[.G40]&lt;=63);&quot;0&quot;;IF(AND([.G40]&gt;=64;[.G40]&lt;=95);&quot;+128&quot;;IF(AND([.G40]&gt;=96;[.G40]&lt;=127);&quot;+64&quot;;IF(AND([.G40]&gt;=128;[.G40]&lt;=159);&quot;-64&quot;;IF(AND([.G40]&gt;=160;[.G40]&lt;=191);&quot;-128&quot;;IF(AND([.G40]&gt;=192;[.G40]&lt;=254);&quot;0&quot;;IF(AND([.G40]=255);&quot;-64&quot;;&quot;&quot;))))))))" office:value-type="string" office:string-value="0">
            <text:p>0</text:p>
          </table:table-cell>
          <table:table-cell table:style-name="ce42" table:formula="of:=IF(AND([.H40]&gt;=0;[.H40]&lt;=31);&quot;+64&quot;;IF(AND([.H40]&gt;=32;[.H40]&lt;=63);&quot;0&quot;;IF(AND([.H40]&gt;=64;[.H40]&lt;=95);&quot;+128&quot;;IF(AND([.H40]&gt;=96;[.H40]&lt;=127);&quot;+64&quot;;IF(AND([.H40]&gt;=128;[.H40]&lt;=159);&quot;-64&quot;;IF(AND([.H40]&gt;=160;[.H40]&lt;=191);&quot;-128&quot;;IF(AND([.H40]&gt;=192;[.H40]&lt;=254);&quot;0&quot;;IF(AND([.H40]=255);&quot;-64&quot;;&quot;&quot;))))))))" office:value-type="string" office:string-value="0">
            <text:p>0</text:p>
          </table:table-cell>
          <table:table-cell table:style-name="ce47" table:formula="of:=MID(['Charpad Export'.H238];2;2)" office:value-type="string" office:string-value="0b">
            <text:p>0b</text:p>
          </table:table-cell>
          <table:table-cell table:style-name="ce39" table:formula="of:=HEX2DEC([.M40])" office:value-type="float" office:value="11">
            <text:p>11</text:p>
          </table:table-cell>
          <table:table-cell table:style-name="ce39" table:formula="of:=IF([.N40]=0;&quot;{black}&quot;;IF([.N40]=1;&quot;{white}&quot;;IF([.N40]=2;&quot;{red}&quot;;IF([.N40]=3;&quot;{cyan}&quot;;IF([.N40]=4;&quot;{purple}&quot;;IF([.N40]=5;&quot;{green}&quot;;IF([.N40]=6;&quot;{blue}&quot;;IF([.N40]=7;&quot;{yellow}&quot;;IF([.N40]=8;&quot;{orange}&quot;;IF([.N40]=9;&quot;{brown}&quot;;IF([.N40]=10;&quot;{lt. red}&quot;;IF([.N40]=11;&quot;{gray1}&quot;;IF([.N40]=12;&quot;{gray2}&quot;;IF([.N40]=13;&quot;{lt. green}&quot;;IF([.N40]=14;&quot;{lt. blue}&quot;;IF([.N40]=15;&quot;{gray3}&quot;))))))))))))))))" office:value-type="string" office:string-value="{gray1}">
            <text:p>{gray1}</text:p>
          </table:table-cell>
          <table:table-cell table:style-name="ce49" table:formula="of:=[.M40]" office:value-type="string" office:string-value="0b">
            <text:p>0b</text:p>
          </table:table-cell>
          <table:table-cell table:style-name="ce39" table:formula="of:=HEX2DEC([.P40])" office:value-type="float" office:value="11">
            <text:p>11</text:p>
          </table:table-cell>
          <table:table-cell table:style-name="ce39" table:formula="of:=IF([.Q40]=0;&quot;{black}&quot;;IF([.Q40]=1;&quot;{white}&quot;;IF([.Q40]=2;&quot;{red}&quot;;IF([.Q40]=3;&quot;{cyan}&quot;;IF([.Q40]=4;&quot;{purple}&quot;;IF([.Q40]=5;&quot;{green}&quot;;IF([.Q40]=6;&quot;{blue}&quot;;IF([.Q40]=7;&quot;{yellow}&quot;;IF([.Q40]=8;&quot;{orange}&quot;;IF([.Q40]=9;&quot;{brown}&quot;;IF([.Q40]=10;&quot;{lt. red}&quot;;IF([.Q40]=11;&quot;{gray1}&quot;;IF([.Q40]=12;&quot;{gray2}&quot;;IF([.Q40]=13;&quot;{lt. green}&quot;;IF([.Q40]=14;&quot;{lt. blue}&quot;;IF([.Q40]=15;&quot;{gray3}&quot;))))))))))))))))" office:value-type="string" office:string-value="{gray1}">
            <text:p>{gray1}</text:p>
          </table:table-cell>
          <table:table-cell table:style-name="ce49" table:formula="of:=[.M40]" office:value-type="string" office:string-value="0b">
            <text:p>0b</text:p>
          </table:table-cell>
          <table:table-cell table:style-name="ce39" table:formula="of:=HEX2DEC([.S40])" office:value-type="float" office:value="11">
            <text:p>11</text:p>
          </table:table-cell>
          <table:table-cell table:style-name="ce39" table:formula="of:=IF([.T40]=0;&quot;{black}&quot;;IF([.T40]=1;&quot;{white}&quot;;IF([.T40]=2;&quot;{red}&quot;;IF([.T40]=3;&quot;{cyan}&quot;;IF([.T40]=4;&quot;{purple}&quot;;IF([.T40]=5;&quot;{green}&quot;;IF([.T40]=6;&quot;{blue}&quot;;IF([.T40]=7;&quot;{yellow}&quot;;IF([.T40]=8;&quot;{orange}&quot;;IF([.T40]=9;&quot;{brown}&quot;;IF([.T40]=10;&quot;{lt. red}&quot;;IF([.T40]=11;&quot;{gray1}&quot;;IF([.T40]=12;&quot;{gray2}&quot;;IF([.T40]=13;&quot;{lt. green}&quot;;IF([.T40]=14;&quot;{lt. blue}&quot;;IF([.T40]=15;&quot;{gray3}&quot;))))))))))))))))" office:value-type="string" office:string-value="{gray1}">
            <text:p>{gray1}</text:p>
          </table:table-cell>
          <table:table-cell table:style-name="ce54" table:formula="of:=[.M40]" office:value-type="string" office:string-value="0b">
            <text:p>0b</text:p>
          </table:table-cell>
          <table:table-cell table:style-name="ce39" table:formula="of:=HEX2DEC([.V40])" office:value-type="float" office:value="11">
            <text:p>11</text:p>
          </table:table-cell>
          <table:table-cell table:style-name="ce39" table:formula="of:=IF([.W40]=0;&quot;{black}&quot;;IF([.W40]=1;&quot;{white}&quot;;IF([.W40]=2;&quot;{red}&quot;;IF([.W40]=3;&quot;{cyan}&quot;;IF([.W40]=4;&quot;{purple}&quot;;IF([.W40]=5;&quot;{green}&quot;;IF([.W40]=6;&quot;{blue}&quot;;IF([.W40]=7;&quot;{yellow}&quot;;IF([.W40]=8;&quot;{orange}&quot;;IF([.W40]=9;&quot;{brown}&quot;;IF([.W40]=10;&quot;{lt. red}&quot;;IF([.W40]=11;&quot;{gray1}&quot;;IF([.W40]=12;&quot;{gray2}&quot;;IF([.W40]=13;&quot;{lt. green}&quot;;IF([.W40]=14;&quot;{lt. blue}&quot;;IF([.W40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0]" office:value-type="string" office:string-value="{gray1}">
            <text:p>{gray1}</text:p>
          </table:table-cell>
          <table:table-cell table:style-name="ce62" table:formula="of:=IF(AND([.E40]&gt;=128;[.E40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0]+[.I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F40]&gt;=128;[.F40]&lt;=255);&quot;{rvrs on}&quot;;&quot;{rvrs off}&quot;)" office:value-type="string" office:string-value="{rvrs off}">
            <text:p>{rvrs off}</text:p>
          </table:table-cell>
          <table:table-cell table:style-name="ce62" table:formula="of:=[.R4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0]+[.J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0]&gt;=128;[.G40]&lt;=255);&quot;{rvrs on}&quot;;&quot;{rvrs off}&quot;)" office:value-type="string" office:string-value="{rvrs off}">
            <text:p>{rvrs off}</text:p>
          </table:table-cell>
          <table:table-cell table:style-name="ce62" table:formula="of:=[.U4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0]+[.K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2" table:formula="of:=IF(AND([.H40]&gt;=128;[.H40]&lt;=255);&quot;{rvrs on}&quot;;&quot;{rvrs off}&quot;)" office:value-type="string" office:string-value="{rvrs off}">
            <text:p>{rvrs off}</text:p>
          </table:table-cell>
          <table:table-cell table:style-name="ce62" table:formula="of:=[.X40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0]+[.L40]" office:value-type="float" office:value="32">
            <text:p>3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38">
            <text:p>38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29" table:formula="of:=MID(['Charpad Export'.N218];2;2)" office:value-type="string" office:string-value="20">
            <text:p>20</text:p>
          </table:table-cell>
          <table:table-cell table:style-name="ce29" table:formula="of:=MID(['Charpad Export'.O218];2;2)" office:value-type="string" office:string-value="20">
            <text:p>20</text:p>
          </table:table-cell>
          <table:table-cell table:style-name="ce29" table:formula="of:=MID(['Charpad Export'.P218];2;2)" office:value-type="string" office:string-value="20">
            <text:p>20</text:p>
          </table:table-cell>
          <table:table-cell table:style-name="ce29" table:formula="of:=MID(['Charpad Export'.Q218];2;2)" office:value-type="string" office:string-value="20">
            <text:p>20</text:p>
          </table:table-cell>
          <table:table-cell table:style-name="ce36" table:formula="of:=HEX2DEC([.A41])" office:value-type="float" office:value="32">
            <text:p>32</text:p>
          </table:table-cell>
          <table:table-cell table:style-name="ce37" table:formula="of:=HEX2DEC([.B41])" office:value-type="float" office:value="32">
            <text:p>32</text:p>
          </table:table-cell>
          <table:table-cell table:style-name="ce37" table:formula="of:=HEX2DEC([.C41])" office:value-type="float" office:value="32">
            <text:p>32</text:p>
          </table:table-cell>
          <table:table-cell table:style-name="ce37" table:formula="of:=HEX2DEC([.D41])" office:value-type="float" office:value="32">
            <text:p>32</text:p>
          </table:table-cell>
          <table:table-cell table:style-name="ce41" table:formula="of:=IF(AND([.E41]&gt;=0;[.E41]&lt;=31);&quot;+64&quot;;IF(AND([.E41]&gt;=32;[.E41]&lt;=63);&quot;0&quot;;IF(AND([.E41]&gt;=64;[.E41]&lt;=95);&quot;+128&quot;;IF(AND([.E41]&gt;=96;[.E41]&lt;=127);&quot;+64&quot;;IF(AND([.E41]&gt;=128;[.E41]&lt;=159);&quot;-64&quot;;IF(AND([.E41]&gt;=160;[.E41]&lt;=191);&quot;-128&quot;;IF(AND([.E41]&gt;=192;[.E41]&lt;=254);&quot;0&quot;;IF(AND([.E41]=255);&quot;-64&quot;;&quot;&quot;))))))))" office:value-type="string" office:string-value="0">
            <text:p>0</text:p>
          </table:table-cell>
          <table:table-cell table:style-name="ce42" table:formula="of:=IF(AND([.F41]&gt;=0;[.F41]&lt;=31);&quot;+64&quot;;IF(AND([.F41]&gt;=32;[.F41]&lt;=63);&quot;0&quot;;IF(AND([.F41]&gt;=64;[.F41]&lt;=95);&quot;+128&quot;;IF(AND([.F41]&gt;=96;[.F41]&lt;=127);&quot;+64&quot;;IF(AND([.F41]&gt;=128;[.F41]&lt;=159);&quot;-64&quot;;IF(AND([.F41]&gt;=160;[.F41]&lt;=191);&quot;-128&quot;;IF(AND([.F41]&gt;=192;[.F41]&lt;=254);&quot;0&quot;;IF(AND([.F41]=255);&quot;-64&quot;;&quot;&quot;))))))))" office:value-type="string" office:string-value="0">
            <text:p>0</text:p>
          </table:table-cell>
          <table:table-cell table:style-name="ce42" table:formula="of:=IF(AND([.G41]&gt;=0;[.G41]&lt;=31);&quot;+64&quot;;IF(AND([.G41]&gt;=32;[.G41]&lt;=63);&quot;0&quot;;IF(AND([.G41]&gt;=64;[.G41]&lt;=95);&quot;+128&quot;;IF(AND([.G41]&gt;=96;[.G41]&lt;=127);&quot;+64&quot;;IF(AND([.G41]&gt;=128;[.G41]&lt;=159);&quot;-64&quot;;IF(AND([.G41]&gt;=160;[.G41]&lt;=191);&quot;-128&quot;;IF(AND([.G41]&gt;=192;[.G41]&lt;=254);&quot;0&quot;;IF(AND([.G41]=255);&quot;-64&quot;;&quot;&quot;))))))))" office:value-type="string" office:string-value="0">
            <text:p>0</text:p>
          </table:table-cell>
          <table:table-cell table:style-name="ce42" table:formula="of:=IF(AND([.H41]&gt;=0;[.H41]&lt;=31);&quot;+64&quot;;IF(AND([.H41]&gt;=32;[.H41]&lt;=63);&quot;0&quot;;IF(AND([.H41]&gt;=64;[.H41]&lt;=95);&quot;+128&quot;;IF(AND([.H41]&gt;=96;[.H41]&lt;=127);&quot;+64&quot;;IF(AND([.H41]&gt;=128;[.H41]&lt;=159);&quot;-64&quot;;IF(AND([.H41]&gt;=160;[.H41]&lt;=191);&quot;-128&quot;;IF(AND([.H41]&gt;=192;[.H41]&lt;=254);&quot;0&quot;;IF(AND([.H41]=255);&quot;-64&quot;;&quot;&quot;))))))))" office:value-type="string" office:string-value="0">
            <text:p>0</text:p>
          </table:table-cell>
          <table:table-cell table:style-name="ce48" table:formula="of:=MID(['Charpad Export'.I238];2;2)" office:value-type="string" office:string-value="0b">
            <text:p>0b</text:p>
          </table:table-cell>
          <table:table-cell table:style-name="ce37" table:formula="of:=HEX2DEC([.M41])" office:value-type="float" office:value="11">
            <text:p>11</text:p>
          </table:table-cell>
          <table:table-cell table:style-name="ce37" table:formula="of:=IF([.N41]=0;&quot;{black}&quot;;IF([.N41]=1;&quot;{white}&quot;;IF([.N41]=2;&quot;{red}&quot;;IF([.N41]=3;&quot;{cyan}&quot;;IF([.N41]=4;&quot;{purple}&quot;;IF([.N41]=5;&quot;{green}&quot;;IF([.N41]=6;&quot;{blue}&quot;;IF([.N41]=7;&quot;{yellow}&quot;;IF([.N41]=8;&quot;{orange}&quot;;IF([.N41]=9;&quot;{brown}&quot;;IF([.N41]=10;&quot;{lt. red}&quot;;IF([.N41]=11;&quot;{gray1}&quot;;IF([.N41]=12;&quot;{gray2}&quot;;IF([.N41]=13;&quot;{lt. green}&quot;;IF([.N41]=14;&quot;{lt. blue}&quot;;IF([.N41]=15;&quot;{gray3}&quot;))))))))))))))))" office:value-type="string" office:string-value="{gray1}">
            <text:p>{gray1}</text:p>
          </table:table-cell>
          <table:table-cell table:style-name="ce51" table:formula="of:=[.M41]" office:value-type="string" office:string-value="0b">
            <text:p>0b</text:p>
          </table:table-cell>
          <table:table-cell table:style-name="ce37" table:formula="of:=HEX2DEC([.P41])" office:value-type="float" office:value="11">
            <text:p>11</text:p>
          </table:table-cell>
          <table:table-cell table:style-name="ce37" table:formula="of:=IF([.Q41]=0;&quot;{black}&quot;;IF([.Q41]=1;&quot;{white}&quot;;IF([.Q41]=2;&quot;{red}&quot;;IF([.Q41]=3;&quot;{cyan}&quot;;IF([.Q41]=4;&quot;{purple}&quot;;IF([.Q41]=5;&quot;{green}&quot;;IF([.Q41]=6;&quot;{blue}&quot;;IF([.Q41]=7;&quot;{yellow}&quot;;IF([.Q41]=8;&quot;{orange}&quot;;IF([.Q41]=9;&quot;{brown}&quot;;IF([.Q41]=10;&quot;{lt. red}&quot;;IF([.Q41]=11;&quot;{gray1}&quot;;IF([.Q41]=12;&quot;{gray2}&quot;;IF([.Q41]=13;&quot;{lt. green}&quot;;IF([.Q41]=14;&quot;{lt. blue}&quot;;IF([.Q41]=15;&quot;{gray3}&quot;))))))))))))))))" office:value-type="string" office:string-value="{gray1}">
            <text:p>{gray1}</text:p>
          </table:table-cell>
          <table:table-cell table:style-name="ce51" table:formula="of:=[.M41]" office:value-type="string" office:string-value="0b">
            <text:p>0b</text:p>
          </table:table-cell>
          <table:table-cell table:style-name="ce37" table:formula="of:=HEX2DEC([.S41])" office:value-type="float" office:value="11">
            <text:p>11</text:p>
          </table:table-cell>
          <table:table-cell table:style-name="ce37" table:formula="of:=IF([.T41]=0;&quot;{black}&quot;;IF([.T41]=1;&quot;{white}&quot;;IF([.T41]=2;&quot;{red}&quot;;IF([.T41]=3;&quot;{cyan}&quot;;IF([.T41]=4;&quot;{purple}&quot;;IF([.T41]=5;&quot;{green}&quot;;IF([.T41]=6;&quot;{blue}&quot;;IF([.T41]=7;&quot;{yellow}&quot;;IF([.T41]=8;&quot;{orange}&quot;;IF([.T41]=9;&quot;{brown}&quot;;IF([.T41]=10;&quot;{lt. red}&quot;;IF([.T41]=11;&quot;{gray1}&quot;;IF([.T41]=12;&quot;{gray2}&quot;;IF([.T41]=13;&quot;{lt. green}&quot;;IF([.T41]=14;&quot;{lt. blue}&quot;;IF([.T41]=15;&quot;{gray3}&quot;))))))))))))))))" office:value-type="string" office:string-value="{gray1}">
            <text:p>{gray1}</text:p>
          </table:table-cell>
          <table:table-cell table:style-name="ce53" table:formula="of:=[.M41]" office:value-type="string" office:string-value="0b">
            <text:p>0b</text:p>
          </table:table-cell>
          <table:table-cell table:style-name="ce37" table:formula="of:=HEX2DEC([.V41])" office:value-type="float" office:value="11">
            <text:p>11</text:p>
          </table:table-cell>
          <table:table-cell table:style-name="ce37" table:formula="of:=IF([.W41]=0;&quot;{black}&quot;;IF([.W41]=1;&quot;{white}&quot;;IF([.W41]=2;&quot;{red}&quot;;IF([.W41]=3;&quot;{cyan}&quot;;IF([.W41]=4;&quot;{purple}&quot;;IF([.W41]=5;&quot;{green}&quot;;IF([.W41]=6;&quot;{blue}&quot;;IF([.W41]=7;&quot;{yellow}&quot;;IF([.W41]=8;&quot;{orange}&quot;;IF([.W41]=9;&quot;{brown}&quot;;IF([.W41]=10;&quot;{lt. red}&quot;;IF([.W41]=11;&quot;{gray1}&quot;;IF([.W41]=12;&quot;{gray2}&quot;;IF([.W41]=13;&quot;{lt. green}&quot;;IF([.W41]=14;&quot;{lt. blue}&quot;;IF([.W41]=15;&quot;{gray3}&quot;))))))))))))))))" office:value-type="string" office:string-value="{gray1}">
            <text:p>{gray1}</text:p>
          </table:table-cell>
          <table:table-cell table:style-name="ce57" office:value-type="string">
            <text:p>data"</text:p>
          </table:table-cell>
          <table:table-cell table:style-name="ce63" table:formula="of:=[.O41]" office:value-type="string" office:string-value="{gray1}">
            <text:p>{gray1}</text:p>
          </table:table-cell>
          <table:table-cell table:style-name="ce63" table:formula="of:=IF(AND([.E41]&gt;=128;[.E41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1]+[.I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F41]&gt;=128;[.F41]&lt;=255);&quot;{rvrs on}&quot;;&quot;{rvrs off}&quot;)" office:value-type="string" office:string-value="{rvrs off}">
            <text:p>{rvrs off}</text:p>
          </table:table-cell>
          <table:table-cell table:style-name="ce63" table:formula="of:=[.R4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F41]+[.J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1]&gt;=128;[.G41]&lt;=255);&quot;{rvrs on}&quot;;&quot;{rvrs off}&quot;)" office:value-type="string" office:string-value="{rvrs off}">
            <text:p>{rvrs off}</text:p>
          </table:table-cell>
          <table:table-cell table:style-name="ce63" table:formula="of:=[.U4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G41]+[.K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table:formula="of:=IF(AND([.H41]&gt;=128;[.H41]&lt;=255);&quot;{rvrs on}&quot;;&quot;{rvrs off}&quot;)" office:value-type="string" office:string-value="{rvrs off}">
            <text:p>{rvrs off}</text:p>
          </table:table-cell>
          <table:table-cell table:style-name="ce63" table:formula="of:=[.X41]" office:value-type="string" office:string-value="{gray1}">
            <text:p>{gray1}</text:p>
          </table:table-cell>
          <table:table-cell table:style-name="ce63" office:value-type="string">
            <text:p>{</text:p>
          </table:table-cell>
          <table:table-cell table:style-name="ce63" table:formula="of:=[.H41]+[.L41]" office:value-type="float" office:value="32">
            <text:p>32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rvrs off}"</text:p>
          </table:table-cell>
          <table:table-cell table:style-name="ce74" office:value-type="float" office:value="39">
            <text:p>39</text:p>
          </table:table-cell>
          <table:table-cell table:style-name="ce49"/>
          <table:table-cell table:style-name="ce84" table:number-columns-repeated="5"/>
        </table:table-row>
        <table:table-row table:style-name="ro2">
          <table:table-cell table:style-name="ce30" table:formula="of:=MID(['Charpad Export'.B219];2;2)" office:value-type="string" office:string-value="51">
            <text:p>51</text:p>
          </table:table-cell>
          <table:table-cell table:style-name="ce30" table:formula="of:=MID(['Charpad Export'.C219];2;2)" office:value-type="string" office:string-value="51">
            <text:p>51</text:p>
          </table:table-cell>
          <table:table-cell table:style-name="ce30" table:formula="of:=MID(['Charpad Export'.D219];2;2)" office:value-type="string" office:string-value="51">
            <text:p>51</text:p>
          </table:table-cell>
          <table:table-cell table:style-name="ce30" table:formula="of:=MID(['Charpad Export'.E219];2;2)" office:value-type="string" office:string-value="51">
            <text:p>51</text:p>
          </table:table-cell>
          <table:table-cell table:style-name="ce36" table:formula="of:=HEX2DEC([.A42])" office:value-type="float" office:value="81">
            <text:p>81</text:p>
          </table:table-cell>
          <table:table-cell table:style-name="ce39" table:formula="of:=HEX2DEC([.B42])" office:value-type="float" office:value="81">
            <text:p>81</text:p>
          </table:table-cell>
          <table:table-cell table:style-name="ce39" table:formula="of:=HEX2DEC([.C42])" office:value-type="float" office:value="81">
            <text:p>81</text:p>
          </table:table-cell>
          <table:table-cell table:style-name="ce39" table:formula="of:=HEX2DEC([.D42])" office:value-type="float" office:value="81">
            <text:p>81</text:p>
          </table:table-cell>
          <table:table-cell table:style-name="ce41" table:formula="of:=IF(AND([.E42]&gt;=0;[.E42]&lt;=31);&quot;+64&quot;;IF(AND([.E42]&gt;=32;[.E42]&lt;=63);&quot;0&quot;;IF(AND([.E42]&gt;=64;[.E42]&lt;=95);&quot;+128&quot;;IF(AND([.E42]&gt;=96;[.E42]&lt;=127);&quot;+64&quot;;IF(AND([.E42]&gt;=128;[.E42]&lt;=159);&quot;-64&quot;;IF(AND([.E42]&gt;=160;[.E42]&lt;=191);&quot;-128&quot;;IF(AND([.E42]&gt;=192;[.E42]&lt;=254);&quot;0&quot;;IF(AND([.E42]=255);&quot;-64&quot;;&quot;&quot;))))))))" office:value-type="string" office:string-value="+128">
            <text:p>+128</text:p>
          </table:table-cell>
          <table:table-cell table:style-name="ce42" table:formula="of:=IF(AND([.F42]&gt;=0;[.F42]&lt;=31);&quot;+64&quot;;IF(AND([.F42]&gt;=32;[.F42]&lt;=63);&quot;0&quot;;IF(AND([.F42]&gt;=64;[.F42]&lt;=95);&quot;+128&quot;;IF(AND([.F42]&gt;=96;[.F42]&lt;=127);&quot;+64&quot;;IF(AND([.F42]&gt;=128;[.F42]&lt;=159);&quot;-64&quot;;IF(AND([.F42]&gt;=160;[.F42]&lt;=191);&quot;-128&quot;;IF(AND([.F42]&gt;=192;[.F42]&lt;=254);&quot;0&quot;;IF(AND([.F42]=255);&quot;-64&quot;;&quot;&quot;))))))))" office:value-type="string" office:string-value="+128">
            <text:p>+128</text:p>
          </table:table-cell>
          <table:table-cell table:style-name="ce42" table:formula="of:=IF(AND([.G42]&gt;=0;[.G42]&lt;=31);&quot;+64&quot;;IF(AND([.G42]&gt;=32;[.G42]&lt;=63);&quot;0&quot;;IF(AND([.G42]&gt;=64;[.G42]&lt;=95);&quot;+128&quot;;IF(AND([.G42]&gt;=96;[.G42]&lt;=127);&quot;+64&quot;;IF(AND([.G42]&gt;=128;[.G42]&lt;=159);&quot;-64&quot;;IF(AND([.G42]&gt;=160;[.G42]&lt;=191);&quot;-128&quot;;IF(AND([.G42]&gt;=192;[.G42]&lt;=254);&quot;0&quot;;IF(AND([.G42]=255);&quot;-64&quot;;&quot;&quot;))))))))" office:value-type="string" office:string-value="+128">
            <text:p>+128</text:p>
          </table:table-cell>
          <table:table-cell table:style-name="ce42" table:formula="of:=IF(AND([.H42]&gt;=0;[.H42]&lt;=31);&quot;+64&quot;;IF(AND([.H42]&gt;=32;[.H42]&lt;=63);&quot;0&quot;;IF(AND([.H42]&gt;=64;[.H42]&lt;=95);&quot;+128&quot;;IF(AND([.H42]&gt;=96;[.H42]&lt;=127);&quot;+64&quot;;IF(AND([.H42]&gt;=128;[.H42]&lt;=159);&quot;-64&quot;;IF(AND([.H42]&gt;=160;[.H42]&lt;=191);&quot;-128&quot;;IF(AND([.H42]&gt;=192;[.H42]&lt;=254);&quot;0&quot;;IF(AND([.H42]=255);&quot;-64&quot;;&quot;&quot;))))))))" office:value-type="string" office:string-value="+128">
            <text:p>+128</text:p>
          </table:table-cell>
          <table:table-cell table:style-name="ce47" table:formula="of:=MID(['Charpad Export'.B238];2;2)" office:value-type="string" office:string-value="09">
            <text:p>09</text:p>
          </table:table-cell>
          <table:table-cell table:style-name="ce37" table:formula="of:=HEX2DEC([.M42])" office:value-type="float" office:value="9">
            <text:p>9</text:p>
          </table:table-cell>
          <table:table-cell table:style-name="ce37" table:formula="of:=IF([.N42]=0;&quot;{black}&quot;;IF([.N42]=1;&quot;{white}&quot;;IF([.N42]=2;&quot;{red}&quot;;IF([.N42]=3;&quot;{cyan}&quot;;IF([.N42]=4;&quot;{purple}&quot;;IF([.N42]=5;&quot;{green}&quot;;IF([.N42]=6;&quot;{blue}&quot;;IF([.N42]=7;&quot;{yellow}&quot;;IF([.N42]=8;&quot;{orange}&quot;;IF([.N42]=9;&quot;{brown}&quot;;IF([.N42]=10;&quot;{lt. red}&quot;;IF([.N42]=11;&quot;{gray1}&quot;;IF([.N42]=12;&quot;{gray2}&quot;;IF([.N42]=13;&quot;{lt. green}&quot;;IF([.N42]=14;&quot;{lt. blue}&quot;;IF([.N42]=15;&quot;{gray3}&quot;))))))))))))))))" office:value-type="string" office:string-value="{brown}">
            <text:p>{brown}</text:p>
          </table:table-cell>
          <table:table-cell table:style-name="ce49" table:formula="of:=[.M42]" office:value-type="string" office:string-value="09">
            <text:p>09</text:p>
          </table:table-cell>
          <table:table-cell table:style-name="ce37" table:formula="of:=HEX2DEC([.P42])" office:value-type="float" office:value="9">
            <text:p>9</text:p>
          </table:table-cell>
          <table:table-cell table:style-name="ce37" table:formula="of:=IF([.Q42]=0;&quot;{black}&quot;;IF([.Q42]=1;&quot;{white}&quot;;IF([.Q42]=2;&quot;{red}&quot;;IF([.Q42]=3;&quot;{cyan}&quot;;IF([.Q42]=4;&quot;{purple}&quot;;IF([.Q42]=5;&quot;{green}&quot;;IF([.Q42]=6;&quot;{blue}&quot;;IF([.Q42]=7;&quot;{yellow}&quot;;IF([.Q42]=8;&quot;{orange}&quot;;IF([.Q42]=9;&quot;{brown}&quot;;IF([.Q42]=10;&quot;{lt. red}&quot;;IF([.Q42]=11;&quot;{gray1}&quot;;IF([.Q42]=12;&quot;{gray2}&quot;;IF([.Q42]=13;&quot;{lt. green}&quot;;IF([.Q42]=14;&quot;{lt. blue}&quot;;IF([.Q42]=15;&quot;{gray3}&quot;))))))))))))))))" office:value-type="string" office:string-value="{brown}">
            <text:p>{brown}</text:p>
          </table:table-cell>
          <table:table-cell table:style-name="ce49" table:formula="of:=[.M42]" office:value-type="string" office:string-value="09">
            <text:p>09</text:p>
          </table:table-cell>
          <table:table-cell table:style-name="ce37" table:formula="of:=HEX2DEC([.S42])" office:value-type="float" office:value="9">
            <text:p>9</text:p>
          </table:table-cell>
          <table:table-cell table:style-name="ce37" table:formula="of:=IF([.T42]=0;&quot;{black}&quot;;IF([.T42]=1;&quot;{white}&quot;;IF([.T42]=2;&quot;{red}&quot;;IF([.T42]=3;&quot;{cyan}&quot;;IF([.T42]=4;&quot;{purple}&quot;;IF([.T42]=5;&quot;{green}&quot;;IF([.T42]=6;&quot;{blue}&quot;;IF([.T42]=7;&quot;{yellow}&quot;;IF([.T42]=8;&quot;{orange}&quot;;IF([.T42]=9;&quot;{brown}&quot;;IF([.T42]=10;&quot;{lt. red}&quot;;IF([.T42]=11;&quot;{gray1}&quot;;IF([.T42]=12;&quot;{gray2}&quot;;IF([.T42]=13;&quot;{lt. green}&quot;;IF([.T42]=14;&quot;{lt. blue}&quot;;IF([.T42]=15;&quot;{gray3}&quot;))))))))))))))))" office:value-type="string" office:string-value="{brown}">
            <text:p>{brown}</text:p>
          </table:table-cell>
          <table:table-cell table:style-name="ce54" table:formula="of:=[.M42]" office:value-type="string" office:string-value="09">
            <text:p>09</text:p>
          </table:table-cell>
          <table:table-cell table:style-name="ce37" table:formula="of:=HEX2DEC([.V42])" office:value-type="float" office:value="9">
            <text:p>9</text:p>
          </table:table-cell>
          <table:table-cell table:style-name="ce37" table:formula="of:=IF([.W42]=0;&quot;{black}&quot;;IF([.W42]=1;&quot;{white}&quot;;IF([.W42]=2;&quot;{red}&quot;;IF([.W42]=3;&quot;{cyan}&quot;;IF([.W42]=4;&quot;{purple}&quot;;IF([.W42]=5;&quot;{green}&quot;;IF([.W42]=6;&quot;{blue}&quot;;IF([.W42]=7;&quot;{yellow}&quot;;IF([.W42]=8;&quot;{orange}&quot;;IF([.W42]=9;&quot;{brown}&quot;;IF([.W42]=10;&quot;{lt. red}&quot;;IF([.W42]=11;&quot;{gray1}&quot;;IF([.W42]=12;&quot;{gray2}&quot;;IF([.W42]=13;&quot;{lt. green}&quot;;IF([.W42]=14;&quot;{lt. blue}&quot;;IF([.W42]=15;&quot;{gray3}&quot;))))))))))))))))" office:value-type="string" office:string-value="{brown}">
            <text:p>{brown}</text:p>
          </table:table-cell>
          <table:table-cell table:style-name="ce57" office:value-type="string">
            <text:p>data"</text:p>
          </table:table-cell>
          <table:table-cell table:style-name="ce63" table:formula="of:=[.O42]" office:value-type="string" office:string-value="{brown}">
            <text:p>{brown}</text:p>
          </table:table-cell>
          <table:table-cell table:style-name="ce63" table:formula="of:=IF(AND([.E42]&gt;=128;[.E42]&lt;=255);&quot;{rvrs on}&quot;;&quot;{rvrs off}&quot;)" office:value-type="string" office:string-value="{rvrs off}">
            <text:p>{rvrs off}</text:p>
          </table:table-cell>
          <table:table-cell table:style-name="ce63" office:value-type="string">
            <text:p>{</text:p>
          </table:table-cell>
          <table:table-cell table:style-name="ce63" table:formula="of:=[.E42]+[.I42]" office:value-type="float" office:value="209">
            <text:p>209</text:p>
          </table:table-cell>
          <table:table-cell table:style-name="ce63" office:value-type="string">
            <text:p>}</text:p>
          </table:table-cell>
          <table:table-cell table:style-name="ce63" table:formula="of:=IF(AND([.F42]&gt;=128;[.F42]&lt;=255);&quot;{rvrs on}&quot;;&quot;{rvrs off}&quot;)" office:value-type="string" office:string-value="{rvrs off}">
            <text:p>{rvrs off}</text:p>
          </table:table-cell>
          <table:table-cell table:style-name="ce63" table:formula="of:=[.R42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F42]+[.J42]" office:value-type="float" office:value="209">
            <text:p>209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down}{left:2}</text:p>
          </table:table-cell>
          <table:table-cell table:style-name="ce63" table:formula="of:=IF(AND([.G42]&gt;=128;[.G42]&lt;=255);&quot;{rvrs on}&quot;;&quot;{rvrs off}&quot;)" office:value-type="string" office:string-value="{rvrs off}">
            <text:p>{rvrs off}</text:p>
          </table:table-cell>
          <table:table-cell table:style-name="ce63" table:formula="of:=[.U42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G42]+[.K42]" office:value-type="float" office:value="209">
            <text:p>209</text:p>
          </table:table-cell>
          <table:table-cell table:style-name="ce63" office:value-type="string">
            <text:p>}</text:p>
          </table:table-cell>
          <table:table-cell table:style-name="ce63" table:formula="of:=IF(AND([.H42]&gt;=128;[.H42]&lt;=255);&quot;{rvrs on}&quot;;&quot;{rvrs off}&quot;)" office:value-type="string" office:string-value="{rvrs off}">
            <text:p>{rvrs off}</text:p>
          </table:table-cell>
          <table:table-cell table:style-name="ce63" table:formula="of:=[.X42]" office:value-type="string" office:string-value="{brown}">
            <text:p>{brown}</text:p>
          </table:table-cell>
          <table:table-cell table:style-name="ce63" office:value-type="string">
            <text:p>{</text:p>
          </table:table-cell>
          <table:table-cell table:style-name="ce63" table:formula="of:=[.H42]+[.L42]" office:value-type="float" office:value="209">
            <text:p>209</text:p>
          </table:table-cell>
          <table:table-cell table:style-name="ce63" office:value-type="string">
            <text:p>}</text:p>
          </table:table-cell>
          <table:table-cell table:style-name="ce63" office:value-type="string">
            <text:p>{rvrs off}"</text:p>
          </table:table-cell>
          <table:table-cell table:style-name="ce74" office:value-type="float" office:value="40">
            <text:p>40</text:p>
          </table:table-cell>
          <table:table-cell table:number-columns-repeated="6"/>
        </table:table-row>
        <table:table-row table:style-name="ro2">
          <table:table-cell table:style-name="ce30" table:formula="of:=MID(['Charpad Export'.F219];2;2)" office:value-type="string" office:string-value="7a">
            <text:p>7a</text:p>
          </table:table-cell>
          <table:table-cell table:style-name="ce30" table:formula="of:=MID(['Charpad Export'.G219];2;2)" office:value-type="string" office:string-value="51">
            <text:p>51</text:p>
          </table:table-cell>
          <table:table-cell table:style-name="ce30" table:formula="of:=MID(['Charpad Export'.H219];2;2)" office:value-type="string" office:string-value="7a">
            <text:p>7a</text:p>
          </table:table-cell>
          <table:table-cell table:style-name="ce30" table:formula="of:=MID(['Charpad Export'.I219];2;2)" office:value-type="string" office:string-value="51">
            <text:p>51</text:p>
          </table:table-cell>
          <table:table-cell table:style-name="ce36" table:formula="of:=HEX2DEC([.A43])" office:value-type="float" office:value="122">
            <text:p>122</text:p>
          </table:table-cell>
          <table:table-cell table:style-name="ce39" table:formula="of:=HEX2DEC([.B43])" office:value-type="float" office:value="81">
            <text:p>81</text:p>
          </table:table-cell>
          <table:table-cell table:style-name="ce39" table:formula="of:=HEX2DEC([.C43])" office:value-type="float" office:value="122">
            <text:p>122</text:p>
          </table:table-cell>
          <table:table-cell table:style-name="ce39" table:formula="of:=HEX2DEC([.D43])" office:value-type="float" office:value="81">
            <text:p>81</text:p>
          </table:table-cell>
          <table:table-cell table:style-name="ce41" table:formula="of:=IF(AND([.E43]&gt;=0;[.E43]&lt;=31);&quot;+64&quot;;IF(AND([.E43]&gt;=32;[.E43]&lt;=63);&quot;0&quot;;IF(AND([.E43]&gt;=64;[.E43]&lt;=95);&quot;+128&quot;;IF(AND([.E43]&gt;=96;[.E43]&lt;=127);&quot;+64&quot;;IF(AND([.E43]&gt;=128;[.E43]&lt;=159);&quot;-64&quot;;IF(AND([.E43]&gt;=160;[.E43]&lt;=191);&quot;-128&quot;;IF(AND([.E43]&gt;=192;[.E43]&lt;=254);&quot;0&quot;;IF(AND([.E43]=255);&quot;-64&quot;;&quot;&quot;))))))))" office:value-type="string" office:string-value="+64">
            <text:p>+64</text:p>
          </table:table-cell>
          <table:table-cell table:style-name="ce42" table:formula="of:=IF(AND([.F43]&gt;=0;[.F43]&lt;=31);&quot;+64&quot;;IF(AND([.F43]&gt;=32;[.F43]&lt;=63);&quot;0&quot;;IF(AND([.F43]&gt;=64;[.F43]&lt;=95);&quot;+128&quot;;IF(AND([.F43]&gt;=96;[.F43]&lt;=127);&quot;+64&quot;;IF(AND([.F43]&gt;=128;[.F43]&lt;=159);&quot;-64&quot;;IF(AND([.F43]&gt;=160;[.F43]&lt;=191);&quot;-128&quot;;IF(AND([.F43]&gt;=192;[.F43]&lt;=254);&quot;0&quot;;IF(AND([.F43]=255);&quot;-64&quot;;&quot;&quot;))))))))" office:value-type="string" office:string-value="+128">
            <text:p>+128</text:p>
          </table:table-cell>
          <table:table-cell table:style-name="ce42" table:formula="of:=IF(AND([.G43]&gt;=0;[.G43]&lt;=31);&quot;+64&quot;;IF(AND([.G43]&gt;=32;[.G43]&lt;=63);&quot;0&quot;;IF(AND([.G43]&gt;=64;[.G43]&lt;=95);&quot;+128&quot;;IF(AND([.G43]&gt;=96;[.G43]&lt;=127);&quot;+64&quot;;IF(AND([.G43]&gt;=128;[.G43]&lt;=159);&quot;-64&quot;;IF(AND([.G43]&gt;=160;[.G43]&lt;=191);&quot;-128&quot;;IF(AND([.G43]&gt;=192;[.G43]&lt;=254);&quot;0&quot;;IF(AND([.G43]=255);&quot;-64&quot;;&quot;&quot;))))))))" office:value-type="string" office:string-value="+64">
            <text:p>+64</text:p>
          </table:table-cell>
          <table:table-cell table:style-name="ce42" table:formula="of:=IF(AND([.H43]&gt;=0;[.H43]&lt;=31);&quot;+64&quot;;IF(AND([.H43]&gt;=32;[.H43]&lt;=63);&quot;0&quot;;IF(AND([.H43]&gt;=64;[.H43]&lt;=95);&quot;+128&quot;;IF(AND([.H43]&gt;=96;[.H43]&lt;=127);&quot;+64&quot;;IF(AND([.H43]&gt;=128;[.H43]&lt;=159);&quot;-64&quot;;IF(AND([.H43]&gt;=160;[.H43]&lt;=191);&quot;-128&quot;;IF(AND([.H43]&gt;=192;[.H43]&lt;=254);&quot;0&quot;;IF(AND([.H43]=255);&quot;-64&quot;;&quot;&quot;))))))))" office:value-type="string" office:string-value="+128">
            <text:p>+128</text:p>
          </table:table-cell>
          <table:table-cell table:style-name="ce48" table:formula="of:=MID(['Charpad Export'.C238];2;2)" office:value-type="string" office:string-value="09">
            <text:p>09</text:p>
          </table:table-cell>
          <table:table-cell table:style-name="ce39" table:formula="of:=HEX2DEC([.M43])" office:value-type="float" office:value="9">
            <text:p>9</text:p>
          </table:table-cell>
          <table:table-cell table:style-name="ce39" table:formula="of:=IF([.N43]=0;&quot;{black}&quot;;IF([.N43]=1;&quot;{white}&quot;;IF([.N43]=2;&quot;{red}&quot;;IF([.N43]=3;&quot;{cyan}&quot;;IF([.N43]=4;&quot;{purple}&quot;;IF([.N43]=5;&quot;{green}&quot;;IF([.N43]=6;&quot;{blue}&quot;;IF([.N43]=7;&quot;{yellow}&quot;;IF([.N43]=8;&quot;{orange}&quot;;IF([.N43]=9;&quot;{brown}&quot;;IF([.N43]=10;&quot;{lt. red}&quot;;IF([.N43]=11;&quot;{gray1}&quot;;IF([.N43]=12;&quot;{gray2}&quot;;IF([.N43]=13;&quot;{lt. green}&quot;;IF([.N43]=14;&quot;{lt. blue}&quot;;IF([.N43]=15;&quot;{gray3}&quot;))))))))))))))))" office:value-type="string" office:string-value="{brown}">
            <text:p>{brown}</text:p>
          </table:table-cell>
          <table:table-cell table:style-name="ce51" table:formula="of:=[.M43]" office:value-type="string" office:string-value="09">
            <text:p>09</text:p>
          </table:table-cell>
          <table:table-cell table:style-name="ce39" table:formula="of:=HEX2DEC([.P43])" office:value-type="float" office:value="9">
            <text:p>9</text:p>
          </table:table-cell>
          <table:table-cell table:style-name="ce39" table:formula="of:=IF([.Q43]=0;&quot;{black}&quot;;IF([.Q43]=1;&quot;{white}&quot;;IF([.Q43]=2;&quot;{red}&quot;;IF([.Q43]=3;&quot;{cyan}&quot;;IF([.Q43]=4;&quot;{purple}&quot;;IF([.Q43]=5;&quot;{green}&quot;;IF([.Q43]=6;&quot;{blue}&quot;;IF([.Q43]=7;&quot;{yellow}&quot;;IF([.Q43]=8;&quot;{orange}&quot;;IF([.Q43]=9;&quot;{brown}&quot;;IF([.Q43]=10;&quot;{lt. red}&quot;;IF([.Q43]=11;&quot;{gray1}&quot;;IF([.Q43]=12;&quot;{gray2}&quot;;IF([.Q43]=13;&quot;{lt. green}&quot;;IF([.Q43]=14;&quot;{lt. blue}&quot;;IF([.Q43]=15;&quot;{gray3}&quot;))))))))))))))))" office:value-type="string" office:string-value="{brown}">
            <text:p>{brown}</text:p>
          </table:table-cell>
          <table:table-cell table:style-name="ce51" table:formula="of:=[.M43]" office:value-type="string" office:string-value="09">
            <text:p>09</text:p>
          </table:table-cell>
          <table:table-cell table:style-name="ce39" table:formula="of:=HEX2DEC([.S43])" office:value-type="float" office:value="9">
            <text:p>9</text:p>
          </table:table-cell>
          <table:table-cell table:style-name="ce39" table:formula="of:=IF([.T43]=0;&quot;{black}&quot;;IF([.T43]=1;&quot;{white}&quot;;IF([.T43]=2;&quot;{red}&quot;;IF([.T43]=3;&quot;{cyan}&quot;;IF([.T43]=4;&quot;{purple}&quot;;IF([.T43]=5;&quot;{green}&quot;;IF([.T43]=6;&quot;{blue}&quot;;IF([.T43]=7;&quot;{yellow}&quot;;IF([.T43]=8;&quot;{orange}&quot;;IF([.T43]=9;&quot;{brown}&quot;;IF([.T43]=10;&quot;{lt. red}&quot;;IF([.T43]=11;&quot;{gray1}&quot;;IF([.T43]=12;&quot;{gray2}&quot;;IF([.T43]=13;&quot;{lt. green}&quot;;IF([.T43]=14;&quot;{lt. blue}&quot;;IF([.T43]=15;&quot;{gray3}&quot;))))))))))))))))" office:value-type="string" office:string-value="{brown}">
            <text:p>{brown}</text:p>
          </table:table-cell>
          <table:table-cell table:style-name="ce53" table:formula="of:=[.M43]" office:value-type="string" office:string-value="09">
            <text:p>09</text:p>
          </table:table-cell>
          <table:table-cell table:style-name="ce39" table:formula="of:=HEX2DEC([.V43])" office:value-type="float" office:value="9">
            <text:p>9</text:p>
          </table:table-cell>
          <table:table-cell table:style-name="ce39" table:formula="of:=IF([.W43]=0;&quot;{black}&quot;;IF([.W43]=1;&quot;{white}&quot;;IF([.W43]=2;&quot;{red}&quot;;IF([.W43]=3;&quot;{cyan}&quot;;IF([.W43]=4;&quot;{purple}&quot;;IF([.W43]=5;&quot;{green}&quot;;IF([.W43]=6;&quot;{blue}&quot;;IF([.W43]=7;&quot;{yellow}&quot;;IF([.W43]=8;&quot;{orange}&quot;;IF([.W43]=9;&quot;{brown}&quot;;IF([.W43]=10;&quot;{lt. red}&quot;;IF([.W43]=11;&quot;{gray1}&quot;;IF([.W43]=12;&quot;{gray2}&quot;;IF([.W43]=13;&quot;{lt. green}&quot;;IF([.W43]=14;&quot;{lt. blue}&quot;;IF([.W43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43]" office:value-type="string" office:string-value="{brown}">
            <text:p>{brown}</text:p>
          </table:table-cell>
          <table:table-cell table:style-name="ce62" table:formula="of:=IF(AND([.E43]&gt;=128;[.E43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3]+[.I43]" office:value-type="float" office:value="186">
            <text:p>186</text:p>
          </table:table-cell>
          <table:table-cell table:style-name="ce62" office:value-type="string">
            <text:p>}</text:p>
          </table:table-cell>
          <table:table-cell table:style-name="ce62" table:formula="of:=IF(AND([.F43]&gt;=128;[.F43]&lt;=255);&quot;{rvrs on}&quot;;&quot;{rvrs off}&quot;)" office:value-type="string" office:string-value="{rvrs off}">
            <text:p>{rvrs off}</text:p>
          </table:table-cell>
          <table:table-cell table:style-name="ce62" table:formula="of:=[.R43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43]+[.J43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3]&gt;=128;[.G43]&lt;=255);&quot;{rvrs on}&quot;;&quot;{rvrs off}&quot;)" office:value-type="string" office:string-value="{rvrs off}">
            <text:p>{rvrs off}</text:p>
          </table:table-cell>
          <table:table-cell table:style-name="ce62" table:formula="of:=[.U43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43]+[.K43]" office:value-type="float" office:value="186">
            <text:p>186</text:p>
          </table:table-cell>
          <table:table-cell table:style-name="ce62" office:value-type="string">
            <text:p>}</text:p>
          </table:table-cell>
          <table:table-cell table:style-name="ce62" table:formula="of:=IF(AND([.H43]&gt;=128;[.H43]&lt;=255);&quot;{rvrs on}&quot;;&quot;{rvrs off}&quot;)" office:value-type="string" office:string-value="{rvrs off}">
            <text:p>{rvrs off}</text:p>
          </table:table-cell>
          <table:table-cell table:style-name="ce62" table:formula="of:=[.X43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43]+[.L43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1">
            <text:p>41</text:p>
          </table:table-cell>
          <table:table-cell table:number-columns-repeated="6"/>
        </table:table-row>
        <table:table-row table:style-name="ro2">
          <table:table-cell table:style-name="ce30" table:formula="of:=MID(['Charpad Export'.J219];2;2)" office:value-type="string" office:string-value="7a">
            <text:p>7a</text:p>
          </table:table-cell>
          <table:table-cell table:style-name="ce30" table:formula="of:=MID(['Charpad Export'.K219];2;2)" office:value-type="string" office:string-value="51">
            <text:p>51</text:p>
          </table:table-cell>
          <table:table-cell table:style-name="ce30" table:formula="of:=MID(['Charpad Export'.L219];2;2)" office:value-type="string" office:string-value="7b">
            <text:p>7b</text:p>
          </table:table-cell>
          <table:table-cell table:style-name="ce30" table:formula="of:=MID(['Charpad Export'.M219];2;2)" office:value-type="string" office:string-value="51">
            <text:p>51</text:p>
          </table:table-cell>
          <table:table-cell table:style-name="ce36" table:formula="of:=HEX2DEC([.A44])" office:value-type="float" office:value="122">
            <text:p>122</text:p>
          </table:table-cell>
          <table:table-cell table:style-name="ce39" table:formula="of:=HEX2DEC([.B44])" office:value-type="float" office:value="81">
            <text:p>81</text:p>
          </table:table-cell>
          <table:table-cell table:style-name="ce39" table:formula="of:=HEX2DEC([.C44])" office:value-type="float" office:value="123">
            <text:p>123</text:p>
          </table:table-cell>
          <table:table-cell table:style-name="ce39" table:formula="of:=HEX2DEC([.D44])" office:value-type="float" office:value="81">
            <text:p>81</text:p>
          </table:table-cell>
          <table:table-cell table:style-name="ce41" table:formula="of:=IF(AND([.E44]&gt;=0;[.E44]&lt;=31);&quot;+64&quot;;IF(AND([.E44]&gt;=32;[.E44]&lt;=63);&quot;0&quot;;IF(AND([.E44]&gt;=64;[.E44]&lt;=95);&quot;+128&quot;;IF(AND([.E44]&gt;=96;[.E44]&lt;=127);&quot;+64&quot;;IF(AND([.E44]&gt;=128;[.E44]&lt;=159);&quot;-64&quot;;IF(AND([.E44]&gt;=160;[.E44]&lt;=191);&quot;-128&quot;;IF(AND([.E44]&gt;=192;[.E44]&lt;=254);&quot;0&quot;;IF(AND([.E44]=255);&quot;-64&quot;;&quot;&quot;))))))))" office:value-type="string" office:string-value="+64">
            <text:p>+64</text:p>
          </table:table-cell>
          <table:table-cell table:style-name="ce42" table:formula="of:=IF(AND([.F44]&gt;=0;[.F44]&lt;=31);&quot;+64&quot;;IF(AND([.F44]&gt;=32;[.F44]&lt;=63);&quot;0&quot;;IF(AND([.F44]&gt;=64;[.F44]&lt;=95);&quot;+128&quot;;IF(AND([.F44]&gt;=96;[.F44]&lt;=127);&quot;+64&quot;;IF(AND([.F44]&gt;=128;[.F44]&lt;=159);&quot;-64&quot;;IF(AND([.F44]&gt;=160;[.F44]&lt;=191);&quot;-128&quot;;IF(AND([.F44]&gt;=192;[.F44]&lt;=254);&quot;0&quot;;IF(AND([.F44]=255);&quot;-64&quot;;&quot;&quot;))))))))" office:value-type="string" office:string-value="+128">
            <text:p>+128</text:p>
          </table:table-cell>
          <table:table-cell table:style-name="ce42" table:formula="of:=IF(AND([.G44]&gt;=0;[.G44]&lt;=31);&quot;+64&quot;;IF(AND([.G44]&gt;=32;[.G44]&lt;=63);&quot;0&quot;;IF(AND([.G44]&gt;=64;[.G44]&lt;=95);&quot;+128&quot;;IF(AND([.G44]&gt;=96;[.G44]&lt;=127);&quot;+64&quot;;IF(AND([.G44]&gt;=128;[.G44]&lt;=159);&quot;-64&quot;;IF(AND([.G44]&gt;=160;[.G44]&lt;=191);&quot;-128&quot;;IF(AND([.G44]&gt;=192;[.G44]&lt;=254);&quot;0&quot;;IF(AND([.G44]=255);&quot;-64&quot;;&quot;&quot;))))))))" office:value-type="string" office:string-value="+64">
            <text:p>+64</text:p>
          </table:table-cell>
          <table:table-cell table:style-name="ce42" table:formula="of:=IF(AND([.H44]&gt;=0;[.H44]&lt;=31);&quot;+64&quot;;IF(AND([.H44]&gt;=32;[.H44]&lt;=63);&quot;0&quot;;IF(AND([.H44]&gt;=64;[.H44]&lt;=95);&quot;+128&quot;;IF(AND([.H44]&gt;=96;[.H44]&lt;=127);&quot;+64&quot;;IF(AND([.H44]&gt;=128;[.H44]&lt;=159);&quot;-64&quot;;IF(AND([.H44]&gt;=160;[.H44]&lt;=191);&quot;-128&quot;;IF(AND([.H44]&gt;=192;[.H44]&lt;=254);&quot;0&quot;;IF(AND([.H44]=255);&quot;-64&quot;;&quot;&quot;))))))))" office:value-type="string" office:string-value="+128">
            <text:p>+128</text:p>
          </table:table-cell>
          <table:table-cell table:style-name="ce47" table:formula="of:=MID(['Charpad Export'.D238];2;2)" office:value-type="string" office:string-value="09">
            <text:p>09</text:p>
          </table:table-cell>
          <table:table-cell table:style-name="ce39" table:formula="of:=HEX2DEC([.M44])" office:value-type="float" office:value="9">
            <text:p>9</text:p>
          </table:table-cell>
          <table:table-cell table:style-name="ce39" table:formula="of:=IF([.N44]=0;&quot;{black}&quot;;IF([.N44]=1;&quot;{white}&quot;;IF([.N44]=2;&quot;{red}&quot;;IF([.N44]=3;&quot;{cyan}&quot;;IF([.N44]=4;&quot;{purple}&quot;;IF([.N44]=5;&quot;{green}&quot;;IF([.N44]=6;&quot;{blue}&quot;;IF([.N44]=7;&quot;{yellow}&quot;;IF([.N44]=8;&quot;{orange}&quot;;IF([.N44]=9;&quot;{brown}&quot;;IF([.N44]=10;&quot;{lt. red}&quot;;IF([.N44]=11;&quot;{gray1}&quot;;IF([.N44]=12;&quot;{gray2}&quot;;IF([.N44]=13;&quot;{lt. green}&quot;;IF([.N44]=14;&quot;{lt. blue}&quot;;IF([.N44]=15;&quot;{gray3}&quot;))))))))))))))))" office:value-type="string" office:string-value="{brown}">
            <text:p>{brown}</text:p>
          </table:table-cell>
          <table:table-cell table:style-name="ce49" table:formula="of:=[.M44]" office:value-type="string" office:string-value="09">
            <text:p>09</text:p>
          </table:table-cell>
          <table:table-cell table:style-name="ce39" table:formula="of:=HEX2DEC([.P44])" office:value-type="float" office:value="9">
            <text:p>9</text:p>
          </table:table-cell>
          <table:table-cell table:style-name="ce39" table:formula="of:=IF([.Q44]=0;&quot;{black}&quot;;IF([.Q44]=1;&quot;{white}&quot;;IF([.Q44]=2;&quot;{red}&quot;;IF([.Q44]=3;&quot;{cyan}&quot;;IF([.Q44]=4;&quot;{purple}&quot;;IF([.Q44]=5;&quot;{green}&quot;;IF([.Q44]=6;&quot;{blue}&quot;;IF([.Q44]=7;&quot;{yellow}&quot;;IF([.Q44]=8;&quot;{orange}&quot;;IF([.Q44]=9;&quot;{brown}&quot;;IF([.Q44]=10;&quot;{lt. red}&quot;;IF([.Q44]=11;&quot;{gray1}&quot;;IF([.Q44]=12;&quot;{gray2}&quot;;IF([.Q44]=13;&quot;{lt. green}&quot;;IF([.Q44]=14;&quot;{lt. blue}&quot;;IF([.Q44]=15;&quot;{gray3}&quot;))))))))))))))))" office:value-type="string" office:string-value="{brown}">
            <text:p>{brown}</text:p>
          </table:table-cell>
          <table:table-cell table:style-name="ce49" table:formula="of:=[.M44]" office:value-type="string" office:string-value="09">
            <text:p>09</text:p>
          </table:table-cell>
          <table:table-cell table:style-name="ce39" table:formula="of:=HEX2DEC([.S44])" office:value-type="float" office:value="9">
            <text:p>9</text:p>
          </table:table-cell>
          <table:table-cell table:style-name="ce39" table:formula="of:=IF([.T44]=0;&quot;{black}&quot;;IF([.T44]=1;&quot;{white}&quot;;IF([.T44]=2;&quot;{red}&quot;;IF([.T44]=3;&quot;{cyan}&quot;;IF([.T44]=4;&quot;{purple}&quot;;IF([.T44]=5;&quot;{green}&quot;;IF([.T44]=6;&quot;{blue}&quot;;IF([.T44]=7;&quot;{yellow}&quot;;IF([.T44]=8;&quot;{orange}&quot;;IF([.T44]=9;&quot;{brown}&quot;;IF([.T44]=10;&quot;{lt. red}&quot;;IF([.T44]=11;&quot;{gray1}&quot;;IF([.T44]=12;&quot;{gray2}&quot;;IF([.T44]=13;&quot;{lt. green}&quot;;IF([.T44]=14;&quot;{lt. blue}&quot;;IF([.T44]=15;&quot;{gray3}&quot;))))))))))))))))" office:value-type="string" office:string-value="{brown}">
            <text:p>{brown}</text:p>
          </table:table-cell>
          <table:table-cell table:style-name="ce54" table:formula="of:=[.M44]" office:value-type="string" office:string-value="09">
            <text:p>09</text:p>
          </table:table-cell>
          <table:table-cell table:style-name="ce39" table:formula="of:=HEX2DEC([.V44])" office:value-type="float" office:value="9">
            <text:p>9</text:p>
          </table:table-cell>
          <table:table-cell table:style-name="ce39" table:formula="of:=IF([.W44]=0;&quot;{black}&quot;;IF([.W44]=1;&quot;{white}&quot;;IF([.W44]=2;&quot;{red}&quot;;IF([.W44]=3;&quot;{cyan}&quot;;IF([.W44]=4;&quot;{purple}&quot;;IF([.W44]=5;&quot;{green}&quot;;IF([.W44]=6;&quot;{blue}&quot;;IF([.W44]=7;&quot;{yellow}&quot;;IF([.W44]=8;&quot;{orange}&quot;;IF([.W44]=9;&quot;{brown}&quot;;IF([.W44]=10;&quot;{lt. red}&quot;;IF([.W44]=11;&quot;{gray1}&quot;;IF([.W44]=12;&quot;{gray2}&quot;;IF([.W44]=13;&quot;{lt. green}&quot;;IF([.W44]=14;&quot;{lt. blue}&quot;;IF([.W44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44]" office:value-type="string" office:string-value="{brown}">
            <text:p>{brown}</text:p>
          </table:table-cell>
          <table:table-cell table:style-name="ce62" table:formula="of:=IF(AND([.E44]&gt;=128;[.E44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4]+[.I44]" office:value-type="float" office:value="186">
            <text:p>186</text:p>
          </table:table-cell>
          <table:table-cell table:style-name="ce62" office:value-type="string">
            <text:p>}</text:p>
          </table:table-cell>
          <table:table-cell table:style-name="ce62" table:formula="of:=IF(AND([.F44]&gt;=128;[.F44]&lt;=255);&quot;{rvrs on}&quot;;&quot;{rvrs off}&quot;)" office:value-type="string" office:string-value="{rvrs off}">
            <text:p>{rvrs off}</text:p>
          </table:table-cell>
          <table:table-cell table:style-name="ce62" table:formula="of:=[.R4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44]+[.J44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4]&gt;=128;[.G44]&lt;=255);&quot;{rvrs on}&quot;;&quot;{rvrs off}&quot;)" office:value-type="string" office:string-value="{rvrs off}">
            <text:p>{rvrs off}</text:p>
          </table:table-cell>
          <table:table-cell table:style-name="ce62" table:formula="of:=[.U4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44]+[.K44]" office:value-type="float" office:value="187">
            <text:p>187</text:p>
          </table:table-cell>
          <table:table-cell table:style-name="ce62" office:value-type="string">
            <text:p>}</text:p>
          </table:table-cell>
          <table:table-cell table:style-name="ce62" table:formula="of:=IF(AND([.H44]&gt;=128;[.H44]&lt;=255);&quot;{rvrs on}&quot;;&quot;{rvrs off}&quot;)" office:value-type="string" office:string-value="{rvrs off}">
            <text:p>{rvrs off}</text:p>
          </table:table-cell>
          <table:table-cell table:style-name="ce62" table:formula="of:=[.X44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44]+[.L44]" office:value-type="float" office:value="209">
            <text:p>209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2">
            <text:p>42</text:p>
          </table:table-cell>
          <table:table-cell table:number-columns-repeated="6"/>
        </table:table-row>
        <table:table-row table:style-name="ro2">
          <table:table-cell table:style-name="ce30" table:formula="of:=MID(['Charpad Export'.N219];2;2)" office:value-type="string" office:string-value="7c">
            <text:p>7c</text:p>
          </table:table-cell>
          <table:table-cell table:style-name="ce30" table:formula="of:=MID(['Charpad Export'.O219];2;2)" office:value-type="string" office:string-value="7d">
            <text:p>7d</text:p>
          </table:table-cell>
          <table:table-cell table:style-name="ce30" table:formula="of:=MID(['Charpad Export'.P219];2;2)" office:value-type="string" office:string-value="7e">
            <text:p>7e</text:p>
          </table:table-cell>
          <table:table-cell table:style-name="ce30" table:formula="of:=MID(['Charpad Export'.Q219];2;2)" office:value-type="string" office:string-value="7e">
            <text:p>7e</text:p>
          </table:table-cell>
          <table:table-cell table:style-name="ce36" table:formula="of:=HEX2DEC([.A45])" office:value-type="float" office:value="124">
            <text:p>124</text:p>
          </table:table-cell>
          <table:table-cell table:style-name="ce37" table:formula="of:=HEX2DEC([.B45])" office:value-type="float" office:value="125">
            <text:p>125</text:p>
          </table:table-cell>
          <table:table-cell table:style-name="ce37" table:formula="of:=HEX2DEC([.C45])" office:value-type="float" office:value="126">
            <text:p>126</text:p>
          </table:table-cell>
          <table:table-cell table:style-name="ce37" table:formula="of:=HEX2DEC([.D45])" office:value-type="float" office:value="126">
            <text:p>126</text:p>
          </table:table-cell>
          <table:table-cell table:style-name="ce41" table:formula="of:=IF(AND([.E45]&gt;=0;[.E45]&lt;=31);&quot;+64&quot;;IF(AND([.E45]&gt;=32;[.E45]&lt;=63);&quot;0&quot;;IF(AND([.E45]&gt;=64;[.E45]&lt;=95);&quot;+128&quot;;IF(AND([.E45]&gt;=96;[.E45]&lt;=127);&quot;+64&quot;;IF(AND([.E45]&gt;=128;[.E45]&lt;=159);&quot;-64&quot;;IF(AND([.E45]&gt;=160;[.E45]&lt;=191);&quot;-128&quot;;IF(AND([.E45]&gt;=192;[.E45]&lt;=254);&quot;0&quot;;IF(AND([.E45]=255);&quot;-64&quot;;&quot;&quot;))))))))" office:value-type="string" office:string-value="+64">
            <text:p>+64</text:p>
          </table:table-cell>
          <table:table-cell table:style-name="ce42" table:formula="of:=IF(AND([.F45]&gt;=0;[.F45]&lt;=31);&quot;+64&quot;;IF(AND([.F45]&gt;=32;[.F45]&lt;=63);&quot;0&quot;;IF(AND([.F45]&gt;=64;[.F45]&lt;=95);&quot;+128&quot;;IF(AND([.F45]&gt;=96;[.F45]&lt;=127);&quot;+64&quot;;IF(AND([.F45]&gt;=128;[.F45]&lt;=159);&quot;-64&quot;;IF(AND([.F45]&gt;=160;[.F45]&lt;=191);&quot;-128&quot;;IF(AND([.F45]&gt;=192;[.F45]&lt;=254);&quot;0&quot;;IF(AND([.F45]=255);&quot;-64&quot;;&quot;&quot;))))))))" office:value-type="string" office:string-value="+64">
            <text:p>+64</text:p>
          </table:table-cell>
          <table:table-cell table:style-name="ce42" table:formula="of:=IF(AND([.G45]&gt;=0;[.G45]&lt;=31);&quot;+64&quot;;IF(AND([.G45]&gt;=32;[.G45]&lt;=63);&quot;0&quot;;IF(AND([.G45]&gt;=64;[.G45]&lt;=95);&quot;+128&quot;;IF(AND([.G45]&gt;=96;[.G45]&lt;=127);&quot;+64&quot;;IF(AND([.G45]&gt;=128;[.G45]&lt;=159);&quot;-64&quot;;IF(AND([.G45]&gt;=160;[.G45]&lt;=191);&quot;-128&quot;;IF(AND([.G45]&gt;=192;[.G45]&lt;=254);&quot;0&quot;;IF(AND([.G45]=255);&quot;-64&quot;;&quot;&quot;))))))))" office:value-type="string" office:string-value="+64">
            <text:p>+64</text:p>
          </table:table-cell>
          <table:table-cell table:style-name="ce42" table:formula="of:=IF(AND([.H45]&gt;=0;[.H45]&lt;=31);&quot;+64&quot;;IF(AND([.H45]&gt;=32;[.H45]&lt;=63);&quot;0&quot;;IF(AND([.H45]&gt;=64;[.H45]&lt;=95);&quot;+128&quot;;IF(AND([.H45]&gt;=96;[.H45]&lt;=127);&quot;+64&quot;;IF(AND([.H45]&gt;=128;[.H45]&lt;=159);&quot;-64&quot;;IF(AND([.H45]&gt;=160;[.H45]&lt;=191);&quot;-128&quot;;IF(AND([.H45]&gt;=192;[.H45]&lt;=254);&quot;0&quot;;IF(AND([.H45]=255);&quot;-64&quot;;&quot;&quot;))))))))" office:value-type="string" office:string-value="+64">
            <text:p>+64</text:p>
          </table:table-cell>
          <table:table-cell table:style-name="ce48" table:formula="of:=MID(['Charpad Export'.E238];2;2)" office:value-type="string" office:string-value="09">
            <text:p>09</text:p>
          </table:table-cell>
          <table:table-cell table:style-name="ce39" table:formula="of:=HEX2DEC([.M45])" office:value-type="float" office:value="9">
            <text:p>9</text:p>
          </table:table-cell>
          <table:table-cell table:style-name="ce39" table:formula="of:=IF([.N45]=0;&quot;{black}&quot;;IF([.N45]=1;&quot;{white}&quot;;IF([.N45]=2;&quot;{red}&quot;;IF([.N45]=3;&quot;{cyan}&quot;;IF([.N45]=4;&quot;{purple}&quot;;IF([.N45]=5;&quot;{green}&quot;;IF([.N45]=6;&quot;{blue}&quot;;IF([.N45]=7;&quot;{yellow}&quot;;IF([.N45]=8;&quot;{orange}&quot;;IF([.N45]=9;&quot;{brown}&quot;;IF([.N45]=10;&quot;{lt. red}&quot;;IF([.N45]=11;&quot;{gray1}&quot;;IF([.N45]=12;&quot;{gray2}&quot;;IF([.N45]=13;&quot;{lt. green}&quot;;IF([.N45]=14;&quot;{lt. blue}&quot;;IF([.N45]=15;&quot;{gray3}&quot;))))))))))))))))" office:value-type="string" office:string-value="{brown}">
            <text:p>{brown}</text:p>
          </table:table-cell>
          <table:table-cell table:style-name="ce51" table:formula="of:=[.M45]" office:value-type="string" office:string-value="09">
            <text:p>09</text:p>
          </table:table-cell>
          <table:table-cell table:style-name="ce39" table:formula="of:=HEX2DEC([.P45])" office:value-type="float" office:value="9">
            <text:p>9</text:p>
          </table:table-cell>
          <table:table-cell table:style-name="ce39" table:formula="of:=IF([.Q45]=0;&quot;{black}&quot;;IF([.Q45]=1;&quot;{white}&quot;;IF([.Q45]=2;&quot;{red}&quot;;IF([.Q45]=3;&quot;{cyan}&quot;;IF([.Q45]=4;&quot;{purple}&quot;;IF([.Q45]=5;&quot;{green}&quot;;IF([.Q45]=6;&quot;{blue}&quot;;IF([.Q45]=7;&quot;{yellow}&quot;;IF([.Q45]=8;&quot;{orange}&quot;;IF([.Q45]=9;&quot;{brown}&quot;;IF([.Q45]=10;&quot;{lt. red}&quot;;IF([.Q45]=11;&quot;{gray1}&quot;;IF([.Q45]=12;&quot;{gray2}&quot;;IF([.Q45]=13;&quot;{lt. green}&quot;;IF([.Q45]=14;&quot;{lt. blue}&quot;;IF([.Q45]=15;&quot;{gray3}&quot;))))))))))))))))" office:value-type="string" office:string-value="{brown}">
            <text:p>{brown}</text:p>
          </table:table-cell>
          <table:table-cell table:style-name="ce51" table:formula="of:=[.M45]" office:value-type="string" office:string-value="09">
            <text:p>09</text:p>
          </table:table-cell>
          <table:table-cell table:style-name="ce39" table:formula="of:=HEX2DEC([.S45])" office:value-type="float" office:value="9">
            <text:p>9</text:p>
          </table:table-cell>
          <table:table-cell table:style-name="ce39" table:formula="of:=IF([.T45]=0;&quot;{black}&quot;;IF([.T45]=1;&quot;{white}&quot;;IF([.T45]=2;&quot;{red}&quot;;IF([.T45]=3;&quot;{cyan}&quot;;IF([.T45]=4;&quot;{purple}&quot;;IF([.T45]=5;&quot;{green}&quot;;IF([.T45]=6;&quot;{blue}&quot;;IF([.T45]=7;&quot;{yellow}&quot;;IF([.T45]=8;&quot;{orange}&quot;;IF([.T45]=9;&quot;{brown}&quot;;IF([.T45]=10;&quot;{lt. red}&quot;;IF([.T45]=11;&quot;{gray1}&quot;;IF([.T45]=12;&quot;{gray2}&quot;;IF([.T45]=13;&quot;{lt. green}&quot;;IF([.T45]=14;&quot;{lt. blue}&quot;;IF([.T45]=15;&quot;{gray3}&quot;))))))))))))))))" office:value-type="string" office:string-value="{brown}">
            <text:p>{brown}</text:p>
          </table:table-cell>
          <table:table-cell table:style-name="ce53" table:formula="of:=[.M45]" office:value-type="string" office:string-value="09">
            <text:p>09</text:p>
          </table:table-cell>
          <table:table-cell table:style-name="ce39" table:formula="of:=HEX2DEC([.V45])" office:value-type="float" office:value="9">
            <text:p>9</text:p>
          </table:table-cell>
          <table:table-cell table:style-name="ce39" table:formula="of:=IF([.W45]=0;&quot;{black}&quot;;IF([.W45]=1;&quot;{white}&quot;;IF([.W45]=2;&quot;{red}&quot;;IF([.W45]=3;&quot;{cyan}&quot;;IF([.W45]=4;&quot;{purple}&quot;;IF([.W45]=5;&quot;{green}&quot;;IF([.W45]=6;&quot;{blue}&quot;;IF([.W45]=7;&quot;{yellow}&quot;;IF([.W45]=8;&quot;{orange}&quot;;IF([.W45]=9;&quot;{brown}&quot;;IF([.W45]=10;&quot;{lt. red}&quot;;IF([.W45]=11;&quot;{gray1}&quot;;IF([.W45]=12;&quot;{gray2}&quot;;IF([.W45]=13;&quot;{lt. green}&quot;;IF([.W45]=14;&quot;{lt. blue}&quot;;IF([.W45]=15;&quot;{gray3}&quot;))))))))))))))))" office:value-type="string" office:string-value="{brown}">
            <text:p>{brown}</text:p>
          </table:table-cell>
          <table:table-cell table:style-name="ce56" office:value-type="string">
            <text:p>data"</text:p>
          </table:table-cell>
          <table:table-cell table:style-name="ce62" table:formula="of:=[.O45]" office:value-type="string" office:string-value="{brown}">
            <text:p>{brown}</text:p>
          </table:table-cell>
          <table:table-cell table:style-name="ce62" table:formula="of:=IF(AND([.E45]&gt;=128;[.E45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5]+[.I45]" office:value-type="float" office:value="188">
            <text:p>188</text:p>
          </table:table-cell>
          <table:table-cell table:style-name="ce62" office:value-type="string">
            <text:p>}</text:p>
          </table:table-cell>
          <table:table-cell table:style-name="ce62" table:formula="of:=IF(AND([.F45]&gt;=128;[.F45]&lt;=255);&quot;{rvrs on}&quot;;&quot;{rvrs off}&quot;)" office:value-type="string" office:string-value="{rvrs off}">
            <text:p>{rvrs off}</text:p>
          </table:table-cell>
          <table:table-cell table:style-name="ce62" table:formula="of:=[.R4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F45]+[.J45]" office:value-type="float" office:value="189">
            <text:p>189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5]&gt;=128;[.G45]&lt;=255);&quot;{rvrs on}&quot;;&quot;{rvrs off}&quot;)" office:value-type="string" office:string-value="{rvrs off}">
            <text:p>{rvrs off}</text:p>
          </table:table-cell>
          <table:table-cell table:style-name="ce62" table:formula="of:=[.U4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G45]+[.K45]" office:value-type="float" office:value="190">
            <text:p>190</text:p>
          </table:table-cell>
          <table:table-cell table:style-name="ce62" office:value-type="string">
            <text:p>}</text:p>
          </table:table-cell>
          <table:table-cell table:style-name="ce62" table:formula="of:=IF(AND([.H45]&gt;=128;[.H45]&lt;=255);&quot;{rvrs on}&quot;;&quot;{rvrs off}&quot;)" office:value-type="string" office:string-value="{rvrs off}">
            <text:p>{rvrs off}</text:p>
          </table:table-cell>
          <table:table-cell table:style-name="ce62" table:formula="of:=[.X45]" office:value-type="string" office:string-value="{brown}">
            <text:p>{brown}</text:p>
          </table:table-cell>
          <table:table-cell table:style-name="ce62" office:value-type="string">
            <text:p>{</text:p>
          </table:table-cell>
          <table:table-cell table:style-name="ce62" table:formula="of:=[.H45]+[.L45]" office:value-type="float" office:value="190">
            <text:p>190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3">
            <text:p>43</text:p>
          </table:table-cell>
          <table:table-cell table:number-columns-repeated="6"/>
        </table:table-row>
        <table:table-row table:style-name="ro2">
          <table:table-cell table:style-name="ce31" table:formula="of:=MID(['Charpad Export'.B220];2;2)" office:value-type="string" office:string-value="7f">
            <text:p>7f</text:p>
          </table:table-cell>
          <table:table-cell table:style-name="ce31" table:formula="of:=MID(['Charpad Export'.C220];2;2)" office:value-type="string" office:string-value="7f">
            <text:p>7f</text:p>
          </table:table-cell>
          <table:table-cell table:style-name="ce31" table:formula="of:=MID(['Charpad Export'.D220];2;2)" office:value-type="string" office:string-value="80">
            <text:p>80</text:p>
          </table:table-cell>
          <table:table-cell table:style-name="ce31" table:formula="of:=MID(['Charpad Export'.E220];2;2)" office:value-type="string" office:string-value="80">
            <text:p>80</text:p>
          </table:table-cell>
          <table:table-cell table:style-name="ce36" table:formula="of:=HEX2DEC([.A46])" office:value-type="float" office:value="127">
            <text:p>127</text:p>
          </table:table-cell>
          <table:table-cell table:style-name="ce39" table:formula="of:=HEX2DEC([.B46])" office:value-type="float" office:value="127">
            <text:p>127</text:p>
          </table:table-cell>
          <table:table-cell table:style-name="ce39" table:formula="of:=HEX2DEC([.C46])" office:value-type="float" office:value="128">
            <text:p>128</text:p>
          </table:table-cell>
          <table:table-cell table:style-name="ce39" table:formula="of:=HEX2DEC([.D46])" office:value-type="float" office:value="128">
            <text:p>128</text:p>
          </table:table-cell>
          <table:table-cell table:style-name="ce41" table:formula="of:=IF(AND([.E46]&gt;=0;[.E46]&lt;=31);&quot;+64&quot;;IF(AND([.E46]&gt;=32;[.E46]&lt;=63);&quot;0&quot;;IF(AND([.E46]&gt;=64;[.E46]&lt;=95);&quot;+128&quot;;IF(AND([.E46]&gt;=96;[.E46]&lt;=127);&quot;+64&quot;;IF(AND([.E46]&gt;=128;[.E46]&lt;=159);&quot;-64&quot;;IF(AND([.E46]&gt;=160;[.E46]&lt;=191);&quot;-128&quot;;IF(AND([.E46]&gt;=192;[.E46]&lt;=254);&quot;0&quot;;IF(AND([.E46]=255);&quot;-64&quot;;&quot;&quot;))))))))" office:value-type="string" office:string-value="+64">
            <text:p>+64</text:p>
          </table:table-cell>
          <table:table-cell table:style-name="ce42" table:formula="of:=IF(AND([.F46]&gt;=0;[.F46]&lt;=31);&quot;+64&quot;;IF(AND([.F46]&gt;=32;[.F46]&lt;=63);&quot;0&quot;;IF(AND([.F46]&gt;=64;[.F46]&lt;=95);&quot;+128&quot;;IF(AND([.F46]&gt;=96;[.F46]&lt;=127);&quot;+64&quot;;IF(AND([.F46]&gt;=128;[.F46]&lt;=159);&quot;-64&quot;;IF(AND([.F46]&gt;=160;[.F46]&lt;=191);&quot;-128&quot;;IF(AND([.F46]&gt;=192;[.F46]&lt;=254);&quot;0&quot;;IF(AND([.F46]=255);&quot;-64&quot;;&quot;&quot;))))))))" office:value-type="string" office:string-value="+64">
            <text:p>+64</text:p>
          </table:table-cell>
          <table:table-cell table:style-name="ce42" table:formula="of:=IF(AND([.G46]&gt;=0;[.G46]&lt;=31);&quot;+64&quot;;IF(AND([.G46]&gt;=32;[.G46]&lt;=63);&quot;0&quot;;IF(AND([.G46]&gt;=64;[.G46]&lt;=95);&quot;+128&quot;;IF(AND([.G46]&gt;=96;[.G46]&lt;=127);&quot;+64&quot;;IF(AND([.G46]&gt;=128;[.G46]&lt;=159);&quot;-64&quot;;IF(AND([.G46]&gt;=160;[.G46]&lt;=191);&quot;-128&quot;;IF(AND([.G46]&gt;=192;[.G46]&lt;=254);&quot;0&quot;;IF(AND([.G46]=255);&quot;-64&quot;;&quot;&quot;))))))))" office:value-type="string" office:string-value="-64">
            <text:p>-64</text:p>
          </table:table-cell>
          <table:table-cell table:style-name="ce42" table:formula="of:=IF(AND([.H46]&gt;=0;[.H46]&lt;=31);&quot;+64&quot;;IF(AND([.H46]&gt;=32;[.H46]&lt;=63);&quot;0&quot;;IF(AND([.H46]&gt;=64;[.H46]&lt;=95);&quot;+128&quot;;IF(AND([.H46]&gt;=96;[.H46]&lt;=127);&quot;+64&quot;;IF(AND([.H46]&gt;=128;[.H46]&lt;=159);&quot;-64&quot;;IF(AND([.H46]&gt;=160;[.H46]&lt;=191);&quot;-128&quot;;IF(AND([.H46]&gt;=192;[.H46]&lt;=254);&quot;0&quot;;IF(AND([.H46]=255);&quot;-64&quot;;&quot;&quot;))))))))" office:value-type="string" office:string-value="-64">
            <text:p>-64</text:p>
          </table:table-cell>
          <table:table-cell table:style-name="ce47" table:formula="of:=MID(['Charpad Export'.F238];2;2)" office:value-type="string" office:string-value="0b">
            <text:p>0b</text:p>
          </table:table-cell>
          <table:table-cell table:style-name="ce39" table:formula="of:=HEX2DEC([.M46])" office:value-type="float" office:value="11">
            <text:p>11</text:p>
          </table:table-cell>
          <table:table-cell table:style-name="ce39" table:formula="of:=IF([.N46]=0;&quot;{black}&quot;;IF([.N46]=1;&quot;{white}&quot;;IF([.N46]=2;&quot;{red}&quot;;IF([.N46]=3;&quot;{cyan}&quot;;IF([.N46]=4;&quot;{purple}&quot;;IF([.N46]=5;&quot;{green}&quot;;IF([.N46]=6;&quot;{blue}&quot;;IF([.N46]=7;&quot;{yellow}&quot;;IF([.N46]=8;&quot;{orange}&quot;;IF([.N46]=9;&quot;{brown}&quot;;IF([.N46]=10;&quot;{lt. red}&quot;;IF([.N46]=11;&quot;{gray1}&quot;;IF([.N46]=12;&quot;{gray2}&quot;;IF([.N46]=13;&quot;{lt. green}&quot;;IF([.N46]=14;&quot;{lt. blue}&quot;;IF([.N46]=15;&quot;{gray3}&quot;))))))))))))))))" office:value-type="string" office:string-value="{gray1}">
            <text:p>{gray1}</text:p>
          </table:table-cell>
          <table:table-cell table:style-name="ce49" table:formula="of:=[.M46]" office:value-type="string" office:string-value="0b">
            <text:p>0b</text:p>
          </table:table-cell>
          <table:table-cell table:style-name="ce39" table:formula="of:=HEX2DEC([.P46])" office:value-type="float" office:value="11">
            <text:p>11</text:p>
          </table:table-cell>
          <table:table-cell table:style-name="ce39" table:formula="of:=IF([.Q46]=0;&quot;{black}&quot;;IF([.Q46]=1;&quot;{white}&quot;;IF([.Q46]=2;&quot;{red}&quot;;IF([.Q46]=3;&quot;{cyan}&quot;;IF([.Q46]=4;&quot;{purple}&quot;;IF([.Q46]=5;&quot;{green}&quot;;IF([.Q46]=6;&quot;{blue}&quot;;IF([.Q46]=7;&quot;{yellow}&quot;;IF([.Q46]=8;&quot;{orange}&quot;;IF([.Q46]=9;&quot;{brown}&quot;;IF([.Q46]=10;&quot;{lt. red}&quot;;IF([.Q46]=11;&quot;{gray1}&quot;;IF([.Q46]=12;&quot;{gray2}&quot;;IF([.Q46]=13;&quot;{lt. green}&quot;;IF([.Q46]=14;&quot;{lt. blue}&quot;;IF([.Q46]=15;&quot;{gray3}&quot;))))))))))))))))" office:value-type="string" office:string-value="{gray1}">
            <text:p>{gray1}</text:p>
          </table:table-cell>
          <table:table-cell table:style-name="ce49" table:formula="of:=[.M46]" office:value-type="string" office:string-value="0b">
            <text:p>0b</text:p>
          </table:table-cell>
          <table:table-cell table:style-name="ce39" table:formula="of:=HEX2DEC([.S46])" office:value-type="float" office:value="11">
            <text:p>11</text:p>
          </table:table-cell>
          <table:table-cell table:style-name="ce39" table:formula="of:=IF([.T46]=0;&quot;{black}&quot;;IF([.T46]=1;&quot;{white}&quot;;IF([.T46]=2;&quot;{red}&quot;;IF([.T46]=3;&quot;{cyan}&quot;;IF([.T46]=4;&quot;{purple}&quot;;IF([.T46]=5;&quot;{green}&quot;;IF([.T46]=6;&quot;{blue}&quot;;IF([.T46]=7;&quot;{yellow}&quot;;IF([.T46]=8;&quot;{orange}&quot;;IF([.T46]=9;&quot;{brown}&quot;;IF([.T46]=10;&quot;{lt. red}&quot;;IF([.T46]=11;&quot;{gray1}&quot;;IF([.T46]=12;&quot;{gray2}&quot;;IF([.T46]=13;&quot;{lt. green}&quot;;IF([.T46]=14;&quot;{lt. blue}&quot;;IF([.T46]=15;&quot;{gray3}&quot;))))))))))))))))" office:value-type="string" office:string-value="{gray1}">
            <text:p>{gray1}</text:p>
          </table:table-cell>
          <table:table-cell table:style-name="ce54" table:formula="of:=[.M46]" office:value-type="string" office:string-value="0b">
            <text:p>0b</text:p>
          </table:table-cell>
          <table:table-cell table:style-name="ce39" table:formula="of:=HEX2DEC([.V46])" office:value-type="float" office:value="11">
            <text:p>11</text:p>
          </table:table-cell>
          <table:table-cell table:style-name="ce39" table:formula="of:=IF([.W46]=0;&quot;{black}&quot;;IF([.W46]=1;&quot;{white}&quot;;IF([.W46]=2;&quot;{red}&quot;;IF([.W46]=3;&quot;{cyan}&quot;;IF([.W46]=4;&quot;{purple}&quot;;IF([.W46]=5;&quot;{green}&quot;;IF([.W46]=6;&quot;{blue}&quot;;IF([.W46]=7;&quot;{yellow}&quot;;IF([.W46]=8;&quot;{orange}&quot;;IF([.W46]=9;&quot;{brown}&quot;;IF([.W46]=10;&quot;{lt. red}&quot;;IF([.W46]=11;&quot;{gray1}&quot;;IF([.W46]=12;&quot;{gray2}&quot;;IF([.W46]=13;&quot;{lt. green}&quot;;IF([.W46]=14;&quot;{lt. blue}&quot;;IF([.W46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6]" office:value-type="string" office:string-value="{gray1}">
            <text:p>{gray1}</text:p>
          </table:table-cell>
          <table:table-cell table:style-name="ce62" table:formula="of:=IF(AND([.E46]&gt;=128;[.E46]&lt;=255);&quot;{rvrs on}&quot;;&quot;{rvrs off}&quot;)" office:value-type="string" office:string-value="{rvrs off}">
            <text:p>{rvrs off}</text:p>
          </table:table-cell>
          <table:table-cell table:style-name="ce62" office:value-type="string">
            <text:p>{</text:p>
          </table:table-cell>
          <table:table-cell table:style-name="ce62" table:formula="of:=[.E46]+[.I46]" office:value-type="float" office:value="191">
            <text:p>191</text:p>
          </table:table-cell>
          <table:table-cell table:style-name="ce62" office:value-type="string">
            <text:p>}</text:p>
          </table:table-cell>
          <table:table-cell table:style-name="ce62" table:formula="of:=IF(AND([.F46]&gt;=128;[.F46]&lt;=255);&quot;{rvrs on}&quot;;&quot;{rvrs off}&quot;)" office:value-type="string" office:string-value="{rvrs off}">
            <text:p>{rvrs off}</text:p>
          </table:table-cell>
          <table:table-cell table:style-name="ce62" table:formula="of:=[.R4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6]+[.J46]" office:value-type="float" office:value="191">
            <text:p>191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6]&gt;=128;[.G46]&lt;=255);&quot;{rvrs on}&quot;;&quot;{rvrs off}&quot;)" office:value-type="string" office:string-value="{rvrs on}">
            <text:p>{rvrs on}</text:p>
          </table:table-cell>
          <table:table-cell table:style-name="ce62" table:formula="of:=[.U4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6]+[.K46]" office:value-type="float" office:value="64">
            <text:p>64</text:p>
          </table:table-cell>
          <table:table-cell table:style-name="ce62" office:value-type="string">
            <text:p>}</text:p>
          </table:table-cell>
          <table:table-cell table:style-name="ce62" table:formula="of:=IF(AND([.H46]&gt;=128;[.H46]&lt;=255);&quot;{rvrs on}&quot;;&quot;{rvrs off}&quot;)" office:value-type="string" office:string-value="{rvrs on}">
            <text:p>{rvrs on}</text:p>
          </table:table-cell>
          <table:table-cell table:style-name="ce62" table:formula="of:=[.X46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6]+[.L46]" office:value-type="float" office:value="64">
            <text:p>64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4">
            <text:p>44</text:p>
          </table:table-cell>
          <table:table-cell table:number-columns-repeated="6"/>
        </table:table-row>
        <table:table-row table:style-name="ro2">
          <table:table-cell table:style-name="ce31" table:formula="of:=MID(['Charpad Export'.F220];2;2)" office:value-type="string" office:string-value="81">
            <text:p>81</text:p>
          </table:table-cell>
          <table:table-cell table:style-name="ce31" table:formula="of:=MID(['Charpad Export'.G220];2;2)" office:value-type="string" office:string-value="82">
            <text:p>82</text:p>
          </table:table-cell>
          <table:table-cell table:style-name="ce31" table:formula="of:=MID(['Charpad Export'.H220];2;2)" office:value-type="string" office:string-value="83">
            <text:p>83</text:p>
          </table:table-cell>
          <table:table-cell table:style-name="ce31" table:formula="of:=MID(['Charpad Export'.I220];2;2)" office:value-type="string" office:string-value="84">
            <text:p>84</text:p>
          </table:table-cell>
          <table:table-cell table:style-name="ce36" table:formula="of:=HEX2DEC([.A47])" office:value-type="float" office:value="129">
            <text:p>129</text:p>
          </table:table-cell>
          <table:table-cell table:style-name="ce39" table:formula="of:=HEX2DEC([.B47])" office:value-type="float" office:value="130">
            <text:p>130</text:p>
          </table:table-cell>
          <table:table-cell table:style-name="ce39" table:formula="of:=HEX2DEC([.C47])" office:value-type="float" office:value="131">
            <text:p>131</text:p>
          </table:table-cell>
          <table:table-cell table:style-name="ce39" table:formula="of:=HEX2DEC([.D47])" office:value-type="float" office:value="132">
            <text:p>132</text:p>
          </table:table-cell>
          <table:table-cell table:style-name="ce41" table:formula="of:=IF(AND([.E47]&gt;=0;[.E47]&lt;=31);&quot;+64&quot;;IF(AND([.E47]&gt;=32;[.E47]&lt;=63);&quot;0&quot;;IF(AND([.E47]&gt;=64;[.E47]&lt;=95);&quot;+128&quot;;IF(AND([.E47]&gt;=96;[.E47]&lt;=127);&quot;+64&quot;;IF(AND([.E47]&gt;=128;[.E47]&lt;=159);&quot;-64&quot;;IF(AND([.E47]&gt;=160;[.E47]&lt;=191);&quot;-128&quot;;IF(AND([.E47]&gt;=192;[.E47]&lt;=254);&quot;0&quot;;IF(AND([.E47]=255);&quot;-64&quot;;&quot;&quot;))))))))" office:value-type="string" office:string-value="-64">
            <text:p>-64</text:p>
          </table:table-cell>
          <table:table-cell table:style-name="ce42" table:formula="of:=IF(AND([.F47]&gt;=0;[.F47]&lt;=31);&quot;+64&quot;;IF(AND([.F47]&gt;=32;[.F47]&lt;=63);&quot;0&quot;;IF(AND([.F47]&gt;=64;[.F47]&lt;=95);&quot;+128&quot;;IF(AND([.F47]&gt;=96;[.F47]&lt;=127);&quot;+64&quot;;IF(AND([.F47]&gt;=128;[.F47]&lt;=159);&quot;-64&quot;;IF(AND([.F47]&gt;=160;[.F47]&lt;=191);&quot;-128&quot;;IF(AND([.F47]&gt;=192;[.F47]&lt;=254);&quot;0&quot;;IF(AND([.F47]=255);&quot;-64&quot;;&quot;&quot;))))))))" office:value-type="string" office:string-value="-64">
            <text:p>-64</text:p>
          </table:table-cell>
          <table:table-cell table:style-name="ce42" table:formula="of:=IF(AND([.G47]&gt;=0;[.G47]&lt;=31);&quot;+64&quot;;IF(AND([.G47]&gt;=32;[.G47]&lt;=63);&quot;0&quot;;IF(AND([.G47]&gt;=64;[.G47]&lt;=95);&quot;+128&quot;;IF(AND([.G47]&gt;=96;[.G47]&lt;=127);&quot;+64&quot;;IF(AND([.G47]&gt;=128;[.G47]&lt;=159);&quot;-64&quot;;IF(AND([.G47]&gt;=160;[.G47]&lt;=191);&quot;-128&quot;;IF(AND([.G47]&gt;=192;[.G47]&lt;=254);&quot;0&quot;;IF(AND([.G47]=255);&quot;-64&quot;;&quot;&quot;))))))))" office:value-type="string" office:string-value="-64">
            <text:p>-64</text:p>
          </table:table-cell>
          <table:table-cell table:style-name="ce42" table:formula="of:=IF(AND([.H47]&gt;=0;[.H47]&lt;=31);&quot;+64&quot;;IF(AND([.H47]&gt;=32;[.H47]&lt;=63);&quot;0&quot;;IF(AND([.H47]&gt;=64;[.H47]&lt;=95);&quot;+128&quot;;IF(AND([.H47]&gt;=96;[.H47]&lt;=127);&quot;+64&quot;;IF(AND([.H47]&gt;=128;[.H47]&lt;=159);&quot;-64&quot;;IF(AND([.H47]&gt;=160;[.H47]&lt;=191);&quot;-128&quot;;IF(AND([.H47]&gt;=192;[.H47]&lt;=254);&quot;0&quot;;IF(AND([.H47]=255);&quot;-64&quot;;&quot;&quot;))))))))" office:value-type="string" office:string-value="-64">
            <text:p>-64</text:p>
          </table:table-cell>
          <table:table-cell table:style-name="ce48" table:formula="of:=MID(['Charpad Export'.G238];2;2)" office:value-type="string" office:string-value="0b">
            <text:p>0b</text:p>
          </table:table-cell>
          <table:table-cell table:style-name="ce39" table:formula="of:=HEX2DEC([.M47])" office:value-type="float" office:value="11">
            <text:p>11</text:p>
          </table:table-cell>
          <table:table-cell table:style-name="ce39" table:formula="of:=IF([.N47]=0;&quot;{black}&quot;;IF([.N47]=1;&quot;{white}&quot;;IF([.N47]=2;&quot;{red}&quot;;IF([.N47]=3;&quot;{cyan}&quot;;IF([.N47]=4;&quot;{purple}&quot;;IF([.N47]=5;&quot;{green}&quot;;IF([.N47]=6;&quot;{blue}&quot;;IF([.N47]=7;&quot;{yellow}&quot;;IF([.N47]=8;&quot;{orange}&quot;;IF([.N47]=9;&quot;{brown}&quot;;IF([.N47]=10;&quot;{lt. red}&quot;;IF([.N47]=11;&quot;{gray1}&quot;;IF([.N47]=12;&quot;{gray2}&quot;;IF([.N47]=13;&quot;{lt. green}&quot;;IF([.N47]=14;&quot;{lt. blue}&quot;;IF([.N47]=15;&quot;{gray3}&quot;))))))))))))))))" office:value-type="string" office:string-value="{gray1}">
            <text:p>{gray1}</text:p>
          </table:table-cell>
          <table:table-cell table:style-name="ce51" table:formula="of:=[.M47]" office:value-type="string" office:string-value="0b">
            <text:p>0b</text:p>
          </table:table-cell>
          <table:table-cell table:style-name="ce39" table:formula="of:=HEX2DEC([.P47])" office:value-type="float" office:value="11">
            <text:p>11</text:p>
          </table:table-cell>
          <table:table-cell table:style-name="ce39" table:formula="of:=IF([.Q47]=0;&quot;{black}&quot;;IF([.Q47]=1;&quot;{white}&quot;;IF([.Q47]=2;&quot;{red}&quot;;IF([.Q47]=3;&quot;{cyan}&quot;;IF([.Q47]=4;&quot;{purple}&quot;;IF([.Q47]=5;&quot;{green}&quot;;IF([.Q47]=6;&quot;{blue}&quot;;IF([.Q47]=7;&quot;{yellow}&quot;;IF([.Q47]=8;&quot;{orange}&quot;;IF([.Q47]=9;&quot;{brown}&quot;;IF([.Q47]=10;&quot;{lt. red}&quot;;IF([.Q47]=11;&quot;{gray1}&quot;;IF([.Q47]=12;&quot;{gray2}&quot;;IF([.Q47]=13;&quot;{lt. green}&quot;;IF([.Q47]=14;&quot;{lt. blue}&quot;;IF([.Q47]=15;&quot;{gray3}&quot;))))))))))))))))" office:value-type="string" office:string-value="{gray1}">
            <text:p>{gray1}</text:p>
          </table:table-cell>
          <table:table-cell table:style-name="ce51" table:formula="of:=[.M47]" office:value-type="string" office:string-value="0b">
            <text:p>0b</text:p>
          </table:table-cell>
          <table:table-cell table:style-name="ce39" table:formula="of:=HEX2DEC([.S47])" office:value-type="float" office:value="11">
            <text:p>11</text:p>
          </table:table-cell>
          <table:table-cell table:style-name="ce39" table:formula="of:=IF([.T47]=0;&quot;{black}&quot;;IF([.T47]=1;&quot;{white}&quot;;IF([.T47]=2;&quot;{red}&quot;;IF([.T47]=3;&quot;{cyan}&quot;;IF([.T47]=4;&quot;{purple}&quot;;IF([.T47]=5;&quot;{green}&quot;;IF([.T47]=6;&quot;{blue}&quot;;IF([.T47]=7;&quot;{yellow}&quot;;IF([.T47]=8;&quot;{orange}&quot;;IF([.T47]=9;&quot;{brown}&quot;;IF([.T47]=10;&quot;{lt. red}&quot;;IF([.T47]=11;&quot;{gray1}&quot;;IF([.T47]=12;&quot;{gray2}&quot;;IF([.T47]=13;&quot;{lt. green}&quot;;IF([.T47]=14;&quot;{lt. blue}&quot;;IF([.T47]=15;&quot;{gray3}&quot;))))))))))))))))" office:value-type="string" office:string-value="{gray1}">
            <text:p>{gray1}</text:p>
          </table:table-cell>
          <table:table-cell table:style-name="ce53" table:formula="of:=[.M47]" office:value-type="string" office:string-value="0b">
            <text:p>0b</text:p>
          </table:table-cell>
          <table:table-cell table:style-name="ce39" table:formula="of:=HEX2DEC([.V47])" office:value-type="float" office:value="11">
            <text:p>11</text:p>
          </table:table-cell>
          <table:table-cell table:style-name="ce39" table:formula="of:=IF([.W47]=0;&quot;{black}&quot;;IF([.W47]=1;&quot;{white}&quot;;IF([.W47]=2;&quot;{red}&quot;;IF([.W47]=3;&quot;{cyan}&quot;;IF([.W47]=4;&quot;{purple}&quot;;IF([.W47]=5;&quot;{green}&quot;;IF([.W47]=6;&quot;{blue}&quot;;IF([.W47]=7;&quot;{yellow}&quot;;IF([.W47]=8;&quot;{orange}&quot;;IF([.W47]=9;&quot;{brown}&quot;;IF([.W47]=10;&quot;{lt. red}&quot;;IF([.W47]=11;&quot;{gray1}&quot;;IF([.W47]=12;&quot;{gray2}&quot;;IF([.W47]=13;&quot;{lt. green}&quot;;IF([.W47]=14;&quot;{lt. blue}&quot;;IF([.W47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7]" office:value-type="string" office:string-value="{gray1}">
            <text:p>{gray1}</text:p>
          </table:table-cell>
          <table:table-cell table:style-name="ce62" table:formula="of:=IF(AND([.E47]&gt;=128;[.E47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47]+[.I47]" office:value-type="float" office:value="65">
            <text:p>65</text:p>
          </table:table-cell>
          <table:table-cell table:style-name="ce62" office:value-type="string">
            <text:p>}</text:p>
          </table:table-cell>
          <table:table-cell table:style-name="ce62" table:formula="of:=IF(AND([.F47]&gt;=128;[.F47]&lt;=255);&quot;{rvrs on}&quot;;&quot;{rvrs off}&quot;)" office:value-type="string" office:string-value="{rvrs on}">
            <text:p>{rvrs on}</text:p>
          </table:table-cell>
          <table:table-cell table:style-name="ce62" table:formula="of:=[.R4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7]+[.J47]" office:value-type="float" office:value="66">
            <text:p>66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7]&gt;=128;[.G47]&lt;=255);&quot;{rvrs on}&quot;;&quot;{rvrs off}&quot;)" office:value-type="string" office:string-value="{rvrs on}">
            <text:p>{rvrs on}</text:p>
          </table:table-cell>
          <table:table-cell table:style-name="ce62" table:formula="of:=[.U4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7]+[.K47]" office:value-type="float" office:value="67">
            <text:p>67</text:p>
          </table:table-cell>
          <table:table-cell table:style-name="ce62" office:value-type="string">
            <text:p>}</text:p>
          </table:table-cell>
          <table:table-cell table:style-name="ce62" table:formula="of:=IF(AND([.H47]&gt;=128;[.H47]&lt;=255);&quot;{rvrs on}&quot;;&quot;{rvrs off}&quot;)" office:value-type="string" office:string-value="{rvrs on}">
            <text:p>{rvrs on}</text:p>
          </table:table-cell>
          <table:table-cell table:style-name="ce62" table:formula="of:=[.X47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7]+[.L47]" office:value-type="float" office:value="68">
            <text:p>68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5">
            <text:p>45</text:p>
          </table:table-cell>
          <table:table-cell table:number-columns-repeated="6"/>
        </table:table-row>
        <table:table-row table:style-name="ro2">
          <table:table-cell table:style-name="ce31" table:formula="of:=MID(['Charpad Export'.J220];2;2)" office:value-type="string" office:string-value="85">
            <text:p>85</text:p>
          </table:table-cell>
          <table:table-cell table:style-name="ce31" table:formula="of:=MID(['Charpad Export'.K220];2;2)" office:value-type="string" office:string-value="86">
            <text:p>86</text:p>
          </table:table-cell>
          <table:table-cell table:style-name="ce31" table:formula="of:=MID(['Charpad Export'.L220];2;2)" office:value-type="string" office:string-value="87">
            <text:p>87</text:p>
          </table:table-cell>
          <table:table-cell table:style-name="ce31" table:formula="of:=MID(['Charpad Export'.M220];2;2)" office:value-type="string" office:string-value="88">
            <text:p>88</text:p>
          </table:table-cell>
          <table:table-cell table:style-name="ce36" table:formula="of:=HEX2DEC([.A48])" office:value-type="float" office:value="133">
            <text:p>133</text:p>
          </table:table-cell>
          <table:table-cell table:style-name="ce39" table:formula="of:=HEX2DEC([.B48])" office:value-type="float" office:value="134">
            <text:p>134</text:p>
          </table:table-cell>
          <table:table-cell table:style-name="ce39" table:formula="of:=HEX2DEC([.C48])" office:value-type="float" office:value="135">
            <text:p>135</text:p>
          </table:table-cell>
          <table:table-cell table:style-name="ce39" table:formula="of:=HEX2DEC([.D48])" office:value-type="float" office:value="136">
            <text:p>136</text:p>
          </table:table-cell>
          <table:table-cell table:style-name="ce41" table:formula="of:=IF(AND([.E48]&gt;=0;[.E48]&lt;=31);&quot;+64&quot;;IF(AND([.E48]&gt;=32;[.E48]&lt;=63);&quot;0&quot;;IF(AND([.E48]&gt;=64;[.E48]&lt;=95);&quot;+128&quot;;IF(AND([.E48]&gt;=96;[.E48]&lt;=127);&quot;+64&quot;;IF(AND([.E48]&gt;=128;[.E48]&lt;=159);&quot;-64&quot;;IF(AND([.E48]&gt;=160;[.E48]&lt;=191);&quot;-128&quot;;IF(AND([.E48]&gt;=192;[.E48]&lt;=254);&quot;0&quot;;IF(AND([.E48]=255);&quot;-64&quot;;&quot;&quot;))))))))" office:value-type="string" office:string-value="-64">
            <text:p>-64</text:p>
          </table:table-cell>
          <table:table-cell table:style-name="ce42" table:formula="of:=IF(AND([.F48]&gt;=0;[.F48]&lt;=31);&quot;+64&quot;;IF(AND([.F48]&gt;=32;[.F48]&lt;=63);&quot;0&quot;;IF(AND([.F48]&gt;=64;[.F48]&lt;=95);&quot;+128&quot;;IF(AND([.F48]&gt;=96;[.F48]&lt;=127);&quot;+64&quot;;IF(AND([.F48]&gt;=128;[.F48]&lt;=159);&quot;-64&quot;;IF(AND([.F48]&gt;=160;[.F48]&lt;=191);&quot;-128&quot;;IF(AND([.F48]&gt;=192;[.F48]&lt;=254);&quot;0&quot;;IF(AND([.F48]=255);&quot;-64&quot;;&quot;&quot;))))))))" office:value-type="string" office:string-value="-64">
            <text:p>-64</text:p>
          </table:table-cell>
          <table:table-cell table:style-name="ce42" table:formula="of:=IF(AND([.G48]&gt;=0;[.G48]&lt;=31);&quot;+64&quot;;IF(AND([.G48]&gt;=32;[.G48]&lt;=63);&quot;0&quot;;IF(AND([.G48]&gt;=64;[.G48]&lt;=95);&quot;+128&quot;;IF(AND([.G48]&gt;=96;[.G48]&lt;=127);&quot;+64&quot;;IF(AND([.G48]&gt;=128;[.G48]&lt;=159);&quot;-64&quot;;IF(AND([.G48]&gt;=160;[.G48]&lt;=191);&quot;-128&quot;;IF(AND([.G48]&gt;=192;[.G48]&lt;=254);&quot;0&quot;;IF(AND([.G48]=255);&quot;-64&quot;;&quot;&quot;))))))))" office:value-type="string" office:string-value="-64">
            <text:p>-64</text:p>
          </table:table-cell>
          <table:table-cell table:style-name="ce42" table:formula="of:=IF(AND([.H48]&gt;=0;[.H48]&lt;=31);&quot;+64&quot;;IF(AND([.H48]&gt;=32;[.H48]&lt;=63);&quot;0&quot;;IF(AND([.H48]&gt;=64;[.H48]&lt;=95);&quot;+128&quot;;IF(AND([.H48]&gt;=96;[.H48]&lt;=127);&quot;+64&quot;;IF(AND([.H48]&gt;=128;[.H48]&lt;=159);&quot;-64&quot;;IF(AND([.H48]&gt;=160;[.H48]&lt;=191);&quot;-128&quot;;IF(AND([.H48]&gt;=192;[.H48]&lt;=254);&quot;0&quot;;IF(AND([.H48]=255);&quot;-64&quot;;&quot;&quot;))))))))" office:value-type="string" office:string-value="-64">
            <text:p>-64</text:p>
          </table:table-cell>
          <table:table-cell table:style-name="ce47" table:formula="of:=MID(['Charpad Export'.H238];2;2)" office:value-type="string" office:string-value="0b">
            <text:p>0b</text:p>
          </table:table-cell>
          <table:table-cell table:style-name="ce39" table:formula="of:=HEX2DEC([.M48])" office:value-type="float" office:value="11">
            <text:p>11</text:p>
          </table:table-cell>
          <table:table-cell table:style-name="ce39" table:formula="of:=IF([.N48]=0;&quot;{black}&quot;;IF([.N48]=1;&quot;{white}&quot;;IF([.N48]=2;&quot;{red}&quot;;IF([.N48]=3;&quot;{cyan}&quot;;IF([.N48]=4;&quot;{purple}&quot;;IF([.N48]=5;&quot;{green}&quot;;IF([.N48]=6;&quot;{blue}&quot;;IF([.N48]=7;&quot;{yellow}&quot;;IF([.N48]=8;&quot;{orange}&quot;;IF([.N48]=9;&quot;{brown}&quot;;IF([.N48]=10;&quot;{lt. red}&quot;;IF([.N48]=11;&quot;{gray1}&quot;;IF([.N48]=12;&quot;{gray2}&quot;;IF([.N48]=13;&quot;{lt. green}&quot;;IF([.N48]=14;&quot;{lt. blue}&quot;;IF([.N48]=15;&quot;{gray3}&quot;))))))))))))))))" office:value-type="string" office:string-value="{gray1}">
            <text:p>{gray1}</text:p>
          </table:table-cell>
          <table:table-cell table:style-name="ce49" table:formula="of:=[.M48]" office:value-type="string" office:string-value="0b">
            <text:p>0b</text:p>
          </table:table-cell>
          <table:table-cell table:style-name="ce39" table:formula="of:=HEX2DEC([.P48])" office:value-type="float" office:value="11">
            <text:p>11</text:p>
          </table:table-cell>
          <table:table-cell table:style-name="ce39" table:formula="of:=IF([.Q48]=0;&quot;{black}&quot;;IF([.Q48]=1;&quot;{white}&quot;;IF([.Q48]=2;&quot;{red}&quot;;IF([.Q48]=3;&quot;{cyan}&quot;;IF([.Q48]=4;&quot;{purple}&quot;;IF([.Q48]=5;&quot;{green}&quot;;IF([.Q48]=6;&quot;{blue}&quot;;IF([.Q48]=7;&quot;{yellow}&quot;;IF([.Q48]=8;&quot;{orange}&quot;;IF([.Q48]=9;&quot;{brown}&quot;;IF([.Q48]=10;&quot;{lt. red}&quot;;IF([.Q48]=11;&quot;{gray1}&quot;;IF([.Q48]=12;&quot;{gray2}&quot;;IF([.Q48]=13;&quot;{lt. green}&quot;;IF([.Q48]=14;&quot;{lt. blue}&quot;;IF([.Q48]=15;&quot;{gray3}&quot;))))))))))))))))" office:value-type="string" office:string-value="{gray1}">
            <text:p>{gray1}</text:p>
          </table:table-cell>
          <table:table-cell table:style-name="ce49" table:formula="of:=[.M48]" office:value-type="string" office:string-value="0b">
            <text:p>0b</text:p>
          </table:table-cell>
          <table:table-cell table:style-name="ce39" table:formula="of:=HEX2DEC([.S48])" office:value-type="float" office:value="11">
            <text:p>11</text:p>
          </table:table-cell>
          <table:table-cell table:style-name="ce39" table:formula="of:=IF([.T48]=0;&quot;{black}&quot;;IF([.T48]=1;&quot;{white}&quot;;IF([.T48]=2;&quot;{red}&quot;;IF([.T48]=3;&quot;{cyan}&quot;;IF([.T48]=4;&quot;{purple}&quot;;IF([.T48]=5;&quot;{green}&quot;;IF([.T48]=6;&quot;{blue}&quot;;IF([.T48]=7;&quot;{yellow}&quot;;IF([.T48]=8;&quot;{orange}&quot;;IF([.T48]=9;&quot;{brown}&quot;;IF([.T48]=10;&quot;{lt. red}&quot;;IF([.T48]=11;&quot;{gray1}&quot;;IF([.T48]=12;&quot;{gray2}&quot;;IF([.T48]=13;&quot;{lt. green}&quot;;IF([.T48]=14;&quot;{lt. blue}&quot;;IF([.T48]=15;&quot;{gray3}&quot;))))))))))))))))" office:value-type="string" office:string-value="{gray1}">
            <text:p>{gray1}</text:p>
          </table:table-cell>
          <table:table-cell table:style-name="ce54" table:formula="of:=[.M48]" office:value-type="string" office:string-value="0b">
            <text:p>0b</text:p>
          </table:table-cell>
          <table:table-cell table:style-name="ce39" table:formula="of:=HEX2DEC([.V48])" office:value-type="float" office:value="11">
            <text:p>11</text:p>
          </table:table-cell>
          <table:table-cell table:style-name="ce39" table:formula="of:=IF([.W48]=0;&quot;{black}&quot;;IF([.W48]=1;&quot;{white}&quot;;IF([.W48]=2;&quot;{red}&quot;;IF([.W48]=3;&quot;{cyan}&quot;;IF([.W48]=4;&quot;{purple}&quot;;IF([.W48]=5;&quot;{green}&quot;;IF([.W48]=6;&quot;{blue}&quot;;IF([.W48]=7;&quot;{yellow}&quot;;IF([.W48]=8;&quot;{orange}&quot;;IF([.W48]=9;&quot;{brown}&quot;;IF([.W48]=10;&quot;{lt. red}&quot;;IF([.W48]=11;&quot;{gray1}&quot;;IF([.W48]=12;&quot;{gray2}&quot;;IF([.W48]=13;&quot;{lt. green}&quot;;IF([.W48]=14;&quot;{lt. blue}&quot;;IF([.W48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8]" office:value-type="string" office:string-value="{gray1}">
            <text:p>{gray1}</text:p>
          </table:table-cell>
          <table:table-cell table:style-name="ce62" table:formula="of:=IF(AND([.E48]&gt;=128;[.E48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48]+[.I48]" office:value-type="float" office:value="69">
            <text:p>69</text:p>
          </table:table-cell>
          <table:table-cell table:style-name="ce62" office:value-type="string">
            <text:p>}</text:p>
          </table:table-cell>
          <table:table-cell table:style-name="ce62" table:formula="of:=IF(AND([.F48]&gt;=128;[.F48]&lt;=255);&quot;{rvrs on}&quot;;&quot;{rvrs off}&quot;)" office:value-type="string" office:string-value="{rvrs on}">
            <text:p>{rvrs on}</text:p>
          </table:table-cell>
          <table:table-cell table:style-name="ce62" table:formula="of:=[.R4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8]+[.J48]" office:value-type="float" office:value="70">
            <text:p>70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8]&gt;=128;[.G48]&lt;=255);&quot;{rvrs on}&quot;;&quot;{rvrs off}&quot;)" office:value-type="string" office:string-value="{rvrs on}">
            <text:p>{rvrs on}</text:p>
          </table:table-cell>
          <table:table-cell table:style-name="ce62" table:formula="of:=[.U4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8]+[.K48]" office:value-type="float" office:value="71">
            <text:p>71</text:p>
          </table:table-cell>
          <table:table-cell table:style-name="ce62" office:value-type="string">
            <text:p>}</text:p>
          </table:table-cell>
          <table:table-cell table:style-name="ce62" table:formula="of:=IF(AND([.H48]&gt;=128;[.H48]&lt;=255);&quot;{rvrs on}&quot;;&quot;{rvrs off}&quot;)" office:value-type="string" office:string-value="{rvrs on}">
            <text:p>{rvrs on}</text:p>
          </table:table-cell>
          <table:table-cell table:style-name="ce62" table:formula="of:=[.X48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8]+[.L48]" office:value-type="float" office:value="72">
            <text:p>72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6">
            <text:p>46</text:p>
          </table:table-cell>
          <table:table-cell table:number-columns-repeated="6"/>
        </table:table-row>
        <table:table-row table:style-name="ro2">
          <table:table-cell table:style-name="ce31" table:formula="of:=MID(['Charpad Export'.N220];2;2)" office:value-type="string" office:string-value="89">
            <text:p>89</text:p>
          </table:table-cell>
          <table:table-cell table:style-name="ce31" table:formula="of:=MID(['Charpad Export'.O220];2;2)" office:value-type="string" office:string-value="89">
            <text:p>89</text:p>
          </table:table-cell>
          <table:table-cell table:style-name="ce31" table:formula="of:=MID(['Charpad Export'.P220];2;2)" office:value-type="string" office:string-value="89">
            <text:p>89</text:p>
          </table:table-cell>
          <table:table-cell table:style-name="ce31" table:formula="of:=MID(['Charpad Export'.Q220];2;2)" office:value-type="string" office:string-value="89">
            <text:p>89</text:p>
          </table:table-cell>
          <table:table-cell table:style-name="ce37" table:formula="of:=HEX2DEC([.A49])" office:value-type="float" office:value="137">
            <text:p>137</text:p>
          </table:table-cell>
          <table:table-cell table:style-name="ce37" table:formula="of:=HEX2DEC([.B49])" office:value-type="float" office:value="137">
            <text:p>137</text:p>
          </table:table-cell>
          <table:table-cell table:style-name="ce37" table:formula="of:=HEX2DEC([.C49])" office:value-type="float" office:value="137">
            <text:p>137</text:p>
          </table:table-cell>
          <table:table-cell table:style-name="ce37" table:formula="of:=HEX2DEC([.D49])" office:value-type="float" office:value="137">
            <text:p>137</text:p>
          </table:table-cell>
          <table:table-cell table:style-name="ce41" table:formula="of:=IF(AND([.E49]&gt;=0;[.E49]&lt;=31);&quot;+64&quot;;IF(AND([.E49]&gt;=32;[.E49]&lt;=63);&quot;0&quot;;IF(AND([.E49]&gt;=64;[.E49]&lt;=95);&quot;+128&quot;;IF(AND([.E49]&gt;=96;[.E49]&lt;=127);&quot;+64&quot;;IF(AND([.E49]&gt;=128;[.E49]&lt;=159);&quot;-64&quot;;IF(AND([.E49]&gt;=160;[.E49]&lt;=191);&quot;-128&quot;;IF(AND([.E49]&gt;=192;[.E49]&lt;=254);&quot;0&quot;;IF(AND([.E49]=255);&quot;-64&quot;;&quot;&quot;))))))))" office:value-type="string" office:string-value="-64">
            <text:p>-64</text:p>
          </table:table-cell>
          <table:table-cell table:style-name="ce42" table:formula="of:=IF(AND([.F49]&gt;=0;[.F49]&lt;=31);&quot;+64&quot;;IF(AND([.F49]&gt;=32;[.F49]&lt;=63);&quot;0&quot;;IF(AND([.F49]&gt;=64;[.F49]&lt;=95);&quot;+128&quot;;IF(AND([.F49]&gt;=96;[.F49]&lt;=127);&quot;+64&quot;;IF(AND([.F49]&gt;=128;[.F49]&lt;=159);&quot;-64&quot;;IF(AND([.F49]&gt;=160;[.F49]&lt;=191);&quot;-128&quot;;IF(AND([.F49]&gt;=192;[.F49]&lt;=254);&quot;0&quot;;IF(AND([.F49]=255);&quot;-64&quot;;&quot;&quot;))))))))" office:value-type="string" office:string-value="-64">
            <text:p>-64</text:p>
          </table:table-cell>
          <table:table-cell table:style-name="ce42" table:formula="of:=IF(AND([.G49]&gt;=0;[.G49]&lt;=31);&quot;+64&quot;;IF(AND([.G49]&gt;=32;[.G49]&lt;=63);&quot;0&quot;;IF(AND([.G49]&gt;=64;[.G49]&lt;=95);&quot;+128&quot;;IF(AND([.G49]&gt;=96;[.G49]&lt;=127);&quot;+64&quot;;IF(AND([.G49]&gt;=128;[.G49]&lt;=159);&quot;-64&quot;;IF(AND([.G49]&gt;=160;[.G49]&lt;=191);&quot;-128&quot;;IF(AND([.G49]&gt;=192;[.G49]&lt;=254);&quot;0&quot;;IF(AND([.G49]=255);&quot;-64&quot;;&quot;&quot;))))))))" office:value-type="string" office:string-value="-64">
            <text:p>-64</text:p>
          </table:table-cell>
          <table:table-cell table:style-name="ce42" table:formula="of:=IF(AND([.H49]&gt;=0;[.H49]&lt;=31);&quot;+64&quot;;IF(AND([.H49]&gt;=32;[.H49]&lt;=63);&quot;0&quot;;IF(AND([.H49]&gt;=64;[.H49]&lt;=95);&quot;+128&quot;;IF(AND([.H49]&gt;=96;[.H49]&lt;=127);&quot;+64&quot;;IF(AND([.H49]&gt;=128;[.H49]&lt;=159);&quot;-64&quot;;IF(AND([.H49]&gt;=160;[.H49]&lt;=191);&quot;-128&quot;;IF(AND([.H49]&gt;=192;[.H49]&lt;=254);&quot;0&quot;;IF(AND([.H49]=255);&quot;-64&quot;;&quot;&quot;))))))))" office:value-type="string" office:string-value="-64">
            <text:p>-64</text:p>
          </table:table-cell>
          <table:table-cell table:style-name="ce48" table:formula="of:=MID(['Charpad Export'.I238];2;2)" office:value-type="string" office:string-value="0b">
            <text:p>0b</text:p>
          </table:table-cell>
          <table:table-cell table:style-name="ce39" table:formula="of:=HEX2DEC([.M49])" office:value-type="float" office:value="11">
            <text:p>11</text:p>
          </table:table-cell>
          <table:table-cell table:style-name="ce39" table:formula="of:=IF([.N49]=0;&quot;{black}&quot;;IF([.N49]=1;&quot;{white}&quot;;IF([.N49]=2;&quot;{red}&quot;;IF([.N49]=3;&quot;{cyan}&quot;;IF([.N49]=4;&quot;{purple}&quot;;IF([.N49]=5;&quot;{green}&quot;;IF([.N49]=6;&quot;{blue}&quot;;IF([.N49]=7;&quot;{yellow}&quot;;IF([.N49]=8;&quot;{orange}&quot;;IF([.N49]=9;&quot;{brown}&quot;;IF([.N49]=10;&quot;{lt. red}&quot;;IF([.N49]=11;&quot;{gray1}&quot;;IF([.N49]=12;&quot;{gray2}&quot;;IF([.N49]=13;&quot;{lt. green}&quot;;IF([.N49]=14;&quot;{lt. blue}&quot;;IF([.N49]=15;&quot;{gray3}&quot;))))))))))))))))" office:value-type="string" office:string-value="{gray1}">
            <text:p>{gray1}</text:p>
          </table:table-cell>
          <table:table-cell table:style-name="ce51" table:formula="of:=[.M49]" office:value-type="string" office:string-value="0b">
            <text:p>0b</text:p>
          </table:table-cell>
          <table:table-cell table:style-name="ce39" table:formula="of:=HEX2DEC([.P49])" office:value-type="float" office:value="11">
            <text:p>11</text:p>
          </table:table-cell>
          <table:table-cell table:style-name="ce39" table:formula="of:=IF([.Q49]=0;&quot;{black}&quot;;IF([.Q49]=1;&quot;{white}&quot;;IF([.Q49]=2;&quot;{red}&quot;;IF([.Q49]=3;&quot;{cyan}&quot;;IF([.Q49]=4;&quot;{purple}&quot;;IF([.Q49]=5;&quot;{green}&quot;;IF([.Q49]=6;&quot;{blue}&quot;;IF([.Q49]=7;&quot;{yellow}&quot;;IF([.Q49]=8;&quot;{orange}&quot;;IF([.Q49]=9;&quot;{brown}&quot;;IF([.Q49]=10;&quot;{lt. red}&quot;;IF([.Q49]=11;&quot;{gray1}&quot;;IF([.Q49]=12;&quot;{gray2}&quot;;IF([.Q49]=13;&quot;{lt. green}&quot;;IF([.Q49]=14;&quot;{lt. blue}&quot;;IF([.Q49]=15;&quot;{gray3}&quot;))))))))))))))))" office:value-type="string" office:string-value="{gray1}">
            <text:p>{gray1}</text:p>
          </table:table-cell>
          <table:table-cell table:style-name="ce51" table:formula="of:=[.M49]" office:value-type="string" office:string-value="0b">
            <text:p>0b</text:p>
          </table:table-cell>
          <table:table-cell table:style-name="ce39" table:formula="of:=HEX2DEC([.S49])" office:value-type="float" office:value="11">
            <text:p>11</text:p>
          </table:table-cell>
          <table:table-cell table:style-name="ce39" table:formula="of:=IF([.T49]=0;&quot;{black}&quot;;IF([.T49]=1;&quot;{white}&quot;;IF([.T49]=2;&quot;{red}&quot;;IF([.T49]=3;&quot;{cyan}&quot;;IF([.T49]=4;&quot;{purple}&quot;;IF([.T49]=5;&quot;{green}&quot;;IF([.T49]=6;&quot;{blue}&quot;;IF([.T49]=7;&quot;{yellow}&quot;;IF([.T49]=8;&quot;{orange}&quot;;IF([.T49]=9;&quot;{brown}&quot;;IF([.T49]=10;&quot;{lt. red}&quot;;IF([.T49]=11;&quot;{gray1}&quot;;IF([.T49]=12;&quot;{gray2}&quot;;IF([.T49]=13;&quot;{lt. green}&quot;;IF([.T49]=14;&quot;{lt. blue}&quot;;IF([.T49]=15;&quot;{gray3}&quot;))))))))))))))))" office:value-type="string" office:string-value="{gray1}">
            <text:p>{gray1}</text:p>
          </table:table-cell>
          <table:table-cell table:style-name="ce53" table:formula="of:=[.M49]" office:value-type="string" office:string-value="0b">
            <text:p>0b</text:p>
          </table:table-cell>
          <table:table-cell table:style-name="ce39" table:formula="of:=HEX2DEC([.V49])" office:value-type="float" office:value="11">
            <text:p>11</text:p>
          </table:table-cell>
          <table:table-cell table:style-name="ce39" table:formula="of:=IF([.W49]=0;&quot;{black}&quot;;IF([.W49]=1;&quot;{white}&quot;;IF([.W49]=2;&quot;{red}&quot;;IF([.W49]=3;&quot;{cyan}&quot;;IF([.W49]=4;&quot;{purple}&quot;;IF([.W49]=5;&quot;{green}&quot;;IF([.W49]=6;&quot;{blue}&quot;;IF([.W49]=7;&quot;{yellow}&quot;;IF([.W49]=8;&quot;{orange}&quot;;IF([.W49]=9;&quot;{brown}&quot;;IF([.W49]=10;&quot;{lt. red}&quot;;IF([.W49]=11;&quot;{gray1}&quot;;IF([.W49]=12;&quot;{gray2}&quot;;IF([.W49]=13;&quot;{lt. green}&quot;;IF([.W49]=14;&quot;{lt. blue}&quot;;IF([.W49]=15;&quot;{gray3}&quot;))))))))))))))))" office:value-type="string" office:string-value="{gray1}">
            <text:p>{gray1}</text:p>
          </table:table-cell>
          <table:table-cell table:style-name="ce56" office:value-type="string">
            <text:p>data"</text:p>
          </table:table-cell>
          <table:table-cell table:style-name="ce62" table:formula="of:=[.O49]" office:value-type="string" office:string-value="{gray1}">
            <text:p>{gray1}</text:p>
          </table:table-cell>
          <table:table-cell table:style-name="ce62" table:formula="of:=IF(AND([.E49]&gt;=128;[.E49]&lt;=255);&quot;{rvrs on}&quot;;&quot;{rvrs off}&quot;)" office:value-type="string" office:string-value="{rvrs on}">
            <text:p>{rvrs on}</text:p>
          </table:table-cell>
          <table:table-cell table:style-name="ce62" office:value-type="string">
            <text:p>{</text:p>
          </table:table-cell>
          <table:table-cell table:style-name="ce62" table:formula="of:=[.E49]+[.I49]" office:value-type="float" office:value="73">
            <text:p>73</text:p>
          </table:table-cell>
          <table:table-cell table:style-name="ce62" office:value-type="string">
            <text:p>}</text:p>
          </table:table-cell>
          <table:table-cell table:style-name="ce62" table:formula="of:=IF(AND([.F49]&gt;=128;[.F49]&lt;=255);&quot;{rvrs on}&quot;;&quot;{rvrs off}&quot;)" office:value-type="string" office:string-value="{rvrs on}">
            <text:p>{rvrs on}</text:p>
          </table:table-cell>
          <table:table-cell table:style-name="ce62" table:formula="of:=[.R4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F49]+[.J49]" office:value-type="float" office:value="73">
            <text:p>73</text:p>
          </table:table-cell>
          <table:table-cell table:style-name="ce62" office:value-type="string">
            <text:p>}</text:p>
          </table:table-cell>
          <table:table-cell table:style-name="ce62" office:value-type="string">
            <text:p>{down}{left:2}</text:p>
          </table:table-cell>
          <table:table-cell table:style-name="ce62" table:formula="of:=IF(AND([.G49]&gt;=128;[.G49]&lt;=255);&quot;{rvrs on}&quot;;&quot;{rvrs off}&quot;)" office:value-type="string" office:string-value="{rvrs on}">
            <text:p>{rvrs on}</text:p>
          </table:table-cell>
          <table:table-cell table:style-name="ce62" table:formula="of:=[.U4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G49]+[.K49]" office:value-type="float" office:value="73">
            <text:p>73</text:p>
          </table:table-cell>
          <table:table-cell table:style-name="ce62" office:value-type="string">
            <text:p>}</text:p>
          </table:table-cell>
          <table:table-cell table:style-name="ce62" table:formula="of:=IF(AND([.H49]&gt;=128;[.H49]&lt;=255);&quot;{rvrs on}&quot;;&quot;{rvrs off}&quot;)" office:value-type="string" office:string-value="{rvrs on}">
            <text:p>{rvrs on}</text:p>
          </table:table-cell>
          <table:table-cell table:style-name="ce62" table:formula="of:=[.X49]" office:value-type="string" office:string-value="{gray1}">
            <text:p>{gray1}</text:p>
          </table:table-cell>
          <table:table-cell table:style-name="ce62" office:value-type="string">
            <text:p>{</text:p>
          </table:table-cell>
          <table:table-cell table:style-name="ce62" table:formula="of:=[.H49]+[.L49]" office:value-type="float" office:value="73">
            <text:p>73</text:p>
          </table:table-cell>
          <table:table-cell table:style-name="ce62" office:value-type="string">
            <text:p>}</text:p>
          </table:table-cell>
          <table:table-cell table:style-name="ce69" office:value-type="string">
            <text:p>{rvrs off}"</text:p>
          </table:table-cell>
          <table:table-cell table:style-name="ce74" office:value-type="float" office:value="47">
            <text:p>47</text:p>
          </table:table-cell>
          <table:table-cell table:number-columns-repeated="6"/>
        </table:table-row>
        <table:table-row table:style-name="ro2">
          <table:table-cell table:style-name="ce27" table:formula="of:=MID(['Charpad Export'.B221];2;2)" office:value-type="string" office:string-value="8a">
            <text:p>8a</text:p>
          </table:table-cell>
          <table:table-cell table:style-name="ce27" table:formula="of:=MID(['Charpad Export'.C221];2;2)" office:value-type="string" office:string-value="8b">
            <text:p>8b</text:p>
          </table:table-cell>
          <table:table-cell table:style-name="ce27" table:formula="of:=MID(['Charpad Export'.D221];2;2)" office:value-type="string" office:string-value="8c">
            <text:p>8c</text:p>
          </table:table-cell>
          <table:table-cell table:style-name="ce27" table:formula="of:=MID(['Charpad Export'.E221];2;2)" office:value-type="string" office:string-value="8d">
            <text:p>8d</text:p>
          </table:table-cell>
          <table:table-cell table:style-name="ce37" table:formula="of:=HEX2DEC([.A50])" office:value-type="float" office:value="138">
            <text:p>138</text:p>
          </table:table-cell>
          <table:table-cell table:style-name="ce37" table:formula="of:=HEX2DEC([.B50])" office:value-type="float" office:value="139">
            <text:p>139</text:p>
          </table:table-cell>
          <table:table-cell table:style-name="ce37" table:formula="of:=HEX2DEC([.C50])" office:value-type="float" office:value="140">
            <text:p>140</text:p>
          </table:table-cell>
          <table:table-cell table:style-name="ce37" table:formula="of:=HEX2DEC([.D50])" office:value-type="float" office:value="141">
            <text:p>141</text:p>
          </table:table-cell>
          <table:table-cell table:style-name="ce41" table:formula="of:=IF(AND([.E50]&gt;=0;[.E50]&lt;=31);&quot;+64&quot;;IF(AND([.E50]&gt;=32;[.E50]&lt;=63);&quot;0&quot;;IF(AND([.E50]&gt;=64;[.E50]&lt;=95);&quot;+128&quot;;IF(AND([.E50]&gt;=96;[.E50]&lt;=127);&quot;+64&quot;;IF(AND([.E50]&gt;=128;[.E50]&lt;=159);&quot;-64&quot;;IF(AND([.E50]&gt;=160;[.E50]&lt;=191);&quot;-128&quot;;IF(AND([.E50]&gt;=192;[.E50]&lt;=254);&quot;0&quot;;IF(AND([.E50]=255);&quot;-64&quot;;&quot;&quot;))))))))" office:value-type="string" office:string-value="-64">
            <text:p>-64</text:p>
          </table:table-cell>
          <table:table-cell table:style-name="ce42" table:formula="of:=IF(AND([.F50]&gt;=0;[.F50]&lt;=31);&quot;+64&quot;;IF(AND([.F50]&gt;=32;[.F50]&lt;=63);&quot;0&quot;;IF(AND([.F50]&gt;=64;[.F50]&lt;=95);&quot;+128&quot;;IF(AND([.F50]&gt;=96;[.F50]&lt;=127);&quot;+64&quot;;IF(AND([.F50]&gt;=128;[.F50]&lt;=159);&quot;-64&quot;;IF(AND([.F50]&gt;=160;[.F50]&lt;=191);&quot;-128&quot;;IF(AND([.F50]&gt;=192;[.F50]&lt;=254);&quot;0&quot;;IF(AND([.F50]=255);&quot;-64&quot;;&quot;&quot;))))))))" office:value-type="string" office:string-value="-64">
            <text:p>-64</text:p>
          </table:table-cell>
          <table:table-cell table:style-name="ce42" table:formula="of:=IF(AND([.G50]&gt;=0;[.G50]&lt;=31);&quot;+64&quot;;IF(AND([.G50]&gt;=32;[.G50]&lt;=63);&quot;0&quot;;IF(AND([.G50]&gt;=64;[.G50]&lt;=95);&quot;+128&quot;;IF(AND([.G50]&gt;=96;[.G50]&lt;=127);&quot;+64&quot;;IF(AND([.G50]&gt;=128;[.G50]&lt;=159);&quot;-64&quot;;IF(AND([.G50]&gt;=160;[.G50]&lt;=191);&quot;-128&quot;;IF(AND([.G50]&gt;=192;[.G50]&lt;=254);&quot;0&quot;;IF(AND([.G50]=255);&quot;-64&quot;;&quot;&quot;))))))))" office:value-type="string" office:string-value="-64">
            <text:p>-64</text:p>
          </table:table-cell>
          <table:table-cell table:style-name="ce42" table:formula="of:=IF(AND([.H50]&gt;=0;[.H50]&lt;=31);&quot;+64&quot;;IF(AND([.H50]&gt;=32;[.H50]&lt;=63);&quot;0&quot;;IF(AND([.H50]&gt;=64;[.H50]&lt;=95);&quot;+128&quot;;IF(AND([.H50]&gt;=96;[.H50]&lt;=127);&quot;+64&quot;;IF(AND([.H50]&gt;=128;[.H50]&lt;=159);&quot;-64&quot;;IF(AND([.H50]&gt;=160;[.H50]&lt;=191);&quot;-128&quot;;IF(AND([.H50]&gt;=192;[.H50]&lt;=254);&quot;0&quot;;IF(AND([.H50]=255);&quot;-64&quot;;&quot;&quot;))))))))" office:value-type="string" office:string-value="-64">
            <text:p>-64</text:p>
          </table:table-cell>
          <table:table-cell table:style-name="ce47" table:formula="of:=MID(['Charpad Export'.B239];2;2)" office:value-type="string" office:string-value="08">
            <text:p>08</text:p>
          </table:table-cell>
          <table:table-cell table:style-name="ce37" table:formula="of:=HEX2DEC([.M50])" office:value-type="float" office:value="8">
            <text:p>8</text:p>
          </table:table-cell>
          <table:table-cell table:style-name="ce37" table:formula="of:=IF([.N50]=0;&quot;{black}&quot;;IF([.N50]=1;&quot;{white}&quot;;IF([.N50]=2;&quot;{red}&quot;;IF([.N50]=3;&quot;{cyan}&quot;;IF([.N50]=4;&quot;{purple}&quot;;IF([.N50]=5;&quot;{green}&quot;;IF([.N50]=6;&quot;{blue}&quot;;IF([.N50]=7;&quot;{yellow}&quot;;IF([.N50]=8;&quot;{orange}&quot;;IF([.N50]=9;&quot;{brown}&quot;;IF([.N50]=10;&quot;{lt. red}&quot;;IF([.N50]=11;&quot;{gray1}&quot;;IF([.N50]=12;&quot;{gray2}&quot;;IF([.N50]=13;&quot;{lt. green}&quot;;IF([.N50]=14;&quot;{lt. blue}&quot;;IF([.N50]=15;&quot;{gray3}&quot;))))))))))))))))" office:value-type="string" office:string-value="{orange}">
            <text:p>{orange}</text:p>
          </table:table-cell>
          <table:table-cell table:style-name="ce49" table:formula="of:=[.M50]" office:value-type="string" office:string-value="08">
            <text:p>08</text:p>
          </table:table-cell>
          <table:table-cell table:style-name="ce37" table:formula="of:=HEX2DEC([.P50])" office:value-type="float" office:value="8">
            <text:p>8</text:p>
          </table:table-cell>
          <table:table-cell table:style-name="ce37" table:formula="of:=IF([.Q50]=0;&quot;{black}&quot;;IF([.Q50]=1;&quot;{white}&quot;;IF([.Q50]=2;&quot;{red}&quot;;IF([.Q50]=3;&quot;{cyan}&quot;;IF([.Q50]=4;&quot;{purple}&quot;;IF([.Q50]=5;&quot;{green}&quot;;IF([.Q50]=6;&quot;{blue}&quot;;IF([.Q50]=7;&quot;{yellow}&quot;;IF([.Q50]=8;&quot;{orange}&quot;;IF([.Q50]=9;&quot;{brown}&quot;;IF([.Q50]=10;&quot;{lt. red}&quot;;IF([.Q50]=11;&quot;{gray1}&quot;;IF([.Q50]=12;&quot;{gray2}&quot;;IF([.Q50]=13;&quot;{lt. green}&quot;;IF([.Q50]=14;&quot;{lt. blue}&quot;;IF([.Q50]=15;&quot;{gray3}&quot;))))))))))))))))" office:value-type="string" office:string-value="{orange}">
            <text:p>{orange}</text:p>
          </table:table-cell>
          <table:table-cell table:style-name="ce49" table:formula="of:=[.M50]" office:value-type="string" office:string-value="08">
            <text:p>08</text:p>
          </table:table-cell>
          <table:table-cell table:style-name="ce37" table:formula="of:=HEX2DEC([.S50])" office:value-type="float" office:value="8">
            <text:p>8</text:p>
          </table:table-cell>
          <table:table-cell table:style-name="ce37" table:formula="of:=IF([.T50]=0;&quot;{black}&quot;;IF([.T50]=1;&quot;{white}&quot;;IF([.T50]=2;&quot;{red}&quot;;IF([.T50]=3;&quot;{cyan}&quot;;IF([.T50]=4;&quot;{purple}&quot;;IF([.T50]=5;&quot;{green}&quot;;IF([.T50]=6;&quot;{blue}&quot;;IF([.T50]=7;&quot;{yellow}&quot;;IF([.T50]=8;&quot;{orange}&quot;;IF([.T50]=9;&quot;{brown}&quot;;IF([.T50]=10;&quot;{lt. red}&quot;;IF([.T50]=11;&quot;{gray1}&quot;;IF([.T50]=12;&quot;{gray2}&quot;;IF([.T50]=13;&quot;{lt. green}&quot;;IF([.T50]=14;&quot;{lt. blue}&quot;;IF([.T50]=15;&quot;{gray3}&quot;))))))))))))))))" office:value-type="string" office:string-value="{orange}">
            <text:p>{orange}</text:p>
          </table:table-cell>
          <table:table-cell table:style-name="ce54" table:formula="of:=[.M50]" office:value-type="string" office:string-value="08">
            <text:p>08</text:p>
          </table:table-cell>
          <table:table-cell table:style-name="ce37" table:formula="of:=HEX2DEC([.V50])" office:value-type="float" office:value="8">
            <text:p>8</text:p>
          </table:table-cell>
          <table:table-cell table:style-name="ce37" table:formula="of:=IF([.W50]=0;&quot;{black}&quot;;IF([.W50]=1;&quot;{white}&quot;;IF([.W50]=2;&quot;{red}&quot;;IF([.W50]=3;&quot;{cyan}&quot;;IF([.W50]=4;&quot;{purple}&quot;;IF([.W50]=5;&quot;{green}&quot;;IF([.W50]=6;&quot;{blue}&quot;;IF([.W50]=7;&quot;{yellow}&quot;;IF([.W50]=8;&quot;{orange}&quot;;IF([.W50]=9;&quot;{brown}&quot;;IF([.W50]=10;&quot;{lt. red}&quot;;IF([.W50]=11;&quot;{gray1}&quot;;IF([.W50]=12;&quot;{gray2}&quot;;IF([.W50]=13;&quot;{lt. green}&quot;;IF([.W50]=14;&quot;{lt. blue}&quot;;IF([.W50]=15;&quot;{gray3}&quot;))))))))))))))))" office:value-type="string" office:string-value="{orange}">
            <text:p>{orange}</text:p>
          </table:table-cell>
          <table:table-cell table:style-name="ce58" office:value-type="string">
            <text:p>data"</text:p>
          </table:table-cell>
          <table:table-cell table:style-name="ce64" table:formula="of:=[.O50]" office:value-type="string" office:string-value="{orange}">
            <text:p>{orange}</text:p>
          </table:table-cell>
          <table:table-cell table:style-name="ce64" table:formula="of:=IF(AND([.E50]&gt;=128;[.E50]&lt;=255);&quot;{rvrs on}&quot;;&quot;{rvrs off}&quot;)" office:value-type="string" office:string-value="{rvrs on}">
            <text:p>{rvrs on}</text:p>
          </table:table-cell>
          <table:table-cell table:style-name="ce64" office:value-type="string">
            <text:p>{</text:p>
          </table:table-cell>
          <table:table-cell table:style-name="ce64" table:formula="of:=[.E50]+[.I50]" office:value-type="float" office:value="74">
            <text:p>74</text:p>
          </table:table-cell>
          <table:table-cell table:style-name="ce64" office:value-type="string">
            <text:p>}</text:p>
          </table:table-cell>
          <table:table-cell table:style-name="ce64" table:formula="of:=IF(AND([.F50]&gt;=128;[.F50]&lt;=255);&quot;{rvrs on}&quot;;&quot;{rvrs off}&quot;)" office:value-type="string" office:string-value="{rvrs on}">
            <text:p>{rvrs on}</text:p>
          </table:table-cell>
          <table:table-cell table:style-name="ce64" table:formula="of:=[.R50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F50]+[.J50]" office:value-type="float" office:value="75">
            <text:p>75</text:p>
          </table:table-cell>
          <table:table-cell table:style-name="ce64" office:value-type="string">
            <text:p>}</text:p>
          </table:table-cell>
          <table:table-cell table:style-name="ce64" office:value-type="string">
            <text:p>{down}{left:2}</text:p>
          </table:table-cell>
          <table:table-cell table:style-name="ce64" table:formula="of:=IF(AND([.G50]&gt;=128;[.G50]&lt;=255);&quot;{rvrs on}&quot;;&quot;{rvrs off}&quot;)" office:value-type="string" office:string-value="{rvrs on}">
            <text:p>{rvrs on}</text:p>
          </table:table-cell>
          <table:table-cell table:style-name="ce64" table:formula="of:=[.U50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G50]+[.K50]" office:value-type="float" office:value="76">
            <text:p>76</text:p>
          </table:table-cell>
          <table:table-cell table:style-name="ce64" office:value-type="string">
            <text:p>}</text:p>
          </table:table-cell>
          <table:table-cell table:style-name="ce64" table:formula="of:=IF(AND([.H50]&gt;=128;[.H50]&lt;=255);&quot;{rvrs on}&quot;;&quot;{rvrs off}&quot;)" office:value-type="string" office:string-value="{rvrs on}">
            <text:p>{rvrs on}</text:p>
          </table:table-cell>
          <table:table-cell table:style-name="ce64" table:formula="of:=[.X50]" office:value-type="string" office:string-value="{orange}">
            <text:p>{orange}</text:p>
          </table:table-cell>
          <table:table-cell table:style-name="ce64" office:value-type="string">
            <text:p>{</text:p>
          </table:table-cell>
          <table:table-cell table:style-name="ce64" table:formula="of:=[.H50]+[.L50]" office:value-type="float" office:value="77">
            <text:p>77</text:p>
          </table:table-cell>
          <table:table-cell table:style-name="ce64" office:value-type="string">
            <text:p>}</text:p>
          </table:table-cell>
          <table:table-cell table:style-name="ce70" office:value-type="string">
            <text:p>{rvrs off}"</text:p>
          </table:table-cell>
          <table:table-cell table:style-name="ce75" office:value-type="float" office:value="48">
            <text:p>48</text:p>
          </table:table-cell>
          <table:table-cell table:number-columns-repeated="6"/>
        </table:table-row>
        <table:table-row table:style-name="ro2">
          <table:table-cell table:style-name="ce27" table:formula="of:=MID(['Charpad Export'.F221];2;2)" office:value-type="string" office:string-value="8e">
            <text:p>8e</text:p>
          </table:table-cell>
          <table:table-cell table:style-name="ce27" table:formula="of:=MID(['Charpad Export'.G221];2;2)" office:value-type="string" office:string-value="8b">
            <text:p>8b</text:p>
          </table:table-cell>
          <table:table-cell table:style-name="ce27" table:formula="of:=MID(['Charpad Export'.H221];2;2)" office:value-type="string" office:string-value="8c">
            <text:p>8c</text:p>
          </table:table-cell>
          <table:table-cell table:style-name="ce27" table:formula="of:=MID(['Charpad Export'.I221];2;2)" office:value-type="string" office:string-value="8d">
            <text:p>8d</text:p>
          </table:table-cell>
          <table:table-cell table:style-name="ce36" table:formula="of:=HEX2DEC([.A51])" office:value-type="float" office:value="142">
            <text:p>142</text:p>
          </table:table-cell>
          <table:table-cell table:style-name="ce39" table:formula="of:=HEX2DEC([.B51])" office:value-type="float" office:value="139">
            <text:p>139</text:p>
          </table:table-cell>
          <table:table-cell table:style-name="ce39" table:formula="of:=HEX2DEC([.C51])" office:value-type="float" office:value="140">
            <text:p>140</text:p>
          </table:table-cell>
          <table:table-cell table:style-name="ce39" table:formula="of:=HEX2DEC([.D51])" office:value-type="float" office:value="141">
            <text:p>141</text:p>
          </table:table-cell>
          <table:table-cell table:style-name="ce41" table:formula="of:=IF(AND([.E51]&gt;=0;[.E51]&lt;=31);&quot;+64&quot;;IF(AND([.E51]&gt;=32;[.E51]&lt;=63);&quot;0&quot;;IF(AND([.E51]&gt;=64;[.E51]&lt;=95);&quot;+128&quot;;IF(AND([.E51]&gt;=96;[.E51]&lt;=127);&quot;+64&quot;;IF(AND([.E51]&gt;=128;[.E51]&lt;=159);&quot;-64&quot;;IF(AND([.E51]&gt;=160;[.E51]&lt;=191);&quot;-128&quot;;IF(AND([.E51]&gt;=192;[.E51]&lt;=254);&quot;0&quot;;IF(AND([.E51]=255);&quot;-64&quot;;&quot;&quot;))))))))" office:value-type="string" office:string-value="-64">
            <text:p>-64</text:p>
          </table:table-cell>
          <table:table-cell table:style-name="ce42" table:formula="of:=IF(AND([.F51]&gt;=0;[.F51]&lt;=31);&quot;+64&quot;;IF(AND([.F51]&gt;=32;[.F51]&lt;=63);&quot;0&quot;;IF(AND([.F51]&gt;=64;[.F51]&lt;=95);&quot;+128&quot;;IF(AND([.F51]&gt;=96;[.F51]&lt;=127);&quot;+64&quot;;IF(AND([.F51]&gt;=128;[.F51]&lt;=159);&quot;-64&quot;;IF(AND([.F51]&gt;=160;[.F51]&lt;=191);&quot;-128&quot;;IF(AND([.F51]&gt;=192;[.F51]&lt;=254);&quot;0&quot;;IF(AND([.F51]=255);&quot;-64&quot;;&quot;&quot;))))))))" office:value-type="string" office:string-value="-64">
            <text:p>-64</text:p>
          </table:table-cell>
          <table:table-cell table:style-name="ce42" table:formula="of:=IF(AND([.G51]&gt;=0;[.G51]&lt;=31);&quot;+64&quot;;IF(AND([.G51]&gt;=32;[.G51]&lt;=63);&quot;0&quot;;IF(AND([.G51]&gt;=64;[.G51]&lt;=95);&quot;+128&quot;;IF(AND([.G51]&gt;=96;[.G51]&lt;=127);&quot;+64&quot;;IF(AND([.G51]&gt;=128;[.G51]&lt;=159);&quot;-64&quot;;IF(AND([.G51]&gt;=160;[.G51]&lt;=191);&quot;-128&quot;;IF(AND([.G51]&gt;=192;[.G51]&lt;=254);&quot;0&quot;;IF(AND([.G51]=255);&quot;-64&quot;;&quot;&quot;))))))))" office:value-type="string" office:string-value="-64">
            <text:p>-64</text:p>
          </table:table-cell>
          <table:table-cell table:style-name="ce42" table:formula="of:=IF(AND([.H51]&gt;=0;[.H51]&lt;=31);&quot;+64&quot;;IF(AND([.H51]&gt;=32;[.H51]&lt;=63);&quot;0&quot;;IF(AND([.H51]&gt;=64;[.H51]&lt;=95);&quot;+128&quot;;IF(AND([.H51]&gt;=96;[.H51]&lt;=127);&quot;+64&quot;;IF(AND([.H51]&gt;=128;[.H51]&lt;=159);&quot;-64&quot;;IF(AND([.H51]&gt;=160;[.H51]&lt;=191);&quot;-128&quot;;IF(AND([.H51]&gt;=192;[.H51]&lt;=254);&quot;0&quot;;IF(AND([.H51]=255);&quot;-64&quot;;&quot;&quot;))))))))" office:value-type="string" office:string-value="-64">
            <text:p>-64</text:p>
          </table:table-cell>
          <table:table-cell table:style-name="ce48" table:formula="of:=MID(['Charpad Export'.C239];2;2)" office:value-type="string" office:string-value="0b">
            <text:p>0b</text:p>
          </table:table-cell>
          <table:table-cell table:style-name="ce39" table:formula="of:=HEX2DEC([.M51])" office:value-type="float" office:value="11">
            <text:p>11</text:p>
          </table:table-cell>
          <table:table-cell table:style-name="ce39" table:formula="of:=IF([.N51]=0;&quot;{black}&quot;;IF([.N51]=1;&quot;{white}&quot;;IF([.N51]=2;&quot;{red}&quot;;IF([.N51]=3;&quot;{cyan}&quot;;IF([.N51]=4;&quot;{purple}&quot;;IF([.N51]=5;&quot;{green}&quot;;IF([.N51]=6;&quot;{blue}&quot;;IF([.N51]=7;&quot;{yellow}&quot;;IF([.N51]=8;&quot;{orange}&quot;;IF([.N51]=9;&quot;{brown}&quot;;IF([.N51]=10;&quot;{lt. red}&quot;;IF([.N51]=11;&quot;{gray1}&quot;;IF([.N51]=12;&quot;{gray2}&quot;;IF([.N51]=13;&quot;{lt. green}&quot;;IF([.N51]=14;&quot;{lt. blue}&quot;;IF([.N51]=15;&quot;{gray3}&quot;))))))))))))))))" office:value-type="string" office:string-value="{gray1}">
            <text:p>{gray1}</text:p>
          </table:table-cell>
          <table:table-cell table:style-name="ce51" table:formula="of:=[.M51]" office:value-type="string" office:string-value="0b">
            <text:p>0b</text:p>
          </table:table-cell>
          <table:table-cell table:style-name="ce39" table:formula="of:=HEX2DEC([.P51])" office:value-type="float" office:value="11">
            <text:p>11</text:p>
          </table:table-cell>
          <table:table-cell table:style-name="ce39" table:formula="of:=IF([.Q51]=0;&quot;{black}&quot;;IF([.Q51]=1;&quot;{white}&quot;;IF([.Q51]=2;&quot;{red}&quot;;IF([.Q51]=3;&quot;{cyan}&quot;;IF([.Q51]=4;&quot;{purple}&quot;;IF([.Q51]=5;&quot;{green}&quot;;IF([.Q51]=6;&quot;{blue}&quot;;IF([.Q51]=7;&quot;{yellow}&quot;;IF([.Q51]=8;&quot;{orange}&quot;;IF([.Q51]=9;&quot;{brown}&quot;;IF([.Q51]=10;&quot;{lt. red}&quot;;IF([.Q51]=11;&quot;{gray1}&quot;;IF([.Q51]=12;&quot;{gray2}&quot;;IF([.Q51]=13;&quot;{lt. green}&quot;;IF([.Q51]=14;&quot;{lt. blue}&quot;;IF([.Q51]=15;&quot;{gray3}&quot;))))))))))))))))" office:value-type="string" office:string-value="{gray1}">
            <text:p>{gray1}</text:p>
          </table:table-cell>
          <table:table-cell table:style-name="ce51" table:formula="of:=[.M51]" office:value-type="string" office:string-value="0b">
            <text:p>0b</text:p>
          </table:table-cell>
          <table:table-cell table:style-name="ce39" table:formula="of:=HEX2DEC([.S51])" office:value-type="float" office:value="11">
            <text:p>11</text:p>
          </table:table-cell>
          <table:table-cell table:style-name="ce39" table:formula="of:=IF([.T51]=0;&quot;{black}&quot;;IF([.T51]=1;&quot;{white}&quot;;IF([.T51]=2;&quot;{red}&quot;;IF([.T51]=3;&quot;{cyan}&quot;;IF([.T51]=4;&quot;{purple}&quot;;IF([.T51]=5;&quot;{green}&quot;;IF([.T51]=6;&quot;{blue}&quot;;IF([.T51]=7;&quot;{yellow}&quot;;IF([.T51]=8;&quot;{orange}&quot;;IF([.T51]=9;&quot;{brown}&quot;;IF([.T51]=10;&quot;{lt. red}&quot;;IF([.T51]=11;&quot;{gray1}&quot;;IF([.T51]=12;&quot;{gray2}&quot;;IF([.T51]=13;&quot;{lt. green}&quot;;IF([.T51]=14;&quot;{lt. blue}&quot;;IF([.T51]=15;&quot;{gray3}&quot;))))))))))))))))" office:value-type="string" office:string-value="{gray1}">
            <text:p>{gray1}</text:p>
          </table:table-cell>
          <table:table-cell table:style-name="ce53" table:formula="of:=[.M51]" office:value-type="string" office:string-value="0b">
            <text:p>0b</text:p>
          </table:table-cell>
          <table:table-cell table:style-name="ce39" table:formula="of:=HEX2DEC([.V51])" office:value-type="float" office:value="11">
            <text:p>11</text:p>
          </table:table-cell>
          <table:table-cell table:style-name="ce39" table:formula="of:=IF([.W51]=0;&quot;{black}&quot;;IF([.W51]=1;&quot;{white}&quot;;IF([.W51]=2;&quot;{red}&quot;;IF([.W51]=3;&quot;{cyan}&quot;;IF([.W51]=4;&quot;{purple}&quot;;IF([.W51]=5;&quot;{green}&quot;;IF([.W51]=6;&quot;{blue}&quot;;IF([.W51]=7;&quot;{yellow}&quot;;IF([.W51]=8;&quot;{orange}&quot;;IF([.W51]=9;&quot;{brown}&quot;;IF([.W51]=10;&quot;{lt. red}&quot;;IF([.W51]=11;&quot;{gray1}&quot;;IF([.W51]=12;&quot;{gray2}&quot;;IF([.W51]=13;&quot;{lt. green}&quot;;IF([.W51]=14;&quot;{lt. blue}&quot;;IF([.W51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1]" office:value-type="string" office:string-value="{gray1}">
            <text:p>{gray1}</text:p>
          </table:table-cell>
          <table:table-cell table:style-name="ce65" table:formula="of:=IF(AND([.E51]&gt;=128;[.E51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1]+[.I51]" office:value-type="float" office:value="78">
            <text:p>78</text:p>
          </table:table-cell>
          <table:table-cell table:style-name="ce65" office:value-type="string">
            <text:p>}</text:p>
          </table:table-cell>
          <table:table-cell table:style-name="ce65" table:formula="of:=IF(AND([.F51]&gt;=128;[.F51]&lt;=255);&quot;{rvrs on}&quot;;&quot;{rvrs off}&quot;)" office:value-type="string" office:string-value="{rvrs on}">
            <text:p>{rvrs on}</text:p>
          </table:table-cell>
          <table:table-cell table:style-name="ce65" table:formula="of:=[.R51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1]+[.J51]" office:value-type="float" office:value="75">
            <text:p>75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1]&gt;=128;[.G51]&lt;=255);&quot;{rvrs on}&quot;;&quot;{rvrs off}&quot;)" office:value-type="string" office:string-value="{rvrs on}">
            <text:p>{rvrs on}</text:p>
          </table:table-cell>
          <table:table-cell table:style-name="ce65" table:formula="of:=[.U51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1]+[.K51]" office:value-type="float" office:value="76">
            <text:p>76</text:p>
          </table:table-cell>
          <table:table-cell table:style-name="ce65" office:value-type="string">
            <text:p>}</text:p>
          </table:table-cell>
          <table:table-cell table:style-name="ce65" table:formula="of:=IF(AND([.H51]&gt;=128;[.H51]&lt;=255);&quot;{rvrs on}&quot;;&quot;{rvrs off}&quot;)" office:value-type="string" office:string-value="{rvrs on}">
            <text:p>{rvrs on}</text:p>
          </table:table-cell>
          <table:table-cell table:style-name="ce65" table:formula="of:=[.X51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1]+[.L51]" office:value-type="float" office:value="77">
            <text:p>77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49">
            <text:p>49</text:p>
          </table:table-cell>
          <table:table-cell table:number-columns-repeated="6"/>
        </table:table-row>
        <table:table-row table:style-name="ro2">
          <table:table-cell table:style-name="ce27" table:formula="of:=MID(['Charpad Export'.J221];2;2)" office:value-type="string" office:string-value="8f">
            <text:p>8f</text:p>
          </table:table-cell>
          <table:table-cell table:style-name="ce27" table:formula="of:=MID(['Charpad Export'.K221];2;2)" office:value-type="string" office:string-value="90">
            <text:p>90</text:p>
          </table:table-cell>
          <table:table-cell table:style-name="ce27" table:formula="of:=MID(['Charpad Export'.L221];2;2)" office:value-type="string" office:string-value="91">
            <text:p>91</text:p>
          </table:table-cell>
          <table:table-cell table:style-name="ce27" table:formula="of:=MID(['Charpad Export'.M221];2;2)" office:value-type="string" office:string-value="92">
            <text:p>92</text:p>
          </table:table-cell>
          <table:table-cell table:style-name="ce36" table:formula="of:=HEX2DEC([.A52])" office:value-type="float" office:value="143">
            <text:p>143</text:p>
          </table:table-cell>
          <table:table-cell table:style-name="ce39" table:formula="of:=HEX2DEC([.B52])" office:value-type="float" office:value="144">
            <text:p>144</text:p>
          </table:table-cell>
          <table:table-cell table:style-name="ce39" table:formula="of:=HEX2DEC([.C52])" office:value-type="float" office:value="145">
            <text:p>145</text:p>
          </table:table-cell>
          <table:table-cell table:style-name="ce39" table:formula="of:=HEX2DEC([.D52])" office:value-type="float" office:value="146">
            <text:p>146</text:p>
          </table:table-cell>
          <table:table-cell table:style-name="ce41" table:formula="of:=IF(AND([.E52]&gt;=0;[.E52]&lt;=31);&quot;+64&quot;;IF(AND([.E52]&gt;=32;[.E52]&lt;=63);&quot;0&quot;;IF(AND([.E52]&gt;=64;[.E52]&lt;=95);&quot;+128&quot;;IF(AND([.E52]&gt;=96;[.E52]&lt;=127);&quot;+64&quot;;IF(AND([.E52]&gt;=128;[.E52]&lt;=159);&quot;-64&quot;;IF(AND([.E52]&gt;=160;[.E52]&lt;=191);&quot;-128&quot;;IF(AND([.E52]&gt;=192;[.E52]&lt;=254);&quot;0&quot;;IF(AND([.E52]=255);&quot;-64&quot;;&quot;&quot;))))))))" office:value-type="string" office:string-value="-64">
            <text:p>-64</text:p>
          </table:table-cell>
          <table:table-cell table:style-name="ce42" table:formula="of:=IF(AND([.F52]&gt;=0;[.F52]&lt;=31);&quot;+64&quot;;IF(AND([.F52]&gt;=32;[.F52]&lt;=63);&quot;0&quot;;IF(AND([.F52]&gt;=64;[.F52]&lt;=95);&quot;+128&quot;;IF(AND([.F52]&gt;=96;[.F52]&lt;=127);&quot;+64&quot;;IF(AND([.F52]&gt;=128;[.F52]&lt;=159);&quot;-64&quot;;IF(AND([.F52]&gt;=160;[.F52]&lt;=191);&quot;-128&quot;;IF(AND([.F52]&gt;=192;[.F52]&lt;=254);&quot;0&quot;;IF(AND([.F52]=255);&quot;-64&quot;;&quot;&quot;))))))))" office:value-type="string" office:string-value="-64">
            <text:p>-64</text:p>
          </table:table-cell>
          <table:table-cell table:style-name="ce42" table:formula="of:=IF(AND([.G52]&gt;=0;[.G52]&lt;=31);&quot;+64&quot;;IF(AND([.G52]&gt;=32;[.G52]&lt;=63);&quot;0&quot;;IF(AND([.G52]&gt;=64;[.G52]&lt;=95);&quot;+128&quot;;IF(AND([.G52]&gt;=96;[.G52]&lt;=127);&quot;+64&quot;;IF(AND([.G52]&gt;=128;[.G52]&lt;=159);&quot;-64&quot;;IF(AND([.G52]&gt;=160;[.G52]&lt;=191);&quot;-128&quot;;IF(AND([.G52]&gt;=192;[.G52]&lt;=254);&quot;0&quot;;IF(AND([.G52]=255);&quot;-64&quot;;&quot;&quot;))))))))" office:value-type="string" office:string-value="-64">
            <text:p>-64</text:p>
          </table:table-cell>
          <table:table-cell table:style-name="ce42" table:formula="of:=IF(AND([.H52]&gt;=0;[.H52]&lt;=31);&quot;+64&quot;;IF(AND([.H52]&gt;=32;[.H52]&lt;=63);&quot;0&quot;;IF(AND([.H52]&gt;=64;[.H52]&lt;=95);&quot;+128&quot;;IF(AND([.H52]&gt;=96;[.H52]&lt;=127);&quot;+64&quot;;IF(AND([.H52]&gt;=128;[.H52]&lt;=159);&quot;-64&quot;;IF(AND([.H52]&gt;=160;[.H52]&lt;=191);&quot;-128&quot;;IF(AND([.H52]&gt;=192;[.H52]&lt;=254);&quot;0&quot;;IF(AND([.H52]=255);&quot;-64&quot;;&quot;&quot;))))))))" office:value-type="string" office:string-value="-64">
            <text:p>-64</text:p>
          </table:table-cell>
          <table:table-cell table:style-name="ce47" table:formula="of:=MID(['Charpad Export'.D239];2;2)" office:value-type="string" office:string-value="0d">
            <text:p>0d</text:p>
          </table:table-cell>
          <table:table-cell table:style-name="ce39" table:formula="of:=HEX2DEC([.M52])" office:value-type="float" office:value="13">
            <text:p>13</text:p>
          </table:table-cell>
          <table:table-cell table:style-name="ce39" table:formula="of:=IF([.N52]=0;&quot;{black}&quot;;IF([.N52]=1;&quot;{white}&quot;;IF([.N52]=2;&quot;{red}&quot;;IF([.N52]=3;&quot;{cyan}&quot;;IF([.N52]=4;&quot;{purple}&quot;;IF([.N52]=5;&quot;{green}&quot;;IF([.N52]=6;&quot;{blue}&quot;;IF([.N52]=7;&quot;{yellow}&quot;;IF([.N52]=8;&quot;{orange}&quot;;IF([.N52]=9;&quot;{brown}&quot;;IF([.N52]=10;&quot;{lt. red}&quot;;IF([.N52]=11;&quot;{gray1}&quot;;IF([.N52]=12;&quot;{gray2}&quot;;IF([.N52]=13;&quot;{lt. green}&quot;;IF([.N52]=14;&quot;{lt. blue}&quot;;IF([.N52]=15;&quot;{gray3}&quot;))))))))))))))))" office:value-type="string" office:string-value="{lt. green}">
            <text:p>{lt. green}</text:p>
          </table:table-cell>
          <table:table-cell table:style-name="ce49" table:formula="of:=[.M52]" office:value-type="string" office:string-value="0d">
            <text:p>0d</text:p>
          </table:table-cell>
          <table:table-cell table:style-name="ce39" table:formula="of:=HEX2DEC([.P52])" office:value-type="float" office:value="13">
            <text:p>13</text:p>
          </table:table-cell>
          <table:table-cell table:style-name="ce39" table:formula="of:=IF([.Q52]=0;&quot;{black}&quot;;IF([.Q52]=1;&quot;{white}&quot;;IF([.Q52]=2;&quot;{red}&quot;;IF([.Q52]=3;&quot;{cyan}&quot;;IF([.Q52]=4;&quot;{purple}&quot;;IF([.Q52]=5;&quot;{green}&quot;;IF([.Q52]=6;&quot;{blue}&quot;;IF([.Q52]=7;&quot;{yellow}&quot;;IF([.Q52]=8;&quot;{orange}&quot;;IF([.Q52]=9;&quot;{brown}&quot;;IF([.Q52]=10;&quot;{lt. red}&quot;;IF([.Q52]=11;&quot;{gray1}&quot;;IF([.Q52]=12;&quot;{gray2}&quot;;IF([.Q52]=13;&quot;{lt. green}&quot;;IF([.Q52]=14;&quot;{lt. blue}&quot;;IF([.Q52]=15;&quot;{gray3}&quot;))))))))))))))))" office:value-type="string" office:string-value="{lt. green}">
            <text:p>{lt. green}</text:p>
          </table:table-cell>
          <table:table-cell table:style-name="ce49" table:formula="of:=[.M52]" office:value-type="string" office:string-value="0d">
            <text:p>0d</text:p>
          </table:table-cell>
          <table:table-cell table:style-name="ce39" table:formula="of:=HEX2DEC([.S52])" office:value-type="float" office:value="13">
            <text:p>13</text:p>
          </table:table-cell>
          <table:table-cell table:style-name="ce39" table:formula="of:=IF([.T52]=0;&quot;{black}&quot;;IF([.T52]=1;&quot;{white}&quot;;IF([.T52]=2;&quot;{red}&quot;;IF([.T52]=3;&quot;{cyan}&quot;;IF([.T52]=4;&quot;{purple}&quot;;IF([.T52]=5;&quot;{green}&quot;;IF([.T52]=6;&quot;{blue}&quot;;IF([.T52]=7;&quot;{yellow}&quot;;IF([.T52]=8;&quot;{orange}&quot;;IF([.T52]=9;&quot;{brown}&quot;;IF([.T52]=10;&quot;{lt. red}&quot;;IF([.T52]=11;&quot;{gray1}&quot;;IF([.T52]=12;&quot;{gray2}&quot;;IF([.T52]=13;&quot;{lt. green}&quot;;IF([.T52]=14;&quot;{lt. blue}&quot;;IF([.T52]=15;&quot;{gray3}&quot;))))))))))))))))" office:value-type="string" office:string-value="{lt. green}">
            <text:p>{lt. green}</text:p>
          </table:table-cell>
          <table:table-cell table:style-name="ce54" table:formula="of:=[.M52]" office:value-type="string" office:string-value="0d">
            <text:p>0d</text:p>
          </table:table-cell>
          <table:table-cell table:style-name="ce39" table:formula="of:=HEX2DEC([.V52])" office:value-type="float" office:value="13">
            <text:p>13</text:p>
          </table:table-cell>
          <table:table-cell table:style-name="ce39" table:formula="of:=IF([.W52]=0;&quot;{black}&quot;;IF([.W52]=1;&quot;{white}&quot;;IF([.W52]=2;&quot;{red}&quot;;IF([.W52]=3;&quot;{cyan}&quot;;IF([.W52]=4;&quot;{purple}&quot;;IF([.W52]=5;&quot;{green}&quot;;IF([.W52]=6;&quot;{blue}&quot;;IF([.W52]=7;&quot;{yellow}&quot;;IF([.W52]=8;&quot;{orange}&quot;;IF([.W52]=9;&quot;{brown}&quot;;IF([.W52]=10;&quot;{lt. red}&quot;;IF([.W52]=11;&quot;{gray1}&quot;;IF([.W52]=12;&quot;{gray2}&quot;;IF([.W52]=13;&quot;{lt. green}&quot;;IF([.W52]=14;&quot;{lt. blue}&quot;;IF([.W52]=15;&quot;{gray3}&quot;))))))))))))))))" office:value-type="string" office:string-value="{lt. green}">
            <text:p>{lt. green}</text:p>
          </table:table-cell>
          <table:table-cell table:style-name="ce59" office:value-type="string">
            <text:p>data"</text:p>
          </table:table-cell>
          <table:table-cell table:style-name="ce65" table:formula="of:=[.O52]" office:value-type="string" office:string-value="{lt. green}">
            <text:p>{lt. green}</text:p>
          </table:table-cell>
          <table:table-cell table:style-name="ce65" table:formula="of:=IF(AND([.E52]&gt;=128;[.E52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2]+[.I52]" office:value-type="float" office:value="79">
            <text:p>79</text:p>
          </table:table-cell>
          <table:table-cell table:style-name="ce65" office:value-type="string">
            <text:p>}</text:p>
          </table:table-cell>
          <table:table-cell table:style-name="ce65" table:formula="of:=IF(AND([.F52]&gt;=128;[.F52]&lt;=255);&quot;{rvrs on}&quot;;&quot;{rvrs off}&quot;)" office:value-type="string" office:string-value="{rvrs on}">
            <text:p>{rvrs on}</text:p>
          </table:table-cell>
          <table:table-cell table:style-name="ce65" table:formula="of:=[.R52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F52]+[.J52]" office:value-type="float" office:value="80">
            <text:p>80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2]&gt;=128;[.G52]&lt;=255);&quot;{rvrs on}&quot;;&quot;{rvrs off}&quot;)" office:value-type="string" office:string-value="{rvrs on}">
            <text:p>{rvrs on}</text:p>
          </table:table-cell>
          <table:table-cell table:style-name="ce65" table:formula="of:=[.U52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G52]+[.K52]" office:value-type="float" office:value="81">
            <text:p>81</text:p>
          </table:table-cell>
          <table:table-cell table:style-name="ce65" office:value-type="string">
            <text:p>}</text:p>
          </table:table-cell>
          <table:table-cell table:style-name="ce65" table:formula="of:=IF(AND([.H52]&gt;=128;[.H52]&lt;=255);&quot;{rvrs on}&quot;;&quot;{rvrs off}&quot;)" office:value-type="string" office:string-value="{rvrs on}">
            <text:p>{rvrs on}</text:p>
          </table:table-cell>
          <table:table-cell table:style-name="ce65" table:formula="of:=[.X52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H52]+[.L52]" office:value-type="float" office:value="82">
            <text:p>8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0">
            <text:p>50</text:p>
          </table:table-cell>
          <table:table-cell table:number-columns-repeated="6"/>
        </table:table-row>
        <table:table-row table:style-name="ro2">
          <table:table-cell table:style-name="ce27" table:formula="of:=MID(['Charpad Export'.N221];2;2)" office:value-type="string" office:string-value="93">
            <text:p>93</text:p>
          </table:table-cell>
          <table:table-cell table:style-name="ce27" table:formula="of:=MID(['Charpad Export'.O221];2;2)" office:value-type="string" office:string-value="94">
            <text:p>94</text:p>
          </table:table-cell>
          <table:table-cell table:style-name="ce27" table:formula="of:=MID(['Charpad Export'.P221];2;2)" office:value-type="string" office:string-value="95">
            <text:p>95</text:p>
          </table:table-cell>
          <table:table-cell table:style-name="ce27" table:formula="of:=MID(['Charpad Export'.Q221];2;2)" office:value-type="string" office:string-value="96">
            <text:p>96</text:p>
          </table:table-cell>
          <table:table-cell table:style-name="ce36" table:formula="of:=HEX2DEC([.A53])" office:value-type="float" office:value="147">
            <text:p>147</text:p>
          </table:table-cell>
          <table:table-cell table:style-name="ce39" table:formula="of:=HEX2DEC([.B53])" office:value-type="float" office:value="148">
            <text:p>148</text:p>
          </table:table-cell>
          <table:table-cell table:style-name="ce39" table:formula="of:=HEX2DEC([.C53])" office:value-type="float" office:value="149">
            <text:p>149</text:p>
          </table:table-cell>
          <table:table-cell table:style-name="ce39" table:formula="of:=HEX2DEC([.D53])" office:value-type="float" office:value="150">
            <text:p>150</text:p>
          </table:table-cell>
          <table:table-cell table:style-name="ce41" table:formula="of:=IF(AND([.E53]&gt;=0;[.E53]&lt;=31);&quot;+64&quot;;IF(AND([.E53]&gt;=32;[.E53]&lt;=63);&quot;0&quot;;IF(AND([.E53]&gt;=64;[.E53]&lt;=95);&quot;+128&quot;;IF(AND([.E53]&gt;=96;[.E53]&lt;=127);&quot;+64&quot;;IF(AND([.E53]&gt;=128;[.E53]&lt;=159);&quot;-64&quot;;IF(AND([.E53]&gt;=160;[.E53]&lt;=191);&quot;-128&quot;;IF(AND([.E53]&gt;=192;[.E53]&lt;=254);&quot;0&quot;;IF(AND([.E53]=255);&quot;-64&quot;;&quot;&quot;))))))))" office:value-type="string" office:string-value="-64">
            <text:p>-64</text:p>
          </table:table-cell>
          <table:table-cell table:style-name="ce42" table:formula="of:=IF(AND([.F53]&gt;=0;[.F53]&lt;=31);&quot;+64&quot;;IF(AND([.F53]&gt;=32;[.F53]&lt;=63);&quot;0&quot;;IF(AND([.F53]&gt;=64;[.F53]&lt;=95);&quot;+128&quot;;IF(AND([.F53]&gt;=96;[.F53]&lt;=127);&quot;+64&quot;;IF(AND([.F53]&gt;=128;[.F53]&lt;=159);&quot;-64&quot;;IF(AND([.F53]&gt;=160;[.F53]&lt;=191);&quot;-128&quot;;IF(AND([.F53]&gt;=192;[.F53]&lt;=254);&quot;0&quot;;IF(AND([.F53]=255);&quot;-64&quot;;&quot;&quot;))))))))" office:value-type="string" office:string-value="-64">
            <text:p>-64</text:p>
          </table:table-cell>
          <table:table-cell table:style-name="ce42" table:formula="of:=IF(AND([.G53]&gt;=0;[.G53]&lt;=31);&quot;+64&quot;;IF(AND([.G53]&gt;=32;[.G53]&lt;=63);&quot;0&quot;;IF(AND([.G53]&gt;=64;[.G53]&lt;=95);&quot;+128&quot;;IF(AND([.G53]&gt;=96;[.G53]&lt;=127);&quot;+64&quot;;IF(AND([.G53]&gt;=128;[.G53]&lt;=159);&quot;-64&quot;;IF(AND([.G53]&gt;=160;[.G53]&lt;=191);&quot;-128&quot;;IF(AND([.G53]&gt;=192;[.G53]&lt;=254);&quot;0&quot;;IF(AND([.G53]=255);&quot;-64&quot;;&quot;&quot;))))))))" office:value-type="string" office:string-value="-64">
            <text:p>-64</text:p>
          </table:table-cell>
          <table:table-cell table:style-name="ce42" table:formula="of:=IF(AND([.H53]&gt;=0;[.H53]&lt;=31);&quot;+64&quot;;IF(AND([.H53]&gt;=32;[.H53]&lt;=63);&quot;0&quot;;IF(AND([.H53]&gt;=64;[.H53]&lt;=95);&quot;+128&quot;;IF(AND([.H53]&gt;=96;[.H53]&lt;=127);&quot;+64&quot;;IF(AND([.H53]&gt;=128;[.H53]&lt;=159);&quot;-64&quot;;IF(AND([.H53]&gt;=160;[.H53]&lt;=191);&quot;-128&quot;;IF(AND([.H53]&gt;=192;[.H53]&lt;=254);&quot;0&quot;;IF(AND([.H53]=255);&quot;-64&quot;;&quot;&quot;))))))))" office:value-type="string" office:string-value="-64">
            <text:p>-64</text:p>
          </table:table-cell>
          <table:table-cell table:style-name="ce48" table:formula="of:=MID(['Charpad Export'.E239];2;2)" office:value-type="string" office:string-value="0c">
            <text:p>0c</text:p>
          </table:table-cell>
          <table:table-cell table:style-name="ce39" table:formula="of:=HEX2DEC([.M53])" office:value-type="float" office:value="12">
            <text:p>12</text:p>
          </table:table-cell>
          <table:table-cell table:style-name="ce39" table:formula="of:=IF([.N53]=0;&quot;{black}&quot;;IF([.N53]=1;&quot;{white}&quot;;IF([.N53]=2;&quot;{red}&quot;;IF([.N53]=3;&quot;{cyan}&quot;;IF([.N53]=4;&quot;{purple}&quot;;IF([.N53]=5;&quot;{green}&quot;;IF([.N53]=6;&quot;{blue}&quot;;IF([.N53]=7;&quot;{yellow}&quot;;IF([.N53]=8;&quot;{orange}&quot;;IF([.N53]=9;&quot;{brown}&quot;;IF([.N53]=10;&quot;{lt. red}&quot;;IF([.N53]=11;&quot;{gray1}&quot;;IF([.N53]=12;&quot;{gray2}&quot;;IF([.N53]=13;&quot;{lt. green}&quot;;IF([.N53]=14;&quot;{lt. blue}&quot;;IF([.N53]=15;&quot;{gray3}&quot;))))))))))))))))" office:value-type="string" office:string-value="{gray2}">
            <text:p>{gray2}</text:p>
          </table:table-cell>
          <table:table-cell table:style-name="ce51" table:formula="of:=[.M53]" office:value-type="string" office:string-value="0c">
            <text:p>0c</text:p>
          </table:table-cell>
          <table:table-cell table:style-name="ce39" table:formula="of:=HEX2DEC([.P53])" office:value-type="float" office:value="12">
            <text:p>12</text:p>
          </table:table-cell>
          <table:table-cell table:style-name="ce39" table:formula="of:=IF([.Q53]=0;&quot;{black}&quot;;IF([.Q53]=1;&quot;{white}&quot;;IF([.Q53]=2;&quot;{red}&quot;;IF([.Q53]=3;&quot;{cyan}&quot;;IF([.Q53]=4;&quot;{purple}&quot;;IF([.Q53]=5;&quot;{green}&quot;;IF([.Q53]=6;&quot;{blue}&quot;;IF([.Q53]=7;&quot;{yellow}&quot;;IF([.Q53]=8;&quot;{orange}&quot;;IF([.Q53]=9;&quot;{brown}&quot;;IF([.Q53]=10;&quot;{lt. red}&quot;;IF([.Q53]=11;&quot;{gray1}&quot;;IF([.Q53]=12;&quot;{gray2}&quot;;IF([.Q53]=13;&quot;{lt. green}&quot;;IF([.Q53]=14;&quot;{lt. blue}&quot;;IF([.Q53]=15;&quot;{gray3}&quot;))))))))))))))))" office:value-type="string" office:string-value="{gray2}">
            <text:p>{gray2}</text:p>
          </table:table-cell>
          <table:table-cell table:style-name="ce51" table:formula="of:=[.M53]" office:value-type="string" office:string-value="0c">
            <text:p>0c</text:p>
          </table:table-cell>
          <table:table-cell table:style-name="ce39" table:formula="of:=HEX2DEC([.S53])" office:value-type="float" office:value="12">
            <text:p>12</text:p>
          </table:table-cell>
          <table:table-cell table:style-name="ce39" table:formula="of:=IF([.T53]=0;&quot;{black}&quot;;IF([.T53]=1;&quot;{white}&quot;;IF([.T53]=2;&quot;{red}&quot;;IF([.T53]=3;&quot;{cyan}&quot;;IF([.T53]=4;&quot;{purple}&quot;;IF([.T53]=5;&quot;{green}&quot;;IF([.T53]=6;&quot;{blue}&quot;;IF([.T53]=7;&quot;{yellow}&quot;;IF([.T53]=8;&quot;{orange}&quot;;IF([.T53]=9;&quot;{brown}&quot;;IF([.T53]=10;&quot;{lt. red}&quot;;IF([.T53]=11;&quot;{gray1}&quot;;IF([.T53]=12;&quot;{gray2}&quot;;IF([.T53]=13;&quot;{lt. green}&quot;;IF([.T53]=14;&quot;{lt. blue}&quot;;IF([.T53]=15;&quot;{gray3}&quot;))))))))))))))))" office:value-type="string" office:string-value="{gray2}">
            <text:p>{gray2}</text:p>
          </table:table-cell>
          <table:table-cell table:style-name="ce53" table:formula="of:=[.M53]" office:value-type="string" office:string-value="0c">
            <text:p>0c</text:p>
          </table:table-cell>
          <table:table-cell table:style-name="ce39" table:formula="of:=HEX2DEC([.V53])" office:value-type="float" office:value="12">
            <text:p>12</text:p>
          </table:table-cell>
          <table:table-cell table:style-name="ce39" table:formula="of:=IF([.W53]=0;&quot;{black}&quot;;IF([.W53]=1;&quot;{white}&quot;;IF([.W53]=2;&quot;{red}&quot;;IF([.W53]=3;&quot;{cyan}&quot;;IF([.W53]=4;&quot;{purple}&quot;;IF([.W53]=5;&quot;{green}&quot;;IF([.W53]=6;&quot;{blue}&quot;;IF([.W53]=7;&quot;{yellow}&quot;;IF([.W53]=8;&quot;{orange}&quot;;IF([.W53]=9;&quot;{brown}&quot;;IF([.W53]=10;&quot;{lt. red}&quot;;IF([.W53]=11;&quot;{gray1}&quot;;IF([.W53]=12;&quot;{gray2}&quot;;IF([.W53]=13;&quot;{lt. green}&quot;;IF([.W53]=14;&quot;{lt. blue}&quot;;IF([.W53]=15;&quot;{gray3}&quot;))))))))))))))))" office:value-type="string" office:string-value="{gray2}">
            <text:p>{gray2}</text:p>
          </table:table-cell>
          <table:table-cell table:style-name="ce59" office:value-type="string">
            <text:p>data"</text:p>
          </table:table-cell>
          <table:table-cell table:style-name="ce65" table:formula="of:=[.O53]" office:value-type="string" office:string-value="{gray2}">
            <text:p>{gray2}</text:p>
          </table:table-cell>
          <table:table-cell table:style-name="ce65" table:formula="of:=IF(AND([.E53]&gt;=128;[.E53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3]+[.I53]" office:value-type="float" office:value="83">
            <text:p>83</text:p>
          </table:table-cell>
          <table:table-cell table:style-name="ce65" office:value-type="string">
            <text:p>}</text:p>
          </table:table-cell>
          <table:table-cell table:style-name="ce65" table:formula="of:=IF(AND([.F53]&gt;=128;[.F53]&lt;=255);&quot;{rvrs on}&quot;;&quot;{rvrs off}&quot;)" office:value-type="string" office:string-value="{rvrs on}">
            <text:p>{rvrs on}</text:p>
          </table:table-cell>
          <table:table-cell table:style-name="ce65" table:formula="of:=[.R53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F53]+[.J53]" office:value-type="float" office:value="84">
            <text:p>84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3]&gt;=128;[.G53]&lt;=255);&quot;{rvrs on}&quot;;&quot;{rvrs off}&quot;)" office:value-type="string" office:string-value="{rvrs on}">
            <text:p>{rvrs on}</text:p>
          </table:table-cell>
          <table:table-cell table:style-name="ce65" table:formula="of:=[.U53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G53]+[.K53]" office:value-type="float" office:value="85">
            <text:p>85</text:p>
          </table:table-cell>
          <table:table-cell table:style-name="ce65" office:value-type="string">
            <text:p>}</text:p>
          </table:table-cell>
          <table:table-cell table:style-name="ce65" table:formula="of:=IF(AND([.H53]&gt;=128;[.H53]&lt;=255);&quot;{rvrs on}&quot;;&quot;{rvrs off}&quot;)" office:value-type="string" office:string-value="{rvrs on}">
            <text:p>{rvrs on}</text:p>
          </table:table-cell>
          <table:table-cell table:style-name="ce65" table:formula="of:=[.X53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H53]+[.L53]" office:value-type="float" office:value="86">
            <text:p>86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1">
            <text:p>51</text:p>
          </table:table-cell>
          <table:table-cell table:number-columns-repeated="6"/>
        </table:table-row>
        <table:table-row table:style-name="ro2">
          <table:table-cell table:style-name="ce26" table:formula="of:=MID(['Charpad Export'.B222];2;2)" office:value-type="string" office:string-value="97">
            <text:p>97</text:p>
          </table:table-cell>
          <table:table-cell table:style-name="ce26" table:formula="of:=MID(['Charpad Export'.C222];2;2)" office:value-type="string" office:string-value="98">
            <text:p>98</text:p>
          </table:table-cell>
          <table:table-cell table:style-name="ce26" table:formula="of:=MID(['Charpad Export'.D222];2;2)" office:value-type="string" office:string-value="99">
            <text:p>99</text:p>
          </table:table-cell>
          <table:table-cell table:style-name="ce26" table:formula="of:=MID(['Charpad Export'.E222];2;2)" office:value-type="string" office:string-value="9a">
            <text:p>9a</text:p>
          </table:table-cell>
          <table:table-cell table:style-name="ce36" table:formula="of:=HEX2DEC([.A54])" office:value-type="float" office:value="151">
            <text:p>151</text:p>
          </table:table-cell>
          <table:table-cell table:style-name="ce39" table:formula="of:=HEX2DEC([.B54])" office:value-type="float" office:value="152">
            <text:p>152</text:p>
          </table:table-cell>
          <table:table-cell table:style-name="ce39" table:formula="of:=HEX2DEC([.C54])" office:value-type="float" office:value="153">
            <text:p>153</text:p>
          </table:table-cell>
          <table:table-cell table:style-name="ce39" table:formula="of:=HEX2DEC([.D54])" office:value-type="float" office:value="154">
            <text:p>154</text:p>
          </table:table-cell>
          <table:table-cell table:style-name="ce41" table:formula="of:=IF(AND([.E54]&gt;=0;[.E54]&lt;=31);&quot;+64&quot;;IF(AND([.E54]&gt;=32;[.E54]&lt;=63);&quot;0&quot;;IF(AND([.E54]&gt;=64;[.E54]&lt;=95);&quot;+128&quot;;IF(AND([.E54]&gt;=96;[.E54]&lt;=127);&quot;+64&quot;;IF(AND([.E54]&gt;=128;[.E54]&lt;=159);&quot;-64&quot;;IF(AND([.E54]&gt;=160;[.E54]&lt;=191);&quot;-128&quot;;IF(AND([.E54]&gt;=192;[.E54]&lt;=254);&quot;0&quot;;IF(AND([.E54]=255);&quot;-64&quot;;&quot;&quot;))))))))" office:value-type="string" office:string-value="-64">
            <text:p>-64</text:p>
          </table:table-cell>
          <table:table-cell table:style-name="ce42" table:formula="of:=IF(AND([.F54]&gt;=0;[.F54]&lt;=31);&quot;+64&quot;;IF(AND([.F54]&gt;=32;[.F54]&lt;=63);&quot;0&quot;;IF(AND([.F54]&gt;=64;[.F54]&lt;=95);&quot;+128&quot;;IF(AND([.F54]&gt;=96;[.F54]&lt;=127);&quot;+64&quot;;IF(AND([.F54]&gt;=128;[.F54]&lt;=159);&quot;-64&quot;;IF(AND([.F54]&gt;=160;[.F54]&lt;=191);&quot;-128&quot;;IF(AND([.F54]&gt;=192;[.F54]&lt;=254);&quot;0&quot;;IF(AND([.F54]=255);&quot;-64&quot;;&quot;&quot;))))))))" office:value-type="string" office:string-value="-64">
            <text:p>-64</text:p>
          </table:table-cell>
          <table:table-cell table:style-name="ce42" table:formula="of:=IF(AND([.G54]&gt;=0;[.G54]&lt;=31);&quot;+64&quot;;IF(AND([.G54]&gt;=32;[.G54]&lt;=63);&quot;0&quot;;IF(AND([.G54]&gt;=64;[.G54]&lt;=95);&quot;+128&quot;;IF(AND([.G54]&gt;=96;[.G54]&lt;=127);&quot;+64&quot;;IF(AND([.G54]&gt;=128;[.G54]&lt;=159);&quot;-64&quot;;IF(AND([.G54]&gt;=160;[.G54]&lt;=191);&quot;-128&quot;;IF(AND([.G54]&gt;=192;[.G54]&lt;=254);&quot;0&quot;;IF(AND([.G54]=255);&quot;-64&quot;;&quot;&quot;))))))))" office:value-type="string" office:string-value="-64">
            <text:p>-64</text:p>
          </table:table-cell>
          <table:table-cell table:style-name="ce42" table:formula="of:=IF(AND([.H54]&gt;=0;[.H54]&lt;=31);&quot;+64&quot;;IF(AND([.H54]&gt;=32;[.H54]&lt;=63);&quot;0&quot;;IF(AND([.H54]&gt;=64;[.H54]&lt;=95);&quot;+128&quot;;IF(AND([.H54]&gt;=96;[.H54]&lt;=127);&quot;+64&quot;;IF(AND([.H54]&gt;=128;[.H54]&lt;=159);&quot;-64&quot;;IF(AND([.H54]&gt;=160;[.H54]&lt;=191);&quot;-128&quot;;IF(AND([.H54]&gt;=192;[.H54]&lt;=254);&quot;0&quot;;IF(AND([.H54]=255);&quot;-64&quot;;&quot;&quot;))))))))" office:value-type="string" office:string-value="-64">
            <text:p>-64</text:p>
          </table:table-cell>
          <table:table-cell table:style-name="ce47" table:formula="of:=MID(['Charpad Export'.F239];2;2)" office:value-type="string" office:string-value="0b">
            <text:p>0b</text:p>
          </table:table-cell>
          <table:table-cell table:style-name="ce39" table:formula="of:=HEX2DEC([.M54])" office:value-type="float" office:value="11">
            <text:p>11</text:p>
          </table:table-cell>
          <table:table-cell table:style-name="ce39" table:formula="of:=IF([.N54]=0;&quot;{black}&quot;;IF([.N54]=1;&quot;{white}&quot;;IF([.N54]=2;&quot;{red}&quot;;IF([.N54]=3;&quot;{cyan}&quot;;IF([.N54]=4;&quot;{purple}&quot;;IF([.N54]=5;&quot;{green}&quot;;IF([.N54]=6;&quot;{blue}&quot;;IF([.N54]=7;&quot;{yellow}&quot;;IF([.N54]=8;&quot;{orange}&quot;;IF([.N54]=9;&quot;{brown}&quot;;IF([.N54]=10;&quot;{lt. red}&quot;;IF([.N54]=11;&quot;{gray1}&quot;;IF([.N54]=12;&quot;{gray2}&quot;;IF([.N54]=13;&quot;{lt. green}&quot;;IF([.N54]=14;&quot;{lt. blue}&quot;;IF([.N54]=15;&quot;{gray3}&quot;))))))))))))))))" office:value-type="string" office:string-value="{gray1}">
            <text:p>{gray1}</text:p>
          </table:table-cell>
          <table:table-cell table:style-name="ce49" table:formula="of:=[.M54]" office:value-type="string" office:string-value="0b">
            <text:p>0b</text:p>
          </table:table-cell>
          <table:table-cell table:style-name="ce39" table:formula="of:=HEX2DEC([.P54])" office:value-type="float" office:value="11">
            <text:p>11</text:p>
          </table:table-cell>
          <table:table-cell table:style-name="ce39" table:formula="of:=IF([.Q54]=0;&quot;{black}&quot;;IF([.Q54]=1;&quot;{white}&quot;;IF([.Q54]=2;&quot;{red}&quot;;IF([.Q54]=3;&quot;{cyan}&quot;;IF([.Q54]=4;&quot;{purple}&quot;;IF([.Q54]=5;&quot;{green}&quot;;IF([.Q54]=6;&quot;{blue}&quot;;IF([.Q54]=7;&quot;{yellow}&quot;;IF([.Q54]=8;&quot;{orange}&quot;;IF([.Q54]=9;&quot;{brown}&quot;;IF([.Q54]=10;&quot;{lt. red}&quot;;IF([.Q54]=11;&quot;{gray1}&quot;;IF([.Q54]=12;&quot;{gray2}&quot;;IF([.Q54]=13;&quot;{lt. green}&quot;;IF([.Q54]=14;&quot;{lt. blue}&quot;;IF([.Q54]=15;&quot;{gray3}&quot;))))))))))))))))" office:value-type="string" office:string-value="{gray1}">
            <text:p>{gray1}</text:p>
          </table:table-cell>
          <table:table-cell table:style-name="ce49" table:formula="of:=[.M54]" office:value-type="string" office:string-value="0b">
            <text:p>0b</text:p>
          </table:table-cell>
          <table:table-cell table:style-name="ce39" table:formula="of:=HEX2DEC([.S54])" office:value-type="float" office:value="11">
            <text:p>11</text:p>
          </table:table-cell>
          <table:table-cell table:style-name="ce39" table:formula="of:=IF([.T54]=0;&quot;{black}&quot;;IF([.T54]=1;&quot;{white}&quot;;IF([.T54]=2;&quot;{red}&quot;;IF([.T54]=3;&quot;{cyan}&quot;;IF([.T54]=4;&quot;{purple}&quot;;IF([.T54]=5;&quot;{green}&quot;;IF([.T54]=6;&quot;{blue}&quot;;IF([.T54]=7;&quot;{yellow}&quot;;IF([.T54]=8;&quot;{orange}&quot;;IF([.T54]=9;&quot;{brown}&quot;;IF([.T54]=10;&quot;{lt. red}&quot;;IF([.T54]=11;&quot;{gray1}&quot;;IF([.T54]=12;&quot;{gray2}&quot;;IF([.T54]=13;&quot;{lt. green}&quot;;IF([.T54]=14;&quot;{lt. blue}&quot;;IF([.T54]=15;&quot;{gray3}&quot;))))))))))))))))" office:value-type="string" office:string-value="{gray1}">
            <text:p>{gray1}</text:p>
          </table:table-cell>
          <table:table-cell table:style-name="ce54" table:formula="of:=[.M54]" office:value-type="string" office:string-value="0b">
            <text:p>0b</text:p>
          </table:table-cell>
          <table:table-cell table:style-name="ce39" table:formula="of:=HEX2DEC([.V54])" office:value-type="float" office:value="11">
            <text:p>11</text:p>
          </table:table-cell>
          <table:table-cell table:style-name="ce39" table:formula="of:=IF([.W54]=0;&quot;{black}&quot;;IF([.W54]=1;&quot;{white}&quot;;IF([.W54]=2;&quot;{red}&quot;;IF([.W54]=3;&quot;{cyan}&quot;;IF([.W54]=4;&quot;{purple}&quot;;IF([.W54]=5;&quot;{green}&quot;;IF([.W54]=6;&quot;{blue}&quot;;IF([.W54]=7;&quot;{yellow}&quot;;IF([.W54]=8;&quot;{orange}&quot;;IF([.W54]=9;&quot;{brown}&quot;;IF([.W54]=10;&quot;{lt. red}&quot;;IF([.W54]=11;&quot;{gray1}&quot;;IF([.W54]=12;&quot;{gray2}&quot;;IF([.W54]=13;&quot;{lt. green}&quot;;IF([.W54]=14;&quot;{lt. blue}&quot;;IF([.W54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4]" office:value-type="string" office:string-value="{gray1}">
            <text:p>{gray1}</text:p>
          </table:table-cell>
          <table:table-cell table:style-name="ce65" table:formula="of:=IF(AND([.E54]&gt;=128;[.E54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4]+[.I54]" office:value-type="float" office:value="87">
            <text:p>87</text:p>
          </table:table-cell>
          <table:table-cell table:style-name="ce65" office:value-type="string">
            <text:p>}</text:p>
          </table:table-cell>
          <table:table-cell table:style-name="ce65" table:formula="of:=IF(AND([.F54]&gt;=128;[.F54]&lt;=255);&quot;{rvrs on}&quot;;&quot;{rvrs off}&quot;)" office:value-type="string" office:string-value="{rvrs on}">
            <text:p>{rvrs on}</text:p>
          </table:table-cell>
          <table:table-cell table:style-name="ce65" table:formula="of:=[.R5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4]+[.J54]" office:value-type="float" office:value="88">
            <text:p>88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4]&gt;=128;[.G54]&lt;=255);&quot;{rvrs on}&quot;;&quot;{rvrs off}&quot;)" office:value-type="string" office:string-value="{rvrs on}">
            <text:p>{rvrs on}</text:p>
          </table:table-cell>
          <table:table-cell table:style-name="ce65" table:formula="of:=[.U5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4]+[.K54]" office:value-type="float" office:value="89">
            <text:p>89</text:p>
          </table:table-cell>
          <table:table-cell table:style-name="ce65" office:value-type="string">
            <text:p>}</text:p>
          </table:table-cell>
          <table:table-cell table:style-name="ce65" table:formula="of:=IF(AND([.H54]&gt;=128;[.H54]&lt;=255);&quot;{rvrs on}&quot;;&quot;{rvrs off}&quot;)" office:value-type="string" office:string-value="{rvrs on}">
            <text:p>{rvrs on}</text:p>
          </table:table-cell>
          <table:table-cell table:style-name="ce65" table:formula="of:=[.X5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4]+[.L54]" office:value-type="float" office:value="90">
            <text:p>90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2">
            <text:p>52</text:p>
          </table:table-cell>
          <table:table-cell table:number-columns-repeated="6"/>
        </table:table-row>
        <table:table-row table:style-name="ro2">
          <table:table-cell table:style-name="ce26" table:formula="of:=MID(['Charpad Export'.F222];2;2)" office:value-type="string" office:string-value="9b">
            <text:p>9b</text:p>
          </table:table-cell>
          <table:table-cell table:style-name="ce26" table:formula="of:=MID(['Charpad Export'.G222];2;2)" office:value-type="string" office:string-value="9c">
            <text:p>9c</text:p>
          </table:table-cell>
          <table:table-cell table:style-name="ce26" table:formula="of:=MID(['Charpad Export'.H222];2;2)" office:value-type="string" office:string-value="9d">
            <text:p>9d</text:p>
          </table:table-cell>
          <table:table-cell table:style-name="ce26" table:formula="of:=MID(['Charpad Export'.I222];2;2)" office:value-type="string" office:string-value="9e">
            <text:p>9e</text:p>
          </table:table-cell>
          <table:table-cell table:style-name="ce36" table:formula="of:=HEX2DEC([.A55])" office:value-type="float" office:value="155">
            <text:p>155</text:p>
          </table:table-cell>
          <table:table-cell table:style-name="ce39" table:formula="of:=HEX2DEC([.B55])" office:value-type="float" office:value="156">
            <text:p>156</text:p>
          </table:table-cell>
          <table:table-cell table:style-name="ce39" table:formula="of:=HEX2DEC([.C55])" office:value-type="float" office:value="157">
            <text:p>157</text:p>
          </table:table-cell>
          <table:table-cell table:style-name="ce39" table:formula="of:=HEX2DEC([.D55])" office:value-type="float" office:value="158">
            <text:p>158</text:p>
          </table:table-cell>
          <table:table-cell table:style-name="ce41" table:formula="of:=IF(AND([.E55]&gt;=0;[.E55]&lt;=31);&quot;+64&quot;;IF(AND([.E55]&gt;=32;[.E55]&lt;=63);&quot;0&quot;;IF(AND([.E55]&gt;=64;[.E55]&lt;=95);&quot;+128&quot;;IF(AND([.E55]&gt;=96;[.E55]&lt;=127);&quot;+64&quot;;IF(AND([.E55]&gt;=128;[.E55]&lt;=159);&quot;-64&quot;;IF(AND([.E55]&gt;=160;[.E55]&lt;=191);&quot;-128&quot;;IF(AND([.E55]&gt;=192;[.E55]&lt;=254);&quot;0&quot;;IF(AND([.E55]=255);&quot;-64&quot;;&quot;&quot;))))))))" office:value-type="string" office:string-value="-64">
            <text:p>-64</text:p>
          </table:table-cell>
          <table:table-cell table:style-name="ce42" table:formula="of:=IF(AND([.F55]&gt;=0;[.F55]&lt;=31);&quot;+64&quot;;IF(AND([.F55]&gt;=32;[.F55]&lt;=63);&quot;0&quot;;IF(AND([.F55]&gt;=64;[.F55]&lt;=95);&quot;+128&quot;;IF(AND([.F55]&gt;=96;[.F55]&lt;=127);&quot;+64&quot;;IF(AND([.F55]&gt;=128;[.F55]&lt;=159);&quot;-64&quot;;IF(AND([.F55]&gt;=160;[.F55]&lt;=191);&quot;-128&quot;;IF(AND([.F55]&gt;=192;[.F55]&lt;=254);&quot;0&quot;;IF(AND([.F55]=255);&quot;-64&quot;;&quot;&quot;))))))))" office:value-type="string" office:string-value="-64">
            <text:p>-64</text:p>
          </table:table-cell>
          <table:table-cell table:style-name="ce42" table:formula="of:=IF(AND([.G55]&gt;=0;[.G55]&lt;=31);&quot;+64&quot;;IF(AND([.G55]&gt;=32;[.G55]&lt;=63);&quot;0&quot;;IF(AND([.G55]&gt;=64;[.G55]&lt;=95);&quot;+128&quot;;IF(AND([.G55]&gt;=96;[.G55]&lt;=127);&quot;+64&quot;;IF(AND([.G55]&gt;=128;[.G55]&lt;=159);&quot;-64&quot;;IF(AND([.G55]&gt;=160;[.G55]&lt;=191);&quot;-128&quot;;IF(AND([.G55]&gt;=192;[.G55]&lt;=254);&quot;0&quot;;IF(AND([.G55]=255);&quot;-64&quot;;&quot;&quot;))))))))" office:value-type="string" office:string-value="-64">
            <text:p>-64</text:p>
          </table:table-cell>
          <table:table-cell table:style-name="ce42" table:formula="of:=IF(AND([.H55]&gt;=0;[.H55]&lt;=31);&quot;+64&quot;;IF(AND([.H55]&gt;=32;[.H55]&lt;=63);&quot;0&quot;;IF(AND([.H55]&gt;=64;[.H55]&lt;=95);&quot;+128&quot;;IF(AND([.H55]&gt;=96;[.H55]&lt;=127);&quot;+64&quot;;IF(AND([.H55]&gt;=128;[.H55]&lt;=159);&quot;-64&quot;;IF(AND([.H55]&gt;=160;[.H55]&lt;=191);&quot;-128&quot;;IF(AND([.H55]&gt;=192;[.H55]&lt;=254);&quot;0&quot;;IF(AND([.H55]=255);&quot;-64&quot;;&quot;&quot;))))))))" office:value-type="string" office:string-value="-64">
            <text:p>-64</text:p>
          </table:table-cell>
          <table:table-cell table:style-name="ce48" table:formula="of:=MID(['Charpad Export'.G239];2;2)" office:value-type="string" office:string-value="0b">
            <text:p>0b</text:p>
          </table:table-cell>
          <table:table-cell table:style-name="ce39" table:formula="of:=HEX2DEC([.M55])" office:value-type="float" office:value="11">
            <text:p>11</text:p>
          </table:table-cell>
          <table:table-cell table:style-name="ce39" table:formula="of:=IF([.N55]=0;&quot;{black}&quot;;IF([.N55]=1;&quot;{white}&quot;;IF([.N55]=2;&quot;{red}&quot;;IF([.N55]=3;&quot;{cyan}&quot;;IF([.N55]=4;&quot;{purple}&quot;;IF([.N55]=5;&quot;{green}&quot;;IF([.N55]=6;&quot;{blue}&quot;;IF([.N55]=7;&quot;{yellow}&quot;;IF([.N55]=8;&quot;{orange}&quot;;IF([.N55]=9;&quot;{brown}&quot;;IF([.N55]=10;&quot;{lt. red}&quot;;IF([.N55]=11;&quot;{gray1}&quot;;IF([.N55]=12;&quot;{gray2}&quot;;IF([.N55]=13;&quot;{lt. green}&quot;;IF([.N55]=14;&quot;{lt. blue}&quot;;IF([.N55]=15;&quot;{gray3}&quot;))))))))))))))))" office:value-type="string" office:string-value="{gray1}">
            <text:p>{gray1}</text:p>
          </table:table-cell>
          <table:table-cell table:style-name="ce51" table:formula="of:=[.M55]" office:value-type="string" office:string-value="0b">
            <text:p>0b</text:p>
          </table:table-cell>
          <table:table-cell table:style-name="ce39" table:formula="of:=HEX2DEC([.P55])" office:value-type="float" office:value="11">
            <text:p>11</text:p>
          </table:table-cell>
          <table:table-cell table:style-name="ce39" table:formula="of:=IF([.Q55]=0;&quot;{black}&quot;;IF([.Q55]=1;&quot;{white}&quot;;IF([.Q55]=2;&quot;{red}&quot;;IF([.Q55]=3;&quot;{cyan}&quot;;IF([.Q55]=4;&quot;{purple}&quot;;IF([.Q55]=5;&quot;{green}&quot;;IF([.Q55]=6;&quot;{blue}&quot;;IF([.Q55]=7;&quot;{yellow}&quot;;IF([.Q55]=8;&quot;{orange}&quot;;IF([.Q55]=9;&quot;{brown}&quot;;IF([.Q55]=10;&quot;{lt. red}&quot;;IF([.Q55]=11;&quot;{gray1}&quot;;IF([.Q55]=12;&quot;{gray2}&quot;;IF([.Q55]=13;&quot;{lt. green}&quot;;IF([.Q55]=14;&quot;{lt. blue}&quot;;IF([.Q55]=15;&quot;{gray3}&quot;))))))))))))))))" office:value-type="string" office:string-value="{gray1}">
            <text:p>{gray1}</text:p>
          </table:table-cell>
          <table:table-cell table:style-name="ce51" table:formula="of:=[.M55]" office:value-type="string" office:string-value="0b">
            <text:p>0b</text:p>
          </table:table-cell>
          <table:table-cell table:style-name="ce39" table:formula="of:=HEX2DEC([.S55])" office:value-type="float" office:value="11">
            <text:p>11</text:p>
          </table:table-cell>
          <table:table-cell table:style-name="ce39" table:formula="of:=IF([.T55]=0;&quot;{black}&quot;;IF([.T55]=1;&quot;{white}&quot;;IF([.T55]=2;&quot;{red}&quot;;IF([.T55]=3;&quot;{cyan}&quot;;IF([.T55]=4;&quot;{purple}&quot;;IF([.T55]=5;&quot;{green}&quot;;IF([.T55]=6;&quot;{blue}&quot;;IF([.T55]=7;&quot;{yellow}&quot;;IF([.T55]=8;&quot;{orange}&quot;;IF([.T55]=9;&quot;{brown}&quot;;IF([.T55]=10;&quot;{lt. red}&quot;;IF([.T55]=11;&quot;{gray1}&quot;;IF([.T55]=12;&quot;{gray2}&quot;;IF([.T55]=13;&quot;{lt. green}&quot;;IF([.T55]=14;&quot;{lt. blue}&quot;;IF([.T55]=15;&quot;{gray3}&quot;))))))))))))))))" office:value-type="string" office:string-value="{gray1}">
            <text:p>{gray1}</text:p>
          </table:table-cell>
          <table:table-cell table:style-name="ce53" table:formula="of:=[.M55]" office:value-type="string" office:string-value="0b">
            <text:p>0b</text:p>
          </table:table-cell>
          <table:table-cell table:style-name="ce39" table:formula="of:=HEX2DEC([.V55])" office:value-type="float" office:value="11">
            <text:p>11</text:p>
          </table:table-cell>
          <table:table-cell table:style-name="ce39" table:formula="of:=IF([.W55]=0;&quot;{black}&quot;;IF([.W55]=1;&quot;{white}&quot;;IF([.W55]=2;&quot;{red}&quot;;IF([.W55]=3;&quot;{cyan}&quot;;IF([.W55]=4;&quot;{purple}&quot;;IF([.W55]=5;&quot;{green}&quot;;IF([.W55]=6;&quot;{blue}&quot;;IF([.W55]=7;&quot;{yellow}&quot;;IF([.W55]=8;&quot;{orange}&quot;;IF([.W55]=9;&quot;{brown}&quot;;IF([.W55]=10;&quot;{lt. red}&quot;;IF([.W55]=11;&quot;{gray1}&quot;;IF([.W55]=12;&quot;{gray2}&quot;;IF([.W55]=13;&quot;{lt. green}&quot;;IF([.W55]=14;&quot;{lt. blue}&quot;;IF([.W55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5]" office:value-type="string" office:string-value="{gray1}">
            <text:p>{gray1}</text:p>
          </table:table-cell>
          <table:table-cell table:style-name="ce65" table:formula="of:=IF(AND([.E55]&gt;=128;[.E55]&lt;=255);&quot;{rvrs on}&quot;;&quot;{rvrs off}&quot;)" office:value-type="string" office:string-value="{rvrs on}">
            <text:p>{rvrs on}</text:p>
          </table:table-cell>
          <table:table-cell table:style-name="ce65" office:value-type="string">
            <text:p>{</text:p>
          </table:table-cell>
          <table:table-cell table:style-name="ce65" table:formula="of:=[.E55]+[.I55]" office:value-type="float" office:value="91">
            <text:p>91</text:p>
          </table:table-cell>
          <table:table-cell table:style-name="ce65" office:value-type="string">
            <text:p>}</text:p>
          </table:table-cell>
          <table:table-cell table:style-name="ce65" table:formula="of:=IF(AND([.F55]&gt;=128;[.F55]&lt;=255);&quot;{rvrs on}&quot;;&quot;{rvrs off}&quot;)" office:value-type="string" office:string-value="{rvrs on}">
            <text:p>{rvrs on}</text:p>
          </table:table-cell>
          <table:table-cell table:style-name="ce65" table:formula="of:=[.R5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5]+[.J55]" office:value-type="float" office:value="92">
            <text:p>9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5]&gt;=128;[.G55]&lt;=255);&quot;{rvrs on}&quot;;&quot;{rvrs off}&quot;)" office:value-type="string" office:string-value="{rvrs on}">
            <text:p>{rvrs on}</text:p>
          </table:table-cell>
          <table:table-cell table:style-name="ce65" table:formula="of:=[.U5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5]+[.K55]" office:value-type="float" office:value="93">
            <text:p>93</text:p>
          </table:table-cell>
          <table:table-cell table:style-name="ce65" office:value-type="string">
            <text:p>}</text:p>
          </table:table-cell>
          <table:table-cell table:style-name="ce65" table:formula="of:=IF(AND([.H55]&gt;=128;[.H55]&lt;=255);&quot;{rvrs on}&quot;;&quot;{rvrs off}&quot;)" office:value-type="string" office:string-value="{rvrs on}">
            <text:p>{rvrs on}</text:p>
          </table:table-cell>
          <table:table-cell table:style-name="ce65" table:formula="of:=[.X5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5]+[.L55]" office:value-type="float" office:value="94">
            <text:p>94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3">
            <text:p>53</text:p>
          </table:table-cell>
          <table:table-cell table:number-columns-repeated="6"/>
        </table:table-row>
        <table:table-row table:style-name="ro2">
          <table:table-cell table:style-name="ce26" table:formula="of:=MID(['Charpad Export'.J222];2;2)" office:value-type="string" office:string-value="20">
            <text:p>20</text:p>
          </table:table-cell>
          <table:table-cell table:style-name="ce26" table:formula="of:=MID(['Charpad Export'.K222];2;2)" office:value-type="string" office:string-value="20">
            <text:p>20</text:p>
          </table:table-cell>
          <table:table-cell table:style-name="ce26" table:formula="of:=MID(['Charpad Export'.L222];2;2)" office:value-type="string" office:string-value="20">
            <text:p>20</text:p>
          </table:table-cell>
          <table:table-cell table:style-name="ce26" table:formula="of:=MID(['Charpad Export'.M222];2;2)" office:value-type="string" office:string-value="20">
            <text:p>20</text:p>
          </table:table-cell>
          <table:table-cell table:style-name="ce36" table:formula="of:=HEX2DEC([.A56])" office:value-type="float" office:value="32">
            <text:p>32</text:p>
          </table:table-cell>
          <table:table-cell table:style-name="ce39" table:formula="of:=HEX2DEC([.B56])" office:value-type="float" office:value="32">
            <text:p>32</text:p>
          </table:table-cell>
          <table:table-cell table:style-name="ce39" table:formula="of:=HEX2DEC([.C56])" office:value-type="float" office:value="32">
            <text:p>32</text:p>
          </table:table-cell>
          <table:table-cell table:style-name="ce39" table:formula="of:=HEX2DEC([.D56])" office:value-type="float" office:value="32">
            <text:p>32</text:p>
          </table:table-cell>
          <table:table-cell table:style-name="ce41" table:formula="of:=IF(AND([.E56]&gt;=0;[.E56]&lt;=31);&quot;+64&quot;;IF(AND([.E56]&gt;=32;[.E56]&lt;=63);&quot;0&quot;;IF(AND([.E56]&gt;=64;[.E56]&lt;=95);&quot;+128&quot;;IF(AND([.E56]&gt;=96;[.E56]&lt;=127);&quot;+64&quot;;IF(AND([.E56]&gt;=128;[.E56]&lt;=159);&quot;-64&quot;;IF(AND([.E56]&gt;=160;[.E56]&lt;=191);&quot;-128&quot;;IF(AND([.E56]&gt;=192;[.E56]&lt;=254);&quot;0&quot;;IF(AND([.E56]=255);&quot;-64&quot;;&quot;&quot;))))))))" office:value-type="string" office:string-value="0">
            <text:p>0</text:p>
          </table:table-cell>
          <table:table-cell table:style-name="ce42" table:formula="of:=IF(AND([.F56]&gt;=0;[.F56]&lt;=31);&quot;+64&quot;;IF(AND([.F56]&gt;=32;[.F56]&lt;=63);&quot;0&quot;;IF(AND([.F56]&gt;=64;[.F56]&lt;=95);&quot;+128&quot;;IF(AND([.F56]&gt;=96;[.F56]&lt;=127);&quot;+64&quot;;IF(AND([.F56]&gt;=128;[.F56]&lt;=159);&quot;-64&quot;;IF(AND([.F56]&gt;=160;[.F56]&lt;=191);&quot;-128&quot;;IF(AND([.F56]&gt;=192;[.F56]&lt;=254);&quot;0&quot;;IF(AND([.F56]=255);&quot;-64&quot;;&quot;&quot;))))))))" office:value-type="string" office:string-value="0">
            <text:p>0</text:p>
          </table:table-cell>
          <table:table-cell table:style-name="ce42" table:formula="of:=IF(AND([.G56]&gt;=0;[.G56]&lt;=31);&quot;+64&quot;;IF(AND([.G56]&gt;=32;[.G56]&lt;=63);&quot;0&quot;;IF(AND([.G56]&gt;=64;[.G56]&lt;=95);&quot;+128&quot;;IF(AND([.G56]&gt;=96;[.G56]&lt;=127);&quot;+64&quot;;IF(AND([.G56]&gt;=128;[.G56]&lt;=159);&quot;-64&quot;;IF(AND([.G56]&gt;=160;[.G56]&lt;=191);&quot;-128&quot;;IF(AND([.G56]&gt;=192;[.G56]&lt;=254);&quot;0&quot;;IF(AND([.G56]=255);&quot;-64&quot;;&quot;&quot;))))))))" office:value-type="string" office:string-value="0">
            <text:p>0</text:p>
          </table:table-cell>
          <table:table-cell table:style-name="ce42" table:formula="of:=IF(AND([.H56]&gt;=0;[.H56]&lt;=31);&quot;+64&quot;;IF(AND([.H56]&gt;=32;[.H56]&lt;=63);&quot;0&quot;;IF(AND([.H56]&gt;=64;[.H56]&lt;=95);&quot;+128&quot;;IF(AND([.H56]&gt;=96;[.H56]&lt;=127);&quot;+64&quot;;IF(AND([.H56]&gt;=128;[.H56]&lt;=159);&quot;-64&quot;;IF(AND([.H56]&gt;=160;[.H56]&lt;=191);&quot;-128&quot;;IF(AND([.H56]&gt;=192;[.H56]&lt;=254);&quot;0&quot;;IF(AND([.H56]=255);&quot;-64&quot;;&quot;&quot;))))))))" office:value-type="string" office:string-value="0">
            <text:p>0</text:p>
          </table:table-cell>
          <table:table-cell table:style-name="ce47" table:formula="of:=MID(['Charpad Export'.H239];2;2)" office:value-type="string" office:string-value="0b">
            <text:p>0b</text:p>
          </table:table-cell>
          <table:table-cell table:style-name="ce39" table:formula="of:=HEX2DEC([.M56])" office:value-type="float" office:value="11">
            <text:p>11</text:p>
          </table:table-cell>
          <table:table-cell table:style-name="ce39" table:formula="of:=IF([.N56]=0;&quot;{black}&quot;;IF([.N56]=1;&quot;{white}&quot;;IF([.N56]=2;&quot;{red}&quot;;IF([.N56]=3;&quot;{cyan}&quot;;IF([.N56]=4;&quot;{purple}&quot;;IF([.N56]=5;&quot;{green}&quot;;IF([.N56]=6;&quot;{blue}&quot;;IF([.N56]=7;&quot;{yellow}&quot;;IF([.N56]=8;&quot;{orange}&quot;;IF([.N56]=9;&quot;{brown}&quot;;IF([.N56]=10;&quot;{lt. red}&quot;;IF([.N56]=11;&quot;{gray1}&quot;;IF([.N56]=12;&quot;{gray2}&quot;;IF([.N56]=13;&quot;{lt. green}&quot;;IF([.N56]=14;&quot;{lt. blue}&quot;;IF([.N56]=15;&quot;{gray3}&quot;))))))))))))))))" office:value-type="string" office:string-value="{gray1}">
            <text:p>{gray1}</text:p>
          </table:table-cell>
          <table:table-cell table:style-name="ce49" table:formula="of:=[.M56]" office:value-type="string" office:string-value="0b">
            <text:p>0b</text:p>
          </table:table-cell>
          <table:table-cell table:style-name="ce39" table:formula="of:=HEX2DEC([.P56])" office:value-type="float" office:value="11">
            <text:p>11</text:p>
          </table:table-cell>
          <table:table-cell table:style-name="ce39" table:formula="of:=IF([.Q56]=0;&quot;{black}&quot;;IF([.Q56]=1;&quot;{white}&quot;;IF([.Q56]=2;&quot;{red}&quot;;IF([.Q56]=3;&quot;{cyan}&quot;;IF([.Q56]=4;&quot;{purple}&quot;;IF([.Q56]=5;&quot;{green}&quot;;IF([.Q56]=6;&quot;{blue}&quot;;IF([.Q56]=7;&quot;{yellow}&quot;;IF([.Q56]=8;&quot;{orange}&quot;;IF([.Q56]=9;&quot;{brown}&quot;;IF([.Q56]=10;&quot;{lt. red}&quot;;IF([.Q56]=11;&quot;{gray1}&quot;;IF([.Q56]=12;&quot;{gray2}&quot;;IF([.Q56]=13;&quot;{lt. green}&quot;;IF([.Q56]=14;&quot;{lt. blue}&quot;;IF([.Q56]=15;&quot;{gray3}&quot;))))))))))))))))" office:value-type="string" office:string-value="{gray1}">
            <text:p>{gray1}</text:p>
          </table:table-cell>
          <table:table-cell table:style-name="ce49" table:formula="of:=[.M56]" office:value-type="string" office:string-value="0b">
            <text:p>0b</text:p>
          </table:table-cell>
          <table:table-cell table:style-name="ce39" table:formula="of:=HEX2DEC([.S56])" office:value-type="float" office:value="11">
            <text:p>11</text:p>
          </table:table-cell>
          <table:table-cell table:style-name="ce39" table:formula="of:=IF([.T56]=0;&quot;{black}&quot;;IF([.T56]=1;&quot;{white}&quot;;IF([.T56]=2;&quot;{red}&quot;;IF([.T56]=3;&quot;{cyan}&quot;;IF([.T56]=4;&quot;{purple}&quot;;IF([.T56]=5;&quot;{green}&quot;;IF([.T56]=6;&quot;{blue}&quot;;IF([.T56]=7;&quot;{yellow}&quot;;IF([.T56]=8;&quot;{orange}&quot;;IF([.T56]=9;&quot;{brown}&quot;;IF([.T56]=10;&quot;{lt. red}&quot;;IF([.T56]=11;&quot;{gray1}&quot;;IF([.T56]=12;&quot;{gray2}&quot;;IF([.T56]=13;&quot;{lt. green}&quot;;IF([.T56]=14;&quot;{lt. blue}&quot;;IF([.T56]=15;&quot;{gray3}&quot;))))))))))))))))" office:value-type="string" office:string-value="{gray1}">
            <text:p>{gray1}</text:p>
          </table:table-cell>
          <table:table-cell table:style-name="ce54" table:formula="of:=[.M56]" office:value-type="string" office:string-value="0b">
            <text:p>0b</text:p>
          </table:table-cell>
          <table:table-cell table:style-name="ce39" table:formula="of:=HEX2DEC([.V56])" office:value-type="float" office:value="11">
            <text:p>11</text:p>
          </table:table-cell>
          <table:table-cell table:style-name="ce39" table:formula="of:=IF([.W56]=0;&quot;{black}&quot;;IF([.W56]=1;&quot;{white}&quot;;IF([.W56]=2;&quot;{red}&quot;;IF([.W56]=3;&quot;{cyan}&quot;;IF([.W56]=4;&quot;{purple}&quot;;IF([.W56]=5;&quot;{green}&quot;;IF([.W56]=6;&quot;{blue}&quot;;IF([.W56]=7;&quot;{yellow}&quot;;IF([.W56]=8;&quot;{orange}&quot;;IF([.W56]=9;&quot;{brown}&quot;;IF([.W56]=10;&quot;{lt. red}&quot;;IF([.W56]=11;&quot;{gray1}&quot;;IF([.W56]=12;&quot;{gray2}&quot;;IF([.W56]=13;&quot;{lt. green}&quot;;IF([.W56]=14;&quot;{lt. blue}&quot;;IF([.W56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6]" office:value-type="string" office:string-value="{gray1}">
            <text:p>{gray1}</text:p>
          </table:table-cell>
          <table:table-cell table:style-name="ce65" table:formula="of:=IF(AND([.E56]&gt;=128;[.E56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6]+[.I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6]&gt;=128;[.F56]&lt;=255);&quot;{rvrs on}&quot;;&quot;{rvrs off}&quot;)" office:value-type="string" office:string-value="{rvrs off}">
            <text:p>{rvrs off}</text:p>
          </table:table-cell>
          <table:table-cell table:style-name="ce65" table:formula="of:=[.R56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6]+[.J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6]&gt;=128;[.G56]&lt;=255);&quot;{rvrs on}&quot;;&quot;{rvrs off}&quot;)" office:value-type="string" office:string-value="{rvrs off}">
            <text:p>{rvrs off}</text:p>
          </table:table-cell>
          <table:table-cell table:style-name="ce65" table:formula="of:=[.U56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6]+[.K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6]&gt;=128;[.H56]&lt;=255);&quot;{rvrs on}&quot;;&quot;{rvrs off}&quot;)" office:value-type="string" office:string-value="{rvrs off}">
            <text:p>{rvrs off}</text:p>
          </table:table-cell>
          <table:table-cell table:style-name="ce65" table:formula="of:=[.X56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6]+[.L56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4">
            <text:p>54</text:p>
          </table:table-cell>
          <table:table-cell table:number-columns-repeated="6"/>
        </table:table-row>
        <table:table-row table:style-name="ro2">
          <table:table-cell table:style-name="ce26" table:formula="of:=MID(['Charpad Export'.N222];2;2)" office:value-type="string" office:string-value="20">
            <text:p>20</text:p>
          </table:table-cell>
          <table:table-cell table:style-name="ce26" table:formula="of:=MID(['Charpad Export'.O222];2;2)" office:value-type="string" office:string-value="20">
            <text:p>20</text:p>
          </table:table-cell>
          <table:table-cell table:style-name="ce26" table:formula="of:=MID(['Charpad Export'.P222];2;2)" office:value-type="string" office:string-value="20">
            <text:p>20</text:p>
          </table:table-cell>
          <table:table-cell table:style-name="ce26" table:formula="of:=MID(['Charpad Export'.Q222];2;2)" office:value-type="string" office:string-value="20">
            <text:p>20</text:p>
          </table:table-cell>
          <table:table-cell table:style-name="ce36" table:formula="of:=HEX2DEC([.A57])" office:value-type="float" office:value="32">
            <text:p>32</text:p>
          </table:table-cell>
          <table:table-cell table:style-name="ce39" table:formula="of:=HEX2DEC([.B57])" office:value-type="float" office:value="32">
            <text:p>32</text:p>
          </table:table-cell>
          <table:table-cell table:style-name="ce39" table:formula="of:=HEX2DEC([.C57])" office:value-type="float" office:value="32">
            <text:p>32</text:p>
          </table:table-cell>
          <table:table-cell table:style-name="ce39" table:formula="of:=HEX2DEC([.D57])" office:value-type="float" office:value="32">
            <text:p>32</text:p>
          </table:table-cell>
          <table:table-cell table:style-name="ce41" table:formula="of:=IF(AND([.E57]&gt;=0;[.E57]&lt;=31);&quot;+64&quot;;IF(AND([.E57]&gt;=32;[.E57]&lt;=63);&quot;0&quot;;IF(AND([.E57]&gt;=64;[.E57]&lt;=95);&quot;+128&quot;;IF(AND([.E57]&gt;=96;[.E57]&lt;=127);&quot;+64&quot;;IF(AND([.E57]&gt;=128;[.E57]&lt;=159);&quot;-64&quot;;IF(AND([.E57]&gt;=160;[.E57]&lt;=191);&quot;-128&quot;;IF(AND([.E57]&gt;=192;[.E57]&lt;=254);&quot;0&quot;;IF(AND([.E57]=255);&quot;-64&quot;;&quot;&quot;))))))))" office:value-type="string" office:string-value="0">
            <text:p>0</text:p>
          </table:table-cell>
          <table:table-cell table:style-name="ce42" table:formula="of:=IF(AND([.F57]&gt;=0;[.F57]&lt;=31);&quot;+64&quot;;IF(AND([.F57]&gt;=32;[.F57]&lt;=63);&quot;0&quot;;IF(AND([.F57]&gt;=64;[.F57]&lt;=95);&quot;+128&quot;;IF(AND([.F57]&gt;=96;[.F57]&lt;=127);&quot;+64&quot;;IF(AND([.F57]&gt;=128;[.F57]&lt;=159);&quot;-64&quot;;IF(AND([.F57]&gt;=160;[.F57]&lt;=191);&quot;-128&quot;;IF(AND([.F57]&gt;=192;[.F57]&lt;=254);&quot;0&quot;;IF(AND([.F57]=255);&quot;-64&quot;;&quot;&quot;))))))))" office:value-type="string" office:string-value="0">
            <text:p>0</text:p>
          </table:table-cell>
          <table:table-cell table:style-name="ce42" table:formula="of:=IF(AND([.G57]&gt;=0;[.G57]&lt;=31);&quot;+64&quot;;IF(AND([.G57]&gt;=32;[.G57]&lt;=63);&quot;0&quot;;IF(AND([.G57]&gt;=64;[.G57]&lt;=95);&quot;+128&quot;;IF(AND([.G57]&gt;=96;[.G57]&lt;=127);&quot;+64&quot;;IF(AND([.G57]&gt;=128;[.G57]&lt;=159);&quot;-64&quot;;IF(AND([.G57]&gt;=160;[.G57]&lt;=191);&quot;-128&quot;;IF(AND([.G57]&gt;=192;[.G57]&lt;=254);&quot;0&quot;;IF(AND([.G57]=255);&quot;-64&quot;;&quot;&quot;))))))))" office:value-type="string" office:string-value="0">
            <text:p>0</text:p>
          </table:table-cell>
          <table:table-cell table:style-name="ce42" table:formula="of:=IF(AND([.H57]&gt;=0;[.H57]&lt;=31);&quot;+64&quot;;IF(AND([.H57]&gt;=32;[.H57]&lt;=63);&quot;0&quot;;IF(AND([.H57]&gt;=64;[.H57]&lt;=95);&quot;+128&quot;;IF(AND([.H57]&gt;=96;[.H57]&lt;=127);&quot;+64&quot;;IF(AND([.H57]&gt;=128;[.H57]&lt;=159);&quot;-64&quot;;IF(AND([.H57]&gt;=160;[.H57]&lt;=191);&quot;-128&quot;;IF(AND([.H57]&gt;=192;[.H57]&lt;=254);&quot;0&quot;;IF(AND([.H57]=255);&quot;-64&quot;;&quot;&quot;))))))))" office:value-type="string" office:string-value="0">
            <text:p>0</text:p>
          </table:table-cell>
          <table:table-cell table:style-name="ce48" table:formula="of:=MID(['Charpad Export'.I239];2;2)" office:value-type="string" office:string-value="0b">
            <text:p>0b</text:p>
          </table:table-cell>
          <table:table-cell table:style-name="ce39" table:formula="of:=HEX2DEC([.M57])" office:value-type="float" office:value="11">
            <text:p>11</text:p>
          </table:table-cell>
          <table:table-cell table:style-name="ce39" table:formula="of:=IF([.N57]=0;&quot;{black}&quot;;IF([.N57]=1;&quot;{white}&quot;;IF([.N57]=2;&quot;{red}&quot;;IF([.N57]=3;&quot;{cyan}&quot;;IF([.N57]=4;&quot;{purple}&quot;;IF([.N57]=5;&quot;{green}&quot;;IF([.N57]=6;&quot;{blue}&quot;;IF([.N57]=7;&quot;{yellow}&quot;;IF([.N57]=8;&quot;{orange}&quot;;IF([.N57]=9;&quot;{brown}&quot;;IF([.N57]=10;&quot;{lt. red}&quot;;IF([.N57]=11;&quot;{gray1}&quot;;IF([.N57]=12;&quot;{gray2}&quot;;IF([.N57]=13;&quot;{lt. green}&quot;;IF([.N57]=14;&quot;{lt. blue}&quot;;IF([.N57]=15;&quot;{gray3}&quot;))))))))))))))))" office:value-type="string" office:string-value="{gray1}">
            <text:p>{gray1}</text:p>
          </table:table-cell>
          <table:table-cell table:style-name="ce51" table:formula="of:=[.M57]" office:value-type="string" office:string-value="0b">
            <text:p>0b</text:p>
          </table:table-cell>
          <table:table-cell table:style-name="ce39" table:formula="of:=HEX2DEC([.P57])" office:value-type="float" office:value="11">
            <text:p>11</text:p>
          </table:table-cell>
          <table:table-cell table:style-name="ce39" table:formula="of:=IF([.Q57]=0;&quot;{black}&quot;;IF([.Q57]=1;&quot;{white}&quot;;IF([.Q57]=2;&quot;{red}&quot;;IF([.Q57]=3;&quot;{cyan}&quot;;IF([.Q57]=4;&quot;{purple}&quot;;IF([.Q57]=5;&quot;{green}&quot;;IF([.Q57]=6;&quot;{blue}&quot;;IF([.Q57]=7;&quot;{yellow}&quot;;IF([.Q57]=8;&quot;{orange}&quot;;IF([.Q57]=9;&quot;{brown}&quot;;IF([.Q57]=10;&quot;{lt. red}&quot;;IF([.Q57]=11;&quot;{gray1}&quot;;IF([.Q57]=12;&quot;{gray2}&quot;;IF([.Q57]=13;&quot;{lt. green}&quot;;IF([.Q57]=14;&quot;{lt. blue}&quot;;IF([.Q57]=15;&quot;{gray3}&quot;))))))))))))))))" office:value-type="string" office:string-value="{gray1}">
            <text:p>{gray1}</text:p>
          </table:table-cell>
          <table:table-cell table:style-name="ce51" table:formula="of:=[.M57]" office:value-type="string" office:string-value="0b">
            <text:p>0b</text:p>
          </table:table-cell>
          <table:table-cell table:style-name="ce39" table:formula="of:=HEX2DEC([.S57])" office:value-type="float" office:value="11">
            <text:p>11</text:p>
          </table:table-cell>
          <table:table-cell table:style-name="ce39" table:formula="of:=IF([.T57]=0;&quot;{black}&quot;;IF([.T57]=1;&quot;{white}&quot;;IF([.T57]=2;&quot;{red}&quot;;IF([.T57]=3;&quot;{cyan}&quot;;IF([.T57]=4;&quot;{purple}&quot;;IF([.T57]=5;&quot;{green}&quot;;IF([.T57]=6;&quot;{blue}&quot;;IF([.T57]=7;&quot;{yellow}&quot;;IF([.T57]=8;&quot;{orange}&quot;;IF([.T57]=9;&quot;{brown}&quot;;IF([.T57]=10;&quot;{lt. red}&quot;;IF([.T57]=11;&quot;{gray1}&quot;;IF([.T57]=12;&quot;{gray2}&quot;;IF([.T57]=13;&quot;{lt. green}&quot;;IF([.T57]=14;&quot;{lt. blue}&quot;;IF([.T57]=15;&quot;{gray3}&quot;))))))))))))))))" office:value-type="string" office:string-value="{gray1}">
            <text:p>{gray1}</text:p>
          </table:table-cell>
          <table:table-cell table:style-name="ce53" table:formula="of:=[.M57]" office:value-type="string" office:string-value="0b">
            <text:p>0b</text:p>
          </table:table-cell>
          <table:table-cell table:style-name="ce39" table:formula="of:=HEX2DEC([.V57])" office:value-type="float" office:value="11">
            <text:p>11</text:p>
          </table:table-cell>
          <table:table-cell table:style-name="ce39" table:formula="of:=IF([.W57]=0;&quot;{black}&quot;;IF([.W57]=1;&quot;{white}&quot;;IF([.W57]=2;&quot;{red}&quot;;IF([.W57]=3;&quot;{cyan}&quot;;IF([.W57]=4;&quot;{purple}&quot;;IF([.W57]=5;&quot;{green}&quot;;IF([.W57]=6;&quot;{blue}&quot;;IF([.W57]=7;&quot;{yellow}&quot;;IF([.W57]=8;&quot;{orange}&quot;;IF([.W57]=9;&quot;{brown}&quot;;IF([.W57]=10;&quot;{lt. red}&quot;;IF([.W57]=11;&quot;{gray1}&quot;;IF([.W57]=12;&quot;{gray2}&quot;;IF([.W57]=13;&quot;{lt. green}&quot;;IF([.W57]=14;&quot;{lt. blue}&quot;;IF([.W57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7]" office:value-type="string" office:string-value="{gray1}">
            <text:p>{gray1}</text:p>
          </table:table-cell>
          <table:table-cell table:style-name="ce65" table:formula="of:=IF(AND([.E57]&gt;=128;[.E57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7]+[.I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7]&gt;=128;[.F57]&lt;=255);&quot;{rvrs on}&quot;;&quot;{rvrs off}&quot;)" office:value-type="string" office:string-value="{rvrs off}">
            <text:p>{rvrs off}</text:p>
          </table:table-cell>
          <table:table-cell table:style-name="ce65" table:formula="of:=[.R57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7]+[.J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7]&gt;=128;[.G57]&lt;=255);&quot;{rvrs on}&quot;;&quot;{rvrs off}&quot;)" office:value-type="string" office:string-value="{rvrs off}">
            <text:p>{rvrs off}</text:p>
          </table:table-cell>
          <table:table-cell table:style-name="ce65" table:formula="of:=[.U57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7]+[.K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7]&gt;=128;[.H57]&lt;=255);&quot;{rvrs on}&quot;;&quot;{rvrs off}&quot;)" office:value-type="string" office:string-value="{rvrs off}">
            <text:p>{rvrs off}</text:p>
          </table:table-cell>
          <table:table-cell table:style-name="ce65" table:formula="of:=[.X57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7]+[.L57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5">
            <text:p>55</text:p>
          </table:table-cell>
          <table:table-cell table:number-columns-repeated="6"/>
        </table:table-row>
        <table:table-row table:style-name="ro2">
          <table:table-cell table:style-name="ce27" table:formula="of:=MID(['Charpad Export'.B223];2;2)" office:value-type="string" office:string-value="20">
            <text:p>20</text:p>
          </table:table-cell>
          <table:table-cell table:style-name="ce27" table:formula="of:=MID(['Charpad Export'.C223];2;2)" office:value-type="string" office:string-value="20">
            <text:p>20</text:p>
          </table:table-cell>
          <table:table-cell table:style-name="ce27" table:formula="of:=MID(['Charpad Export'.D223];2;2)" office:value-type="string" office:string-value="20">
            <text:p>20</text:p>
          </table:table-cell>
          <table:table-cell table:style-name="ce27" table:formula="of:=MID(['Charpad Export'.E223];2;2)" office:value-type="string" office:string-value="20">
            <text:p>20</text:p>
          </table:table-cell>
          <table:table-cell table:style-name="ce36" table:formula="of:=HEX2DEC([.A58])" office:value-type="float" office:value="32">
            <text:p>32</text:p>
          </table:table-cell>
          <table:table-cell table:style-name="ce39" table:formula="of:=HEX2DEC([.B58])" office:value-type="float" office:value="32">
            <text:p>32</text:p>
          </table:table-cell>
          <table:table-cell table:style-name="ce39" table:formula="of:=HEX2DEC([.C58])" office:value-type="float" office:value="32">
            <text:p>32</text:p>
          </table:table-cell>
          <table:table-cell table:style-name="ce39" table:formula="of:=HEX2DEC([.D58])" office:value-type="float" office:value="32">
            <text:p>32</text:p>
          </table:table-cell>
          <table:table-cell table:style-name="ce41" table:formula="of:=IF(AND([.E58]&gt;=0;[.E58]&lt;=31);&quot;+64&quot;;IF(AND([.E58]&gt;=32;[.E58]&lt;=63);&quot;0&quot;;IF(AND([.E58]&gt;=64;[.E58]&lt;=95);&quot;+128&quot;;IF(AND([.E58]&gt;=96;[.E58]&lt;=127);&quot;+64&quot;;IF(AND([.E58]&gt;=128;[.E58]&lt;=159);&quot;-64&quot;;IF(AND([.E58]&gt;=160;[.E58]&lt;=191);&quot;-128&quot;;IF(AND([.E58]&gt;=192;[.E58]&lt;=254);&quot;0&quot;;IF(AND([.E58]=255);&quot;-64&quot;;&quot;&quot;))))))))" office:value-type="string" office:string-value="0">
            <text:p>0</text:p>
          </table:table-cell>
          <table:table-cell table:style-name="ce42" table:formula="of:=IF(AND([.F58]&gt;=0;[.F58]&lt;=31);&quot;+64&quot;;IF(AND([.F58]&gt;=32;[.F58]&lt;=63);&quot;0&quot;;IF(AND([.F58]&gt;=64;[.F58]&lt;=95);&quot;+128&quot;;IF(AND([.F58]&gt;=96;[.F58]&lt;=127);&quot;+64&quot;;IF(AND([.F58]&gt;=128;[.F58]&lt;=159);&quot;-64&quot;;IF(AND([.F58]&gt;=160;[.F58]&lt;=191);&quot;-128&quot;;IF(AND([.F58]&gt;=192;[.F58]&lt;=254);&quot;0&quot;;IF(AND([.F58]=255);&quot;-64&quot;;&quot;&quot;))))))))" office:value-type="string" office:string-value="0">
            <text:p>0</text:p>
          </table:table-cell>
          <table:table-cell table:style-name="ce42" table:formula="of:=IF(AND([.G58]&gt;=0;[.G58]&lt;=31);&quot;+64&quot;;IF(AND([.G58]&gt;=32;[.G58]&lt;=63);&quot;0&quot;;IF(AND([.G58]&gt;=64;[.G58]&lt;=95);&quot;+128&quot;;IF(AND([.G58]&gt;=96;[.G58]&lt;=127);&quot;+64&quot;;IF(AND([.G58]&gt;=128;[.G58]&lt;=159);&quot;-64&quot;;IF(AND([.G58]&gt;=160;[.G58]&lt;=191);&quot;-128&quot;;IF(AND([.G58]&gt;=192;[.G58]&lt;=254);&quot;0&quot;;IF(AND([.G58]=255);&quot;-64&quot;;&quot;&quot;))))))))" office:value-type="string" office:string-value="0">
            <text:p>0</text:p>
          </table:table-cell>
          <table:table-cell table:style-name="ce42" table:formula="of:=IF(AND([.H58]&gt;=0;[.H58]&lt;=31);&quot;+64&quot;;IF(AND([.H58]&gt;=32;[.H58]&lt;=63);&quot;0&quot;;IF(AND([.H58]&gt;=64;[.H58]&lt;=95);&quot;+128&quot;;IF(AND([.H58]&gt;=96;[.H58]&lt;=127);&quot;+64&quot;;IF(AND([.H58]&gt;=128;[.H58]&lt;=159);&quot;-64&quot;;IF(AND([.H58]&gt;=160;[.H58]&lt;=191);&quot;-128&quot;;IF(AND([.H58]&gt;=192;[.H58]&lt;=254);&quot;0&quot;;IF(AND([.H58]=255);&quot;-64&quot;;&quot;&quot;))))))))" office:value-type="string" office:string-value="0">
            <text:p>0</text:p>
          </table:table-cell>
          <table:table-cell table:style-name="ce47" table:formula="of:=MID(['Charpad Export'.B239];2;2)" office:value-type="string" office:string-value="08">
            <text:p>08</text:p>
          </table:table-cell>
          <table:table-cell table:style-name="ce39" table:formula="of:=HEX2DEC([.M58])" office:value-type="float" office:value="8">
            <text:p>8</text:p>
          </table:table-cell>
          <table:table-cell table:style-name="ce39" table:formula="of:=IF([.N58]=0;&quot;{black}&quot;;IF([.N58]=1;&quot;{white}&quot;;IF([.N58]=2;&quot;{red}&quot;;IF([.N58]=3;&quot;{cyan}&quot;;IF([.N58]=4;&quot;{purple}&quot;;IF([.N58]=5;&quot;{green}&quot;;IF([.N58]=6;&quot;{blue}&quot;;IF([.N58]=7;&quot;{yellow}&quot;;IF([.N58]=8;&quot;{orange}&quot;;IF([.N58]=9;&quot;{brown}&quot;;IF([.N58]=10;&quot;{lt. red}&quot;;IF([.N58]=11;&quot;{gray1}&quot;;IF([.N58]=12;&quot;{gray2}&quot;;IF([.N58]=13;&quot;{lt. green}&quot;;IF([.N58]=14;&quot;{lt. blue}&quot;;IF([.N58]=15;&quot;{gray3}&quot;))))))))))))))))" office:value-type="string" office:string-value="{orange}">
            <text:p>{orange}</text:p>
          </table:table-cell>
          <table:table-cell table:style-name="ce49" table:formula="of:=[.M58]" office:value-type="string" office:string-value="08">
            <text:p>08</text:p>
          </table:table-cell>
          <table:table-cell table:style-name="ce39" table:formula="of:=HEX2DEC([.P58])" office:value-type="float" office:value="8">
            <text:p>8</text:p>
          </table:table-cell>
          <table:table-cell table:style-name="ce39" table:formula="of:=IF([.Q58]=0;&quot;{black}&quot;;IF([.Q58]=1;&quot;{white}&quot;;IF([.Q58]=2;&quot;{red}&quot;;IF([.Q58]=3;&quot;{cyan}&quot;;IF([.Q58]=4;&quot;{purple}&quot;;IF([.Q58]=5;&quot;{green}&quot;;IF([.Q58]=6;&quot;{blue}&quot;;IF([.Q58]=7;&quot;{yellow}&quot;;IF([.Q58]=8;&quot;{orange}&quot;;IF([.Q58]=9;&quot;{brown}&quot;;IF([.Q58]=10;&quot;{lt. red}&quot;;IF([.Q58]=11;&quot;{gray1}&quot;;IF([.Q58]=12;&quot;{gray2}&quot;;IF([.Q58]=13;&quot;{lt. green}&quot;;IF([.Q58]=14;&quot;{lt. blue}&quot;;IF([.Q58]=15;&quot;{gray3}&quot;))))))))))))))))" office:value-type="string" office:string-value="{orange}">
            <text:p>{orange}</text:p>
          </table:table-cell>
          <table:table-cell table:style-name="ce49" table:formula="of:=[.M58]" office:value-type="string" office:string-value="08">
            <text:p>08</text:p>
          </table:table-cell>
          <table:table-cell table:style-name="ce39" table:formula="of:=HEX2DEC([.S58])" office:value-type="float" office:value="8">
            <text:p>8</text:p>
          </table:table-cell>
          <table:table-cell table:style-name="ce39" table:formula="of:=IF([.T58]=0;&quot;{black}&quot;;IF([.T58]=1;&quot;{white}&quot;;IF([.T58]=2;&quot;{red}&quot;;IF([.T58]=3;&quot;{cyan}&quot;;IF([.T58]=4;&quot;{purple}&quot;;IF([.T58]=5;&quot;{green}&quot;;IF([.T58]=6;&quot;{blue}&quot;;IF([.T58]=7;&quot;{yellow}&quot;;IF([.T58]=8;&quot;{orange}&quot;;IF([.T58]=9;&quot;{brown}&quot;;IF([.T58]=10;&quot;{lt. red}&quot;;IF([.T58]=11;&quot;{gray1}&quot;;IF([.T58]=12;&quot;{gray2}&quot;;IF([.T58]=13;&quot;{lt. green}&quot;;IF([.T58]=14;&quot;{lt. blue}&quot;;IF([.T58]=15;&quot;{gray3}&quot;))))))))))))))))" office:value-type="string" office:string-value="{orange}">
            <text:p>{orange}</text:p>
          </table:table-cell>
          <table:table-cell table:style-name="ce54" table:formula="of:=[.M58]" office:value-type="string" office:string-value="08">
            <text:p>08</text:p>
          </table:table-cell>
          <table:table-cell table:style-name="ce39" table:formula="of:=HEX2DEC([.V58])" office:value-type="float" office:value="8">
            <text:p>8</text:p>
          </table:table-cell>
          <table:table-cell table:style-name="ce39" table:formula="of:=IF([.W58]=0;&quot;{black}&quot;;IF([.W58]=1;&quot;{white}&quot;;IF([.W58]=2;&quot;{red}&quot;;IF([.W58]=3;&quot;{cyan}&quot;;IF([.W58]=4;&quot;{purple}&quot;;IF([.W58]=5;&quot;{green}&quot;;IF([.W58]=6;&quot;{blue}&quot;;IF([.W58]=7;&quot;{yellow}&quot;;IF([.W58]=8;&quot;{orange}&quot;;IF([.W58]=9;&quot;{brown}&quot;;IF([.W58]=10;&quot;{lt. red}&quot;;IF([.W58]=11;&quot;{gray1}&quot;;IF([.W58]=12;&quot;{gray2}&quot;;IF([.W58]=13;&quot;{lt. green}&quot;;IF([.W58]=14;&quot;{lt. blue}&quot;;IF([.W58]=15;&quot;{gray3}&quot;))))))))))))))))" office:value-type="string" office:string-value="{orange}">
            <text:p>{orange}</text:p>
          </table:table-cell>
          <table:table-cell table:style-name="ce59" office:value-type="string">
            <text:p>data"</text:p>
          </table:table-cell>
          <table:table-cell table:style-name="ce65" table:formula="of:=[.O58]" office:value-type="string" office:string-value="{orange}">
            <text:p>{orange}</text:p>
          </table:table-cell>
          <table:table-cell table:style-name="ce65" table:formula="of:=IF(AND([.E58]&gt;=128;[.E58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8]+[.I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8]&gt;=128;[.F58]&lt;=255);&quot;{rvrs on}&quot;;&quot;{rvrs off}&quot;)" office:value-type="string" office:string-value="{rvrs off}">
            <text:p>{rvrs off}</text:p>
          </table:table-cell>
          <table:table-cell table:style-name="ce65" table:formula="of:=[.R58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F58]+[.J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8]&gt;=128;[.G58]&lt;=255);&quot;{rvrs on}&quot;;&quot;{rvrs off}&quot;)" office:value-type="string" office:string-value="{rvrs off}">
            <text:p>{rvrs off}</text:p>
          </table:table-cell>
          <table:table-cell table:style-name="ce65" table:formula="of:=[.U58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G58]+[.K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8]&gt;=128;[.H58]&lt;=255);&quot;{rvrs on}&quot;;&quot;{rvrs off}&quot;)" office:value-type="string" office:string-value="{rvrs off}">
            <text:p>{rvrs off}</text:p>
          </table:table-cell>
          <table:table-cell table:style-name="ce65" table:formula="of:=[.X58]" office:value-type="string" office:string-value="{orange}">
            <text:p>{orange}</text:p>
          </table:table-cell>
          <table:table-cell table:style-name="ce65" office:value-type="string">
            <text:p>{</text:p>
          </table:table-cell>
          <table:table-cell table:style-name="ce65" table:formula="of:=[.H58]+[.L58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6">
            <text:p>56</text:p>
          </table:table-cell>
          <table:table-cell table:number-columns-repeated="6"/>
        </table:table-row>
        <table:table-row table:style-name="ro2">
          <table:table-cell table:style-name="ce27" table:formula="of:=MID(['Charpad Export'.F223];2;2)" office:value-type="string" office:string-value="20">
            <text:p>20</text:p>
          </table:table-cell>
          <table:table-cell table:style-name="ce27" table:formula="of:=MID(['Charpad Export'.G223];2;2)" office:value-type="string" office:string-value="20">
            <text:p>20</text:p>
          </table:table-cell>
          <table:table-cell table:style-name="ce27" table:formula="of:=MID(['Charpad Export'.H223];2;2)" office:value-type="string" office:string-value="20">
            <text:p>20</text:p>
          </table:table-cell>
          <table:table-cell table:style-name="ce27" table:formula="of:=MID(['Charpad Export'.I223];2;2)" office:value-type="string" office:string-value="20">
            <text:p>20</text:p>
          </table:table-cell>
          <table:table-cell table:style-name="ce36" table:formula="of:=HEX2DEC([.A59])" office:value-type="float" office:value="32">
            <text:p>32</text:p>
          </table:table-cell>
          <table:table-cell table:style-name="ce39" table:formula="of:=HEX2DEC([.B59])" office:value-type="float" office:value="32">
            <text:p>32</text:p>
          </table:table-cell>
          <table:table-cell table:style-name="ce39" table:formula="of:=HEX2DEC([.C59])" office:value-type="float" office:value="32">
            <text:p>32</text:p>
          </table:table-cell>
          <table:table-cell table:style-name="ce39" table:formula="of:=HEX2DEC([.D59])" office:value-type="float" office:value="32">
            <text:p>32</text:p>
          </table:table-cell>
          <table:table-cell table:style-name="ce41" table:formula="of:=IF(AND([.E59]&gt;=0;[.E59]&lt;=31);&quot;+64&quot;;IF(AND([.E59]&gt;=32;[.E59]&lt;=63);&quot;0&quot;;IF(AND([.E59]&gt;=64;[.E59]&lt;=95);&quot;+128&quot;;IF(AND([.E59]&gt;=96;[.E59]&lt;=127);&quot;+64&quot;;IF(AND([.E59]&gt;=128;[.E59]&lt;=159);&quot;-64&quot;;IF(AND([.E59]&gt;=160;[.E59]&lt;=191);&quot;-128&quot;;IF(AND([.E59]&gt;=192;[.E59]&lt;=254);&quot;0&quot;;IF(AND([.E59]=255);&quot;-64&quot;;&quot;&quot;))))))))" office:value-type="string" office:string-value="0">
            <text:p>0</text:p>
          </table:table-cell>
          <table:table-cell table:style-name="ce42" table:formula="of:=IF(AND([.F59]&gt;=0;[.F59]&lt;=31);&quot;+64&quot;;IF(AND([.F59]&gt;=32;[.F59]&lt;=63);&quot;0&quot;;IF(AND([.F59]&gt;=64;[.F59]&lt;=95);&quot;+128&quot;;IF(AND([.F59]&gt;=96;[.F59]&lt;=127);&quot;+64&quot;;IF(AND([.F59]&gt;=128;[.F59]&lt;=159);&quot;-64&quot;;IF(AND([.F59]&gt;=160;[.F59]&lt;=191);&quot;-128&quot;;IF(AND([.F59]&gt;=192;[.F59]&lt;=254);&quot;0&quot;;IF(AND([.F59]=255);&quot;-64&quot;;&quot;&quot;))))))))" office:value-type="string" office:string-value="0">
            <text:p>0</text:p>
          </table:table-cell>
          <table:table-cell table:style-name="ce42" table:formula="of:=IF(AND([.G59]&gt;=0;[.G59]&lt;=31);&quot;+64&quot;;IF(AND([.G59]&gt;=32;[.G59]&lt;=63);&quot;0&quot;;IF(AND([.G59]&gt;=64;[.G59]&lt;=95);&quot;+128&quot;;IF(AND([.G59]&gt;=96;[.G59]&lt;=127);&quot;+64&quot;;IF(AND([.G59]&gt;=128;[.G59]&lt;=159);&quot;-64&quot;;IF(AND([.G59]&gt;=160;[.G59]&lt;=191);&quot;-128&quot;;IF(AND([.G59]&gt;=192;[.G59]&lt;=254);&quot;0&quot;;IF(AND([.G59]=255);&quot;-64&quot;;&quot;&quot;))))))))" office:value-type="string" office:string-value="0">
            <text:p>0</text:p>
          </table:table-cell>
          <table:table-cell table:style-name="ce42" table:formula="of:=IF(AND([.H59]&gt;=0;[.H59]&lt;=31);&quot;+64&quot;;IF(AND([.H59]&gt;=32;[.H59]&lt;=63);&quot;0&quot;;IF(AND([.H59]&gt;=64;[.H59]&lt;=95);&quot;+128&quot;;IF(AND([.H59]&gt;=96;[.H59]&lt;=127);&quot;+64&quot;;IF(AND([.H59]&gt;=128;[.H59]&lt;=159);&quot;-64&quot;;IF(AND([.H59]&gt;=160;[.H59]&lt;=191);&quot;-128&quot;;IF(AND([.H59]&gt;=192;[.H59]&lt;=254);&quot;0&quot;;IF(AND([.H59]=255);&quot;-64&quot;;&quot;&quot;))))))))" office:value-type="string" office:string-value="0">
            <text:p>0</text:p>
          </table:table-cell>
          <table:table-cell table:style-name="ce48" table:formula="of:=MID(['Charpad Export'.C239];2;2)" office:value-type="string" office:string-value="0b">
            <text:p>0b</text:p>
          </table:table-cell>
          <table:table-cell table:style-name="ce39" table:formula="of:=HEX2DEC([.M59])" office:value-type="float" office:value="11">
            <text:p>11</text:p>
          </table:table-cell>
          <table:table-cell table:style-name="ce39" table:formula="of:=IF([.N59]=0;&quot;{black}&quot;;IF([.N59]=1;&quot;{white}&quot;;IF([.N59]=2;&quot;{red}&quot;;IF([.N59]=3;&quot;{cyan}&quot;;IF([.N59]=4;&quot;{purple}&quot;;IF([.N59]=5;&quot;{green}&quot;;IF([.N59]=6;&quot;{blue}&quot;;IF([.N59]=7;&quot;{yellow}&quot;;IF([.N59]=8;&quot;{orange}&quot;;IF([.N59]=9;&quot;{brown}&quot;;IF([.N59]=10;&quot;{lt. red}&quot;;IF([.N59]=11;&quot;{gray1}&quot;;IF([.N59]=12;&quot;{gray2}&quot;;IF([.N59]=13;&quot;{lt. green}&quot;;IF([.N59]=14;&quot;{lt. blue}&quot;;IF([.N59]=15;&quot;{gray3}&quot;))))))))))))))))" office:value-type="string" office:string-value="{gray1}">
            <text:p>{gray1}</text:p>
          </table:table-cell>
          <table:table-cell table:style-name="ce51" table:formula="of:=[.M59]" office:value-type="string" office:string-value="0b">
            <text:p>0b</text:p>
          </table:table-cell>
          <table:table-cell table:style-name="ce39" table:formula="of:=HEX2DEC([.P59])" office:value-type="float" office:value="11">
            <text:p>11</text:p>
          </table:table-cell>
          <table:table-cell table:style-name="ce39" table:formula="of:=IF([.Q59]=0;&quot;{black}&quot;;IF([.Q59]=1;&quot;{white}&quot;;IF([.Q59]=2;&quot;{red}&quot;;IF([.Q59]=3;&quot;{cyan}&quot;;IF([.Q59]=4;&quot;{purple}&quot;;IF([.Q59]=5;&quot;{green}&quot;;IF([.Q59]=6;&quot;{blue}&quot;;IF([.Q59]=7;&quot;{yellow}&quot;;IF([.Q59]=8;&quot;{orange}&quot;;IF([.Q59]=9;&quot;{brown}&quot;;IF([.Q59]=10;&quot;{lt. red}&quot;;IF([.Q59]=11;&quot;{gray1}&quot;;IF([.Q59]=12;&quot;{gray2}&quot;;IF([.Q59]=13;&quot;{lt. green}&quot;;IF([.Q59]=14;&quot;{lt. blue}&quot;;IF([.Q59]=15;&quot;{gray3}&quot;))))))))))))))))" office:value-type="string" office:string-value="{gray1}">
            <text:p>{gray1}</text:p>
          </table:table-cell>
          <table:table-cell table:style-name="ce51" table:formula="of:=[.M59]" office:value-type="string" office:string-value="0b">
            <text:p>0b</text:p>
          </table:table-cell>
          <table:table-cell table:style-name="ce39" table:formula="of:=HEX2DEC([.S59])" office:value-type="float" office:value="11">
            <text:p>11</text:p>
          </table:table-cell>
          <table:table-cell table:style-name="ce39" table:formula="of:=IF([.T59]=0;&quot;{black}&quot;;IF([.T59]=1;&quot;{white}&quot;;IF([.T59]=2;&quot;{red}&quot;;IF([.T59]=3;&quot;{cyan}&quot;;IF([.T59]=4;&quot;{purple}&quot;;IF([.T59]=5;&quot;{green}&quot;;IF([.T59]=6;&quot;{blue}&quot;;IF([.T59]=7;&quot;{yellow}&quot;;IF([.T59]=8;&quot;{orange}&quot;;IF([.T59]=9;&quot;{brown}&quot;;IF([.T59]=10;&quot;{lt. red}&quot;;IF([.T59]=11;&quot;{gray1}&quot;;IF([.T59]=12;&quot;{gray2}&quot;;IF([.T59]=13;&quot;{lt. green}&quot;;IF([.T59]=14;&quot;{lt. blue}&quot;;IF([.T59]=15;&quot;{gray3}&quot;))))))))))))))))" office:value-type="string" office:string-value="{gray1}">
            <text:p>{gray1}</text:p>
          </table:table-cell>
          <table:table-cell table:style-name="ce53" table:formula="of:=[.M59]" office:value-type="string" office:string-value="0b">
            <text:p>0b</text:p>
          </table:table-cell>
          <table:table-cell table:style-name="ce39" table:formula="of:=HEX2DEC([.V59])" office:value-type="float" office:value="11">
            <text:p>11</text:p>
          </table:table-cell>
          <table:table-cell table:style-name="ce39" table:formula="of:=IF([.W59]=0;&quot;{black}&quot;;IF([.W59]=1;&quot;{white}&quot;;IF([.W59]=2;&quot;{red}&quot;;IF([.W59]=3;&quot;{cyan}&quot;;IF([.W59]=4;&quot;{purple}&quot;;IF([.W59]=5;&quot;{green}&quot;;IF([.W59]=6;&quot;{blue}&quot;;IF([.W59]=7;&quot;{yellow}&quot;;IF([.W59]=8;&quot;{orange}&quot;;IF([.W59]=9;&quot;{brown}&quot;;IF([.W59]=10;&quot;{lt. red}&quot;;IF([.W59]=11;&quot;{gray1}&quot;;IF([.W59]=12;&quot;{gray2}&quot;;IF([.W59]=13;&quot;{lt. green}&quot;;IF([.W59]=14;&quot;{lt. blue}&quot;;IF([.W59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59]" office:value-type="string" office:string-value="{gray1}">
            <text:p>{gray1}</text:p>
          </table:table-cell>
          <table:table-cell table:style-name="ce65" table:formula="of:=IF(AND([.E59]&gt;=128;[.E59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59]+[.I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59]&gt;=128;[.F59]&lt;=255);&quot;{rvrs on}&quot;;&quot;{rvrs off}&quot;)" office:value-type="string" office:string-value="{rvrs off}">
            <text:p>{rvrs off}</text:p>
          </table:table-cell>
          <table:table-cell table:style-name="ce65" table:formula="of:=[.R59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59]+[.J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59]&gt;=128;[.G59]&lt;=255);&quot;{rvrs on}&quot;;&quot;{rvrs off}&quot;)" office:value-type="string" office:string-value="{rvrs off}">
            <text:p>{rvrs off}</text:p>
          </table:table-cell>
          <table:table-cell table:style-name="ce65" table:formula="of:=[.U59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59]+[.K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59]&gt;=128;[.H59]&lt;=255);&quot;{rvrs on}&quot;;&quot;{rvrs off}&quot;)" office:value-type="string" office:string-value="{rvrs off}">
            <text:p>{rvrs off}</text:p>
          </table:table-cell>
          <table:table-cell table:style-name="ce65" table:formula="of:=[.X59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59]+[.L59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7">
            <text:p>57</text:p>
          </table:table-cell>
          <table:table-cell table:number-columns-repeated="6"/>
        </table:table-row>
        <table:table-row table:style-name="ro2">
          <table:table-cell table:style-name="ce27" table:formula="of:=MID(['Charpad Export'.J223];2;2)" office:value-type="string" office:string-value="20">
            <text:p>20</text:p>
          </table:table-cell>
          <table:table-cell table:style-name="ce27" table:formula="of:=MID(['Charpad Export'.K223];2;2)" office:value-type="string" office:string-value="20">
            <text:p>20</text:p>
          </table:table-cell>
          <table:table-cell table:style-name="ce27" table:formula="of:=MID(['Charpad Export'.L223];2;2)" office:value-type="string" office:string-value="20">
            <text:p>20</text:p>
          </table:table-cell>
          <table:table-cell table:style-name="ce27" table:formula="of:=MID(['Charpad Export'.M223];2;2)" office:value-type="string" office:string-value="20">
            <text:p>20</text:p>
          </table:table-cell>
          <table:table-cell table:style-name="ce36" table:formula="of:=HEX2DEC([.A60])" office:value-type="float" office:value="32">
            <text:p>32</text:p>
          </table:table-cell>
          <table:table-cell table:style-name="ce39" table:formula="of:=HEX2DEC([.B60])" office:value-type="float" office:value="32">
            <text:p>32</text:p>
          </table:table-cell>
          <table:table-cell table:style-name="ce39" table:formula="of:=HEX2DEC([.C60])" office:value-type="float" office:value="32">
            <text:p>32</text:p>
          </table:table-cell>
          <table:table-cell table:style-name="ce39" table:formula="of:=HEX2DEC([.D60])" office:value-type="float" office:value="32">
            <text:p>32</text:p>
          </table:table-cell>
          <table:table-cell table:style-name="ce41" table:formula="of:=IF(AND([.E60]&gt;=0;[.E60]&lt;=31);&quot;+64&quot;;IF(AND([.E60]&gt;=32;[.E60]&lt;=63);&quot;0&quot;;IF(AND([.E60]&gt;=64;[.E60]&lt;=95);&quot;+128&quot;;IF(AND([.E60]&gt;=96;[.E60]&lt;=127);&quot;+64&quot;;IF(AND([.E60]&gt;=128;[.E60]&lt;=159);&quot;-64&quot;;IF(AND([.E60]&gt;=160;[.E60]&lt;=191);&quot;-128&quot;;IF(AND([.E60]&gt;=192;[.E60]&lt;=254);&quot;0&quot;;IF(AND([.E60]=255);&quot;-64&quot;;&quot;&quot;))))))))" office:value-type="string" office:string-value="0">
            <text:p>0</text:p>
          </table:table-cell>
          <table:table-cell table:style-name="ce42" table:formula="of:=IF(AND([.F60]&gt;=0;[.F60]&lt;=31);&quot;+64&quot;;IF(AND([.F60]&gt;=32;[.F60]&lt;=63);&quot;0&quot;;IF(AND([.F60]&gt;=64;[.F60]&lt;=95);&quot;+128&quot;;IF(AND([.F60]&gt;=96;[.F60]&lt;=127);&quot;+64&quot;;IF(AND([.F60]&gt;=128;[.F60]&lt;=159);&quot;-64&quot;;IF(AND([.F60]&gt;=160;[.F60]&lt;=191);&quot;-128&quot;;IF(AND([.F60]&gt;=192;[.F60]&lt;=254);&quot;0&quot;;IF(AND([.F60]=255);&quot;-64&quot;;&quot;&quot;))))))))" office:value-type="string" office:string-value="0">
            <text:p>0</text:p>
          </table:table-cell>
          <table:table-cell table:style-name="ce42" table:formula="of:=IF(AND([.G60]&gt;=0;[.G60]&lt;=31);&quot;+64&quot;;IF(AND([.G60]&gt;=32;[.G60]&lt;=63);&quot;0&quot;;IF(AND([.G60]&gt;=64;[.G60]&lt;=95);&quot;+128&quot;;IF(AND([.G60]&gt;=96;[.G60]&lt;=127);&quot;+64&quot;;IF(AND([.G60]&gt;=128;[.G60]&lt;=159);&quot;-64&quot;;IF(AND([.G60]&gt;=160;[.G60]&lt;=191);&quot;-128&quot;;IF(AND([.G60]&gt;=192;[.G60]&lt;=254);&quot;0&quot;;IF(AND([.G60]=255);&quot;-64&quot;;&quot;&quot;))))))))" office:value-type="string" office:string-value="0">
            <text:p>0</text:p>
          </table:table-cell>
          <table:table-cell table:style-name="ce42" table:formula="of:=IF(AND([.H60]&gt;=0;[.H60]&lt;=31);&quot;+64&quot;;IF(AND([.H60]&gt;=32;[.H60]&lt;=63);&quot;0&quot;;IF(AND([.H60]&gt;=64;[.H60]&lt;=95);&quot;+128&quot;;IF(AND([.H60]&gt;=96;[.H60]&lt;=127);&quot;+64&quot;;IF(AND([.H60]&gt;=128;[.H60]&lt;=159);&quot;-64&quot;;IF(AND([.H60]&gt;=160;[.H60]&lt;=191);&quot;-128&quot;;IF(AND([.H60]&gt;=192;[.H60]&lt;=254);&quot;0&quot;;IF(AND([.H60]=255);&quot;-64&quot;;&quot;&quot;))))))))" office:value-type="string" office:string-value="0">
            <text:p>0</text:p>
          </table:table-cell>
          <table:table-cell table:style-name="ce47" table:formula="of:=MID(['Charpad Export'.D239];2;2)" office:value-type="string" office:string-value="0d">
            <text:p>0d</text:p>
          </table:table-cell>
          <table:table-cell table:style-name="ce39" table:formula="of:=HEX2DEC([.M60])" office:value-type="float" office:value="13">
            <text:p>13</text:p>
          </table:table-cell>
          <table:table-cell table:style-name="ce39" table:formula="of:=IF([.N60]=0;&quot;{black}&quot;;IF([.N60]=1;&quot;{white}&quot;;IF([.N60]=2;&quot;{red}&quot;;IF([.N60]=3;&quot;{cyan}&quot;;IF([.N60]=4;&quot;{purple}&quot;;IF([.N60]=5;&quot;{green}&quot;;IF([.N60]=6;&quot;{blue}&quot;;IF([.N60]=7;&quot;{yellow}&quot;;IF([.N60]=8;&quot;{orange}&quot;;IF([.N60]=9;&quot;{brown}&quot;;IF([.N60]=10;&quot;{lt. red}&quot;;IF([.N60]=11;&quot;{gray1}&quot;;IF([.N60]=12;&quot;{gray2}&quot;;IF([.N60]=13;&quot;{lt. green}&quot;;IF([.N60]=14;&quot;{lt. blue}&quot;;IF([.N60]=15;&quot;{gray3}&quot;))))))))))))))))" office:value-type="string" office:string-value="{lt. green}">
            <text:p>{lt. green}</text:p>
          </table:table-cell>
          <table:table-cell table:style-name="ce49" table:formula="of:=[.M60]" office:value-type="string" office:string-value="0d">
            <text:p>0d</text:p>
          </table:table-cell>
          <table:table-cell table:style-name="ce39" table:formula="of:=HEX2DEC([.P60])" office:value-type="float" office:value="13">
            <text:p>13</text:p>
          </table:table-cell>
          <table:table-cell table:style-name="ce39" table:formula="of:=IF([.Q60]=0;&quot;{black}&quot;;IF([.Q60]=1;&quot;{white}&quot;;IF([.Q60]=2;&quot;{red}&quot;;IF([.Q60]=3;&quot;{cyan}&quot;;IF([.Q60]=4;&quot;{purple}&quot;;IF([.Q60]=5;&quot;{green}&quot;;IF([.Q60]=6;&quot;{blue}&quot;;IF([.Q60]=7;&quot;{yellow}&quot;;IF([.Q60]=8;&quot;{orange}&quot;;IF([.Q60]=9;&quot;{brown}&quot;;IF([.Q60]=10;&quot;{lt. red}&quot;;IF([.Q60]=11;&quot;{gray1}&quot;;IF([.Q60]=12;&quot;{gray2}&quot;;IF([.Q60]=13;&quot;{lt. green}&quot;;IF([.Q60]=14;&quot;{lt. blue}&quot;;IF([.Q60]=15;&quot;{gray3}&quot;))))))))))))))))" office:value-type="string" office:string-value="{lt. green}">
            <text:p>{lt. green}</text:p>
          </table:table-cell>
          <table:table-cell table:style-name="ce49" table:formula="of:=[.M60]" office:value-type="string" office:string-value="0d">
            <text:p>0d</text:p>
          </table:table-cell>
          <table:table-cell table:style-name="ce39" table:formula="of:=HEX2DEC([.S60])" office:value-type="float" office:value="13">
            <text:p>13</text:p>
          </table:table-cell>
          <table:table-cell table:style-name="ce39" table:formula="of:=IF([.T60]=0;&quot;{black}&quot;;IF([.T60]=1;&quot;{white}&quot;;IF([.T60]=2;&quot;{red}&quot;;IF([.T60]=3;&quot;{cyan}&quot;;IF([.T60]=4;&quot;{purple}&quot;;IF([.T60]=5;&quot;{green}&quot;;IF([.T60]=6;&quot;{blue}&quot;;IF([.T60]=7;&quot;{yellow}&quot;;IF([.T60]=8;&quot;{orange}&quot;;IF([.T60]=9;&quot;{brown}&quot;;IF([.T60]=10;&quot;{lt. red}&quot;;IF([.T60]=11;&quot;{gray1}&quot;;IF([.T60]=12;&quot;{gray2}&quot;;IF([.T60]=13;&quot;{lt. green}&quot;;IF([.T60]=14;&quot;{lt. blue}&quot;;IF([.T60]=15;&quot;{gray3}&quot;))))))))))))))))" office:value-type="string" office:string-value="{lt. green}">
            <text:p>{lt. green}</text:p>
          </table:table-cell>
          <table:table-cell table:style-name="ce54" table:formula="of:=[.M60]" office:value-type="string" office:string-value="0d">
            <text:p>0d</text:p>
          </table:table-cell>
          <table:table-cell table:style-name="ce39" table:formula="of:=HEX2DEC([.V60])" office:value-type="float" office:value="13">
            <text:p>13</text:p>
          </table:table-cell>
          <table:table-cell table:style-name="ce39" table:formula="of:=IF([.W60]=0;&quot;{black}&quot;;IF([.W60]=1;&quot;{white}&quot;;IF([.W60]=2;&quot;{red}&quot;;IF([.W60]=3;&quot;{cyan}&quot;;IF([.W60]=4;&quot;{purple}&quot;;IF([.W60]=5;&quot;{green}&quot;;IF([.W60]=6;&quot;{blue}&quot;;IF([.W60]=7;&quot;{yellow}&quot;;IF([.W60]=8;&quot;{orange}&quot;;IF([.W60]=9;&quot;{brown}&quot;;IF([.W60]=10;&quot;{lt. red}&quot;;IF([.W60]=11;&quot;{gray1}&quot;;IF([.W60]=12;&quot;{gray2}&quot;;IF([.W60]=13;&quot;{lt. green}&quot;;IF([.W60]=14;&quot;{lt. blue}&quot;;IF([.W60]=15;&quot;{gray3}&quot;))))))))))))))))" office:value-type="string" office:string-value="{lt. green}">
            <text:p>{lt. green}</text:p>
          </table:table-cell>
          <table:table-cell table:style-name="ce59" office:value-type="string">
            <text:p>data"</text:p>
          </table:table-cell>
          <table:table-cell table:style-name="ce65" table:formula="of:=[.O60]" office:value-type="string" office:string-value="{lt. green}">
            <text:p>{lt. green}</text:p>
          </table:table-cell>
          <table:table-cell table:style-name="ce65" table:formula="of:=IF(AND([.E60]&gt;=128;[.E60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0]+[.I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0]&gt;=128;[.F60]&lt;=255);&quot;{rvrs on}&quot;;&quot;{rvrs off}&quot;)" office:value-type="string" office:string-value="{rvrs off}">
            <text:p>{rvrs off}</text:p>
          </table:table-cell>
          <table:table-cell table:style-name="ce65" table:formula="of:=[.R60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F60]+[.J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0]&gt;=128;[.G60]&lt;=255);&quot;{rvrs on}&quot;;&quot;{rvrs off}&quot;)" office:value-type="string" office:string-value="{rvrs off}">
            <text:p>{rvrs off}</text:p>
          </table:table-cell>
          <table:table-cell table:style-name="ce65" table:formula="of:=[.U60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G60]+[.K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0]&gt;=128;[.H60]&lt;=255);&quot;{rvrs on}&quot;;&quot;{rvrs off}&quot;)" office:value-type="string" office:string-value="{rvrs off}">
            <text:p>{rvrs off}</text:p>
          </table:table-cell>
          <table:table-cell table:style-name="ce65" table:formula="of:=[.X60]" office:value-type="string" office:string-value="{lt. green}">
            <text:p>{lt. green}</text:p>
          </table:table-cell>
          <table:table-cell table:style-name="ce65" office:value-type="string">
            <text:p>{</text:p>
          </table:table-cell>
          <table:table-cell table:style-name="ce65" table:formula="of:=[.H60]+[.L60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8">
            <text:p>58</text:p>
          </table:table-cell>
          <table:table-cell table:number-columns-repeated="6"/>
        </table:table-row>
        <table:table-row table:style-name="ro2">
          <table:table-cell table:style-name="ce27" table:formula="of:=MID(['Charpad Export'.N223];2;2)" office:value-type="string" office:string-value="20">
            <text:p>20</text:p>
          </table:table-cell>
          <table:table-cell table:style-name="ce27" table:formula="of:=MID(['Charpad Export'.O223];2;2)" office:value-type="string" office:string-value="20">
            <text:p>20</text:p>
          </table:table-cell>
          <table:table-cell table:style-name="ce27" table:formula="of:=MID(['Charpad Export'.P223];2;2)" office:value-type="string" office:string-value="20">
            <text:p>20</text:p>
          </table:table-cell>
          <table:table-cell table:style-name="ce27" table:formula="of:=MID(['Charpad Export'.Q223];2;2)" office:value-type="string" office:string-value="20">
            <text:p>20</text:p>
          </table:table-cell>
          <table:table-cell table:style-name="ce36" table:formula="of:=HEX2DEC([.A61])" office:value-type="float" office:value="32">
            <text:p>32</text:p>
          </table:table-cell>
          <table:table-cell table:style-name="ce39" table:formula="of:=HEX2DEC([.B61])" office:value-type="float" office:value="32">
            <text:p>32</text:p>
          </table:table-cell>
          <table:table-cell table:style-name="ce39" table:formula="of:=HEX2DEC([.C61])" office:value-type="float" office:value="32">
            <text:p>32</text:p>
          </table:table-cell>
          <table:table-cell table:style-name="ce39" table:formula="of:=HEX2DEC([.D61])" office:value-type="float" office:value="32">
            <text:p>32</text:p>
          </table:table-cell>
          <table:table-cell table:style-name="ce41" table:formula="of:=IF(AND([.E61]&gt;=0;[.E61]&lt;=31);&quot;+64&quot;;IF(AND([.E61]&gt;=32;[.E61]&lt;=63);&quot;0&quot;;IF(AND([.E61]&gt;=64;[.E61]&lt;=95);&quot;+128&quot;;IF(AND([.E61]&gt;=96;[.E61]&lt;=127);&quot;+64&quot;;IF(AND([.E61]&gt;=128;[.E61]&lt;=159);&quot;-64&quot;;IF(AND([.E61]&gt;=160;[.E61]&lt;=191);&quot;-128&quot;;IF(AND([.E61]&gt;=192;[.E61]&lt;=254);&quot;0&quot;;IF(AND([.E61]=255);&quot;-64&quot;;&quot;&quot;))))))))" office:value-type="string" office:string-value="0">
            <text:p>0</text:p>
          </table:table-cell>
          <table:table-cell table:style-name="ce42" table:formula="of:=IF(AND([.F61]&gt;=0;[.F61]&lt;=31);&quot;+64&quot;;IF(AND([.F61]&gt;=32;[.F61]&lt;=63);&quot;0&quot;;IF(AND([.F61]&gt;=64;[.F61]&lt;=95);&quot;+128&quot;;IF(AND([.F61]&gt;=96;[.F61]&lt;=127);&quot;+64&quot;;IF(AND([.F61]&gt;=128;[.F61]&lt;=159);&quot;-64&quot;;IF(AND([.F61]&gt;=160;[.F61]&lt;=191);&quot;-128&quot;;IF(AND([.F61]&gt;=192;[.F61]&lt;=254);&quot;0&quot;;IF(AND([.F61]=255);&quot;-64&quot;;&quot;&quot;))))))))" office:value-type="string" office:string-value="0">
            <text:p>0</text:p>
          </table:table-cell>
          <table:table-cell table:style-name="ce42" table:formula="of:=IF(AND([.G61]&gt;=0;[.G61]&lt;=31);&quot;+64&quot;;IF(AND([.G61]&gt;=32;[.G61]&lt;=63);&quot;0&quot;;IF(AND([.G61]&gt;=64;[.G61]&lt;=95);&quot;+128&quot;;IF(AND([.G61]&gt;=96;[.G61]&lt;=127);&quot;+64&quot;;IF(AND([.G61]&gt;=128;[.G61]&lt;=159);&quot;-64&quot;;IF(AND([.G61]&gt;=160;[.G61]&lt;=191);&quot;-128&quot;;IF(AND([.G61]&gt;=192;[.G61]&lt;=254);&quot;0&quot;;IF(AND([.G61]=255);&quot;-64&quot;;&quot;&quot;))))))))" office:value-type="string" office:string-value="0">
            <text:p>0</text:p>
          </table:table-cell>
          <table:table-cell table:style-name="ce42" table:formula="of:=IF(AND([.H61]&gt;=0;[.H61]&lt;=31);&quot;+64&quot;;IF(AND([.H61]&gt;=32;[.H61]&lt;=63);&quot;0&quot;;IF(AND([.H61]&gt;=64;[.H61]&lt;=95);&quot;+128&quot;;IF(AND([.H61]&gt;=96;[.H61]&lt;=127);&quot;+64&quot;;IF(AND([.H61]&gt;=128;[.H61]&lt;=159);&quot;-64&quot;;IF(AND([.H61]&gt;=160;[.H61]&lt;=191);&quot;-128&quot;;IF(AND([.H61]&gt;=192;[.H61]&lt;=254);&quot;0&quot;;IF(AND([.H61]=255);&quot;-64&quot;;&quot;&quot;))))))))" office:value-type="string" office:string-value="0">
            <text:p>0</text:p>
          </table:table-cell>
          <table:table-cell table:style-name="ce48" table:formula="of:=MID(['Charpad Export'.E239];2;2)" office:value-type="string" office:string-value="0c">
            <text:p>0c</text:p>
          </table:table-cell>
          <table:table-cell table:style-name="ce39" table:formula="of:=HEX2DEC([.M61])" office:value-type="float" office:value="12">
            <text:p>12</text:p>
          </table:table-cell>
          <table:table-cell table:style-name="ce39" table:formula="of:=IF([.N61]=0;&quot;{black}&quot;;IF([.N61]=1;&quot;{white}&quot;;IF([.N61]=2;&quot;{red}&quot;;IF([.N61]=3;&quot;{cyan}&quot;;IF([.N61]=4;&quot;{purple}&quot;;IF([.N61]=5;&quot;{green}&quot;;IF([.N61]=6;&quot;{blue}&quot;;IF([.N61]=7;&quot;{yellow}&quot;;IF([.N61]=8;&quot;{orange}&quot;;IF([.N61]=9;&quot;{brown}&quot;;IF([.N61]=10;&quot;{lt. red}&quot;;IF([.N61]=11;&quot;{gray1}&quot;;IF([.N61]=12;&quot;{gray2}&quot;;IF([.N61]=13;&quot;{lt. green}&quot;;IF([.N61]=14;&quot;{lt. blue}&quot;;IF([.N61]=15;&quot;{gray3}&quot;))))))))))))))))" office:value-type="string" office:string-value="{gray2}">
            <text:p>{gray2}</text:p>
          </table:table-cell>
          <table:table-cell table:style-name="ce51" table:formula="of:=[.M61]" office:value-type="string" office:string-value="0c">
            <text:p>0c</text:p>
          </table:table-cell>
          <table:table-cell table:style-name="ce39" table:formula="of:=HEX2DEC([.P61])" office:value-type="float" office:value="12">
            <text:p>12</text:p>
          </table:table-cell>
          <table:table-cell table:style-name="ce39" table:formula="of:=IF([.Q61]=0;&quot;{black}&quot;;IF([.Q61]=1;&quot;{white}&quot;;IF([.Q61]=2;&quot;{red}&quot;;IF([.Q61]=3;&quot;{cyan}&quot;;IF([.Q61]=4;&quot;{purple}&quot;;IF([.Q61]=5;&quot;{green}&quot;;IF([.Q61]=6;&quot;{blue}&quot;;IF([.Q61]=7;&quot;{yellow}&quot;;IF([.Q61]=8;&quot;{orange}&quot;;IF([.Q61]=9;&quot;{brown}&quot;;IF([.Q61]=10;&quot;{lt. red}&quot;;IF([.Q61]=11;&quot;{gray1}&quot;;IF([.Q61]=12;&quot;{gray2}&quot;;IF([.Q61]=13;&quot;{lt. green}&quot;;IF([.Q61]=14;&quot;{lt. blue}&quot;;IF([.Q61]=15;&quot;{gray3}&quot;))))))))))))))))" office:value-type="string" office:string-value="{gray2}">
            <text:p>{gray2}</text:p>
          </table:table-cell>
          <table:table-cell table:style-name="ce51" table:formula="of:=[.M61]" office:value-type="string" office:string-value="0c">
            <text:p>0c</text:p>
          </table:table-cell>
          <table:table-cell table:style-name="ce39" table:formula="of:=HEX2DEC([.S61])" office:value-type="float" office:value="12">
            <text:p>12</text:p>
          </table:table-cell>
          <table:table-cell table:style-name="ce39" table:formula="of:=IF([.T61]=0;&quot;{black}&quot;;IF([.T61]=1;&quot;{white}&quot;;IF([.T61]=2;&quot;{red}&quot;;IF([.T61]=3;&quot;{cyan}&quot;;IF([.T61]=4;&quot;{purple}&quot;;IF([.T61]=5;&quot;{green}&quot;;IF([.T61]=6;&quot;{blue}&quot;;IF([.T61]=7;&quot;{yellow}&quot;;IF([.T61]=8;&quot;{orange}&quot;;IF([.T61]=9;&quot;{brown}&quot;;IF([.T61]=10;&quot;{lt. red}&quot;;IF([.T61]=11;&quot;{gray1}&quot;;IF([.T61]=12;&quot;{gray2}&quot;;IF([.T61]=13;&quot;{lt. green}&quot;;IF([.T61]=14;&quot;{lt. blue}&quot;;IF([.T61]=15;&quot;{gray3}&quot;))))))))))))))))" office:value-type="string" office:string-value="{gray2}">
            <text:p>{gray2}</text:p>
          </table:table-cell>
          <table:table-cell table:style-name="ce53" table:formula="of:=[.M61]" office:value-type="string" office:string-value="0c">
            <text:p>0c</text:p>
          </table:table-cell>
          <table:table-cell table:style-name="ce39" table:formula="of:=HEX2DEC([.V61])" office:value-type="float" office:value="12">
            <text:p>12</text:p>
          </table:table-cell>
          <table:table-cell table:style-name="ce39" table:formula="of:=IF([.W61]=0;&quot;{black}&quot;;IF([.W61]=1;&quot;{white}&quot;;IF([.W61]=2;&quot;{red}&quot;;IF([.W61]=3;&quot;{cyan}&quot;;IF([.W61]=4;&quot;{purple}&quot;;IF([.W61]=5;&quot;{green}&quot;;IF([.W61]=6;&quot;{blue}&quot;;IF([.W61]=7;&quot;{yellow}&quot;;IF([.W61]=8;&quot;{orange}&quot;;IF([.W61]=9;&quot;{brown}&quot;;IF([.W61]=10;&quot;{lt. red}&quot;;IF([.W61]=11;&quot;{gray1}&quot;;IF([.W61]=12;&quot;{gray2}&quot;;IF([.W61]=13;&quot;{lt. green}&quot;;IF([.W61]=14;&quot;{lt. blue}&quot;;IF([.W61]=15;&quot;{gray3}&quot;))))))))))))))))" office:value-type="string" office:string-value="{gray2}">
            <text:p>{gray2}</text:p>
          </table:table-cell>
          <table:table-cell table:style-name="ce59" office:value-type="string">
            <text:p>data"</text:p>
          </table:table-cell>
          <table:table-cell table:style-name="ce65" table:formula="of:=[.O61]" office:value-type="string" office:string-value="{gray2}">
            <text:p>{gray2}</text:p>
          </table:table-cell>
          <table:table-cell table:style-name="ce65" table:formula="of:=IF(AND([.E61]&gt;=128;[.E61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1]+[.I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1]&gt;=128;[.F61]&lt;=255);&quot;{rvrs on}&quot;;&quot;{rvrs off}&quot;)" office:value-type="string" office:string-value="{rvrs off}">
            <text:p>{rvrs off}</text:p>
          </table:table-cell>
          <table:table-cell table:style-name="ce65" table:formula="of:=[.R61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F61]+[.J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1]&gt;=128;[.G61]&lt;=255);&quot;{rvrs on}&quot;;&quot;{rvrs off}&quot;)" office:value-type="string" office:string-value="{rvrs off}">
            <text:p>{rvrs off}</text:p>
          </table:table-cell>
          <table:table-cell table:style-name="ce65" table:formula="of:=[.U61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G61]+[.K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1]&gt;=128;[.H61]&lt;=255);&quot;{rvrs on}&quot;;&quot;{rvrs off}&quot;)" office:value-type="string" office:string-value="{rvrs off}">
            <text:p>{rvrs off}</text:p>
          </table:table-cell>
          <table:table-cell table:style-name="ce65" table:formula="of:=[.X61]" office:value-type="string" office:string-value="{gray2}">
            <text:p>{gray2}</text:p>
          </table:table-cell>
          <table:table-cell table:style-name="ce65" office:value-type="string">
            <text:p>{</text:p>
          </table:table-cell>
          <table:table-cell table:style-name="ce65" table:formula="of:=[.H61]+[.L61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59">
            <text:p>59</text:p>
          </table:table-cell>
          <table:table-cell table:number-columns-repeated="6"/>
        </table:table-row>
        <table:table-row table:style-name="ro2">
          <table:table-cell table:style-name="ce26" table:formula="of:=MID(['Charpad Export'.B224];2;2)" office:value-type="string" office:string-value="20">
            <text:p>20</text:p>
          </table:table-cell>
          <table:table-cell table:style-name="ce26" table:formula="of:=MID(['Charpad Export'.C224];2;2)" office:value-type="string" office:string-value="20">
            <text:p>20</text:p>
          </table:table-cell>
          <table:table-cell table:style-name="ce26" table:formula="of:=MID(['Charpad Export'.D224];2;2)" office:value-type="string" office:string-value="20">
            <text:p>20</text:p>
          </table:table-cell>
          <table:table-cell table:style-name="ce26" table:formula="of:=MID(['Charpad Export'.E224];2;2)" office:value-type="string" office:string-value="20">
            <text:p>20</text:p>
          </table:table-cell>
          <table:table-cell table:style-name="ce36" table:formula="of:=HEX2DEC([.A62])" office:value-type="float" office:value="32">
            <text:p>32</text:p>
          </table:table-cell>
          <table:table-cell table:style-name="ce39" table:formula="of:=HEX2DEC([.B62])" office:value-type="float" office:value="32">
            <text:p>32</text:p>
          </table:table-cell>
          <table:table-cell table:style-name="ce39" table:formula="of:=HEX2DEC([.C62])" office:value-type="float" office:value="32">
            <text:p>32</text:p>
          </table:table-cell>
          <table:table-cell table:style-name="ce39" table:formula="of:=HEX2DEC([.D62])" office:value-type="float" office:value="32">
            <text:p>32</text:p>
          </table:table-cell>
          <table:table-cell table:style-name="ce41" table:formula="of:=IF(AND([.E62]&gt;=0;[.E62]&lt;=31);&quot;+64&quot;;IF(AND([.E62]&gt;=32;[.E62]&lt;=63);&quot;0&quot;;IF(AND([.E62]&gt;=64;[.E62]&lt;=95);&quot;+128&quot;;IF(AND([.E62]&gt;=96;[.E62]&lt;=127);&quot;+64&quot;;IF(AND([.E62]&gt;=128;[.E62]&lt;=159);&quot;-64&quot;;IF(AND([.E62]&gt;=160;[.E62]&lt;=191);&quot;-128&quot;;IF(AND([.E62]&gt;=192;[.E62]&lt;=254);&quot;0&quot;;IF(AND([.E62]=255);&quot;-64&quot;;&quot;&quot;))))))))" office:value-type="string" office:string-value="0">
            <text:p>0</text:p>
          </table:table-cell>
          <table:table-cell table:style-name="ce42" table:formula="of:=IF(AND([.F62]&gt;=0;[.F62]&lt;=31);&quot;+64&quot;;IF(AND([.F62]&gt;=32;[.F62]&lt;=63);&quot;0&quot;;IF(AND([.F62]&gt;=64;[.F62]&lt;=95);&quot;+128&quot;;IF(AND([.F62]&gt;=96;[.F62]&lt;=127);&quot;+64&quot;;IF(AND([.F62]&gt;=128;[.F62]&lt;=159);&quot;-64&quot;;IF(AND([.F62]&gt;=160;[.F62]&lt;=191);&quot;-128&quot;;IF(AND([.F62]&gt;=192;[.F62]&lt;=254);&quot;0&quot;;IF(AND([.F62]=255);&quot;-64&quot;;&quot;&quot;))))))))" office:value-type="string" office:string-value="0">
            <text:p>0</text:p>
          </table:table-cell>
          <table:table-cell table:style-name="ce42" table:formula="of:=IF(AND([.G62]&gt;=0;[.G62]&lt;=31);&quot;+64&quot;;IF(AND([.G62]&gt;=32;[.G62]&lt;=63);&quot;0&quot;;IF(AND([.G62]&gt;=64;[.G62]&lt;=95);&quot;+128&quot;;IF(AND([.G62]&gt;=96;[.G62]&lt;=127);&quot;+64&quot;;IF(AND([.G62]&gt;=128;[.G62]&lt;=159);&quot;-64&quot;;IF(AND([.G62]&gt;=160;[.G62]&lt;=191);&quot;-128&quot;;IF(AND([.G62]&gt;=192;[.G62]&lt;=254);&quot;0&quot;;IF(AND([.G62]=255);&quot;-64&quot;;&quot;&quot;))))))))" office:value-type="string" office:string-value="0">
            <text:p>0</text:p>
          </table:table-cell>
          <table:table-cell table:style-name="ce42" table:formula="of:=IF(AND([.H62]&gt;=0;[.H62]&lt;=31);&quot;+64&quot;;IF(AND([.H62]&gt;=32;[.H62]&lt;=63);&quot;0&quot;;IF(AND([.H62]&gt;=64;[.H62]&lt;=95);&quot;+128&quot;;IF(AND([.H62]&gt;=96;[.H62]&lt;=127);&quot;+64&quot;;IF(AND([.H62]&gt;=128;[.H62]&lt;=159);&quot;-64&quot;;IF(AND([.H62]&gt;=160;[.H62]&lt;=191);&quot;-128&quot;;IF(AND([.H62]&gt;=192;[.H62]&lt;=254);&quot;0&quot;;IF(AND([.H62]=255);&quot;-64&quot;;&quot;&quot;))))))))" office:value-type="string" office:string-value="0">
            <text:p>0</text:p>
          </table:table-cell>
          <table:table-cell table:style-name="ce47" table:formula="of:=MID(['Charpad Export'.F239];2;2)" office:value-type="string" office:string-value="0b">
            <text:p>0b</text:p>
          </table:table-cell>
          <table:table-cell table:style-name="ce39" table:formula="of:=HEX2DEC([.M62])" office:value-type="float" office:value="11">
            <text:p>11</text:p>
          </table:table-cell>
          <table:table-cell table:style-name="ce39" table:formula="of:=IF([.N62]=0;&quot;{black}&quot;;IF([.N62]=1;&quot;{white}&quot;;IF([.N62]=2;&quot;{red}&quot;;IF([.N62]=3;&quot;{cyan}&quot;;IF([.N62]=4;&quot;{purple}&quot;;IF([.N62]=5;&quot;{green}&quot;;IF([.N62]=6;&quot;{blue}&quot;;IF([.N62]=7;&quot;{yellow}&quot;;IF([.N62]=8;&quot;{orange}&quot;;IF([.N62]=9;&quot;{brown}&quot;;IF([.N62]=10;&quot;{lt. red}&quot;;IF([.N62]=11;&quot;{gray1}&quot;;IF([.N62]=12;&quot;{gray2}&quot;;IF([.N62]=13;&quot;{lt. green}&quot;;IF([.N62]=14;&quot;{lt. blue}&quot;;IF([.N62]=15;&quot;{gray3}&quot;))))))))))))))))" office:value-type="string" office:string-value="{gray1}">
            <text:p>{gray1}</text:p>
          </table:table-cell>
          <table:table-cell table:style-name="ce49" table:formula="of:=[.M62]" office:value-type="string" office:string-value="0b">
            <text:p>0b</text:p>
          </table:table-cell>
          <table:table-cell table:style-name="ce39" table:formula="of:=HEX2DEC([.P62])" office:value-type="float" office:value="11">
            <text:p>11</text:p>
          </table:table-cell>
          <table:table-cell table:style-name="ce39" table:formula="of:=IF([.Q62]=0;&quot;{black}&quot;;IF([.Q62]=1;&quot;{white}&quot;;IF([.Q62]=2;&quot;{red}&quot;;IF([.Q62]=3;&quot;{cyan}&quot;;IF([.Q62]=4;&quot;{purple}&quot;;IF([.Q62]=5;&quot;{green}&quot;;IF([.Q62]=6;&quot;{blue}&quot;;IF([.Q62]=7;&quot;{yellow}&quot;;IF([.Q62]=8;&quot;{orange}&quot;;IF([.Q62]=9;&quot;{brown}&quot;;IF([.Q62]=10;&quot;{lt. red}&quot;;IF([.Q62]=11;&quot;{gray1}&quot;;IF([.Q62]=12;&quot;{gray2}&quot;;IF([.Q62]=13;&quot;{lt. green}&quot;;IF([.Q62]=14;&quot;{lt. blue}&quot;;IF([.Q62]=15;&quot;{gray3}&quot;))))))))))))))))" office:value-type="string" office:string-value="{gray1}">
            <text:p>{gray1}</text:p>
          </table:table-cell>
          <table:table-cell table:style-name="ce49" table:formula="of:=[.M62]" office:value-type="string" office:string-value="0b">
            <text:p>0b</text:p>
          </table:table-cell>
          <table:table-cell table:style-name="ce39" table:formula="of:=HEX2DEC([.S62])" office:value-type="float" office:value="11">
            <text:p>11</text:p>
          </table:table-cell>
          <table:table-cell table:style-name="ce39" table:formula="of:=IF([.T62]=0;&quot;{black}&quot;;IF([.T62]=1;&quot;{white}&quot;;IF([.T62]=2;&quot;{red}&quot;;IF([.T62]=3;&quot;{cyan}&quot;;IF([.T62]=4;&quot;{purple}&quot;;IF([.T62]=5;&quot;{green}&quot;;IF([.T62]=6;&quot;{blue}&quot;;IF([.T62]=7;&quot;{yellow}&quot;;IF([.T62]=8;&quot;{orange}&quot;;IF([.T62]=9;&quot;{brown}&quot;;IF([.T62]=10;&quot;{lt. red}&quot;;IF([.T62]=11;&quot;{gray1}&quot;;IF([.T62]=12;&quot;{gray2}&quot;;IF([.T62]=13;&quot;{lt. green}&quot;;IF([.T62]=14;&quot;{lt. blue}&quot;;IF([.T62]=15;&quot;{gray3}&quot;))))))))))))))))" office:value-type="string" office:string-value="{gray1}">
            <text:p>{gray1}</text:p>
          </table:table-cell>
          <table:table-cell table:style-name="ce54" table:formula="of:=[.M62]" office:value-type="string" office:string-value="0b">
            <text:p>0b</text:p>
          </table:table-cell>
          <table:table-cell table:style-name="ce39" table:formula="of:=HEX2DEC([.V62])" office:value-type="float" office:value="11">
            <text:p>11</text:p>
          </table:table-cell>
          <table:table-cell table:style-name="ce39" table:formula="of:=IF([.W62]=0;&quot;{black}&quot;;IF([.W62]=1;&quot;{white}&quot;;IF([.W62]=2;&quot;{red}&quot;;IF([.W62]=3;&quot;{cyan}&quot;;IF([.W62]=4;&quot;{purple}&quot;;IF([.W62]=5;&quot;{green}&quot;;IF([.W62]=6;&quot;{blue}&quot;;IF([.W62]=7;&quot;{yellow}&quot;;IF([.W62]=8;&quot;{orange}&quot;;IF([.W62]=9;&quot;{brown}&quot;;IF([.W62]=10;&quot;{lt. red}&quot;;IF([.W62]=11;&quot;{gray1}&quot;;IF([.W62]=12;&quot;{gray2}&quot;;IF([.W62]=13;&quot;{lt. green}&quot;;IF([.W62]=14;&quot;{lt. blue}&quot;;IF([.W62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2]" office:value-type="string" office:string-value="{gray1}">
            <text:p>{gray1}</text:p>
          </table:table-cell>
          <table:table-cell table:style-name="ce65" table:formula="of:=IF(AND([.E62]&gt;=128;[.E62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2]+[.I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2]&gt;=128;[.F62]&lt;=255);&quot;{rvrs on}&quot;;&quot;{rvrs off}&quot;)" office:value-type="string" office:string-value="{rvrs off}">
            <text:p>{rvrs off}</text:p>
          </table:table-cell>
          <table:table-cell table:style-name="ce65" table:formula="of:=[.R62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2]+[.J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2]&gt;=128;[.G62]&lt;=255);&quot;{rvrs on}&quot;;&quot;{rvrs off}&quot;)" office:value-type="string" office:string-value="{rvrs off}">
            <text:p>{rvrs off}</text:p>
          </table:table-cell>
          <table:table-cell table:style-name="ce65" table:formula="of:=[.U62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2]+[.K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2]&gt;=128;[.H62]&lt;=255);&quot;{rvrs on}&quot;;&quot;{rvrs off}&quot;)" office:value-type="string" office:string-value="{rvrs off}">
            <text:p>{rvrs off}</text:p>
          </table:table-cell>
          <table:table-cell table:style-name="ce65" table:formula="of:=[.X62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2]+[.L62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0">
            <text:p>60</text:p>
          </table:table-cell>
          <table:table-cell table:number-columns-repeated="6"/>
        </table:table-row>
        <table:table-row table:style-name="ro2">
          <table:table-cell table:style-name="ce26" table:formula="of:=MID(['Charpad Export'.F224];2;2)" office:value-type="string" office:string-value="20">
            <text:p>20</text:p>
          </table:table-cell>
          <table:table-cell table:style-name="ce26" table:formula="of:=MID(['Charpad Export'.G224];2;2)" office:value-type="string" office:string-value="20">
            <text:p>20</text:p>
          </table:table-cell>
          <table:table-cell table:style-name="ce26" table:formula="of:=MID(['Charpad Export'.H224];2;2)" office:value-type="string" office:string-value="20">
            <text:p>20</text:p>
          </table:table-cell>
          <table:table-cell table:style-name="ce26" table:formula="of:=MID(['Charpad Export'.I224];2;2)" office:value-type="string" office:string-value="20">
            <text:p>20</text:p>
          </table:table-cell>
          <table:table-cell table:style-name="ce36" table:formula="of:=HEX2DEC([.A63])" office:value-type="float" office:value="32">
            <text:p>32</text:p>
          </table:table-cell>
          <table:table-cell table:style-name="ce39" table:formula="of:=HEX2DEC([.B63])" office:value-type="float" office:value="32">
            <text:p>32</text:p>
          </table:table-cell>
          <table:table-cell table:style-name="ce39" table:formula="of:=HEX2DEC([.C63])" office:value-type="float" office:value="32">
            <text:p>32</text:p>
          </table:table-cell>
          <table:table-cell table:style-name="ce39" table:formula="of:=HEX2DEC([.D63])" office:value-type="float" office:value="32">
            <text:p>32</text:p>
          </table:table-cell>
          <table:table-cell table:style-name="ce41" table:formula="of:=IF(AND([.E63]&gt;=0;[.E63]&lt;=31);&quot;+64&quot;;IF(AND([.E63]&gt;=32;[.E63]&lt;=63);&quot;0&quot;;IF(AND([.E63]&gt;=64;[.E63]&lt;=95);&quot;+128&quot;;IF(AND([.E63]&gt;=96;[.E63]&lt;=127);&quot;+64&quot;;IF(AND([.E63]&gt;=128;[.E63]&lt;=159);&quot;-64&quot;;IF(AND([.E63]&gt;=160;[.E63]&lt;=191);&quot;-128&quot;;IF(AND([.E63]&gt;=192;[.E63]&lt;=254);&quot;0&quot;;IF(AND([.E63]=255);&quot;-64&quot;;&quot;&quot;))))))))" office:value-type="string" office:string-value="0">
            <text:p>0</text:p>
          </table:table-cell>
          <table:table-cell table:style-name="ce42" table:formula="of:=IF(AND([.F63]&gt;=0;[.F63]&lt;=31);&quot;+64&quot;;IF(AND([.F63]&gt;=32;[.F63]&lt;=63);&quot;0&quot;;IF(AND([.F63]&gt;=64;[.F63]&lt;=95);&quot;+128&quot;;IF(AND([.F63]&gt;=96;[.F63]&lt;=127);&quot;+64&quot;;IF(AND([.F63]&gt;=128;[.F63]&lt;=159);&quot;-64&quot;;IF(AND([.F63]&gt;=160;[.F63]&lt;=191);&quot;-128&quot;;IF(AND([.F63]&gt;=192;[.F63]&lt;=254);&quot;0&quot;;IF(AND([.F63]=255);&quot;-64&quot;;&quot;&quot;))))))))" office:value-type="string" office:string-value="0">
            <text:p>0</text:p>
          </table:table-cell>
          <table:table-cell table:style-name="ce42" table:formula="of:=IF(AND([.G63]&gt;=0;[.G63]&lt;=31);&quot;+64&quot;;IF(AND([.G63]&gt;=32;[.G63]&lt;=63);&quot;0&quot;;IF(AND([.G63]&gt;=64;[.G63]&lt;=95);&quot;+128&quot;;IF(AND([.G63]&gt;=96;[.G63]&lt;=127);&quot;+64&quot;;IF(AND([.G63]&gt;=128;[.G63]&lt;=159);&quot;-64&quot;;IF(AND([.G63]&gt;=160;[.G63]&lt;=191);&quot;-128&quot;;IF(AND([.G63]&gt;=192;[.G63]&lt;=254);&quot;0&quot;;IF(AND([.G63]=255);&quot;-64&quot;;&quot;&quot;))))))))" office:value-type="string" office:string-value="0">
            <text:p>0</text:p>
          </table:table-cell>
          <table:table-cell table:style-name="ce42" table:formula="of:=IF(AND([.H63]&gt;=0;[.H63]&lt;=31);&quot;+64&quot;;IF(AND([.H63]&gt;=32;[.H63]&lt;=63);&quot;0&quot;;IF(AND([.H63]&gt;=64;[.H63]&lt;=95);&quot;+128&quot;;IF(AND([.H63]&gt;=96;[.H63]&lt;=127);&quot;+64&quot;;IF(AND([.H63]&gt;=128;[.H63]&lt;=159);&quot;-64&quot;;IF(AND([.H63]&gt;=160;[.H63]&lt;=191);&quot;-128&quot;;IF(AND([.H63]&gt;=192;[.H63]&lt;=254);&quot;0&quot;;IF(AND([.H63]=255);&quot;-64&quot;;&quot;&quot;))))))))" office:value-type="string" office:string-value="0">
            <text:p>0</text:p>
          </table:table-cell>
          <table:table-cell table:style-name="ce48" table:formula="of:=MID(['Charpad Export'.G239];2;2)" office:value-type="string" office:string-value="0b">
            <text:p>0b</text:p>
          </table:table-cell>
          <table:table-cell table:style-name="ce39" table:formula="of:=HEX2DEC([.M63])" office:value-type="float" office:value="11">
            <text:p>11</text:p>
          </table:table-cell>
          <table:table-cell table:style-name="ce39" table:formula="of:=IF([.N63]=0;&quot;{black}&quot;;IF([.N63]=1;&quot;{white}&quot;;IF([.N63]=2;&quot;{red}&quot;;IF([.N63]=3;&quot;{cyan}&quot;;IF([.N63]=4;&quot;{purple}&quot;;IF([.N63]=5;&quot;{green}&quot;;IF([.N63]=6;&quot;{blue}&quot;;IF([.N63]=7;&quot;{yellow}&quot;;IF([.N63]=8;&quot;{orange}&quot;;IF([.N63]=9;&quot;{brown}&quot;;IF([.N63]=10;&quot;{lt. red}&quot;;IF([.N63]=11;&quot;{gray1}&quot;;IF([.N63]=12;&quot;{gray2}&quot;;IF([.N63]=13;&quot;{lt. green}&quot;;IF([.N63]=14;&quot;{lt. blue}&quot;;IF([.N63]=15;&quot;{gray3}&quot;))))))))))))))))" office:value-type="string" office:string-value="{gray1}">
            <text:p>{gray1}</text:p>
          </table:table-cell>
          <table:table-cell table:style-name="ce51" table:formula="of:=[.M63]" office:value-type="string" office:string-value="0b">
            <text:p>0b</text:p>
          </table:table-cell>
          <table:table-cell table:style-name="ce39" table:formula="of:=HEX2DEC([.P63])" office:value-type="float" office:value="11">
            <text:p>11</text:p>
          </table:table-cell>
          <table:table-cell table:style-name="ce39" table:formula="of:=IF([.Q63]=0;&quot;{black}&quot;;IF([.Q63]=1;&quot;{white}&quot;;IF([.Q63]=2;&quot;{red}&quot;;IF([.Q63]=3;&quot;{cyan}&quot;;IF([.Q63]=4;&quot;{purple}&quot;;IF([.Q63]=5;&quot;{green}&quot;;IF([.Q63]=6;&quot;{blue}&quot;;IF([.Q63]=7;&quot;{yellow}&quot;;IF([.Q63]=8;&quot;{orange}&quot;;IF([.Q63]=9;&quot;{brown}&quot;;IF([.Q63]=10;&quot;{lt. red}&quot;;IF([.Q63]=11;&quot;{gray1}&quot;;IF([.Q63]=12;&quot;{gray2}&quot;;IF([.Q63]=13;&quot;{lt. green}&quot;;IF([.Q63]=14;&quot;{lt. blue}&quot;;IF([.Q63]=15;&quot;{gray3}&quot;))))))))))))))))" office:value-type="string" office:string-value="{gray1}">
            <text:p>{gray1}</text:p>
          </table:table-cell>
          <table:table-cell table:style-name="ce51" table:formula="of:=[.M63]" office:value-type="string" office:string-value="0b">
            <text:p>0b</text:p>
          </table:table-cell>
          <table:table-cell table:style-name="ce39" table:formula="of:=HEX2DEC([.S63])" office:value-type="float" office:value="11">
            <text:p>11</text:p>
          </table:table-cell>
          <table:table-cell table:style-name="ce39" table:formula="of:=IF([.T63]=0;&quot;{black}&quot;;IF([.T63]=1;&quot;{white}&quot;;IF([.T63]=2;&quot;{red}&quot;;IF([.T63]=3;&quot;{cyan}&quot;;IF([.T63]=4;&quot;{purple}&quot;;IF([.T63]=5;&quot;{green}&quot;;IF([.T63]=6;&quot;{blue}&quot;;IF([.T63]=7;&quot;{yellow}&quot;;IF([.T63]=8;&quot;{orange}&quot;;IF([.T63]=9;&quot;{brown}&quot;;IF([.T63]=10;&quot;{lt. red}&quot;;IF([.T63]=11;&quot;{gray1}&quot;;IF([.T63]=12;&quot;{gray2}&quot;;IF([.T63]=13;&quot;{lt. green}&quot;;IF([.T63]=14;&quot;{lt. blue}&quot;;IF([.T63]=15;&quot;{gray3}&quot;))))))))))))))))" office:value-type="string" office:string-value="{gray1}">
            <text:p>{gray1}</text:p>
          </table:table-cell>
          <table:table-cell table:style-name="ce53" table:formula="of:=[.M63]" office:value-type="string" office:string-value="0b">
            <text:p>0b</text:p>
          </table:table-cell>
          <table:table-cell table:style-name="ce39" table:formula="of:=HEX2DEC([.V63])" office:value-type="float" office:value="11">
            <text:p>11</text:p>
          </table:table-cell>
          <table:table-cell table:style-name="ce39" table:formula="of:=IF([.W63]=0;&quot;{black}&quot;;IF([.W63]=1;&quot;{white}&quot;;IF([.W63]=2;&quot;{red}&quot;;IF([.W63]=3;&quot;{cyan}&quot;;IF([.W63]=4;&quot;{purple}&quot;;IF([.W63]=5;&quot;{green}&quot;;IF([.W63]=6;&quot;{blue}&quot;;IF([.W63]=7;&quot;{yellow}&quot;;IF([.W63]=8;&quot;{orange}&quot;;IF([.W63]=9;&quot;{brown}&quot;;IF([.W63]=10;&quot;{lt. red}&quot;;IF([.W63]=11;&quot;{gray1}&quot;;IF([.W63]=12;&quot;{gray2}&quot;;IF([.W63]=13;&quot;{lt. green}&quot;;IF([.W63]=14;&quot;{lt. blue}&quot;;IF([.W63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3]" office:value-type="string" office:string-value="{gray1}">
            <text:p>{gray1}</text:p>
          </table:table-cell>
          <table:table-cell table:style-name="ce65" table:formula="of:=IF(AND([.E63]&gt;=128;[.E63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3]+[.I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3]&gt;=128;[.F63]&lt;=255);&quot;{rvrs on}&quot;;&quot;{rvrs off}&quot;)" office:value-type="string" office:string-value="{rvrs off}">
            <text:p>{rvrs off}</text:p>
          </table:table-cell>
          <table:table-cell table:style-name="ce65" table:formula="of:=[.R63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3]+[.J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3]&gt;=128;[.G63]&lt;=255);&quot;{rvrs on}&quot;;&quot;{rvrs off}&quot;)" office:value-type="string" office:string-value="{rvrs off}">
            <text:p>{rvrs off}</text:p>
          </table:table-cell>
          <table:table-cell table:style-name="ce65" table:formula="of:=[.U63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3]+[.K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3]&gt;=128;[.H63]&lt;=255);&quot;{rvrs on}&quot;;&quot;{rvrs off}&quot;)" office:value-type="string" office:string-value="{rvrs off}">
            <text:p>{rvrs off}</text:p>
          </table:table-cell>
          <table:table-cell table:style-name="ce65" table:formula="of:=[.X63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3]+[.L63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1">
            <text:p>61</text:p>
          </table:table-cell>
          <table:table-cell table:number-columns-repeated="6"/>
        </table:table-row>
        <table:table-row table:style-name="ro2">
          <table:table-cell table:style-name="ce26" table:formula="of:=MID(['Charpad Export'.J224];2;2)" office:value-type="string" office:string-value="20">
            <text:p>20</text:p>
          </table:table-cell>
          <table:table-cell table:style-name="ce26" table:formula="of:=MID(['Charpad Export'.K224];2;2)" office:value-type="string" office:string-value="20">
            <text:p>20</text:p>
          </table:table-cell>
          <table:table-cell table:style-name="ce26" table:formula="of:=MID(['Charpad Export'.L224];2;2)" office:value-type="string" office:string-value="20">
            <text:p>20</text:p>
          </table:table-cell>
          <table:table-cell table:style-name="ce26" table:formula="of:=MID(['Charpad Export'.M224];2;2)" office:value-type="string" office:string-value="20">
            <text:p>20</text:p>
          </table:table-cell>
          <table:table-cell table:style-name="ce36" table:formula="of:=HEX2DEC([.A64])" office:value-type="float" office:value="32">
            <text:p>32</text:p>
          </table:table-cell>
          <table:table-cell table:style-name="ce39" table:formula="of:=HEX2DEC([.B64])" office:value-type="float" office:value="32">
            <text:p>32</text:p>
          </table:table-cell>
          <table:table-cell table:style-name="ce39" table:formula="of:=HEX2DEC([.C64])" office:value-type="float" office:value="32">
            <text:p>32</text:p>
          </table:table-cell>
          <table:table-cell table:style-name="ce39" table:formula="of:=HEX2DEC([.D64])" office:value-type="float" office:value="32">
            <text:p>32</text:p>
          </table:table-cell>
          <table:table-cell table:style-name="ce41" table:formula="of:=IF(AND([.E64]&gt;=0;[.E64]&lt;=31);&quot;+64&quot;;IF(AND([.E64]&gt;=32;[.E64]&lt;=63);&quot;0&quot;;IF(AND([.E64]&gt;=64;[.E64]&lt;=95);&quot;+128&quot;;IF(AND([.E64]&gt;=96;[.E64]&lt;=127);&quot;+64&quot;;IF(AND([.E64]&gt;=128;[.E64]&lt;=159);&quot;-64&quot;;IF(AND([.E64]&gt;=160;[.E64]&lt;=191);&quot;-128&quot;;IF(AND([.E64]&gt;=192;[.E64]&lt;=254);&quot;0&quot;;IF(AND([.E64]=255);&quot;-64&quot;;&quot;&quot;))))))))" office:value-type="string" office:string-value="0">
            <text:p>0</text:p>
          </table:table-cell>
          <table:table-cell table:style-name="ce42" table:formula="of:=IF(AND([.F64]&gt;=0;[.F64]&lt;=31);&quot;+64&quot;;IF(AND([.F64]&gt;=32;[.F64]&lt;=63);&quot;0&quot;;IF(AND([.F64]&gt;=64;[.F64]&lt;=95);&quot;+128&quot;;IF(AND([.F64]&gt;=96;[.F64]&lt;=127);&quot;+64&quot;;IF(AND([.F64]&gt;=128;[.F64]&lt;=159);&quot;-64&quot;;IF(AND([.F64]&gt;=160;[.F64]&lt;=191);&quot;-128&quot;;IF(AND([.F64]&gt;=192;[.F64]&lt;=254);&quot;0&quot;;IF(AND([.F64]=255);&quot;-64&quot;;&quot;&quot;))))))))" office:value-type="string" office:string-value="0">
            <text:p>0</text:p>
          </table:table-cell>
          <table:table-cell table:style-name="ce42" table:formula="of:=IF(AND([.G64]&gt;=0;[.G64]&lt;=31);&quot;+64&quot;;IF(AND([.G64]&gt;=32;[.G64]&lt;=63);&quot;0&quot;;IF(AND([.G64]&gt;=64;[.G64]&lt;=95);&quot;+128&quot;;IF(AND([.G64]&gt;=96;[.G64]&lt;=127);&quot;+64&quot;;IF(AND([.G64]&gt;=128;[.G64]&lt;=159);&quot;-64&quot;;IF(AND([.G64]&gt;=160;[.G64]&lt;=191);&quot;-128&quot;;IF(AND([.G64]&gt;=192;[.G64]&lt;=254);&quot;0&quot;;IF(AND([.G64]=255);&quot;-64&quot;;&quot;&quot;))))))))" office:value-type="string" office:string-value="0">
            <text:p>0</text:p>
          </table:table-cell>
          <table:table-cell table:style-name="ce42" table:formula="of:=IF(AND([.H64]&gt;=0;[.H64]&lt;=31);&quot;+64&quot;;IF(AND([.H64]&gt;=32;[.H64]&lt;=63);&quot;0&quot;;IF(AND([.H64]&gt;=64;[.H64]&lt;=95);&quot;+128&quot;;IF(AND([.H64]&gt;=96;[.H64]&lt;=127);&quot;+64&quot;;IF(AND([.H64]&gt;=128;[.H64]&lt;=159);&quot;-64&quot;;IF(AND([.H64]&gt;=160;[.H64]&lt;=191);&quot;-128&quot;;IF(AND([.H64]&gt;=192;[.H64]&lt;=254);&quot;0&quot;;IF(AND([.H64]=255);&quot;-64&quot;;&quot;&quot;))))))))" office:value-type="string" office:string-value="0">
            <text:p>0</text:p>
          </table:table-cell>
          <table:table-cell table:style-name="ce47" table:formula="of:=MID(['Charpad Export'.H239];2;2)" office:value-type="string" office:string-value="0b">
            <text:p>0b</text:p>
          </table:table-cell>
          <table:table-cell table:style-name="ce39" table:formula="of:=HEX2DEC([.M64])" office:value-type="float" office:value="11">
            <text:p>11</text:p>
          </table:table-cell>
          <table:table-cell table:style-name="ce39" table:formula="of:=IF([.N64]=0;&quot;{black}&quot;;IF([.N64]=1;&quot;{white}&quot;;IF([.N64]=2;&quot;{red}&quot;;IF([.N64]=3;&quot;{cyan}&quot;;IF([.N64]=4;&quot;{purple}&quot;;IF([.N64]=5;&quot;{green}&quot;;IF([.N64]=6;&quot;{blue}&quot;;IF([.N64]=7;&quot;{yellow}&quot;;IF([.N64]=8;&quot;{orange}&quot;;IF([.N64]=9;&quot;{brown}&quot;;IF([.N64]=10;&quot;{lt. red}&quot;;IF([.N64]=11;&quot;{gray1}&quot;;IF([.N64]=12;&quot;{gray2}&quot;;IF([.N64]=13;&quot;{lt. green}&quot;;IF([.N64]=14;&quot;{lt. blue}&quot;;IF([.N64]=15;&quot;{gray3}&quot;))))))))))))))))" office:value-type="string" office:string-value="{gray1}">
            <text:p>{gray1}</text:p>
          </table:table-cell>
          <table:table-cell table:style-name="ce49" table:formula="of:=[.M64]" office:value-type="string" office:string-value="0b">
            <text:p>0b</text:p>
          </table:table-cell>
          <table:table-cell table:style-name="ce39" table:formula="of:=HEX2DEC([.P64])" office:value-type="float" office:value="11">
            <text:p>11</text:p>
          </table:table-cell>
          <table:table-cell table:style-name="ce39" table:formula="of:=IF([.Q64]=0;&quot;{black}&quot;;IF([.Q64]=1;&quot;{white}&quot;;IF([.Q64]=2;&quot;{red}&quot;;IF([.Q64]=3;&quot;{cyan}&quot;;IF([.Q64]=4;&quot;{purple}&quot;;IF([.Q64]=5;&quot;{green}&quot;;IF([.Q64]=6;&quot;{blue}&quot;;IF([.Q64]=7;&quot;{yellow}&quot;;IF([.Q64]=8;&quot;{orange}&quot;;IF([.Q64]=9;&quot;{brown}&quot;;IF([.Q64]=10;&quot;{lt. red}&quot;;IF([.Q64]=11;&quot;{gray1}&quot;;IF([.Q64]=12;&quot;{gray2}&quot;;IF([.Q64]=13;&quot;{lt. green}&quot;;IF([.Q64]=14;&quot;{lt. blue}&quot;;IF([.Q64]=15;&quot;{gray3}&quot;))))))))))))))))" office:value-type="string" office:string-value="{gray1}">
            <text:p>{gray1}</text:p>
          </table:table-cell>
          <table:table-cell table:style-name="ce49" table:formula="of:=[.M64]" office:value-type="string" office:string-value="0b">
            <text:p>0b</text:p>
          </table:table-cell>
          <table:table-cell table:style-name="ce39" table:formula="of:=HEX2DEC([.S64])" office:value-type="float" office:value="11">
            <text:p>11</text:p>
          </table:table-cell>
          <table:table-cell table:style-name="ce39" table:formula="of:=IF([.T64]=0;&quot;{black}&quot;;IF([.T64]=1;&quot;{white}&quot;;IF([.T64]=2;&quot;{red}&quot;;IF([.T64]=3;&quot;{cyan}&quot;;IF([.T64]=4;&quot;{purple}&quot;;IF([.T64]=5;&quot;{green}&quot;;IF([.T64]=6;&quot;{blue}&quot;;IF([.T64]=7;&quot;{yellow}&quot;;IF([.T64]=8;&quot;{orange}&quot;;IF([.T64]=9;&quot;{brown}&quot;;IF([.T64]=10;&quot;{lt. red}&quot;;IF([.T64]=11;&quot;{gray1}&quot;;IF([.T64]=12;&quot;{gray2}&quot;;IF([.T64]=13;&quot;{lt. green}&quot;;IF([.T64]=14;&quot;{lt. blue}&quot;;IF([.T64]=15;&quot;{gray3}&quot;))))))))))))))))" office:value-type="string" office:string-value="{gray1}">
            <text:p>{gray1}</text:p>
          </table:table-cell>
          <table:table-cell table:style-name="ce54" table:formula="of:=[.M64]" office:value-type="string" office:string-value="0b">
            <text:p>0b</text:p>
          </table:table-cell>
          <table:table-cell table:style-name="ce39" table:formula="of:=HEX2DEC([.V64])" office:value-type="float" office:value="11">
            <text:p>11</text:p>
          </table:table-cell>
          <table:table-cell table:style-name="ce39" table:formula="of:=IF([.W64]=0;&quot;{black}&quot;;IF([.W64]=1;&quot;{white}&quot;;IF([.W64]=2;&quot;{red}&quot;;IF([.W64]=3;&quot;{cyan}&quot;;IF([.W64]=4;&quot;{purple}&quot;;IF([.W64]=5;&quot;{green}&quot;;IF([.W64]=6;&quot;{blue}&quot;;IF([.W64]=7;&quot;{yellow}&quot;;IF([.W64]=8;&quot;{orange}&quot;;IF([.W64]=9;&quot;{brown}&quot;;IF([.W64]=10;&quot;{lt. red}&quot;;IF([.W64]=11;&quot;{gray1}&quot;;IF([.W64]=12;&quot;{gray2}&quot;;IF([.W64]=13;&quot;{lt. green}&quot;;IF([.W64]=14;&quot;{lt. blue}&quot;;IF([.W64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4]" office:value-type="string" office:string-value="{gray1}">
            <text:p>{gray1}</text:p>
          </table:table-cell>
          <table:table-cell table:style-name="ce65" table:formula="of:=IF(AND([.E64]&gt;=128;[.E64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4]+[.I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4]&gt;=128;[.F64]&lt;=255);&quot;{rvrs on}&quot;;&quot;{rvrs off}&quot;)" office:value-type="string" office:string-value="{rvrs off}">
            <text:p>{rvrs off}</text:p>
          </table:table-cell>
          <table:table-cell table:style-name="ce65" table:formula="of:=[.R6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4]+[.J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4]&gt;=128;[.G64]&lt;=255);&quot;{rvrs on}&quot;;&quot;{rvrs off}&quot;)" office:value-type="string" office:string-value="{rvrs off}">
            <text:p>{rvrs off}</text:p>
          </table:table-cell>
          <table:table-cell table:style-name="ce65" table:formula="of:=[.U6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4]+[.K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4]&gt;=128;[.H64]&lt;=255);&quot;{rvrs on}&quot;;&quot;{rvrs off}&quot;)" office:value-type="string" office:string-value="{rvrs off}">
            <text:p>{rvrs off}</text:p>
          </table:table-cell>
          <table:table-cell table:style-name="ce65" table:formula="of:=[.X64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4]+[.L64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2">
            <text:p>62</text:p>
          </table:table-cell>
          <table:table-cell table:number-columns-repeated="6"/>
        </table:table-row>
        <table:table-row table:style-name="ro2">
          <table:table-cell table:style-name="ce26" table:formula="of:=MID(['Charpad Export'.N224];2;2)" office:value-type="string" office:string-value="20">
            <text:p>20</text:p>
          </table:table-cell>
          <table:table-cell table:style-name="ce26" table:formula="of:=MID(['Charpad Export'.O224];2;2)" office:value-type="string" office:string-value="20">
            <text:p>20</text:p>
          </table:table-cell>
          <table:table-cell table:style-name="ce26" table:formula="of:=MID(['Charpad Export'.P224];2;2)" office:value-type="string" office:string-value="20">
            <text:p>20</text:p>
          </table:table-cell>
          <table:table-cell table:style-name="ce26" table:formula="of:=MID(['Charpad Export'.Q224];2;2)" office:value-type="string" office:string-value="20">
            <text:p>20</text:p>
          </table:table-cell>
          <table:table-cell table:style-name="ce36" table:formula="of:=HEX2DEC([.A65])" office:value-type="float" office:value="32">
            <text:p>32</text:p>
          </table:table-cell>
          <table:table-cell table:style-name="ce39" table:formula="of:=HEX2DEC([.B65])" office:value-type="float" office:value="32">
            <text:p>32</text:p>
          </table:table-cell>
          <table:table-cell table:style-name="ce39" table:formula="of:=HEX2DEC([.C65])" office:value-type="float" office:value="32">
            <text:p>32</text:p>
          </table:table-cell>
          <table:table-cell table:style-name="ce39" table:formula="of:=HEX2DEC([.D65])" office:value-type="float" office:value="32">
            <text:p>32</text:p>
          </table:table-cell>
          <table:table-cell table:style-name="ce41" table:formula="of:=IF(AND([.E65]&gt;=0;[.E65]&lt;=31);&quot;+64&quot;;IF(AND([.E65]&gt;=32;[.E65]&lt;=63);&quot;0&quot;;IF(AND([.E65]&gt;=64;[.E65]&lt;=95);&quot;+128&quot;;IF(AND([.E65]&gt;=96;[.E65]&lt;=127);&quot;+64&quot;;IF(AND([.E65]&gt;=128;[.E65]&lt;=159);&quot;-64&quot;;IF(AND([.E65]&gt;=160;[.E65]&lt;=191);&quot;-128&quot;;IF(AND([.E65]&gt;=192;[.E65]&lt;=254);&quot;0&quot;;IF(AND([.E65]=255);&quot;-64&quot;;&quot;&quot;))))))))" office:value-type="string" office:string-value="0">
            <text:p>0</text:p>
          </table:table-cell>
          <table:table-cell table:style-name="ce42" table:formula="of:=IF(AND([.F65]&gt;=0;[.F65]&lt;=31);&quot;+64&quot;;IF(AND([.F65]&gt;=32;[.F65]&lt;=63);&quot;0&quot;;IF(AND([.F65]&gt;=64;[.F65]&lt;=95);&quot;+128&quot;;IF(AND([.F65]&gt;=96;[.F65]&lt;=127);&quot;+64&quot;;IF(AND([.F65]&gt;=128;[.F65]&lt;=159);&quot;-64&quot;;IF(AND([.F65]&gt;=160;[.F65]&lt;=191);&quot;-128&quot;;IF(AND([.F65]&gt;=192;[.F65]&lt;=254);&quot;0&quot;;IF(AND([.F65]=255);&quot;-64&quot;;&quot;&quot;))))))))" office:value-type="string" office:string-value="0">
            <text:p>0</text:p>
          </table:table-cell>
          <table:table-cell table:style-name="ce42" table:formula="of:=IF(AND([.G65]&gt;=0;[.G65]&lt;=31);&quot;+64&quot;;IF(AND([.G65]&gt;=32;[.G65]&lt;=63);&quot;0&quot;;IF(AND([.G65]&gt;=64;[.G65]&lt;=95);&quot;+128&quot;;IF(AND([.G65]&gt;=96;[.G65]&lt;=127);&quot;+64&quot;;IF(AND([.G65]&gt;=128;[.G65]&lt;=159);&quot;-64&quot;;IF(AND([.G65]&gt;=160;[.G65]&lt;=191);&quot;-128&quot;;IF(AND([.G65]&gt;=192;[.G65]&lt;=254);&quot;0&quot;;IF(AND([.G65]=255);&quot;-64&quot;;&quot;&quot;))))))))" office:value-type="string" office:string-value="0">
            <text:p>0</text:p>
          </table:table-cell>
          <table:table-cell table:style-name="ce42" table:formula="of:=IF(AND([.H65]&gt;=0;[.H65]&lt;=31);&quot;+64&quot;;IF(AND([.H65]&gt;=32;[.H65]&lt;=63);&quot;0&quot;;IF(AND([.H65]&gt;=64;[.H65]&lt;=95);&quot;+128&quot;;IF(AND([.H65]&gt;=96;[.H65]&lt;=127);&quot;+64&quot;;IF(AND([.H65]&gt;=128;[.H65]&lt;=159);&quot;-64&quot;;IF(AND([.H65]&gt;=160;[.H65]&lt;=191);&quot;-128&quot;;IF(AND([.H65]&gt;=192;[.H65]&lt;=254);&quot;0&quot;;IF(AND([.H65]=255);&quot;-64&quot;;&quot;&quot;))))))))" office:value-type="string" office:string-value="0">
            <text:p>0</text:p>
          </table:table-cell>
          <table:table-cell table:style-name="ce48" table:formula="of:=MID(['Charpad Export'.I239];2;2)" office:value-type="string" office:string-value="0b">
            <text:p>0b</text:p>
          </table:table-cell>
          <table:table-cell table:style-name="ce39" table:formula="of:=HEX2DEC([.M65])" office:value-type="float" office:value="11">
            <text:p>11</text:p>
          </table:table-cell>
          <table:table-cell table:style-name="ce39" table:formula="of:=IF([.N65]=0;&quot;{black}&quot;;IF([.N65]=1;&quot;{white}&quot;;IF([.N65]=2;&quot;{red}&quot;;IF([.N65]=3;&quot;{cyan}&quot;;IF([.N65]=4;&quot;{purple}&quot;;IF([.N65]=5;&quot;{green}&quot;;IF([.N65]=6;&quot;{blue}&quot;;IF([.N65]=7;&quot;{yellow}&quot;;IF([.N65]=8;&quot;{orange}&quot;;IF([.N65]=9;&quot;{brown}&quot;;IF([.N65]=10;&quot;{lt. red}&quot;;IF([.N65]=11;&quot;{gray1}&quot;;IF([.N65]=12;&quot;{gray2}&quot;;IF([.N65]=13;&quot;{lt. green}&quot;;IF([.N65]=14;&quot;{lt. blue}&quot;;IF([.N65]=15;&quot;{gray3}&quot;))))))))))))))))" office:value-type="string" office:string-value="{gray1}">
            <text:p>{gray1}</text:p>
          </table:table-cell>
          <table:table-cell table:style-name="ce51" table:formula="of:=[.M65]" office:value-type="string" office:string-value="0b">
            <text:p>0b</text:p>
          </table:table-cell>
          <table:table-cell table:style-name="ce39" table:formula="of:=HEX2DEC([.P65])" office:value-type="float" office:value="11">
            <text:p>11</text:p>
          </table:table-cell>
          <table:table-cell table:style-name="ce39" table:formula="of:=IF([.Q65]=0;&quot;{black}&quot;;IF([.Q65]=1;&quot;{white}&quot;;IF([.Q65]=2;&quot;{red}&quot;;IF([.Q65]=3;&quot;{cyan}&quot;;IF([.Q65]=4;&quot;{purple}&quot;;IF([.Q65]=5;&quot;{green}&quot;;IF([.Q65]=6;&quot;{blue}&quot;;IF([.Q65]=7;&quot;{yellow}&quot;;IF([.Q65]=8;&quot;{orange}&quot;;IF([.Q65]=9;&quot;{brown}&quot;;IF([.Q65]=10;&quot;{lt. red}&quot;;IF([.Q65]=11;&quot;{gray1}&quot;;IF([.Q65]=12;&quot;{gray2}&quot;;IF([.Q65]=13;&quot;{lt. green}&quot;;IF([.Q65]=14;&quot;{lt. blue}&quot;;IF([.Q65]=15;&quot;{gray3}&quot;))))))))))))))))" office:value-type="string" office:string-value="{gray1}">
            <text:p>{gray1}</text:p>
          </table:table-cell>
          <table:table-cell table:style-name="ce51" table:formula="of:=[.M65]" office:value-type="string" office:string-value="0b">
            <text:p>0b</text:p>
          </table:table-cell>
          <table:table-cell table:style-name="ce39" table:formula="of:=HEX2DEC([.S65])" office:value-type="float" office:value="11">
            <text:p>11</text:p>
          </table:table-cell>
          <table:table-cell table:style-name="ce39" table:formula="of:=IF([.T65]=0;&quot;{black}&quot;;IF([.T65]=1;&quot;{white}&quot;;IF([.T65]=2;&quot;{red}&quot;;IF([.T65]=3;&quot;{cyan}&quot;;IF([.T65]=4;&quot;{purple}&quot;;IF([.T65]=5;&quot;{green}&quot;;IF([.T65]=6;&quot;{blue}&quot;;IF([.T65]=7;&quot;{yellow}&quot;;IF([.T65]=8;&quot;{orange}&quot;;IF([.T65]=9;&quot;{brown}&quot;;IF([.T65]=10;&quot;{lt. red}&quot;;IF([.T65]=11;&quot;{gray1}&quot;;IF([.T65]=12;&quot;{gray2}&quot;;IF([.T65]=13;&quot;{lt. green}&quot;;IF([.T65]=14;&quot;{lt. blue}&quot;;IF([.T65]=15;&quot;{gray3}&quot;))))))))))))))))" office:value-type="string" office:string-value="{gray1}">
            <text:p>{gray1}</text:p>
          </table:table-cell>
          <table:table-cell table:style-name="ce53" table:formula="of:=[.M65]" office:value-type="string" office:string-value="0b">
            <text:p>0b</text:p>
          </table:table-cell>
          <table:table-cell table:style-name="ce39" table:formula="of:=HEX2DEC([.V65])" office:value-type="float" office:value="11">
            <text:p>11</text:p>
          </table:table-cell>
          <table:table-cell table:style-name="ce39" table:formula="of:=IF([.W65]=0;&quot;{black}&quot;;IF([.W65]=1;&quot;{white}&quot;;IF([.W65]=2;&quot;{red}&quot;;IF([.W65]=3;&quot;{cyan}&quot;;IF([.W65]=4;&quot;{purple}&quot;;IF([.W65]=5;&quot;{green}&quot;;IF([.W65]=6;&quot;{blue}&quot;;IF([.W65]=7;&quot;{yellow}&quot;;IF([.W65]=8;&quot;{orange}&quot;;IF([.W65]=9;&quot;{brown}&quot;;IF([.W65]=10;&quot;{lt. red}&quot;;IF([.W65]=11;&quot;{gray1}&quot;;IF([.W65]=12;&quot;{gray2}&quot;;IF([.W65]=13;&quot;{lt. green}&quot;;IF([.W65]=14;&quot;{lt. blue}&quot;;IF([.W65]=15;&quot;{gray3}&quot;))))))))))))))))" office:value-type="string" office:string-value="{gray1}">
            <text:p>{gray1}</text:p>
          </table:table-cell>
          <table:table-cell table:style-name="ce59" office:value-type="string">
            <text:p>data"</text:p>
          </table:table-cell>
          <table:table-cell table:style-name="ce65" table:formula="of:=[.O65]" office:value-type="string" office:string-value="{gray1}">
            <text:p>{gray1}</text:p>
          </table:table-cell>
          <table:table-cell table:style-name="ce65" table:formula="of:=IF(AND([.E65]&gt;=128;[.E65]&lt;=255);&quot;{rvrs on}&quot;;&quot;{rvrs off}&quot;)" office:value-type="string" office:string-value="{rvrs off}">
            <text:p>{rvrs off}</text:p>
          </table:table-cell>
          <table:table-cell table:style-name="ce65" office:value-type="string">
            <text:p>{</text:p>
          </table:table-cell>
          <table:table-cell table:style-name="ce65" table:formula="of:=[.E65]+[.I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F65]&gt;=128;[.F65]&lt;=255);&quot;{rvrs on}&quot;;&quot;{rvrs off}&quot;)" office:value-type="string" office:string-value="{rvrs off}">
            <text:p>{rvrs off}</text:p>
          </table:table-cell>
          <table:table-cell table:style-name="ce65" table:formula="of:=[.R6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F65]+[.J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office:value-type="string">
            <text:p>{down}{left:2}</text:p>
          </table:table-cell>
          <table:table-cell table:style-name="ce65" table:formula="of:=IF(AND([.G65]&gt;=128;[.G65]&lt;=255);&quot;{rvrs on}&quot;;&quot;{rvrs off}&quot;)" office:value-type="string" office:string-value="{rvrs off}">
            <text:p>{rvrs off}</text:p>
          </table:table-cell>
          <table:table-cell table:style-name="ce65" table:formula="of:=[.U6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G65]+[.K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65" table:formula="of:=IF(AND([.H65]&gt;=128;[.H65]&lt;=255);&quot;{rvrs on}&quot;;&quot;{rvrs off}&quot;)" office:value-type="string" office:string-value="{rvrs off}">
            <text:p>{rvrs off}</text:p>
          </table:table-cell>
          <table:table-cell table:style-name="ce65" table:formula="of:=[.X65]" office:value-type="string" office:string-value="{gray1}">
            <text:p>{gray1}</text:p>
          </table:table-cell>
          <table:table-cell table:style-name="ce65" office:value-type="string">
            <text:p>{</text:p>
          </table:table-cell>
          <table:table-cell table:style-name="ce65" table:formula="of:=[.H65]+[.L65]" office:value-type="float" office:value="32">
            <text:p>32</text:p>
          </table:table-cell>
          <table:table-cell table:style-name="ce65" office:value-type="string">
            <text:p>}</text:p>
          </table:table-cell>
          <table:table-cell table:style-name="ce71" office:value-type="string">
            <text:p>{rvrs off}"</text:p>
          </table:table-cell>
          <table:table-cell table:style-name="ce75" office:value-type="float" office:value="63">
            <text:p>63</text:p>
          </table:table-cell>
          <table:table-cell table:number-columns-repeated="6"/>
        </table:table-row>
        <table:table-row table:style-name="ro2">
          <table:table-cell table:style-name="ce30" table:formula="of:=MID(['Charpad Export'.B225];2;2)" office:value-type="string" office:string-value="9f">
            <text:p>9f</text:p>
          </table:table-cell>
          <table:table-cell table:style-name="ce30" table:formula="of:=MID(['Charpad Export'.C225];2;2)" office:value-type="string" office:string-value="a1">
            <text:p>a1</text:p>
          </table:table-cell>
          <table:table-cell table:style-name="ce30" table:formula="of:=MID(['Charpad Export'.D225];2;2)" office:value-type="string" office:string-value="a3">
            <text:p>a3</text:p>
          </table:table-cell>
          <table:table-cell table:style-name="ce30" table:formula="of:=MID(['Charpad Export'.E225];2;2)" office:value-type="string" office:string-value="a4">
            <text:p>a4</text:p>
          </table:table-cell>
          <table:table-cell table:style-name="ce36" table:formula="of:=HEX2DEC([.A66])" office:value-type="float" office:value="159">
            <text:p>159</text:p>
          </table:table-cell>
          <table:table-cell table:style-name="ce39" table:formula="of:=HEX2DEC([.B66])" office:value-type="float" office:value="161">
            <text:p>161</text:p>
          </table:table-cell>
          <table:table-cell table:style-name="ce39" table:formula="of:=HEX2DEC([.C66])" office:value-type="float" office:value="163">
            <text:p>163</text:p>
          </table:table-cell>
          <table:table-cell table:style-name="ce39" table:formula="of:=HEX2DEC([.D66])" office:value-type="float" office:value="164">
            <text:p>164</text:p>
          </table:table-cell>
          <table:table-cell table:style-name="ce41" table:formula="of:=IF(AND([.E66]&gt;=0;[.E66]&lt;=31);&quot;+64&quot;;IF(AND([.E66]&gt;=32;[.E66]&lt;=63);&quot;0&quot;;IF(AND([.E66]&gt;=64;[.E66]&lt;=95);&quot;+128&quot;;IF(AND([.E66]&gt;=96;[.E66]&lt;=127);&quot;+64&quot;;IF(AND([.E66]&gt;=128;[.E66]&lt;=159);&quot;-64&quot;;IF(AND([.E66]&gt;=160;[.E66]&lt;=191);&quot;-128&quot;;IF(AND([.E66]&gt;=192;[.E66]&lt;=254);&quot;0&quot;;IF(AND([.E66]=255);&quot;-64&quot;;&quot;&quot;))))))))" office:value-type="string" office:string-value="-64">
            <text:p>-64</text:p>
          </table:table-cell>
          <table:table-cell table:style-name="ce42" table:formula="of:=IF(AND([.F66]&gt;=0;[.F66]&lt;=31);&quot;+64&quot;;IF(AND([.F66]&gt;=32;[.F66]&lt;=63);&quot;0&quot;;IF(AND([.F66]&gt;=64;[.F66]&lt;=95);&quot;+128&quot;;IF(AND([.F66]&gt;=96;[.F66]&lt;=127);&quot;+64&quot;;IF(AND([.F66]&gt;=128;[.F66]&lt;=159);&quot;-64&quot;;IF(AND([.F66]&gt;=160;[.F66]&lt;=191);&quot;-128&quot;;IF(AND([.F66]&gt;=192;[.F66]&lt;=254);&quot;0&quot;;IF(AND([.F66]=255);&quot;-64&quot;;&quot;&quot;))))))))" office:value-type="string" office:string-value="-128">
            <text:p>-128</text:p>
          </table:table-cell>
          <table:table-cell table:style-name="ce42" table:formula="of:=IF(AND([.G66]&gt;=0;[.G66]&lt;=31);&quot;+64&quot;;IF(AND([.G66]&gt;=32;[.G66]&lt;=63);&quot;0&quot;;IF(AND([.G66]&gt;=64;[.G66]&lt;=95);&quot;+128&quot;;IF(AND([.G66]&gt;=96;[.G66]&lt;=127);&quot;+64&quot;;IF(AND([.G66]&gt;=128;[.G66]&lt;=159);&quot;-64&quot;;IF(AND([.G66]&gt;=160;[.G66]&lt;=191);&quot;-128&quot;;IF(AND([.G66]&gt;=192;[.G66]&lt;=254);&quot;0&quot;;IF(AND([.G66]=255);&quot;-64&quot;;&quot;&quot;))))))))" office:value-type="string" office:string-value="-128">
            <text:p>-128</text:p>
          </table:table-cell>
          <table:table-cell table:style-name="ce42" table:formula="of:=IF(AND([.H66]&gt;=0;[.H66]&lt;=31);&quot;+64&quot;;IF(AND([.H66]&gt;=32;[.H66]&lt;=63);&quot;0&quot;;IF(AND([.H66]&gt;=64;[.H66]&lt;=95);&quot;+128&quot;;IF(AND([.H66]&gt;=96;[.H66]&lt;=127);&quot;+64&quot;;IF(AND([.H66]&gt;=128;[.H66]&lt;=159);&quot;-64&quot;;IF(AND([.H66]&gt;=160;[.H66]&lt;=191);&quot;-128&quot;;IF(AND([.H66]&gt;=192;[.H66]&lt;=254);&quot;0&quot;;IF(AND([.H66]=255);&quot;-64&quot;;&quot;&quot;))))))))" office:value-type="string" office:string-value="-128">
            <text:p>-128</text:p>
          </table:table-cell>
          <table:table-cell table:style-name="ce47" table:formula="of:=MID(['Charpad Export'.B240];2;2)" office:value-type="string" office:string-value="0d">
            <text:p>0d</text:p>
          </table:table-cell>
          <table:table-cell table:style-name="ce39" table:formula="of:=HEX2DEC([.M66])" office:value-type="float" office:value="13">
            <text:p>13</text:p>
          </table:table-cell>
          <table:table-cell table:style-name="ce39" table:formula="of:=IF([.N66]=0;&quot;{black}&quot;;IF([.N66]=1;&quot;{white}&quot;;IF([.N66]=2;&quot;{red}&quot;;IF([.N66]=3;&quot;{cyan}&quot;;IF([.N66]=4;&quot;{purple}&quot;;IF([.N66]=5;&quot;{green}&quot;;IF([.N66]=6;&quot;{blue}&quot;;IF([.N66]=7;&quot;{yellow}&quot;;IF([.N66]=8;&quot;{orange}&quot;;IF([.N66]=9;&quot;{brown}&quot;;IF([.N66]=10;&quot;{lt. red}&quot;;IF([.N66]=11;&quot;{gray1}&quot;;IF([.N66]=12;&quot;{gray2}&quot;;IF([.N66]=13;&quot;{lt. green}&quot;;IF([.N66]=14;&quot;{lt. blue}&quot;;IF([.N66]=15;&quot;{gray3}&quot;))))))))))))))))" office:value-type="string" office:string-value="{lt. green}">
            <text:p>{lt. green}</text:p>
          </table:table-cell>
          <table:table-cell table:style-name="ce49" table:formula="of:=[.M66]" office:value-type="string" office:string-value="0d">
            <text:p>0d</text:p>
          </table:table-cell>
          <table:table-cell table:style-name="ce39" table:formula="of:=HEX2DEC([.P66])" office:value-type="float" office:value="13">
            <text:p>13</text:p>
          </table:table-cell>
          <table:table-cell table:style-name="ce39" table:formula="of:=IF([.Q66]=0;&quot;{black}&quot;;IF([.Q66]=1;&quot;{white}&quot;;IF([.Q66]=2;&quot;{red}&quot;;IF([.Q66]=3;&quot;{cyan}&quot;;IF([.Q66]=4;&quot;{purple}&quot;;IF([.Q66]=5;&quot;{green}&quot;;IF([.Q66]=6;&quot;{blue}&quot;;IF([.Q66]=7;&quot;{yellow}&quot;;IF([.Q66]=8;&quot;{orange}&quot;;IF([.Q66]=9;&quot;{brown}&quot;;IF([.Q66]=10;&quot;{lt. red}&quot;;IF([.Q66]=11;&quot;{gray1}&quot;;IF([.Q66]=12;&quot;{gray2}&quot;;IF([.Q66]=13;&quot;{lt. green}&quot;;IF([.Q66]=14;&quot;{lt. blue}&quot;;IF([.Q66]=15;&quot;{gray3}&quot;))))))))))))))))" office:value-type="string" office:string-value="{lt. green}">
            <text:p>{lt. green}</text:p>
          </table:table-cell>
          <table:table-cell table:style-name="ce49" table:formula="of:=[.M66]" office:value-type="string" office:string-value="0d">
            <text:p>0d</text:p>
          </table:table-cell>
          <table:table-cell table:style-name="ce39" table:formula="of:=HEX2DEC([.S66])" office:value-type="float" office:value="13">
            <text:p>13</text:p>
          </table:table-cell>
          <table:table-cell table:style-name="ce39" table:formula="of:=IF([.T66]=0;&quot;{black}&quot;;IF([.T66]=1;&quot;{white}&quot;;IF([.T66]=2;&quot;{red}&quot;;IF([.T66]=3;&quot;{cyan}&quot;;IF([.T66]=4;&quot;{purple}&quot;;IF([.T66]=5;&quot;{green}&quot;;IF([.T66]=6;&quot;{blue}&quot;;IF([.T66]=7;&quot;{yellow}&quot;;IF([.T66]=8;&quot;{orange}&quot;;IF([.T66]=9;&quot;{brown}&quot;;IF([.T66]=10;&quot;{lt. red}&quot;;IF([.T66]=11;&quot;{gray1}&quot;;IF([.T66]=12;&quot;{gray2}&quot;;IF([.T66]=13;&quot;{lt. green}&quot;;IF([.T66]=14;&quot;{lt. blue}&quot;;IF([.T66]=15;&quot;{gray3}&quot;))))))))))))))))" office:value-type="string" office:string-value="{lt. green}">
            <text:p>{lt. green}</text:p>
          </table:table-cell>
          <table:table-cell table:style-name="ce54" table:formula="of:=[.M66]" office:value-type="string" office:string-value="0d">
            <text:p>0d</text:p>
          </table:table-cell>
          <table:table-cell table:style-name="ce39" table:formula="of:=HEX2DEC([.V66])" office:value-type="float" office:value="13">
            <text:p>13</text:p>
          </table:table-cell>
          <table:table-cell table:style-name="ce39" table:formula="of:=IF([.W66]=0;&quot;{black}&quot;;IF([.W66]=1;&quot;{white}&quot;;IF([.W66]=2;&quot;{red}&quot;;IF([.W66]=3;&quot;{cyan}&quot;;IF([.W66]=4;&quot;{purple}&quot;;IF([.W66]=5;&quot;{green}&quot;;IF([.W66]=6;&quot;{blue}&quot;;IF([.W66]=7;&quot;{yellow}&quot;;IF([.W66]=8;&quot;{orange}&quot;;IF([.W66]=9;&quot;{brown}&quot;;IF([.W66]=10;&quot;{lt. red}&quot;;IF([.W66]=11;&quot;{gray1}&quot;;IF([.W66]=12;&quot;{gray2}&quot;;IF([.W66]=13;&quot;{lt. green}&quot;;IF([.W66]=14;&quot;{lt. blue}&quot;;IF([.W66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66]" office:value-type="string" office:string-value="{lt. green}">
            <text:p>{lt. green}</text:p>
          </table:table-cell>
          <table:table-cell table:style-name="ce66" table:formula="of:=IF(AND([.E66]&gt;=128;[.E66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6]+[.I66]" office:value-type="float" office:value="95">
            <text:p>95</text:p>
          </table:table-cell>
          <table:table-cell table:style-name="ce66" office:value-type="string">
            <text:p>}</text:p>
          </table:table-cell>
          <table:table-cell table:style-name="ce66" table:formula="of:=IF(AND([.F66]&gt;=128;[.F66]&lt;=255);&quot;{rvrs on}&quot;;&quot;{rvrs off}&quot;)" office:value-type="string" office:string-value="{rvrs on}">
            <text:p>{rvrs on}</text:p>
          </table:table-cell>
          <table:table-cell table:style-name="ce66" table:formula="of:=[.R66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66]+[.J66]" office:value-type="float" office:value="33">
            <text:p>33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6]&gt;=128;[.G66]&lt;=255);&quot;{rvrs on}&quot;;&quot;{rvrs off}&quot;)" office:value-type="string" office:string-value="{rvrs on}">
            <text:p>{rvrs on}</text:p>
          </table:table-cell>
          <table:table-cell table:style-name="ce66" table:formula="of:=[.U66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66]+[.K66]" office:value-type="float" office:value="35">
            <text:p>35</text:p>
          </table:table-cell>
          <table:table-cell table:style-name="ce66" office:value-type="string">
            <text:p>}</text:p>
          </table:table-cell>
          <table:table-cell table:style-name="ce66" table:formula="of:=IF(AND([.H66]&gt;=128;[.H66]&lt;=255);&quot;{rvrs on}&quot;;&quot;{rvrs off}&quot;)" office:value-type="string" office:string-value="{rvrs on}">
            <text:p>{rvrs on}</text:p>
          </table:table-cell>
          <table:table-cell table:style-name="ce66" table:formula="of:=[.X66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66]+[.L66]" office:value-type="float" office:value="36">
            <text:p>3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4">
            <text:p>64</text:p>
          </table:table-cell>
          <table:table-cell table:number-columns-repeated="6"/>
        </table:table-row>
        <table:table-row table:style-name="ro2">
          <table:table-cell table:style-name="ce30" table:formula="of:=MID(['Charpad Export'.F225];2;2)" office:value-type="string" office:string-value="a5">
            <text:p>a5</text:p>
          </table:table-cell>
          <table:table-cell table:style-name="ce30" table:formula="of:=MID(['Charpad Export'.G225];2;2)" office:value-type="string" office:string-value="a6">
            <text:p>a6</text:p>
          </table:table-cell>
          <table:table-cell table:style-name="ce30" table:formula="of:=MID(['Charpad Export'.H225];2;2)" office:value-type="string" office:string-value="a7">
            <text:p>a7</text:p>
          </table:table-cell>
          <table:table-cell table:style-name="ce30" table:formula="of:=MID(['Charpad Export'.I225];2;2)" office:value-type="string" office:string-value="a8">
            <text:p>a8</text:p>
          </table:table-cell>
          <table:table-cell table:style-name="ce36" table:formula="of:=HEX2DEC([.A67])" office:value-type="float" office:value="165">
            <text:p>165</text:p>
          </table:table-cell>
          <table:table-cell table:style-name="ce39" table:formula="of:=HEX2DEC([.B67])" office:value-type="float" office:value="166">
            <text:p>166</text:p>
          </table:table-cell>
          <table:table-cell table:style-name="ce39" table:formula="of:=HEX2DEC([.C67])" office:value-type="float" office:value="167">
            <text:p>167</text:p>
          </table:table-cell>
          <table:table-cell table:style-name="ce39" table:formula="of:=HEX2DEC([.D67])" office:value-type="float" office:value="168">
            <text:p>168</text:p>
          </table:table-cell>
          <table:table-cell table:style-name="ce41" table:formula="of:=IF(AND([.E67]&gt;=0;[.E67]&lt;=31);&quot;+64&quot;;IF(AND([.E67]&gt;=32;[.E67]&lt;=63);&quot;0&quot;;IF(AND([.E67]&gt;=64;[.E67]&lt;=95);&quot;+128&quot;;IF(AND([.E67]&gt;=96;[.E67]&lt;=127);&quot;+64&quot;;IF(AND([.E67]&gt;=128;[.E67]&lt;=159);&quot;-64&quot;;IF(AND([.E67]&gt;=160;[.E67]&lt;=191);&quot;-128&quot;;IF(AND([.E67]&gt;=192;[.E67]&lt;=254);&quot;0&quot;;IF(AND([.E67]=255);&quot;-64&quot;;&quot;&quot;))))))))" office:value-type="string" office:string-value="-128">
            <text:p>-128</text:p>
          </table:table-cell>
          <table:table-cell table:style-name="ce42" table:formula="of:=IF(AND([.F67]&gt;=0;[.F67]&lt;=31);&quot;+64&quot;;IF(AND([.F67]&gt;=32;[.F67]&lt;=63);&quot;0&quot;;IF(AND([.F67]&gt;=64;[.F67]&lt;=95);&quot;+128&quot;;IF(AND([.F67]&gt;=96;[.F67]&lt;=127);&quot;+64&quot;;IF(AND([.F67]&gt;=128;[.F67]&lt;=159);&quot;-64&quot;;IF(AND([.F67]&gt;=160;[.F67]&lt;=191);&quot;-128&quot;;IF(AND([.F67]&gt;=192;[.F67]&lt;=254);&quot;0&quot;;IF(AND([.F67]=255);&quot;-64&quot;;&quot;&quot;))))))))" office:value-type="string" office:string-value="-128">
            <text:p>-128</text:p>
          </table:table-cell>
          <table:table-cell table:style-name="ce42" table:formula="of:=IF(AND([.G67]&gt;=0;[.G67]&lt;=31);&quot;+64&quot;;IF(AND([.G67]&gt;=32;[.G67]&lt;=63);&quot;0&quot;;IF(AND([.G67]&gt;=64;[.G67]&lt;=95);&quot;+128&quot;;IF(AND([.G67]&gt;=96;[.G67]&lt;=127);&quot;+64&quot;;IF(AND([.G67]&gt;=128;[.G67]&lt;=159);&quot;-64&quot;;IF(AND([.G67]&gt;=160;[.G67]&lt;=191);&quot;-128&quot;;IF(AND([.G67]&gt;=192;[.G67]&lt;=254);&quot;0&quot;;IF(AND([.G67]=255);&quot;-64&quot;;&quot;&quot;))))))))" office:value-type="string" office:string-value="-128">
            <text:p>-128</text:p>
          </table:table-cell>
          <table:table-cell table:style-name="ce42" table:formula="of:=IF(AND([.H67]&gt;=0;[.H67]&lt;=31);&quot;+64&quot;;IF(AND([.H67]&gt;=32;[.H67]&lt;=63);&quot;0&quot;;IF(AND([.H67]&gt;=64;[.H67]&lt;=95);&quot;+128&quot;;IF(AND([.H67]&gt;=96;[.H67]&lt;=127);&quot;+64&quot;;IF(AND([.H67]&gt;=128;[.H67]&lt;=159);&quot;-64&quot;;IF(AND([.H67]&gt;=160;[.H67]&lt;=191);&quot;-128&quot;;IF(AND([.H67]&gt;=192;[.H67]&lt;=254);&quot;0&quot;;IF(AND([.H67]=255);&quot;-64&quot;;&quot;&quot;))))))))" office:value-type="string" office:string-value="-128">
            <text:p>-128</text:p>
          </table:table-cell>
          <table:table-cell table:style-name="ce48" table:formula="of:=MID(['Charpad Export'.C240];2;2)" office:value-type="string" office:string-value="0f">
            <text:p>0f</text:p>
          </table:table-cell>
          <table:table-cell table:style-name="ce39" table:formula="of:=HEX2DEC([.M67])" office:value-type="float" office:value="15">
            <text:p>15</text:p>
          </table:table-cell>
          <table:table-cell table:style-name="ce39" table:formula="of:=IF([.N67]=0;&quot;{black}&quot;;IF([.N67]=1;&quot;{white}&quot;;IF([.N67]=2;&quot;{red}&quot;;IF([.N67]=3;&quot;{cyan}&quot;;IF([.N67]=4;&quot;{purple}&quot;;IF([.N67]=5;&quot;{green}&quot;;IF([.N67]=6;&quot;{blue}&quot;;IF([.N67]=7;&quot;{yellow}&quot;;IF([.N67]=8;&quot;{orange}&quot;;IF([.N67]=9;&quot;{brown}&quot;;IF([.N67]=10;&quot;{lt. red}&quot;;IF([.N67]=11;&quot;{gray1}&quot;;IF([.N67]=12;&quot;{gray2}&quot;;IF([.N67]=13;&quot;{lt. green}&quot;;IF([.N67]=14;&quot;{lt. blue}&quot;;IF([.N67]=15;&quot;{gray3}&quot;))))))))))))))))" office:value-type="string" office:string-value="{gray3}">
            <text:p>{gray3}</text:p>
          </table:table-cell>
          <table:table-cell table:style-name="ce51" table:formula="of:=[.M67]" office:value-type="string" office:string-value="0f">
            <text:p>0f</text:p>
          </table:table-cell>
          <table:table-cell table:style-name="ce39" table:formula="of:=HEX2DEC([.P67])" office:value-type="float" office:value="15">
            <text:p>15</text:p>
          </table:table-cell>
          <table:table-cell table:style-name="ce39" table:formula="of:=IF([.Q67]=0;&quot;{black}&quot;;IF([.Q67]=1;&quot;{white}&quot;;IF([.Q67]=2;&quot;{red}&quot;;IF([.Q67]=3;&quot;{cyan}&quot;;IF([.Q67]=4;&quot;{purple}&quot;;IF([.Q67]=5;&quot;{green}&quot;;IF([.Q67]=6;&quot;{blue}&quot;;IF([.Q67]=7;&quot;{yellow}&quot;;IF([.Q67]=8;&quot;{orange}&quot;;IF([.Q67]=9;&quot;{brown}&quot;;IF([.Q67]=10;&quot;{lt. red}&quot;;IF([.Q67]=11;&quot;{gray1}&quot;;IF([.Q67]=12;&quot;{gray2}&quot;;IF([.Q67]=13;&quot;{lt. green}&quot;;IF([.Q67]=14;&quot;{lt. blue}&quot;;IF([.Q67]=15;&quot;{gray3}&quot;))))))))))))))))" office:value-type="string" office:string-value="{gray3}">
            <text:p>{gray3}</text:p>
          </table:table-cell>
          <table:table-cell table:style-name="ce51" table:formula="of:=[.M67]" office:value-type="string" office:string-value="0f">
            <text:p>0f</text:p>
          </table:table-cell>
          <table:table-cell table:style-name="ce39" table:formula="of:=HEX2DEC([.S67])" office:value-type="float" office:value="15">
            <text:p>15</text:p>
          </table:table-cell>
          <table:table-cell table:style-name="ce39" table:formula="of:=IF([.T67]=0;&quot;{black}&quot;;IF([.T67]=1;&quot;{white}&quot;;IF([.T67]=2;&quot;{red}&quot;;IF([.T67]=3;&quot;{cyan}&quot;;IF([.T67]=4;&quot;{purple}&quot;;IF([.T67]=5;&quot;{green}&quot;;IF([.T67]=6;&quot;{blue}&quot;;IF([.T67]=7;&quot;{yellow}&quot;;IF([.T67]=8;&quot;{orange}&quot;;IF([.T67]=9;&quot;{brown}&quot;;IF([.T67]=10;&quot;{lt. red}&quot;;IF([.T67]=11;&quot;{gray1}&quot;;IF([.T67]=12;&quot;{gray2}&quot;;IF([.T67]=13;&quot;{lt. green}&quot;;IF([.T67]=14;&quot;{lt. blue}&quot;;IF([.T67]=15;&quot;{gray3}&quot;))))))))))))))))" office:value-type="string" office:string-value="{gray3}">
            <text:p>{gray3}</text:p>
          </table:table-cell>
          <table:table-cell table:style-name="ce53" table:formula="of:=[.M67]" office:value-type="string" office:string-value="0f">
            <text:p>0f</text:p>
          </table:table-cell>
          <table:table-cell table:style-name="ce39" table:formula="of:=HEX2DEC([.V67])" office:value-type="float" office:value="15">
            <text:p>15</text:p>
          </table:table-cell>
          <table:table-cell table:style-name="ce39" table:formula="of:=IF([.W67]=0;&quot;{black}&quot;;IF([.W67]=1;&quot;{white}&quot;;IF([.W67]=2;&quot;{red}&quot;;IF([.W67]=3;&quot;{cyan}&quot;;IF([.W67]=4;&quot;{purple}&quot;;IF([.W67]=5;&quot;{green}&quot;;IF([.W67]=6;&quot;{blue}&quot;;IF([.W67]=7;&quot;{yellow}&quot;;IF([.W67]=8;&quot;{orange}&quot;;IF([.W67]=9;&quot;{brown}&quot;;IF([.W67]=10;&quot;{lt. red}&quot;;IF([.W67]=11;&quot;{gray1}&quot;;IF([.W67]=12;&quot;{gray2}&quot;;IF([.W67]=13;&quot;{lt. green}&quot;;IF([.W67]=14;&quot;{lt. blue}&quot;;IF([.W67]=15;&quot;{gray3}&quot;))))))))))))))))" office:value-type="string" office:string-value="{gray3}">
            <text:p>{gray3}</text:p>
          </table:table-cell>
          <table:table-cell table:style-name="ce60" office:value-type="string">
            <text:p>data"</text:p>
          </table:table-cell>
          <table:table-cell table:style-name="ce66" table:formula="of:=[.O67]" office:value-type="string" office:string-value="{gray3}">
            <text:p>{gray3}</text:p>
          </table:table-cell>
          <table:table-cell table:style-name="ce66" table:formula="of:=IF(AND([.E67]&gt;=128;[.E67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7]+[.I67]" office:value-type="float" office:value="37">
            <text:p>37</text:p>
          </table:table-cell>
          <table:table-cell table:style-name="ce66" office:value-type="string">
            <text:p>}</text:p>
          </table:table-cell>
          <table:table-cell table:style-name="ce66" table:formula="of:=IF(AND([.F67]&gt;=128;[.F67]&lt;=255);&quot;{rvrs on}&quot;;&quot;{rvrs off}&quot;)" office:value-type="string" office:string-value="{rvrs on}">
            <text:p>{rvrs on}</text:p>
          </table:table-cell>
          <table:table-cell table:style-name="ce66" table:formula="of:=[.R67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F67]+[.J67]" office:value-type="float" office:value="38">
            <text:p>3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7]&gt;=128;[.G67]&lt;=255);&quot;{rvrs on}&quot;;&quot;{rvrs off}&quot;)" office:value-type="string" office:string-value="{rvrs on}">
            <text:p>{rvrs on}</text:p>
          </table:table-cell>
          <table:table-cell table:style-name="ce66" table:formula="of:=[.U67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G67]+[.K67]" office:value-type="float" office:value="39">
            <text:p>39</text:p>
          </table:table-cell>
          <table:table-cell table:style-name="ce66" office:value-type="string">
            <text:p>}</text:p>
          </table:table-cell>
          <table:table-cell table:style-name="ce66" table:formula="of:=IF(AND([.H67]&gt;=128;[.H67]&lt;=255);&quot;{rvrs on}&quot;;&quot;{rvrs off}&quot;)" office:value-type="string" office:string-value="{rvrs on}">
            <text:p>{rvrs on}</text:p>
          </table:table-cell>
          <table:table-cell table:style-name="ce66" table:formula="of:=[.X67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H67]+[.L67]" office:value-type="float" office:value="40">
            <text:p>4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5">
            <text:p>65</text:p>
          </table:table-cell>
          <table:table-cell table:number-columns-repeated="6"/>
        </table:table-row>
        <table:table-row table:style-name="ro2">
          <table:table-cell table:style-name="ce30" table:formula="of:=MID(['Charpad Export'.J225];2;2)" office:value-type="string" office:string-value="a5">
            <text:p>a5</text:p>
          </table:table-cell>
          <table:table-cell table:style-name="ce30" table:formula="of:=MID(['Charpad Export'.K225];2;2)" office:value-type="string" office:string-value="a6">
            <text:p>a6</text:p>
          </table:table-cell>
          <table:table-cell table:style-name="ce30" table:formula="of:=MID(['Charpad Export'.L225];2;2)" office:value-type="string" office:string-value="a7">
            <text:p>a7</text:p>
          </table:table-cell>
          <table:table-cell table:style-name="ce30" table:formula="of:=MID(['Charpad Export'.M225];2;2)" office:value-type="string" office:string-value="a8">
            <text:p>a8</text:p>
          </table:table-cell>
          <table:table-cell table:style-name="ce36" table:formula="of:=HEX2DEC([.A68])" office:value-type="float" office:value="165">
            <text:p>165</text:p>
          </table:table-cell>
          <table:table-cell table:style-name="ce39" table:formula="of:=HEX2DEC([.B68])" office:value-type="float" office:value="166">
            <text:p>166</text:p>
          </table:table-cell>
          <table:table-cell table:style-name="ce39" table:formula="of:=HEX2DEC([.C68])" office:value-type="float" office:value="167">
            <text:p>167</text:p>
          </table:table-cell>
          <table:table-cell table:style-name="ce39" table:formula="of:=HEX2DEC([.D68])" office:value-type="float" office:value="168">
            <text:p>168</text:p>
          </table:table-cell>
          <table:table-cell table:style-name="ce41" table:formula="of:=IF(AND([.E68]&gt;=0;[.E68]&lt;=31);&quot;+64&quot;;IF(AND([.E68]&gt;=32;[.E68]&lt;=63);&quot;0&quot;;IF(AND([.E68]&gt;=64;[.E68]&lt;=95);&quot;+128&quot;;IF(AND([.E68]&gt;=96;[.E68]&lt;=127);&quot;+64&quot;;IF(AND([.E68]&gt;=128;[.E68]&lt;=159);&quot;-64&quot;;IF(AND([.E68]&gt;=160;[.E68]&lt;=191);&quot;-128&quot;;IF(AND([.E68]&gt;=192;[.E68]&lt;=254);&quot;0&quot;;IF(AND([.E68]=255);&quot;-64&quot;;&quot;&quot;))))))))" office:value-type="string" office:string-value="-128">
            <text:p>-128</text:p>
          </table:table-cell>
          <table:table-cell table:style-name="ce42" table:formula="of:=IF(AND([.F68]&gt;=0;[.F68]&lt;=31);&quot;+64&quot;;IF(AND([.F68]&gt;=32;[.F68]&lt;=63);&quot;0&quot;;IF(AND([.F68]&gt;=64;[.F68]&lt;=95);&quot;+128&quot;;IF(AND([.F68]&gt;=96;[.F68]&lt;=127);&quot;+64&quot;;IF(AND([.F68]&gt;=128;[.F68]&lt;=159);&quot;-64&quot;;IF(AND([.F68]&gt;=160;[.F68]&lt;=191);&quot;-128&quot;;IF(AND([.F68]&gt;=192;[.F68]&lt;=254);&quot;0&quot;;IF(AND([.F68]=255);&quot;-64&quot;;&quot;&quot;))))))))" office:value-type="string" office:string-value="-128">
            <text:p>-128</text:p>
          </table:table-cell>
          <table:table-cell table:style-name="ce42" table:formula="of:=IF(AND([.G68]&gt;=0;[.G68]&lt;=31);&quot;+64&quot;;IF(AND([.G68]&gt;=32;[.G68]&lt;=63);&quot;0&quot;;IF(AND([.G68]&gt;=64;[.G68]&lt;=95);&quot;+128&quot;;IF(AND([.G68]&gt;=96;[.G68]&lt;=127);&quot;+64&quot;;IF(AND([.G68]&gt;=128;[.G68]&lt;=159);&quot;-64&quot;;IF(AND([.G68]&gt;=160;[.G68]&lt;=191);&quot;-128&quot;;IF(AND([.G68]&gt;=192;[.G68]&lt;=254);&quot;0&quot;;IF(AND([.G68]=255);&quot;-64&quot;;&quot;&quot;))))))))" office:value-type="string" office:string-value="-128">
            <text:p>-128</text:p>
          </table:table-cell>
          <table:table-cell table:style-name="ce42" table:formula="of:=IF(AND([.H68]&gt;=0;[.H68]&lt;=31);&quot;+64&quot;;IF(AND([.H68]&gt;=32;[.H68]&lt;=63);&quot;0&quot;;IF(AND([.H68]&gt;=64;[.H68]&lt;=95);&quot;+128&quot;;IF(AND([.H68]&gt;=96;[.H68]&lt;=127);&quot;+64&quot;;IF(AND([.H68]&gt;=128;[.H68]&lt;=159);&quot;-64&quot;;IF(AND([.H68]&gt;=160;[.H68]&lt;=191);&quot;-128&quot;;IF(AND([.H68]&gt;=192;[.H68]&lt;=254);&quot;0&quot;;IF(AND([.H68]=255);&quot;-64&quot;;&quot;&quot;))))))))" office:value-type="string" office:string-value="-128">
            <text:p>-128</text:p>
          </table:table-cell>
          <table:table-cell table:style-name="ce47" table:formula="of:=MID(['Charpad Export'.D240];2;2)" office:value-type="string" office:string-value="0b">
            <text:p>0b</text:p>
          </table:table-cell>
          <table:table-cell table:style-name="ce39" table:formula="of:=HEX2DEC([.M68])" office:value-type="float" office:value="11">
            <text:p>11</text:p>
          </table:table-cell>
          <table:table-cell table:style-name="ce39" table:formula="of:=IF([.N68]=0;&quot;{black}&quot;;IF([.N68]=1;&quot;{white}&quot;;IF([.N68]=2;&quot;{red}&quot;;IF([.N68]=3;&quot;{cyan}&quot;;IF([.N68]=4;&quot;{purple}&quot;;IF([.N68]=5;&quot;{green}&quot;;IF([.N68]=6;&quot;{blue}&quot;;IF([.N68]=7;&quot;{yellow}&quot;;IF([.N68]=8;&quot;{orange}&quot;;IF([.N68]=9;&quot;{brown}&quot;;IF([.N68]=10;&quot;{lt. red}&quot;;IF([.N68]=11;&quot;{gray1}&quot;;IF([.N68]=12;&quot;{gray2}&quot;;IF([.N68]=13;&quot;{lt. green}&quot;;IF([.N68]=14;&quot;{lt. blue}&quot;;IF([.N68]=15;&quot;{gray3}&quot;))))))))))))))))" office:value-type="string" office:string-value="{gray1}">
            <text:p>{gray1}</text:p>
          </table:table-cell>
          <table:table-cell table:style-name="ce49" table:formula="of:=[.M68]" office:value-type="string" office:string-value="0b">
            <text:p>0b</text:p>
          </table:table-cell>
          <table:table-cell table:style-name="ce39" table:formula="of:=HEX2DEC([.P68])" office:value-type="float" office:value="11">
            <text:p>11</text:p>
          </table:table-cell>
          <table:table-cell table:style-name="ce39" table:formula="of:=IF([.Q68]=0;&quot;{black}&quot;;IF([.Q68]=1;&quot;{white}&quot;;IF([.Q68]=2;&quot;{red}&quot;;IF([.Q68]=3;&quot;{cyan}&quot;;IF([.Q68]=4;&quot;{purple}&quot;;IF([.Q68]=5;&quot;{green}&quot;;IF([.Q68]=6;&quot;{blue}&quot;;IF([.Q68]=7;&quot;{yellow}&quot;;IF([.Q68]=8;&quot;{orange}&quot;;IF([.Q68]=9;&quot;{brown}&quot;;IF([.Q68]=10;&quot;{lt. red}&quot;;IF([.Q68]=11;&quot;{gray1}&quot;;IF([.Q68]=12;&quot;{gray2}&quot;;IF([.Q68]=13;&quot;{lt. green}&quot;;IF([.Q68]=14;&quot;{lt. blue}&quot;;IF([.Q68]=15;&quot;{gray3}&quot;))))))))))))))))" office:value-type="string" office:string-value="{gray1}">
            <text:p>{gray1}</text:p>
          </table:table-cell>
          <table:table-cell table:style-name="ce49" table:formula="of:=[.M68]" office:value-type="string" office:string-value="0b">
            <text:p>0b</text:p>
          </table:table-cell>
          <table:table-cell table:style-name="ce39" table:formula="of:=HEX2DEC([.S68])" office:value-type="float" office:value="11">
            <text:p>11</text:p>
          </table:table-cell>
          <table:table-cell table:style-name="ce39" table:formula="of:=IF([.T68]=0;&quot;{black}&quot;;IF([.T68]=1;&quot;{white}&quot;;IF([.T68]=2;&quot;{red}&quot;;IF([.T68]=3;&quot;{cyan}&quot;;IF([.T68]=4;&quot;{purple}&quot;;IF([.T68]=5;&quot;{green}&quot;;IF([.T68]=6;&quot;{blue}&quot;;IF([.T68]=7;&quot;{yellow}&quot;;IF([.T68]=8;&quot;{orange}&quot;;IF([.T68]=9;&quot;{brown}&quot;;IF([.T68]=10;&quot;{lt. red}&quot;;IF([.T68]=11;&quot;{gray1}&quot;;IF([.T68]=12;&quot;{gray2}&quot;;IF([.T68]=13;&quot;{lt. green}&quot;;IF([.T68]=14;&quot;{lt. blue}&quot;;IF([.T68]=15;&quot;{gray3}&quot;))))))))))))))))" office:value-type="string" office:string-value="{gray1}">
            <text:p>{gray1}</text:p>
          </table:table-cell>
          <table:table-cell table:style-name="ce54" table:formula="of:=[.M68]" office:value-type="string" office:string-value="0b">
            <text:p>0b</text:p>
          </table:table-cell>
          <table:table-cell table:style-name="ce39" table:formula="of:=HEX2DEC([.V68])" office:value-type="float" office:value="11">
            <text:p>11</text:p>
          </table:table-cell>
          <table:table-cell table:style-name="ce39" table:formula="of:=IF([.W68]=0;&quot;{black}&quot;;IF([.W68]=1;&quot;{white}&quot;;IF([.W68]=2;&quot;{red}&quot;;IF([.W68]=3;&quot;{cyan}&quot;;IF([.W68]=4;&quot;{purple}&quot;;IF([.W68]=5;&quot;{green}&quot;;IF([.W68]=6;&quot;{blue}&quot;;IF([.W68]=7;&quot;{yellow}&quot;;IF([.W68]=8;&quot;{orange}&quot;;IF([.W68]=9;&quot;{brown}&quot;;IF([.W68]=10;&quot;{lt. red}&quot;;IF([.W68]=11;&quot;{gray1}&quot;;IF([.W68]=12;&quot;{gray2}&quot;;IF([.W68]=13;&quot;{lt. green}&quot;;IF([.W68]=14;&quot;{lt. blue}&quot;;IF([.W68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68]" office:value-type="string" office:string-value="{gray1}">
            <text:p>{gray1}</text:p>
          </table:table-cell>
          <table:table-cell table:style-name="ce66" table:formula="of:=IF(AND([.E68]&gt;=128;[.E68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8]+[.I68]" office:value-type="float" office:value="37">
            <text:p>37</text:p>
          </table:table-cell>
          <table:table-cell table:style-name="ce66" office:value-type="string">
            <text:p>}</text:p>
          </table:table-cell>
          <table:table-cell table:style-name="ce66" table:formula="of:=IF(AND([.F68]&gt;=128;[.F68]&lt;=255);&quot;{rvrs on}&quot;;&quot;{rvrs off}&quot;)" office:value-type="string" office:string-value="{rvrs on}">
            <text:p>{rvrs on}</text:p>
          </table:table-cell>
          <table:table-cell table:style-name="ce66" table:formula="of:=[.R6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68]+[.J68]" office:value-type="float" office:value="38">
            <text:p>3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8]&gt;=128;[.G68]&lt;=255);&quot;{rvrs on}&quot;;&quot;{rvrs off}&quot;)" office:value-type="string" office:string-value="{rvrs on}">
            <text:p>{rvrs on}</text:p>
          </table:table-cell>
          <table:table-cell table:style-name="ce66" table:formula="of:=[.U6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68]+[.K68]" office:value-type="float" office:value="39">
            <text:p>39</text:p>
          </table:table-cell>
          <table:table-cell table:style-name="ce66" office:value-type="string">
            <text:p>}</text:p>
          </table:table-cell>
          <table:table-cell table:style-name="ce66" table:formula="of:=IF(AND([.H68]&gt;=128;[.H68]&lt;=255);&quot;{rvrs on}&quot;;&quot;{rvrs off}&quot;)" office:value-type="string" office:string-value="{rvrs on}">
            <text:p>{rvrs on}</text:p>
          </table:table-cell>
          <table:table-cell table:style-name="ce66" table:formula="of:=[.X6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68]+[.L68]" office:value-type="float" office:value="40">
            <text:p>4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6">
            <text:p>66</text:p>
          </table:table-cell>
          <table:table-cell table:number-columns-repeated="6"/>
        </table:table-row>
        <table:table-row table:style-name="ro2">
          <table:table-cell table:style-name="ce30" table:formula="of:=MID(['Charpad Export'.N225];2;2)" office:value-type="string" office:string-value="a9">
            <text:p>a9</text:p>
          </table:table-cell>
          <table:table-cell table:style-name="ce30" table:formula="of:=MID(['Charpad Export'.O225];2;2)" office:value-type="string" office:string-value="aa">
            <text:p>aa</text:p>
          </table:table-cell>
          <table:table-cell table:style-name="ce30" table:formula="of:=MID(['Charpad Export'.P225];2;2)" office:value-type="string" office:string-value="ab">
            <text:p>ab</text:p>
          </table:table-cell>
          <table:table-cell table:style-name="ce30" table:formula="of:=MID(['Charpad Export'.Q225];2;2)" office:value-type="string" office:string-value="ac">
            <text:p>ac</text:p>
          </table:table-cell>
          <table:table-cell table:style-name="ce36" table:formula="of:=HEX2DEC([.A69])" office:value-type="float" office:value="169">
            <text:p>169</text:p>
          </table:table-cell>
          <table:table-cell table:style-name="ce39" table:formula="of:=HEX2DEC([.B69])" office:value-type="float" office:value="170">
            <text:p>170</text:p>
          </table:table-cell>
          <table:table-cell table:style-name="ce39" table:formula="of:=HEX2DEC([.C69])" office:value-type="float" office:value="171">
            <text:p>171</text:p>
          </table:table-cell>
          <table:table-cell table:style-name="ce39" table:formula="of:=HEX2DEC([.D69])" office:value-type="float" office:value="172">
            <text:p>172</text:p>
          </table:table-cell>
          <table:table-cell table:style-name="ce41" table:formula="of:=IF(AND([.E69]&gt;=0;[.E69]&lt;=31);&quot;+64&quot;;IF(AND([.E69]&gt;=32;[.E69]&lt;=63);&quot;0&quot;;IF(AND([.E69]&gt;=64;[.E69]&lt;=95);&quot;+128&quot;;IF(AND([.E69]&gt;=96;[.E69]&lt;=127);&quot;+64&quot;;IF(AND([.E69]&gt;=128;[.E69]&lt;=159);&quot;-64&quot;;IF(AND([.E69]&gt;=160;[.E69]&lt;=191);&quot;-128&quot;;IF(AND([.E69]&gt;=192;[.E69]&lt;=254);&quot;0&quot;;IF(AND([.E69]=255);&quot;-64&quot;;&quot;&quot;))))))))" office:value-type="string" office:string-value="-128">
            <text:p>-128</text:p>
          </table:table-cell>
          <table:table-cell table:style-name="ce42" table:formula="of:=IF(AND([.F69]&gt;=0;[.F69]&lt;=31);&quot;+64&quot;;IF(AND([.F69]&gt;=32;[.F69]&lt;=63);&quot;0&quot;;IF(AND([.F69]&gt;=64;[.F69]&lt;=95);&quot;+128&quot;;IF(AND([.F69]&gt;=96;[.F69]&lt;=127);&quot;+64&quot;;IF(AND([.F69]&gt;=128;[.F69]&lt;=159);&quot;-64&quot;;IF(AND([.F69]&gt;=160;[.F69]&lt;=191);&quot;-128&quot;;IF(AND([.F69]&gt;=192;[.F69]&lt;=254);&quot;0&quot;;IF(AND([.F69]=255);&quot;-64&quot;;&quot;&quot;))))))))" office:value-type="string" office:string-value="-128">
            <text:p>-128</text:p>
          </table:table-cell>
          <table:table-cell table:style-name="ce42" table:formula="of:=IF(AND([.G69]&gt;=0;[.G69]&lt;=31);&quot;+64&quot;;IF(AND([.G69]&gt;=32;[.G69]&lt;=63);&quot;0&quot;;IF(AND([.G69]&gt;=64;[.G69]&lt;=95);&quot;+128&quot;;IF(AND([.G69]&gt;=96;[.G69]&lt;=127);&quot;+64&quot;;IF(AND([.G69]&gt;=128;[.G69]&lt;=159);&quot;-64&quot;;IF(AND([.G69]&gt;=160;[.G69]&lt;=191);&quot;-128&quot;;IF(AND([.G69]&gt;=192;[.G69]&lt;=254);&quot;0&quot;;IF(AND([.G69]=255);&quot;-64&quot;;&quot;&quot;))))))))" office:value-type="string" office:string-value="-128">
            <text:p>-128</text:p>
          </table:table-cell>
          <table:table-cell table:style-name="ce42" table:formula="of:=IF(AND([.H69]&gt;=0;[.H69]&lt;=31);&quot;+64&quot;;IF(AND([.H69]&gt;=32;[.H69]&lt;=63);&quot;0&quot;;IF(AND([.H69]&gt;=64;[.H69]&lt;=95);&quot;+128&quot;;IF(AND([.H69]&gt;=96;[.H69]&lt;=127);&quot;+64&quot;;IF(AND([.H69]&gt;=128;[.H69]&lt;=159);&quot;-64&quot;;IF(AND([.H69]&gt;=160;[.H69]&lt;=191);&quot;-128&quot;;IF(AND([.H69]&gt;=192;[.H69]&lt;=254);&quot;0&quot;;IF(AND([.H69]=255);&quot;-64&quot;;&quot;&quot;))))))))" office:value-type="string" office:string-value="-128">
            <text:p>-128</text:p>
          </table:table-cell>
          <table:table-cell table:style-name="ce48" table:formula="of:=MID(['Charpad Export'.E240];2;2)" office:value-type="string" office:string-value="0d">
            <text:p>0d</text:p>
          </table:table-cell>
          <table:table-cell table:style-name="ce39" table:formula="of:=HEX2DEC([.M69])" office:value-type="float" office:value="13">
            <text:p>13</text:p>
          </table:table-cell>
          <table:table-cell table:style-name="ce39" table:formula="of:=IF([.N69]=0;&quot;{black}&quot;;IF([.N69]=1;&quot;{white}&quot;;IF([.N69]=2;&quot;{red}&quot;;IF([.N69]=3;&quot;{cyan}&quot;;IF([.N69]=4;&quot;{purple}&quot;;IF([.N69]=5;&quot;{green}&quot;;IF([.N69]=6;&quot;{blue}&quot;;IF([.N69]=7;&quot;{yellow}&quot;;IF([.N69]=8;&quot;{orange}&quot;;IF([.N69]=9;&quot;{brown}&quot;;IF([.N69]=10;&quot;{lt. red}&quot;;IF([.N69]=11;&quot;{gray1}&quot;;IF([.N69]=12;&quot;{gray2}&quot;;IF([.N69]=13;&quot;{lt. green}&quot;;IF([.N69]=14;&quot;{lt. blue}&quot;;IF([.N69]=15;&quot;{gray3}&quot;))))))))))))))))" office:value-type="string" office:string-value="{lt. green}">
            <text:p>{lt. green}</text:p>
          </table:table-cell>
          <table:table-cell table:style-name="ce51" table:formula="of:=[.M69]" office:value-type="string" office:string-value="0d">
            <text:p>0d</text:p>
          </table:table-cell>
          <table:table-cell table:style-name="ce39" table:formula="of:=HEX2DEC([.P69])" office:value-type="float" office:value="13">
            <text:p>13</text:p>
          </table:table-cell>
          <table:table-cell table:style-name="ce39" table:formula="of:=IF([.Q69]=0;&quot;{black}&quot;;IF([.Q69]=1;&quot;{white}&quot;;IF([.Q69]=2;&quot;{red}&quot;;IF([.Q69]=3;&quot;{cyan}&quot;;IF([.Q69]=4;&quot;{purple}&quot;;IF([.Q69]=5;&quot;{green}&quot;;IF([.Q69]=6;&quot;{blue}&quot;;IF([.Q69]=7;&quot;{yellow}&quot;;IF([.Q69]=8;&quot;{orange}&quot;;IF([.Q69]=9;&quot;{brown}&quot;;IF([.Q69]=10;&quot;{lt. red}&quot;;IF([.Q69]=11;&quot;{gray1}&quot;;IF([.Q69]=12;&quot;{gray2}&quot;;IF([.Q69]=13;&quot;{lt. green}&quot;;IF([.Q69]=14;&quot;{lt. blue}&quot;;IF([.Q69]=15;&quot;{gray3}&quot;))))))))))))))))" office:value-type="string" office:string-value="{lt. green}">
            <text:p>{lt. green}</text:p>
          </table:table-cell>
          <table:table-cell table:style-name="ce51" table:formula="of:=[.M69]" office:value-type="string" office:string-value="0d">
            <text:p>0d</text:p>
          </table:table-cell>
          <table:table-cell table:style-name="ce39" table:formula="of:=HEX2DEC([.S69])" office:value-type="float" office:value="13">
            <text:p>13</text:p>
          </table:table-cell>
          <table:table-cell table:style-name="ce39" table:formula="of:=IF([.T69]=0;&quot;{black}&quot;;IF([.T69]=1;&quot;{white}&quot;;IF([.T69]=2;&quot;{red}&quot;;IF([.T69]=3;&quot;{cyan}&quot;;IF([.T69]=4;&quot;{purple}&quot;;IF([.T69]=5;&quot;{green}&quot;;IF([.T69]=6;&quot;{blue}&quot;;IF([.T69]=7;&quot;{yellow}&quot;;IF([.T69]=8;&quot;{orange}&quot;;IF([.T69]=9;&quot;{brown}&quot;;IF([.T69]=10;&quot;{lt. red}&quot;;IF([.T69]=11;&quot;{gray1}&quot;;IF([.T69]=12;&quot;{gray2}&quot;;IF([.T69]=13;&quot;{lt. green}&quot;;IF([.T69]=14;&quot;{lt. blue}&quot;;IF([.T69]=15;&quot;{gray3}&quot;))))))))))))))))" office:value-type="string" office:string-value="{lt. green}">
            <text:p>{lt. green}</text:p>
          </table:table-cell>
          <table:table-cell table:style-name="ce53" table:formula="of:=[.M69]" office:value-type="string" office:string-value="0d">
            <text:p>0d</text:p>
          </table:table-cell>
          <table:table-cell table:style-name="ce39" table:formula="of:=HEX2DEC([.V69])" office:value-type="float" office:value="13">
            <text:p>13</text:p>
          </table:table-cell>
          <table:table-cell table:style-name="ce39" table:formula="of:=IF([.W69]=0;&quot;{black}&quot;;IF([.W69]=1;&quot;{white}&quot;;IF([.W69]=2;&quot;{red}&quot;;IF([.W69]=3;&quot;{cyan}&quot;;IF([.W69]=4;&quot;{purple}&quot;;IF([.W69]=5;&quot;{green}&quot;;IF([.W69]=6;&quot;{blue}&quot;;IF([.W69]=7;&quot;{yellow}&quot;;IF([.W69]=8;&quot;{orange}&quot;;IF([.W69]=9;&quot;{brown}&quot;;IF([.W69]=10;&quot;{lt. red}&quot;;IF([.W69]=11;&quot;{gray1}&quot;;IF([.W69]=12;&quot;{gray2}&quot;;IF([.W69]=13;&quot;{lt. green}&quot;;IF([.W69]=14;&quot;{lt. blue}&quot;;IF([.W69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69]" office:value-type="string" office:string-value="{lt. green}">
            <text:p>{lt. green}</text:p>
          </table:table-cell>
          <table:table-cell table:style-name="ce66" table:formula="of:=IF(AND([.E69]&gt;=128;[.E69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69]+[.I69]" office:value-type="float" office:value="41">
            <text:p>41</text:p>
          </table:table-cell>
          <table:table-cell table:style-name="ce66" office:value-type="string">
            <text:p>}</text:p>
          </table:table-cell>
          <table:table-cell table:style-name="ce66" table:formula="of:=IF(AND([.F69]&gt;=128;[.F69]&lt;=255);&quot;{rvrs on}&quot;;&quot;{rvrs off}&quot;)" office:value-type="string" office:string-value="{rvrs on}">
            <text:p>{rvrs on}</text:p>
          </table:table-cell>
          <table:table-cell table:style-name="ce66" table:formula="of:=[.R69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69]+[.J69]" office:value-type="float" office:value="42">
            <text:p>4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69]&gt;=128;[.G69]&lt;=255);&quot;{rvrs on}&quot;;&quot;{rvrs off}&quot;)" office:value-type="string" office:string-value="{rvrs on}">
            <text:p>{rvrs on}</text:p>
          </table:table-cell>
          <table:table-cell table:style-name="ce66" table:formula="of:=[.U69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69]+[.K69]" office:value-type="float" office:value="43">
            <text:p>43</text:p>
          </table:table-cell>
          <table:table-cell table:style-name="ce66" office:value-type="string">
            <text:p>}</text:p>
          </table:table-cell>
          <table:table-cell table:style-name="ce66" table:formula="of:=IF(AND([.H69]&gt;=128;[.H69]&lt;=255);&quot;{rvrs on}&quot;;&quot;{rvrs off}&quot;)" office:value-type="string" office:string-value="{rvrs on}">
            <text:p>{rvrs on}</text:p>
          </table:table-cell>
          <table:table-cell table:style-name="ce66" table:formula="of:=[.X69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69]+[.L69]" office:value-type="float" office:value="44">
            <text:p>44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7">
            <text:p>67</text:p>
          </table:table-cell>
          <table:table-cell table:number-columns-repeated="6"/>
        </table:table-row>
        <table:table-row table:style-name="ro2">
          <table:table-cell table:style-name="ce32" table:formula="of:=MID(['Charpad Export'.B226];2;2)" office:value-type="string" office:string-value="ad">
            <text:p>ad</text:p>
          </table:table-cell>
          <table:table-cell table:style-name="ce32" table:formula="of:=MID(['Charpad Export'.C226];2;2)" office:value-type="string" office:string-value="ae">
            <text:p>ae</text:p>
          </table:table-cell>
          <table:table-cell table:style-name="ce32" table:formula="of:=MID(['Charpad Export'.D226];2;2)" office:value-type="string" office:string-value="af">
            <text:p>af</text:p>
          </table:table-cell>
          <table:table-cell table:style-name="ce32" table:formula="of:=MID(['Charpad Export'.E226];2;2)" office:value-type="string" office:string-value="b0">
            <text:p>b0</text:p>
          </table:table-cell>
          <table:table-cell table:style-name="ce36" table:formula="of:=HEX2DEC([.A70])" office:value-type="float" office:value="173">
            <text:p>173</text:p>
          </table:table-cell>
          <table:table-cell table:style-name="ce39" table:formula="of:=HEX2DEC([.B70])" office:value-type="float" office:value="174">
            <text:p>174</text:p>
          </table:table-cell>
          <table:table-cell table:style-name="ce39" table:formula="of:=HEX2DEC([.C70])" office:value-type="float" office:value="175">
            <text:p>175</text:p>
          </table:table-cell>
          <table:table-cell table:style-name="ce39" table:formula="of:=HEX2DEC([.D70])" office:value-type="float" office:value="176">
            <text:p>176</text:p>
          </table:table-cell>
          <table:table-cell table:style-name="ce41" table:formula="of:=IF(AND([.E70]&gt;=0;[.E70]&lt;=31);&quot;+64&quot;;IF(AND([.E70]&gt;=32;[.E70]&lt;=63);&quot;0&quot;;IF(AND([.E70]&gt;=64;[.E70]&lt;=95);&quot;+128&quot;;IF(AND([.E70]&gt;=96;[.E70]&lt;=127);&quot;+64&quot;;IF(AND([.E70]&gt;=128;[.E70]&lt;=159);&quot;-64&quot;;IF(AND([.E70]&gt;=160;[.E70]&lt;=191);&quot;-128&quot;;IF(AND([.E70]&gt;=192;[.E70]&lt;=254);&quot;0&quot;;IF(AND([.E70]=255);&quot;-64&quot;;&quot;&quot;))))))))" office:value-type="string" office:string-value="-128">
            <text:p>-128</text:p>
          </table:table-cell>
          <table:table-cell table:style-name="ce42" table:formula="of:=IF(AND([.F70]&gt;=0;[.F70]&lt;=31);&quot;+64&quot;;IF(AND([.F70]&gt;=32;[.F70]&lt;=63);&quot;0&quot;;IF(AND([.F70]&gt;=64;[.F70]&lt;=95);&quot;+128&quot;;IF(AND([.F70]&gt;=96;[.F70]&lt;=127);&quot;+64&quot;;IF(AND([.F70]&gt;=128;[.F70]&lt;=159);&quot;-64&quot;;IF(AND([.F70]&gt;=160;[.F70]&lt;=191);&quot;-128&quot;;IF(AND([.F70]&gt;=192;[.F70]&lt;=254);&quot;0&quot;;IF(AND([.F70]=255);&quot;-64&quot;;&quot;&quot;))))))))" office:value-type="string" office:string-value="-128">
            <text:p>-128</text:p>
          </table:table-cell>
          <table:table-cell table:style-name="ce42" table:formula="of:=IF(AND([.G70]&gt;=0;[.G70]&lt;=31);&quot;+64&quot;;IF(AND([.G70]&gt;=32;[.G70]&lt;=63);&quot;0&quot;;IF(AND([.G70]&gt;=64;[.G70]&lt;=95);&quot;+128&quot;;IF(AND([.G70]&gt;=96;[.G70]&lt;=127);&quot;+64&quot;;IF(AND([.G70]&gt;=128;[.G70]&lt;=159);&quot;-64&quot;;IF(AND([.G70]&gt;=160;[.G70]&lt;=191);&quot;-128&quot;;IF(AND([.G70]&gt;=192;[.G70]&lt;=254);&quot;0&quot;;IF(AND([.G70]=255);&quot;-64&quot;;&quot;&quot;))))))))" office:value-type="string" office:string-value="-128">
            <text:p>-128</text:p>
          </table:table-cell>
          <table:table-cell table:style-name="ce42" table:formula="of:=IF(AND([.H70]&gt;=0;[.H70]&lt;=31);&quot;+64&quot;;IF(AND([.H70]&gt;=32;[.H70]&lt;=63);&quot;0&quot;;IF(AND([.H70]&gt;=64;[.H70]&lt;=95);&quot;+128&quot;;IF(AND([.H70]&gt;=96;[.H70]&lt;=127);&quot;+64&quot;;IF(AND([.H70]&gt;=128;[.H70]&lt;=159);&quot;-64&quot;;IF(AND([.H70]&gt;=160;[.H70]&lt;=191);&quot;-128&quot;;IF(AND([.H70]&gt;=192;[.H70]&lt;=254);&quot;0&quot;;IF(AND([.H70]=255);&quot;-64&quot;;&quot;&quot;))))))))" office:value-type="string" office:string-value="-128">
            <text:p>-128</text:p>
          </table:table-cell>
          <table:table-cell table:style-name="ce47" table:formula="of:=MID(['Charpad Export'.F240];2;2)" office:value-type="string" office:string-value="0b">
            <text:p>0b</text:p>
          </table:table-cell>
          <table:table-cell table:style-name="ce39" table:formula="of:=HEX2DEC([.M70])" office:value-type="float" office:value="11">
            <text:p>11</text:p>
          </table:table-cell>
          <table:table-cell table:style-name="ce39" table:formula="of:=IF([.N70]=0;&quot;{black}&quot;;IF([.N70]=1;&quot;{white}&quot;;IF([.N70]=2;&quot;{red}&quot;;IF([.N70]=3;&quot;{cyan}&quot;;IF([.N70]=4;&quot;{purple}&quot;;IF([.N70]=5;&quot;{green}&quot;;IF([.N70]=6;&quot;{blue}&quot;;IF([.N70]=7;&quot;{yellow}&quot;;IF([.N70]=8;&quot;{orange}&quot;;IF([.N70]=9;&quot;{brown}&quot;;IF([.N70]=10;&quot;{lt. red}&quot;;IF([.N70]=11;&quot;{gray1}&quot;;IF([.N70]=12;&quot;{gray2}&quot;;IF([.N70]=13;&quot;{lt. green}&quot;;IF([.N70]=14;&quot;{lt. blue}&quot;;IF([.N70]=15;&quot;{gray3}&quot;))))))))))))))))" office:value-type="string" office:string-value="{gray1}">
            <text:p>{gray1}</text:p>
          </table:table-cell>
          <table:table-cell table:style-name="ce49" table:formula="of:=[.M70]" office:value-type="string" office:string-value="0b">
            <text:p>0b</text:p>
          </table:table-cell>
          <table:table-cell table:style-name="ce39" table:formula="of:=HEX2DEC([.P70])" office:value-type="float" office:value="11">
            <text:p>11</text:p>
          </table:table-cell>
          <table:table-cell table:style-name="ce39" table:formula="of:=IF([.Q70]=0;&quot;{black}&quot;;IF([.Q70]=1;&quot;{white}&quot;;IF([.Q70]=2;&quot;{red}&quot;;IF([.Q70]=3;&quot;{cyan}&quot;;IF([.Q70]=4;&quot;{purple}&quot;;IF([.Q70]=5;&quot;{green}&quot;;IF([.Q70]=6;&quot;{blue}&quot;;IF([.Q70]=7;&quot;{yellow}&quot;;IF([.Q70]=8;&quot;{orange}&quot;;IF([.Q70]=9;&quot;{brown}&quot;;IF([.Q70]=10;&quot;{lt. red}&quot;;IF([.Q70]=11;&quot;{gray1}&quot;;IF([.Q70]=12;&quot;{gray2}&quot;;IF([.Q70]=13;&quot;{lt. green}&quot;;IF([.Q70]=14;&quot;{lt. blue}&quot;;IF([.Q70]=15;&quot;{gray3}&quot;))))))))))))))))" office:value-type="string" office:string-value="{gray1}">
            <text:p>{gray1}</text:p>
          </table:table-cell>
          <table:table-cell table:style-name="ce49" table:formula="of:=[.M70]" office:value-type="string" office:string-value="0b">
            <text:p>0b</text:p>
          </table:table-cell>
          <table:table-cell table:style-name="ce39" table:formula="of:=HEX2DEC([.S70])" office:value-type="float" office:value="11">
            <text:p>11</text:p>
          </table:table-cell>
          <table:table-cell table:style-name="ce39" table:formula="of:=IF([.T70]=0;&quot;{black}&quot;;IF([.T70]=1;&quot;{white}&quot;;IF([.T70]=2;&quot;{red}&quot;;IF([.T70]=3;&quot;{cyan}&quot;;IF([.T70]=4;&quot;{purple}&quot;;IF([.T70]=5;&quot;{green}&quot;;IF([.T70]=6;&quot;{blue}&quot;;IF([.T70]=7;&quot;{yellow}&quot;;IF([.T70]=8;&quot;{orange}&quot;;IF([.T70]=9;&quot;{brown}&quot;;IF([.T70]=10;&quot;{lt. red}&quot;;IF([.T70]=11;&quot;{gray1}&quot;;IF([.T70]=12;&quot;{gray2}&quot;;IF([.T70]=13;&quot;{lt. green}&quot;;IF([.T70]=14;&quot;{lt. blue}&quot;;IF([.T70]=15;&quot;{gray3}&quot;))))))))))))))))" office:value-type="string" office:string-value="{gray1}">
            <text:p>{gray1}</text:p>
          </table:table-cell>
          <table:table-cell table:style-name="ce54" table:formula="of:=[.M70]" office:value-type="string" office:string-value="0b">
            <text:p>0b</text:p>
          </table:table-cell>
          <table:table-cell table:style-name="ce39" table:formula="of:=HEX2DEC([.V70])" office:value-type="float" office:value="11">
            <text:p>11</text:p>
          </table:table-cell>
          <table:table-cell table:style-name="ce39" table:formula="of:=IF([.W70]=0;&quot;{black}&quot;;IF([.W70]=1;&quot;{white}&quot;;IF([.W70]=2;&quot;{red}&quot;;IF([.W70]=3;&quot;{cyan}&quot;;IF([.W70]=4;&quot;{purple}&quot;;IF([.W70]=5;&quot;{green}&quot;;IF([.W70]=6;&quot;{blue}&quot;;IF([.W70]=7;&quot;{yellow}&quot;;IF([.W70]=8;&quot;{orange}&quot;;IF([.W70]=9;&quot;{brown}&quot;;IF([.W70]=10;&quot;{lt. red}&quot;;IF([.W70]=11;&quot;{gray1}&quot;;IF([.W70]=12;&quot;{gray2}&quot;;IF([.W70]=13;&quot;{lt. green}&quot;;IF([.W70]=14;&quot;{lt. blue}&quot;;IF([.W70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0]" office:value-type="string" office:string-value="{gray1}">
            <text:p>{gray1}</text:p>
          </table:table-cell>
          <table:table-cell table:style-name="ce66" table:formula="of:=IF(AND([.E70]&gt;=128;[.E70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0]+[.I70]" office:value-type="float" office:value="45">
            <text:p>45</text:p>
          </table:table-cell>
          <table:table-cell table:style-name="ce66" office:value-type="string">
            <text:p>}</text:p>
          </table:table-cell>
          <table:table-cell table:style-name="ce66" table:formula="of:=IF(AND([.F70]&gt;=128;[.F70]&lt;=255);&quot;{rvrs on}&quot;;&quot;{rvrs off}&quot;)" office:value-type="string" office:string-value="{rvrs on}">
            <text:p>{rvrs on}</text:p>
          </table:table-cell>
          <table:table-cell table:style-name="ce66" table:formula="of:=[.R7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0]+[.J70]" office:value-type="float" office:value="46">
            <text:p>46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0]&gt;=128;[.G70]&lt;=255);&quot;{rvrs on}&quot;;&quot;{rvrs off}&quot;)" office:value-type="string" office:string-value="{rvrs on}">
            <text:p>{rvrs on}</text:p>
          </table:table-cell>
          <table:table-cell table:style-name="ce66" table:formula="of:=[.U7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0]+[.K70]" office:value-type="float" office:value="47">
            <text:p>47</text:p>
          </table:table-cell>
          <table:table-cell table:style-name="ce66" office:value-type="string">
            <text:p>}</text:p>
          </table:table-cell>
          <table:table-cell table:style-name="ce66" table:formula="of:=IF(AND([.H70]&gt;=128;[.H70]&lt;=255);&quot;{rvrs on}&quot;;&quot;{rvrs off}&quot;)" office:value-type="string" office:string-value="{rvrs on}">
            <text:p>{rvrs on}</text:p>
          </table:table-cell>
          <table:table-cell table:style-name="ce66" table:formula="of:=[.X7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0]+[.L70]" office:value-type="float" office:value="48">
            <text:p>48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8">
            <text:p>68</text:p>
          </table:table-cell>
          <table:table-cell table:number-columns-repeated="6"/>
        </table:table-row>
        <table:table-row table:style-name="ro2">
          <table:table-cell table:style-name="ce32" table:formula="of:=MID(['Charpad Export'.F226];2;2)" office:value-type="string" office:string-value="b1">
            <text:p>b1</text:p>
          </table:table-cell>
          <table:table-cell table:style-name="ce32" table:formula="of:=MID(['Charpad Export'.G226];2;2)" office:value-type="string" office:string-value="b2">
            <text:p>b2</text:p>
          </table:table-cell>
          <table:table-cell table:style-name="ce32" table:formula="of:=MID(['Charpad Export'.H226];2;2)" office:value-type="string" office:string-value="b3">
            <text:p>b3</text:p>
          </table:table-cell>
          <table:table-cell table:style-name="ce32" table:formula="of:=MID(['Charpad Export'.I226];2;2)" office:value-type="string" office:string-value="b4">
            <text:p>b4</text:p>
          </table:table-cell>
          <table:table-cell table:style-name="ce36" table:formula="of:=HEX2DEC([.A71])" office:value-type="float" office:value="177">
            <text:p>177</text:p>
          </table:table-cell>
          <table:table-cell table:style-name="ce39" table:formula="of:=HEX2DEC([.B71])" office:value-type="float" office:value="178">
            <text:p>178</text:p>
          </table:table-cell>
          <table:table-cell table:style-name="ce39" table:formula="of:=HEX2DEC([.C71])" office:value-type="float" office:value="179">
            <text:p>179</text:p>
          </table:table-cell>
          <table:table-cell table:style-name="ce39" table:formula="of:=HEX2DEC([.D71])" office:value-type="float" office:value="180">
            <text:p>180</text:p>
          </table:table-cell>
          <table:table-cell table:style-name="ce41" table:formula="of:=IF(AND([.E71]&gt;=0;[.E71]&lt;=31);&quot;+64&quot;;IF(AND([.E71]&gt;=32;[.E71]&lt;=63);&quot;0&quot;;IF(AND([.E71]&gt;=64;[.E71]&lt;=95);&quot;+128&quot;;IF(AND([.E71]&gt;=96;[.E71]&lt;=127);&quot;+64&quot;;IF(AND([.E71]&gt;=128;[.E71]&lt;=159);&quot;-64&quot;;IF(AND([.E71]&gt;=160;[.E71]&lt;=191);&quot;-128&quot;;IF(AND([.E71]&gt;=192;[.E71]&lt;=254);&quot;0&quot;;IF(AND([.E71]=255);&quot;-64&quot;;&quot;&quot;))))))))" office:value-type="string" office:string-value="-128">
            <text:p>-128</text:p>
          </table:table-cell>
          <table:table-cell table:style-name="ce42" table:formula="of:=IF(AND([.F71]&gt;=0;[.F71]&lt;=31);&quot;+64&quot;;IF(AND([.F71]&gt;=32;[.F71]&lt;=63);&quot;0&quot;;IF(AND([.F71]&gt;=64;[.F71]&lt;=95);&quot;+128&quot;;IF(AND([.F71]&gt;=96;[.F71]&lt;=127);&quot;+64&quot;;IF(AND([.F71]&gt;=128;[.F71]&lt;=159);&quot;-64&quot;;IF(AND([.F71]&gt;=160;[.F71]&lt;=191);&quot;-128&quot;;IF(AND([.F71]&gt;=192;[.F71]&lt;=254);&quot;0&quot;;IF(AND([.F71]=255);&quot;-64&quot;;&quot;&quot;))))))))" office:value-type="string" office:string-value="-128">
            <text:p>-128</text:p>
          </table:table-cell>
          <table:table-cell table:style-name="ce42" table:formula="of:=IF(AND([.G71]&gt;=0;[.G71]&lt;=31);&quot;+64&quot;;IF(AND([.G71]&gt;=32;[.G71]&lt;=63);&quot;0&quot;;IF(AND([.G71]&gt;=64;[.G71]&lt;=95);&quot;+128&quot;;IF(AND([.G71]&gt;=96;[.G71]&lt;=127);&quot;+64&quot;;IF(AND([.G71]&gt;=128;[.G71]&lt;=159);&quot;-64&quot;;IF(AND([.G71]&gt;=160;[.G71]&lt;=191);&quot;-128&quot;;IF(AND([.G71]&gt;=192;[.G71]&lt;=254);&quot;0&quot;;IF(AND([.G71]=255);&quot;-64&quot;;&quot;&quot;))))))))" office:value-type="string" office:string-value="-128">
            <text:p>-128</text:p>
          </table:table-cell>
          <table:table-cell table:style-name="ce42" table:formula="of:=IF(AND([.H71]&gt;=0;[.H71]&lt;=31);&quot;+64&quot;;IF(AND([.H71]&gt;=32;[.H71]&lt;=63);&quot;0&quot;;IF(AND([.H71]&gt;=64;[.H71]&lt;=95);&quot;+128&quot;;IF(AND([.H71]&gt;=96;[.H71]&lt;=127);&quot;+64&quot;;IF(AND([.H71]&gt;=128;[.H71]&lt;=159);&quot;-64&quot;;IF(AND([.H71]&gt;=160;[.H71]&lt;=191);&quot;-128&quot;;IF(AND([.H71]&gt;=192;[.H71]&lt;=254);&quot;0&quot;;IF(AND([.H71]=255);&quot;-64&quot;;&quot;&quot;))))))))" office:value-type="string" office:string-value="-128">
            <text:p>-128</text:p>
          </table:table-cell>
          <table:table-cell table:style-name="ce48" table:formula="of:=MID(['Charpad Export'.G240];2;2)" office:value-type="string" office:string-value="0b">
            <text:p>0b</text:p>
          </table:table-cell>
          <table:table-cell table:style-name="ce39" table:formula="of:=HEX2DEC([.M71])" office:value-type="float" office:value="11">
            <text:p>11</text:p>
          </table:table-cell>
          <table:table-cell table:style-name="ce39" table:formula="of:=IF([.N71]=0;&quot;{black}&quot;;IF([.N71]=1;&quot;{white}&quot;;IF([.N71]=2;&quot;{red}&quot;;IF([.N71]=3;&quot;{cyan}&quot;;IF([.N71]=4;&quot;{purple}&quot;;IF([.N71]=5;&quot;{green}&quot;;IF([.N71]=6;&quot;{blue}&quot;;IF([.N71]=7;&quot;{yellow}&quot;;IF([.N71]=8;&quot;{orange}&quot;;IF([.N71]=9;&quot;{brown}&quot;;IF([.N71]=10;&quot;{lt. red}&quot;;IF([.N71]=11;&quot;{gray1}&quot;;IF([.N71]=12;&quot;{gray2}&quot;;IF([.N71]=13;&quot;{lt. green}&quot;;IF([.N71]=14;&quot;{lt. blue}&quot;;IF([.N71]=15;&quot;{gray3}&quot;))))))))))))))))" office:value-type="string" office:string-value="{gray1}">
            <text:p>{gray1}</text:p>
          </table:table-cell>
          <table:table-cell table:style-name="ce51" table:formula="of:=[.M71]" office:value-type="string" office:string-value="0b">
            <text:p>0b</text:p>
          </table:table-cell>
          <table:table-cell table:style-name="ce39" table:formula="of:=HEX2DEC([.P71])" office:value-type="float" office:value="11">
            <text:p>11</text:p>
          </table:table-cell>
          <table:table-cell table:style-name="ce39" table:formula="of:=IF([.Q71]=0;&quot;{black}&quot;;IF([.Q71]=1;&quot;{white}&quot;;IF([.Q71]=2;&quot;{red}&quot;;IF([.Q71]=3;&quot;{cyan}&quot;;IF([.Q71]=4;&quot;{purple}&quot;;IF([.Q71]=5;&quot;{green}&quot;;IF([.Q71]=6;&quot;{blue}&quot;;IF([.Q71]=7;&quot;{yellow}&quot;;IF([.Q71]=8;&quot;{orange}&quot;;IF([.Q71]=9;&quot;{brown}&quot;;IF([.Q71]=10;&quot;{lt. red}&quot;;IF([.Q71]=11;&quot;{gray1}&quot;;IF([.Q71]=12;&quot;{gray2}&quot;;IF([.Q71]=13;&quot;{lt. green}&quot;;IF([.Q71]=14;&quot;{lt. blue}&quot;;IF([.Q71]=15;&quot;{gray3}&quot;))))))))))))))))" office:value-type="string" office:string-value="{gray1}">
            <text:p>{gray1}</text:p>
          </table:table-cell>
          <table:table-cell table:style-name="ce51" table:formula="of:=[.M71]" office:value-type="string" office:string-value="0b">
            <text:p>0b</text:p>
          </table:table-cell>
          <table:table-cell table:style-name="ce39" table:formula="of:=HEX2DEC([.S71])" office:value-type="float" office:value="11">
            <text:p>11</text:p>
          </table:table-cell>
          <table:table-cell table:style-name="ce39" table:formula="of:=IF([.T71]=0;&quot;{black}&quot;;IF([.T71]=1;&quot;{white}&quot;;IF([.T71]=2;&quot;{red}&quot;;IF([.T71]=3;&quot;{cyan}&quot;;IF([.T71]=4;&quot;{purple}&quot;;IF([.T71]=5;&quot;{green}&quot;;IF([.T71]=6;&quot;{blue}&quot;;IF([.T71]=7;&quot;{yellow}&quot;;IF([.T71]=8;&quot;{orange}&quot;;IF([.T71]=9;&quot;{brown}&quot;;IF([.T71]=10;&quot;{lt. red}&quot;;IF([.T71]=11;&quot;{gray1}&quot;;IF([.T71]=12;&quot;{gray2}&quot;;IF([.T71]=13;&quot;{lt. green}&quot;;IF([.T71]=14;&quot;{lt. blue}&quot;;IF([.T71]=15;&quot;{gray3}&quot;))))))))))))))))" office:value-type="string" office:string-value="{gray1}">
            <text:p>{gray1}</text:p>
          </table:table-cell>
          <table:table-cell table:style-name="ce53" table:formula="of:=[.M71]" office:value-type="string" office:string-value="0b">
            <text:p>0b</text:p>
          </table:table-cell>
          <table:table-cell table:style-name="ce39" table:formula="of:=HEX2DEC([.V71])" office:value-type="float" office:value="11">
            <text:p>11</text:p>
          </table:table-cell>
          <table:table-cell table:style-name="ce39" table:formula="of:=IF([.W71]=0;&quot;{black}&quot;;IF([.W71]=1;&quot;{white}&quot;;IF([.W71]=2;&quot;{red}&quot;;IF([.W71]=3;&quot;{cyan}&quot;;IF([.W71]=4;&quot;{purple}&quot;;IF([.W71]=5;&quot;{green}&quot;;IF([.W71]=6;&quot;{blue}&quot;;IF([.W71]=7;&quot;{yellow}&quot;;IF([.W71]=8;&quot;{orange}&quot;;IF([.W71]=9;&quot;{brown}&quot;;IF([.W71]=10;&quot;{lt. red}&quot;;IF([.W71]=11;&quot;{gray1}&quot;;IF([.W71]=12;&quot;{gray2}&quot;;IF([.W71]=13;&quot;{lt. green}&quot;;IF([.W71]=14;&quot;{lt. blue}&quot;;IF([.W71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1]" office:value-type="string" office:string-value="{gray1}">
            <text:p>{gray1}</text:p>
          </table:table-cell>
          <table:table-cell table:style-name="ce66" table:formula="of:=IF(AND([.E71]&gt;=128;[.E71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1]+[.I71]" office:value-type="float" office:value="49">
            <text:p>49</text:p>
          </table:table-cell>
          <table:table-cell table:style-name="ce66" office:value-type="string">
            <text:p>}</text:p>
          </table:table-cell>
          <table:table-cell table:style-name="ce66" table:formula="of:=IF(AND([.F71]&gt;=128;[.F71]&lt;=255);&quot;{rvrs on}&quot;;&quot;{rvrs off}&quot;)" office:value-type="string" office:string-value="{rvrs on}">
            <text:p>{rvrs on}</text:p>
          </table:table-cell>
          <table:table-cell table:style-name="ce66" table:formula="of:=[.R7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1]+[.J71]" office:value-type="float" office:value="50">
            <text:p>50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1]&gt;=128;[.G71]&lt;=255);&quot;{rvrs on}&quot;;&quot;{rvrs off}&quot;)" office:value-type="string" office:string-value="{rvrs on}">
            <text:p>{rvrs on}</text:p>
          </table:table-cell>
          <table:table-cell table:style-name="ce66" table:formula="of:=[.U7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1]+[.K71]" office:value-type="float" office:value="51">
            <text:p>51</text:p>
          </table:table-cell>
          <table:table-cell table:style-name="ce66" office:value-type="string">
            <text:p>}</text:p>
          </table:table-cell>
          <table:table-cell table:style-name="ce66" table:formula="of:=IF(AND([.H71]&gt;=128;[.H71]&lt;=255);&quot;{rvrs on}&quot;;&quot;{rvrs off}&quot;)" office:value-type="string" office:string-value="{rvrs on}">
            <text:p>{rvrs on}</text:p>
          </table:table-cell>
          <table:table-cell table:style-name="ce66" table:formula="of:=[.X7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1]+[.L71]" office:value-type="float" office:value="52">
            <text:p>5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69">
            <text:p>69</text:p>
          </table:table-cell>
          <table:table-cell table:number-columns-repeated="6"/>
        </table:table-row>
        <table:table-row table:style-name="ro2">
          <table:table-cell table:style-name="ce32" table:formula="of:=MID(['Charpad Export'.J226];2;2)" office:value-type="string" office:string-value="b5">
            <text:p>b5</text:p>
          </table:table-cell>
          <table:table-cell table:style-name="ce32" table:formula="of:=MID(['Charpad Export'.K226];2;2)" office:value-type="string" office:string-value="b6">
            <text:p>b6</text:p>
          </table:table-cell>
          <table:table-cell table:style-name="ce32" table:formula="of:=MID(['Charpad Export'.L226];2;2)" office:value-type="string" office:string-value="b7">
            <text:p>b7</text:p>
          </table:table-cell>
          <table:table-cell table:style-name="ce32" table:formula="of:=MID(['Charpad Export'.M226];2;2)" office:value-type="string" office:string-value="b8">
            <text:p>b8</text:p>
          </table:table-cell>
          <table:table-cell table:style-name="ce36" table:formula="of:=HEX2DEC([.A72])" office:value-type="float" office:value="181">
            <text:p>181</text:p>
          </table:table-cell>
          <table:table-cell table:style-name="ce39" table:formula="of:=HEX2DEC([.B72])" office:value-type="float" office:value="182">
            <text:p>182</text:p>
          </table:table-cell>
          <table:table-cell table:style-name="ce39" table:formula="of:=HEX2DEC([.C72])" office:value-type="float" office:value="183">
            <text:p>183</text:p>
          </table:table-cell>
          <table:table-cell table:style-name="ce39" table:formula="of:=HEX2DEC([.D72])" office:value-type="float" office:value="184">
            <text:p>184</text:p>
          </table:table-cell>
          <table:table-cell table:style-name="ce41" table:formula="of:=IF(AND([.E72]&gt;=0;[.E72]&lt;=31);&quot;+64&quot;;IF(AND([.E72]&gt;=32;[.E72]&lt;=63);&quot;0&quot;;IF(AND([.E72]&gt;=64;[.E72]&lt;=95);&quot;+128&quot;;IF(AND([.E72]&gt;=96;[.E72]&lt;=127);&quot;+64&quot;;IF(AND([.E72]&gt;=128;[.E72]&lt;=159);&quot;-64&quot;;IF(AND([.E72]&gt;=160;[.E72]&lt;=191);&quot;-128&quot;;IF(AND([.E72]&gt;=192;[.E72]&lt;=254);&quot;0&quot;;IF(AND([.E72]=255);&quot;-64&quot;;&quot;&quot;))))))))" office:value-type="string" office:string-value="-128">
            <text:p>-128</text:p>
          </table:table-cell>
          <table:table-cell table:style-name="ce42" table:formula="of:=IF(AND([.F72]&gt;=0;[.F72]&lt;=31);&quot;+64&quot;;IF(AND([.F72]&gt;=32;[.F72]&lt;=63);&quot;0&quot;;IF(AND([.F72]&gt;=64;[.F72]&lt;=95);&quot;+128&quot;;IF(AND([.F72]&gt;=96;[.F72]&lt;=127);&quot;+64&quot;;IF(AND([.F72]&gt;=128;[.F72]&lt;=159);&quot;-64&quot;;IF(AND([.F72]&gt;=160;[.F72]&lt;=191);&quot;-128&quot;;IF(AND([.F72]&gt;=192;[.F72]&lt;=254);&quot;0&quot;;IF(AND([.F72]=255);&quot;-64&quot;;&quot;&quot;))))))))" office:value-type="string" office:string-value="-128">
            <text:p>-128</text:p>
          </table:table-cell>
          <table:table-cell table:style-name="ce42" table:formula="of:=IF(AND([.G72]&gt;=0;[.G72]&lt;=31);&quot;+64&quot;;IF(AND([.G72]&gt;=32;[.G72]&lt;=63);&quot;0&quot;;IF(AND([.G72]&gt;=64;[.G72]&lt;=95);&quot;+128&quot;;IF(AND([.G72]&gt;=96;[.G72]&lt;=127);&quot;+64&quot;;IF(AND([.G72]&gt;=128;[.G72]&lt;=159);&quot;-64&quot;;IF(AND([.G72]&gt;=160;[.G72]&lt;=191);&quot;-128&quot;;IF(AND([.G72]&gt;=192;[.G72]&lt;=254);&quot;0&quot;;IF(AND([.G72]=255);&quot;-64&quot;;&quot;&quot;))))))))" office:value-type="string" office:string-value="-128">
            <text:p>-128</text:p>
          </table:table-cell>
          <table:table-cell table:style-name="ce42" table:formula="of:=IF(AND([.H72]&gt;=0;[.H72]&lt;=31);&quot;+64&quot;;IF(AND([.H72]&gt;=32;[.H72]&lt;=63);&quot;0&quot;;IF(AND([.H72]&gt;=64;[.H72]&lt;=95);&quot;+128&quot;;IF(AND([.H72]&gt;=96;[.H72]&lt;=127);&quot;+64&quot;;IF(AND([.H72]&gt;=128;[.H72]&lt;=159);&quot;-64&quot;;IF(AND([.H72]&gt;=160;[.H72]&lt;=191);&quot;-128&quot;;IF(AND([.H72]&gt;=192;[.H72]&lt;=254);&quot;0&quot;;IF(AND([.H72]=255);&quot;-64&quot;;&quot;&quot;))))))))" office:value-type="string" office:string-value="-128">
            <text:p>-128</text:p>
          </table:table-cell>
          <table:table-cell table:style-name="ce47" table:formula="of:=MID(['Charpad Export'.H240];2;2)" office:value-type="string" office:string-value="0b">
            <text:p>0b</text:p>
          </table:table-cell>
          <table:table-cell table:style-name="ce39" table:formula="of:=HEX2DEC([.M72])" office:value-type="float" office:value="11">
            <text:p>11</text:p>
          </table:table-cell>
          <table:table-cell table:style-name="ce39" table:formula="of:=IF([.N72]=0;&quot;{black}&quot;;IF([.N72]=1;&quot;{white}&quot;;IF([.N72]=2;&quot;{red}&quot;;IF([.N72]=3;&quot;{cyan}&quot;;IF([.N72]=4;&quot;{purple}&quot;;IF([.N72]=5;&quot;{green}&quot;;IF([.N72]=6;&quot;{blue}&quot;;IF([.N72]=7;&quot;{yellow}&quot;;IF([.N72]=8;&quot;{orange}&quot;;IF([.N72]=9;&quot;{brown}&quot;;IF([.N72]=10;&quot;{lt. red}&quot;;IF([.N72]=11;&quot;{gray1}&quot;;IF([.N72]=12;&quot;{gray2}&quot;;IF([.N72]=13;&quot;{lt. green}&quot;;IF([.N72]=14;&quot;{lt. blue}&quot;;IF([.N72]=15;&quot;{gray3}&quot;))))))))))))))))" office:value-type="string" office:string-value="{gray1}">
            <text:p>{gray1}</text:p>
          </table:table-cell>
          <table:table-cell table:style-name="ce49" table:formula="of:=[.M72]" office:value-type="string" office:string-value="0b">
            <text:p>0b</text:p>
          </table:table-cell>
          <table:table-cell table:style-name="ce39" table:formula="of:=HEX2DEC([.P72])" office:value-type="float" office:value="11">
            <text:p>11</text:p>
          </table:table-cell>
          <table:table-cell table:style-name="ce39" table:formula="of:=IF([.Q72]=0;&quot;{black}&quot;;IF([.Q72]=1;&quot;{white}&quot;;IF([.Q72]=2;&quot;{red}&quot;;IF([.Q72]=3;&quot;{cyan}&quot;;IF([.Q72]=4;&quot;{purple}&quot;;IF([.Q72]=5;&quot;{green}&quot;;IF([.Q72]=6;&quot;{blue}&quot;;IF([.Q72]=7;&quot;{yellow}&quot;;IF([.Q72]=8;&quot;{orange}&quot;;IF([.Q72]=9;&quot;{brown}&quot;;IF([.Q72]=10;&quot;{lt. red}&quot;;IF([.Q72]=11;&quot;{gray1}&quot;;IF([.Q72]=12;&quot;{gray2}&quot;;IF([.Q72]=13;&quot;{lt. green}&quot;;IF([.Q72]=14;&quot;{lt. blue}&quot;;IF([.Q72]=15;&quot;{gray3}&quot;))))))))))))))))" office:value-type="string" office:string-value="{gray1}">
            <text:p>{gray1}</text:p>
          </table:table-cell>
          <table:table-cell table:style-name="ce49" table:formula="of:=[.M72]" office:value-type="string" office:string-value="0b">
            <text:p>0b</text:p>
          </table:table-cell>
          <table:table-cell table:style-name="ce39" table:formula="of:=HEX2DEC([.S72])" office:value-type="float" office:value="11">
            <text:p>11</text:p>
          </table:table-cell>
          <table:table-cell table:style-name="ce39" table:formula="of:=IF([.T72]=0;&quot;{black}&quot;;IF([.T72]=1;&quot;{white}&quot;;IF([.T72]=2;&quot;{red}&quot;;IF([.T72]=3;&quot;{cyan}&quot;;IF([.T72]=4;&quot;{purple}&quot;;IF([.T72]=5;&quot;{green}&quot;;IF([.T72]=6;&quot;{blue}&quot;;IF([.T72]=7;&quot;{yellow}&quot;;IF([.T72]=8;&quot;{orange}&quot;;IF([.T72]=9;&quot;{brown}&quot;;IF([.T72]=10;&quot;{lt. red}&quot;;IF([.T72]=11;&quot;{gray1}&quot;;IF([.T72]=12;&quot;{gray2}&quot;;IF([.T72]=13;&quot;{lt. green}&quot;;IF([.T72]=14;&quot;{lt. blue}&quot;;IF([.T72]=15;&quot;{gray3}&quot;))))))))))))))))" office:value-type="string" office:string-value="{gray1}">
            <text:p>{gray1}</text:p>
          </table:table-cell>
          <table:table-cell table:style-name="ce54" table:formula="of:=[.M72]" office:value-type="string" office:string-value="0b">
            <text:p>0b</text:p>
          </table:table-cell>
          <table:table-cell table:style-name="ce39" table:formula="of:=HEX2DEC([.V72])" office:value-type="float" office:value="11">
            <text:p>11</text:p>
          </table:table-cell>
          <table:table-cell table:style-name="ce39" table:formula="of:=IF([.W72]=0;&quot;{black}&quot;;IF([.W72]=1;&quot;{white}&quot;;IF([.W72]=2;&quot;{red}&quot;;IF([.W72]=3;&quot;{cyan}&quot;;IF([.W72]=4;&quot;{purple}&quot;;IF([.W72]=5;&quot;{green}&quot;;IF([.W72]=6;&quot;{blue}&quot;;IF([.W72]=7;&quot;{yellow}&quot;;IF([.W72]=8;&quot;{orange}&quot;;IF([.W72]=9;&quot;{brown}&quot;;IF([.W72]=10;&quot;{lt. red}&quot;;IF([.W72]=11;&quot;{gray1}&quot;;IF([.W72]=12;&quot;{gray2}&quot;;IF([.W72]=13;&quot;{lt. green}&quot;;IF([.W72]=14;&quot;{lt. blue}&quot;;IF([.W72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2]" office:value-type="string" office:string-value="{gray1}">
            <text:p>{gray1}</text:p>
          </table:table-cell>
          <table:table-cell table:style-name="ce66" table:formula="of:=IF(AND([.E72]&gt;=128;[.E72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2]+[.I72]" office:value-type="float" office:value="53">
            <text:p>53</text:p>
          </table:table-cell>
          <table:table-cell table:style-name="ce66" office:value-type="string">
            <text:p>}</text:p>
          </table:table-cell>
          <table:table-cell table:style-name="ce66" table:formula="of:=IF(AND([.F72]&gt;=128;[.F72]&lt;=255);&quot;{rvrs on}&quot;;&quot;{rvrs off}&quot;)" office:value-type="string" office:string-value="{rvrs on}">
            <text:p>{rvrs on}</text:p>
          </table:table-cell>
          <table:table-cell table:style-name="ce66" table:formula="of:=[.R7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2]+[.J72]" office:value-type="float" office:value="54">
            <text:p>5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2]&gt;=128;[.G72]&lt;=255);&quot;{rvrs on}&quot;;&quot;{rvrs off}&quot;)" office:value-type="string" office:string-value="{rvrs on}">
            <text:p>{rvrs on}</text:p>
          </table:table-cell>
          <table:table-cell table:style-name="ce66" table:formula="of:=[.U7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2]+[.K72]" office:value-type="float" office:value="55">
            <text:p>55</text:p>
          </table:table-cell>
          <table:table-cell table:style-name="ce66" office:value-type="string">
            <text:p>}</text:p>
          </table:table-cell>
          <table:table-cell table:style-name="ce66" table:formula="of:=IF(AND([.H72]&gt;=128;[.H72]&lt;=255);&quot;{rvrs on}&quot;;&quot;{rvrs off}&quot;)" office:value-type="string" office:string-value="{rvrs on}">
            <text:p>{rvrs on}</text:p>
          </table:table-cell>
          <table:table-cell table:style-name="ce66" table:formula="of:=[.X72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2]+[.L72]" office:value-type="float" office:value="56">
            <text:p>5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0">
            <text:p>70</text:p>
          </table:table-cell>
          <table:table-cell table:number-columns-repeated="6"/>
        </table:table-row>
        <table:table-row table:style-name="ro2">
          <table:table-cell table:style-name="ce32" table:formula="of:=MID(['Charpad Export'.N226];2;2)" office:value-type="string" office:string-value="b9">
            <text:p>b9</text:p>
          </table:table-cell>
          <table:table-cell table:style-name="ce32" table:formula="of:=MID(['Charpad Export'.O226];2;2)" office:value-type="string" office:string-value="ba">
            <text:p>ba</text:p>
          </table:table-cell>
          <table:table-cell table:style-name="ce32" table:formula="of:=MID(['Charpad Export'.P226];2;2)" office:value-type="string" office:string-value="bb">
            <text:p>bb</text:p>
          </table:table-cell>
          <table:table-cell table:style-name="ce32" table:formula="of:=MID(['Charpad Export'.Q226];2;2)" office:value-type="string" office:string-value="bc">
            <text:p>bc</text:p>
          </table:table-cell>
          <table:table-cell table:style-name="ce36" table:formula="of:=HEX2DEC([.A73])" office:value-type="float" office:value="185">
            <text:p>185</text:p>
          </table:table-cell>
          <table:table-cell table:style-name="ce39" table:formula="of:=HEX2DEC([.B73])" office:value-type="float" office:value="186">
            <text:p>186</text:p>
          </table:table-cell>
          <table:table-cell table:style-name="ce39" table:formula="of:=HEX2DEC([.C73])" office:value-type="float" office:value="187">
            <text:p>187</text:p>
          </table:table-cell>
          <table:table-cell table:style-name="ce39" table:formula="of:=HEX2DEC([.D73])" office:value-type="float" office:value="188">
            <text:p>188</text:p>
          </table:table-cell>
          <table:table-cell table:style-name="ce41" table:formula="of:=IF(AND([.E73]&gt;=0;[.E73]&lt;=31);&quot;+64&quot;;IF(AND([.E73]&gt;=32;[.E73]&lt;=63);&quot;0&quot;;IF(AND([.E73]&gt;=64;[.E73]&lt;=95);&quot;+128&quot;;IF(AND([.E73]&gt;=96;[.E73]&lt;=127);&quot;+64&quot;;IF(AND([.E73]&gt;=128;[.E73]&lt;=159);&quot;-64&quot;;IF(AND([.E73]&gt;=160;[.E73]&lt;=191);&quot;-128&quot;;IF(AND([.E73]&gt;=192;[.E73]&lt;=254);&quot;0&quot;;IF(AND([.E73]=255);&quot;-64&quot;;&quot;&quot;))))))))" office:value-type="string" office:string-value="-128">
            <text:p>-128</text:p>
          </table:table-cell>
          <table:table-cell table:style-name="ce42" table:formula="of:=IF(AND([.F73]&gt;=0;[.F73]&lt;=31);&quot;+64&quot;;IF(AND([.F73]&gt;=32;[.F73]&lt;=63);&quot;0&quot;;IF(AND([.F73]&gt;=64;[.F73]&lt;=95);&quot;+128&quot;;IF(AND([.F73]&gt;=96;[.F73]&lt;=127);&quot;+64&quot;;IF(AND([.F73]&gt;=128;[.F73]&lt;=159);&quot;-64&quot;;IF(AND([.F73]&gt;=160;[.F73]&lt;=191);&quot;-128&quot;;IF(AND([.F73]&gt;=192;[.F73]&lt;=254);&quot;0&quot;;IF(AND([.F73]=255);&quot;-64&quot;;&quot;&quot;))))))))" office:value-type="string" office:string-value="-128">
            <text:p>-128</text:p>
          </table:table-cell>
          <table:table-cell table:style-name="ce42" table:formula="of:=IF(AND([.G73]&gt;=0;[.G73]&lt;=31);&quot;+64&quot;;IF(AND([.G73]&gt;=32;[.G73]&lt;=63);&quot;0&quot;;IF(AND([.G73]&gt;=64;[.G73]&lt;=95);&quot;+128&quot;;IF(AND([.G73]&gt;=96;[.G73]&lt;=127);&quot;+64&quot;;IF(AND([.G73]&gt;=128;[.G73]&lt;=159);&quot;-64&quot;;IF(AND([.G73]&gt;=160;[.G73]&lt;=191);&quot;-128&quot;;IF(AND([.G73]&gt;=192;[.G73]&lt;=254);&quot;0&quot;;IF(AND([.G73]=255);&quot;-64&quot;;&quot;&quot;))))))))" office:value-type="string" office:string-value="-128">
            <text:p>-128</text:p>
          </table:table-cell>
          <table:table-cell table:style-name="ce42" table:formula="of:=IF(AND([.H73]&gt;=0;[.H73]&lt;=31);&quot;+64&quot;;IF(AND([.H73]&gt;=32;[.H73]&lt;=63);&quot;0&quot;;IF(AND([.H73]&gt;=64;[.H73]&lt;=95);&quot;+128&quot;;IF(AND([.H73]&gt;=96;[.H73]&lt;=127);&quot;+64&quot;;IF(AND([.H73]&gt;=128;[.H73]&lt;=159);&quot;-64&quot;;IF(AND([.H73]&gt;=160;[.H73]&lt;=191);&quot;-128&quot;;IF(AND([.H73]&gt;=192;[.H73]&lt;=254);&quot;0&quot;;IF(AND([.H73]=255);&quot;-64&quot;;&quot;&quot;))))))))" office:value-type="string" office:string-value="-128">
            <text:p>-128</text:p>
          </table:table-cell>
          <table:table-cell table:style-name="ce48" table:formula="of:=MID(['Charpad Export'.I240];2;2)" office:value-type="string" office:string-value="0b">
            <text:p>0b</text:p>
          </table:table-cell>
          <table:table-cell table:style-name="ce39" table:formula="of:=HEX2DEC([.M73])" office:value-type="float" office:value="11">
            <text:p>11</text:p>
          </table:table-cell>
          <table:table-cell table:style-name="ce39" table:formula="of:=IF([.N73]=0;&quot;{black}&quot;;IF([.N73]=1;&quot;{white}&quot;;IF([.N73]=2;&quot;{red}&quot;;IF([.N73]=3;&quot;{cyan}&quot;;IF([.N73]=4;&quot;{purple}&quot;;IF([.N73]=5;&quot;{green}&quot;;IF([.N73]=6;&quot;{blue}&quot;;IF([.N73]=7;&quot;{yellow}&quot;;IF([.N73]=8;&quot;{orange}&quot;;IF([.N73]=9;&quot;{brown}&quot;;IF([.N73]=10;&quot;{lt. red}&quot;;IF([.N73]=11;&quot;{gray1}&quot;;IF([.N73]=12;&quot;{gray2}&quot;;IF([.N73]=13;&quot;{lt. green}&quot;;IF([.N73]=14;&quot;{lt. blue}&quot;;IF([.N73]=15;&quot;{gray3}&quot;))))))))))))))))" office:value-type="string" office:string-value="{gray1}">
            <text:p>{gray1}</text:p>
          </table:table-cell>
          <table:table-cell table:style-name="ce51" table:formula="of:=[.M73]" office:value-type="string" office:string-value="0b">
            <text:p>0b</text:p>
          </table:table-cell>
          <table:table-cell table:style-name="ce39" table:formula="of:=HEX2DEC([.P73])" office:value-type="float" office:value="11">
            <text:p>11</text:p>
          </table:table-cell>
          <table:table-cell table:style-name="ce39" table:formula="of:=IF([.Q73]=0;&quot;{black}&quot;;IF([.Q73]=1;&quot;{white}&quot;;IF([.Q73]=2;&quot;{red}&quot;;IF([.Q73]=3;&quot;{cyan}&quot;;IF([.Q73]=4;&quot;{purple}&quot;;IF([.Q73]=5;&quot;{green}&quot;;IF([.Q73]=6;&quot;{blue}&quot;;IF([.Q73]=7;&quot;{yellow}&quot;;IF([.Q73]=8;&quot;{orange}&quot;;IF([.Q73]=9;&quot;{brown}&quot;;IF([.Q73]=10;&quot;{lt. red}&quot;;IF([.Q73]=11;&quot;{gray1}&quot;;IF([.Q73]=12;&quot;{gray2}&quot;;IF([.Q73]=13;&quot;{lt. green}&quot;;IF([.Q73]=14;&quot;{lt. blue}&quot;;IF([.Q73]=15;&quot;{gray3}&quot;))))))))))))))))" office:value-type="string" office:string-value="{gray1}">
            <text:p>{gray1}</text:p>
          </table:table-cell>
          <table:table-cell table:style-name="ce51" table:formula="of:=[.M73]" office:value-type="string" office:string-value="0b">
            <text:p>0b</text:p>
          </table:table-cell>
          <table:table-cell table:style-name="ce39" table:formula="of:=HEX2DEC([.S73])" office:value-type="float" office:value="11">
            <text:p>11</text:p>
          </table:table-cell>
          <table:table-cell table:style-name="ce39" table:formula="of:=IF([.T73]=0;&quot;{black}&quot;;IF([.T73]=1;&quot;{white}&quot;;IF([.T73]=2;&quot;{red}&quot;;IF([.T73]=3;&quot;{cyan}&quot;;IF([.T73]=4;&quot;{purple}&quot;;IF([.T73]=5;&quot;{green}&quot;;IF([.T73]=6;&quot;{blue}&quot;;IF([.T73]=7;&quot;{yellow}&quot;;IF([.T73]=8;&quot;{orange}&quot;;IF([.T73]=9;&quot;{brown}&quot;;IF([.T73]=10;&quot;{lt. red}&quot;;IF([.T73]=11;&quot;{gray1}&quot;;IF([.T73]=12;&quot;{gray2}&quot;;IF([.T73]=13;&quot;{lt. green}&quot;;IF([.T73]=14;&quot;{lt. blue}&quot;;IF([.T73]=15;&quot;{gray3}&quot;))))))))))))))))" office:value-type="string" office:string-value="{gray1}">
            <text:p>{gray1}</text:p>
          </table:table-cell>
          <table:table-cell table:style-name="ce53" table:formula="of:=[.M73]" office:value-type="string" office:string-value="0b">
            <text:p>0b</text:p>
          </table:table-cell>
          <table:table-cell table:style-name="ce39" table:formula="of:=HEX2DEC([.V73])" office:value-type="float" office:value="11">
            <text:p>11</text:p>
          </table:table-cell>
          <table:table-cell table:style-name="ce39" table:formula="of:=IF([.W73]=0;&quot;{black}&quot;;IF([.W73]=1;&quot;{white}&quot;;IF([.W73]=2;&quot;{red}&quot;;IF([.W73]=3;&quot;{cyan}&quot;;IF([.W73]=4;&quot;{purple}&quot;;IF([.W73]=5;&quot;{green}&quot;;IF([.W73]=6;&quot;{blue}&quot;;IF([.W73]=7;&quot;{yellow}&quot;;IF([.W73]=8;&quot;{orange}&quot;;IF([.W73]=9;&quot;{brown}&quot;;IF([.W73]=10;&quot;{lt. red}&quot;;IF([.W73]=11;&quot;{gray1}&quot;;IF([.W73]=12;&quot;{gray2}&quot;;IF([.W73]=13;&quot;{lt. green}&quot;;IF([.W73]=14;&quot;{lt. blue}&quot;;IF([.W73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3]" office:value-type="string" office:string-value="{gray1}">
            <text:p>{gray1}</text:p>
          </table:table-cell>
          <table:table-cell table:style-name="ce66" table:formula="of:=IF(AND([.E73]&gt;=128;[.E73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3]+[.I73]" office:value-type="float" office:value="57">
            <text:p>57</text:p>
          </table:table-cell>
          <table:table-cell table:style-name="ce66" office:value-type="string">
            <text:p>}</text:p>
          </table:table-cell>
          <table:table-cell table:style-name="ce66" table:formula="of:=IF(AND([.F73]&gt;=128;[.F73]&lt;=255);&quot;{rvrs on}&quot;;&quot;{rvrs off}&quot;)" office:value-type="string" office:string-value="{rvrs on}">
            <text:p>{rvrs on}</text:p>
          </table:table-cell>
          <table:table-cell table:style-name="ce66" table:formula="of:=[.R7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3]+[.J73]" office:value-type="float" office:value="58">
            <text:p>5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3]&gt;=128;[.G73]&lt;=255);&quot;{rvrs on}&quot;;&quot;{rvrs off}&quot;)" office:value-type="string" office:string-value="{rvrs on}">
            <text:p>{rvrs on}</text:p>
          </table:table-cell>
          <table:table-cell table:style-name="ce66" table:formula="of:=[.U7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3]+[.K73]" office:value-type="float" office:value="59">
            <text:p>59</text:p>
          </table:table-cell>
          <table:table-cell table:style-name="ce66" office:value-type="string">
            <text:p>}</text:p>
          </table:table-cell>
          <table:table-cell table:style-name="ce66" table:formula="of:=IF(AND([.H73]&gt;=128;[.H73]&lt;=255);&quot;{rvrs on}&quot;;&quot;{rvrs off}&quot;)" office:value-type="string" office:string-value="{rvrs on}">
            <text:p>{rvrs on}</text:p>
          </table:table-cell>
          <table:table-cell table:style-name="ce66" table:formula="of:=[.X73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3]+[.L73]" office:value-type="float" office:value="60">
            <text:p>6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1">
            <text:p>71</text:p>
          </table:table-cell>
          <table:table-cell table:number-columns-repeated="6"/>
        </table:table-row>
        <table:table-row table:style-name="ro2">
          <table:table-cell table:style-name="ce30" table:formula="of:=MID(['Charpad Export'.B227];2;2)" office:value-type="string" office:string-value="bd">
            <text:p>bd</text:p>
          </table:table-cell>
          <table:table-cell table:style-name="ce30" table:formula="of:=MID(['Charpad Export'.C227];2;2)" office:value-type="string" office:string-value="be">
            <text:p>be</text:p>
          </table:table-cell>
          <table:table-cell table:style-name="ce30" table:formula="of:=MID(['Charpad Export'.D227];2;2)" office:value-type="string" office:string-value="bf">
            <text:p>bf</text:p>
          </table:table-cell>
          <table:table-cell table:style-name="ce30" table:formula="of:=MID(['Charpad Export'.E227];2;2)" office:value-type="string" office:string-value="c0">
            <text:p>c0</text:p>
          </table:table-cell>
          <table:table-cell table:style-name="ce36" table:formula="of:=HEX2DEC([.A74])" office:value-type="float" office:value="189">
            <text:p>189</text:p>
          </table:table-cell>
          <table:table-cell table:style-name="ce39" table:formula="of:=HEX2DEC([.B74])" office:value-type="float" office:value="190">
            <text:p>190</text:p>
          </table:table-cell>
          <table:table-cell table:style-name="ce39" table:formula="of:=HEX2DEC([.C74])" office:value-type="float" office:value="191">
            <text:p>191</text:p>
          </table:table-cell>
          <table:table-cell table:style-name="ce39" table:formula="of:=HEX2DEC([.D74])" office:value-type="float" office:value="192">
            <text:p>192</text:p>
          </table:table-cell>
          <table:table-cell table:style-name="ce41" table:formula="of:=IF(AND([.E74]&gt;=0;[.E74]&lt;=31);&quot;+64&quot;;IF(AND([.E74]&gt;=32;[.E74]&lt;=63);&quot;0&quot;;IF(AND([.E74]&gt;=64;[.E74]&lt;=95);&quot;+128&quot;;IF(AND([.E74]&gt;=96;[.E74]&lt;=127);&quot;+64&quot;;IF(AND([.E74]&gt;=128;[.E74]&lt;=159);&quot;-64&quot;;IF(AND([.E74]&gt;=160;[.E74]&lt;=191);&quot;-128&quot;;IF(AND([.E74]&gt;=192;[.E74]&lt;=254);&quot;0&quot;;IF(AND([.E74]=255);&quot;-64&quot;;&quot;&quot;))))))))" office:value-type="string" office:string-value="-128">
            <text:p>-128</text:p>
          </table:table-cell>
          <table:table-cell table:style-name="ce42" table:formula="of:=IF(AND([.F74]&gt;=0;[.F74]&lt;=31);&quot;+64&quot;;IF(AND([.F74]&gt;=32;[.F74]&lt;=63);&quot;0&quot;;IF(AND([.F74]&gt;=64;[.F74]&lt;=95);&quot;+128&quot;;IF(AND([.F74]&gt;=96;[.F74]&lt;=127);&quot;+64&quot;;IF(AND([.F74]&gt;=128;[.F74]&lt;=159);&quot;-64&quot;;IF(AND([.F74]&gt;=160;[.F74]&lt;=191);&quot;-128&quot;;IF(AND([.F74]&gt;=192;[.F74]&lt;=254);&quot;0&quot;;IF(AND([.F74]=255);&quot;-64&quot;;&quot;&quot;))))))))" office:value-type="string" office:string-value="-128">
            <text:p>-128</text:p>
          </table:table-cell>
          <table:table-cell table:style-name="ce42" table:formula="of:=IF(AND([.G74]&gt;=0;[.G74]&lt;=31);&quot;+64&quot;;IF(AND([.G74]&gt;=32;[.G74]&lt;=63);&quot;0&quot;;IF(AND([.G74]&gt;=64;[.G74]&lt;=95);&quot;+128&quot;;IF(AND([.G74]&gt;=96;[.G74]&lt;=127);&quot;+64&quot;;IF(AND([.G74]&gt;=128;[.G74]&lt;=159);&quot;-64&quot;;IF(AND([.G74]&gt;=160;[.G74]&lt;=191);&quot;-128&quot;;IF(AND([.G74]&gt;=192;[.G74]&lt;=254);&quot;0&quot;;IF(AND([.G74]=255);&quot;-64&quot;;&quot;&quot;))))))))" office:value-type="string" office:string-value="-128">
            <text:p>-128</text:p>
          </table:table-cell>
          <table:table-cell table:style-name="ce42" table:formula="of:=IF(AND([.H74]&gt;=0;[.H74]&lt;=31);&quot;+64&quot;;IF(AND([.H74]&gt;=32;[.H74]&lt;=63);&quot;0&quot;;IF(AND([.H74]&gt;=64;[.H74]&lt;=95);&quot;+128&quot;;IF(AND([.H74]&gt;=96;[.H74]&lt;=127);&quot;+64&quot;;IF(AND([.H74]&gt;=128;[.H74]&lt;=159);&quot;-64&quot;;IF(AND([.H74]&gt;=160;[.H74]&lt;=191);&quot;-128&quot;;IF(AND([.H74]&gt;=192;[.H74]&lt;=254);&quot;0&quot;;IF(AND([.H74]=255);&quot;-64&quot;;&quot;&quot;))))))))" office:value-type="string" office:string-value="0">
            <text:p>0</text:p>
          </table:table-cell>
          <table:table-cell table:style-name="ce47" table:formula="of:=MID(['Charpad Export'.B240];2;2)" office:value-type="string" office:string-value="0d">
            <text:p>0d</text:p>
          </table:table-cell>
          <table:table-cell table:style-name="ce39" table:formula="of:=HEX2DEC([.M74])" office:value-type="float" office:value="13">
            <text:p>13</text:p>
          </table:table-cell>
          <table:table-cell table:style-name="ce39" table:formula="of:=IF([.N74]=0;&quot;{black}&quot;;IF([.N74]=1;&quot;{white}&quot;;IF([.N74]=2;&quot;{red}&quot;;IF([.N74]=3;&quot;{cyan}&quot;;IF([.N74]=4;&quot;{purple}&quot;;IF([.N74]=5;&quot;{green}&quot;;IF([.N74]=6;&quot;{blue}&quot;;IF([.N74]=7;&quot;{yellow}&quot;;IF([.N74]=8;&quot;{orange}&quot;;IF([.N74]=9;&quot;{brown}&quot;;IF([.N74]=10;&quot;{lt. red}&quot;;IF([.N74]=11;&quot;{gray1}&quot;;IF([.N74]=12;&quot;{gray2}&quot;;IF([.N74]=13;&quot;{lt. green}&quot;;IF([.N74]=14;&quot;{lt. blue}&quot;;IF([.N74]=15;&quot;{gray3}&quot;))))))))))))))))" office:value-type="string" office:string-value="{lt. green}">
            <text:p>{lt. green}</text:p>
          </table:table-cell>
          <table:table-cell table:style-name="ce49" table:formula="of:=[.M74]" office:value-type="string" office:string-value="0d">
            <text:p>0d</text:p>
          </table:table-cell>
          <table:table-cell table:style-name="ce39" table:formula="of:=HEX2DEC([.P74])" office:value-type="float" office:value="13">
            <text:p>13</text:p>
          </table:table-cell>
          <table:table-cell table:style-name="ce39" table:formula="of:=IF([.Q74]=0;&quot;{black}&quot;;IF([.Q74]=1;&quot;{white}&quot;;IF([.Q74]=2;&quot;{red}&quot;;IF([.Q74]=3;&quot;{cyan}&quot;;IF([.Q74]=4;&quot;{purple}&quot;;IF([.Q74]=5;&quot;{green}&quot;;IF([.Q74]=6;&quot;{blue}&quot;;IF([.Q74]=7;&quot;{yellow}&quot;;IF([.Q74]=8;&quot;{orange}&quot;;IF([.Q74]=9;&quot;{brown}&quot;;IF([.Q74]=10;&quot;{lt. red}&quot;;IF([.Q74]=11;&quot;{gray1}&quot;;IF([.Q74]=12;&quot;{gray2}&quot;;IF([.Q74]=13;&quot;{lt. green}&quot;;IF([.Q74]=14;&quot;{lt. blue}&quot;;IF([.Q74]=15;&quot;{gray3}&quot;))))))))))))))))" office:value-type="string" office:string-value="{lt. green}">
            <text:p>{lt. green}</text:p>
          </table:table-cell>
          <table:table-cell table:style-name="ce49" table:formula="of:=[.M74]" office:value-type="string" office:string-value="0d">
            <text:p>0d</text:p>
          </table:table-cell>
          <table:table-cell table:style-name="ce39" table:formula="of:=HEX2DEC([.S74])" office:value-type="float" office:value="13">
            <text:p>13</text:p>
          </table:table-cell>
          <table:table-cell table:style-name="ce39" table:formula="of:=IF([.T74]=0;&quot;{black}&quot;;IF([.T74]=1;&quot;{white}&quot;;IF([.T74]=2;&quot;{red}&quot;;IF([.T74]=3;&quot;{cyan}&quot;;IF([.T74]=4;&quot;{purple}&quot;;IF([.T74]=5;&quot;{green}&quot;;IF([.T74]=6;&quot;{blue}&quot;;IF([.T74]=7;&quot;{yellow}&quot;;IF([.T74]=8;&quot;{orange}&quot;;IF([.T74]=9;&quot;{brown}&quot;;IF([.T74]=10;&quot;{lt. red}&quot;;IF([.T74]=11;&quot;{gray1}&quot;;IF([.T74]=12;&quot;{gray2}&quot;;IF([.T74]=13;&quot;{lt. green}&quot;;IF([.T74]=14;&quot;{lt. blue}&quot;;IF([.T74]=15;&quot;{gray3}&quot;))))))))))))))))" office:value-type="string" office:string-value="{lt. green}">
            <text:p>{lt. green}</text:p>
          </table:table-cell>
          <table:table-cell table:style-name="ce54" table:formula="of:=[.M74]" office:value-type="string" office:string-value="0d">
            <text:p>0d</text:p>
          </table:table-cell>
          <table:table-cell table:style-name="ce39" table:formula="of:=HEX2DEC([.V74])" office:value-type="float" office:value="13">
            <text:p>13</text:p>
          </table:table-cell>
          <table:table-cell table:style-name="ce39" table:formula="of:=IF([.W74]=0;&quot;{black}&quot;;IF([.W74]=1;&quot;{white}&quot;;IF([.W74]=2;&quot;{red}&quot;;IF([.W74]=3;&quot;{cyan}&quot;;IF([.W74]=4;&quot;{purple}&quot;;IF([.W74]=5;&quot;{green}&quot;;IF([.W74]=6;&quot;{blue}&quot;;IF([.W74]=7;&quot;{yellow}&quot;;IF([.W74]=8;&quot;{orange}&quot;;IF([.W74]=9;&quot;{brown}&quot;;IF([.W74]=10;&quot;{lt. red}&quot;;IF([.W74]=11;&quot;{gray1}&quot;;IF([.W74]=12;&quot;{gray2}&quot;;IF([.W74]=13;&quot;{lt. green}&quot;;IF([.W74]=14;&quot;{lt. blue}&quot;;IF([.W74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74]" office:value-type="string" office:string-value="{lt. green}">
            <text:p>{lt. green}</text:p>
          </table:table-cell>
          <table:table-cell table:style-name="ce66" table:formula="of:=IF(AND([.E74]&gt;=128;[.E74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4]+[.I74]" office:value-type="float" office:value="61">
            <text:p>61</text:p>
          </table:table-cell>
          <table:table-cell table:style-name="ce66" office:value-type="string">
            <text:p>}</text:p>
          </table:table-cell>
          <table:table-cell table:style-name="ce66" table:formula="of:=IF(AND([.F74]&gt;=128;[.F74]&lt;=255);&quot;{rvrs on}&quot;;&quot;{rvrs off}&quot;)" office:value-type="string" office:string-value="{rvrs on}">
            <text:p>{rvrs on}</text:p>
          </table:table-cell>
          <table:table-cell table:style-name="ce66" table:formula="of:=[.R74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74]+[.J74]" office:value-type="float" office:value="62">
            <text:p>6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4]&gt;=128;[.G74]&lt;=255);&quot;{rvrs on}&quot;;&quot;{rvrs off}&quot;)" office:value-type="string" office:string-value="{rvrs on}">
            <text:p>{rvrs on}</text:p>
          </table:table-cell>
          <table:table-cell table:style-name="ce66" table:formula="of:=[.U74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74]+[.K74]" office:value-type="float" office:value="63">
            <text:p>63</text:p>
          </table:table-cell>
          <table:table-cell table:style-name="ce66" office:value-type="string">
            <text:p>}</text:p>
          </table:table-cell>
          <table:table-cell table:style-name="ce66" table:formula="of:=IF(AND([.H74]&gt;=128;[.H74]&lt;=255);&quot;{rvrs on}&quot;;&quot;{rvrs off}&quot;)" office:value-type="string" office:string-value="{rvrs on}">
            <text:p>{rvrs on}</text:p>
          </table:table-cell>
          <table:table-cell table:style-name="ce66" table:formula="of:=[.X74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74]+[.L74]" office:value-type="float" office:value="192">
            <text:p>19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2">
            <text:p>72</text:p>
          </table:table-cell>
          <table:table-cell table:number-columns-repeated="6"/>
        </table:table-row>
        <table:table-row table:style-name="ro2">
          <table:table-cell table:style-name="ce30" table:formula="of:=MID(['Charpad Export'.F227];2;2)" office:value-type="string" office:string-value="b9">
            <text:p>b9</text:p>
          </table:table-cell>
          <table:table-cell table:style-name="ce30" table:formula="of:=MID(['Charpad Export'.G227];2;2)" office:value-type="string" office:string-value="ba">
            <text:p>ba</text:p>
          </table:table-cell>
          <table:table-cell table:style-name="ce30" table:formula="of:=MID(['Charpad Export'.H227];2;2)" office:value-type="string" office:string-value="bb">
            <text:p>bb</text:p>
          </table:table-cell>
          <table:table-cell table:style-name="ce30" table:formula="of:=MID(['Charpad Export'.I227];2;2)" office:value-type="string" office:string-value="bc">
            <text:p>bc</text:p>
          </table:table-cell>
          <table:table-cell table:style-name="ce36" table:formula="of:=HEX2DEC([.A75])" office:value-type="float" office:value="185">
            <text:p>185</text:p>
          </table:table-cell>
          <table:table-cell table:style-name="ce39" table:formula="of:=HEX2DEC([.B75])" office:value-type="float" office:value="186">
            <text:p>186</text:p>
          </table:table-cell>
          <table:table-cell table:style-name="ce39" table:formula="of:=HEX2DEC([.C75])" office:value-type="float" office:value="187">
            <text:p>187</text:p>
          </table:table-cell>
          <table:table-cell table:style-name="ce39" table:formula="of:=HEX2DEC([.D75])" office:value-type="float" office:value="188">
            <text:p>188</text:p>
          </table:table-cell>
          <table:table-cell table:style-name="ce41" table:formula="of:=IF(AND([.E75]&gt;=0;[.E75]&lt;=31);&quot;+64&quot;;IF(AND([.E75]&gt;=32;[.E75]&lt;=63);&quot;0&quot;;IF(AND([.E75]&gt;=64;[.E75]&lt;=95);&quot;+128&quot;;IF(AND([.E75]&gt;=96;[.E75]&lt;=127);&quot;+64&quot;;IF(AND([.E75]&gt;=128;[.E75]&lt;=159);&quot;-64&quot;;IF(AND([.E75]&gt;=160;[.E75]&lt;=191);&quot;-128&quot;;IF(AND([.E75]&gt;=192;[.E75]&lt;=254);&quot;0&quot;;IF(AND([.E75]=255);&quot;-64&quot;;&quot;&quot;))))))))" office:value-type="string" office:string-value="-128">
            <text:p>-128</text:p>
          </table:table-cell>
          <table:table-cell table:style-name="ce42" table:formula="of:=IF(AND([.F75]&gt;=0;[.F75]&lt;=31);&quot;+64&quot;;IF(AND([.F75]&gt;=32;[.F75]&lt;=63);&quot;0&quot;;IF(AND([.F75]&gt;=64;[.F75]&lt;=95);&quot;+128&quot;;IF(AND([.F75]&gt;=96;[.F75]&lt;=127);&quot;+64&quot;;IF(AND([.F75]&gt;=128;[.F75]&lt;=159);&quot;-64&quot;;IF(AND([.F75]&gt;=160;[.F75]&lt;=191);&quot;-128&quot;;IF(AND([.F75]&gt;=192;[.F75]&lt;=254);&quot;0&quot;;IF(AND([.F75]=255);&quot;-64&quot;;&quot;&quot;))))))))" office:value-type="string" office:string-value="-128">
            <text:p>-128</text:p>
          </table:table-cell>
          <table:table-cell table:style-name="ce42" table:formula="of:=IF(AND([.G75]&gt;=0;[.G75]&lt;=31);&quot;+64&quot;;IF(AND([.G75]&gt;=32;[.G75]&lt;=63);&quot;0&quot;;IF(AND([.G75]&gt;=64;[.G75]&lt;=95);&quot;+128&quot;;IF(AND([.G75]&gt;=96;[.G75]&lt;=127);&quot;+64&quot;;IF(AND([.G75]&gt;=128;[.G75]&lt;=159);&quot;-64&quot;;IF(AND([.G75]&gt;=160;[.G75]&lt;=191);&quot;-128&quot;;IF(AND([.G75]&gt;=192;[.G75]&lt;=254);&quot;0&quot;;IF(AND([.G75]=255);&quot;-64&quot;;&quot;&quot;))))))))" office:value-type="string" office:string-value="-128">
            <text:p>-128</text:p>
          </table:table-cell>
          <table:table-cell table:style-name="ce42" table:formula="of:=IF(AND([.H75]&gt;=0;[.H75]&lt;=31);&quot;+64&quot;;IF(AND([.H75]&gt;=32;[.H75]&lt;=63);&quot;0&quot;;IF(AND([.H75]&gt;=64;[.H75]&lt;=95);&quot;+128&quot;;IF(AND([.H75]&gt;=96;[.H75]&lt;=127);&quot;+64&quot;;IF(AND([.H75]&gt;=128;[.H75]&lt;=159);&quot;-64&quot;;IF(AND([.H75]&gt;=160;[.H75]&lt;=191);&quot;-128&quot;;IF(AND([.H75]&gt;=192;[.H75]&lt;=254);&quot;0&quot;;IF(AND([.H75]=255);&quot;-64&quot;;&quot;&quot;))))))))" office:value-type="string" office:string-value="-128">
            <text:p>-128</text:p>
          </table:table-cell>
          <table:table-cell table:style-name="ce48" table:formula="of:=MID(['Charpad Export'.C240];2;2)" office:value-type="string" office:string-value="0f">
            <text:p>0f</text:p>
          </table:table-cell>
          <table:table-cell table:style-name="ce39" table:formula="of:=HEX2DEC([.M75])" office:value-type="float" office:value="15">
            <text:p>15</text:p>
          </table:table-cell>
          <table:table-cell table:style-name="ce39" table:formula="of:=IF([.N75]=0;&quot;{black}&quot;;IF([.N75]=1;&quot;{white}&quot;;IF([.N75]=2;&quot;{red}&quot;;IF([.N75]=3;&quot;{cyan}&quot;;IF([.N75]=4;&quot;{purple}&quot;;IF([.N75]=5;&quot;{green}&quot;;IF([.N75]=6;&quot;{blue}&quot;;IF([.N75]=7;&quot;{yellow}&quot;;IF([.N75]=8;&quot;{orange}&quot;;IF([.N75]=9;&quot;{brown}&quot;;IF([.N75]=10;&quot;{lt. red}&quot;;IF([.N75]=11;&quot;{gray1}&quot;;IF([.N75]=12;&quot;{gray2}&quot;;IF([.N75]=13;&quot;{lt. green}&quot;;IF([.N75]=14;&quot;{lt. blue}&quot;;IF([.N75]=15;&quot;{gray3}&quot;))))))))))))))))" office:value-type="string" office:string-value="{gray3}">
            <text:p>{gray3}</text:p>
          </table:table-cell>
          <table:table-cell table:style-name="ce51" table:formula="of:=[.M75]" office:value-type="string" office:string-value="0f">
            <text:p>0f</text:p>
          </table:table-cell>
          <table:table-cell table:style-name="ce39" table:formula="of:=HEX2DEC([.P75])" office:value-type="float" office:value="15">
            <text:p>15</text:p>
          </table:table-cell>
          <table:table-cell table:style-name="ce39" table:formula="of:=IF([.Q75]=0;&quot;{black}&quot;;IF([.Q75]=1;&quot;{white}&quot;;IF([.Q75]=2;&quot;{red}&quot;;IF([.Q75]=3;&quot;{cyan}&quot;;IF([.Q75]=4;&quot;{purple}&quot;;IF([.Q75]=5;&quot;{green}&quot;;IF([.Q75]=6;&quot;{blue}&quot;;IF([.Q75]=7;&quot;{yellow}&quot;;IF([.Q75]=8;&quot;{orange}&quot;;IF([.Q75]=9;&quot;{brown}&quot;;IF([.Q75]=10;&quot;{lt. red}&quot;;IF([.Q75]=11;&quot;{gray1}&quot;;IF([.Q75]=12;&quot;{gray2}&quot;;IF([.Q75]=13;&quot;{lt. green}&quot;;IF([.Q75]=14;&quot;{lt. blue}&quot;;IF([.Q75]=15;&quot;{gray3}&quot;))))))))))))))))" office:value-type="string" office:string-value="{gray3}">
            <text:p>{gray3}</text:p>
          </table:table-cell>
          <table:table-cell table:style-name="ce51" table:formula="of:=[.M75]" office:value-type="string" office:string-value="0f">
            <text:p>0f</text:p>
          </table:table-cell>
          <table:table-cell table:style-name="ce39" table:formula="of:=HEX2DEC([.S75])" office:value-type="float" office:value="15">
            <text:p>15</text:p>
          </table:table-cell>
          <table:table-cell table:style-name="ce39" table:formula="of:=IF([.T75]=0;&quot;{black}&quot;;IF([.T75]=1;&quot;{white}&quot;;IF([.T75]=2;&quot;{red}&quot;;IF([.T75]=3;&quot;{cyan}&quot;;IF([.T75]=4;&quot;{purple}&quot;;IF([.T75]=5;&quot;{green}&quot;;IF([.T75]=6;&quot;{blue}&quot;;IF([.T75]=7;&quot;{yellow}&quot;;IF([.T75]=8;&quot;{orange}&quot;;IF([.T75]=9;&quot;{brown}&quot;;IF([.T75]=10;&quot;{lt. red}&quot;;IF([.T75]=11;&quot;{gray1}&quot;;IF([.T75]=12;&quot;{gray2}&quot;;IF([.T75]=13;&quot;{lt. green}&quot;;IF([.T75]=14;&quot;{lt. blue}&quot;;IF([.T75]=15;&quot;{gray3}&quot;))))))))))))))))" office:value-type="string" office:string-value="{gray3}">
            <text:p>{gray3}</text:p>
          </table:table-cell>
          <table:table-cell table:style-name="ce53" table:formula="of:=[.M75]" office:value-type="string" office:string-value="0f">
            <text:p>0f</text:p>
          </table:table-cell>
          <table:table-cell table:style-name="ce39" table:formula="of:=HEX2DEC([.V75])" office:value-type="float" office:value="15">
            <text:p>15</text:p>
          </table:table-cell>
          <table:table-cell table:style-name="ce39" table:formula="of:=IF([.W75]=0;&quot;{black}&quot;;IF([.W75]=1;&quot;{white}&quot;;IF([.W75]=2;&quot;{red}&quot;;IF([.W75]=3;&quot;{cyan}&quot;;IF([.W75]=4;&quot;{purple}&quot;;IF([.W75]=5;&quot;{green}&quot;;IF([.W75]=6;&quot;{blue}&quot;;IF([.W75]=7;&quot;{yellow}&quot;;IF([.W75]=8;&quot;{orange}&quot;;IF([.W75]=9;&quot;{brown}&quot;;IF([.W75]=10;&quot;{lt. red}&quot;;IF([.W75]=11;&quot;{gray1}&quot;;IF([.W75]=12;&quot;{gray2}&quot;;IF([.W75]=13;&quot;{lt. green}&quot;;IF([.W75]=14;&quot;{lt. blue}&quot;;IF([.W75]=15;&quot;{gray3}&quot;))))))))))))))))" office:value-type="string" office:string-value="{gray3}">
            <text:p>{gray3}</text:p>
          </table:table-cell>
          <table:table-cell table:style-name="ce60" office:value-type="string">
            <text:p>data"</text:p>
          </table:table-cell>
          <table:table-cell table:style-name="ce66" table:formula="of:=[.O75]" office:value-type="string" office:string-value="{gray3}">
            <text:p>{gray3}</text:p>
          </table:table-cell>
          <table:table-cell table:style-name="ce66" table:formula="of:=IF(AND([.E75]&gt;=128;[.E75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5]+[.I75]" office:value-type="float" office:value="57">
            <text:p>57</text:p>
          </table:table-cell>
          <table:table-cell table:style-name="ce66" office:value-type="string">
            <text:p>}</text:p>
          </table:table-cell>
          <table:table-cell table:style-name="ce66" table:formula="of:=IF(AND([.F75]&gt;=128;[.F75]&lt;=255);&quot;{rvrs on}&quot;;&quot;{rvrs off}&quot;)" office:value-type="string" office:string-value="{rvrs on}">
            <text:p>{rvrs on}</text:p>
          </table:table-cell>
          <table:table-cell table:style-name="ce66" table:formula="of:=[.R75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F75]+[.J75]" office:value-type="float" office:value="58">
            <text:p>5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5]&gt;=128;[.G75]&lt;=255);&quot;{rvrs on}&quot;;&quot;{rvrs off}&quot;)" office:value-type="string" office:string-value="{rvrs on}">
            <text:p>{rvrs on}</text:p>
          </table:table-cell>
          <table:table-cell table:style-name="ce66" table:formula="of:=[.U75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G75]+[.K75]" office:value-type="float" office:value="59">
            <text:p>59</text:p>
          </table:table-cell>
          <table:table-cell table:style-name="ce66" office:value-type="string">
            <text:p>}</text:p>
          </table:table-cell>
          <table:table-cell table:style-name="ce66" table:formula="of:=IF(AND([.H75]&gt;=128;[.H75]&lt;=255);&quot;{rvrs on}&quot;;&quot;{rvrs off}&quot;)" office:value-type="string" office:string-value="{rvrs on}">
            <text:p>{rvrs on}</text:p>
          </table:table-cell>
          <table:table-cell table:style-name="ce66" table:formula="of:=[.X75]" office:value-type="string" office:string-value="{gray3}">
            <text:p>{gray3}</text:p>
          </table:table-cell>
          <table:table-cell table:style-name="ce66" office:value-type="string">
            <text:p>{</text:p>
          </table:table-cell>
          <table:table-cell table:style-name="ce66" table:formula="of:=[.H75]+[.L75]" office:value-type="float" office:value="60">
            <text:p>6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3">
            <text:p>73</text:p>
          </table:table-cell>
          <table:table-cell table:number-columns-repeated="6"/>
        </table:table-row>
        <table:table-row table:style-name="ro2">
          <table:table-cell table:style-name="ce30" table:formula="of:=MID(['Charpad Export'.J227];2;2)" office:value-type="string" office:string-value="b5">
            <text:p>b5</text:p>
          </table:table-cell>
          <table:table-cell table:style-name="ce30" table:formula="of:=MID(['Charpad Export'.K227];2;2)" office:value-type="string" office:string-value="b6">
            <text:p>b6</text:p>
          </table:table-cell>
          <table:table-cell table:style-name="ce30" table:formula="of:=MID(['Charpad Export'.L227];2;2)" office:value-type="string" office:string-value="b7">
            <text:p>b7</text:p>
          </table:table-cell>
          <table:table-cell table:style-name="ce30" table:formula="of:=MID(['Charpad Export'.M227];2;2)" office:value-type="string" office:string-value="b8">
            <text:p>b8</text:p>
          </table:table-cell>
          <table:table-cell table:style-name="ce36" table:formula="of:=HEX2DEC([.A76])" office:value-type="float" office:value="181">
            <text:p>181</text:p>
          </table:table-cell>
          <table:table-cell table:style-name="ce39" table:formula="of:=HEX2DEC([.B76])" office:value-type="float" office:value="182">
            <text:p>182</text:p>
          </table:table-cell>
          <table:table-cell table:style-name="ce39" table:formula="of:=HEX2DEC([.C76])" office:value-type="float" office:value="183">
            <text:p>183</text:p>
          </table:table-cell>
          <table:table-cell table:style-name="ce39" table:formula="of:=HEX2DEC([.D76])" office:value-type="float" office:value="184">
            <text:p>184</text:p>
          </table:table-cell>
          <table:table-cell table:style-name="ce41" table:formula="of:=IF(AND([.E76]&gt;=0;[.E76]&lt;=31);&quot;+64&quot;;IF(AND([.E76]&gt;=32;[.E76]&lt;=63);&quot;0&quot;;IF(AND([.E76]&gt;=64;[.E76]&lt;=95);&quot;+128&quot;;IF(AND([.E76]&gt;=96;[.E76]&lt;=127);&quot;+64&quot;;IF(AND([.E76]&gt;=128;[.E76]&lt;=159);&quot;-64&quot;;IF(AND([.E76]&gt;=160;[.E76]&lt;=191);&quot;-128&quot;;IF(AND([.E76]&gt;=192;[.E76]&lt;=254);&quot;0&quot;;IF(AND([.E76]=255);&quot;-64&quot;;&quot;&quot;))))))))" office:value-type="string" office:string-value="-128">
            <text:p>-128</text:p>
          </table:table-cell>
          <table:table-cell table:style-name="ce42" table:formula="of:=IF(AND([.F76]&gt;=0;[.F76]&lt;=31);&quot;+64&quot;;IF(AND([.F76]&gt;=32;[.F76]&lt;=63);&quot;0&quot;;IF(AND([.F76]&gt;=64;[.F76]&lt;=95);&quot;+128&quot;;IF(AND([.F76]&gt;=96;[.F76]&lt;=127);&quot;+64&quot;;IF(AND([.F76]&gt;=128;[.F76]&lt;=159);&quot;-64&quot;;IF(AND([.F76]&gt;=160;[.F76]&lt;=191);&quot;-128&quot;;IF(AND([.F76]&gt;=192;[.F76]&lt;=254);&quot;0&quot;;IF(AND([.F76]=255);&quot;-64&quot;;&quot;&quot;))))))))" office:value-type="string" office:string-value="-128">
            <text:p>-128</text:p>
          </table:table-cell>
          <table:table-cell table:style-name="ce42" table:formula="of:=IF(AND([.G76]&gt;=0;[.G76]&lt;=31);&quot;+64&quot;;IF(AND([.G76]&gt;=32;[.G76]&lt;=63);&quot;0&quot;;IF(AND([.G76]&gt;=64;[.G76]&lt;=95);&quot;+128&quot;;IF(AND([.G76]&gt;=96;[.G76]&lt;=127);&quot;+64&quot;;IF(AND([.G76]&gt;=128;[.G76]&lt;=159);&quot;-64&quot;;IF(AND([.G76]&gt;=160;[.G76]&lt;=191);&quot;-128&quot;;IF(AND([.G76]&gt;=192;[.G76]&lt;=254);&quot;0&quot;;IF(AND([.G76]=255);&quot;-64&quot;;&quot;&quot;))))))))" office:value-type="string" office:string-value="-128">
            <text:p>-128</text:p>
          </table:table-cell>
          <table:table-cell table:style-name="ce42" table:formula="of:=IF(AND([.H76]&gt;=0;[.H76]&lt;=31);&quot;+64&quot;;IF(AND([.H76]&gt;=32;[.H76]&lt;=63);&quot;0&quot;;IF(AND([.H76]&gt;=64;[.H76]&lt;=95);&quot;+128&quot;;IF(AND([.H76]&gt;=96;[.H76]&lt;=127);&quot;+64&quot;;IF(AND([.H76]&gt;=128;[.H76]&lt;=159);&quot;-64&quot;;IF(AND([.H76]&gt;=160;[.H76]&lt;=191);&quot;-128&quot;;IF(AND([.H76]&gt;=192;[.H76]&lt;=254);&quot;0&quot;;IF(AND([.H76]=255);&quot;-64&quot;;&quot;&quot;))))))))" office:value-type="string" office:string-value="-128">
            <text:p>-128</text:p>
          </table:table-cell>
          <table:table-cell table:style-name="ce47" table:formula="of:=MID(['Charpad Export'.D240];2;2)" office:value-type="string" office:string-value="0b">
            <text:p>0b</text:p>
          </table:table-cell>
          <table:table-cell table:style-name="ce39" table:formula="of:=HEX2DEC([.M76])" office:value-type="float" office:value="11">
            <text:p>11</text:p>
          </table:table-cell>
          <table:table-cell table:style-name="ce39" table:formula="of:=IF([.N76]=0;&quot;{black}&quot;;IF([.N76]=1;&quot;{white}&quot;;IF([.N76]=2;&quot;{red}&quot;;IF([.N76]=3;&quot;{cyan}&quot;;IF([.N76]=4;&quot;{purple}&quot;;IF([.N76]=5;&quot;{green}&quot;;IF([.N76]=6;&quot;{blue}&quot;;IF([.N76]=7;&quot;{yellow}&quot;;IF([.N76]=8;&quot;{orange}&quot;;IF([.N76]=9;&quot;{brown}&quot;;IF([.N76]=10;&quot;{lt. red}&quot;;IF([.N76]=11;&quot;{gray1}&quot;;IF([.N76]=12;&quot;{gray2}&quot;;IF([.N76]=13;&quot;{lt. green}&quot;;IF([.N76]=14;&quot;{lt. blue}&quot;;IF([.N76]=15;&quot;{gray3}&quot;))))))))))))))))" office:value-type="string" office:string-value="{gray1}">
            <text:p>{gray1}</text:p>
          </table:table-cell>
          <table:table-cell table:style-name="ce49" table:formula="of:=[.M76]" office:value-type="string" office:string-value="0b">
            <text:p>0b</text:p>
          </table:table-cell>
          <table:table-cell table:style-name="ce39" table:formula="of:=HEX2DEC([.P76])" office:value-type="float" office:value="11">
            <text:p>11</text:p>
          </table:table-cell>
          <table:table-cell table:style-name="ce39" table:formula="of:=IF([.Q76]=0;&quot;{black}&quot;;IF([.Q76]=1;&quot;{white}&quot;;IF([.Q76]=2;&quot;{red}&quot;;IF([.Q76]=3;&quot;{cyan}&quot;;IF([.Q76]=4;&quot;{purple}&quot;;IF([.Q76]=5;&quot;{green}&quot;;IF([.Q76]=6;&quot;{blue}&quot;;IF([.Q76]=7;&quot;{yellow}&quot;;IF([.Q76]=8;&quot;{orange}&quot;;IF([.Q76]=9;&quot;{brown}&quot;;IF([.Q76]=10;&quot;{lt. red}&quot;;IF([.Q76]=11;&quot;{gray1}&quot;;IF([.Q76]=12;&quot;{gray2}&quot;;IF([.Q76]=13;&quot;{lt. green}&quot;;IF([.Q76]=14;&quot;{lt. blue}&quot;;IF([.Q76]=15;&quot;{gray3}&quot;))))))))))))))))" office:value-type="string" office:string-value="{gray1}">
            <text:p>{gray1}</text:p>
          </table:table-cell>
          <table:table-cell table:style-name="ce49" table:formula="of:=[.M76]" office:value-type="string" office:string-value="0b">
            <text:p>0b</text:p>
          </table:table-cell>
          <table:table-cell table:style-name="ce39" table:formula="of:=HEX2DEC([.S76])" office:value-type="float" office:value="11">
            <text:p>11</text:p>
          </table:table-cell>
          <table:table-cell table:style-name="ce39" table:formula="of:=IF([.T76]=0;&quot;{black}&quot;;IF([.T76]=1;&quot;{white}&quot;;IF([.T76]=2;&quot;{red}&quot;;IF([.T76]=3;&quot;{cyan}&quot;;IF([.T76]=4;&quot;{purple}&quot;;IF([.T76]=5;&quot;{green}&quot;;IF([.T76]=6;&quot;{blue}&quot;;IF([.T76]=7;&quot;{yellow}&quot;;IF([.T76]=8;&quot;{orange}&quot;;IF([.T76]=9;&quot;{brown}&quot;;IF([.T76]=10;&quot;{lt. red}&quot;;IF([.T76]=11;&quot;{gray1}&quot;;IF([.T76]=12;&quot;{gray2}&quot;;IF([.T76]=13;&quot;{lt. green}&quot;;IF([.T76]=14;&quot;{lt. blue}&quot;;IF([.T76]=15;&quot;{gray3}&quot;))))))))))))))))" office:value-type="string" office:string-value="{gray1}">
            <text:p>{gray1}</text:p>
          </table:table-cell>
          <table:table-cell table:style-name="ce54" table:formula="of:=[.M76]" office:value-type="string" office:string-value="0b">
            <text:p>0b</text:p>
          </table:table-cell>
          <table:table-cell table:style-name="ce39" table:formula="of:=HEX2DEC([.V76])" office:value-type="float" office:value="11">
            <text:p>11</text:p>
          </table:table-cell>
          <table:table-cell table:style-name="ce39" table:formula="of:=IF([.W76]=0;&quot;{black}&quot;;IF([.W76]=1;&quot;{white}&quot;;IF([.W76]=2;&quot;{red}&quot;;IF([.W76]=3;&quot;{cyan}&quot;;IF([.W76]=4;&quot;{purple}&quot;;IF([.W76]=5;&quot;{green}&quot;;IF([.W76]=6;&quot;{blue}&quot;;IF([.W76]=7;&quot;{yellow}&quot;;IF([.W76]=8;&quot;{orange}&quot;;IF([.W76]=9;&quot;{brown}&quot;;IF([.W76]=10;&quot;{lt. red}&quot;;IF([.W76]=11;&quot;{gray1}&quot;;IF([.W76]=12;&quot;{gray2}&quot;;IF([.W76]=13;&quot;{lt. green}&quot;;IF([.W76]=14;&quot;{lt. blue}&quot;;IF([.W76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6]" office:value-type="string" office:string-value="{gray1}">
            <text:p>{gray1}</text:p>
          </table:table-cell>
          <table:table-cell table:style-name="ce66" table:formula="of:=IF(AND([.E76]&gt;=128;[.E76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6]+[.I76]" office:value-type="float" office:value="53">
            <text:p>53</text:p>
          </table:table-cell>
          <table:table-cell table:style-name="ce66" office:value-type="string">
            <text:p>}</text:p>
          </table:table-cell>
          <table:table-cell table:style-name="ce66" table:formula="of:=IF(AND([.F76]&gt;=128;[.F76]&lt;=255);&quot;{rvrs on}&quot;;&quot;{rvrs off}&quot;)" office:value-type="string" office:string-value="{rvrs on}">
            <text:p>{rvrs on}</text:p>
          </table:table-cell>
          <table:table-cell table:style-name="ce66" table:formula="of:=[.R7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6]+[.J76]" office:value-type="float" office:value="54">
            <text:p>5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6]&gt;=128;[.G76]&lt;=255);&quot;{rvrs on}&quot;;&quot;{rvrs off}&quot;)" office:value-type="string" office:string-value="{rvrs on}">
            <text:p>{rvrs on}</text:p>
          </table:table-cell>
          <table:table-cell table:style-name="ce66" table:formula="of:=[.U7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6]+[.K76]" office:value-type="float" office:value="55">
            <text:p>55</text:p>
          </table:table-cell>
          <table:table-cell table:style-name="ce66" office:value-type="string">
            <text:p>}</text:p>
          </table:table-cell>
          <table:table-cell table:style-name="ce66" table:formula="of:=IF(AND([.H76]&gt;=128;[.H76]&lt;=255);&quot;{rvrs on}&quot;;&quot;{rvrs off}&quot;)" office:value-type="string" office:string-value="{rvrs on}">
            <text:p>{rvrs on}</text:p>
          </table:table-cell>
          <table:table-cell table:style-name="ce66" table:formula="of:=[.X76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6]+[.L76]" office:value-type="float" office:value="56">
            <text:p>5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4">
            <text:p>74</text:p>
          </table:table-cell>
          <table:table-cell table:number-columns-repeated="6"/>
        </table:table-row>
        <table:table-row table:style-name="ro2">
          <table:table-cell table:style-name="ce30" table:formula="of:=MID(['Charpad Export'.N227];2;2)" office:value-type="string" office:string-value="b5">
            <text:p>b5</text:p>
          </table:table-cell>
          <table:table-cell table:style-name="ce30" table:formula="of:=MID(['Charpad Export'.O227];2;2)" office:value-type="string" office:string-value="b6">
            <text:p>b6</text:p>
          </table:table-cell>
          <table:table-cell table:style-name="ce30" table:formula="of:=MID(['Charpad Export'.P227];2;2)" office:value-type="string" office:string-value="b7">
            <text:p>b7</text:p>
          </table:table-cell>
          <table:table-cell table:style-name="ce30" table:formula="of:=MID(['Charpad Export'.Q227];2;2)" office:value-type="string" office:string-value="b8">
            <text:p>b8</text:p>
          </table:table-cell>
          <table:table-cell table:style-name="ce36" table:formula="of:=HEX2DEC([.A77])" office:value-type="float" office:value="181">
            <text:p>181</text:p>
          </table:table-cell>
          <table:table-cell table:style-name="ce39" table:formula="of:=HEX2DEC([.B77])" office:value-type="float" office:value="182">
            <text:p>182</text:p>
          </table:table-cell>
          <table:table-cell table:style-name="ce39" table:formula="of:=HEX2DEC([.C77])" office:value-type="float" office:value="183">
            <text:p>183</text:p>
          </table:table-cell>
          <table:table-cell table:style-name="ce39" table:formula="of:=HEX2DEC([.D77])" office:value-type="float" office:value="184">
            <text:p>184</text:p>
          </table:table-cell>
          <table:table-cell table:style-name="ce41" table:formula="of:=IF(AND([.E77]&gt;=0;[.E77]&lt;=31);&quot;+64&quot;;IF(AND([.E77]&gt;=32;[.E77]&lt;=63);&quot;0&quot;;IF(AND([.E77]&gt;=64;[.E77]&lt;=95);&quot;+128&quot;;IF(AND([.E77]&gt;=96;[.E77]&lt;=127);&quot;+64&quot;;IF(AND([.E77]&gt;=128;[.E77]&lt;=159);&quot;-64&quot;;IF(AND([.E77]&gt;=160;[.E77]&lt;=191);&quot;-128&quot;;IF(AND([.E77]&gt;=192;[.E77]&lt;=254);&quot;0&quot;;IF(AND([.E77]=255);&quot;-64&quot;;&quot;&quot;))))))))" office:value-type="string" office:string-value="-128">
            <text:p>-128</text:p>
          </table:table-cell>
          <table:table-cell table:style-name="ce42" table:formula="of:=IF(AND([.F77]&gt;=0;[.F77]&lt;=31);&quot;+64&quot;;IF(AND([.F77]&gt;=32;[.F77]&lt;=63);&quot;0&quot;;IF(AND([.F77]&gt;=64;[.F77]&lt;=95);&quot;+128&quot;;IF(AND([.F77]&gt;=96;[.F77]&lt;=127);&quot;+64&quot;;IF(AND([.F77]&gt;=128;[.F77]&lt;=159);&quot;-64&quot;;IF(AND([.F77]&gt;=160;[.F77]&lt;=191);&quot;-128&quot;;IF(AND([.F77]&gt;=192;[.F77]&lt;=254);&quot;0&quot;;IF(AND([.F77]=255);&quot;-64&quot;;&quot;&quot;))))))))" office:value-type="string" office:string-value="-128">
            <text:p>-128</text:p>
          </table:table-cell>
          <table:table-cell table:style-name="ce42" table:formula="of:=IF(AND([.G77]&gt;=0;[.G77]&lt;=31);&quot;+64&quot;;IF(AND([.G77]&gt;=32;[.G77]&lt;=63);&quot;0&quot;;IF(AND([.G77]&gt;=64;[.G77]&lt;=95);&quot;+128&quot;;IF(AND([.G77]&gt;=96;[.G77]&lt;=127);&quot;+64&quot;;IF(AND([.G77]&gt;=128;[.G77]&lt;=159);&quot;-64&quot;;IF(AND([.G77]&gt;=160;[.G77]&lt;=191);&quot;-128&quot;;IF(AND([.G77]&gt;=192;[.G77]&lt;=254);&quot;0&quot;;IF(AND([.G77]=255);&quot;-64&quot;;&quot;&quot;))))))))" office:value-type="string" office:string-value="-128">
            <text:p>-128</text:p>
          </table:table-cell>
          <table:table-cell table:style-name="ce42" table:formula="of:=IF(AND([.H77]&gt;=0;[.H77]&lt;=31);&quot;+64&quot;;IF(AND([.H77]&gt;=32;[.H77]&lt;=63);&quot;0&quot;;IF(AND([.H77]&gt;=64;[.H77]&lt;=95);&quot;+128&quot;;IF(AND([.H77]&gt;=96;[.H77]&lt;=127);&quot;+64&quot;;IF(AND([.H77]&gt;=128;[.H77]&lt;=159);&quot;-64&quot;;IF(AND([.H77]&gt;=160;[.H77]&lt;=191);&quot;-128&quot;;IF(AND([.H77]&gt;=192;[.H77]&lt;=254);&quot;0&quot;;IF(AND([.H77]=255);&quot;-64&quot;;&quot;&quot;))))))))" office:value-type="string" office:string-value="-128">
            <text:p>-128</text:p>
          </table:table-cell>
          <table:table-cell table:style-name="ce48" table:formula="of:=MID(['Charpad Export'.E240];2;2)" office:value-type="string" office:string-value="0d">
            <text:p>0d</text:p>
          </table:table-cell>
          <table:table-cell table:style-name="ce39" table:formula="of:=HEX2DEC([.M77])" office:value-type="float" office:value="13">
            <text:p>13</text:p>
          </table:table-cell>
          <table:table-cell table:style-name="ce39" table:formula="of:=IF([.N77]=0;&quot;{black}&quot;;IF([.N77]=1;&quot;{white}&quot;;IF([.N77]=2;&quot;{red}&quot;;IF([.N77]=3;&quot;{cyan}&quot;;IF([.N77]=4;&quot;{purple}&quot;;IF([.N77]=5;&quot;{green}&quot;;IF([.N77]=6;&quot;{blue}&quot;;IF([.N77]=7;&quot;{yellow}&quot;;IF([.N77]=8;&quot;{orange}&quot;;IF([.N77]=9;&quot;{brown}&quot;;IF([.N77]=10;&quot;{lt. red}&quot;;IF([.N77]=11;&quot;{gray1}&quot;;IF([.N77]=12;&quot;{gray2}&quot;;IF([.N77]=13;&quot;{lt. green}&quot;;IF([.N77]=14;&quot;{lt. blue}&quot;;IF([.N77]=15;&quot;{gray3}&quot;))))))))))))))))" office:value-type="string" office:string-value="{lt. green}">
            <text:p>{lt. green}</text:p>
          </table:table-cell>
          <table:table-cell table:style-name="ce51" table:formula="of:=[.M77]" office:value-type="string" office:string-value="0d">
            <text:p>0d</text:p>
          </table:table-cell>
          <table:table-cell table:style-name="ce39" table:formula="of:=HEX2DEC([.P77])" office:value-type="float" office:value="13">
            <text:p>13</text:p>
          </table:table-cell>
          <table:table-cell table:style-name="ce39" table:formula="of:=IF([.Q77]=0;&quot;{black}&quot;;IF([.Q77]=1;&quot;{white}&quot;;IF([.Q77]=2;&quot;{red}&quot;;IF([.Q77]=3;&quot;{cyan}&quot;;IF([.Q77]=4;&quot;{purple}&quot;;IF([.Q77]=5;&quot;{green}&quot;;IF([.Q77]=6;&quot;{blue}&quot;;IF([.Q77]=7;&quot;{yellow}&quot;;IF([.Q77]=8;&quot;{orange}&quot;;IF([.Q77]=9;&quot;{brown}&quot;;IF([.Q77]=10;&quot;{lt. red}&quot;;IF([.Q77]=11;&quot;{gray1}&quot;;IF([.Q77]=12;&quot;{gray2}&quot;;IF([.Q77]=13;&quot;{lt. green}&quot;;IF([.Q77]=14;&quot;{lt. blue}&quot;;IF([.Q77]=15;&quot;{gray3}&quot;))))))))))))))))" office:value-type="string" office:string-value="{lt. green}">
            <text:p>{lt. green}</text:p>
          </table:table-cell>
          <table:table-cell table:style-name="ce51" table:formula="of:=[.M77]" office:value-type="string" office:string-value="0d">
            <text:p>0d</text:p>
          </table:table-cell>
          <table:table-cell table:style-name="ce39" table:formula="of:=HEX2DEC([.S77])" office:value-type="float" office:value="13">
            <text:p>13</text:p>
          </table:table-cell>
          <table:table-cell table:style-name="ce39" table:formula="of:=IF([.T77]=0;&quot;{black}&quot;;IF([.T77]=1;&quot;{white}&quot;;IF([.T77]=2;&quot;{red}&quot;;IF([.T77]=3;&quot;{cyan}&quot;;IF([.T77]=4;&quot;{purple}&quot;;IF([.T77]=5;&quot;{green}&quot;;IF([.T77]=6;&quot;{blue}&quot;;IF([.T77]=7;&quot;{yellow}&quot;;IF([.T77]=8;&quot;{orange}&quot;;IF([.T77]=9;&quot;{brown}&quot;;IF([.T77]=10;&quot;{lt. red}&quot;;IF([.T77]=11;&quot;{gray1}&quot;;IF([.T77]=12;&quot;{gray2}&quot;;IF([.T77]=13;&quot;{lt. green}&quot;;IF([.T77]=14;&quot;{lt. blue}&quot;;IF([.T77]=15;&quot;{gray3}&quot;))))))))))))))))" office:value-type="string" office:string-value="{lt. green}">
            <text:p>{lt. green}</text:p>
          </table:table-cell>
          <table:table-cell table:style-name="ce53" table:formula="of:=[.M77]" office:value-type="string" office:string-value="0d">
            <text:p>0d</text:p>
          </table:table-cell>
          <table:table-cell table:style-name="ce39" table:formula="of:=HEX2DEC([.V77])" office:value-type="float" office:value="13">
            <text:p>13</text:p>
          </table:table-cell>
          <table:table-cell table:style-name="ce39" table:formula="of:=IF([.W77]=0;&quot;{black}&quot;;IF([.W77]=1;&quot;{white}&quot;;IF([.W77]=2;&quot;{red}&quot;;IF([.W77]=3;&quot;{cyan}&quot;;IF([.W77]=4;&quot;{purple}&quot;;IF([.W77]=5;&quot;{green}&quot;;IF([.W77]=6;&quot;{blue}&quot;;IF([.W77]=7;&quot;{yellow}&quot;;IF([.W77]=8;&quot;{orange}&quot;;IF([.W77]=9;&quot;{brown}&quot;;IF([.W77]=10;&quot;{lt. red}&quot;;IF([.W77]=11;&quot;{gray1}&quot;;IF([.W77]=12;&quot;{gray2}&quot;;IF([.W77]=13;&quot;{lt. green}&quot;;IF([.W77]=14;&quot;{lt. blue}&quot;;IF([.W77]=15;&quot;{gray3}&quot;))))))))))))))))" office:value-type="string" office:string-value="{lt. green}">
            <text:p>{lt. green}</text:p>
          </table:table-cell>
          <table:table-cell table:style-name="ce60" office:value-type="string">
            <text:p>data"</text:p>
          </table:table-cell>
          <table:table-cell table:style-name="ce66" table:formula="of:=[.O77]" office:value-type="string" office:string-value="{lt. green}">
            <text:p>{lt. green}</text:p>
          </table:table-cell>
          <table:table-cell table:style-name="ce66" table:formula="of:=IF(AND([.E77]&gt;=128;[.E77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7]+[.I77]" office:value-type="float" office:value="53">
            <text:p>53</text:p>
          </table:table-cell>
          <table:table-cell table:style-name="ce66" office:value-type="string">
            <text:p>}</text:p>
          </table:table-cell>
          <table:table-cell table:style-name="ce66" table:formula="of:=IF(AND([.F77]&gt;=128;[.F77]&lt;=255);&quot;{rvrs on}&quot;;&quot;{rvrs off}&quot;)" office:value-type="string" office:string-value="{rvrs on}">
            <text:p>{rvrs on}</text:p>
          </table:table-cell>
          <table:table-cell table:style-name="ce66" table:formula="of:=[.R77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F77]+[.J77]" office:value-type="float" office:value="54">
            <text:p>5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7]&gt;=128;[.G77]&lt;=255);&quot;{rvrs on}&quot;;&quot;{rvrs off}&quot;)" office:value-type="string" office:string-value="{rvrs on}">
            <text:p>{rvrs on}</text:p>
          </table:table-cell>
          <table:table-cell table:style-name="ce66" table:formula="of:=[.U77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G77]+[.K77]" office:value-type="float" office:value="55">
            <text:p>55</text:p>
          </table:table-cell>
          <table:table-cell table:style-name="ce66" office:value-type="string">
            <text:p>}</text:p>
          </table:table-cell>
          <table:table-cell table:style-name="ce66" table:formula="of:=IF(AND([.H77]&gt;=128;[.H77]&lt;=255);&quot;{rvrs on}&quot;;&quot;{rvrs off}&quot;)" office:value-type="string" office:string-value="{rvrs on}">
            <text:p>{rvrs on}</text:p>
          </table:table-cell>
          <table:table-cell table:style-name="ce66" table:formula="of:=[.X77]" office:value-type="string" office:string-value="{lt. green}">
            <text:p>{lt. green}</text:p>
          </table:table-cell>
          <table:table-cell table:style-name="ce66" office:value-type="string">
            <text:p>{</text:p>
          </table:table-cell>
          <table:table-cell table:style-name="ce66" table:formula="of:=[.H77]+[.L77]" office:value-type="float" office:value="56">
            <text:p>5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5">
            <text:p>75</text:p>
          </table:table-cell>
          <table:table-cell table:number-columns-repeated="6"/>
        </table:table-row>
        <table:table-row table:style-name="ro2">
          <table:table-cell table:style-name="ce32" table:formula="of:=MID(['Charpad Export'.B228];2;2)" office:value-type="string" office:string-value="c1">
            <text:p>c1</text:p>
          </table:table-cell>
          <table:table-cell table:style-name="ce32" table:formula="of:=MID(['Charpad Export'.C228];2;2)" office:value-type="string" office:string-value="c2">
            <text:p>c2</text:p>
          </table:table-cell>
          <table:table-cell table:style-name="ce32" table:formula="of:=MID(['Charpad Export'.D228];2;2)" office:value-type="string" office:string-value="c3">
            <text:p>c3</text:p>
          </table:table-cell>
          <table:table-cell table:style-name="ce32" table:formula="of:=MID(['Charpad Export'.E228];2;2)" office:value-type="string" office:string-value="c4">
            <text:p>c4</text:p>
          </table:table-cell>
          <table:table-cell table:style-name="ce36" table:formula="of:=HEX2DEC([.A78])" office:value-type="float" office:value="193">
            <text:p>193</text:p>
          </table:table-cell>
          <table:table-cell table:style-name="ce39" table:formula="of:=HEX2DEC([.B78])" office:value-type="float" office:value="194">
            <text:p>194</text:p>
          </table:table-cell>
          <table:table-cell table:style-name="ce39" table:formula="of:=HEX2DEC([.C78])" office:value-type="float" office:value="195">
            <text:p>195</text:p>
          </table:table-cell>
          <table:table-cell table:style-name="ce39" table:formula="of:=HEX2DEC([.D78])" office:value-type="float" office:value="196">
            <text:p>196</text:p>
          </table:table-cell>
          <table:table-cell table:style-name="ce41" table:formula="of:=IF(AND([.E78]&gt;=0;[.E78]&lt;=31);&quot;+64&quot;;IF(AND([.E78]&gt;=32;[.E78]&lt;=63);&quot;0&quot;;IF(AND([.E78]&gt;=64;[.E78]&lt;=95);&quot;+128&quot;;IF(AND([.E78]&gt;=96;[.E78]&lt;=127);&quot;+64&quot;;IF(AND([.E78]&gt;=128;[.E78]&lt;=159);&quot;-64&quot;;IF(AND([.E78]&gt;=160;[.E78]&lt;=191);&quot;-128&quot;;IF(AND([.E78]&gt;=192;[.E78]&lt;=254);&quot;0&quot;;IF(AND([.E78]=255);&quot;-64&quot;;&quot;&quot;))))))))" office:value-type="string" office:string-value="0">
            <text:p>0</text:p>
          </table:table-cell>
          <table:table-cell table:style-name="ce42" table:formula="of:=IF(AND([.F78]&gt;=0;[.F78]&lt;=31);&quot;+64&quot;;IF(AND([.F78]&gt;=32;[.F78]&lt;=63);&quot;0&quot;;IF(AND([.F78]&gt;=64;[.F78]&lt;=95);&quot;+128&quot;;IF(AND([.F78]&gt;=96;[.F78]&lt;=127);&quot;+64&quot;;IF(AND([.F78]&gt;=128;[.F78]&lt;=159);&quot;-64&quot;;IF(AND([.F78]&gt;=160;[.F78]&lt;=191);&quot;-128&quot;;IF(AND([.F78]&gt;=192;[.F78]&lt;=254);&quot;0&quot;;IF(AND([.F78]=255);&quot;-64&quot;;&quot;&quot;))))))))" office:value-type="string" office:string-value="0">
            <text:p>0</text:p>
          </table:table-cell>
          <table:table-cell table:style-name="ce42" table:formula="of:=IF(AND([.G78]&gt;=0;[.G78]&lt;=31);&quot;+64&quot;;IF(AND([.G78]&gt;=32;[.G78]&lt;=63);&quot;0&quot;;IF(AND([.G78]&gt;=64;[.G78]&lt;=95);&quot;+128&quot;;IF(AND([.G78]&gt;=96;[.G78]&lt;=127);&quot;+64&quot;;IF(AND([.G78]&gt;=128;[.G78]&lt;=159);&quot;-64&quot;;IF(AND([.G78]&gt;=160;[.G78]&lt;=191);&quot;-128&quot;;IF(AND([.G78]&gt;=192;[.G78]&lt;=254);&quot;0&quot;;IF(AND([.G78]=255);&quot;-64&quot;;&quot;&quot;))))))))" office:value-type="string" office:string-value="0">
            <text:p>0</text:p>
          </table:table-cell>
          <table:table-cell table:style-name="ce42" table:formula="of:=IF(AND([.H78]&gt;=0;[.H78]&lt;=31);&quot;+64&quot;;IF(AND([.H78]&gt;=32;[.H78]&lt;=63);&quot;0&quot;;IF(AND([.H78]&gt;=64;[.H78]&lt;=95);&quot;+128&quot;;IF(AND([.H78]&gt;=96;[.H78]&lt;=127);&quot;+64&quot;;IF(AND([.H78]&gt;=128;[.H78]&lt;=159);&quot;-64&quot;;IF(AND([.H78]&gt;=160;[.H78]&lt;=191);&quot;-128&quot;;IF(AND([.H78]&gt;=192;[.H78]&lt;=254);&quot;0&quot;;IF(AND([.H78]=255);&quot;-64&quot;;&quot;&quot;))))))))" office:value-type="string" office:string-value="0">
            <text:p>0</text:p>
          </table:table-cell>
          <table:table-cell table:style-name="ce47" table:formula="of:=MID(['Charpad Export'.F240];2;2)" office:value-type="string" office:string-value="0b">
            <text:p>0b</text:p>
          </table:table-cell>
          <table:table-cell table:style-name="ce39" table:formula="of:=HEX2DEC([.M78])" office:value-type="float" office:value="11">
            <text:p>11</text:p>
          </table:table-cell>
          <table:table-cell table:style-name="ce39" table:formula="of:=IF([.N78]=0;&quot;{black}&quot;;IF([.N78]=1;&quot;{white}&quot;;IF([.N78]=2;&quot;{red}&quot;;IF([.N78]=3;&quot;{cyan}&quot;;IF([.N78]=4;&quot;{purple}&quot;;IF([.N78]=5;&quot;{green}&quot;;IF([.N78]=6;&quot;{blue}&quot;;IF([.N78]=7;&quot;{yellow}&quot;;IF([.N78]=8;&quot;{orange}&quot;;IF([.N78]=9;&quot;{brown}&quot;;IF([.N78]=10;&quot;{lt. red}&quot;;IF([.N78]=11;&quot;{gray1}&quot;;IF([.N78]=12;&quot;{gray2}&quot;;IF([.N78]=13;&quot;{lt. green}&quot;;IF([.N78]=14;&quot;{lt. blue}&quot;;IF([.N78]=15;&quot;{gray3}&quot;))))))))))))))))" office:value-type="string" office:string-value="{gray1}">
            <text:p>{gray1}</text:p>
          </table:table-cell>
          <table:table-cell table:style-name="ce49" table:formula="of:=[.M78]" office:value-type="string" office:string-value="0b">
            <text:p>0b</text:p>
          </table:table-cell>
          <table:table-cell table:style-name="ce39" table:formula="of:=HEX2DEC([.P78])" office:value-type="float" office:value="11">
            <text:p>11</text:p>
          </table:table-cell>
          <table:table-cell table:style-name="ce39" table:formula="of:=IF([.Q78]=0;&quot;{black}&quot;;IF([.Q78]=1;&quot;{white}&quot;;IF([.Q78]=2;&quot;{red}&quot;;IF([.Q78]=3;&quot;{cyan}&quot;;IF([.Q78]=4;&quot;{purple}&quot;;IF([.Q78]=5;&quot;{green}&quot;;IF([.Q78]=6;&quot;{blue}&quot;;IF([.Q78]=7;&quot;{yellow}&quot;;IF([.Q78]=8;&quot;{orange}&quot;;IF([.Q78]=9;&quot;{brown}&quot;;IF([.Q78]=10;&quot;{lt. red}&quot;;IF([.Q78]=11;&quot;{gray1}&quot;;IF([.Q78]=12;&quot;{gray2}&quot;;IF([.Q78]=13;&quot;{lt. green}&quot;;IF([.Q78]=14;&quot;{lt. blue}&quot;;IF([.Q78]=15;&quot;{gray3}&quot;))))))))))))))))" office:value-type="string" office:string-value="{gray1}">
            <text:p>{gray1}</text:p>
          </table:table-cell>
          <table:table-cell table:style-name="ce49" table:formula="of:=[.M78]" office:value-type="string" office:string-value="0b">
            <text:p>0b</text:p>
          </table:table-cell>
          <table:table-cell table:style-name="ce39" table:formula="of:=HEX2DEC([.S78])" office:value-type="float" office:value="11">
            <text:p>11</text:p>
          </table:table-cell>
          <table:table-cell table:style-name="ce39" table:formula="of:=IF([.T78]=0;&quot;{black}&quot;;IF([.T78]=1;&quot;{white}&quot;;IF([.T78]=2;&quot;{red}&quot;;IF([.T78]=3;&quot;{cyan}&quot;;IF([.T78]=4;&quot;{purple}&quot;;IF([.T78]=5;&quot;{green}&quot;;IF([.T78]=6;&quot;{blue}&quot;;IF([.T78]=7;&quot;{yellow}&quot;;IF([.T78]=8;&quot;{orange}&quot;;IF([.T78]=9;&quot;{brown}&quot;;IF([.T78]=10;&quot;{lt. red}&quot;;IF([.T78]=11;&quot;{gray1}&quot;;IF([.T78]=12;&quot;{gray2}&quot;;IF([.T78]=13;&quot;{lt. green}&quot;;IF([.T78]=14;&quot;{lt. blue}&quot;;IF([.T78]=15;&quot;{gray3}&quot;))))))))))))))))" office:value-type="string" office:string-value="{gray1}">
            <text:p>{gray1}</text:p>
          </table:table-cell>
          <table:table-cell table:style-name="ce54" table:formula="of:=[.M78]" office:value-type="string" office:string-value="0b">
            <text:p>0b</text:p>
          </table:table-cell>
          <table:table-cell table:style-name="ce39" table:formula="of:=HEX2DEC([.V78])" office:value-type="float" office:value="11">
            <text:p>11</text:p>
          </table:table-cell>
          <table:table-cell table:style-name="ce39" table:formula="of:=IF([.W78]=0;&quot;{black}&quot;;IF([.W78]=1;&quot;{white}&quot;;IF([.W78]=2;&quot;{red}&quot;;IF([.W78]=3;&quot;{cyan}&quot;;IF([.W78]=4;&quot;{purple}&quot;;IF([.W78]=5;&quot;{green}&quot;;IF([.W78]=6;&quot;{blue}&quot;;IF([.W78]=7;&quot;{yellow}&quot;;IF([.W78]=8;&quot;{orange}&quot;;IF([.W78]=9;&quot;{brown}&quot;;IF([.W78]=10;&quot;{lt. red}&quot;;IF([.W78]=11;&quot;{gray1}&quot;;IF([.W78]=12;&quot;{gray2}&quot;;IF([.W78]=13;&quot;{lt. green}&quot;;IF([.W78]=14;&quot;{lt. blue}&quot;;IF([.W78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8]" office:value-type="string" office:string-value="{gray1}">
            <text:p>{gray1}</text:p>
          </table:table-cell>
          <table:table-cell table:style-name="ce66" table:formula="of:=IF(AND([.E78]&gt;=128;[.E78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8]+[.I78]" office:value-type="float" office:value="193">
            <text:p>193</text:p>
          </table:table-cell>
          <table:table-cell table:style-name="ce66" office:value-type="string">
            <text:p>}</text:p>
          </table:table-cell>
          <table:table-cell table:style-name="ce66" table:formula="of:=IF(AND([.F78]&gt;=128;[.F78]&lt;=255);&quot;{rvrs on}&quot;;&quot;{rvrs off}&quot;)" office:value-type="string" office:string-value="{rvrs on}">
            <text:p>{rvrs on}</text:p>
          </table:table-cell>
          <table:table-cell table:style-name="ce66" table:formula="of:=[.R7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8]+[.J78]" office:value-type="float" office:value="194">
            <text:p>194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8]&gt;=128;[.G78]&lt;=255);&quot;{rvrs on}&quot;;&quot;{rvrs off}&quot;)" office:value-type="string" office:string-value="{rvrs on}">
            <text:p>{rvrs on}</text:p>
          </table:table-cell>
          <table:table-cell table:style-name="ce66" table:formula="of:=[.U7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8]+[.K78]" office:value-type="float" office:value="195">
            <text:p>195</text:p>
          </table:table-cell>
          <table:table-cell table:style-name="ce66" office:value-type="string">
            <text:p>}</text:p>
          </table:table-cell>
          <table:table-cell table:style-name="ce66" table:formula="of:=IF(AND([.H78]&gt;=128;[.H78]&lt;=255);&quot;{rvrs on}&quot;;&quot;{rvrs off}&quot;)" office:value-type="string" office:string-value="{rvrs on}">
            <text:p>{rvrs on}</text:p>
          </table:table-cell>
          <table:table-cell table:style-name="ce66" table:formula="of:=[.X78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8]+[.L78]" office:value-type="float" office:value="196">
            <text:p>196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6">
            <text:p>76</text:p>
          </table:table-cell>
          <table:table-cell table:number-columns-repeated="6"/>
        </table:table-row>
        <table:table-row table:style-name="ro2">
          <table:table-cell table:style-name="ce32" table:formula="of:=MID(['Charpad Export'.F228];2;2)" office:value-type="string" office:string-value="c5">
            <text:p>c5</text:p>
          </table:table-cell>
          <table:table-cell table:style-name="ce32" table:formula="of:=MID(['Charpad Export'.G228];2;2)" office:value-type="string" office:string-value="c6">
            <text:p>c6</text:p>
          </table:table-cell>
          <table:table-cell table:style-name="ce32" table:formula="of:=MID(['Charpad Export'.H228];2;2)" office:value-type="string" office:string-value="c7">
            <text:p>c7</text:p>
          </table:table-cell>
          <table:table-cell table:style-name="ce32" table:formula="of:=MID(['Charpad Export'.I228];2;2)" office:value-type="string" office:string-value="c8">
            <text:p>c8</text:p>
          </table:table-cell>
          <table:table-cell table:style-name="ce36" table:formula="of:=HEX2DEC([.A79])" office:value-type="float" office:value="197">
            <text:p>197</text:p>
          </table:table-cell>
          <table:table-cell table:style-name="ce39" table:formula="of:=HEX2DEC([.B79])" office:value-type="float" office:value="198">
            <text:p>198</text:p>
          </table:table-cell>
          <table:table-cell table:style-name="ce39" table:formula="of:=HEX2DEC([.C79])" office:value-type="float" office:value="199">
            <text:p>199</text:p>
          </table:table-cell>
          <table:table-cell table:style-name="ce39" table:formula="of:=HEX2DEC([.D79])" office:value-type="float" office:value="200">
            <text:p>200</text:p>
          </table:table-cell>
          <table:table-cell table:style-name="ce41" table:formula="of:=IF(AND([.E79]&gt;=0;[.E79]&lt;=31);&quot;+64&quot;;IF(AND([.E79]&gt;=32;[.E79]&lt;=63);&quot;0&quot;;IF(AND([.E79]&gt;=64;[.E79]&lt;=95);&quot;+128&quot;;IF(AND([.E79]&gt;=96;[.E79]&lt;=127);&quot;+64&quot;;IF(AND([.E79]&gt;=128;[.E79]&lt;=159);&quot;-64&quot;;IF(AND([.E79]&gt;=160;[.E79]&lt;=191);&quot;-128&quot;;IF(AND([.E79]&gt;=192;[.E79]&lt;=254);&quot;0&quot;;IF(AND([.E79]=255);&quot;-64&quot;;&quot;&quot;))))))))" office:value-type="string" office:string-value="0">
            <text:p>0</text:p>
          </table:table-cell>
          <table:table-cell table:style-name="ce42" table:formula="of:=IF(AND([.F79]&gt;=0;[.F79]&lt;=31);&quot;+64&quot;;IF(AND([.F79]&gt;=32;[.F79]&lt;=63);&quot;0&quot;;IF(AND([.F79]&gt;=64;[.F79]&lt;=95);&quot;+128&quot;;IF(AND([.F79]&gt;=96;[.F79]&lt;=127);&quot;+64&quot;;IF(AND([.F79]&gt;=128;[.F79]&lt;=159);&quot;-64&quot;;IF(AND([.F79]&gt;=160;[.F79]&lt;=191);&quot;-128&quot;;IF(AND([.F79]&gt;=192;[.F79]&lt;=254);&quot;0&quot;;IF(AND([.F79]=255);&quot;-64&quot;;&quot;&quot;))))))))" office:value-type="string" office:string-value="0">
            <text:p>0</text:p>
          </table:table-cell>
          <table:table-cell table:style-name="ce42" table:formula="of:=IF(AND([.G79]&gt;=0;[.G79]&lt;=31);&quot;+64&quot;;IF(AND([.G79]&gt;=32;[.G79]&lt;=63);&quot;0&quot;;IF(AND([.G79]&gt;=64;[.G79]&lt;=95);&quot;+128&quot;;IF(AND([.G79]&gt;=96;[.G79]&lt;=127);&quot;+64&quot;;IF(AND([.G79]&gt;=128;[.G79]&lt;=159);&quot;-64&quot;;IF(AND([.G79]&gt;=160;[.G79]&lt;=191);&quot;-128&quot;;IF(AND([.G79]&gt;=192;[.G79]&lt;=254);&quot;0&quot;;IF(AND([.G79]=255);&quot;-64&quot;;&quot;&quot;))))))))" office:value-type="string" office:string-value="0">
            <text:p>0</text:p>
          </table:table-cell>
          <table:table-cell table:style-name="ce42" table:formula="of:=IF(AND([.H79]&gt;=0;[.H79]&lt;=31);&quot;+64&quot;;IF(AND([.H79]&gt;=32;[.H79]&lt;=63);&quot;0&quot;;IF(AND([.H79]&gt;=64;[.H79]&lt;=95);&quot;+128&quot;;IF(AND([.H79]&gt;=96;[.H79]&lt;=127);&quot;+64&quot;;IF(AND([.H79]&gt;=128;[.H79]&lt;=159);&quot;-64&quot;;IF(AND([.H79]&gt;=160;[.H79]&lt;=191);&quot;-128&quot;;IF(AND([.H79]&gt;=192;[.H79]&lt;=254);&quot;0&quot;;IF(AND([.H79]=255);&quot;-64&quot;;&quot;&quot;))))))))" office:value-type="string" office:string-value="0">
            <text:p>0</text:p>
          </table:table-cell>
          <table:table-cell table:style-name="ce48" table:formula="of:=MID(['Charpad Export'.G240];2;2)" office:value-type="string" office:string-value="0b">
            <text:p>0b</text:p>
          </table:table-cell>
          <table:table-cell table:style-name="ce39" table:formula="of:=HEX2DEC([.M79])" office:value-type="float" office:value="11">
            <text:p>11</text:p>
          </table:table-cell>
          <table:table-cell table:style-name="ce39" table:formula="of:=IF([.N79]=0;&quot;{black}&quot;;IF([.N79]=1;&quot;{white}&quot;;IF([.N79]=2;&quot;{red}&quot;;IF([.N79]=3;&quot;{cyan}&quot;;IF([.N79]=4;&quot;{purple}&quot;;IF([.N79]=5;&quot;{green}&quot;;IF([.N79]=6;&quot;{blue}&quot;;IF([.N79]=7;&quot;{yellow}&quot;;IF([.N79]=8;&quot;{orange}&quot;;IF([.N79]=9;&quot;{brown}&quot;;IF([.N79]=10;&quot;{lt. red}&quot;;IF([.N79]=11;&quot;{gray1}&quot;;IF([.N79]=12;&quot;{gray2}&quot;;IF([.N79]=13;&quot;{lt. green}&quot;;IF([.N79]=14;&quot;{lt. blue}&quot;;IF([.N79]=15;&quot;{gray3}&quot;))))))))))))))))" office:value-type="string" office:string-value="{gray1}">
            <text:p>{gray1}</text:p>
          </table:table-cell>
          <table:table-cell table:style-name="ce51" table:formula="of:=[.M79]" office:value-type="string" office:string-value="0b">
            <text:p>0b</text:p>
          </table:table-cell>
          <table:table-cell table:style-name="ce39" table:formula="of:=HEX2DEC([.P79])" office:value-type="float" office:value="11">
            <text:p>11</text:p>
          </table:table-cell>
          <table:table-cell table:style-name="ce39" table:formula="of:=IF([.Q79]=0;&quot;{black}&quot;;IF([.Q79]=1;&quot;{white}&quot;;IF([.Q79]=2;&quot;{red}&quot;;IF([.Q79]=3;&quot;{cyan}&quot;;IF([.Q79]=4;&quot;{purple}&quot;;IF([.Q79]=5;&quot;{green}&quot;;IF([.Q79]=6;&quot;{blue}&quot;;IF([.Q79]=7;&quot;{yellow}&quot;;IF([.Q79]=8;&quot;{orange}&quot;;IF([.Q79]=9;&quot;{brown}&quot;;IF([.Q79]=10;&quot;{lt. red}&quot;;IF([.Q79]=11;&quot;{gray1}&quot;;IF([.Q79]=12;&quot;{gray2}&quot;;IF([.Q79]=13;&quot;{lt. green}&quot;;IF([.Q79]=14;&quot;{lt. blue}&quot;;IF([.Q79]=15;&quot;{gray3}&quot;))))))))))))))))" office:value-type="string" office:string-value="{gray1}">
            <text:p>{gray1}</text:p>
          </table:table-cell>
          <table:table-cell table:style-name="ce51" table:formula="of:=[.M79]" office:value-type="string" office:string-value="0b">
            <text:p>0b</text:p>
          </table:table-cell>
          <table:table-cell table:style-name="ce39" table:formula="of:=HEX2DEC([.S79])" office:value-type="float" office:value="11">
            <text:p>11</text:p>
          </table:table-cell>
          <table:table-cell table:style-name="ce39" table:formula="of:=IF([.T79]=0;&quot;{black}&quot;;IF([.T79]=1;&quot;{white}&quot;;IF([.T79]=2;&quot;{red}&quot;;IF([.T79]=3;&quot;{cyan}&quot;;IF([.T79]=4;&quot;{purple}&quot;;IF([.T79]=5;&quot;{green}&quot;;IF([.T79]=6;&quot;{blue}&quot;;IF([.T79]=7;&quot;{yellow}&quot;;IF([.T79]=8;&quot;{orange}&quot;;IF([.T79]=9;&quot;{brown}&quot;;IF([.T79]=10;&quot;{lt. red}&quot;;IF([.T79]=11;&quot;{gray1}&quot;;IF([.T79]=12;&quot;{gray2}&quot;;IF([.T79]=13;&quot;{lt. green}&quot;;IF([.T79]=14;&quot;{lt. blue}&quot;;IF([.T79]=15;&quot;{gray3}&quot;))))))))))))))))" office:value-type="string" office:string-value="{gray1}">
            <text:p>{gray1}</text:p>
          </table:table-cell>
          <table:table-cell table:style-name="ce53" table:formula="of:=[.M79]" office:value-type="string" office:string-value="0b">
            <text:p>0b</text:p>
          </table:table-cell>
          <table:table-cell table:style-name="ce39" table:formula="of:=HEX2DEC([.V79])" office:value-type="float" office:value="11">
            <text:p>11</text:p>
          </table:table-cell>
          <table:table-cell table:style-name="ce39" table:formula="of:=IF([.W79]=0;&quot;{black}&quot;;IF([.W79]=1;&quot;{white}&quot;;IF([.W79]=2;&quot;{red}&quot;;IF([.W79]=3;&quot;{cyan}&quot;;IF([.W79]=4;&quot;{purple}&quot;;IF([.W79]=5;&quot;{green}&quot;;IF([.W79]=6;&quot;{blue}&quot;;IF([.W79]=7;&quot;{yellow}&quot;;IF([.W79]=8;&quot;{orange}&quot;;IF([.W79]=9;&quot;{brown}&quot;;IF([.W79]=10;&quot;{lt. red}&quot;;IF([.W79]=11;&quot;{gray1}&quot;;IF([.W79]=12;&quot;{gray2}&quot;;IF([.W79]=13;&quot;{lt. green}&quot;;IF([.W79]=14;&quot;{lt. blue}&quot;;IF([.W79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79]" office:value-type="string" office:string-value="{gray1}">
            <text:p>{gray1}</text:p>
          </table:table-cell>
          <table:table-cell table:style-name="ce66" table:formula="of:=IF(AND([.E79]&gt;=128;[.E79]&lt;=255);&quot;{rvrs on}&quot;;&quot;{rvrs off}&quot;)" office:value-type="string" office:string-value="{rvrs on}">
            <text:p>{rvrs on}</text:p>
          </table:table-cell>
          <table:table-cell table:style-name="ce66" office:value-type="string">
            <text:p>{</text:p>
          </table:table-cell>
          <table:table-cell table:style-name="ce66" table:formula="of:=[.E79]+[.I79]" office:value-type="float" office:value="197">
            <text:p>197</text:p>
          </table:table-cell>
          <table:table-cell table:style-name="ce66" office:value-type="string">
            <text:p>}</text:p>
          </table:table-cell>
          <table:table-cell table:style-name="ce66" table:formula="of:=IF(AND([.F79]&gt;=128;[.F79]&lt;=255);&quot;{rvrs on}&quot;;&quot;{rvrs off}&quot;)" office:value-type="string" office:string-value="{rvrs on}">
            <text:p>{rvrs on}</text:p>
          </table:table-cell>
          <table:table-cell table:style-name="ce66" table:formula="of:=[.R7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79]+[.J79]" office:value-type="float" office:value="198">
            <text:p>198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79]&gt;=128;[.G79]&lt;=255);&quot;{rvrs on}&quot;;&quot;{rvrs off}&quot;)" office:value-type="string" office:string-value="{rvrs on}">
            <text:p>{rvrs on}</text:p>
          </table:table-cell>
          <table:table-cell table:style-name="ce66" table:formula="of:=[.U7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79]+[.K79]" office:value-type="float" office:value="199">
            <text:p>199</text:p>
          </table:table-cell>
          <table:table-cell table:style-name="ce66" office:value-type="string">
            <text:p>}</text:p>
          </table:table-cell>
          <table:table-cell table:style-name="ce66" table:formula="of:=IF(AND([.H79]&gt;=128;[.H79]&lt;=255);&quot;{rvrs on}&quot;;&quot;{rvrs off}&quot;)" office:value-type="string" office:string-value="{rvrs on}">
            <text:p>{rvrs on}</text:p>
          </table:table-cell>
          <table:table-cell table:style-name="ce66" table:formula="of:=[.X79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79]+[.L79]" office:value-type="float" office:value="200">
            <text:p>200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7">
            <text:p>77</text:p>
          </table:table-cell>
          <table:table-cell table:number-columns-repeated="6"/>
        </table:table-row>
        <table:table-row table:style-name="ro2">
          <table:table-cell table:style-name="ce32" table:formula="of:=MID(['Charpad Export'.J228];2;2)" office:value-type="string" office:string-value="20">
            <text:p>20</text:p>
          </table:table-cell>
          <table:table-cell table:style-name="ce32" table:formula="of:=MID(['Charpad Export'.K228];2;2)" office:value-type="string" office:string-value="20">
            <text:p>20</text:p>
          </table:table-cell>
          <table:table-cell table:style-name="ce32" table:formula="of:=MID(['Charpad Export'.L228];2;2)" office:value-type="string" office:string-value="20">
            <text:p>20</text:p>
          </table:table-cell>
          <table:table-cell table:style-name="ce32" table:formula="of:=MID(['Charpad Export'.M228];2;2)" office:value-type="string" office:string-value="20">
            <text:p>20</text:p>
          </table:table-cell>
          <table:table-cell table:style-name="ce36" table:formula="of:=HEX2DEC([.A80])" office:value-type="float" office:value="32">
            <text:p>32</text:p>
          </table:table-cell>
          <table:table-cell table:style-name="ce39" table:formula="of:=HEX2DEC([.B80])" office:value-type="float" office:value="32">
            <text:p>32</text:p>
          </table:table-cell>
          <table:table-cell table:style-name="ce39" table:formula="of:=HEX2DEC([.C80])" office:value-type="float" office:value="32">
            <text:p>32</text:p>
          </table:table-cell>
          <table:table-cell table:style-name="ce39" table:formula="of:=HEX2DEC([.D80])" office:value-type="float" office:value="32">
            <text:p>32</text:p>
          </table:table-cell>
          <table:table-cell table:style-name="ce41" table:formula="of:=IF(AND([.E80]&gt;=0;[.E80]&lt;=31);&quot;+64&quot;;IF(AND([.E80]&gt;=32;[.E80]&lt;=63);&quot;0&quot;;IF(AND([.E80]&gt;=64;[.E80]&lt;=95);&quot;+128&quot;;IF(AND([.E80]&gt;=96;[.E80]&lt;=127);&quot;+64&quot;;IF(AND([.E80]&gt;=128;[.E80]&lt;=159);&quot;-64&quot;;IF(AND([.E80]&gt;=160;[.E80]&lt;=191);&quot;-128&quot;;IF(AND([.E80]&gt;=192;[.E80]&lt;=254);&quot;0&quot;;IF(AND([.E80]=255);&quot;-64&quot;;&quot;&quot;))))))))" office:value-type="string" office:string-value="0">
            <text:p>0</text:p>
          </table:table-cell>
          <table:table-cell table:style-name="ce42" table:formula="of:=IF(AND([.F80]&gt;=0;[.F80]&lt;=31);&quot;+64&quot;;IF(AND([.F80]&gt;=32;[.F80]&lt;=63);&quot;0&quot;;IF(AND([.F80]&gt;=64;[.F80]&lt;=95);&quot;+128&quot;;IF(AND([.F80]&gt;=96;[.F80]&lt;=127);&quot;+64&quot;;IF(AND([.F80]&gt;=128;[.F80]&lt;=159);&quot;-64&quot;;IF(AND([.F80]&gt;=160;[.F80]&lt;=191);&quot;-128&quot;;IF(AND([.F80]&gt;=192;[.F80]&lt;=254);&quot;0&quot;;IF(AND([.F80]=255);&quot;-64&quot;;&quot;&quot;))))))))" office:value-type="string" office:string-value="0">
            <text:p>0</text:p>
          </table:table-cell>
          <table:table-cell table:style-name="ce42" table:formula="of:=IF(AND([.G80]&gt;=0;[.G80]&lt;=31);&quot;+64&quot;;IF(AND([.G80]&gt;=32;[.G80]&lt;=63);&quot;0&quot;;IF(AND([.G80]&gt;=64;[.G80]&lt;=95);&quot;+128&quot;;IF(AND([.G80]&gt;=96;[.G80]&lt;=127);&quot;+64&quot;;IF(AND([.G80]&gt;=128;[.G80]&lt;=159);&quot;-64&quot;;IF(AND([.G80]&gt;=160;[.G80]&lt;=191);&quot;-128&quot;;IF(AND([.G80]&gt;=192;[.G80]&lt;=254);&quot;0&quot;;IF(AND([.G80]=255);&quot;-64&quot;;&quot;&quot;))))))))" office:value-type="string" office:string-value="0">
            <text:p>0</text:p>
          </table:table-cell>
          <table:table-cell table:style-name="ce42" table:formula="of:=IF(AND([.H80]&gt;=0;[.H80]&lt;=31);&quot;+64&quot;;IF(AND([.H80]&gt;=32;[.H80]&lt;=63);&quot;0&quot;;IF(AND([.H80]&gt;=64;[.H80]&lt;=95);&quot;+128&quot;;IF(AND([.H80]&gt;=96;[.H80]&lt;=127);&quot;+64&quot;;IF(AND([.H80]&gt;=128;[.H80]&lt;=159);&quot;-64&quot;;IF(AND([.H80]&gt;=160;[.H80]&lt;=191);&quot;-128&quot;;IF(AND([.H80]&gt;=192;[.H80]&lt;=254);&quot;0&quot;;IF(AND([.H80]=255);&quot;-64&quot;;&quot;&quot;))))))))" office:value-type="string" office:string-value="0">
            <text:p>0</text:p>
          </table:table-cell>
          <table:table-cell table:style-name="ce47" table:formula="of:=MID(['Charpad Export'.H240];2;2)" office:value-type="string" office:string-value="0b">
            <text:p>0b</text:p>
          </table:table-cell>
          <table:table-cell table:style-name="ce39" table:formula="of:=HEX2DEC([.M80])" office:value-type="float" office:value="11">
            <text:p>11</text:p>
          </table:table-cell>
          <table:table-cell table:style-name="ce39" table:formula="of:=IF([.N80]=0;&quot;{black}&quot;;IF([.N80]=1;&quot;{white}&quot;;IF([.N80]=2;&quot;{red}&quot;;IF([.N80]=3;&quot;{cyan}&quot;;IF([.N80]=4;&quot;{purple}&quot;;IF([.N80]=5;&quot;{green}&quot;;IF([.N80]=6;&quot;{blue}&quot;;IF([.N80]=7;&quot;{yellow}&quot;;IF([.N80]=8;&quot;{orange}&quot;;IF([.N80]=9;&quot;{brown}&quot;;IF([.N80]=10;&quot;{lt. red}&quot;;IF([.N80]=11;&quot;{gray1}&quot;;IF([.N80]=12;&quot;{gray2}&quot;;IF([.N80]=13;&quot;{lt. green}&quot;;IF([.N80]=14;&quot;{lt. blue}&quot;;IF([.N80]=15;&quot;{gray3}&quot;))))))))))))))))" office:value-type="string" office:string-value="{gray1}">
            <text:p>{gray1}</text:p>
          </table:table-cell>
          <table:table-cell table:style-name="ce49" table:formula="of:=[.M80]" office:value-type="string" office:string-value="0b">
            <text:p>0b</text:p>
          </table:table-cell>
          <table:table-cell table:style-name="ce39" table:formula="of:=HEX2DEC([.P80])" office:value-type="float" office:value="11">
            <text:p>11</text:p>
          </table:table-cell>
          <table:table-cell table:style-name="ce39" table:formula="of:=IF([.Q80]=0;&quot;{black}&quot;;IF([.Q80]=1;&quot;{white}&quot;;IF([.Q80]=2;&quot;{red}&quot;;IF([.Q80]=3;&quot;{cyan}&quot;;IF([.Q80]=4;&quot;{purple}&quot;;IF([.Q80]=5;&quot;{green}&quot;;IF([.Q80]=6;&quot;{blue}&quot;;IF([.Q80]=7;&quot;{yellow}&quot;;IF([.Q80]=8;&quot;{orange}&quot;;IF([.Q80]=9;&quot;{brown}&quot;;IF([.Q80]=10;&quot;{lt. red}&quot;;IF([.Q80]=11;&quot;{gray1}&quot;;IF([.Q80]=12;&quot;{gray2}&quot;;IF([.Q80]=13;&quot;{lt. green}&quot;;IF([.Q80]=14;&quot;{lt. blue}&quot;;IF([.Q80]=15;&quot;{gray3}&quot;))))))))))))))))" office:value-type="string" office:string-value="{gray1}">
            <text:p>{gray1}</text:p>
          </table:table-cell>
          <table:table-cell table:style-name="ce49" table:formula="of:=[.M80]" office:value-type="string" office:string-value="0b">
            <text:p>0b</text:p>
          </table:table-cell>
          <table:table-cell table:style-name="ce39" table:formula="of:=HEX2DEC([.S80])" office:value-type="float" office:value="11">
            <text:p>11</text:p>
          </table:table-cell>
          <table:table-cell table:style-name="ce39" table:formula="of:=IF([.T80]=0;&quot;{black}&quot;;IF([.T80]=1;&quot;{white}&quot;;IF([.T80]=2;&quot;{red}&quot;;IF([.T80]=3;&quot;{cyan}&quot;;IF([.T80]=4;&quot;{purple}&quot;;IF([.T80]=5;&quot;{green}&quot;;IF([.T80]=6;&quot;{blue}&quot;;IF([.T80]=7;&quot;{yellow}&quot;;IF([.T80]=8;&quot;{orange}&quot;;IF([.T80]=9;&quot;{brown}&quot;;IF([.T80]=10;&quot;{lt. red}&quot;;IF([.T80]=11;&quot;{gray1}&quot;;IF([.T80]=12;&quot;{gray2}&quot;;IF([.T80]=13;&quot;{lt. green}&quot;;IF([.T80]=14;&quot;{lt. blue}&quot;;IF([.T80]=15;&quot;{gray3}&quot;))))))))))))))))" office:value-type="string" office:string-value="{gray1}">
            <text:p>{gray1}</text:p>
          </table:table-cell>
          <table:table-cell table:style-name="ce54" table:formula="of:=[.M80]" office:value-type="string" office:string-value="0b">
            <text:p>0b</text:p>
          </table:table-cell>
          <table:table-cell table:style-name="ce39" table:formula="of:=HEX2DEC([.V80])" office:value-type="float" office:value="11">
            <text:p>11</text:p>
          </table:table-cell>
          <table:table-cell table:style-name="ce39" table:formula="of:=IF([.W80]=0;&quot;{black}&quot;;IF([.W80]=1;&quot;{white}&quot;;IF([.W80]=2;&quot;{red}&quot;;IF([.W80]=3;&quot;{cyan}&quot;;IF([.W80]=4;&quot;{purple}&quot;;IF([.W80]=5;&quot;{green}&quot;;IF([.W80]=6;&quot;{blue}&quot;;IF([.W80]=7;&quot;{yellow}&quot;;IF([.W80]=8;&quot;{orange}&quot;;IF([.W80]=9;&quot;{brown}&quot;;IF([.W80]=10;&quot;{lt. red}&quot;;IF([.W80]=11;&quot;{gray1}&quot;;IF([.W80]=12;&quot;{gray2}&quot;;IF([.W80]=13;&quot;{lt. green}&quot;;IF([.W80]=14;&quot;{lt. blue}&quot;;IF([.W80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80]" office:value-type="string" office:string-value="{gray1}">
            <text:p>{gray1}</text:p>
          </table:table-cell>
          <table:table-cell table:style-name="ce66" table:formula="of:=IF(AND([.E80]&gt;=128;[.E80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80]+[.I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80]&gt;=128;[.F80]&lt;=255);&quot;{rvrs on}&quot;;&quot;{rvrs off}&quot;)" office:value-type="string" office:string-value="{rvrs off}">
            <text:p>{rvrs off}</text:p>
          </table:table-cell>
          <table:table-cell table:style-name="ce66" table:formula="of:=[.R8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80]+[.J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80]&gt;=128;[.G80]&lt;=255);&quot;{rvrs on}&quot;;&quot;{rvrs off}&quot;)" office:value-type="string" office:string-value="{rvrs off}">
            <text:p>{rvrs off}</text:p>
          </table:table-cell>
          <table:table-cell table:style-name="ce66" table:formula="of:=[.U8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80]+[.K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80]&gt;=128;[.H80]&lt;=255);&quot;{rvrs on}&quot;;&quot;{rvrs off}&quot;)" office:value-type="string" office:string-value="{rvrs off}">
            <text:p>{rvrs off}</text:p>
          </table:table-cell>
          <table:table-cell table:style-name="ce66" table:formula="of:=[.X80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80]+[.L80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8">
            <text:p>78</text:p>
          </table:table-cell>
          <table:table-cell table:number-columns-repeated="6"/>
        </table:table-row>
        <table:table-row table:style-name="ro2">
          <table:table-cell table:style-name="ce32" table:formula="of:=MID(['Charpad Export'.N228];2;2)" office:value-type="string" office:string-value="20">
            <text:p>20</text:p>
          </table:table-cell>
          <table:table-cell table:style-name="ce32" table:formula="of:=MID(['Charpad Export'.O228];2;2)" office:value-type="string" office:string-value="20">
            <text:p>20</text:p>
          </table:table-cell>
          <table:table-cell table:style-name="ce32" table:formula="of:=MID(['Charpad Export'.P228];2;2)" office:value-type="string" office:string-value="20">
            <text:p>20</text:p>
          </table:table-cell>
          <table:table-cell table:style-name="ce32" table:formula="of:=MID(['Charpad Export'.Q228];2;2)" office:value-type="string" office:string-value="20">
            <text:p>20</text:p>
          </table:table-cell>
          <table:table-cell table:style-name="ce36" table:formula="of:=HEX2DEC([.A81])" office:value-type="float" office:value="32">
            <text:p>32</text:p>
          </table:table-cell>
          <table:table-cell table:style-name="ce39" table:formula="of:=HEX2DEC([.B81])" office:value-type="float" office:value="32">
            <text:p>32</text:p>
          </table:table-cell>
          <table:table-cell table:style-name="ce39" table:formula="of:=HEX2DEC([.C81])" office:value-type="float" office:value="32">
            <text:p>32</text:p>
          </table:table-cell>
          <table:table-cell table:style-name="ce39" table:formula="of:=HEX2DEC([.D81])" office:value-type="float" office:value="32">
            <text:p>32</text:p>
          </table:table-cell>
          <table:table-cell table:style-name="ce41" table:formula="of:=IF(AND([.E81]&gt;=0;[.E81]&lt;=31);&quot;+64&quot;;IF(AND([.E81]&gt;=32;[.E81]&lt;=63);&quot;0&quot;;IF(AND([.E81]&gt;=64;[.E81]&lt;=95);&quot;+128&quot;;IF(AND([.E81]&gt;=96;[.E81]&lt;=127);&quot;+64&quot;;IF(AND([.E81]&gt;=128;[.E81]&lt;=159);&quot;-64&quot;;IF(AND([.E81]&gt;=160;[.E81]&lt;=191);&quot;-128&quot;;IF(AND([.E81]&gt;=192;[.E81]&lt;=254);&quot;0&quot;;IF(AND([.E81]=255);&quot;-64&quot;;&quot;&quot;))))))))" office:value-type="string" office:string-value="0">
            <text:p>0</text:p>
          </table:table-cell>
          <table:table-cell table:style-name="ce42" table:formula="of:=IF(AND([.F81]&gt;=0;[.F81]&lt;=31);&quot;+64&quot;;IF(AND([.F81]&gt;=32;[.F81]&lt;=63);&quot;0&quot;;IF(AND([.F81]&gt;=64;[.F81]&lt;=95);&quot;+128&quot;;IF(AND([.F81]&gt;=96;[.F81]&lt;=127);&quot;+64&quot;;IF(AND([.F81]&gt;=128;[.F81]&lt;=159);&quot;-64&quot;;IF(AND([.F81]&gt;=160;[.F81]&lt;=191);&quot;-128&quot;;IF(AND([.F81]&gt;=192;[.F81]&lt;=254);&quot;0&quot;;IF(AND([.F81]=255);&quot;-64&quot;;&quot;&quot;))))))))" office:value-type="string" office:string-value="0">
            <text:p>0</text:p>
          </table:table-cell>
          <table:table-cell table:style-name="ce42" table:formula="of:=IF(AND([.G81]&gt;=0;[.G81]&lt;=31);&quot;+64&quot;;IF(AND([.G81]&gt;=32;[.G81]&lt;=63);&quot;0&quot;;IF(AND([.G81]&gt;=64;[.G81]&lt;=95);&quot;+128&quot;;IF(AND([.G81]&gt;=96;[.G81]&lt;=127);&quot;+64&quot;;IF(AND([.G81]&gt;=128;[.G81]&lt;=159);&quot;-64&quot;;IF(AND([.G81]&gt;=160;[.G81]&lt;=191);&quot;-128&quot;;IF(AND([.G81]&gt;=192;[.G81]&lt;=254);&quot;0&quot;;IF(AND([.G81]=255);&quot;-64&quot;;&quot;&quot;))))))))" office:value-type="string" office:string-value="0">
            <text:p>0</text:p>
          </table:table-cell>
          <table:table-cell table:style-name="ce42" table:formula="of:=IF(AND([.H81]&gt;=0;[.H81]&lt;=31);&quot;+64&quot;;IF(AND([.H81]&gt;=32;[.H81]&lt;=63);&quot;0&quot;;IF(AND([.H81]&gt;=64;[.H81]&lt;=95);&quot;+128&quot;;IF(AND([.H81]&gt;=96;[.H81]&lt;=127);&quot;+64&quot;;IF(AND([.H81]&gt;=128;[.H81]&lt;=159);&quot;-64&quot;;IF(AND([.H81]&gt;=160;[.H81]&lt;=191);&quot;-128&quot;;IF(AND([.H81]&gt;=192;[.H81]&lt;=254);&quot;0&quot;;IF(AND([.H81]=255);&quot;-64&quot;;&quot;&quot;))))))))" office:value-type="string" office:string-value="0">
            <text:p>0</text:p>
          </table:table-cell>
          <table:table-cell table:style-name="ce48" table:formula="of:=MID(['Charpad Export'.I240];2;2)" office:value-type="string" office:string-value="0b">
            <text:p>0b</text:p>
          </table:table-cell>
          <table:table-cell table:style-name="ce39" table:formula="of:=HEX2DEC([.M81])" office:value-type="float" office:value="11">
            <text:p>11</text:p>
          </table:table-cell>
          <table:table-cell table:style-name="ce39" table:formula="of:=IF([.N81]=0;&quot;{black}&quot;;IF([.N81]=1;&quot;{white}&quot;;IF([.N81]=2;&quot;{red}&quot;;IF([.N81]=3;&quot;{cyan}&quot;;IF([.N81]=4;&quot;{purple}&quot;;IF([.N81]=5;&quot;{green}&quot;;IF([.N81]=6;&quot;{blue}&quot;;IF([.N81]=7;&quot;{yellow}&quot;;IF([.N81]=8;&quot;{orange}&quot;;IF([.N81]=9;&quot;{brown}&quot;;IF([.N81]=10;&quot;{lt. red}&quot;;IF([.N81]=11;&quot;{gray1}&quot;;IF([.N81]=12;&quot;{gray2}&quot;;IF([.N81]=13;&quot;{lt. green}&quot;;IF([.N81]=14;&quot;{lt. blue}&quot;;IF([.N81]=15;&quot;{gray3}&quot;))))))))))))))))" office:value-type="string" office:string-value="{gray1}">
            <text:p>{gray1}</text:p>
          </table:table-cell>
          <table:table-cell table:style-name="ce51" table:formula="of:=[.M81]" office:value-type="string" office:string-value="0b">
            <text:p>0b</text:p>
          </table:table-cell>
          <table:table-cell table:style-name="ce39" table:formula="of:=HEX2DEC([.P81])" office:value-type="float" office:value="11">
            <text:p>11</text:p>
          </table:table-cell>
          <table:table-cell table:style-name="ce39" table:formula="of:=IF([.Q81]=0;&quot;{black}&quot;;IF([.Q81]=1;&quot;{white}&quot;;IF([.Q81]=2;&quot;{red}&quot;;IF([.Q81]=3;&quot;{cyan}&quot;;IF([.Q81]=4;&quot;{purple}&quot;;IF([.Q81]=5;&quot;{green}&quot;;IF([.Q81]=6;&quot;{blue}&quot;;IF([.Q81]=7;&quot;{yellow}&quot;;IF([.Q81]=8;&quot;{orange}&quot;;IF([.Q81]=9;&quot;{brown}&quot;;IF([.Q81]=10;&quot;{lt. red}&quot;;IF([.Q81]=11;&quot;{gray1}&quot;;IF([.Q81]=12;&quot;{gray2}&quot;;IF([.Q81]=13;&quot;{lt. green}&quot;;IF([.Q81]=14;&quot;{lt. blue}&quot;;IF([.Q81]=15;&quot;{gray3}&quot;))))))))))))))))" office:value-type="string" office:string-value="{gray1}">
            <text:p>{gray1}</text:p>
          </table:table-cell>
          <table:table-cell table:style-name="ce51" table:formula="of:=[.M81]" office:value-type="string" office:string-value="0b">
            <text:p>0b</text:p>
          </table:table-cell>
          <table:table-cell table:style-name="ce39" table:formula="of:=HEX2DEC([.S81])" office:value-type="float" office:value="11">
            <text:p>11</text:p>
          </table:table-cell>
          <table:table-cell table:style-name="ce39" table:formula="of:=IF([.T81]=0;&quot;{black}&quot;;IF([.T81]=1;&quot;{white}&quot;;IF([.T81]=2;&quot;{red}&quot;;IF([.T81]=3;&quot;{cyan}&quot;;IF([.T81]=4;&quot;{purple}&quot;;IF([.T81]=5;&quot;{green}&quot;;IF([.T81]=6;&quot;{blue}&quot;;IF([.T81]=7;&quot;{yellow}&quot;;IF([.T81]=8;&quot;{orange}&quot;;IF([.T81]=9;&quot;{brown}&quot;;IF([.T81]=10;&quot;{lt. red}&quot;;IF([.T81]=11;&quot;{gray1}&quot;;IF([.T81]=12;&quot;{gray2}&quot;;IF([.T81]=13;&quot;{lt. green}&quot;;IF([.T81]=14;&quot;{lt. blue}&quot;;IF([.T81]=15;&quot;{gray3}&quot;))))))))))))))))" office:value-type="string" office:string-value="{gray1}">
            <text:p>{gray1}</text:p>
          </table:table-cell>
          <table:table-cell table:style-name="ce53" table:formula="of:=[.M81]" office:value-type="string" office:string-value="0b">
            <text:p>0b</text:p>
          </table:table-cell>
          <table:table-cell table:style-name="ce39" table:formula="of:=HEX2DEC([.V81])" office:value-type="float" office:value="11">
            <text:p>11</text:p>
          </table:table-cell>
          <table:table-cell table:style-name="ce39" table:formula="of:=IF([.W81]=0;&quot;{black}&quot;;IF([.W81]=1;&quot;{white}&quot;;IF([.W81]=2;&quot;{red}&quot;;IF([.W81]=3;&quot;{cyan}&quot;;IF([.W81]=4;&quot;{purple}&quot;;IF([.W81]=5;&quot;{green}&quot;;IF([.W81]=6;&quot;{blue}&quot;;IF([.W81]=7;&quot;{yellow}&quot;;IF([.W81]=8;&quot;{orange}&quot;;IF([.W81]=9;&quot;{brown}&quot;;IF([.W81]=10;&quot;{lt. red}&quot;;IF([.W81]=11;&quot;{gray1}&quot;;IF([.W81]=12;&quot;{gray2}&quot;;IF([.W81]=13;&quot;{lt. green}&quot;;IF([.W81]=14;&quot;{lt. blue}&quot;;IF([.W81]=15;&quot;{gray3}&quot;))))))))))))))))" office:value-type="string" office:string-value="{gray1}">
            <text:p>{gray1}</text:p>
          </table:table-cell>
          <table:table-cell table:style-name="ce60" office:value-type="string">
            <text:p>data"</text:p>
          </table:table-cell>
          <table:table-cell table:style-name="ce66" table:formula="of:=[.O81]" office:value-type="string" office:string-value="{gray1}">
            <text:p>{gray1}</text:p>
          </table:table-cell>
          <table:table-cell table:style-name="ce66" table:formula="of:=IF(AND([.E81]&gt;=128;[.E81]&lt;=255);&quot;{rvrs on}&quot;;&quot;{rvrs off}&quot;)" office:value-type="string" office:string-value="{rvrs off}">
            <text:p>{rvrs off}</text:p>
          </table:table-cell>
          <table:table-cell table:style-name="ce66" office:value-type="string">
            <text:p>{</text:p>
          </table:table-cell>
          <table:table-cell table:style-name="ce66" table:formula="of:=[.E81]+[.I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F81]&gt;=128;[.F81]&lt;=255);&quot;{rvrs on}&quot;;&quot;{rvrs off}&quot;)" office:value-type="string" office:string-value="{rvrs off}">
            <text:p>{rvrs off}</text:p>
          </table:table-cell>
          <table:table-cell table:style-name="ce66" table:formula="of:=[.R8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F81]+[.J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office:value-type="string">
            <text:p>{down}{left:2}</text:p>
          </table:table-cell>
          <table:table-cell table:style-name="ce66" table:formula="of:=IF(AND([.G81]&gt;=128;[.G81]&lt;=255);&quot;{rvrs on}&quot;;&quot;{rvrs off}&quot;)" office:value-type="string" office:string-value="{rvrs off}">
            <text:p>{rvrs off}</text:p>
          </table:table-cell>
          <table:table-cell table:style-name="ce66" table:formula="of:=[.U8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G81]+[.K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66" table:formula="of:=IF(AND([.H81]&gt;=128;[.H81]&lt;=255);&quot;{rvrs on}&quot;;&quot;{rvrs off}&quot;)" office:value-type="string" office:string-value="{rvrs off}">
            <text:p>{rvrs off}</text:p>
          </table:table-cell>
          <table:table-cell table:style-name="ce66" table:formula="of:=[.X81]" office:value-type="string" office:string-value="{gray1}">
            <text:p>{gray1}</text:p>
          </table:table-cell>
          <table:table-cell table:style-name="ce66" office:value-type="string">
            <text:p>{</text:p>
          </table:table-cell>
          <table:table-cell table:style-name="ce66" table:formula="of:=[.H81]+[.L81]" office:value-type="float" office:value="32">
            <text:p>32</text:p>
          </table:table-cell>
          <table:table-cell table:style-name="ce66" office:value-type="string">
            <text:p>}</text:p>
          </table:table-cell>
          <table:table-cell table:style-name="ce72" office:value-type="string">
            <text:p>{rvrs off}"</text:p>
          </table:table-cell>
          <table:table-cell table:style-name="ce76" office:value-type="float" office:value="79">
            <text:p>79</text:p>
          </table:table-cell>
          <table:table-cell table:number-columns-repeated="6"/>
        </table:table-row>
        <table:table-row table:style-name="ro2">
          <table:table-cell table:number-columns-repeated="12"/>
          <table:table-cell table:style-name="ce49"/>
          <table:table-cell table:number-columns-repeated="41"/>
        </table:table-row>
        <table:table-row table:style-name="ro2" table:number-rows-repeated="1048493">
          <table:table-cell table:number-columns-repeated="54"/>
        </table:table-row>
        <table:table-row table:style-name="ro2">
          <table:table-cell table:number-columns-repeated="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28">28.12.2022</text:date>, <text:time>03:06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1T18:24:02.96</meta:creation-date>
    <dc:date>2022-12-28T03:06:35.48</dc:date>
    <meta:editing-duration>PT14H28M56S</meta:editing-duration>
    <meta:editing-cycles>44</meta:editing-cycles>
    <meta:generator>OpenOffice/4.1.12$Win32 OpenOffice.org_project/4112m1$Build-9809</meta:generator>
    <meta:document-statistic meta:table-count="3" meta:cell-count="11286" meta:object-count="0"/>
  </office:meta>
</office:document-meta>
</file>